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626in"/>
    </style:style>
    <style:style style:name="co4" style:family="table-column">
      <style:table-column-properties fo:break-before="auto" style:column-width="0.5791in"/>
    </style:style>
    <style:style style:name="co5" style:family="table-column">
      <style:table-column-properties fo:break-before="auto" style:column-width="0.5874in"/>
    </style:style>
    <style:style style:name="co6" style:family="table-column">
      <style:table-column-properties fo:break-before="auto" style:column-width="0.5957in"/>
    </style:style>
    <style:style style:name="co7" style:family="table-column">
      <style:table-column-properties fo:break-before="auto" style:column-width="0.5709in"/>
    </style:style>
    <style:style style:name="co8" style:family="table-column">
      <style:table-column-properties fo:break-before="auto" style:column-width="1.4016in"/>
    </style:style>
    <style:style style:name="co9" style:family="table-column">
      <style:table-column-properties fo:break-before="auto" style:column-width="1.5618in"/>
    </style:style>
    <style:style style:name="co10" style:family="table-column">
      <style:table-column-properties fo:break-before="auto" style:column-width="1.4472in"/>
    </style:style>
    <style:style style:name="co11" style:family="table-column">
      <style:table-column-properties fo:break-before="auto" style:column-width="1.4547in"/>
    </style:style>
    <style:style style:name="co12" style:family="table-column">
      <style:table-column-properties fo:break-before="auto" style:column-width="1.3453in"/>
    </style:style>
    <style:style style:name="co13" style:family="table-column">
      <style:table-column-properties fo:break-before="auto" style:column-width="1.1835in"/>
    </style:style>
    <style:style style:name="co14" style:family="table-column">
      <style:table-column-properties fo:break-before="auto" style:column-width="1.2528in"/>
    </style:style>
    <style:style style:name="co15" style:family="table-column">
      <style:table-column-properties fo:break-before="auto" style:column-width="1.37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01in" fo:break-before="auto" style:use-optimal-row-height="true"/>
    </style:style>
    <style:style style:name="ro5" style:family="table-row">
      <style:table-row-properties style:row-height="0.1846in" fo:break-before="auto" style:use-optimal-row-height="true"/>
    </style:style>
    <style:style style:name="ro6" style:family="table-row">
      <style:table-row-properties style:row-height="0.1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6" style:family="table-cell" style:parent-style-name="Default">
      <style:text-properties style:font-name="Liberation Sans" fo:font-weight="bold" style:font-name-asian="DejaVu Sans" style:font-weight-asian="bold" style:font-name-complex="DejaVu Sans" style:font-weight-complex="bold"/>
    </style:style>
    <style:style style:name="ce7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font-name="Liberation Sans" fo:font-weight="bold" style:font-name-asian="DejaVu Sans" style:font-weight-asian="bold" style:font-name-complex="DejaVu Sans" style:font-weight-complex="bold"/>
    </style:style>
    <style:style style:name="ce8" style:family="table-cell" style:parent-style-name="Default" style:data-style-name="N2">
      <style:table-cell-properties fo:border="0.06pt solid #000000" fo:padding-bottom="0.0193in" fo:padding-left="0.0138in" fo:padding-right="0.0138in" fo:padding-top="0.0193in"/>
    </style:style>
    <style:style style:name="ce9" style:family="table-cell" style:parent-style-name="Default">
      <style:table-cell-properties fo:padding-bottom="0.0193in" fo:padding-left="0.0138in" fo:padding-right="0.0138in" fo:padding-top="0.0193in" style:vertical-align="middle"/>
    </style:style>
    <style:style style:name="ce10" style:family="table-cell" style:parent-style-name="Default" style:data-style-name="N2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11" style:family="table-cell" style:parent-style-name="Default" style:data-style-name="N2">
      <style:table-cell-properties fo:border="0.06pt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weight="bold" style:font-name-asian="DejaVu Sans" style:font-weight-asian="bold" style:font-name-complex="DejaVu Sans" style:font-weight-complex="bold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 style:data-style-name="N2"/>
    <style:style style:name="ce17" style:family="table-cell" style:parent-style-name="Default" style:data-style-name="N2">
      <style:table-cell-properties fo:padding-bottom="0.0193in" fo:padding-left="0.0138in" fo:padding-right="0.0138in" fo:padding-top="0.0193in"/>
    </style:style>
    <style:style style:name="ce18" style:family="table-cell" style:parent-style-name="Default">
      <style:table-cell-properties fo:border-bottom="0.06pt solid #000000" fo:border-left="0.06pt solid #000000" fo:padding-bottom="0.0193in" fo:padding-left="0.0138in" fo:padding-right="0.0138in" fo:padding-top="0.0193in" fo:border-right="none" fo:border-top="0.06pt solid #000000"/>
    </style:style>
    <style:style style:name="ce19" style:family="table-cell" style:parent-style-name="Default">
      <style:table-cell-properties fo:border-bottom="0.06pt solid #000000" fo:border-left="none" fo:padding-bottom="0.0193in" fo:padding-left="0.0138in" fo:padding-right="0.0138in" fo:padding-top="0.0193in" fo:border-right="none" fo:border-top="0.06pt solid #000000"/>
    </style:style>
    <style:style style:name="ce20" style:family="table-cell" style:parent-style-name="Default">
      <style:table-cell-properties fo:border-bottom="0.06pt solid #000000" fo:border-left="none" fo:padding-bottom="0.0193in" fo:padding-left="0.0138in" fo:padding-right="0.0138in" fo:padding-top="0.0193in" fo:border-right="0.06pt solid #000000" fo:border-top="0.06pt solid #000000"/>
    </style:style>
    <style:style style:name="ce21" style:family="table-cell" style:parent-style-name="Default" style:data-style-name="N100"/>
    <style:style style:name="ce22" style:family="table-cell" style:parent-style-name="Default" style:data-style-name="N37"/>
    <style:style style:name="ce23" style:family="table-cell" style:parent-style-name="Default">
      <style:table-cell-properties fo:padding="0.028in"/>
    </style:style>
    <style:style style:name="ce24" style:family="table-cell" style:parent-style-name="Default" style:data-style-name="N10"/>
  </office:automatic-styles>
  <office:body>
    <office:spreadsheet>
      <table:table table:name="1" table:style-name="ta1" table:print="false">
        <table:table-column table:style-name="co1" table:number-columns-repeated="15" table:default-cell-style-name="Default"/>
        <table:table-row table:style-name="ro1">
          <table:table-cell table:style-name="ce1" table:number-columns-repeated="7"/>
          <table:table-cell table:number-columns-repeated="8"/>
        </table:table-row>
        <table:table-row table:style-name="ro1">
          <table:table-cell table:style-name="ce2" office:value-type="string">
            <text:p>MAP-107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 table:style-name="ce3" office:value-type="string">
            <text:p>GTX280</text:p>
          </table:table-cell>
          <table:table-cell table:number-columns-repeated="7"/>
          <table:table-cell table:style-name="ce9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808946">
            <text:p>3.808946</text:p>
          </table:table-cell>
          <table:table-cell office:value-type="float" office:value="4.369067">
            <text:p>4.369067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9.5173">
            <text:p>9.5173</text:p>
          </table:table-cell>
          <table:table-cell office:value-type="float" office:value="14.518854">
            <text:p>14.5188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.014942">
            <text:p>16.014942</text:p>
          </table:table-cell>
          <table:table-cell office:value-type="float" office:value="35.134094">
            <text:p>35.1340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.328867">
            <text:p>21.328867</text:p>
          </table:table-cell>
          <table:table-cell office:value-type="float" office:value="60.202086">
            <text:p>60.2020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.143871">
            <text:p>23.143871</text:p>
          </table:table-cell>
          <table:table-cell office:value-type="float" office:value="71.637636">
            <text:p>71.6376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.165282">
            <text:p>11.165282</text:p>
          </table:table-cell>
          <table:table-cell office:value-type="float" office:value="75.794516">
            <text:p>75.794516</text:p>
          </table:table-cell>
          <table:table-cell table:number-columns-repeated="12"/>
        </table:table-row>
        <table:table-row table:style-name="ro2"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3.808946">
            <text:p>3.81</text:p>
          </table:table-cell>
          <table:table-cell table:style-name="ce8" office:value-type="float" office:value="9.5173">
            <text:p>9.52</text:p>
          </table:table-cell>
          <table:table-cell table:style-name="ce8" office:value-type="float" office:value="16.014942">
            <text:p>16.01</text:p>
          </table:table-cell>
          <table:table-cell table:style-name="ce8" office:value-type="float" office:value="21.328867">
            <text:p>21.33</text:p>
          </table:table-cell>
          <table:table-cell table:style-name="ce8" office:value-type="float" office:value="23.143871">
            <text:p>23.14</text:p>
          </table:table-cell>
          <table:table-cell table:style-name="ce8" office:value-type="float" office:value="11.165282">
            <text:p>11.17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3.808946">
            <text:p>3.81</text:p>
          </table:table-cell>
          <table:table-cell table:style-name="ce8" office:value-type="float" office:value="9.5173">
            <text:p>9.52</text:p>
          </table:table-cell>
          <table:table-cell table:style-name="ce8" office:value-type="float" office:value="16.014942">
            <text:p>16.01</text:p>
          </table:table-cell>
          <table:table-cell table:style-name="ce8" office:value-type="float" office:value="21.328867">
            <text:p>21.33</text:p>
          </table:table-cell>
          <table:table-cell table:style-name="ce8" office:value-type="float" office:value="23.143871">
            <text:p>23.14</text:p>
          </table:table-cell>
          <table:table-cell table:style-name="ce8" office:value-type="float" office:value="11.165282">
            <text:p>11.17</text:p>
          </table:table-cell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4.369067">
            <text:p>4.37</text:p>
          </table:table-cell>
          <table:table-cell table:style-name="ce8" office:value-type="float" office:value="14.518854">
            <text:p>14.52</text:p>
          </table:table-cell>
          <table:table-cell table:style-name="ce8" office:value-type="float" office:value="35.134094">
            <text:p>35.13</text:p>
          </table:table-cell>
          <table:table-cell table:style-name="ce8" office:value-type="float" office:value="60.202086">
            <text:p>60.20</text:p>
          </table:table-cell>
          <table:table-cell table:style-name="ce8" office:value-type="float" office:value="71.637636">
            <text:p>71.64</text:p>
          </table:table-cell>
          <table:table-cell table:style-name="ce8" office:value-type="float" office:value="75.794516">
            <text:p>75.79</text:p>
          </table:table-cell>
          <table:table-cell/>
          <table:table-cell table:style-name="ce5" office:value-type="string">
            <text:p>w/i</text:p>
          </table:table-cell>
          <table:table-cell table:style-name="ce8" office:value-type="float" office:value="4.369067">
            <text:p>4.37</text:p>
          </table:table-cell>
          <table:table-cell table:style-name="ce8" office:value-type="float" office:value="14.518854">
            <text:p>14.52</text:p>
          </table:table-cell>
          <table:table-cell table:style-name="ce8" office:value-type="float" office:value="35.134094">
            <text:p>35.13</text:p>
          </table:table-cell>
          <table:table-cell table:style-name="ce8" office:value-type="float" office:value="60.202086">
            <text:p>60.20</text:p>
          </table:table-cell>
          <table:table-cell table:style-name="ce8" office:value-type="float" office:value="71.637636">
            <text:p>71.64</text:p>
          </table:table-cell>
          <table:table-cell table:style-name="ce8" office:value-type="float" office:value="75.794516">
            <text:p>75.79</text:p>
          </table:table-cell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13]/[.B12])" office:value-type="float" office:value="1.1470540669256">
            <text:p>1.15</text:p>
          </table:table-cell>
          <table:table-cell table:style-name="ce8" table:formula="of:=([.C13]/[.C12])" office:value-type="float" office:value="1.52552236453616">
            <text:p>1.53</text:p>
          </table:table-cell>
          <table:table-cell table:style-name="ce8" table:formula="of:=([.D13]/[.D12])" office:value-type="float" office:value="2.19383211003824">
            <text:p>2.19</text:p>
          </table:table-cell>
          <table:table-cell table:style-name="ce8" table:formula="of:=([.E13]/[.E12])" office:value-type="float" office:value="2.82256371142452">
            <text:p>2.82</text:p>
          </table:table-cell>
          <table:table-cell table:style-name="ce8" table:formula="of:=([.F13]/[.F12])" office:value-type="float" office:value="3.09531780573786">
            <text:p>3.10</text:p>
          </table:table-cell>
          <table:table-cell table:style-name="ce8" table:formula="of:=([.G13]/[.G12])" office:value-type="float" office:value="6.78841035989955">
            <text:p>6.79</text:p>
          </table:table-cell>
          <table:table-cell/>
          <table:table-cell table:style-name="ce5" office:value-type="string">
            <text:p>sp</text:p>
          </table:table-cell>
          <table:table-cell table:style-name="ce8" table:formula="of:=([.J13]/[distribution.D9])" office:value-type="float" office:value="0.257003941176471">
            <text:p>0.26</text:p>
          </table:table-cell>
          <table:table-cell table:style-name="ce8" table:formula="of:=([.K13]/[distribution.E9])" office:value-type="float" office:value="0">
            <text:p>#DIV/0!</text:p>
          </table:table-cell>
          <table:table-cell table:style-name="ce8" table:formula="of:=([.L13]/[distribution.F9])" office:value-type="float" office:value="4.39176175">
            <text:p>4.39</text:p>
          </table:table-cell>
          <table:table-cell table:style-name="ce8" table:formula="of:=([.M13]/[.M12])" office:value-type="float" office:value="2.82256371142452">
            <text:p>2.82</text:p>
          </table:table-cell>
          <table:table-cell table:style-name="ce8" table:formula="of:=([.N13]/[.N12])" office:value-type="float" office:value="3.09531780573786">
            <text:p>3.10</text:p>
          </table:table-cell>
          <table:table-cell table:style-name="ce8" table:formula="of:=([.O13]/[.O12])" office:value-type="float" office:value="6.78841035989955">
            <text:p>6.79</text:p>
          </table:table-cell>
        </table:table-row>
        <table:table-row table:style-name="ro2">
          <table:table-cell table:number-columns-repeated="8"/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6" office:value-type="string">
            <text:p>HD6970</text:p>
          </table:table-cell>
          <table:table-cell table:number-columns-repeated="7"/>
          <table:table-cell table:style-name="ce5" office:value-type="string">
            <text:p>w/o</text:p>
          </table:table-cell>
          <table:table-cell table:style-name="ce8" office:value-type="float" office:value="1.136211">
            <text:p>1.14</text:p>
          </table:table-cell>
          <table:table-cell table:style-name="ce8" office:value-type="float" office:value="3.997624">
            <text:p>4.00</text:p>
          </table:table-cell>
          <table:table-cell table:style-name="ce8" office:value-type="float" office:value="11.079641">
            <text:p>11.08</text:p>
          </table:table-cell>
          <table:table-cell table:style-name="ce8" office:value-type="float" office:value="24.895114">
            <text:p>24.90</text:p>
          </table:table-cell>
          <table:table-cell table:style-name="ce8" office:value-type="float" office:value="59.997884">
            <text:p>60.00</text:p>
          </table:table-cell>
          <table:table-cell table:style-name="ce8" office:value-type="float" office:value="82.812634">
            <text:p>82.81</text:p>
          </table:table-cell>
        </table:table-row>
        <table:table-row table:style-name="ro2">
          <table:table-cell/>
          <table:table-cell office:value-type="float" office:value="1.136211">
            <text:p>1.136211</text:p>
          </table:table-cell>
          <table:table-cell office:value-type="float" office:value="1.2729">
            <text:p>1.2729</text:p>
          </table:table-cell>
          <table:table-cell table:number-columns-repeated="5"/>
          <table:table-cell table:style-name="ce5" office:value-type="string">
            <text:p>w/i</text:p>
          </table:table-cell>
          <table:table-cell table:style-name="ce8" office:value-type="float" office:value="1.2729">
            <text:p>1.27</text:p>
          </table:table-cell>
          <table:table-cell table:style-name="ce8" office:value-type="float" office:value="4.679123">
            <text:p>4.68</text:p>
          </table:table-cell>
          <table:table-cell table:style-name="ce8" office:value-type="float" office:value="14.463117">
            <text:p>14.46</text:p>
          </table:table-cell>
          <table:table-cell table:style-name="ce8" office:value-type="float" office:value="44.083161">
            <text:p>44.08</text:p>
          </table:table-cell>
          <table:table-cell table:style-name="ce8" office:value-type="float" office:value="67.024429">
            <text:p>67.02</text:p>
          </table:table-cell>
          <table:table-cell table:style-name="ce8" office:value-type="float" office:value="82.446264">
            <text:p>82.45</text:p>
          </table:table-cell>
        </table:table-row>
        <table:table-row table:style-name="ro2">
          <table:table-cell/>
          <table:table-cell office:value-type="float" office:value="3.997624">
            <text:p>3.997624</text:p>
          </table:table-cell>
          <table:table-cell office:value-type="float" office:value="4.679123">
            <text:p>4.679123</text:p>
          </table:table-cell>
          <table:table-cell table:number-columns-repeated="5"/>
          <table:table-cell table:style-name="ce5" office:value-type="string">
            <text:p>sp</text:p>
          </table:table-cell>
          <table:table-cell table:style-name="ce8" table:formula="of:=([.J17]/[.J16])" office:value-type="float" office:value="1.12030247902898">
            <text:p>1.12</text:p>
          </table:table-cell>
          <table:table-cell table:style-name="ce8" table:formula="of:=([.K17]/[.K16])" office:value-type="float" office:value="1.17047601275157">
            <text:p>1.17</text:p>
          </table:table-cell>
          <table:table-cell table:style-name="ce8" table:formula="of:=([.L17]/[.L16])" office:value-type="float" office:value="1.30537776449616">
            <text:p>1.31</text:p>
          </table:table-cell>
          <table:table-cell table:style-name="ce8" table:formula="of:=([.M17]/[.M16])" office:value-type="float" office:value="1.77075553861693">
            <text:p>1.77</text:p>
          </table:table-cell>
          <table:table-cell table:style-name="ce8" table:formula="of:=([.N17]/[.N16])" office:value-type="float" office:value="1.117113213526">
            <text:p>1.12</text:p>
          </table:table-cell>
          <table:table-cell table:style-name="ce8" table:formula="of:=([.O17]/[.O16])" office:value-type="float" office:value="0.99557591659263">
            <text:p>1.00</text:p>
          </table:table-cell>
        </table:table-row>
        <table:table-row table:style-name="ro2">
          <table:table-cell/>
          <table:table-cell office:value-type="float" office:value="11.079641">
            <text:p>11.079641</text:p>
          </table:table-cell>
          <table:table-cell office:value-type="float" office:value="14.463117">
            <text:p>14.463117</text:p>
          </table:table-cell>
          <table:table-cell table:number-columns-repeated="5"/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/>
          <table:table-cell office:value-type="float" office:value="24.895114">
            <text:p>24.895114</text:p>
          </table:table-cell>
          <table:table-cell office:value-type="float" office:value="44.083161">
            <text:p>44.083161</text:p>
          </table:table-cell>
          <table:table-cell table:number-columns-repeated="5"/>
          <table:table-cell table:style-name="ce5" office:value-type="string">
            <text:p>w/o</text:p>
          </table:table-cell>
          <table:table-cell table:style-name="ce8" office:value-type="float" office:value="6.469104">
            <text:p>6.47</text:p>
          </table:table-cell>
          <table:table-cell table:style-name="ce8" office:value-type="float" office:value="22.626527">
            <text:p>22.63</text:p>
          </table:table-cell>
          <table:table-cell table:style-name="ce8" office:value-type="float" office:value="58.221056">
            <text:p>58.22</text:p>
          </table:table-cell>
          <table:table-cell table:style-name="ce8" office:value-type="float" office:value="94.115641">
            <text:p>94.12</text:p>
          </table:table-cell>
          <table:table-cell table:style-name="ce8" office:value-type="float" office:value="111.413803">
            <text:p>111.41</text:p>
          </table:table-cell>
          <table:table-cell table:style-name="ce8" office:value-type="float" office:value="99.391061">
            <text:p>99.39</text:p>
          </table:table-cell>
        </table:table-row>
        <table:table-row table:style-name="ro2">
          <table:table-cell/>
          <table:table-cell office:value-type="float" office:value="59.997884">
            <text:p>59.997884</text:p>
          </table:table-cell>
          <table:table-cell office:value-type="float" office:value="67.024429">
            <text:p>67.024429</text:p>
          </table:table-cell>
          <table:table-cell table:number-columns-repeated="5"/>
          <table:table-cell table:style-name="ce5" office:value-type="string">
            <text:p>w/i</text:p>
          </table:table-cell>
          <table:table-cell table:style-name="ce8" office:value-type="float" office:value="6.583334">
            <text:p>6.58</text:p>
          </table:table-cell>
          <table:table-cell table:style-name="ce8" office:value-type="float" office:value="23.178453">
            <text:p>23.18</text:p>
          </table:table-cell>
          <table:table-cell table:style-name="ce8" office:value-type="float" office:value="66.749045">
            <text:p>66.75</text:p>
          </table:table-cell>
          <table:table-cell table:style-name="ce8" office:value-type="float" office:value="125.162969">
            <text:p>125.16</text:p>
          </table:table-cell>
          <table:table-cell table:style-name="ce8" office:value-type="float" office:value="157.333814">
            <text:p>157.33</text:p>
          </table:table-cell>
          <table:table-cell table:style-name="ce8" office:value-type="float" office:value="150.180656">
            <text:p>150.18</text:p>
          </table:table-cell>
        </table:table-row>
        <table:table-row table:style-name="ro2">
          <table:table-cell/>
          <table:table-cell office:value-type="float" office:value="82.812634">
            <text:p>82.812634</text:p>
          </table:table-cell>
          <table:table-cell office:value-type="float" office:value="82.446264">
            <text:p>82.446264</text:p>
          </table:table-cell>
          <table:table-cell table:number-columns-repeated="5"/>
          <table:table-cell table:style-name="ce5" office:value-type="string">
            <text:p>sp</text:p>
          </table:table-cell>
          <table:table-cell table:style-name="ce8" table:formula="of:=([.J21]/[.J20])" office:value-type="float" office:value="1.01765777764587">
            <text:p>1.02</text:p>
          </table:table-cell>
          <table:table-cell table:style-name="ce8" table:formula="of:=([.K21]/[.K20])" office:value-type="float" office:value="1.02439287302024">
            <text:p>1.02</text:p>
          </table:table-cell>
          <table:table-cell table:style-name="ce8" table:formula="of:=([.L21]/[.L20])" office:value-type="float" office:value="1.14647602750455">
            <text:p>1.15</text:p>
          </table:table-cell>
          <table:table-cell table:style-name="ce8" table:formula="of:=([.M21]/[.M20])" office:value-type="float" office:value="1.32988489129028">
            <text:p>1.33</text:p>
          </table:table-cell>
          <table:table-cell table:style-name="ce8" table:formula="of:=([.N21]/[.N20])" office:value-type="float" office:value="1.4121572889851">
            <text:p>1.41</text:p>
          </table:table-cell>
          <table:table-cell table:style-name="ce8" table:formula="of:=([.O21]/[.O20])" office:value-type="float" office:value="1.51100767502623">
            <text:p>1.51</text:p>
          </table:table-cell>
        </table:table-row>
        <table:table-row table:style-name="ro2"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1.136211">
            <text:p>1.14</text:p>
          </table:table-cell>
          <table:table-cell table:style-name="ce8" office:value-type="float" office:value="3.997624">
            <text:p>4.00</text:p>
          </table:table-cell>
          <table:table-cell table:style-name="ce8" office:value-type="float" office:value="11.079641">
            <text:p>11.08</text:p>
          </table:table-cell>
          <table:table-cell table:style-name="ce8" office:value-type="float" office:value="24.895114">
            <text:p>24.90</text:p>
          </table:table-cell>
          <table:table-cell table:style-name="ce8" office:value-type="float" office:value="59.997884">
            <text:p>60.00</text:p>
          </table:table-cell>
          <table:table-cell table:style-name="ce8" office:value-type="float" office:value="82.812634">
            <text:p>82.81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2.411277">
            <text:p>2.41</text:p>
          </table:table-cell>
          <table:table-cell table:style-name="ce8" office:value-type="float" office:value="6.47515">
            <text:p>6.48</text:p>
          </table:table-cell>
          <table:table-cell table:style-name="ce8" office:value-type="float" office:value="12.288539">
            <text:p>12.29</text:p>
          </table:table-cell>
          <table:table-cell table:style-name="ce8" office:value-type="float" office:value="16.358742">
            <text:p>16.36</text:p>
          </table:table-cell>
          <table:table-cell table:style-name="ce8" office:value-type="float" office:value="18.39283">
            <text:p>18.39</text:p>
          </table:table-cell>
          <table:table-cell table:style-name="ce8" office:value-type="float" office:value="15.355385">
            <text:p>15.36</text:p>
          </table:table-cell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1.2729">
            <text:p>1.27</text:p>
          </table:table-cell>
          <table:table-cell table:style-name="ce8" office:value-type="float" office:value="4.679123">
            <text:p>4.68</text:p>
          </table:table-cell>
          <table:table-cell table:style-name="ce8" office:value-type="float" office:value="14.463117">
            <text:p>14.46</text:p>
          </table:table-cell>
          <table:table-cell table:style-name="ce8" office:value-type="float" office:value="44.083161">
            <text:p>44.08</text:p>
          </table:table-cell>
          <table:table-cell table:style-name="ce8" office:value-type="float" office:value="67.024429">
            <text:p>67.02</text:p>
          </table:table-cell>
          <table:table-cell table:style-name="ce8" office:value-type="float" office:value="82.446264">
            <text:p>82.45</text:p>
          </table:table-cell>
          <table:table-cell/>
          <table:table-cell table:style-name="ce5" office:value-type="string">
            <text:p>w/i</text:p>
          </table:table-cell>
          <table:table-cell table:style-name="ce8" office:value-type="float" office:value="2.709143">
            <text:p>2.71</text:p>
          </table:table-cell>
          <table:table-cell table:style-name="ce8" office:value-type="float" office:value="6.866015">
            <text:p>6.87</text:p>
          </table:table-cell>
          <table:table-cell table:style-name="ce8" office:value-type="float" office:value="11.868485">
            <text:p>11.87</text:p>
          </table:table-cell>
          <table:table-cell table:style-name="ce8" office:value-type="float" office:value="15.55746">
            <text:p>15.56</text:p>
          </table:table-cell>
          <table:table-cell table:style-name="ce8" office:value-type="float" office:value="17.660409">
            <text:p>17.66</text:p>
          </table:table-cell>
          <table:table-cell table:style-name="ce8" office:value-type="float" office:value="15.921323">
            <text:p>15.92</text:p>
          </table:table-cell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25]/[.B24])" office:value-type="float" office:value="1.12030247902898">
            <text:p>1.12</text:p>
          </table:table-cell>
          <table:table-cell table:style-name="ce8" table:formula="of:=([.C25]/[.C24])" office:value-type="float" office:value="1.17047601275157">
            <text:p>1.17</text:p>
          </table:table-cell>
          <table:table-cell table:style-name="ce8" table:formula="of:=([.D25]/[.D24])" office:value-type="float" office:value="1.30537776449616">
            <text:p>1.31</text:p>
          </table:table-cell>
          <table:table-cell table:style-name="ce8" table:formula="of:=([.E25]/[.E24])" office:value-type="float" office:value="1.77075553861693">
            <text:p>1.77</text:p>
          </table:table-cell>
          <table:table-cell table:style-name="ce8" table:formula="of:=([.F25]/[.F24])" office:value-type="float" office:value="1.117113213526">
            <text:p>1.12</text:p>
          </table:table-cell>
          <table:table-cell table:style-name="ce8" table:formula="of:=([.G25]/[.G24])" office:value-type="float" office:value="0.99557591659263">
            <text:p>1.00</text:p>
          </table:table-cell>
          <table:table-cell/>
          <table:table-cell table:style-name="ce5" office:value-type="string">
            <text:p>sp</text:p>
          </table:table-cell>
          <table:table-cell table:style-name="ce8" table:formula="of:=([.J25]/[.J24])" office:value-type="float" office:value="1.12353039489034">
            <text:p>1.12</text:p>
          </table:table-cell>
          <table:table-cell table:style-name="ce8" table:formula="of:=([.K25]/[.K24])" office:value-type="float" office:value="1.06036385257484">
            <text:p>1.06</text:p>
          </table:table-cell>
          <table:table-cell table:style-name="ce8" table:formula="of:=([.L25]/[.L24])" office:value-type="float" office:value="0.965817417351241">
            <text:p>0.97</text:p>
          </table:table-cell>
          <table:table-cell table:style-name="ce8" table:formula="of:=([.M25]/[.M24])" office:value-type="float" office:value="0.951018116185218">
            <text:p>0.95</text:p>
          </table:table-cell>
          <table:table-cell table:style-name="ce8" table:formula="of:=([.N25]/[.N24])" office:value-type="float" office:value="0.960178993662204">
            <text:p>0.96</text:p>
          </table:table-cell>
          <table:table-cell table:style-name="ce8" table:formula="of:=([.O25]/[.O24])" office:value-type="float" office:value="1.03685599546999">
            <text:p>1.0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GTX5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.469104">
            <text:p>6.469104</text:p>
          </table:table-cell>
          <table:table-cell office:value-type="float" office:value="6.583334">
            <text:p>6.5833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.626527">
            <text:p>22.626527</text:p>
          </table:table-cell>
          <table:table-cell office:value-type="float" office:value="23.178453">
            <text:p>23.1784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.221056">
            <text:p>58.221056</text:p>
          </table:table-cell>
          <table:table-cell office:value-type="float" office:value="66.749045">
            <text:p>66.7490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4.115641">
            <text:p>94.115641</text:p>
          </table:table-cell>
          <table:table-cell office:value-type="float" office:value="125.162969">
            <text:p>125.1629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.413803">
            <text:p>111.413803</text:p>
          </table:table-cell>
          <table:table-cell office:value-type="float" office:value="157.333814">
            <text:p>157.3338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9.391061">
            <text:p>99.391061</text:p>
          </table:table-cell>
          <table:table-cell office:value-type="float" office:value="150.180656">
            <text:p>150.180656</text:p>
          </table:table-cell>
          <table:table-cell table:number-columns-repeated="12"/>
        </table:table-row>
        <table:table-row table:style-name="ro2"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6.469104">
            <text:p>6.47</text:p>
          </table:table-cell>
          <table:table-cell table:style-name="ce8" office:value-type="float" office:value="22.626527">
            <text:p>22.63</text:p>
          </table:table-cell>
          <table:table-cell table:style-name="ce8" office:value-type="float" office:value="58.221056">
            <text:p>58.22</text:p>
          </table:table-cell>
          <table:table-cell table:style-name="ce8" office:value-type="float" office:value="94.115641">
            <text:p>94.12</text:p>
          </table:table-cell>
          <table:table-cell table:style-name="ce8" office:value-type="float" office:value="111.413803">
            <text:p>111.41</text:p>
          </table:table-cell>
          <table:table-cell table:style-name="ce8" office:value-type="float" office:value="99.391061">
            <text:p>99.39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6.583334">
            <text:p>6.58</text:p>
          </table:table-cell>
          <table:table-cell table:style-name="ce8" office:value-type="float" office:value="23.178453">
            <text:p>23.18</text:p>
          </table:table-cell>
          <table:table-cell table:style-name="ce8" office:value-type="float" office:value="66.749045">
            <text:p>66.75</text:p>
          </table:table-cell>
          <table:table-cell table:style-name="ce8" office:value-type="float" office:value="125.162969">
            <text:p>125.16</text:p>
          </table:table-cell>
          <table:table-cell table:style-name="ce8" office:value-type="float" office:value="157.333814">
            <text:p>157.33</text:p>
          </table:table-cell>
          <table:table-cell table:style-name="ce8" office:value-type="float" office:value="150.180656">
            <text:p>150.18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37]/[.B36])" office:value-type="float" office:value="1.01765777764587">
            <text:p>1.02</text:p>
          </table:table-cell>
          <table:table-cell table:style-name="ce8" table:formula="of:=([.C37]/[.C36])" office:value-type="float" office:value="1.02439287302024">
            <text:p>1.02</text:p>
          </table:table-cell>
          <table:table-cell table:style-name="ce8" table:formula="of:=([.D37]/[.D36])" office:value-type="float" office:value="1.14647602750455">
            <text:p>1.15</text:p>
          </table:table-cell>
          <table:table-cell table:style-name="ce8" table:formula="of:=([.E37]/[.E36])" office:value-type="float" office:value="1.32988489129028">
            <text:p>1.33</text:p>
          </table:table-cell>
          <table:table-cell table:style-name="ce8" table:formula="of:=([.F37]/[.F36])" office:value-type="float" office:value="1.4121572889851">
            <text:p>1.41</text:p>
          </table:table-cell>
          <table:table-cell table:style-name="ce8" table:formula="of:=([.G37]/[.G36])" office:value-type="float" office:value="1.51100767502623">
            <text:p>1.51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E562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411277">
            <text:p>2.411277</text:p>
          </table:table-cell>
          <table:table-cell office:value-type="float" office:value="2.709143">
            <text:p>2.7091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.47515">
            <text:p>6.47515</text:p>
          </table:table-cell>
          <table:table-cell office:value-type="float" office:value="6.866015">
            <text:p>6.8660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.288539">
            <text:p>12.288539</text:p>
          </table:table-cell>
          <table:table-cell office:value-type="float" office:value="11.868485">
            <text:p>11.8684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.358742">
            <text:p>16.358742</text:p>
          </table:table-cell>
          <table:table-cell office:value-type="float" office:value="15.55746">
            <text:p>15.557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.39283">
            <text:p>18.39283</text:p>
          </table:table-cell>
          <table:table-cell office:value-type="float" office:value="17.660409">
            <text:p>17.6604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.355385">
            <text:p>15.355385</text:p>
          </table:table-cell>
          <table:table-cell office:value-type="float" office:value="15.921323">
            <text:p>15.921323</text:p>
          </table:table-cell>
          <table:table-cell table:number-columns-repeated="12"/>
        </table:table-row>
        <table:table-row table:style-name="ro2"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2.411277">
            <text:p>2.41</text:p>
          </table:table-cell>
          <table:table-cell table:style-name="ce8" office:value-type="float" office:value="6.47515">
            <text:p>6.48</text:p>
          </table:table-cell>
          <table:table-cell table:style-name="ce8" office:value-type="float" office:value="12.288539">
            <text:p>12.29</text:p>
          </table:table-cell>
          <table:table-cell table:style-name="ce8" office:value-type="float" office:value="16.358742">
            <text:p>16.36</text:p>
          </table:table-cell>
          <table:table-cell table:style-name="ce8" office:value-type="float" office:value="18.39283">
            <text:p>18.39</text:p>
          </table:table-cell>
          <table:table-cell table:style-name="ce8" office:value-type="float" office:value="15.355385">
            <text:p>15.3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2.709143">
            <text:p>2.71</text:p>
          </table:table-cell>
          <table:table-cell table:style-name="ce8" office:value-type="float" office:value="6.866015">
            <text:p>6.87</text:p>
          </table:table-cell>
          <table:table-cell table:style-name="ce8" office:value-type="float" office:value="11.868485">
            <text:p>11.87</text:p>
          </table:table-cell>
          <table:table-cell table:style-name="ce8" office:value-type="float" office:value="15.55746">
            <text:p>15.56</text:p>
          </table:table-cell>
          <table:table-cell table:style-name="ce8" office:value-type="float" office:value="17.660409">
            <text:p>17.66</text:p>
          </table:table-cell>
          <table:table-cell table:style-name="ce8" office:value-type="float" office:value="15.921323">
            <text:p>15.92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49]/[.B48])" office:value-type="float" office:value="1.12353039489034">
            <text:p>1.12</text:p>
          </table:table-cell>
          <table:table-cell table:style-name="ce8" table:formula="of:=([.C49]/[.C48])" office:value-type="float" office:value="1.06036385257484">
            <text:p>1.06</text:p>
          </table:table-cell>
          <table:table-cell table:style-name="ce8" table:formula="of:=([.D49]/[.D48])" office:value-type="float" office:value="0.965817417351241">
            <text:p>0.97</text:p>
          </table:table-cell>
          <table:table-cell table:style-name="ce8" table:formula="of:=([.E49]/[.E48])" office:value-type="float" office:value="0.951018116185218">
            <text:p>0.95</text:p>
          </table:table-cell>
          <table:table-cell table:style-name="ce8" table:formula="of:=([.F49]/[.F48])" office:value-type="float" office:value="0.960178993662204">
            <text:p>0.96</text:p>
          </table:table-cell>
          <table:table-cell table:style-name="ce8" table:formula="of:=([.G49]/[.G48])" office:value-type="float" office:value="1.03685599546999">
            <text:p>1.04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1" table:number-columns-repeated="7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>
            <text:p>MAP-108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GTX2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.348894">
            <text:p>4.348894</text:p>
          </table:table-cell>
          <table:table-cell office:value-type="float" office:value="4.30461">
            <text:p>4.3046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.53556">
            <text:p>14.53556</text:p>
          </table:table-cell>
          <table:table-cell office:value-type="float" office:value="13.881601">
            <text:p>13.8816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.696541">
            <text:p>39.696541</text:p>
          </table:table-cell>
          <table:table-cell office:value-type="float" office:value="34.217394">
            <text:p>34.2173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.882903">
            <text:p>76.882903</text:p>
          </table:table-cell>
          <table:table-cell office:value-type="float" office:value="61.766985">
            <text:p>61.766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.921775">
            <text:p>96.921775</text:p>
          </table:table-cell>
          <table:table-cell office:value-type="float" office:value="74.31583">
            <text:p>74.315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4.679304">
            <text:p>104.679304</text:p>
          </table:table-cell>
          <table:table-cell office:value-type="float" office:value="77.743011">
            <text:p>77.743011</text:p>
          </table:table-cell>
          <table:table-cell table:number-columns-repeated="12"/>
        </table:table-row>
        <table:table-row table:style-name="ro2"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4.348894">
            <text:p>4.35</text:p>
          </table:table-cell>
          <table:table-cell table:style-name="ce8" office:value-type="float" office:value="14.53556">
            <text:p>14.54</text:p>
          </table:table-cell>
          <table:table-cell table:style-name="ce8" office:value-type="float" office:value="39.696541">
            <text:p>39.70</text:p>
          </table:table-cell>
          <table:table-cell table:style-name="ce8" office:value-type="float" office:value="76.882903">
            <text:p>76.88</text:p>
          </table:table-cell>
          <table:table-cell table:style-name="ce8" office:value-type="float" office:value="96.921775">
            <text:p>96.92</text:p>
          </table:table-cell>
          <table:table-cell table:style-name="ce8" office:value-type="float" office:value="104.679304">
            <text:p>104.68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4.348894">
            <text:p>4.35</text:p>
          </table:table-cell>
          <table:table-cell table:style-name="ce8" office:value-type="float" office:value="14.53556">
            <text:p>14.54</text:p>
          </table:table-cell>
          <table:table-cell table:style-name="ce8" office:value-type="float" office:value="39.696541">
            <text:p>39.70</text:p>
          </table:table-cell>
          <table:table-cell table:style-name="ce8" office:value-type="float" office:value="76.882903">
            <text:p>76.88</text:p>
          </table:table-cell>
          <table:table-cell table:style-name="ce8" office:value-type="float" office:value="96.921775">
            <text:p>96.92</text:p>
          </table:table-cell>
          <table:table-cell table:style-name="ce8" office:value-type="float" office:value="104.679304">
            <text:p>104.68</text:p>
          </table:table-cell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4.30461">
            <text:p>4.30</text:p>
          </table:table-cell>
          <table:table-cell table:style-name="ce8" office:value-type="float" office:value="13.881601">
            <text:p>13.88</text:p>
          </table:table-cell>
          <table:table-cell table:style-name="ce8" office:value-type="float" office:value="34.217394">
            <text:p>34.22</text:p>
          </table:table-cell>
          <table:table-cell table:style-name="ce8" office:value-type="float" office:value="61.766985">
            <text:p>61.77</text:p>
          </table:table-cell>
          <table:table-cell table:style-name="ce8" office:value-type="float" office:value="74.31583">
            <text:p>74.32</text:p>
          </table:table-cell>
          <table:table-cell table:style-name="ce8" office:value-type="float" office:value="77.743011">
            <text:p>77.74</text:p>
          </table:table-cell>
          <table:table-cell/>
          <table:table-cell table:style-name="ce5" office:value-type="string">
            <text:p>w/i</text:p>
          </table:table-cell>
          <table:table-cell table:style-name="ce8" office:value-type="float" office:value="4.30461">
            <text:p>4.30</text:p>
          </table:table-cell>
          <table:table-cell table:style-name="ce8" office:value-type="float" office:value="13.881601">
            <text:p>13.88</text:p>
          </table:table-cell>
          <table:table-cell table:style-name="ce8" office:value-type="float" office:value="34.217394">
            <text:p>34.22</text:p>
          </table:table-cell>
          <table:table-cell table:style-name="ce8" office:value-type="float" office:value="61.766985">
            <text:p>61.77</text:p>
          </table:table-cell>
          <table:table-cell table:style-name="ce8" office:value-type="float" office:value="74.31583">
            <text:p>74.32</text:p>
          </table:table-cell>
          <table:table-cell table:style-name="ce8" office:value-type="float" office:value="77.743011">
            <text:p>77.74</text:p>
          </table:table-cell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65]/[.B64])" office:value-type="float" office:value="0.989817181103977">
            <text:p>0.99</text:p>
          </table:table-cell>
          <table:table-cell table:style-name="ce8" table:formula="of:=([.C65]/[.C64])" office:value-type="float" office:value="0.955009714108022">
            <text:p>0.96</text:p>
          </table:table-cell>
          <table:table-cell table:style-name="ce8" table:formula="of:=([.D65]/[.D64])" office:value-type="float" office:value="0.861974195686218">
            <text:p>0.86</text:p>
          </table:table-cell>
          <table:table-cell table:style-name="ce8" table:formula="of:=([.E65]/[.E64])" office:value-type="float" office:value="0.803390384465581">
            <text:p>0.80</text:p>
          </table:table-cell>
          <table:table-cell table:style-name="ce8" table:formula="of:=([.F65]/[.F64])" office:value-type="float" office:value="0.7667609265307">
            <text:p>0.77</text:p>
          </table:table-cell>
          <table:table-cell table:style-name="ce8" table:formula="of:=([.G65]/[.G64])" office:value-type="float" office:value="0.74267795093479">
            <text:p>0.74</text:p>
          </table:table-cell>
          <table:table-cell/>
          <table:table-cell table:style-name="ce5" office:value-type="string">
            <text:p>sp</text:p>
          </table:table-cell>
          <table:table-cell table:style-name="ce8" table:formula="of:=([.J65]/[.J64])" office:value-type="float" office:value="0.989817181103977">
            <text:p>0.99</text:p>
          </table:table-cell>
          <table:table-cell table:style-name="ce8" table:formula="of:=([.K65]/[.K64])" office:value-type="float" office:value="0.955009714108022">
            <text:p>0.96</text:p>
          </table:table-cell>
          <table:table-cell table:style-name="ce8" table:formula="of:=([.L65]/[.L64])" office:value-type="float" office:value="0.861974195686218">
            <text:p>0.86</text:p>
          </table:table-cell>
          <table:table-cell table:style-name="ce8" table:formula="of:=([.M65]/[.M64])" office:value-type="float" office:value="0.803390384465581">
            <text:p>0.80</text:p>
          </table:table-cell>
          <table:table-cell table:style-name="ce8" table:formula="of:=([.N65]/[.N64])" office:value-type="float" office:value="0.7667609265307">
            <text:p>0.77</text:p>
          </table:table-cell>
          <table:table-cell table:style-name="ce8" table:formula="of:=([.O65]/[.O64])" office:value-type="float" office:value="0.74267795093479">
            <text:p>0.74</text:p>
          </table:table-cell>
        </table:table-row>
        <table:table-row table:style-name="ro2">
          <table:table-cell table:number-columns-repeated="8"/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6" office:value-type="string">
            <text:p>HD6970</text:p>
          </table:table-cell>
          <table:table-cell table:number-columns-repeated="7"/>
          <table:table-cell table:style-name="ce5" office:value-type="string">
            <text:p>w/o</text:p>
          </table:table-cell>
          <table:table-cell table:style-name="ce8" office:value-type="float" office:value="1.112663">
            <text:p>1.11</text:p>
          </table:table-cell>
          <table:table-cell table:style-name="ce8" office:value-type="float" office:value="3.671289">
            <text:p>3.67</text:p>
          </table:table-cell>
          <table:table-cell table:style-name="ce8" office:value-type="float" office:value="7.982469">
            <text:p>7.98</text:p>
          </table:table-cell>
          <table:table-cell table:style-name="ce8" office:value-type="float" office:value="22.247953">
            <text:p>22.25</text:p>
          </table:table-cell>
          <table:table-cell table:style-name="ce8" office:value-type="float" office:value="61.280076">
            <text:p>61.28</text:p>
          </table:table-cell>
          <table:table-cell table:style-name="ce8" office:value-type="float" office:value="82.86631">
            <text:p>82.87</text:p>
          </table:table-cell>
        </table:table-row>
        <table:table-row table:style-name="ro2">
          <table:table-cell/>
          <table:table-cell office:value-type="float" office:value="1.112663">
            <text:p>1.112663</text:p>
          </table:table-cell>
          <table:table-cell office:value-type="float" office:value="1.277899">
            <text:p>1.277899</text:p>
          </table:table-cell>
          <table:table-cell table:number-columns-repeated="5"/>
          <table:table-cell table:style-name="ce5" office:value-type="string">
            <text:p>w/i</text:p>
          </table:table-cell>
          <table:table-cell table:style-name="ce8" office:value-type="float" office:value="1.277899">
            <text:p>1.28</text:p>
          </table:table-cell>
          <table:table-cell table:style-name="ce8" office:value-type="float" office:value="4.719122">
            <text:p>4.72</text:p>
          </table:table-cell>
          <table:table-cell table:style-name="ce8" office:value-type="float" office:value="15.684222">
            <text:p>15.68</text:p>
          </table:table-cell>
          <table:table-cell table:style-name="ce8" office:value-type="float" office:value="44.438358">
            <text:p>44.44</text:p>
          </table:table-cell>
          <table:table-cell table:style-name="ce8" office:value-type="float" office:value="65.575461">
            <text:p>65.58</text:p>
          </table:table-cell>
          <table:table-cell table:style-name="ce8" office:value-type="float" office:value="82.964728">
            <text:p>82.96</text:p>
          </table:table-cell>
        </table:table-row>
        <table:table-row table:style-name="ro2">
          <table:table-cell/>
          <table:table-cell office:value-type="float" office:value="3.671289">
            <text:p>3.671289</text:p>
          </table:table-cell>
          <table:table-cell office:value-type="float" office:value="4.719122">
            <text:p>4.719122</text:p>
          </table:table-cell>
          <table:table-cell table:number-columns-repeated="5"/>
          <table:table-cell table:style-name="ce5" office:value-type="string">
            <text:p>sp</text:p>
          </table:table-cell>
          <table:table-cell table:style-name="ce8" table:formula="of:=([.J69]/[.J68])" office:value-type="float" office:value="1.14850498309012">
            <text:p>1.15</text:p>
          </table:table-cell>
          <table:table-cell table:style-name="ce8" table:formula="of:=([.K69]/[.K68])" office:value-type="float" office:value="1.28541283456573">
            <text:p>1.29</text:p>
          </table:table-cell>
          <table:table-cell table:style-name="ce8" table:formula="of:=([.L69]/[.L68])" office:value-type="float" office:value="1.96483343687273">
            <text:p>1.96</text:p>
          </table:table-cell>
          <table:table-cell table:style-name="ce8" table:formula="of:=([.M69]/[.M68])" office:value-type="float" office:value="1.99741333506053">
            <text:p>2.00</text:p>
          </table:table-cell>
          <table:table-cell table:style-name="ce8" table:formula="of:=([.N69]/[.N68])" office:value-type="float" office:value="1.07009431580992">
            <text:p>1.07</text:p>
          </table:table-cell>
          <table:table-cell table:style-name="ce8" table:formula="of:=([.O69]/[.O68])" office:value-type="float" office:value="1.0011876720467">
            <text:p>1.00</text:p>
          </table:table-cell>
        </table:table-row>
        <table:table-row table:style-name="ro2">
          <table:table-cell/>
          <table:table-cell office:value-type="float" office:value="7.982469">
            <text:p>7.982469</text:p>
          </table:table-cell>
          <table:table-cell office:value-type="float" office:value="15.684222">
            <text:p>15.684222</text:p>
          </table:table-cell>
          <table:table-cell table:number-columns-repeated="5"/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/>
          <table:table-cell office:value-type="float" office:value="22.247953">
            <text:p>22.247953</text:p>
          </table:table-cell>
          <table:table-cell office:value-type="float" office:value="44.438358">
            <text:p>44.438358</text:p>
          </table:table-cell>
          <table:table-cell table:number-columns-repeated="5"/>
          <table:table-cell table:style-name="ce5" office:value-type="string">
            <text:p>w/o</text:p>
          </table:table-cell>
          <table:table-cell table:style-name="ce8" office:value-type="float" office:value="6.718445">
            <text:p>6.72</text:p>
          </table:table-cell>
          <table:table-cell table:style-name="ce8" office:value-type="float" office:value="24.475537">
            <text:p>24.48</text:p>
          </table:table-cell>
          <table:table-cell table:style-name="ce8" office:value-type="float" office:value="64.233415">
            <text:p>64.23</text:p>
          </table:table-cell>
          <table:table-cell table:style-name="ce8" office:value-type="float" office:value="115.023227">
            <text:p>115.02</text:p>
          </table:table-cell>
          <table:table-cell table:style-name="ce8" office:value-type="float" office:value="145.939956">
            <text:p>145.94</text:p>
          </table:table-cell>
          <table:table-cell table:style-name="ce8" office:value-type="float" office:value="154.61776">
            <text:p>154.62</text:p>
          </table:table-cell>
        </table:table-row>
        <table:table-row table:style-name="ro2">
          <table:table-cell/>
          <table:table-cell office:value-type="float" office:value="61.280076">
            <text:p>61.280076</text:p>
          </table:table-cell>
          <table:table-cell office:value-type="float" office:value="65.575461">
            <text:p>65.575461</text:p>
          </table:table-cell>
          <table:table-cell table:number-columns-repeated="5"/>
          <table:table-cell table:style-name="ce5" office:value-type="string">
            <text:p>w/i</text:p>
          </table:table-cell>
          <table:table-cell table:style-name="ce8" office:value-type="float" office:value="6.5536">
            <text:p>6.55</text:p>
          </table:table-cell>
          <table:table-cell table:style-name="ce8" office:value-type="float" office:value="23.884814">
            <text:p>23.88</text:p>
          </table:table-cell>
          <table:table-cell table:style-name="ce8" office:value-type="float" office:value="61.264778">
            <text:p>61.26</text:p>
          </table:table-cell>
          <table:table-cell table:style-name="ce8" office:value-type="float" office:value="108.534141">
            <text:p>108.53</text:p>
          </table:table-cell>
          <table:table-cell table:style-name="ce8" office:value-type="float" office:value="137.057932">
            <text:p>137.06</text:p>
          </table:table-cell>
          <table:table-cell table:style-name="ce8" office:value-type="float" office:value="145.323095">
            <text:p>145.32</text:p>
          </table:table-cell>
        </table:table-row>
        <table:table-row table:style-name="ro2">
          <table:table-cell/>
          <table:table-cell office:value-type="float" office:value="82.86631">
            <text:p>82.86631</text:p>
          </table:table-cell>
          <table:table-cell office:value-type="float" office:value="82.964728">
            <text:p>82.964728</text:p>
          </table:table-cell>
          <table:table-cell table:number-columns-repeated="5"/>
          <table:table-cell table:style-name="ce5" office:value-type="string">
            <text:p>sp</text:p>
          </table:table-cell>
          <table:table-cell table:style-name="ce8" table:formula="of:=([.J73]/[.J72])" office:value-type="float" office:value="0.975463816403945">
            <text:p>0.98</text:p>
          </table:table-cell>
          <table:table-cell table:style-name="ce8" table:formula="of:=([.K73]/[.K72])" office:value-type="float" office:value="0.975864758350348">
            <text:p>0.98</text:p>
          </table:table-cell>
          <table:table-cell table:style-name="ce8" table:formula="of:=([.L73]/[.L72])" office:value-type="float" office:value="0.953783603129306">
            <text:p>0.95</text:p>
          </table:table-cell>
          <table:table-cell table:style-name="ce8" table:formula="of:=([.M73]/[.M72])" office:value-type="float" office:value="0.943584559664632">
            <text:p>0.94</text:p>
          </table:table-cell>
          <table:table-cell table:style-name="ce8" table:formula="of:=([.N73]/[.N72])" office:value-type="float" office:value="0.9391391895445">
            <text:p>0.94</text:p>
          </table:table-cell>
          <table:table-cell table:style-name="ce8" table:formula="of:=([.O73]/[.O72])" office:value-type="float" office:value="0.939886174783543">
            <text:p>0.94</text:p>
          </table:table-cell>
        </table:table-row>
        <table:table-row table:style-name="ro2"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1.112663">
            <text:p>1.11</text:p>
          </table:table-cell>
          <table:table-cell table:style-name="ce8" office:value-type="float" office:value="3.671289">
            <text:p>3.67</text:p>
          </table:table-cell>
          <table:table-cell table:style-name="ce8" office:value-type="float" office:value="7.982469">
            <text:p>7.98</text:p>
          </table:table-cell>
          <table:table-cell table:style-name="ce8" office:value-type="float" office:value="22.247953">
            <text:p>22.25</text:p>
          </table:table-cell>
          <table:table-cell table:style-name="ce8" office:value-type="float" office:value="61.280076">
            <text:p>61.28</text:p>
          </table:table-cell>
          <table:table-cell table:style-name="ce8" office:value-type="float" office:value="82.86631">
            <text:p>82.87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2.89091">
            <text:p>2.89</text:p>
          </table:table-cell>
          <table:table-cell table:style-name="ce8" office:value-type="float" office:value="7.377134">
            <text:p>7.38</text:p>
          </table:table-cell>
          <table:table-cell table:style-name="ce8" office:value-type="float" office:value="15.681931">
            <text:p>15.68</text:p>
          </table:table-cell>
          <table:table-cell table:style-name="ce8" office:value-type="float" office:value="24.571103">
            <text:p>24.57</text:p>
          </table:table-cell>
          <table:table-cell table:style-name="ce8" office:value-type="float" office:value="14.355032">
            <text:p>14.36</text:p>
          </table:table-cell>
          <table:table-cell table:style-name="ce8" office:value-type="float" office:value="12.395674">
            <text:p>12.40</text:p>
          </table:table-cell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1.277899">
            <text:p>1.28</text:p>
          </table:table-cell>
          <table:table-cell table:style-name="ce8" office:value-type="float" office:value="4.719122">
            <text:p>4.72</text:p>
          </table:table-cell>
          <table:table-cell table:style-name="ce8" office:value-type="float" office:value="15.684222">
            <text:p>15.68</text:p>
          </table:table-cell>
          <table:table-cell table:style-name="ce8" office:value-type="float" office:value="44.438358">
            <text:p>44.44</text:p>
          </table:table-cell>
          <table:table-cell table:style-name="ce8" office:value-type="float" office:value="65.575461">
            <text:p>65.58</text:p>
          </table:table-cell>
          <table:table-cell table:style-name="ce8" office:value-type="float" office:value="82.964728">
            <text:p>82.96</text:p>
          </table:table-cell>
          <table:table-cell/>
          <table:table-cell table:style-name="ce5" office:value-type="string">
            <text:p>w/i</text:p>
          </table:table-cell>
          <table:table-cell table:style-name="ce8" office:value-type="float" office:value="2.534801">
            <text:p>2.53</text:p>
          </table:table-cell>
          <table:table-cell table:style-name="ce8" office:value-type="float" office:value="5.912675">
            <text:p>5.91</text:p>
          </table:table-cell>
          <table:table-cell table:style-name="ce8" office:value-type="float" office:value="9.614235">
            <text:p>9.61</text:p>
          </table:table-cell>
          <table:table-cell table:style-name="ce8" office:value-type="float" office:value="12.020619">
            <text:p>12.02</text:p>
          </table:table-cell>
          <table:table-cell table:style-name="ce8" office:value-type="float" office:value="9.335477">
            <text:p>9.34</text:p>
          </table:table-cell>
          <table:table-cell table:style-name="ce8" office:value-type="float" office:value="8.756627">
            <text:p>8.76</text:p>
          </table:table-cell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77]/[.B76])" office:value-type="float" office:value="1.14850498309012">
            <text:p>1.15</text:p>
          </table:table-cell>
          <table:table-cell table:style-name="ce8" table:formula="of:=([.C77]/[.C76])" office:value-type="float" office:value="1.28541283456573">
            <text:p>1.29</text:p>
          </table:table-cell>
          <table:table-cell table:style-name="ce8" table:formula="of:=([.D77]/[.D76])" office:value-type="float" office:value="1.96483343687273">
            <text:p>1.96</text:p>
          </table:table-cell>
          <table:table-cell table:style-name="ce8" table:formula="of:=([.E77]/[.E76])" office:value-type="float" office:value="1.99741333506053">
            <text:p>2.00</text:p>
          </table:table-cell>
          <table:table-cell table:style-name="ce8" table:formula="of:=([.F77]/[.F76])" office:value-type="float" office:value="1.07009431580992">
            <text:p>1.07</text:p>
          </table:table-cell>
          <table:table-cell table:style-name="ce8" table:formula="of:=([.G77]/[.G76])" office:value-type="float" office:value="1.0011876720467">
            <text:p>1.00</text:p>
          </table:table-cell>
          <table:table-cell/>
          <table:table-cell table:style-name="ce5" office:value-type="string">
            <text:p>sp</text:p>
          </table:table-cell>
          <table:table-cell table:style-name="ce8" table:formula="of:=([.J77]/[.J76])" office:value-type="float" office:value="0.876817680246012">
            <text:p>0.88</text:p>
          </table:table-cell>
          <table:table-cell table:style-name="ce8" table:formula="of:=([.K77]/[.K76])" office:value-type="float" office:value="0.801486729128141">
            <text:p>0.80</text:p>
          </table:table-cell>
          <table:table-cell table:style-name="ce8" table:formula="of:=([.L77]/[.L76])" office:value-type="float" office:value="0.613077241571845">
            <text:p>0.61</text:p>
          </table:table-cell>
          <table:table-cell table:style-name="ce8" table:formula="of:=([.M77]/[.M76])" office:value-type="float" office:value="0.48921772050689">
            <text:p>0.49</text:p>
          </table:table-cell>
          <table:table-cell table:style-name="ce8" table:formula="of:=([.N77]/[.N76])" office:value-type="float" office:value="0.650327843225985">
            <text:p>0.65</text:p>
          </table:table-cell>
          <table:table-cell table:style-name="ce8" table:formula="of:=([.O77]/[.O76])" office:value-type="float" office:value="0.706426048313307">
            <text:p>0.7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GTX5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.718445">
            <text:p>6.718445</text:p>
          </table:table-cell>
          <table:table-cell office:value-type="float" office:value="6.5536">
            <text:p>6.55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.475537">
            <text:p>24.475537</text:p>
          </table:table-cell>
          <table:table-cell office:value-type="float" office:value="23.884814">
            <text:p>23.8848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.233415">
            <text:p>64.233415</text:p>
          </table:table-cell>
          <table:table-cell office:value-type="float" office:value="61.264778">
            <text:p>61.26477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5.023227">
            <text:p>115.023227</text:p>
          </table:table-cell>
          <table:table-cell office:value-type="float" office:value="108.534141">
            <text:p>108.534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5.939956">
            <text:p>145.939956</text:p>
          </table:table-cell>
          <table:table-cell office:value-type="float" office:value="137.057932">
            <text:p>137.0579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4.61776">
            <text:p>154.61776</text:p>
          </table:table-cell>
          <table:table-cell office:value-type="float" office:value="145.323095">
            <text:p>145.323095</text:p>
          </table:table-cell>
          <table:table-cell table:number-columns-repeated="12"/>
        </table:table-row>
        <table:table-row table:style-name="ro2"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6.718445">
            <text:p>6.72</text:p>
          </table:table-cell>
          <table:table-cell table:style-name="ce8" office:value-type="float" office:value="24.475537">
            <text:p>24.48</text:p>
          </table:table-cell>
          <table:table-cell table:style-name="ce8" office:value-type="float" office:value="64.233415">
            <text:p>64.23</text:p>
          </table:table-cell>
          <table:table-cell table:style-name="ce8" office:value-type="float" office:value="115.023227">
            <text:p>115.02</text:p>
          </table:table-cell>
          <table:table-cell table:style-name="ce8" office:value-type="float" office:value="145.939956">
            <text:p>145.94</text:p>
          </table:table-cell>
          <table:table-cell table:style-name="ce8" office:value-type="float" office:value="154.61776">
            <text:p>154.62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6.5536">
            <text:p>6.55</text:p>
          </table:table-cell>
          <table:table-cell table:style-name="ce8" office:value-type="float" office:value="23.884814">
            <text:p>23.88</text:p>
          </table:table-cell>
          <table:table-cell table:style-name="ce8" office:value-type="float" office:value="61.264778">
            <text:p>61.26</text:p>
          </table:table-cell>
          <table:table-cell table:style-name="ce8" office:value-type="float" office:value="108.534141">
            <text:p>108.53</text:p>
          </table:table-cell>
          <table:table-cell table:style-name="ce8" office:value-type="float" office:value="137.057932">
            <text:p>137.06</text:p>
          </table:table-cell>
          <table:table-cell table:style-name="ce8" office:value-type="float" office:value="145.323095">
            <text:p>145.32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89]/[.B88])" office:value-type="float" office:value="0.975463816403945">
            <text:p>0.98</text:p>
          </table:table-cell>
          <table:table-cell table:style-name="ce8" table:formula="of:=([.C89]/[.C88])" office:value-type="float" office:value="0.975864758350348">
            <text:p>0.98</text:p>
          </table:table-cell>
          <table:table-cell table:style-name="ce8" table:formula="of:=([.D89]/[.D88])" office:value-type="float" office:value="0.953783603129306">
            <text:p>0.95</text:p>
          </table:table-cell>
          <table:table-cell table:style-name="ce8" table:formula="of:=([.E89]/[.E88])" office:value-type="float" office:value="0.943584559664632">
            <text:p>0.94</text:p>
          </table:table-cell>
          <table:table-cell table:style-name="ce8" table:formula="of:=([.F89]/[.F88])" office:value-type="float" office:value="0.9391391895445">
            <text:p>0.94</text:p>
          </table:table-cell>
          <table:table-cell table:style-name="ce8" table:formula="of:=([.G89]/[.G88])" office:value-type="float" office:value="0.939886174783543">
            <text:p>0.94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E562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89091">
            <text:p>2.89091</text:p>
          </table:table-cell>
          <table:table-cell office:value-type="float" office:value="2.534801">
            <text:p>2.5348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.377134">
            <text:p>7.377134</text:p>
          </table:table-cell>
          <table:table-cell office:value-type="float" office:value="5.912675">
            <text:p>5.9126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.681931">
            <text:p>15.681931</text:p>
          </table:table-cell>
          <table:table-cell office:value-type="float" office:value="9.614235">
            <text:p>9.6142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.571103">
            <text:p>24.571103</text:p>
          </table:table-cell>
          <table:table-cell office:value-type="float" office:value="12.020619">
            <text:p>12.0206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.355032">
            <text:p>14.355032</text:p>
          </table:table-cell>
          <table:table-cell office:value-type="float" office:value="9.335477">
            <text:p>9.3354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.395674">
            <text:p>12.395674</text:p>
          </table:table-cell>
          <table:table-cell office:value-type="float" office:value="8.756627">
            <text:p>8.756627</text:p>
          </table:table-cell>
          <table:table-cell table:number-columns-repeated="12"/>
        </table:table-row>
        <table:table-row table:style-name="ro2"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2.89091">
            <text:p>2.89</text:p>
          </table:table-cell>
          <table:table-cell table:style-name="ce8" office:value-type="float" office:value="7.377134">
            <text:p>7.38</text:p>
          </table:table-cell>
          <table:table-cell table:style-name="ce8" office:value-type="float" office:value="15.681931">
            <text:p>15.68</text:p>
          </table:table-cell>
          <table:table-cell table:style-name="ce8" office:value-type="float" office:value="24.571103">
            <text:p>24.57</text:p>
          </table:table-cell>
          <table:table-cell table:style-name="ce8" office:value-type="float" office:value="14.355032">
            <text:p>14.36</text:p>
          </table:table-cell>
          <table:table-cell table:style-name="ce8" office:value-type="float" office:value="12.395674">
            <text:p>12.40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2.534801">
            <text:p>2.53</text:p>
          </table:table-cell>
          <table:table-cell table:style-name="ce8" office:value-type="float" office:value="5.912675">
            <text:p>5.91</text:p>
          </table:table-cell>
          <table:table-cell table:style-name="ce8" office:value-type="float" office:value="9.614235">
            <text:p>9.61</text:p>
          </table:table-cell>
          <table:table-cell table:style-name="ce8" office:value-type="float" office:value="12.020619">
            <text:p>12.02</text:p>
          </table:table-cell>
          <table:table-cell table:style-name="ce8" office:value-type="float" office:value="9.335477">
            <text:p>9.34</text:p>
          </table:table-cell>
          <table:table-cell table:style-name="ce8" office:value-type="float" office:value="8.756627">
            <text:p>8.7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101]/[.B100])" office:value-type="float" office:value="0.876817680246012">
            <text:p>0.88</text:p>
          </table:table-cell>
          <table:table-cell table:style-name="ce8" table:formula="of:=([.C101]/[.C100])" office:value-type="float" office:value="0.801486729128141">
            <text:p>0.80</text:p>
          </table:table-cell>
          <table:table-cell table:style-name="ce8" table:formula="of:=([.D101]/[.D100])" office:value-type="float" office:value="0.613077241571845">
            <text:p>0.61</text:p>
          </table:table-cell>
          <table:table-cell table:style-name="ce8" table:formula="of:=([.E101]/[.E100])" office:value-type="float" office:value="0.48921772050689">
            <text:p>0.49</text:p>
          </table:table-cell>
          <table:table-cell table:style-name="ce8" table:formula="of:=([.F101]/[.F100])" office:value-type="float" office:value="0.650327843225985">
            <text:p>0.65</text:p>
          </table:table-cell>
          <table:table-cell table:style-name="ce8" table:formula="of:=([.G101]/[.G100])" office:value-type="float" office:value="0.706426048313307">
            <text:p>0.71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1" table:number-columns-repeated="7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MAP-109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GTX2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.341859">
            <text:p>4.341859</text:p>
          </table:table-cell>
          <table:table-cell office:value-type="float" office:value="4.190376">
            <text:p>4.19037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.131901">
            <text:p>14.131901</text:p>
          </table:table-cell>
          <table:table-cell office:value-type="float" office:value="13.323512">
            <text:p>13.3235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.003047">
            <text:p>28.003047</text:p>
          </table:table-cell>
          <table:table-cell office:value-type="float" office:value="27.303438">
            <text:p>27.3034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.096233">
            <text:p>41.096233</text:p>
          </table:table-cell>
          <table:table-cell office:value-type="float" office:value="41.564535">
            <text:p>41.5645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.309706">
            <text:p>47.309706</text:p>
          </table:table-cell>
          <table:table-cell office:value-type="float" office:value="46.970012">
            <text:p>46.9700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.251643">
            <text:p>46.251643</text:p>
          </table:table-cell>
          <table:table-cell office:value-type="float" office:value="45.877481">
            <text:p>45.877481</text:p>
          </table:table-cell>
          <table:table-cell table:number-columns-repeated="12"/>
        </table:table-row>
        <table:table-row table:style-name="ro2"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4.341859">
            <text:p>4.34</text:p>
          </table:table-cell>
          <table:table-cell table:style-name="ce8" office:value-type="float" office:value="14.131901">
            <text:p>14.13</text:p>
          </table:table-cell>
          <table:table-cell table:style-name="ce8" office:value-type="float" office:value="28.003047">
            <text:p>28.00</text:p>
          </table:table-cell>
          <table:table-cell table:style-name="ce8" office:value-type="float" office:value="41.096233">
            <text:p>41.10</text:p>
          </table:table-cell>
          <table:table-cell table:style-name="ce8" office:value-type="float" office:value="47.309706">
            <text:p>47.31</text:p>
          </table:table-cell>
          <table:table-cell table:style-name="ce8" office:value-type="float" office:value="46.251643">
            <text:p>46.25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4.341859">
            <text:p>4.34</text:p>
          </table:table-cell>
          <table:table-cell table:style-name="ce8" office:value-type="float" office:value="14.131901">
            <text:p>14.13</text:p>
          </table:table-cell>
          <table:table-cell table:style-name="ce8" office:value-type="float" office:value="28.003047">
            <text:p>28.00</text:p>
          </table:table-cell>
          <table:table-cell table:style-name="ce8" office:value-type="float" office:value="41.096233">
            <text:p>41.10</text:p>
          </table:table-cell>
          <table:table-cell table:style-name="ce8" office:value-type="float" office:value="47.309706">
            <text:p>47.31</text:p>
          </table:table-cell>
          <table:table-cell table:style-name="ce8" office:value-type="float" office:value="46.251643">
            <text:p>46.25</text:p>
          </table:table-cell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4.190376">
            <text:p>4.19</text:p>
          </table:table-cell>
          <table:table-cell table:style-name="ce8" office:value-type="float" office:value="13.323512">
            <text:p>13.32</text:p>
          </table:table-cell>
          <table:table-cell table:style-name="ce8" office:value-type="float" office:value="27.303438">
            <text:p>27.30</text:p>
          </table:table-cell>
          <table:table-cell table:style-name="ce8" office:value-type="float" office:value="41.564535">
            <text:p>41.56</text:p>
          </table:table-cell>
          <table:table-cell table:style-name="ce8" office:value-type="float" office:value="46.970012">
            <text:p>46.97</text:p>
          </table:table-cell>
          <table:table-cell table:style-name="ce8" office:value-type="float" office:value="45.877481">
            <text:p>45.88</text:p>
          </table:table-cell>
          <table:table-cell/>
          <table:table-cell table:style-name="ce5" office:value-type="string">
            <text:p>w/i</text:p>
          </table:table-cell>
          <table:table-cell table:style-name="ce8" office:value-type="float" office:value="4.190376">
            <text:p>4.19</text:p>
          </table:table-cell>
          <table:table-cell table:style-name="ce8" office:value-type="float" office:value="13.323512">
            <text:p>13.32</text:p>
          </table:table-cell>
          <table:table-cell table:style-name="ce8" office:value-type="float" office:value="27.303438">
            <text:p>27.30</text:p>
          </table:table-cell>
          <table:table-cell table:style-name="ce8" office:value-type="float" office:value="41.564535">
            <text:p>41.56</text:p>
          </table:table-cell>
          <table:table-cell table:style-name="ce8" office:value-type="float" office:value="46.970012">
            <text:p>46.97</text:p>
          </table:table-cell>
          <table:table-cell table:style-name="ce8" office:value-type="float" office:value="45.877481">
            <text:p>45.88</text:p>
          </table:table-cell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117]/[.B116])" office:value-type="float" office:value="0.965111027327234">
            <text:p>0.97</text:p>
          </table:table-cell>
          <table:table-cell table:style-name="ce8" table:formula="of:=([.C117]/[.C116])" office:value-type="float" office:value="0.942796867880691">
            <text:p>0.94</text:p>
          </table:table-cell>
          <table:table-cell table:style-name="ce8" table:formula="of:=([.D117]/[.D116])" office:value-type="float" office:value="0.97501668300596">
            <text:p>0.98</text:p>
          </table:table-cell>
          <table:table-cell table:style-name="ce8" table:formula="of:=([.E117]/[.E116])" office:value-type="float" office:value="1.01139525367203">
            <text:p>1.01</text:p>
          </table:table-cell>
          <table:table-cell table:style-name="ce8" table:formula="of:=([.F117]/[.F116])" office:value-type="float" office:value="0.992819782054871">
            <text:p>0.99</text:p>
          </table:table-cell>
          <table:table-cell table:style-name="ce8" table:formula="of:=([.G117]/[.G116])" office:value-type="float" office:value="0.991910298192002">
            <text:p>0.99</text:p>
          </table:table-cell>
          <table:table-cell/>
          <table:table-cell table:style-name="ce5" office:value-type="string">
            <text:p>sp</text:p>
          </table:table-cell>
          <table:table-cell table:style-name="ce8" table:formula="of:=([.J117]/[.J116])" office:value-type="float" office:value="0.965111027327234">
            <text:p>0.97</text:p>
          </table:table-cell>
          <table:table-cell table:style-name="ce8" table:formula="of:=([.K117]/[.K116])" office:value-type="float" office:value="0.942796867880691">
            <text:p>0.94</text:p>
          </table:table-cell>
          <table:table-cell table:style-name="ce8" table:formula="of:=([.L117]/[.L116])" office:value-type="float" office:value="0.97501668300596">
            <text:p>0.98</text:p>
          </table:table-cell>
          <table:table-cell table:style-name="ce8" table:formula="of:=([.M117]/[.M116])" office:value-type="float" office:value="1.01139525367203">
            <text:p>1.01</text:p>
          </table:table-cell>
          <table:table-cell table:style-name="ce8" table:formula="of:=([.N117]/[.N116])" office:value-type="float" office:value="0.992819782054871">
            <text:p>0.99</text:p>
          </table:table-cell>
          <table:table-cell table:style-name="ce8" table:formula="of:=([.O117]/[.O116])" office:value-type="float" office:value="0.991910298192002">
            <text:p>0.99</text:p>
          </table:table-cell>
        </table:table-row>
        <table:table-row table:style-name="ro2">
          <table:table-cell table:number-columns-repeated="8"/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6" office:value-type="string">
            <text:p>HD6970</text:p>
          </table:table-cell>
          <table:table-cell table:number-columns-repeated="7"/>
          <table:table-cell table:style-name="ce5" office:value-type="string">
            <text:p>w/o</text:p>
          </table:table-cell>
          <table:table-cell table:style-name="ce8" office:value-type="float" office:value="1.148436">
            <text:p>1.15</text:p>
          </table:table-cell>
          <table:table-cell table:style-name="ce8" office:value-type="float" office:value="4.043845">
            <text:p>4.04</text:p>
          </table:table-cell>
          <table:table-cell table:style-name="ce8" office:value-type="float" office:value="10.864258">
            <text:p>10.86</text:p>
          </table:table-cell>
          <table:table-cell table:style-name="ce8" office:value-type="float" office:value="25.224266">
            <text:p>25.22</text:p>
          </table:table-cell>
          <table:table-cell table:style-name="ce8" office:value-type="float" office:value="61.158185">
            <text:p>61.16</text:p>
          </table:table-cell>
          <table:table-cell table:style-name="ce8" office:value-type="float" office:value="82.553355">
            <text:p>82.55</text:p>
          </table:table-cell>
        </table:table-row>
        <table:table-row table:style-name="ro2">
          <table:table-cell/>
          <table:table-cell office:value-type="float" office:value="1.148436">
            <text:p>1.148436</text:p>
          </table:table-cell>
          <table:table-cell office:value-type="float" office:value="1.297981">
            <text:p>1.297981</text:p>
          </table:table-cell>
          <table:table-cell table:number-columns-repeated="5"/>
          <table:table-cell table:style-name="ce5" office:value-type="string">
            <text:p>w/i</text:p>
          </table:table-cell>
          <table:table-cell table:style-name="ce8" office:value-type="float" office:value="1.297981">
            <text:p>1.30</text:p>
          </table:table-cell>
          <table:table-cell table:style-name="ce8" office:value-type="float" office:value="4.691595">
            <text:p>4.69</text:p>
          </table:table-cell>
          <table:table-cell table:style-name="ce8" office:value-type="float" office:value="14.449979">
            <text:p>14.45</text:p>
          </table:table-cell>
          <table:table-cell table:style-name="ce8" office:value-type="float" office:value="44.606237">
            <text:p>44.61</text:p>
          </table:table-cell>
          <table:table-cell table:style-name="ce8" office:value-type="float" office:value="66.033879">
            <text:p>66.03</text:p>
          </table:table-cell>
          <table:table-cell table:style-name="ce8" office:value-type="float" office:value="82.668183">
            <text:p>82.67</text:p>
          </table:table-cell>
        </table:table-row>
        <table:table-row table:style-name="ro2">
          <table:table-cell/>
          <table:table-cell office:value-type="float" office:value="4.043845">
            <text:p>4.043845</text:p>
          </table:table-cell>
          <table:table-cell office:value-type="float" office:value="4.691595">
            <text:p>4.691595</text:p>
          </table:table-cell>
          <table:table-cell table:number-columns-repeated="5"/>
          <table:table-cell table:style-name="ce5" office:value-type="string">
            <text:p>sp</text:p>
          </table:table-cell>
          <table:table-cell table:style-name="ce8" table:formula="of:=([.J121]/[.J120])" office:value-type="float" office:value="1.1302162245001">
            <text:p>1.13</text:p>
          </table:table-cell>
          <table:table-cell table:style-name="ce8" table:formula="of:=([.K121]/[.K120])" office:value-type="float" office:value="1.16018170825044">
            <text:p>1.16</text:p>
          </table:table-cell>
          <table:table-cell table:style-name="ce8" table:formula="of:=([.L121]/[.L120])" office:value-type="float" office:value="1.3300474823039">
            <text:p>1.33</text:p>
          </table:table-cell>
          <table:table-cell table:style-name="ce8" table:formula="of:=([.M121]/[.M120])" office:value-type="float" office:value="1.76838592647255">
            <text:p>1.77</text:p>
          </table:table-cell>
          <table:table-cell table:style-name="ce8" table:formula="of:=([.N121]/[.N120])" office:value-type="float" office:value="1.07972267326115">
            <text:p>1.08</text:p>
          </table:table-cell>
          <table:table-cell table:style-name="ce8" table:formula="of:=([.O121]/[.O120])" office:value-type="float" office:value="1.00139095497694">
            <text:p>1.00</text:p>
          </table:table-cell>
        </table:table-row>
        <table:table-row table:style-name="ro2">
          <table:table-cell/>
          <table:table-cell office:value-type="float" office:value="10.864258">
            <text:p>10.864258</text:p>
          </table:table-cell>
          <table:table-cell office:value-type="float" office:value="14.449979">
            <text:p>14.449979</text:p>
          </table:table-cell>
          <table:table-cell table:number-columns-repeated="5"/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/>
          <table:table-cell office:value-type="float" office:value="25.224266">
            <text:p>25.224266</text:p>
          </table:table-cell>
          <table:table-cell office:value-type="float" office:value="44.606237">
            <text:p>44.606237</text:p>
          </table:table-cell>
          <table:table-cell table:number-columns-repeated="5"/>
          <table:table-cell table:style-name="ce5" office:value-type="string">
            <text:p>w/o</text:p>
          </table:table-cell>
          <table:table-cell table:style-name="ce8" office:value-type="float" office:value="6.576882">
            <text:p>6.58</text:p>
          </table:table-cell>
          <table:table-cell table:style-name="ce8" office:value-type="float" office:value="24.194273">
            <text:p>24.19</text:p>
          </table:table-cell>
          <table:table-cell table:style-name="ce8" office:value-type="float" office:value="72.020916">
            <text:p>72.02</text:p>
          </table:table-cell>
          <table:table-cell table:style-name="ce8" office:value-type="float" office:value="146.573408">
            <text:p>146.57</text:p>
          </table:table-cell>
          <table:table-cell table:style-name="ce8" office:value-type="float" office:value="222.43632">
            <text:p>222.44</text:p>
          </table:table-cell>
          <table:table-cell table:style-name="ce8" office:value-type="float" office:value="268.284808">
            <text:p>268.28</text:p>
          </table:table-cell>
        </table:table-row>
        <table:table-row table:style-name="ro2">
          <table:table-cell/>
          <table:table-cell office:value-type="float" office:value="61.158185">
            <text:p>61.158185</text:p>
          </table:table-cell>
          <table:table-cell office:value-type="float" office:value="66.033879">
            <text:p>66.033879</text:p>
          </table:table-cell>
          <table:table-cell table:number-columns-repeated="5"/>
          <table:table-cell table:style-name="ce5" office:value-type="string">
            <text:p>w/i</text:p>
          </table:table-cell>
          <table:table-cell table:style-name="ce8" office:value-type="float" office:value="6.524133">
            <text:p>6.52</text:p>
          </table:table-cell>
          <table:table-cell table:style-name="ce8" office:value-type="float" office:value="23.281479">
            <text:p>23.28</text:p>
          </table:table-cell>
          <table:table-cell table:style-name="ce8" office:value-type="float" office:value="66.321299">
            <text:p>66.32</text:p>
          </table:table-cell>
          <table:table-cell table:style-name="ce8" office:value-type="float" office:value="125.204017">
            <text:p>125.20</text:p>
          </table:table-cell>
          <table:table-cell table:style-name="ce8" office:value-type="float" office:value="177.09836">
            <text:p>177.10</text:p>
          </table:table-cell>
          <table:table-cell table:style-name="ce8" office:value-type="float" office:value="203.428672">
            <text:p>203.43</text:p>
          </table:table-cell>
        </table:table-row>
        <table:table-row table:style-name="ro2">
          <table:table-cell/>
          <table:table-cell office:value-type="float" office:value="82.553355">
            <text:p>82.553355</text:p>
          </table:table-cell>
          <table:table-cell office:value-type="float" office:value="82.668183">
            <text:p>82.668183</text:p>
          </table:table-cell>
          <table:table-cell table:number-columns-repeated="5"/>
          <table:table-cell table:style-name="ce5" office:value-type="string">
            <text:p>sp</text:p>
          </table:table-cell>
          <table:table-cell table:style-name="ce8" table:formula="of:=([.J125]/[.J124])" office:value-type="float" office:value="0.991979634118417">
            <text:p>0.99</text:p>
          </table:table-cell>
          <table:table-cell table:style-name="ce8" table:formula="of:=([.K125]/[.K124])" office:value-type="float" office:value="0.962272311302762">
            <text:p>0.96</text:p>
          </table:table-cell>
          <table:table-cell table:style-name="ce8" table:formula="of:=([.L125]/[.L124])" office:value-type="float" office:value="0.92086164247064">
            <text:p>0.92</text:p>
          </table:table-cell>
          <table:table-cell table:style-name="ce8" table:formula="of:=([.M125]/[.M124])" office:value-type="float" office:value="0.85420690361515">
            <text:p>0.85</text:p>
          </table:table-cell>
          <table:table-cell table:style-name="ce8" table:formula="of:=([.N125]/[.N124])" office:value-type="float" office:value="0.796175552625579">
            <text:p>0.80</text:p>
          </table:table-cell>
          <table:table-cell table:style-name="ce8" table:formula="of:=([.O125]/[.O124])" office:value-type="float" office:value="0.758256397432687">
            <text:p>0.76</text:p>
          </table:table-cell>
        </table:table-row>
        <table:table-row table:style-name="ro2"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1.148436">
            <text:p>1.15</text:p>
          </table:table-cell>
          <table:table-cell table:style-name="ce8" office:value-type="float" office:value="4.043845">
            <text:p>4.04</text:p>
          </table:table-cell>
          <table:table-cell table:style-name="ce8" office:value-type="float" office:value="10.864258">
            <text:p>10.86</text:p>
          </table:table-cell>
          <table:table-cell table:style-name="ce8" office:value-type="float" office:value="25.224266">
            <text:p>25.22</text:p>
          </table:table-cell>
          <table:table-cell table:style-name="ce8" office:value-type="float" office:value="61.158185">
            <text:p>61.16</text:p>
          </table:table-cell>
          <table:table-cell table:style-name="ce8" office:value-type="float" office:value="82.553355">
            <text:p>82.55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2.57455">
            <text:p>2.57</text:p>
          </table:table-cell>
          <table:table-cell table:style-name="ce8" office:value-type="float" office:value="7.419956">
            <text:p>7.42</text:p>
          </table:table-cell>
          <table:table-cell table:style-name="ce8" office:value-type="float" office:value="16.179339">
            <text:p>16.18</text:p>
          </table:table-cell>
          <table:table-cell table:style-name="ce8" office:value-type="float" office:value="24.155153">
            <text:p>24.16</text:p>
          </table:table-cell>
          <table:table-cell table:style-name="ce8" office:value-type="float" office:value="29.459011">
            <text:p>29.46</text:p>
          </table:table-cell>
          <table:table-cell table:style-name="ce8" office:value-type="float" office:value="18.853875">
            <text:p>18.85</text:p>
          </table:table-cell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1.297981">
            <text:p>1.30</text:p>
          </table:table-cell>
          <table:table-cell table:style-name="ce8" office:value-type="float" office:value="4.691595">
            <text:p>4.69</text:p>
          </table:table-cell>
          <table:table-cell table:style-name="ce8" office:value-type="float" office:value="14.449979">
            <text:p>14.45</text:p>
          </table:table-cell>
          <table:table-cell table:style-name="ce8" office:value-type="float" office:value="44.606237">
            <text:p>44.61</text:p>
          </table:table-cell>
          <table:table-cell table:style-name="ce8" office:value-type="float" office:value="66.033879">
            <text:p>66.03</text:p>
          </table:table-cell>
          <table:table-cell table:style-name="ce8" office:value-type="float" office:value="82.668183">
            <text:p>82.67</text:p>
          </table:table-cell>
          <table:table-cell/>
          <table:table-cell table:style-name="ce5" office:value-type="string">
            <text:p>w/i</text:p>
          </table:table-cell>
          <table:table-cell table:style-name="ce8" office:value-type="float" office:value="2.39803">
            <text:p>2.40</text:p>
          </table:table-cell>
          <table:table-cell table:style-name="ce8" office:value-type="float" office:value="5.473248">
            <text:p>5.47</text:p>
          </table:table-cell>
          <table:table-cell table:style-name="ce8" office:value-type="float" office:value="8.507665">
            <text:p>8.51</text:p>
          </table:table-cell>
          <table:table-cell table:style-name="ce8" office:value-type="float" office:value="10.558063">
            <text:p>10.56</text:p>
          </table:table-cell>
          <table:table-cell table:style-name="ce8" office:value-type="float" office:value="11.223492">
            <text:p>11.22</text:p>
          </table:table-cell>
          <table:table-cell table:style-name="ce8" office:value-type="float" office:value="9.318093">
            <text:p>9.32</text:p>
          </table:table-cell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129]/[.B128])" office:value-type="float" office:value="1.1302162245001">
            <text:p>1.13</text:p>
          </table:table-cell>
          <table:table-cell table:style-name="ce8" table:formula="of:=([.C129]/[.C128])" office:value-type="float" office:value="1.16018170825044">
            <text:p>1.16</text:p>
          </table:table-cell>
          <table:table-cell table:style-name="ce8" table:formula="of:=([.D129]/[.D128])" office:value-type="float" office:value="1.3300474823039">
            <text:p>1.33</text:p>
          </table:table-cell>
          <table:table-cell table:style-name="ce8" table:formula="of:=([.E129]/[.E128])" office:value-type="float" office:value="1.76838592647255">
            <text:p>1.77</text:p>
          </table:table-cell>
          <table:table-cell table:style-name="ce8" table:formula="of:=([.F129]/[.F128])" office:value-type="float" office:value="1.07972267326115">
            <text:p>1.08</text:p>
          </table:table-cell>
          <table:table-cell table:style-name="ce8" table:formula="of:=([.G129]/[.G128])" office:value-type="float" office:value="1.00139095497694">
            <text:p>1.00</text:p>
          </table:table-cell>
          <table:table-cell/>
          <table:table-cell table:style-name="ce5" office:value-type="string">
            <text:p>sp</text:p>
          </table:table-cell>
          <table:table-cell table:style-name="ce8" table:formula="of:=([.J129]/[.J128])" office:value-type="float" office:value="0.931436561729234">
            <text:p>0.93</text:p>
          </table:table-cell>
          <table:table-cell table:style-name="ce8" table:formula="of:=([.K129]/[.K128])" office:value-type="float" office:value="0.737638875486593">
            <text:p>0.74</text:p>
          </table:table-cell>
          <table:table-cell table:style-name="ce8" table:formula="of:=([.L129]/[.L128])" office:value-type="float" office:value="0.525835140731027">
            <text:p>0.53</text:p>
          </table:table-cell>
          <table:table-cell table:style-name="ce8" table:formula="of:=([.M129]/[.M128])" office:value-type="float" office:value="0.43709360897031">
            <text:p>0.44</text:p>
          </table:table-cell>
          <table:table-cell table:style-name="ce8" table:formula="of:=([.N129]/[.N128])" office:value-type="float" office:value="0.380986720837302">
            <text:p>0.38</text:p>
          </table:table-cell>
          <table:table-cell table:style-name="ce8" table:formula="of:=([.O129]/[.O128])" office:value-type="float" office:value="0.494226942737236">
            <text:p>0.49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GTX5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.576882">
            <text:p>6.576882</text:p>
          </table:table-cell>
          <table:table-cell office:value-type="float" office:value="6.524133">
            <text:p>6.5241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.194273">
            <text:p>24.194273</text:p>
          </table:table-cell>
          <table:table-cell office:value-type="float" office:value="23.281479">
            <text:p>23.2814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.020916">
            <text:p>72.020916</text:p>
          </table:table-cell>
          <table:table-cell office:value-type="float" office:value="66.321299">
            <text:p>66.3212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6.573408">
            <text:p>146.573408</text:p>
          </table:table-cell>
          <table:table-cell office:value-type="float" office:value="125.204017">
            <text:p>125.2040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2.43632">
            <text:p>222.43632</text:p>
          </table:table-cell>
          <table:table-cell office:value-type="float" office:value="177.09836">
            <text:p>177.098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8.284808">
            <text:p>268.284808</text:p>
          </table:table-cell>
          <table:table-cell office:value-type="float" office:value="203.428672">
            <text:p>203.428672</text:p>
          </table:table-cell>
          <table:table-cell table:number-columns-repeated="12"/>
        </table:table-row>
        <table:table-row table:style-name="ro2"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6.576882">
            <text:p>6.58</text:p>
          </table:table-cell>
          <table:table-cell table:style-name="ce8" office:value-type="float" office:value="24.194273">
            <text:p>24.19</text:p>
          </table:table-cell>
          <table:table-cell table:style-name="ce8" office:value-type="float" office:value="72.020916">
            <text:p>72.02</text:p>
          </table:table-cell>
          <table:table-cell table:style-name="ce8" office:value-type="float" office:value="146.573408">
            <text:p>146.57</text:p>
          </table:table-cell>
          <table:table-cell table:style-name="ce8" office:value-type="float" office:value="222.43632">
            <text:p>222.44</text:p>
          </table:table-cell>
          <table:table-cell table:style-name="ce8" office:value-type="float" office:value="268.284808">
            <text:p>268.28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6.524133">
            <text:p>6.52</text:p>
          </table:table-cell>
          <table:table-cell table:style-name="ce8" office:value-type="float" office:value="23.281479">
            <text:p>23.28</text:p>
          </table:table-cell>
          <table:table-cell table:style-name="ce8" office:value-type="float" office:value="66.321299">
            <text:p>66.32</text:p>
          </table:table-cell>
          <table:table-cell table:style-name="ce8" office:value-type="float" office:value="125.204017">
            <text:p>125.20</text:p>
          </table:table-cell>
          <table:table-cell table:style-name="ce8" office:value-type="float" office:value="177.09836">
            <text:p>177.10</text:p>
          </table:table-cell>
          <table:table-cell table:style-name="ce8" office:value-type="float" office:value="203.428672">
            <text:p>203.43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141]/[.B140])" office:value-type="float" office:value="0.991979634118417">
            <text:p>0.99</text:p>
          </table:table-cell>
          <table:table-cell table:style-name="ce8" table:formula="of:=([.C141]/[.C140])" office:value-type="float" office:value="0.962272311302762">
            <text:p>0.96</text:p>
          </table:table-cell>
          <table:table-cell table:style-name="ce8" table:formula="of:=([.D141]/[.D140])" office:value-type="float" office:value="0.92086164247064">
            <text:p>0.92</text:p>
          </table:table-cell>
          <table:table-cell table:style-name="ce8" table:formula="of:=([.E141]/[.E140])" office:value-type="float" office:value="0.85420690361515">
            <text:p>0.85</text:p>
          </table:table-cell>
          <table:table-cell table:style-name="ce8" table:formula="of:=([.F141]/[.F140])" office:value-type="float" office:value="0.796175552625579">
            <text:p>0.80</text:p>
          </table:table-cell>
          <table:table-cell table:style-name="ce8" table:formula="of:=([.G141]/[.G140])" office:value-type="float" office:value="0.758256397432687">
            <text:p>0.76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E562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57455">
            <text:p>2.57455</text:p>
          </table:table-cell>
          <table:table-cell office:value-type="float" office:value="2.39803">
            <text:p>2.398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.419956">
            <text:p>7.419956</text:p>
          </table:table-cell>
          <table:table-cell office:value-type="float" office:value="5.473248">
            <text:p>5.4732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.179339">
            <text:p>16.179339</text:p>
          </table:table-cell>
          <table:table-cell office:value-type="float" office:value="8.507665">
            <text:p>8.5076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.155153">
            <text:p>24.155153</text:p>
          </table:table-cell>
          <table:table-cell office:value-type="float" office:value="10.558063">
            <text:p>10.5580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.459011">
            <text:p>29.459011</text:p>
          </table:table-cell>
          <table:table-cell office:value-type="float" office:value="11.223492">
            <text:p>11.2234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.853875">
            <text:p>18.853875</text:p>
          </table:table-cell>
          <table:table-cell office:value-type="float" office:value="9.318093">
            <text:p>9.318093</text:p>
          </table:table-cell>
          <table:table-cell table:number-columns-repeated="12"/>
        </table:table-row>
        <table:table-row table:style-name="ro2"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2.57455">
            <text:p>2.57</text:p>
          </table:table-cell>
          <table:table-cell table:style-name="ce8" office:value-type="float" office:value="7.419956">
            <text:p>7.42</text:p>
          </table:table-cell>
          <table:table-cell table:style-name="ce8" office:value-type="float" office:value="16.179339">
            <text:p>16.18</text:p>
          </table:table-cell>
          <table:table-cell table:style-name="ce8" office:value-type="float" office:value="24.155153">
            <text:p>24.16</text:p>
          </table:table-cell>
          <table:table-cell table:style-name="ce8" office:value-type="float" office:value="29.459011">
            <text:p>29.46</text:p>
          </table:table-cell>
          <table:table-cell table:style-name="ce8" office:value-type="float" office:value="18.853875">
            <text:p>18.85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2.39803">
            <text:p>2.40</text:p>
          </table:table-cell>
          <table:table-cell table:style-name="ce8" office:value-type="float" office:value="5.473248">
            <text:p>5.47</text:p>
          </table:table-cell>
          <table:table-cell table:style-name="ce8" office:value-type="float" office:value="8.507665">
            <text:p>8.51</text:p>
          </table:table-cell>
          <table:table-cell table:style-name="ce8" office:value-type="float" office:value="10.558063">
            <text:p>10.56</text:p>
          </table:table-cell>
          <table:table-cell table:style-name="ce8" office:value-type="float" office:value="11.223492">
            <text:p>11.22</text:p>
          </table:table-cell>
          <table:table-cell table:style-name="ce8" office:value-type="float" office:value="9.318093">
            <text:p>9.32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153]/[.B152])" office:value-type="float" office:value="0.931436561729234">
            <text:p>0.93</text:p>
          </table:table-cell>
          <table:table-cell table:style-name="ce8" table:formula="of:=([.C153]/[.C152])" office:value-type="float" office:value="0.737638875486593">
            <text:p>0.74</text:p>
          </table:table-cell>
          <table:table-cell table:style-name="ce8" table:formula="of:=([.D153]/[.D152])" office:value-type="float" office:value="0.525835140731027">
            <text:p>0.53</text:p>
          </table:table-cell>
          <table:table-cell table:style-name="ce8" table:formula="of:=([.E153]/[.E152])" office:value-type="float" office:value="0.43709360897031">
            <text:p>0.44</text:p>
          </table:table-cell>
          <table:table-cell table:style-name="ce8" table:formula="of:=([.F153]/[.F152])" office:value-type="float" office:value="0.380986720837302">
            <text:p>0.38</text:p>
          </table:table-cell>
          <table:table-cell table:style-name="ce8" table:formula="of:=([.G153]/[.G152])" office:value-type="float" office:value="0.494226942737236">
            <text:p>0.49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1" table:number-columns-repeated="7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MAP-11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GTX2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.682747">
            <text:p>3.682747</text:p>
          </table:table-cell>
          <table:table-cell office:value-type="float" office:value="3.996062">
            <text:p>3.99606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.181232">
            <text:p>6.181232</text:p>
          </table:table-cell>
          <table:table-cell office:value-type="float" office:value="12.05571">
            <text:p>12.055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372053">
            <text:p>3.372053</text:p>
          </table:table-cell>
          <table:table-cell office:value-type="float" office:value="21.693945">
            <text:p>21.6939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361645">
            <text:p>3.361645</text:p>
          </table:table-cell>
          <table:table-cell office:value-type="float" office:value="27.006004">
            <text:p>27.00600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819236">
            <text:p>2.819236</text:p>
          </table:table-cell>
          <table:table-cell office:value-type="float" office:value="26.614412">
            <text:p>26.6144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39004">
            <text:p>1.439004</text:p>
          </table:table-cell>
          <table:table-cell office:value-type="float" office:value="20.733282">
            <text:p>20.733282</text:p>
          </table:table-cell>
          <table:table-cell table:number-columns-repeated="12"/>
        </table:table-row>
        <table:table-row table:style-name="ro2"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3.682747">
            <text:p>3.68</text:p>
          </table:table-cell>
          <table:table-cell table:style-name="ce8" office:value-type="float" office:value="6.181232">
            <text:p>6.18</text:p>
          </table:table-cell>
          <table:table-cell table:style-name="ce8" office:value-type="float" office:value="3.372053">
            <text:p>3.37</text:p>
          </table:table-cell>
          <table:table-cell table:style-name="ce8" office:value-type="float" office:value="3.361645">
            <text:p>3.36</text:p>
          </table:table-cell>
          <table:table-cell table:style-name="ce8" office:value-type="float" office:value="2.819236">
            <text:p>2.82</text:p>
          </table:table-cell>
          <table:table-cell table:style-name="ce8" office:value-type="float" office:value="1.439004">
            <text:p>1.44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3.682747">
            <text:p>3.68</text:p>
          </table:table-cell>
          <table:table-cell table:style-name="ce8" office:value-type="float" office:value="6.181232">
            <text:p>6.18</text:p>
          </table:table-cell>
          <table:table-cell table:style-name="ce8" office:value-type="float" office:value="3.372053">
            <text:p>3.37</text:p>
          </table:table-cell>
          <table:table-cell table:style-name="ce8" office:value-type="float" office:value="3.361645">
            <text:p>3.36</text:p>
          </table:table-cell>
          <table:table-cell table:style-name="ce8" office:value-type="float" office:value="2.819236">
            <text:p>2.82</text:p>
          </table:table-cell>
          <table:table-cell table:style-name="ce8" office:value-type="float" office:value="1.439004">
            <text:p>1.44</text:p>
          </table:table-cell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3.996062">
            <text:p>4.00</text:p>
          </table:table-cell>
          <table:table-cell table:style-name="ce8" office:value-type="float" office:value="12.05571">
            <text:p>12.06</text:p>
          </table:table-cell>
          <table:table-cell table:style-name="ce8" office:value-type="float" office:value="21.693945">
            <text:p>21.69</text:p>
          </table:table-cell>
          <table:table-cell table:style-name="ce8" office:value-type="float" office:value="27.006004">
            <text:p>27.01</text:p>
          </table:table-cell>
          <table:table-cell table:style-name="ce8" office:value-type="float" office:value="26.614412">
            <text:p>26.61</text:p>
          </table:table-cell>
          <table:table-cell table:style-name="ce8" office:value-type="float" office:value="20.733282">
            <text:p>20.73</text:p>
          </table:table-cell>
          <table:table-cell/>
          <table:table-cell table:style-name="ce5" office:value-type="string">
            <text:p>w/i</text:p>
          </table:table-cell>
          <table:table-cell table:style-name="ce8" office:value-type="float" office:value="3.996062">
            <text:p>4.00</text:p>
          </table:table-cell>
          <table:table-cell table:style-name="ce8" office:value-type="float" office:value="12.05571">
            <text:p>12.06</text:p>
          </table:table-cell>
          <table:table-cell table:style-name="ce8" office:value-type="float" office:value="21.693945">
            <text:p>21.69</text:p>
          </table:table-cell>
          <table:table-cell table:style-name="ce8" office:value-type="float" office:value="27.006004">
            <text:p>27.01</text:p>
          </table:table-cell>
          <table:table-cell table:style-name="ce8" office:value-type="float" office:value="26.614412">
            <text:p>26.61</text:p>
          </table:table-cell>
          <table:table-cell table:style-name="ce8" office:value-type="float" office:value="20.733282">
            <text:p>20.73</text:p>
          </table:table-cell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169]/[.B168])" office:value-type="float" office:value="1.08507643886479">
            <text:p>1.09</text:p>
          </table:table-cell>
          <table:table-cell table:style-name="ce8" table:formula="of:=([.C169]/[.C168])" office:value-type="float" office:value="1.95037332363516">
            <text:p>1.95</text:p>
          </table:table-cell>
          <table:table-cell table:style-name="ce8" table:formula="of:=([.D169]/[.D168])" office:value-type="float" office:value="6.43345315153706">
            <text:p>6.43</text:p>
          </table:table-cell>
          <table:table-cell table:style-name="ce8" table:formula="of:=([.E169]/[.E168])" office:value-type="float" office:value="8.03356808943241">
            <text:p>8.03</text:p>
          </table:table-cell>
          <table:table-cell table:style-name="ce8" table:formula="of:=([.F169]/[.F168])" office:value-type="float" office:value="9.440292334519">
            <text:p>9.44</text:p>
          </table:table-cell>
          <table:table-cell table:style-name="ce8" table:formula="of:=([.G169]/[.G168])" office:value-type="float" office:value="14.4080780873437">
            <text:p>14.41</text:p>
          </table:table-cell>
          <table:table-cell/>
          <table:table-cell table:style-name="ce5" office:value-type="string">
            <text:p>sp</text:p>
          </table:table-cell>
          <table:table-cell table:style-name="ce8" table:formula="of:=([.J169]/[.J168])" office:value-type="float" office:value="1.08507643886479">
            <text:p>1.09</text:p>
          </table:table-cell>
          <table:table-cell table:style-name="ce8" table:formula="of:=([.K169]/[.K168])" office:value-type="float" office:value="1.95037332363516">
            <text:p>1.95</text:p>
          </table:table-cell>
          <table:table-cell table:style-name="ce8" table:formula="of:=([.L169]/[.L168])" office:value-type="float" office:value="6.43345315153706">
            <text:p>6.43</text:p>
          </table:table-cell>
          <table:table-cell table:style-name="ce8" table:formula="of:=([.M169]/[.M168])" office:value-type="float" office:value="8.03356808943241">
            <text:p>8.03</text:p>
          </table:table-cell>
          <table:table-cell table:style-name="ce8" table:formula="of:=([.N169]/[.N168])" office:value-type="float" office:value="9.440292334519">
            <text:p>9.44</text:p>
          </table:table-cell>
          <table:table-cell table:style-name="ce8" table:formula="of:=([.O169]/[.O168])" office:value-type="float" office:value="14.4080780873437">
            <text:p>14.41</text:p>
          </table:table-cell>
        </table:table-row>
        <table:table-row table:style-name="ro2">
          <table:table-cell table:number-columns-repeated="8"/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6" office:value-type="string">
            <text:p>HD6970</text:p>
          </table:table-cell>
          <table:table-cell table:number-columns-repeated="7"/>
          <table:table-cell table:style-name="ce5" office:value-type="string">
            <text:p>w/o</text:p>
          </table:table-cell>
          <table:table-cell table:style-name="ce8" office:value-type="float" office:value="1.099875">
            <text:p>1.10</text:p>
          </table:table-cell>
          <table:table-cell table:style-name="ce8" office:value-type="float" office:value="2.795293">
            <text:p>2.80</text:p>
          </table:table-cell>
          <table:table-cell table:style-name="ce8" office:value-type="float" office:value="9.45851">
            <text:p>9.46</text:p>
          </table:table-cell>
          <table:table-cell table:style-name="ce8" office:value-type="float" office:value="13.392216">
            <text:p>13.39</text:p>
          </table:table-cell>
          <table:table-cell table:style-name="ce8" office:value-type="float" office:value="10.817272">
            <text:p>10.82</text:p>
          </table:table-cell>
          <table:table-cell table:style-name="ce8" office:value-type="float" office:value="10.070003">
            <text:p>10.07</text:p>
          </table:table-cell>
        </table:table-row>
        <table:table-row table:style-name="ro2">
          <table:table-cell/>
          <table:table-cell office:value-type="float" office:value="1.099875">
            <text:p>1.099875</text:p>
          </table:table-cell>
          <table:table-cell office:value-type="float" office:value="1.330931">
            <text:p>1.330931</text:p>
          </table:table-cell>
          <table:table-cell table:number-columns-repeated="5"/>
          <table:table-cell table:style-name="ce5" office:value-type="string">
            <text:p>w/i</text:p>
          </table:table-cell>
          <table:table-cell table:style-name="ce8" office:value-type="float" office:value="1.330931">
            <text:p>1.33</text:p>
          </table:table-cell>
          <table:table-cell table:style-name="ce8" office:value-type="float" office:value="3.904729">
            <text:p>3.90</text:p>
          </table:table-cell>
          <table:table-cell table:style-name="ce8" office:value-type="float" office:value="13.713178">
            <text:p>13.71</text:p>
          </table:table-cell>
          <table:table-cell table:style-name="ce8" office:value-type="float" office:value="18.704878">
            <text:p>18.70</text:p>
          </table:table-cell>
          <table:table-cell table:style-name="ce8" office:value-type="float" office:value="10.961705">
            <text:p>10.96</text:p>
          </table:table-cell>
          <table:table-cell table:style-name="ce8" office:value-type="float" office:value="10.308604">
            <text:p>10.31</text:p>
          </table:table-cell>
        </table:table-row>
        <table:table-row table:style-name="ro2">
          <table:table-cell/>
          <table:table-cell office:value-type="float" office:value="2.795293">
            <text:p>2.795293</text:p>
          </table:table-cell>
          <table:table-cell office:value-type="float" office:value="3.904729">
            <text:p>3.904729</text:p>
          </table:table-cell>
          <table:table-cell table:number-columns-repeated="5"/>
          <table:table-cell table:style-name="ce5" office:value-type="string">
            <text:p>sp</text:p>
          </table:table-cell>
          <table:table-cell table:style-name="ce8" table:formula="of:=([.J173]/[.J172])" office:value-type="float" office:value="1.21007478122514">
            <text:p>1.21</text:p>
          </table:table-cell>
          <table:table-cell table:style-name="ce8" table:formula="of:=([.K173]/[.K172])" office:value-type="float" office:value="1.39689435061012">
            <text:p>1.40</text:p>
          </table:table-cell>
          <table:table-cell table:style-name="ce8" table:formula="of:=([.L173]/[.L172])" office:value-type="float" office:value="1.44982433808285">
            <text:p>1.45</text:p>
          </table:table-cell>
          <table:table-cell table:style-name="ce8" table:formula="of:=([.M173]/[.M172])" office:value-type="float" office:value="1.39669775338152">
            <text:p>1.40</text:p>
          </table:table-cell>
          <table:table-cell table:style-name="ce8" table:formula="of:=([.N173]/[.N172])" office:value-type="float" office:value="1.01335207250035">
            <text:p>1.01</text:p>
          </table:table-cell>
          <table:table-cell table:style-name="ce8" table:formula="of:=([.O173]/[.O172])" office:value-type="float" office:value="1.02369423325892">
            <text:p>1.02</text:p>
          </table:table-cell>
        </table:table-row>
        <table:table-row table:style-name="ro2">
          <table:table-cell/>
          <table:table-cell office:value-type="float" office:value="9.45851">
            <text:p>9.45851</text:p>
          </table:table-cell>
          <table:table-cell office:value-type="float" office:value="13.713178">
            <text:p>13.713178</text:p>
          </table:table-cell>
          <table:table-cell table:number-columns-repeated="5"/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/>
          <table:table-cell office:value-type="float" office:value="13.392216">
            <text:p>13.392216</text:p>
          </table:table-cell>
          <table:table-cell office:value-type="float" office:value="18.704878">
            <text:p>18.704878</text:p>
          </table:table-cell>
          <table:table-cell table:number-columns-repeated="5"/>
          <table:table-cell table:style-name="ce5" office:value-type="string">
            <text:p>w/o</text:p>
          </table:table-cell>
          <table:table-cell table:style-name="ce8" office:value-type="float" office:value="6.38448">
            <text:p>6.38</text:p>
          </table:table-cell>
          <table:table-cell table:style-name="ce8" office:value-type="float" office:value="22.095726">
            <text:p>22.10</text:p>
          </table:table-cell>
          <table:table-cell table:style-name="ce8" office:value-type="float" office:value="50.606425">
            <text:p>50.61</text:p>
          </table:table-cell>
          <table:table-cell table:style-name="ce8" office:value-type="float" office:value="79.551163">
            <text:p>79.55</text:p>
          </table:table-cell>
          <table:table-cell table:style-name="ce8" office:value-type="float" office:value="96.637595">
            <text:p>96.64</text:p>
          </table:table-cell>
          <table:table-cell table:style-name="ce8" office:value-type="float" office:value="93.165371">
            <text:p>93.17</text:p>
          </table:table-cell>
        </table:table-row>
        <table:table-row table:style-name="ro2">
          <table:table-cell/>
          <table:table-cell office:value-type="float" office:value="10.817272">
            <text:p>10.817272</text:p>
          </table:table-cell>
          <table:table-cell office:value-type="float" office:value="10.961705">
            <text:p>10.961705</text:p>
          </table:table-cell>
          <table:table-cell table:number-columns-repeated="5"/>
          <table:table-cell table:style-name="ce5" office:value-type="string">
            <text:p>w/i</text:p>
          </table:table-cell>
          <table:table-cell table:style-name="ce8" office:value-type="float" office:value="6.466766">
            <text:p>6.47</text:p>
          </table:table-cell>
          <table:table-cell table:style-name="ce8" office:value-type="float" office:value="22.984948">
            <text:p>22.98</text:p>
          </table:table-cell>
          <table:table-cell table:style-name="ce8" office:value-type="float" office:value="56.073729">
            <text:p>56.07</text:p>
          </table:table-cell>
          <table:table-cell table:style-name="ce8" office:value-type="float" office:value="94.22404">
            <text:p>94.22</text:p>
          </table:table-cell>
          <table:table-cell table:style-name="ce8" office:value-type="float" office:value="115.251825">
            <text:p>115.25</text:p>
          </table:table-cell>
          <table:table-cell table:style-name="ce8" office:value-type="float" office:value="121.554245">
            <text:p>121.55</text:p>
          </table:table-cell>
        </table:table-row>
        <table:table-row table:style-name="ro2">
          <table:table-cell/>
          <table:table-cell office:value-type="float" office:value="10.070003">
            <text:p>10.070003</text:p>
          </table:table-cell>
          <table:table-cell office:value-type="float" office:value="10.308604">
            <text:p>10.308604</text:p>
          </table:table-cell>
          <table:table-cell table:number-columns-repeated="5"/>
          <table:table-cell table:style-name="ce5" office:value-type="string">
            <text:p>sp</text:p>
          </table:table-cell>
          <table:table-cell table:style-name="ce8" table:formula="of:=([.J177]/[.J176])" office:value-type="float" office:value="1.01288844197178">
            <text:p>1.01</text:p>
          </table:table-cell>
          <table:table-cell table:style-name="ce8" table:formula="of:=([.K177]/[.K176])" office:value-type="float" office:value="1.04024407254145">
            <text:p>1.04</text:p>
          </table:table-cell>
          <table:table-cell table:style-name="ce8" table:formula="of:=([.L177]/[.L176])" office:value-type="float" office:value="1.10803576818556">
            <text:p>1.11</text:p>
          </table:table-cell>
          <table:table-cell table:style-name="ce8" table:formula="of:=([.M177]/[.M176])" office:value-type="float" office:value="1.18444578868068">
            <text:p>1.18</text:p>
          </table:table-cell>
          <table:table-cell table:style-name="ce8" table:formula="of:=([.N177]/[.N176])" office:value-type="float" office:value="1.19261892848223">
            <text:p>1.19</text:p>
          </table:table-cell>
          <table:table-cell table:style-name="ce8" table:formula="of:=([.O177]/[.O176])" office:value-type="float" office:value="1.30471487093633">
            <text:p>1.30</text:p>
          </table:table-cell>
        </table:table-row>
        <table:table-row table:style-name="ro2"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1.099875">
            <text:p>1.10</text:p>
          </table:table-cell>
          <table:table-cell table:style-name="ce8" office:value-type="float" office:value="2.795293">
            <text:p>2.80</text:p>
          </table:table-cell>
          <table:table-cell table:style-name="ce8" office:value-type="float" office:value="9.45851">
            <text:p>9.46</text:p>
          </table:table-cell>
          <table:table-cell table:style-name="ce8" office:value-type="float" office:value="13.392216">
            <text:p>13.39</text:p>
          </table:table-cell>
          <table:table-cell table:style-name="ce8" office:value-type="float" office:value="10.817272">
            <text:p>10.82</text:p>
          </table:table-cell>
          <table:table-cell table:style-name="ce8" office:value-type="float" office:value="10.070003">
            <text:p>10.07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2.681405">
            <text:p>2.68</text:p>
          </table:table-cell>
          <table:table-cell table:style-name="ce8" office:value-type="float" office:value="6.45045">
            <text:p>6.45</text:p>
          </table:table-cell>
          <table:table-cell table:style-name="ce8" office:value-type="float" office:value="12.632071">
            <text:p>12.63</text:p>
          </table:table-cell>
          <table:table-cell table:style-name="ce8" office:value-type="float" office:value="16.226789">
            <text:p>16.23</text:p>
          </table:table-cell>
          <table:table-cell table:style-name="ce8" office:value-type="float" office:value="13.382058">
            <text:p>13.38</text:p>
          </table:table-cell>
          <table:table-cell table:style-name="ce8" office:value-type="float" office:value="11.627528">
            <text:p>11.63</text:p>
          </table:table-cell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1.330931">
            <text:p>1.33</text:p>
          </table:table-cell>
          <table:table-cell table:style-name="ce8" office:value-type="float" office:value="3.904729">
            <text:p>3.90</text:p>
          </table:table-cell>
          <table:table-cell table:style-name="ce8" office:value-type="float" office:value="13.713178">
            <text:p>13.71</text:p>
          </table:table-cell>
          <table:table-cell table:style-name="ce8" office:value-type="float" office:value="18.704878">
            <text:p>18.70</text:p>
          </table:table-cell>
          <table:table-cell table:style-name="ce8" office:value-type="float" office:value="10.961705">
            <text:p>10.96</text:p>
          </table:table-cell>
          <table:table-cell table:style-name="ce8" office:value-type="float" office:value="10.308604">
            <text:p>10.31</text:p>
          </table:table-cell>
          <table:table-cell/>
          <table:table-cell table:style-name="ce5" office:value-type="string">
            <text:p>w/i</text:p>
          </table:table-cell>
          <table:table-cell table:style-name="ce8" office:value-type="float" office:value="2.460115">
            <text:p>2.46</text:p>
          </table:table-cell>
          <table:table-cell table:style-name="ce8" office:value-type="float" office:value="5.662449">
            <text:p>5.66</text:p>
          </table:table-cell>
          <table:table-cell table:style-name="ce8" office:value-type="float" office:value="9.170227">
            <text:p>9.17</text:p>
          </table:table-cell>
          <table:table-cell table:style-name="ce8" office:value-type="float" office:value="11.366971">
            <text:p>11.37</text:p>
          </table:table-cell>
          <table:table-cell table:style-name="ce8" office:value-type="float" office:value="8.953077">
            <text:p>8.95</text:p>
          </table:table-cell>
          <table:table-cell table:style-name="ce8" office:value-type="float" office:value="8.283915">
            <text:p>8.28</text:p>
          </table:table-cell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181]/[.B180])" office:value-type="float" office:value="1.21007478122514">
            <text:p>1.21</text:p>
          </table:table-cell>
          <table:table-cell table:style-name="ce8" table:formula="of:=([.C181]/[.C180])" office:value-type="float" office:value="1.39689435061012">
            <text:p>1.40</text:p>
          </table:table-cell>
          <table:table-cell table:style-name="ce8" table:formula="of:=([.D181]/[.D180])" office:value-type="float" office:value="1.44982433808285">
            <text:p>1.45</text:p>
          </table:table-cell>
          <table:table-cell table:style-name="ce8" table:formula="of:=([.E181]/[.E180])" office:value-type="float" office:value="1.39669775338152">
            <text:p>1.40</text:p>
          </table:table-cell>
          <table:table-cell table:style-name="ce8" table:formula="of:=([.F181]/[.F180])" office:value-type="float" office:value="1.01335207250035">
            <text:p>1.01</text:p>
          </table:table-cell>
          <table:table-cell table:style-name="ce8" table:formula="of:=([.G181]/[.G180])" office:value-type="float" office:value="1.02369423325892">
            <text:p>1.02</text:p>
          </table:table-cell>
          <table:table-cell/>
          <table:table-cell table:style-name="ce5" office:value-type="string">
            <text:p>sp</text:p>
          </table:table-cell>
          <table:table-cell table:style-name="ce8" table:formula="of:=([.J181]/[.J180])" office:value-type="float" office:value="0.917472369895633">
            <text:p>0.92</text:p>
          </table:table-cell>
          <table:table-cell table:style-name="ce8" table:formula="of:=([.K181]/[.K180])" office:value-type="float" office:value="0.877837825268004">
            <text:p>0.88</text:p>
          </table:table-cell>
          <table:table-cell table:style-name="ce8" table:formula="of:=([.L181]/[.L180])" office:value-type="float" office:value="0.725948025466291">
            <text:p>0.73</text:p>
          </table:table-cell>
          <table:table-cell table:style-name="ce8" table:formula="of:=([.M181]/[.M180])" office:value-type="float" office:value="0.700506489608018">
            <text:p>0.70</text:p>
          </table:table-cell>
          <table:table-cell table:style-name="ce8" table:formula="of:=([.N181]/[.N180])" office:value-type="float" office:value="0.669035883718334">
            <text:p>0.67</text:p>
          </table:table-cell>
          <table:table-cell table:style-name="ce8" table:formula="of:=([.O181]/[.O180])" office:value-type="float" office:value="0.712439909841542">
            <text:p>0.7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GTX5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.38448">
            <text:p>6.38448</text:p>
          </table:table-cell>
          <table:table-cell office:value-type="float" office:value="6.466766">
            <text:p>6.4667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.095726">
            <text:p>22.095726</text:p>
          </table:table-cell>
          <table:table-cell office:value-type="float" office:value="22.984948">
            <text:p>22.9849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.606425">
            <text:p>50.606425</text:p>
          </table:table-cell>
          <table:table-cell office:value-type="float" office:value="56.073729">
            <text:p>56.07372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.551163">
            <text:p>79.551163</text:p>
          </table:table-cell>
          <table:table-cell office:value-type="float" office:value="94.22404">
            <text:p>94.2240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.637595">
            <text:p>96.637595</text:p>
          </table:table-cell>
          <table:table-cell office:value-type="float" office:value="115.251825">
            <text:p>115.2518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3.165371">
            <text:p>93.165371</text:p>
          </table:table-cell>
          <table:table-cell office:value-type="float" office:value="121.554245">
            <text:p>121.554245</text:p>
          </table:table-cell>
          <table:table-cell table:number-columns-repeated="12"/>
        </table:table-row>
        <table:table-row table:style-name="ro2"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6.38448">
            <text:p>6.38</text:p>
          </table:table-cell>
          <table:table-cell table:style-name="ce8" office:value-type="float" office:value="22.095726">
            <text:p>22.10</text:p>
          </table:table-cell>
          <table:table-cell table:style-name="ce8" office:value-type="float" office:value="50.606425">
            <text:p>50.61</text:p>
          </table:table-cell>
          <table:table-cell table:style-name="ce8" office:value-type="float" office:value="79.551163">
            <text:p>79.55</text:p>
          </table:table-cell>
          <table:table-cell table:style-name="ce8" office:value-type="float" office:value="96.637595">
            <text:p>96.64</text:p>
          </table:table-cell>
          <table:table-cell table:style-name="ce8" office:value-type="float" office:value="93.165371">
            <text:p>93.17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6.466766">
            <text:p>6.47</text:p>
          </table:table-cell>
          <table:table-cell table:style-name="ce8" office:value-type="float" office:value="22.984948">
            <text:p>22.98</text:p>
          </table:table-cell>
          <table:table-cell table:style-name="ce8" office:value-type="float" office:value="56.073729">
            <text:p>56.07</text:p>
          </table:table-cell>
          <table:table-cell table:style-name="ce8" office:value-type="float" office:value="94.22404">
            <text:p>94.22</text:p>
          </table:table-cell>
          <table:table-cell table:style-name="ce8" office:value-type="float" office:value="115.251825">
            <text:p>115.25</text:p>
          </table:table-cell>
          <table:table-cell table:style-name="ce8" office:value-type="float" office:value="121.554245">
            <text:p>121.55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193]/[.B192])" office:value-type="float" office:value="1.01288844197178">
            <text:p>1.01</text:p>
          </table:table-cell>
          <table:table-cell table:style-name="ce8" table:formula="of:=([.C193]/[.C192])" office:value-type="float" office:value="1.04024407254145">
            <text:p>1.04</text:p>
          </table:table-cell>
          <table:table-cell table:style-name="ce8" table:formula="of:=([.D193]/[.D192])" office:value-type="float" office:value="1.10803576818556">
            <text:p>1.11</text:p>
          </table:table-cell>
          <table:table-cell table:style-name="ce8" table:formula="of:=([.E193]/[.E192])" office:value-type="float" office:value="1.18444578868068">
            <text:p>1.18</text:p>
          </table:table-cell>
          <table:table-cell table:style-name="ce8" table:formula="of:=([.F193]/[.F192])" office:value-type="float" office:value="1.19261892848223">
            <text:p>1.19</text:p>
          </table:table-cell>
          <table:table-cell table:style-name="ce8" table:formula="of:=([.G193]/[.G192])" office:value-type="float" office:value="1.30471487093633">
            <text:p>1.30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E562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681405">
            <text:p>2.681405</text:p>
          </table:table-cell>
          <table:table-cell office:value-type="float" office:value="2.460115">
            <text:p>2.4601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.45045">
            <text:p>6.45045</text:p>
          </table:table-cell>
          <table:table-cell office:value-type="float" office:value="5.662449">
            <text:p>5.66244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.632071">
            <text:p>12.632071</text:p>
          </table:table-cell>
          <table:table-cell office:value-type="float" office:value="9.170227">
            <text:p>9.17022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.226789">
            <text:p>16.226789</text:p>
          </table:table-cell>
          <table:table-cell office:value-type="float" office:value="11.366971">
            <text:p>11.3669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.382058">
            <text:p>13.382058</text:p>
          </table:table-cell>
          <table:table-cell office:value-type="float" office:value="8.953077">
            <text:p>8.9530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.627528">
            <text:p>11.627528</text:p>
          </table:table-cell>
          <table:table-cell office:value-type="float" office:value="8.283915">
            <text:p>8.283915</text:p>
          </table:table-cell>
          <table:table-cell table:number-columns-repeated="12"/>
        </table:table-row>
        <table:table-row table:style-name="ro2"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2.681405">
            <text:p>2.68</text:p>
          </table:table-cell>
          <table:table-cell table:style-name="ce8" office:value-type="float" office:value="6.45045">
            <text:p>6.45</text:p>
          </table:table-cell>
          <table:table-cell table:style-name="ce8" office:value-type="float" office:value="12.632071">
            <text:p>12.63</text:p>
          </table:table-cell>
          <table:table-cell table:style-name="ce8" office:value-type="float" office:value="16.226789">
            <text:p>16.23</text:p>
          </table:table-cell>
          <table:table-cell table:style-name="ce8" office:value-type="float" office:value="13.382058">
            <text:p>13.38</text:p>
          </table:table-cell>
          <table:table-cell table:style-name="ce8" office:value-type="float" office:value="11.627528">
            <text:p>11.63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2.460115">
            <text:p>2.46</text:p>
          </table:table-cell>
          <table:table-cell table:style-name="ce8" office:value-type="float" office:value="5.662449">
            <text:p>5.66</text:p>
          </table:table-cell>
          <table:table-cell table:style-name="ce8" office:value-type="float" office:value="9.170227">
            <text:p>9.17</text:p>
          </table:table-cell>
          <table:table-cell table:style-name="ce8" office:value-type="float" office:value="11.366971">
            <text:p>11.37</text:p>
          </table:table-cell>
          <table:table-cell table:style-name="ce8" office:value-type="float" office:value="8.953077">
            <text:p>8.95</text:p>
          </table:table-cell>
          <table:table-cell table:style-name="ce8" office:value-type="float" office:value="8.283915">
            <text:p>8.28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205]/[.B204])" office:value-type="float" office:value="0.917472369895633">
            <text:p>0.92</text:p>
          </table:table-cell>
          <table:table-cell table:style-name="ce8" table:formula="of:=([.C205]/[.C204])" office:value-type="float" office:value="0.877837825268004">
            <text:p>0.88</text:p>
          </table:table-cell>
          <table:table-cell table:style-name="ce8" table:formula="of:=([.D205]/[.D204])" office:value-type="float" office:value="0.725948025466291">
            <text:p>0.73</text:p>
          </table:table-cell>
          <table:table-cell table:style-name="ce8" table:formula="of:=([.E205]/[.E204])" office:value-type="float" office:value="0.700506489608018">
            <text:p>0.70</text:p>
          </table:table-cell>
          <table:table-cell table:style-name="ce8" table:formula="of:=([.F205]/[.F204])" office:value-type="float" office:value="0.669035883718334">
            <text:p>0.67</text:p>
          </table:table-cell>
          <table:table-cell table:style-name="ce8" table:formula="of:=([.G205]/[.G204])" office:value-type="float" office:value="0.712439909841542">
            <text:p>0.71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1" table:number-columns-repeated="7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MAP-112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GTX2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.790391">
            <text:p>3.790391</text:p>
          </table:table-cell>
          <table:table-cell office:value-type="float" office:value="3.851574">
            <text:p>3.8515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.105663">
            <text:p>6.105663</text:p>
          </table:table-cell>
          <table:table-cell office:value-type="float" office:value="10.8322">
            <text:p>10.83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317653">
            <text:p>3.317653</text:p>
          </table:table-cell>
          <table:table-cell office:value-type="float" office:value="15.723266">
            <text:p>15.7232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152628">
            <text:p>3.152628</text:p>
          </table:table-cell>
          <table:table-cell office:value-type="float" office:value="15.882066">
            <text:p>15.8820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456668">
            <text:p>2.456668</text:p>
          </table:table-cell>
          <table:table-cell office:value-type="float" office:value="14.381725">
            <text:p>14.3817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80986">
            <text:p>1.380986</text:p>
          </table:table-cell>
          <table:table-cell office:value-type="float" office:value="10.997226">
            <text:p>10.997226</text:p>
          </table:table-cell>
          <table:table-cell table:number-columns-repeated="12"/>
        </table:table-row>
        <table:table-row table:style-name="ro2"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3.790391">
            <text:p>3.79</text:p>
          </table:table-cell>
          <table:table-cell table:style-name="ce8" office:value-type="float" office:value="6.105663">
            <text:p>6.11</text:p>
          </table:table-cell>
          <table:table-cell table:style-name="ce8" office:value-type="float" office:value="3.317653">
            <text:p>3.32</text:p>
          </table:table-cell>
          <table:table-cell table:style-name="ce8" office:value-type="float" office:value="3.152628">
            <text:p>3.15</text:p>
          </table:table-cell>
          <table:table-cell table:style-name="ce8" office:value-type="float" office:value="2.456668">
            <text:p>2.46</text:p>
          </table:table-cell>
          <table:table-cell table:style-name="ce8" office:value-type="float" office:value="1.380986">
            <text:p>1.38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3.790391">
            <text:p>3.79</text:p>
          </table:table-cell>
          <table:table-cell table:style-name="ce8" office:value-type="float" office:value="6.105663">
            <text:p>6.11</text:p>
          </table:table-cell>
          <table:table-cell table:style-name="ce8" office:value-type="float" office:value="3.317653">
            <text:p>3.32</text:p>
          </table:table-cell>
          <table:table-cell table:style-name="ce8" office:value-type="float" office:value="3.152628">
            <text:p>3.15</text:p>
          </table:table-cell>
          <table:table-cell table:style-name="ce8" office:value-type="float" office:value="2.456668">
            <text:p>2.46</text:p>
          </table:table-cell>
          <table:table-cell table:style-name="ce8" office:value-type="float" office:value="1.380986">
            <text:p>1.38</text:p>
          </table:table-cell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3.851574">
            <text:p>3.85</text:p>
          </table:table-cell>
          <table:table-cell table:style-name="ce8" office:value-type="float" office:value="10.8322">
            <text:p>10.83</text:p>
          </table:table-cell>
          <table:table-cell table:style-name="ce8" office:value-type="float" office:value="15.723266">
            <text:p>15.72</text:p>
          </table:table-cell>
          <table:table-cell table:style-name="ce8" office:value-type="float" office:value="15.882066">
            <text:p>15.88</text:p>
          </table:table-cell>
          <table:table-cell table:style-name="ce8" office:value-type="float" office:value="14.381725">
            <text:p>14.38</text:p>
          </table:table-cell>
          <table:table-cell table:style-name="ce8" office:value-type="float" office:value="10.997226">
            <text:p>11.00</text:p>
          </table:table-cell>
          <table:table-cell/>
          <table:table-cell table:style-name="ce5" office:value-type="string">
            <text:p>w/i</text:p>
          </table:table-cell>
          <table:table-cell table:style-name="ce8" office:value-type="float" office:value="3.851574">
            <text:p>3.85</text:p>
          </table:table-cell>
          <table:table-cell table:style-name="ce8" office:value-type="float" office:value="10.8322">
            <text:p>10.83</text:p>
          </table:table-cell>
          <table:table-cell table:style-name="ce8" office:value-type="float" office:value="15.723266">
            <text:p>15.72</text:p>
          </table:table-cell>
          <table:table-cell table:style-name="ce8" office:value-type="float" office:value="15.882066">
            <text:p>15.88</text:p>
          </table:table-cell>
          <table:table-cell table:style-name="ce8" office:value-type="float" office:value="14.381725">
            <text:p>14.38</text:p>
          </table:table-cell>
          <table:table-cell table:style-name="ce8" office:value-type="float" office:value="10.997226">
            <text:p>11.00</text:p>
          </table:table-cell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221]/[.B220])" office:value-type="float" office:value="1.01614160649917">
            <text:p>1.02</text:p>
          </table:table-cell>
          <table:table-cell table:style-name="ce8" table:formula="of:=([.C221]/[.C220])" office:value-type="float" office:value="1.7741234653796">
            <text:p>1.77</text:p>
          </table:table-cell>
          <table:table-cell table:style-name="ce8" table:formula="of:=([.D221]/[.D220])" office:value-type="float" office:value="4.7392738179671">
            <text:p>4.74</text:p>
          </table:table-cell>
          <table:table-cell table:style-name="ce8" table:formula="of:=([.E221]/[.E220])" office:value-type="float" office:value="5.03772281410937">
            <text:p>5.04</text:p>
          </table:table-cell>
          <table:table-cell table:style-name="ce8" table:formula="of:=([.F221]/[.F220])" office:value-type="float" office:value="5.85415896653516">
            <text:p>5.85</text:p>
          </table:table-cell>
          <table:table-cell table:style-name="ce8" table:formula="of:=([.G221]/[.G220])" office:value-type="float" office:value="7.96331461723725">
            <text:p>7.96</text:p>
          </table:table-cell>
          <table:table-cell/>
          <table:table-cell table:style-name="ce5" office:value-type="string">
            <text:p>sp</text:p>
          </table:table-cell>
          <table:table-cell table:style-name="ce8" table:formula="of:=([.J221]/[.J220])" office:value-type="float" office:value="1.01614160649917">
            <text:p>1.02</text:p>
          </table:table-cell>
          <table:table-cell table:style-name="ce8" table:formula="of:=([.K221]/[.K220])" office:value-type="float" office:value="1.7741234653796">
            <text:p>1.77</text:p>
          </table:table-cell>
          <table:table-cell table:style-name="ce8" table:formula="of:=([.L221]/[.L220])" office:value-type="float" office:value="4.7392738179671">
            <text:p>4.74</text:p>
          </table:table-cell>
          <table:table-cell table:style-name="ce8" table:formula="of:=([.M221]/[.M220])" office:value-type="float" office:value="5.03772281410937">
            <text:p>5.04</text:p>
          </table:table-cell>
          <table:table-cell table:style-name="ce8" table:formula="of:=([.N221]/[.N220])" office:value-type="float" office:value="5.85415896653516">
            <text:p>5.85</text:p>
          </table:table-cell>
          <table:table-cell table:style-name="ce8" table:formula="of:=([.O221]/[.O220])" office:value-type="float" office:value="7.96331461723725">
            <text:p>7.96</text:p>
          </table:table-cell>
        </table:table-row>
        <table:table-row table:style-name="ro2">
          <table:table-cell table:number-columns-repeated="8"/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6" office:value-type="string">
            <text:p>HD6970</text:p>
          </table:table-cell>
          <table:table-cell table:number-columns-repeated="7"/>
          <table:table-cell table:style-name="ce5" office:value-type="string">
            <text:p>w/o</text:p>
          </table:table-cell>
          <table:table-cell table:style-name="ce8" office:value-type="float" office:value="1.105332">
            <text:p>1.11</text:p>
          </table:table-cell>
          <table:table-cell table:style-name="ce8" office:value-type="float" office:value="2.777397">
            <text:p>2.78</text:p>
          </table:table-cell>
          <table:table-cell table:style-name="ce8" office:value-type="float" office:value="7.490351">
            <text:p>7.49</text:p>
          </table:table-cell>
          <table:table-cell table:style-name="ce8" office:value-type="float" office:value="11.083286">
            <text:p>11.08</text:p>
          </table:table-cell>
          <table:table-cell table:style-name="ce8" office:value-type="float" office:value="6.376633">
            <text:p>6.38</text:p>
          </table:table-cell>
          <table:table-cell table:style-name="ce8" office:value-type="float" office:value="5.700402">
            <text:p>5.70</text:p>
          </table:table-cell>
        </table:table-row>
        <table:table-row table:style-name="ro2">
          <table:table-cell/>
          <table:table-cell office:value-type="float" office:value="1.105332">
            <text:p>1.105332</text:p>
          </table:table-cell>
          <table:table-cell office:value-type="float" office:value="1.130612">
            <text:p>1.130612</text:p>
          </table:table-cell>
          <table:table-cell table:number-columns-repeated="5"/>
          <table:table-cell table:style-name="ce5" office:value-type="string">
            <text:p>w/i</text:p>
          </table:table-cell>
          <table:table-cell table:style-name="ce8" office:value-type="float" office:value="1.130612">
            <text:p>1.13</text:p>
          </table:table-cell>
          <table:table-cell table:style-name="ce8" office:value-type="float" office:value="4.518925">
            <text:p>4.52</text:p>
          </table:table-cell>
          <table:table-cell table:style-name="ce8" office:value-type="float" office:value="10.829059">
            <text:p>10.83</text:p>
          </table:table-cell>
          <table:table-cell table:style-name="ce8" office:value-type="float" office:value="11.687344">
            <text:p>11.69</text:p>
          </table:table-cell>
          <table:table-cell table:style-name="ce8" office:value-type="float" office:value="6.397744">
            <text:p>6.40</text:p>
          </table:table-cell>
          <table:table-cell table:style-name="ce8" office:value-type="float" office:value="5.293023">
            <text:p>5.29</text:p>
          </table:table-cell>
        </table:table-row>
        <table:table-row table:style-name="ro2">
          <table:table-cell/>
          <table:table-cell office:value-type="float" office:value="2.777397">
            <text:p>2.777397</text:p>
          </table:table-cell>
          <table:table-cell office:value-type="float" office:value="4.518925">
            <text:p>4.518925</text:p>
          </table:table-cell>
          <table:table-cell table:number-columns-repeated="5"/>
          <table:table-cell table:style-name="ce5" office:value-type="string">
            <text:p>sp</text:p>
          </table:table-cell>
          <table:table-cell table:style-name="ce8" table:formula="of:=([.J225]/[.J224])" office:value-type="float" office:value="1.02287095641852">
            <text:p>1.02</text:p>
          </table:table-cell>
          <table:table-cell table:style-name="ce8" table:formula="of:=([.K225]/[.K224])" office:value-type="float" office:value="1.62703603409955">
            <text:p>1.63</text:p>
          </table:table-cell>
          <table:table-cell table:style-name="ce8" table:formula="of:=([.L225]/[.L224])" office:value-type="float" office:value="1.44573451898316">
            <text:p>1.45</text:p>
          </table:table-cell>
          <table:table-cell table:style-name="ce8" table:formula="of:=([.M225]/[.M224])" office:value-type="float" office:value="1.05450170644338">
            <text:p>1.05</text:p>
          </table:table-cell>
          <table:table-cell table:style-name="ce8" table:formula="of:=([.N225]/[.N224])" office:value-type="float" office:value="1.00331068135801">
            <text:p>1.00</text:p>
          </table:table-cell>
          <table:table-cell table:style-name="ce8" table:formula="of:=([.O225]/[.O224])" office:value-type="float" office:value="0.928535040160325">
            <text:p>0.93</text:p>
          </table:table-cell>
        </table:table-row>
        <table:table-row table:style-name="ro2">
          <table:table-cell/>
          <table:table-cell office:value-type="float" office:value="7.490351">
            <text:p>7.490351</text:p>
          </table:table-cell>
          <table:table-cell office:value-type="float" office:value="10.829059">
            <text:p>10.829059</text:p>
          </table:table-cell>
          <table:table-cell table:number-columns-repeated="5"/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/>
          <table:table-cell office:value-type="float" office:value="11.083286">
            <text:p>11.083286</text:p>
          </table:table-cell>
          <table:table-cell office:value-type="float" office:value="11.687344">
            <text:p>11.687344</text:p>
          </table:table-cell>
          <table:table-cell table:number-columns-repeated="5"/>
          <table:table-cell table:style-name="ce5" office:value-type="string">
            <text:p>w/o</text:p>
          </table:table-cell>
          <table:table-cell table:style-name="ce8" office:value-type="float" office:value="6.319102">
            <text:p>6.32</text:p>
          </table:table-cell>
          <table:table-cell table:style-name="ce8" office:value-type="float" office:value="21.40847">
            <text:p>21.41</text:p>
          </table:table-cell>
          <table:table-cell table:style-name="ce8" office:value-type="float" office:value="48.263482">
            <text:p>48.26</text:p>
          </table:table-cell>
          <table:table-cell table:style-name="ce8" office:value-type="float" office:value="72.609916">
            <text:p>72.61</text:p>
          </table:table-cell>
          <table:table-cell table:style-name="ce8" office:value-type="float" office:value="86.780165">
            <text:p>86.78</text:p>
          </table:table-cell>
          <table:table-cell table:style-name="ce8" office:value-type="float" office:value="78.672649">
            <text:p>78.67</text:p>
          </table:table-cell>
        </table:table-row>
        <table:table-row table:style-name="ro2">
          <table:table-cell/>
          <table:table-cell office:value-type="float" office:value="6.376633">
            <text:p>6.376633</text:p>
          </table:table-cell>
          <table:table-cell office:value-type="float" office:value="6.397744">
            <text:p>6.397744</text:p>
          </table:table-cell>
          <table:table-cell table:number-columns-repeated="5"/>
          <table:table-cell table:style-name="ce5" office:value-type="string">
            <text:p>w/i</text:p>
          </table:table-cell>
          <table:table-cell table:style-name="ce8" office:value-type="float" office:value="6.369331">
            <text:p>6.37</text:p>
          </table:table-cell>
          <table:table-cell table:style-name="ce8" office:value-type="float" office:value="21.645839">
            <text:p>21.65</text:p>
          </table:table-cell>
          <table:table-cell table:style-name="ce8" office:value-type="float" office:value="49.956002">
            <text:p>49.96</text:p>
          </table:table-cell>
          <table:table-cell table:style-name="ce8" office:value-type="float" office:value="78.106291">
            <text:p>78.11</text:p>
          </table:table-cell>
          <table:table-cell table:style-name="ce8" office:value-type="float" office:value="93.892535">
            <text:p>93.89</text:p>
          </table:table-cell>
          <table:table-cell table:style-name="ce8" office:value-type="float" office:value="93.593459">
            <text:p>93.59</text:p>
          </table:table-cell>
        </table:table-row>
        <table:table-row table:style-name="ro2">
          <table:table-cell/>
          <table:table-cell office:value-type="float" office:value="5.700402">
            <text:p>5.700402</text:p>
          </table:table-cell>
          <table:table-cell office:value-type="float" office:value="5.293023">
            <text:p>5.293023</text:p>
          </table:table-cell>
          <table:table-cell table:number-columns-repeated="5"/>
          <table:table-cell table:style-name="ce5" office:value-type="string">
            <text:p>sp</text:p>
          </table:table-cell>
          <table:table-cell table:style-name="ce8" table:formula="of:=([.J229]/[.J228])" office:value-type="float" office:value="1.00794875600995">
            <text:p>1.01</text:p>
          </table:table-cell>
          <table:table-cell table:style-name="ce8" table:formula="of:=([.K229]/[.K228])" office:value-type="float" office:value="1.0110876209276">
            <text:p>1.01</text:p>
          </table:table-cell>
          <table:table-cell table:style-name="ce8" table:formula="of:=([.L229]/[.L228])" office:value-type="float" office:value="1.0350683359315">
            <text:p>1.04</text:p>
          </table:table-cell>
          <table:table-cell table:style-name="ce8" table:formula="of:=([.M229]/[.M228])" office:value-type="float" office:value="1.07569730558565">
            <text:p>1.08</text:p>
          </table:table-cell>
          <table:table-cell table:style-name="ce8" table:formula="of:=([.N229]/[.N228])" office:value-type="float" office:value="1.08195847518843">
            <text:p>1.08</text:p>
          </table:table-cell>
          <table:table-cell table:style-name="ce8" table:formula="of:=([.O229]/[.O228])" office:value-type="float" office:value="1.18965689079568">
            <text:p>1.19</text:p>
          </table:table-cell>
        </table:table-row>
        <table:table-row table:style-name="ro2"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1.105332">
            <text:p>1.11</text:p>
          </table:table-cell>
          <table:table-cell table:style-name="ce8" office:value-type="float" office:value="2.777397">
            <text:p>2.78</text:p>
          </table:table-cell>
          <table:table-cell table:style-name="ce8" office:value-type="float" office:value="7.490351">
            <text:p>7.49</text:p>
          </table:table-cell>
          <table:table-cell table:style-name="ce8" office:value-type="float" office:value="11.083286">
            <text:p>11.08</text:p>
          </table:table-cell>
          <table:table-cell table:style-name="ce8" office:value-type="float" office:value="6.376633">
            <text:p>6.38</text:p>
          </table:table-cell>
          <table:table-cell table:style-name="ce8" office:value-type="float" office:value="5.700402">
            <text:p>5.70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2.397494">
            <text:p>2.40</text:p>
          </table:table-cell>
          <table:table-cell table:style-name="ce8" office:value-type="float" office:value="6.316128">
            <text:p>6.32</text:p>
          </table:table-cell>
          <table:table-cell table:style-name="ce8" office:value-type="float" office:value="11.641844">
            <text:p>11.64</text:p>
          </table:table-cell>
          <table:table-cell table:style-name="ce8" office:value-type="float" office:value="15.63263">
            <text:p>15.63</text:p>
          </table:table-cell>
          <table:table-cell table:style-name="ce8" office:value-type="float" office:value="11.339286">
            <text:p>11.34</text:p>
          </table:table-cell>
          <table:table-cell table:style-name="ce8" office:value-type="float" office:value="9.628852">
            <text:p>9.63</text:p>
          </table:table-cell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1.130612">
            <text:p>1.13</text:p>
          </table:table-cell>
          <table:table-cell table:style-name="ce8" office:value-type="float" office:value="4.518925">
            <text:p>4.52</text:p>
          </table:table-cell>
          <table:table-cell table:style-name="ce8" office:value-type="float" office:value="10.829059">
            <text:p>10.83</text:p>
          </table:table-cell>
          <table:table-cell table:style-name="ce8" office:value-type="float" office:value="11.687344">
            <text:p>11.69</text:p>
          </table:table-cell>
          <table:table-cell table:style-name="ce8" office:value-type="float" office:value="6.397744">
            <text:p>6.40</text:p>
          </table:table-cell>
          <table:table-cell table:style-name="ce8" office:value-type="float" office:value="5.293023">
            <text:p>5.29</text:p>
          </table:table-cell>
          <table:table-cell/>
          <table:table-cell table:style-name="ce5" office:value-type="string">
            <text:p>w/i</text:p>
          </table:table-cell>
          <table:table-cell table:style-name="ce8" office:value-type="float" office:value="1.888927">
            <text:p>1.89</text:p>
          </table:table-cell>
          <table:table-cell table:style-name="ce8" office:value-type="float" office:value="3.563933">
            <text:p>3.56</text:p>
          </table:table-cell>
          <table:table-cell table:style-name="ce8" office:value-type="float" office:value="4.650095">
            <text:p>4.65</text:p>
          </table:table-cell>
          <table:table-cell table:style-name="ce8" office:value-type="float" office:value="5.427384">
            <text:p>5.43</text:p>
          </table:table-cell>
          <table:table-cell table:style-name="ce8" office:value-type="float" office:value="4.989039">
            <text:p>4.99</text:p>
          </table:table-cell>
          <table:table-cell table:style-name="ce8" office:value-type="float" office:value="4.90257">
            <text:p>4.90</text:p>
          </table:table-cell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233]/[.B232])" office:value-type="float" office:value="1.02287095641852">
            <text:p>1.02</text:p>
          </table:table-cell>
          <table:table-cell table:style-name="ce8" table:formula="of:=([.C233]/[.C232])" office:value-type="float" office:value="1.62703603409955">
            <text:p>1.63</text:p>
          </table:table-cell>
          <table:table-cell table:style-name="ce8" table:formula="of:=([.D233]/[.D232])" office:value-type="float" office:value="1.44573451898316">
            <text:p>1.45</text:p>
          </table:table-cell>
          <table:table-cell table:style-name="ce8" table:formula="of:=([.E233]/[.E232])" office:value-type="float" office:value="1.05450170644338">
            <text:p>1.05</text:p>
          </table:table-cell>
          <table:table-cell table:style-name="ce8" table:formula="of:=([.F233]/[.F232])" office:value-type="float" office:value="1.00331068135801">
            <text:p>1.00</text:p>
          </table:table-cell>
          <table:table-cell table:style-name="ce8" table:formula="of:=([.G233]/[.G232])" office:value-type="float" office:value="0.928535040160325">
            <text:p>0.93</text:p>
          </table:table-cell>
          <table:table-cell/>
          <table:table-cell table:style-name="ce5" office:value-type="string">
            <text:p>sp</text:p>
          </table:table-cell>
          <table:table-cell table:style-name="ce8" table:formula="of:=([.J233]/[.J232])" office:value-type="float" office:value="0.787875590095324">
            <text:p>0.79</text:p>
          </table:table-cell>
          <table:table-cell table:style-name="ce8" table:formula="of:=([.K233]/[.K232])" office:value-type="float" office:value="0.564259147376367">
            <text:p>0.56</text:p>
          </table:table-cell>
          <table:table-cell table:style-name="ce8" table:formula="of:=([.L233]/[.L232])" office:value-type="float" office:value="0.399429420287714">
            <text:p>0.40</text:p>
          </table:table-cell>
          <table:table-cell table:style-name="ce8" table:formula="of:=([.M233]/[.M232])" office:value-type="float" office:value="0.347183039578113">
            <text:p>0.35</text:p>
          </table:table-cell>
          <table:table-cell table:style-name="ce8" table:formula="of:=([.N233]/[.N232])" office:value-type="float" office:value="0.439978231433619">
            <text:p>0.44</text:p>
          </table:table-cell>
          <table:table-cell table:style-name="ce8" table:formula="of:=([.O233]/[.O232])" office:value-type="float" office:value="0.509154154617809">
            <text:p>0.5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GTX5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.319102">
            <text:p>6.319102</text:p>
          </table:table-cell>
          <table:table-cell office:value-type="float" office:value="6.369331">
            <text:p>6.3693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.40847">
            <text:p>21.40847</text:p>
          </table:table-cell>
          <table:table-cell office:value-type="float" office:value="21.645839">
            <text:p>21.6458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.263482">
            <text:p>48.263482</text:p>
          </table:table-cell>
          <table:table-cell office:value-type="float" office:value="49.956002">
            <text:p>49.9560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.609916">
            <text:p>72.609916</text:p>
          </table:table-cell>
          <table:table-cell office:value-type="float" office:value="78.106291">
            <text:p>78.1062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6.780165">
            <text:p>86.780165</text:p>
          </table:table-cell>
          <table:table-cell office:value-type="float" office:value="93.892535">
            <text:p>93.8925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.672649">
            <text:p>78.672649</text:p>
          </table:table-cell>
          <table:table-cell office:value-type="float" office:value="93.593459">
            <text:p>93.593459</text:p>
          </table:table-cell>
          <table:table-cell table:number-columns-repeated="12"/>
        </table:table-row>
        <table:table-row table:style-name="ro2"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6.319102">
            <text:p>6.32</text:p>
          </table:table-cell>
          <table:table-cell table:style-name="ce8" office:value-type="float" office:value="21.40847">
            <text:p>21.41</text:p>
          </table:table-cell>
          <table:table-cell table:style-name="ce8" office:value-type="float" office:value="48.263482">
            <text:p>48.26</text:p>
          </table:table-cell>
          <table:table-cell table:style-name="ce8" office:value-type="float" office:value="72.609916">
            <text:p>72.61</text:p>
          </table:table-cell>
          <table:table-cell table:style-name="ce8" office:value-type="float" office:value="86.780165">
            <text:p>86.78</text:p>
          </table:table-cell>
          <table:table-cell table:style-name="ce8" office:value-type="float" office:value="78.672649">
            <text:p>78.67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6.369331">
            <text:p>6.37</text:p>
          </table:table-cell>
          <table:table-cell table:style-name="ce8" office:value-type="float" office:value="21.645839">
            <text:p>21.65</text:p>
          </table:table-cell>
          <table:table-cell table:style-name="ce8" office:value-type="float" office:value="49.956002">
            <text:p>49.96</text:p>
          </table:table-cell>
          <table:table-cell table:style-name="ce8" office:value-type="float" office:value="78.106291">
            <text:p>78.11</text:p>
          </table:table-cell>
          <table:table-cell table:style-name="ce8" office:value-type="float" office:value="93.892535">
            <text:p>93.89</text:p>
          </table:table-cell>
          <table:table-cell table:style-name="ce8" office:value-type="float" office:value="93.593459">
            <text:p>93.59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245]/[.B244])" office:value-type="float" office:value="1.00794875600995">
            <text:p>1.01</text:p>
          </table:table-cell>
          <table:table-cell table:style-name="ce8" table:formula="of:=([.C245]/[.C244])" office:value-type="float" office:value="1.0110876209276">
            <text:p>1.01</text:p>
          </table:table-cell>
          <table:table-cell table:style-name="ce8" table:formula="of:=([.D245]/[.D244])" office:value-type="float" office:value="1.0350683359315">
            <text:p>1.04</text:p>
          </table:table-cell>
          <table:table-cell table:style-name="ce8" table:formula="of:=([.E245]/[.E244])" office:value-type="float" office:value="1.07569730558565">
            <text:p>1.08</text:p>
          </table:table-cell>
          <table:table-cell table:style-name="ce8" table:formula="of:=([.F245]/[.F244])" office:value-type="float" office:value="1.08195847518843">
            <text:p>1.08</text:p>
          </table:table-cell>
          <table:table-cell table:style-name="ce8" table:formula="of:=([.G245]/[.G244])" office:value-type="float" office:value="1.18965689079568">
            <text:p>1.19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E562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397494">
            <text:p>2.397494</text:p>
          </table:table-cell>
          <table:table-cell office:value-type="float" office:value="1.888927">
            <text:p>1.88892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.316128">
            <text:p>6.316128</text:p>
          </table:table-cell>
          <table:table-cell office:value-type="float" office:value="3.563933">
            <text:p>3.5639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.641844">
            <text:p>11.641844</text:p>
          </table:table-cell>
          <table:table-cell office:value-type="float" office:value="4.650095">
            <text:p>4.650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.63263">
            <text:p>15.63263</text:p>
          </table:table-cell>
          <table:table-cell office:value-type="float" office:value="5.427384">
            <text:p>5.4273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.339286">
            <text:p>11.339286</text:p>
          </table:table-cell>
          <table:table-cell office:value-type="float" office:value="4.989039">
            <text:p>4.9890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.628852">
            <text:p>9.628852</text:p>
          </table:table-cell>
          <table:table-cell office:value-type="float" office:value="4.90257">
            <text:p>4.90257</text:p>
          </table:table-cell>
          <table:table-cell table:number-columns-repeated="12"/>
        </table:table-row>
        <table:table-row table:style-name="ro2"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2.397494">
            <text:p>2.40</text:p>
          </table:table-cell>
          <table:table-cell table:style-name="ce8" office:value-type="float" office:value="6.316128">
            <text:p>6.32</text:p>
          </table:table-cell>
          <table:table-cell table:style-name="ce8" office:value-type="float" office:value="11.641844">
            <text:p>11.64</text:p>
          </table:table-cell>
          <table:table-cell table:style-name="ce8" office:value-type="float" office:value="15.63263">
            <text:p>15.63</text:p>
          </table:table-cell>
          <table:table-cell table:style-name="ce8" office:value-type="float" office:value="11.339286">
            <text:p>11.34</text:p>
          </table:table-cell>
          <table:table-cell table:style-name="ce8" office:value-type="float" office:value="9.628852">
            <text:p>9.63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1.888927">
            <text:p>1.89</text:p>
          </table:table-cell>
          <table:table-cell table:style-name="ce8" office:value-type="float" office:value="3.563933">
            <text:p>3.56</text:p>
          </table:table-cell>
          <table:table-cell table:style-name="ce8" office:value-type="float" office:value="4.650095">
            <text:p>4.65</text:p>
          </table:table-cell>
          <table:table-cell table:style-name="ce8" office:value-type="float" office:value="5.427384">
            <text:p>5.43</text:p>
          </table:table-cell>
          <table:table-cell table:style-name="ce8" office:value-type="float" office:value="4.989039">
            <text:p>4.99</text:p>
          </table:table-cell>
          <table:table-cell table:style-name="ce8" office:value-type="float" office:value="4.90257">
            <text:p>4.90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257]/[.B256])" office:value-type="float" office:value="0.787875590095324">
            <text:p>0.79</text:p>
          </table:table-cell>
          <table:table-cell table:style-name="ce8" table:formula="of:=([.C257]/[.C256])" office:value-type="float" office:value="0.564259147376367">
            <text:p>0.56</text:p>
          </table:table-cell>
          <table:table-cell table:style-name="ce8" table:formula="of:=([.D257]/[.D256])" office:value-type="float" office:value="0.399429420287714">
            <text:p>0.40</text:p>
          </table:table-cell>
          <table:table-cell table:style-name="ce8" table:formula="of:=([.E257]/[.E256])" office:value-type="float" office:value="0.347183039578113">
            <text:p>0.35</text:p>
          </table:table-cell>
          <table:table-cell table:style-name="ce8" table:formula="of:=([.F257]/[.F256])" office:value-type="float" office:value="0.439978231433619">
            <text:p>0.44</text:p>
          </table:table-cell>
          <table:table-cell table:style-name="ce8" table:formula="of:=([.G257]/[.G256])" office:value-type="float" office:value="0.509154154617809">
            <text:p>0.51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1" table:number-columns-repeated="7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MAP-113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GTX2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.825774">
            <text:p>3.825774</text:p>
          </table:table-cell>
          <table:table-cell office:value-type="float" office:value="3.958641">
            <text:p>3.9586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.620049">
            <text:p>9.620049</text:p>
          </table:table-cell>
          <table:table-cell office:value-type="float" office:value="11.640109">
            <text:p>11.6401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.945378">
            <text:p>15.945378</text:p>
          </table:table-cell>
          <table:table-cell office:value-type="float" office:value="23.219177">
            <text:p>23.2191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.017316">
            <text:p>21.017316</text:p>
          </table:table-cell>
          <table:table-cell office:value-type="float" office:value="31.662125">
            <text:p>31.6621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.765875">
            <text:p>22.765875</text:p>
          </table:table-cell>
          <table:table-cell office:value-type="float" office:value="34.69095">
            <text:p>34.69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.237806">
            <text:p>11.237806</text:p>
          </table:table-cell>
          <table:table-cell office:value-type="float" office:value="35.523878">
            <text:p>35.523878</text:p>
          </table:table-cell>
          <table:table-cell table:number-columns-repeated="12"/>
        </table:table-row>
        <table:table-row table:style-name="ro2"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3.825774">
            <text:p>3.83</text:p>
          </table:table-cell>
          <table:table-cell table:style-name="ce8" office:value-type="float" office:value="9.620049">
            <text:p>9.62</text:p>
          </table:table-cell>
          <table:table-cell table:style-name="ce8" office:value-type="float" office:value="15.945378">
            <text:p>15.95</text:p>
          </table:table-cell>
          <table:table-cell table:style-name="ce8" office:value-type="float" office:value="21.017316">
            <text:p>21.02</text:p>
          </table:table-cell>
          <table:table-cell table:style-name="ce8" office:value-type="float" office:value="22.765875">
            <text:p>22.77</text:p>
          </table:table-cell>
          <table:table-cell table:style-name="ce8" office:value-type="float" office:value="11.237806">
            <text:p>11.24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3.825774">
            <text:p>3.83</text:p>
          </table:table-cell>
          <table:table-cell table:style-name="ce8" office:value-type="float" office:value="9.620049">
            <text:p>9.62</text:p>
          </table:table-cell>
          <table:table-cell table:style-name="ce8" office:value-type="float" office:value="15.945378">
            <text:p>15.95</text:p>
          </table:table-cell>
          <table:table-cell table:style-name="ce8" office:value-type="float" office:value="21.017316">
            <text:p>21.02</text:p>
          </table:table-cell>
          <table:table-cell table:style-name="ce8" office:value-type="float" office:value="22.765875">
            <text:p>22.77</text:p>
          </table:table-cell>
          <table:table-cell table:style-name="ce8" office:value-type="float" office:value="11.237806">
            <text:p>11.24</text:p>
          </table:table-cell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3.958641">
            <text:p>3.96</text:p>
          </table:table-cell>
          <table:table-cell table:style-name="ce8" office:value-type="float" office:value="11.640109">
            <text:p>11.64</text:p>
          </table:table-cell>
          <table:table-cell table:style-name="ce8" office:value-type="float" office:value="23.219177">
            <text:p>23.22</text:p>
          </table:table-cell>
          <table:table-cell table:style-name="ce8" office:value-type="float" office:value="31.662125">
            <text:p>31.66</text:p>
          </table:table-cell>
          <table:table-cell table:style-name="ce8" office:value-type="float" office:value="34.69095">
            <text:p>34.69</text:p>
          </table:table-cell>
          <table:table-cell table:style-name="ce8" office:value-type="float" office:value="35.523878">
            <text:p>35.52</text:p>
          </table:table-cell>
          <table:table-cell/>
          <table:table-cell table:style-name="ce5" office:value-type="string">
            <text:p>w/i</text:p>
          </table:table-cell>
          <table:table-cell table:style-name="ce8" office:value-type="float" office:value="3.958641">
            <text:p>3.96</text:p>
          </table:table-cell>
          <table:table-cell table:style-name="ce8" office:value-type="float" office:value="11.640109">
            <text:p>11.64</text:p>
          </table:table-cell>
          <table:table-cell table:style-name="ce8" office:value-type="float" office:value="23.219177">
            <text:p>23.22</text:p>
          </table:table-cell>
          <table:table-cell table:style-name="ce8" office:value-type="float" office:value="31.662125">
            <text:p>31.66</text:p>
          </table:table-cell>
          <table:table-cell table:style-name="ce8" office:value-type="float" office:value="34.69095">
            <text:p>34.69</text:p>
          </table:table-cell>
          <table:table-cell table:style-name="ce8" office:value-type="float" office:value="35.523878">
            <text:p>35.52</text:p>
          </table:table-cell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273]/[.B272])" office:value-type="float" office:value="1.0347294429833">
            <text:p>1.03</text:p>
          </table:table-cell>
          <table:table-cell table:style-name="ce8" table:formula="of:=([.C273]/[.C272])" office:value-type="float" office:value="1.20998437741845">
            <text:p>1.21</text:p>
          </table:table-cell>
          <table:table-cell table:style-name="ce8" table:formula="of:=([.D273]/[.D272])" office:value-type="float" office:value="1.45616974398475">
            <text:p>1.46</text:p>
          </table:table-cell>
          <table:table-cell table:style-name="ce8" table:formula="of:=([.E273]/[.E272])" office:value-type="float" office:value="1.50647803934622">
            <text:p>1.51</text:p>
          </table:table-cell>
          <table:table-cell table:style-name="ce8" table:formula="of:=([.F273]/[.F272])" office:value-type="float" office:value="1.52381360259599">
            <text:p>1.52</text:p>
          </table:table-cell>
          <table:table-cell table:style-name="ce8" table:formula="of:=([.G273]/[.G272])" office:value-type="float" office:value="3.16110440062767">
            <text:p>3.16</text:p>
          </table:table-cell>
          <table:table-cell/>
          <table:table-cell table:style-name="ce5" office:value-type="string">
            <text:p>sp</text:p>
          </table:table-cell>
          <table:table-cell table:style-name="ce8" table:formula="of:=([.J273]/[.J272])" office:value-type="float" office:value="1.0347294429833">
            <text:p>1.03</text:p>
          </table:table-cell>
          <table:table-cell table:style-name="ce8" table:formula="of:=([.K273]/[.K272])" office:value-type="float" office:value="1.20998437741845">
            <text:p>1.21</text:p>
          </table:table-cell>
          <table:table-cell table:style-name="ce8" table:formula="of:=([.L273]/[.L272])" office:value-type="float" office:value="1.45616974398475">
            <text:p>1.46</text:p>
          </table:table-cell>
          <table:table-cell table:style-name="ce8" table:formula="of:=([.M273]/[.M272])" office:value-type="float" office:value="1.50647803934622">
            <text:p>1.51</text:p>
          </table:table-cell>
          <table:table-cell table:style-name="ce8" table:formula="of:=([.N273]/[.N272])" office:value-type="float" office:value="1.52381360259599">
            <text:p>1.52</text:p>
          </table:table-cell>
          <table:table-cell table:style-name="ce8" table:formula="of:=([.O273]/[.O272])" office:value-type="float" office:value="3.16110440062767">
            <text:p>3.16</text:p>
          </table:table-cell>
        </table:table-row>
        <table:table-row table:style-name="ro2">
          <table:table-cell table:number-columns-repeated="8"/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6" office:value-type="string">
            <text:p>HD6970</text:p>
          </table:table-cell>
          <table:table-cell table:number-columns-repeated="7"/>
          <table:table-cell table:style-name="ce5" office:value-type="string">
            <text:p>w/o</text:p>
          </table:table-cell>
          <table:table-cell table:style-name="ce8" office:value-type="float" office:value="1.091179">
            <text:p>1.09</text:p>
          </table:table-cell>
          <table:table-cell table:style-name="ce8" office:value-type="float" office:value="3.548445">
            <text:p>3.55</text:p>
          </table:table-cell>
          <table:table-cell table:style-name="ce8" office:value-type="float" office:value="10.944823">
            <text:p>10.94</text:p>
          </table:table-cell>
          <table:table-cell table:style-name="ce8" office:value-type="float" office:value="24.931965">
            <text:p>24.93</text:p>
          </table:table-cell>
          <table:table-cell table:style-name="ce8" office:value-type="float" office:value="59.732953">
            <text:p>59.73</text:p>
          </table:table-cell>
          <table:table-cell table:style-name="ce8" office:value-type="float" office:value="79.764693">
            <text:p>79.76</text:p>
          </table:table-cell>
        </table:table-row>
        <table:table-row table:style-name="ro2">
          <table:table-cell/>
          <table:table-cell office:value-type="float" office:value="1.091179">
            <text:p>1.091179</text:p>
          </table:table-cell>
          <table:table-cell office:value-type="float" office:value="1.13609">
            <text:p>1.13609</text:p>
          </table:table-cell>
          <table:table-cell table:number-columns-repeated="5"/>
          <table:table-cell table:style-name="ce5" office:value-type="string">
            <text:p>w/i</text:p>
          </table:table-cell>
          <table:table-cell table:style-name="ce8" office:value-type="float" office:value="1.13609">
            <text:p>1.14</text:p>
          </table:table-cell>
          <table:table-cell table:style-name="ce8" office:value-type="float" office:value="4.111354">
            <text:p>4.11</text:p>
          </table:table-cell>
          <table:table-cell table:style-name="ce8" office:value-type="float" office:value="15.008709">
            <text:p>15.01</text:p>
          </table:table-cell>
          <table:table-cell table:style-name="ce8" office:value-type="float" office:value="29.549901">
            <text:p>29.55</text:p>
          </table:table-cell>
          <table:table-cell table:style-name="ce8" office:value-type="float" office:value="44.415237">
            <text:p>44.42</text:p>
          </table:table-cell>
          <table:table-cell table:style-name="ce8" office:value-type="float" office:value="52.074066">
            <text:p>52.07</text:p>
          </table:table-cell>
        </table:table-row>
        <table:table-row table:style-name="ro2">
          <table:table-cell/>
          <table:table-cell office:value-type="float" office:value="3.548445">
            <text:p>3.548445</text:p>
          </table:table-cell>
          <table:table-cell office:value-type="float" office:value="4.111354">
            <text:p>4.111354</text:p>
          </table:table-cell>
          <table:table-cell table:number-columns-repeated="5"/>
          <table:table-cell table:style-name="ce5" office:value-type="string">
            <text:p>sp</text:p>
          </table:table-cell>
          <table:table-cell table:style-name="ce8" table:formula="of:=([.J277]/[.J276])" office:value-type="float" office:value="1.04115823343374">
            <text:p>1.04</text:p>
          </table:table-cell>
          <table:table-cell table:style-name="ce8" table:formula="of:=([.K277]/[.K276])" office:value-type="float" office:value="1.15863540226775">
            <text:p>1.16</text:p>
          </table:table-cell>
          <table:table-cell table:style-name="ce8" table:formula="of:=([.L277]/[.L276])" office:value-type="float" office:value="1.37130668993002">
            <text:p>1.37</text:p>
          </table:table-cell>
          <table:table-cell table:style-name="ce8" table:formula="of:=([.M277]/[.M276])" office:value-type="float" office:value="1.18522150179499">
            <text:p>1.19</text:p>
          </table:table-cell>
          <table:table-cell table:style-name="ce8" table:formula="of:=([.N277]/[.N276])" office:value-type="float" office:value="0.743563389541448">
            <text:p>0.74</text:p>
          </table:table-cell>
          <table:table-cell table:style-name="ce8" table:formula="of:=([.O277]/[.O276])" office:value-type="float" office:value="0.65284606561452">
            <text:p>0.65</text:p>
          </table:table-cell>
        </table:table-row>
        <table:table-row table:style-name="ro2">
          <table:table-cell/>
          <table:table-cell office:value-type="float" office:value="10.944823">
            <text:p>10.944823</text:p>
          </table:table-cell>
          <table:table-cell office:value-type="float" office:value="15.008709">
            <text:p>15.008709</text:p>
          </table:table-cell>
          <table:table-cell table:number-columns-repeated="5"/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/>
          <table:table-cell office:value-type="float" office:value="24.931965">
            <text:p>24.931965</text:p>
          </table:table-cell>
          <table:table-cell office:value-type="float" office:value="29.549901">
            <text:p>29.549901</text:p>
          </table:table-cell>
          <table:table-cell table:number-columns-repeated="5"/>
          <table:table-cell table:style-name="ce5" office:value-type="string">
            <text:p>w/o</text:p>
          </table:table-cell>
          <table:table-cell table:style-name="ce8" office:value-type="float" office:value="6.265269">
            <text:p>6.27</text:p>
          </table:table-cell>
          <table:table-cell table:style-name="ce8" office:value-type="float" office:value="21.619688">
            <text:p>21.62</text:p>
          </table:table-cell>
          <table:table-cell table:style-name="ce8" office:value-type="float" office:value="50.183645">
            <text:p>50.18</text:p>
          </table:table-cell>
          <table:table-cell table:style-name="ce8" office:value-type="float" office:value="75.545795">
            <text:p>75.55</text:p>
          </table:table-cell>
          <table:table-cell table:style-name="ce8" office:value-type="float" office:value="86.704068">
            <text:p>86.70</text:p>
          </table:table-cell>
          <table:table-cell table:style-name="ce8" office:value-type="float" office:value="81.503626">
            <text:p>81.50</text:p>
          </table:table-cell>
        </table:table-row>
        <table:table-row table:style-name="ro2">
          <table:table-cell/>
          <table:table-cell office:value-type="float" office:value="59.732953">
            <text:p>59.732953</text:p>
          </table:table-cell>
          <table:table-cell office:value-type="float" office:value="44.415237">
            <text:p>44.415237</text:p>
          </table:table-cell>
          <table:table-cell table:number-columns-repeated="5"/>
          <table:table-cell table:style-name="ce5" office:value-type="string">
            <text:p>w/i</text:p>
          </table:table-cell>
          <table:table-cell table:style-name="ce8" office:value-type="float" office:value="6.381444">
            <text:p>6.38</text:p>
          </table:table-cell>
          <table:table-cell table:style-name="ce8" office:value-type="float" office:value="22.027733">
            <text:p>22.03</text:p>
          </table:table-cell>
          <table:table-cell table:style-name="ce8" office:value-type="float" office:value="54.699023">
            <text:p>54.70</text:p>
          </table:table-cell>
          <table:table-cell table:style-name="ce8" office:value-type="float" office:value="91.418753">
            <text:p>91.42</text:p>
          </table:table-cell>
          <table:table-cell table:style-name="ce8" office:value-type="float" office:value="105.68325">
            <text:p>105.68</text:p>
          </table:table-cell>
          <table:table-cell table:style-name="ce8" office:value-type="float" office:value="106.188275">
            <text:p>106.19</text:p>
          </table:table-cell>
        </table:table-row>
        <table:table-row table:style-name="ro2">
          <table:table-cell/>
          <table:table-cell office:value-type="float" office:value="79.764693">
            <text:p>79.764693</text:p>
          </table:table-cell>
          <table:table-cell office:value-type="float" office:value="52.074066">
            <text:p>52.074066</text:p>
          </table:table-cell>
          <table:table-cell table:number-columns-repeated="5"/>
          <table:table-cell table:style-name="ce5" office:value-type="string">
            <text:p>sp</text:p>
          </table:table-cell>
          <table:table-cell table:style-name="ce8" table:formula="of:=([.J281]/[.J280])" office:value-type="float" office:value="1.01854269944355">
            <text:p>1.02</text:p>
          </table:table-cell>
          <table:table-cell table:style-name="ce8" table:formula="of:=([.K281]/[.K280])" office:value-type="float" office:value="1.01887376913117">
            <text:p>1.02</text:p>
          </table:table-cell>
          <table:table-cell table:style-name="ce8" table:formula="of:=([.L281]/[.L280])" office:value-type="float" office:value="1.08997708317122">
            <text:p>1.09</text:p>
          </table:table-cell>
          <table:table-cell table:style-name="ce8" table:formula="of:=([.M281]/[.M280])" office:value-type="float" office:value="1.21011041051325">
            <text:p>1.21</text:p>
          </table:table-cell>
          <table:table-cell table:style-name="ce8" table:formula="of:=([.N281]/[.N280])" office:value-type="float" office:value="1.21889609608629">
            <text:p>1.22</text:p>
          </table:table-cell>
          <table:table-cell table:style-name="ce8" table:formula="of:=([.O281]/[.O280])" office:value-type="float" office:value="1.30286565409986">
            <text:p>1.30</text:p>
          </table:table-cell>
        </table:table-row>
        <table:table-row table:style-name="ro2"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1.091179">
            <text:p>1.09</text:p>
          </table:table-cell>
          <table:table-cell table:style-name="ce8" office:value-type="float" office:value="3.548445">
            <text:p>3.55</text:p>
          </table:table-cell>
          <table:table-cell table:style-name="ce8" office:value-type="float" office:value="10.944823">
            <text:p>10.94</text:p>
          </table:table-cell>
          <table:table-cell table:style-name="ce8" office:value-type="float" office:value="24.931965">
            <text:p>24.93</text:p>
          </table:table-cell>
          <table:table-cell table:style-name="ce8" office:value-type="float" office:value="59.732953">
            <text:p>59.73</text:p>
          </table:table-cell>
          <table:table-cell table:style-name="ce8" office:value-type="float" office:value="79.764693">
            <text:p>79.76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2.692567">
            <text:p>2.69</text:p>
          </table:table-cell>
          <table:table-cell table:style-name="ce8" office:value-type="float" office:value="6.201761">
            <text:p>6.20</text:p>
          </table:table-cell>
          <table:table-cell table:style-name="ce8" office:value-type="float" office:value="6.896721">
            <text:p>6.90</text:p>
          </table:table-cell>
          <table:table-cell table:style-name="ce8" office:value-type="float" office:value="15.488523">
            <text:p>15.49</text:p>
          </table:table-cell>
          <table:table-cell table:style-name="ce8" office:value-type="float" office:value="11.235971">
            <text:p>11.24</text:p>
          </table:table-cell>
          <table:table-cell table:style-name="ce8" office:value-type="float" office:value="9.520554">
            <text:p>9.52</text:p>
          </table:table-cell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1.13609">
            <text:p>1.14</text:p>
          </table:table-cell>
          <table:table-cell table:style-name="ce8" office:value-type="float" office:value="4.111354">
            <text:p>4.11</text:p>
          </table:table-cell>
          <table:table-cell table:style-name="ce8" office:value-type="float" office:value="15.008709">
            <text:p>15.01</text:p>
          </table:table-cell>
          <table:table-cell table:style-name="ce8" office:value-type="float" office:value="29.549901">
            <text:p>29.55</text:p>
          </table:table-cell>
          <table:table-cell table:style-name="ce8" office:value-type="float" office:value="44.415237">
            <text:p>44.42</text:p>
          </table:table-cell>
          <table:table-cell table:style-name="ce8" office:value-type="float" office:value="52.074066">
            <text:p>52.07</text:p>
          </table:table-cell>
          <table:table-cell/>
          <table:table-cell table:style-name="ce5" office:value-type="string">
            <text:p>w/i</text:p>
          </table:table-cell>
          <table:table-cell table:style-name="ce8" office:value-type="float" office:value="1.9346">
            <text:p>1.93</text:p>
          </table:table-cell>
          <table:table-cell table:style-name="ce8" office:value-type="float" office:value="3.751063">
            <text:p>3.75</text:p>
          </table:table-cell>
          <table:table-cell table:style-name="ce8" office:value-type="float" office:value="4.244311">
            <text:p>4.24</text:p>
          </table:table-cell>
          <table:table-cell table:style-name="ce8" office:value-type="float" office:value="5.807031">
            <text:p>5.81</text:p>
          </table:table-cell>
          <table:table-cell table:style-name="ce8" office:value-type="float" office:value="4.995918">
            <text:p>5.00</text:p>
          </table:table-cell>
          <table:table-cell table:style-name="ce8" office:value-type="float" office:value="4.675452">
            <text:p>4.68</text:p>
          </table:table-cell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285]/[.B284])" office:value-type="float" office:value="1.04115823343374">
            <text:p>1.04</text:p>
          </table:table-cell>
          <table:table-cell table:style-name="ce8" table:formula="of:=([.C285]/[.C284])" office:value-type="float" office:value="1.15863540226775">
            <text:p>1.16</text:p>
          </table:table-cell>
          <table:table-cell table:style-name="ce8" table:formula="of:=([.D285]/[.D284])" office:value-type="float" office:value="1.37130668993002">
            <text:p>1.37</text:p>
          </table:table-cell>
          <table:table-cell table:style-name="ce8" table:formula="of:=([.E285]/[.E284])" office:value-type="float" office:value="1.18522150179499">
            <text:p>1.19</text:p>
          </table:table-cell>
          <table:table-cell table:style-name="ce8" table:formula="of:=([.F285]/[.F284])" office:value-type="float" office:value="0.743563389541448">
            <text:p>0.74</text:p>
          </table:table-cell>
          <table:table-cell table:style-name="ce8" table:formula="of:=([.G285]/[.G284])" office:value-type="float" office:value="0.65284606561452">
            <text:p>0.65</text:p>
          </table:table-cell>
          <table:table-cell/>
          <table:table-cell table:style-name="ce5" office:value-type="string">
            <text:p>sp</text:p>
          </table:table-cell>
          <table:table-cell table:style-name="ce8" table:formula="of:=([.J285]/[.J284])" office:value-type="float" office:value="0.718496512807295">
            <text:p>0.72</text:p>
          </table:table-cell>
          <table:table-cell table:style-name="ce8" table:formula="of:=([.K285]/[.K284])" office:value-type="float" office:value="0.604838367682986">
            <text:p>0.60</text:p>
          </table:table-cell>
          <table:table-cell table:style-name="ce8" table:formula="of:=([.L285]/[.L284])" office:value-type="float" office:value="0.615409989761801">
            <text:p>0.62</text:p>
          </table:table-cell>
          <table:table-cell table:style-name="ce8" table:formula="of:=([.M285]/[.M284])" office:value-type="float" office:value="0.374924774944648">
            <text:p>0.37</text:p>
          </table:table-cell>
          <table:table-cell table:style-name="ce8" table:formula="of:=([.N285]/[.N284])" office:value-type="float" office:value="0.444636071061415">
            <text:p>0.44</text:p>
          </table:table-cell>
          <table:table-cell table:style-name="ce8" table:formula="of:=([.O285]/[.O284])" office:value-type="float" office:value="0.491090329407301">
            <text:p>0.49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GTX5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.265269">
            <text:p>6.265269</text:p>
          </table:table-cell>
          <table:table-cell office:value-type="float" office:value="6.381444">
            <text:p>6.3814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.619688">
            <text:p>21.619688</text:p>
          </table:table-cell>
          <table:table-cell office:value-type="float" office:value="22.027733">
            <text:p>22.0277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.183645">
            <text:p>50.183645</text:p>
          </table:table-cell>
          <table:table-cell office:value-type="float" office:value="54.699023">
            <text:p>54.6990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.545795">
            <text:p>75.545795</text:p>
          </table:table-cell>
          <table:table-cell office:value-type="float" office:value="91.418753">
            <text:p>91.4187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6.704068">
            <text:p>86.704068</text:p>
          </table:table-cell>
          <table:table-cell office:value-type="float" office:value="105.68325">
            <text:p>105.683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.503626">
            <text:p>81.503626</text:p>
          </table:table-cell>
          <table:table-cell office:value-type="float" office:value="106.188275">
            <text:p>106.188275</text:p>
          </table:table-cell>
          <table:table-cell table:number-columns-repeated="12"/>
        </table:table-row>
        <table:table-row table:style-name="ro2"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6.265269">
            <text:p>6.27</text:p>
          </table:table-cell>
          <table:table-cell table:style-name="ce8" office:value-type="float" office:value="21.619688">
            <text:p>21.62</text:p>
          </table:table-cell>
          <table:table-cell table:style-name="ce8" office:value-type="float" office:value="50.183645">
            <text:p>50.18</text:p>
          </table:table-cell>
          <table:table-cell table:style-name="ce8" office:value-type="float" office:value="75.545795">
            <text:p>75.55</text:p>
          </table:table-cell>
          <table:table-cell table:style-name="ce8" office:value-type="float" office:value="86.704068">
            <text:p>86.70</text:p>
          </table:table-cell>
          <table:table-cell table:style-name="ce8" office:value-type="float" office:value="81.503626">
            <text:p>81.50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6.381444">
            <text:p>6.38</text:p>
          </table:table-cell>
          <table:table-cell table:style-name="ce8" office:value-type="float" office:value="22.027733">
            <text:p>22.03</text:p>
          </table:table-cell>
          <table:table-cell table:style-name="ce8" office:value-type="float" office:value="54.699023">
            <text:p>54.70</text:p>
          </table:table-cell>
          <table:table-cell table:style-name="ce8" office:value-type="float" office:value="91.418753">
            <text:p>91.42</text:p>
          </table:table-cell>
          <table:table-cell table:style-name="ce8" office:value-type="float" office:value="105.68325">
            <text:p>105.68</text:p>
          </table:table-cell>
          <table:table-cell table:style-name="ce8" office:value-type="float" office:value="106.188275">
            <text:p>106.19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297]/[.B296])" office:value-type="float" office:value="1.01854269944355">
            <text:p>1.02</text:p>
          </table:table-cell>
          <table:table-cell table:style-name="ce8" table:formula="of:=([.C297]/[.C296])" office:value-type="float" office:value="1.01887376913117">
            <text:p>1.02</text:p>
          </table:table-cell>
          <table:table-cell table:style-name="ce8" table:formula="of:=([.D297]/[.D296])" office:value-type="float" office:value="1.08997708317122">
            <text:p>1.09</text:p>
          </table:table-cell>
          <table:table-cell table:style-name="ce8" table:formula="of:=([.E297]/[.E296])" office:value-type="float" office:value="1.21011041051325">
            <text:p>1.21</text:p>
          </table:table-cell>
          <table:table-cell table:style-name="ce8" table:formula="of:=([.F297]/[.F296])" office:value-type="float" office:value="1.21889609608629">
            <text:p>1.22</text:p>
          </table:table-cell>
          <table:table-cell table:style-name="ce8" table:formula="of:=([.G297]/[.G296])" office:value-type="float" office:value="1.30286565409986">
            <text:p>1.30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E562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692567">
            <text:p>2.692567</text:p>
          </table:table-cell>
          <table:table-cell office:value-type="float" office:value="1.9346">
            <text:p>1.93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.201761">
            <text:p>6.201761</text:p>
          </table:table-cell>
          <table:table-cell office:value-type="float" office:value="3.751063">
            <text:p>3.7510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.896721">
            <text:p>6.896721</text:p>
          </table:table-cell>
          <table:table-cell office:value-type="float" office:value="4.244311">
            <text:p>4.2443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.488523">
            <text:p>15.488523</text:p>
          </table:table-cell>
          <table:table-cell office:value-type="float" office:value="5.807031">
            <text:p>5.8070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.235971">
            <text:p>11.235971</text:p>
          </table:table-cell>
          <table:table-cell office:value-type="float" office:value="4.995918">
            <text:p>4.9959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.520554">
            <text:p>9.520554</text:p>
          </table:table-cell>
          <table:table-cell office:value-type="float" office:value="4.675452">
            <text:p>4.675452</text:p>
          </table:table-cell>
          <table:table-cell table:number-columns-repeated="12"/>
        </table:table-row>
        <table:table-row table:style-name="ro2"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2.692567">
            <text:p>2.69</text:p>
          </table:table-cell>
          <table:table-cell table:style-name="ce8" office:value-type="float" office:value="6.201761">
            <text:p>6.20</text:p>
          </table:table-cell>
          <table:table-cell table:style-name="ce8" office:value-type="float" office:value="6.896721">
            <text:p>6.90</text:p>
          </table:table-cell>
          <table:table-cell table:style-name="ce8" office:value-type="float" office:value="15.488523">
            <text:p>15.49</text:p>
          </table:table-cell>
          <table:table-cell table:style-name="ce8" office:value-type="float" office:value="11.235971">
            <text:p>11.24</text:p>
          </table:table-cell>
          <table:table-cell table:style-name="ce8" office:value-type="float" office:value="9.520554">
            <text:p>9.52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1.9346">
            <text:p>1.93</text:p>
          </table:table-cell>
          <table:table-cell table:style-name="ce8" office:value-type="float" office:value="3.751063">
            <text:p>3.75</text:p>
          </table:table-cell>
          <table:table-cell table:style-name="ce8" office:value-type="float" office:value="4.244311">
            <text:p>4.24</text:p>
          </table:table-cell>
          <table:table-cell table:style-name="ce8" office:value-type="float" office:value="5.807031">
            <text:p>5.81</text:p>
          </table:table-cell>
          <table:table-cell table:style-name="ce8" office:value-type="float" office:value="4.995918">
            <text:p>5.00</text:p>
          </table:table-cell>
          <table:table-cell table:style-name="ce8" office:value-type="float" office:value="4.675452">
            <text:p>4.68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309]/[.B308])" office:value-type="float" office:value="0.718496512807295">
            <text:p>0.72</text:p>
          </table:table-cell>
          <table:table-cell table:style-name="ce8" table:formula="of:=([.C309]/[.C308])" office:value-type="float" office:value="0.604838367682986">
            <text:p>0.60</text:p>
          </table:table-cell>
          <table:table-cell table:style-name="ce8" table:formula="of:=([.D309]/[.D308])" office:value-type="float" office:value="0.615409989761801">
            <text:p>0.62</text:p>
          </table:table-cell>
          <table:table-cell table:style-name="ce8" table:formula="of:=([.E309]/[.E308])" office:value-type="float" office:value="0.374924774944648">
            <text:p>0.37</text:p>
          </table:table-cell>
          <table:table-cell table:style-name="ce8" table:formula="of:=([.F309]/[.F308])" office:value-type="float" office:value="0.444636071061415">
            <text:p>0.44</text:p>
          </table:table-cell>
          <table:table-cell table:style-name="ce8" table:formula="of:=([.G309]/[.G308])" office:value-type="float" office:value="0.491090329407301">
            <text:p>0.49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1" table:number-columns-repeated="7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MAP-114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GTX2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.25278">
            <text:p>4.25278</text:p>
          </table:table-cell>
          <table:table-cell office:value-type="float" office:value="4.022108">
            <text:p>4.0221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.594473">
            <text:p>12.594473</text:p>
          </table:table-cell>
          <table:table-cell office:value-type="float" office:value="11.877675">
            <text:p>11.8776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.063372">
            <text:p>36.063372</text:p>
          </table:table-cell>
          <table:table-cell office:value-type="float" office:value="25.938142">
            <text:p>25.9381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.782498">
            <text:p>60.782498</text:p>
          </table:table-cell>
          <table:table-cell office:value-type="float" office:value="36.460985">
            <text:p>36.460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.399424">
            <text:p>73.399424</text:p>
          </table:table-cell>
          <table:table-cell office:value-type="float" office:value="40.661209">
            <text:p>40.6612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.419601">
            <text:p>77.419601</text:p>
          </table:table-cell>
          <table:table-cell office:value-type="float" office:value="41.540352">
            <text:p>41.540352</text:p>
          </table:table-cell>
          <table:table-cell table:number-columns-repeated="12"/>
        </table:table-row>
        <table:table-row table:style-name="ro2"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4.25278">
            <text:p>4.25</text:p>
          </table:table-cell>
          <table:table-cell table:style-name="ce8" office:value-type="float" office:value="12.594473">
            <text:p>12.59</text:p>
          </table:table-cell>
          <table:table-cell table:style-name="ce8" office:value-type="float" office:value="36.063372">
            <text:p>36.06</text:p>
          </table:table-cell>
          <table:table-cell table:style-name="ce8" office:value-type="float" office:value="60.782498">
            <text:p>60.78</text:p>
          </table:table-cell>
          <table:table-cell table:style-name="ce8" office:value-type="float" office:value="73.399424">
            <text:p>73.40</text:p>
          </table:table-cell>
          <table:table-cell table:style-name="ce8" office:value-type="float" office:value="77.419601">
            <text:p>77.42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4.25278">
            <text:p>4.25</text:p>
          </table:table-cell>
          <table:table-cell table:style-name="ce8" office:value-type="float" office:value="12.594473">
            <text:p>12.59</text:p>
          </table:table-cell>
          <table:table-cell table:style-name="ce8" office:value-type="float" office:value="36.063372">
            <text:p>36.06</text:p>
          </table:table-cell>
          <table:table-cell table:style-name="ce8" office:value-type="float" office:value="60.782498">
            <text:p>60.78</text:p>
          </table:table-cell>
          <table:table-cell table:style-name="ce8" office:value-type="float" office:value="73.399424">
            <text:p>73.40</text:p>
          </table:table-cell>
          <table:table-cell table:style-name="ce8" office:value-type="float" office:value="77.419601">
            <text:p>77.42</text:p>
          </table:table-cell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4.022108">
            <text:p>4.02</text:p>
          </table:table-cell>
          <table:table-cell table:style-name="ce8" office:value-type="float" office:value="11.877675">
            <text:p>11.88</text:p>
          </table:table-cell>
          <table:table-cell table:style-name="ce8" office:value-type="float" office:value="25.938142">
            <text:p>25.94</text:p>
          </table:table-cell>
          <table:table-cell table:style-name="ce8" office:value-type="float" office:value="36.460985">
            <text:p>36.46</text:p>
          </table:table-cell>
          <table:table-cell table:style-name="ce8" office:value-type="float" office:value="40.661209">
            <text:p>40.66</text:p>
          </table:table-cell>
          <table:table-cell table:style-name="ce8" office:value-type="float" office:value="41.540352">
            <text:p>41.54</text:p>
          </table:table-cell>
          <table:table-cell/>
          <table:table-cell table:style-name="ce5" office:value-type="string">
            <text:p>w/i</text:p>
          </table:table-cell>
          <table:table-cell table:style-name="ce8" office:value-type="float" office:value="4.022108">
            <text:p>4.02</text:p>
          </table:table-cell>
          <table:table-cell table:style-name="ce8" office:value-type="float" office:value="11.877675">
            <text:p>11.88</text:p>
          </table:table-cell>
          <table:table-cell table:style-name="ce8" office:value-type="float" office:value="25.938142">
            <text:p>25.94</text:p>
          </table:table-cell>
          <table:table-cell table:style-name="ce8" office:value-type="float" office:value="36.460985">
            <text:p>36.46</text:p>
          </table:table-cell>
          <table:table-cell table:style-name="ce8" office:value-type="float" office:value="40.661209">
            <text:p>40.66</text:p>
          </table:table-cell>
          <table:table-cell table:style-name="ce8" office:value-type="float" office:value="41.540352">
            <text:p>41.54</text:p>
          </table:table-cell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325]/[.B324])" office:value-type="float" office:value="0.945759714821834">
            <text:p>0.95</text:p>
          </table:table-cell>
          <table:table-cell table:style-name="ce8" table:formula="of:=([.C325]/[.C324])" office:value-type="float" office:value="0.943086304603614">
            <text:p>0.94</text:p>
          </table:table-cell>
          <table:table-cell table:style-name="ce8" table:formula="of:=([.D325]/[.D324])" office:value-type="float" office:value="0.719237846089378">
            <text:p>0.72</text:p>
          </table:table-cell>
          <table:table-cell table:style-name="ce8" table:formula="of:=([.E325]/[.E324])" office:value-type="float" office:value="0.59985993007395">
            <text:p>0.60</text:p>
          </table:table-cell>
          <table:table-cell table:style-name="ce8" table:formula="of:=([.F325]/[.F324])" office:value-type="float" office:value="0.553971772312546">
            <text:p>0.55</text:p>
          </table:table-cell>
          <table:table-cell table:style-name="ce8" table:formula="of:=([.G325]/[.G324])" office:value-type="float" office:value="0.536561173959034">
            <text:p>0.54</text:p>
          </table:table-cell>
          <table:table-cell/>
          <table:table-cell table:style-name="ce5" office:value-type="string">
            <text:p>sp</text:p>
          </table:table-cell>
          <table:table-cell table:style-name="ce8" table:formula="of:=([.J325]/[.J324])" office:value-type="float" office:value="0.945759714821834">
            <text:p>0.95</text:p>
          </table:table-cell>
          <table:table-cell table:style-name="ce8" table:formula="of:=([.K325]/[.K324])" office:value-type="float" office:value="0.943086304603614">
            <text:p>0.94</text:p>
          </table:table-cell>
          <table:table-cell table:style-name="ce8" table:formula="of:=([.L325]/[.L324])" office:value-type="float" office:value="0.719237846089378">
            <text:p>0.72</text:p>
          </table:table-cell>
          <table:table-cell table:style-name="ce8" table:formula="of:=([.M325]/[.M324])" office:value-type="float" office:value="0.59985993007395">
            <text:p>0.60</text:p>
          </table:table-cell>
          <table:table-cell table:style-name="ce8" table:formula="of:=([.N325]/[.N324])" office:value-type="float" office:value="0.553971772312546">
            <text:p>0.55</text:p>
          </table:table-cell>
          <table:table-cell table:style-name="ce8" table:formula="of:=([.O325]/[.O324])" office:value-type="float" office:value="0.536561173959034">
            <text:p>0.54</text:p>
          </table:table-cell>
        </table:table-row>
        <table:table-row table:style-name="ro2">
          <table:table-cell table:number-columns-repeated="8"/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6" office:value-type="string">
            <text:p>HD6970</text:p>
          </table:table-cell>
          <table:table-cell table:number-columns-repeated="7"/>
          <table:table-cell table:style-name="ce5" office:value-type="string">
            <text:p>w/o</text:p>
          </table:table-cell>
          <table:table-cell table:style-name="ce8" office:value-type="float" office:value="1.096819">
            <text:p>1.10</text:p>
          </table:table-cell>
          <table:table-cell table:style-name="ce8" office:value-type="float" office:value="3.082409">
            <text:p>3.08</text:p>
          </table:table-cell>
          <table:table-cell table:style-name="ce8" office:value-type="float" office:value="11.13609">
            <text:p>11.14</text:p>
          </table:table-cell>
          <table:table-cell table:style-name="ce8" office:value-type="float" office:value="25.39072">
            <text:p>25.39</text:p>
          </table:table-cell>
          <table:table-cell table:style-name="ce8" office:value-type="float" office:value="61.055758">
            <text:p>61.06</text:p>
          </table:table-cell>
          <table:table-cell table:style-name="ce8" office:value-type="float" office:value="82.806522">
            <text:p>82.81</text:p>
          </table:table-cell>
        </table:table-row>
        <table:table-row table:style-name="ro2">
          <table:table-cell/>
          <table:table-cell office:value-type="float" office:value="1.096819">
            <text:p>1.096819</text:p>
          </table:table-cell>
          <table:table-cell office:value-type="float" office:value="1.157798">
            <text:p>1.157798</text:p>
          </table:table-cell>
          <table:table-cell table:number-columns-repeated="5"/>
          <table:table-cell table:style-name="ce5" office:value-type="string">
            <text:p>w/i</text:p>
          </table:table-cell>
          <table:table-cell table:style-name="ce8" office:value-type="float" office:value="1.157798">
            <text:p>1.16</text:p>
          </table:table-cell>
          <table:table-cell table:style-name="ce8" office:value-type="float" office:value="3.995467">
            <text:p>4.00</text:p>
          </table:table-cell>
          <table:table-cell table:style-name="ce8" office:value-type="float" office:value="15.429265">
            <text:p>15.43</text:p>
          </table:table-cell>
          <table:table-cell table:style-name="ce8" office:value-type="float" office:value="29.623784">
            <text:p>29.62</text:p>
          </table:table-cell>
          <table:table-cell table:style-name="ce8" office:value-type="float" office:value="44.197564">
            <text:p>44.20</text:p>
          </table:table-cell>
          <table:table-cell table:style-name="ce8" office:value-type="float" office:value="52.118942">
            <text:p>52.12</text:p>
          </table:table-cell>
        </table:table-row>
        <table:table-row table:style-name="ro2">
          <table:table-cell/>
          <table:table-cell office:value-type="float" office:value="3.082409">
            <text:p>3.082409</text:p>
          </table:table-cell>
          <table:table-cell office:value-type="float" office:value="3.995467">
            <text:p>3.995467</text:p>
          </table:table-cell>
          <table:table-cell table:number-columns-repeated="5"/>
          <table:table-cell table:style-name="ce5" office:value-type="string">
            <text:p>sp</text:p>
          </table:table-cell>
          <table:table-cell table:style-name="ce8" table:formula="of:=([.J329]/[.J328])" office:value-type="float" office:value="1.05559622873054">
            <text:p>1.06</text:p>
          </table:table-cell>
          <table:table-cell table:style-name="ce8" table:formula="of:=([.K329]/[.K328])" office:value-type="float" office:value="1.29621571958815">
            <text:p>1.30</text:p>
          </table:table-cell>
          <table:table-cell table:style-name="ce8" table:formula="of:=([.L329]/[.L328])" office:value-type="float" office:value="1.38551906459089">
            <text:p>1.39</text:p>
          </table:table-cell>
          <table:table-cell table:style-name="ce8" table:formula="of:=([.M329]/[.M328])" office:value-type="float" office:value="1.16671697376049">
            <text:p>1.17</text:p>
          </table:table-cell>
          <table:table-cell table:style-name="ce8" table:formula="of:=([.N329]/[.N328])" office:value-type="float" office:value="0.723888547907308">
            <text:p>0.72</text:p>
          </table:table-cell>
          <table:table-cell table:style-name="ce8" table:formula="of:=([.O329]/[.O328])" office:value-type="float" office:value="0.629406244112028">
            <text:p>0.63</text:p>
          </table:table-cell>
        </table:table-row>
        <table:table-row table:style-name="ro2">
          <table:table-cell/>
          <table:table-cell office:value-type="float" office:value="11.13609">
            <text:p>11.13609</text:p>
          </table:table-cell>
          <table:table-cell office:value-type="float" office:value="15.429265">
            <text:p>15.429265</text:p>
          </table:table-cell>
          <table:table-cell table:number-columns-repeated="5"/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/>
          <table:table-cell office:value-type="float" office:value="25.39072">
            <text:p>25.39072</text:p>
          </table:table-cell>
          <table:table-cell office:value-type="float" office:value="29.623784">
            <text:p>29.623784</text:p>
          </table:table-cell>
          <table:table-cell table:number-columns-repeated="5"/>
          <table:table-cell table:style-name="ce5" office:value-type="string">
            <text:p>w/o</text:p>
          </table:table-cell>
          <table:table-cell table:style-name="ce8" office:value-type="float" office:value="6.508315">
            <text:p>6.51</text:p>
          </table:table-cell>
          <table:table-cell table:style-name="ce8" office:value-type="float" office:value="23.500587">
            <text:p>23.50</text:p>
          </table:table-cell>
          <table:table-cell table:style-name="ce8" office:value-type="float" office:value="60.191539">
            <text:p>60.19</text:p>
          </table:table-cell>
          <table:table-cell table:style-name="ce8" office:value-type="float" office:value="106.19607">
            <text:p>106.20</text:p>
          </table:table-cell>
          <table:table-cell table:style-name="ce8" office:value-type="float" office:value="133.004581">
            <text:p>133.00</text:p>
          </table:table-cell>
          <table:table-cell table:style-name="ce8" office:value-type="float" office:value="141.822327">
            <text:p>141.82</text:p>
          </table:table-cell>
        </table:table-row>
        <table:table-row table:style-name="ro2">
          <table:table-cell/>
          <table:table-cell office:value-type="float" office:value="61.055758">
            <text:p>61.055758</text:p>
          </table:table-cell>
          <table:table-cell office:value-type="float" office:value="44.197564">
            <text:p>44.197564</text:p>
          </table:table-cell>
          <table:table-cell table:number-columns-repeated="5"/>
          <table:table-cell table:style-name="ce5" office:value-type="string">
            <text:p>w/i</text:p>
          </table:table-cell>
          <table:table-cell table:style-name="ce8" office:value-type="float" office:value="6.313157">
            <text:p>6.31</text:p>
          </table:table-cell>
          <table:table-cell table:style-name="ce8" office:value-type="float" office:value="22.123042">
            <text:p>22.12</text:p>
          </table:table-cell>
          <table:table-cell table:style-name="ce8" office:value-type="float" office:value="53.254399">
            <text:p>53.25</text:p>
          </table:table-cell>
          <table:table-cell table:style-name="ce8" office:value-type="float" office:value="88.58114">
            <text:p>88.58</text:p>
          </table:table-cell>
          <table:table-cell table:style-name="ce8" office:value-type="float" office:value="109.280617">
            <text:p>109.28</text:p>
          </table:table-cell>
          <table:table-cell table:style-name="ce8" office:value-type="float" office:value="112.055338">
            <text:p>112.06</text:p>
          </table:table-cell>
        </table:table-row>
        <table:table-row table:style-name="ro2">
          <table:table-cell/>
          <table:table-cell office:value-type="float" office:value="82.806522">
            <text:p>82.806522</text:p>
          </table:table-cell>
          <table:table-cell office:value-type="float" office:value="52.118942">
            <text:p>52.118942</text:p>
          </table:table-cell>
          <table:table-cell table:number-columns-repeated="5"/>
          <table:table-cell table:style-name="ce5" office:value-type="string">
            <text:p>sp</text:p>
          </table:table-cell>
          <table:table-cell table:style-name="ce8" table:formula="of:=([.J333]/[.J332])" office:value-type="float" office:value="0.97001405125597">
            <text:p>0.97</text:p>
          </table:table-cell>
          <table:table-cell table:style-name="ce8" table:formula="of:=([.K333]/[.K332])" office:value-type="float" office:value="0.941382528019406">
            <text:p>0.94</text:p>
          </table:table-cell>
          <table:table-cell table:style-name="ce8" table:formula="of:=([.L333]/[.L332])" office:value-type="float" office:value="0.884748917950079">
            <text:p>0.88</text:p>
          </table:table-cell>
          <table:table-cell table:style-name="ce8" table:formula="of:=([.M333]/[.M332])" office:value-type="float" office:value="0.834128230922293">
            <text:p>0.83</text:p>
          </table:table-cell>
          <table:table-cell table:style-name="ce8" table:formula="of:=([.N333]/[.N332])" office:value-type="float" office:value="0.821630474517265">
            <text:p>0.82</text:p>
          </table:table-cell>
          <table:table-cell table:style-name="ce8" table:formula="of:=([.O333]/[.O332])" office:value-type="float" office:value="0.790110699565661">
            <text:p>0.79</text:p>
          </table:table-cell>
        </table:table-row>
        <table:table-row table:style-name="ro2"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1.096819">
            <text:p>1.10</text:p>
          </table:table-cell>
          <table:table-cell table:style-name="ce8" office:value-type="float" office:value="3.082409">
            <text:p>3.08</text:p>
          </table:table-cell>
          <table:table-cell table:style-name="ce8" office:value-type="float" office:value="11.13609">
            <text:p>11.14</text:p>
          </table:table-cell>
          <table:table-cell table:style-name="ce8" office:value-type="float" office:value="25.39072">
            <text:p>25.39</text:p>
          </table:table-cell>
          <table:table-cell table:style-name="ce8" office:value-type="float" office:value="61.055758">
            <text:p>61.06</text:p>
          </table:table-cell>
          <table:table-cell table:style-name="ce8" office:value-type="float" office:value="82.806522">
            <text:p>82.81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2.488048">
            <text:p>2.49</text:p>
          </table:table-cell>
          <table:table-cell table:style-name="ce8" office:value-type="float" office:value="6.769485">
            <text:p>6.77</text:p>
          </table:table-cell>
          <table:table-cell table:style-name="ce8" office:value-type="float" office:value="13.778728">
            <text:p>13.78</text:p>
          </table:table-cell>
          <table:table-cell table:style-name="ce8" office:value-type="float" office:value="21.01346">
            <text:p>21.01</text:p>
          </table:table-cell>
          <table:table-cell table:style-name="ce8" office:value-type="float" office:value="15.80283">
            <text:p>15.80</text:p>
          </table:table-cell>
          <table:table-cell table:style-name="ce8" office:value-type="float" office:value="11.32795">
            <text:p>11.33</text:p>
          </table:table-cell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1.157798">
            <text:p>1.16</text:p>
          </table:table-cell>
          <table:table-cell table:style-name="ce8" office:value-type="float" office:value="3.995467">
            <text:p>4.00</text:p>
          </table:table-cell>
          <table:table-cell table:style-name="ce8" office:value-type="float" office:value="15.429265">
            <text:p>15.43</text:p>
          </table:table-cell>
          <table:table-cell table:style-name="ce8" office:value-type="float" office:value="29.623784">
            <text:p>29.62</text:p>
          </table:table-cell>
          <table:table-cell table:style-name="ce8" office:value-type="float" office:value="44.197564">
            <text:p>44.20</text:p>
          </table:table-cell>
          <table:table-cell table:style-name="ce8" office:value-type="float" office:value="52.118942">
            <text:p>52.12</text:p>
          </table:table-cell>
          <table:table-cell/>
          <table:table-cell table:style-name="ce5" office:value-type="string">
            <text:p>w/i</text:p>
          </table:table-cell>
          <table:table-cell table:style-name="ce8" office:value-type="float" office:value="1.981439">
            <text:p>1.98</text:p>
          </table:table-cell>
          <table:table-cell table:style-name="ce8" office:value-type="float" office:value="3.817138">
            <text:p>3.82</text:p>
          </table:table-cell>
          <table:table-cell table:style-name="ce8" office:value-type="float" office:value="5.180183">
            <text:p>5.18</text:p>
          </table:table-cell>
          <table:table-cell table:style-name="ce8" office:value-type="float" office:value="5.951861">
            <text:p>5.95</text:p>
          </table:table-cell>
          <table:table-cell table:style-name="ce8" office:value-type="float" office:value="5.664094">
            <text:p>5.66</text:p>
          </table:table-cell>
          <table:table-cell table:style-name="ce8" office:value-type="float" office:value="5.481767">
            <text:p>5.48</text:p>
          </table:table-cell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337]/[.B336])" office:value-type="float" office:value="1.05559622873054">
            <text:p>1.06</text:p>
          </table:table-cell>
          <table:table-cell table:style-name="ce8" table:formula="of:=([.C337]/[.C336])" office:value-type="float" office:value="1.29621571958815">
            <text:p>1.30</text:p>
          </table:table-cell>
          <table:table-cell table:style-name="ce8" table:formula="of:=([.D337]/[.D336])" office:value-type="float" office:value="1.38551906459089">
            <text:p>1.39</text:p>
          </table:table-cell>
          <table:table-cell table:style-name="ce8" table:formula="of:=([.E337]/[.E336])" office:value-type="float" office:value="1.16671697376049">
            <text:p>1.17</text:p>
          </table:table-cell>
          <table:table-cell table:style-name="ce8" table:formula="of:=([.F337]/[.F336])" office:value-type="float" office:value="0.723888547907308">
            <text:p>0.72</text:p>
          </table:table-cell>
          <table:table-cell table:style-name="ce8" table:formula="of:=([.G337]/[.G336])" office:value-type="float" office:value="0.629406244112028">
            <text:p>0.63</text:p>
          </table:table-cell>
          <table:table-cell/>
          <table:table-cell table:style-name="ce5" office:value-type="string">
            <text:p>sp</text:p>
          </table:table-cell>
          <table:table-cell table:style-name="ce8" table:formula="of:=([.J337]/[.J336])" office:value-type="float" office:value="0.796382947595866">
            <text:p>0.80</text:p>
          </table:table-cell>
          <table:table-cell table:style-name="ce8" table:formula="of:=([.K337]/[.K336])" office:value-type="float" office:value="0.56387420904249">
            <text:p>0.56</text:p>
          </table:table-cell>
          <table:table-cell table:style-name="ce8" table:formula="of:=([.L337]/[.L336])" office:value-type="float" office:value="0.375955095419548">
            <text:p>0.38</text:p>
          </table:table-cell>
          <table:table-cell table:style-name="ce8" table:formula="of:=([.M337]/[.M336])" office:value-type="float" office:value="0.283240408766572">
            <text:p>0.28</text:p>
          </table:table-cell>
          <table:table-cell table:style-name="ce8" table:formula="of:=([.N337]/[.N336])" office:value-type="float" office:value="0.358422763517674">
            <text:p>0.36</text:p>
          </table:table-cell>
          <table:table-cell table:style-name="ce8" table:formula="of:=([.O337]/[.O336])" office:value-type="float" office:value="0.483915183241451">
            <text:p>0.48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GTX5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.508315">
            <text:p>6.508315</text:p>
          </table:table-cell>
          <table:table-cell office:value-type="float" office:value="6.313157">
            <text:p>6.31315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.500587">
            <text:p>23.500587</text:p>
          </table:table-cell>
          <table:table-cell office:value-type="float" office:value="22.123042">
            <text:p>22.1230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.191539">
            <text:p>60.191539</text:p>
          </table:table-cell>
          <table:table-cell office:value-type="float" office:value="53.254399">
            <text:p>53.2543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6.19607">
            <text:p>106.19607</text:p>
          </table:table-cell>
          <table:table-cell office:value-type="float" office:value="88.58114">
            <text:p>88.581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3.004581">
            <text:p>133.004581</text:p>
          </table:table-cell>
          <table:table-cell office:value-type="float" office:value="109.280617">
            <text:p>109.2806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1.822327">
            <text:p>141.822327</text:p>
          </table:table-cell>
          <table:table-cell office:value-type="float" office:value="112.055338">
            <text:p>112.055338</text:p>
          </table:table-cell>
          <table:table-cell table:number-columns-repeated="12"/>
        </table:table-row>
        <table:table-row table:style-name="ro2"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6.508315">
            <text:p>6.51</text:p>
          </table:table-cell>
          <table:table-cell table:style-name="ce8" office:value-type="float" office:value="23.500587">
            <text:p>23.50</text:p>
          </table:table-cell>
          <table:table-cell table:style-name="ce8" office:value-type="float" office:value="60.191539">
            <text:p>60.19</text:p>
          </table:table-cell>
          <table:table-cell table:style-name="ce8" office:value-type="float" office:value="106.19607">
            <text:p>106.20</text:p>
          </table:table-cell>
          <table:table-cell table:style-name="ce8" office:value-type="float" office:value="133.004581">
            <text:p>133.00</text:p>
          </table:table-cell>
          <table:table-cell table:style-name="ce8" office:value-type="float" office:value="141.822327">
            <text:p>141.82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6.313157">
            <text:p>6.31</text:p>
          </table:table-cell>
          <table:table-cell table:style-name="ce8" office:value-type="float" office:value="22.123042">
            <text:p>22.12</text:p>
          </table:table-cell>
          <table:table-cell table:style-name="ce8" office:value-type="float" office:value="53.254399">
            <text:p>53.25</text:p>
          </table:table-cell>
          <table:table-cell table:style-name="ce8" office:value-type="float" office:value="88.58114">
            <text:p>88.58</text:p>
          </table:table-cell>
          <table:table-cell table:style-name="ce8" office:value-type="float" office:value="109.280617">
            <text:p>109.28</text:p>
          </table:table-cell>
          <table:table-cell table:style-name="ce8" office:value-type="float" office:value="112.055338">
            <text:p>112.0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349]/[.B348])" office:value-type="float" office:value="0.97001405125597">
            <text:p>0.97</text:p>
          </table:table-cell>
          <table:table-cell table:style-name="ce8" table:formula="of:=([.C349]/[.C348])" office:value-type="float" office:value="0.941382528019406">
            <text:p>0.94</text:p>
          </table:table-cell>
          <table:table-cell table:style-name="ce8" table:formula="of:=([.D349]/[.D348])" office:value-type="float" office:value="0.884748917950079">
            <text:p>0.88</text:p>
          </table:table-cell>
          <table:table-cell table:style-name="ce8" table:formula="of:=([.E349]/[.E348])" office:value-type="float" office:value="0.834128230922293">
            <text:p>0.83</text:p>
          </table:table-cell>
          <table:table-cell table:style-name="ce8" table:formula="of:=([.F349]/[.F348])" office:value-type="float" office:value="0.821630474517265">
            <text:p>0.82</text:p>
          </table:table-cell>
          <table:table-cell table:style-name="ce8" table:formula="of:=([.G349]/[.G348])" office:value-type="float" office:value="0.790110699565661">
            <text:p>0.79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E562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488048">
            <text:p>2.488048</text:p>
          </table:table-cell>
          <table:table-cell office:value-type="float" office:value="1.981439">
            <text:p>1.9814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.769485">
            <text:p>6.769485</text:p>
          </table:table-cell>
          <table:table-cell office:value-type="float" office:value="3.817138">
            <text:p>3.8171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.778728">
            <text:p>13.778728</text:p>
          </table:table-cell>
          <table:table-cell office:value-type="float" office:value="5.180183">
            <text:p>5.1801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.01346">
            <text:p>21.01346</text:p>
          </table:table-cell>
          <table:table-cell office:value-type="float" office:value="5.951861">
            <text:p>5.95186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.80283">
            <text:p>15.80283</text:p>
          </table:table-cell>
          <table:table-cell office:value-type="float" office:value="5.664094">
            <text:p>5.6640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.32795">
            <text:p>11.32795</text:p>
          </table:table-cell>
          <table:table-cell office:value-type="float" office:value="5.481767">
            <text:p>5.481767</text:p>
          </table:table-cell>
          <table:table-cell table:number-columns-repeated="12"/>
        </table:table-row>
        <table:table-row table:style-name="ro2"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2.488048">
            <text:p>2.49</text:p>
          </table:table-cell>
          <table:table-cell table:style-name="ce8" office:value-type="float" office:value="6.769485">
            <text:p>6.77</text:p>
          </table:table-cell>
          <table:table-cell table:style-name="ce8" office:value-type="float" office:value="13.778728">
            <text:p>13.78</text:p>
          </table:table-cell>
          <table:table-cell table:style-name="ce8" office:value-type="float" office:value="21.01346">
            <text:p>21.01</text:p>
          </table:table-cell>
          <table:table-cell table:style-name="ce8" office:value-type="float" office:value="15.80283">
            <text:p>15.80</text:p>
          </table:table-cell>
          <table:table-cell table:style-name="ce8" office:value-type="float" office:value="11.32795">
            <text:p>11.33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1.981439">
            <text:p>1.98</text:p>
          </table:table-cell>
          <table:table-cell table:style-name="ce8" office:value-type="float" office:value="3.817138">
            <text:p>3.82</text:p>
          </table:table-cell>
          <table:table-cell table:style-name="ce8" office:value-type="float" office:value="5.180183">
            <text:p>5.18</text:p>
          </table:table-cell>
          <table:table-cell table:style-name="ce8" office:value-type="float" office:value="5.951861">
            <text:p>5.95</text:p>
          </table:table-cell>
          <table:table-cell table:style-name="ce8" office:value-type="float" office:value="5.664094">
            <text:p>5.66</text:p>
          </table:table-cell>
          <table:table-cell table:style-name="ce8" office:value-type="float" office:value="5.481767">
            <text:p>5.48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361]/[.B360])" office:value-type="float" office:value="0.796382947595866">
            <text:p>0.80</text:p>
          </table:table-cell>
          <table:table-cell table:style-name="ce8" table:formula="of:=([.C361]/[.C360])" office:value-type="float" office:value="0.56387420904249">
            <text:p>0.56</text:p>
          </table:table-cell>
          <table:table-cell table:style-name="ce8" table:formula="of:=([.D361]/[.D360])" office:value-type="float" office:value="0.375955095419548">
            <text:p>0.38</text:p>
          </table:table-cell>
          <table:table-cell table:style-name="ce8" table:formula="of:=([.E361]/[.E360])" office:value-type="float" office:value="0.283240408766572">
            <text:p>0.28</text:p>
          </table:table-cell>
          <table:table-cell table:style-name="ce8" table:formula="of:=([.F361]/[.F360])" office:value-type="float" office:value="0.358422763517674">
            <text:p>0.36</text:p>
          </table:table-cell>
          <table:table-cell table:style-name="ce8" table:formula="of:=([.G361]/[.G360])" office:value-type="float" office:value="0.483915183241451">
            <text:p>0.48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1" table:number-columns-repeated="7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MAP-115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GTX2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.554024">
            <text:p>3.554024</text:p>
          </table:table-cell>
          <table:table-cell office:value-type="float" office:value="3.969471">
            <text:p>3.9694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.201729">
            <text:p>7.201729</text:p>
          </table:table-cell>
          <table:table-cell office:value-type="float" office:value="11.687622">
            <text:p>11.6876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.587455">
            <text:p>15.587455</text:p>
          </table:table-cell>
          <table:table-cell office:value-type="float" office:value="24.697914">
            <text:p>24.6979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.745841">
            <text:p>19.745841</text:p>
          </table:table-cell>
          <table:table-cell office:value-type="float" office:value="35.263905">
            <text:p>35.2639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.501838">
            <text:p>12.501838</text:p>
          </table:table-cell>
          <table:table-cell office:value-type="float" office:value="39.259635">
            <text:p>39.2596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.907328">
            <text:p>5.907328</text:p>
          </table:table-cell>
          <table:table-cell office:value-type="float" office:value="39.950252">
            <text:p>39.950252</text:p>
          </table:table-cell>
          <table:table-cell table:number-columns-repeated="12"/>
        </table:table-row>
        <table:table-row table:style-name="ro2"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3.554024">
            <text:p>3.55</text:p>
          </table:table-cell>
          <table:table-cell table:style-name="ce8" office:value-type="float" office:value="7.201729">
            <text:p>7.20</text:p>
          </table:table-cell>
          <table:table-cell table:style-name="ce8" office:value-type="float" office:value="15.587455">
            <text:p>15.59</text:p>
          </table:table-cell>
          <table:table-cell table:style-name="ce8" office:value-type="float" office:value="19.745841">
            <text:p>19.75</text:p>
          </table:table-cell>
          <table:table-cell table:style-name="ce8" office:value-type="float" office:value="12.501838">
            <text:p>12.50</text:p>
          </table:table-cell>
          <table:table-cell table:style-name="ce8" office:value-type="float" office:value="5.907328">
            <text:p>5.91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3.554024">
            <text:p>3.55</text:p>
          </table:table-cell>
          <table:table-cell table:style-name="ce8" office:value-type="float" office:value="7.201729">
            <text:p>7.20</text:p>
          </table:table-cell>
          <table:table-cell table:style-name="ce8" office:value-type="float" office:value="15.587455">
            <text:p>15.59</text:p>
          </table:table-cell>
          <table:table-cell table:style-name="ce8" office:value-type="float" office:value="19.745841">
            <text:p>19.75</text:p>
          </table:table-cell>
          <table:table-cell table:style-name="ce8" office:value-type="float" office:value="12.501838">
            <text:p>12.50</text:p>
          </table:table-cell>
          <table:table-cell table:style-name="ce8" office:value-type="float" office:value="5.907328">
            <text:p>5.91</text:p>
          </table:table-cell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3.969471">
            <text:p>3.97</text:p>
          </table:table-cell>
          <table:table-cell table:style-name="ce8" office:value-type="float" office:value="11.687622">
            <text:p>11.69</text:p>
          </table:table-cell>
          <table:table-cell table:style-name="ce8" office:value-type="float" office:value="24.697914">
            <text:p>24.70</text:p>
          </table:table-cell>
          <table:table-cell table:style-name="ce8" office:value-type="float" office:value="35.263905">
            <text:p>35.26</text:p>
          </table:table-cell>
          <table:table-cell table:style-name="ce8" office:value-type="float" office:value="39.259635">
            <text:p>39.26</text:p>
          </table:table-cell>
          <table:table-cell table:style-name="ce8" office:value-type="float" office:value="39.950252">
            <text:p>39.95</text:p>
          </table:table-cell>
          <table:table-cell/>
          <table:table-cell table:style-name="ce5" office:value-type="string">
            <text:p>w/i</text:p>
          </table:table-cell>
          <table:table-cell table:style-name="ce8" office:value-type="float" office:value="3.969471">
            <text:p>3.97</text:p>
          </table:table-cell>
          <table:table-cell table:style-name="ce8" office:value-type="float" office:value="11.687622">
            <text:p>11.69</text:p>
          </table:table-cell>
          <table:table-cell table:style-name="ce8" office:value-type="float" office:value="24.697914">
            <text:p>24.70</text:p>
          </table:table-cell>
          <table:table-cell table:style-name="ce8" office:value-type="float" office:value="35.263905">
            <text:p>35.26</text:p>
          </table:table-cell>
          <table:table-cell table:style-name="ce8" office:value-type="float" office:value="39.259635">
            <text:p>39.26</text:p>
          </table:table-cell>
          <table:table-cell table:style-name="ce8" office:value-type="float" office:value="39.950252">
            <text:p>39.95</text:p>
          </table:table-cell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377]/[.B376])" office:value-type="float" office:value="1.11689482119423">
            <text:p>1.12</text:p>
          </table:table-cell>
          <table:table-cell table:style-name="ce8" table:formula="of:=([.C377]/[.C376])" office:value-type="float" office:value="1.62289111406441">
            <text:p>1.62</text:p>
          </table:table-cell>
          <table:table-cell table:style-name="ce8" table:formula="of:=([.D377]/[.D376])" office:value-type="float" office:value="1.58447379639588">
            <text:p>1.58</text:p>
          </table:table-cell>
          <table:table-cell table:style-name="ce8" table:formula="of:=([.E377]/[.E376])" office:value-type="float" office:value="1.78589025405401">
            <text:p>1.79</text:p>
          </table:table-cell>
          <table:table-cell table:style-name="ce8" table:formula="of:=([.F377]/[.F376])" office:value-type="float" office:value="3.14030904895744">
            <text:p>3.14</text:p>
          </table:table-cell>
          <table:table-cell table:style-name="ce8" table:formula="of:=([.G377]/[.G376])" office:value-type="float" office:value="6.76282948906849">
            <text:p>6.76</text:p>
          </table:table-cell>
          <table:table-cell/>
          <table:table-cell table:style-name="ce5" office:value-type="string">
            <text:p>sp</text:p>
          </table:table-cell>
          <table:table-cell table:style-name="ce8" table:formula="of:=([.J377]/[.J376])" office:value-type="float" office:value="1.11689482119423">
            <text:p>1.12</text:p>
          </table:table-cell>
          <table:table-cell table:style-name="ce8" table:formula="of:=([.K377]/[.K376])" office:value-type="float" office:value="1.62289111406441">
            <text:p>1.62</text:p>
          </table:table-cell>
          <table:table-cell table:style-name="ce8" table:formula="of:=([.L377]/[.L376])" office:value-type="float" office:value="1.58447379639588">
            <text:p>1.58</text:p>
          </table:table-cell>
          <table:table-cell table:style-name="ce8" table:formula="of:=([.M377]/[.M376])" office:value-type="float" office:value="1.78589025405401">
            <text:p>1.79</text:p>
          </table:table-cell>
          <table:table-cell table:style-name="ce8" table:formula="of:=([.N377]/[.N376])" office:value-type="float" office:value="3.14030904895744">
            <text:p>3.14</text:p>
          </table:table-cell>
          <table:table-cell table:style-name="ce8" table:formula="of:=([.O377]/[.O376])" office:value-type="float" office:value="6.76282948906849">
            <text:p>6.76</text:p>
          </table:table-cell>
        </table:table-row>
        <table:table-row table:style-name="ro2">
          <table:table-cell table:number-columns-repeated="8"/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6" office:value-type="string">
            <text:p>HD6970</text:p>
          </table:table-cell>
          <table:table-cell table:number-columns-repeated="7"/>
          <table:table-cell table:style-name="ce5" office:value-type="string">
            <text:p>w/o</text:p>
          </table:table-cell>
          <table:table-cell table:style-name="ce8" office:value-type="float" office:value="1.081638">
            <text:p>1.08</text:p>
          </table:table-cell>
          <table:table-cell table:style-name="ce8" office:value-type="float" office:value="2.896603">
            <text:p>2.90</text:p>
          </table:table-cell>
          <table:table-cell table:style-name="ce8" office:value-type="float" office:value="10.235495">
            <text:p>10.24</text:p>
          </table:table-cell>
          <table:table-cell table:style-name="ce8" office:value-type="float" office:value="24.516578">
            <text:p>24.52</text:p>
          </table:table-cell>
          <table:table-cell table:style-name="ce8" office:value-type="float" office:value="59.871645">
            <text:p>59.87</text:p>
          </table:table-cell>
          <table:table-cell table:style-name="ce8" office:value-type="float" office:value="77.085682">
            <text:p>77.09</text:p>
          </table:table-cell>
        </table:table-row>
        <table:table-row table:style-name="ro2">
          <table:table-cell/>
          <table:table-cell office:value-type="float" office:value="1.081638">
            <text:p>1.081638</text:p>
          </table:table-cell>
          <table:table-cell office:value-type="float" office:value="1.115228">
            <text:p>1.115228</text:p>
          </table:table-cell>
          <table:table-cell table:number-columns-repeated="5"/>
          <table:table-cell table:style-name="ce5" office:value-type="string">
            <text:p>w/i</text:p>
          </table:table-cell>
          <table:table-cell table:style-name="ce8" office:value-type="float" office:value="1.115228">
            <text:p>1.12</text:p>
          </table:table-cell>
          <table:table-cell table:style-name="ce8" office:value-type="float" office:value="4.382262">
            <text:p>4.38</text:p>
          </table:table-cell>
          <table:table-cell table:style-name="ce8" office:value-type="float" office:value="14.543435">
            <text:p>14.54</text:p>
          </table:table-cell>
          <table:table-cell table:style-name="ce8" office:value-type="float" office:value="29.144356">
            <text:p>29.14</text:p>
          </table:table-cell>
          <table:table-cell table:style-name="ce8" office:value-type="float" office:value="43.422023">
            <text:p>43.42</text:p>
          </table:table-cell>
          <table:table-cell table:style-name="ce8" office:value-type="float" office:value="51.086186">
            <text:p>51.09</text:p>
          </table:table-cell>
        </table:table-row>
        <table:table-row table:style-name="ro2">
          <table:table-cell/>
          <table:table-cell office:value-type="float" office:value="2.896603">
            <text:p>2.896603</text:p>
          </table:table-cell>
          <table:table-cell office:value-type="float" office:value="4.382262">
            <text:p>4.382262</text:p>
          </table:table-cell>
          <table:table-cell table:number-columns-repeated="5"/>
          <table:table-cell table:style-name="ce5" office:value-type="string">
            <text:p>sp</text:p>
          </table:table-cell>
          <table:table-cell table:style-name="ce8" table:formula="of:=([.J381]/[.J380])" office:value-type="float" office:value="1.03105475214443">
            <text:p>1.03</text:p>
          </table:table-cell>
          <table:table-cell table:style-name="ce8" table:formula="of:=([.K381]/[.K380])" office:value-type="float" office:value="1.51289700383518">
            <text:p>1.51</text:p>
          </table:table-cell>
          <table:table-cell table:style-name="ce8" table:formula="of:=([.L381]/[.L380])" office:value-type="float" office:value="1.42088242923278">
            <text:p>1.42</text:p>
          </table:table-cell>
          <table:table-cell table:style-name="ce8" table:formula="of:=([.M381]/[.M380])" office:value-type="float" office:value="1.18876117213422">
            <text:p>1.19</text:p>
          </table:table-cell>
          <table:table-cell table:style-name="ce8" table:formula="of:=([.N381]/[.N380])" office:value-type="float" office:value="0.725251878414231">
            <text:p>0.73</text:p>
          </table:table-cell>
          <table:table-cell table:style-name="ce8" table:formula="of:=([.O381]/[.O380])" office:value-type="float" office:value="0.662719517743905">
            <text:p>0.66</text:p>
          </table:table-cell>
        </table:table-row>
        <table:table-row table:style-name="ro2">
          <table:table-cell/>
          <table:table-cell office:value-type="float" office:value="10.235495">
            <text:p>10.235495</text:p>
          </table:table-cell>
          <table:table-cell office:value-type="float" office:value="14.543435">
            <text:p>14.543435</text:p>
          </table:table-cell>
          <table:table-cell table:number-columns-repeated="5"/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/>
          <table:table-cell office:value-type="float" office:value="24.516578">
            <text:p>24.516578</text:p>
          </table:table-cell>
          <table:table-cell office:value-type="float" office:value="29.144356">
            <text:p>29.144356</text:p>
          </table:table-cell>
          <table:table-cell table:number-columns-repeated="5"/>
          <table:table-cell table:style-name="ce5" office:value-type="string">
            <text:p>w/o</text:p>
          </table:table-cell>
          <table:table-cell table:style-name="ce8" office:value-type="float" office:value="6.122373">
            <text:p>6.12</text:p>
          </table:table-cell>
          <table:table-cell table:style-name="ce8" office:value-type="float" office:value="21.304401">
            <text:p>21.30</text:p>
          </table:table-cell>
          <table:table-cell table:style-name="ce8" office:value-type="float" office:value="45.569945">
            <text:p>45.57</text:p>
          </table:table-cell>
          <table:table-cell table:style-name="ce8" office:value-type="float" office:value="75.376751">
            <text:p>75.38</text:p>
          </table:table-cell>
          <table:table-cell table:style-name="ce8" office:value-type="float" office:value="84.643449">
            <text:p>84.64</text:p>
          </table:table-cell>
          <table:table-cell table:style-name="ce8" office:value-type="float" office:value="79.465267">
            <text:p>79.47</text:p>
          </table:table-cell>
        </table:table-row>
        <table:table-row table:style-name="ro2">
          <table:table-cell/>
          <table:table-cell office:value-type="float" office:value="59.871645">
            <text:p>59.871645</text:p>
          </table:table-cell>
          <table:table-cell office:value-type="float" office:value="43.422023">
            <text:p>43.422023</text:p>
          </table:table-cell>
          <table:table-cell table:number-columns-repeated="5"/>
          <table:table-cell table:style-name="ce5" office:value-type="string">
            <text:p>w/i</text:p>
          </table:table-cell>
          <table:table-cell table:style-name="ce8" office:value-type="float" office:value="6.289491">
            <text:p>6.29</text:p>
          </table:table-cell>
          <table:table-cell table:style-name="ce8" office:value-type="float" office:value="22.348669">
            <text:p>22.35</text:p>
          </table:table-cell>
          <table:table-cell table:style-name="ce8" office:value-type="float" office:value="54.397661">
            <text:p>54.40</text:p>
          </table:table-cell>
          <table:table-cell table:style-name="ce8" office:value-type="float" office:value="92.15432">
            <text:p>92.15</text:p>
          </table:table-cell>
          <table:table-cell table:style-name="ce8" office:value-type="float" office:value="106.758652">
            <text:p>106.76</text:p>
          </table:table-cell>
          <table:table-cell table:style-name="ce8" office:value-type="float" office:value="106.934331">
            <text:p>106.93</text:p>
          </table:table-cell>
        </table:table-row>
        <table:table-row table:style-name="ro2">
          <table:table-cell/>
          <table:table-cell office:value-type="float" office:value="77.085682">
            <text:p>77.085682</text:p>
          </table:table-cell>
          <table:table-cell office:value-type="float" office:value="51.086186">
            <text:p>51.086186</text:p>
          </table:table-cell>
          <table:table-cell table:number-columns-repeated="5"/>
          <table:table-cell table:style-name="ce5" office:value-type="string">
            <text:p>sp</text:p>
          </table:table-cell>
          <table:table-cell table:style-name="ce8" table:formula="of:=([.J385]/[.J384])" office:value-type="float" office:value="1.02729627874682">
            <text:p>1.03</text:p>
          </table:table-cell>
          <table:table-cell table:style-name="ce8" table:formula="of:=([.K385]/[.K384])" office:value-type="float" office:value="1.04901653888321">
            <text:p>1.05</text:p>
          </table:table-cell>
          <table:table-cell table:style-name="ce8" table:formula="of:=([.L385]/[.L384])" office:value-type="float" office:value="1.19371794282394">
            <text:p>1.19</text:p>
          </table:table-cell>
          <table:table-cell table:style-name="ce8" table:formula="of:=([.M385]/[.M384])" office:value-type="float" office:value="1.22258280938641">
            <text:p>1.22</text:p>
          </table:table-cell>
          <table:table-cell table:style-name="ce8" table:formula="of:=([.N385]/[.N384])" office:value-type="float" office:value="1.26127483297615">
            <text:p>1.26</text:p>
          </table:table-cell>
          <table:table-cell table:style-name="ce8" table:formula="of:=([.O385]/[.O384])" office:value-type="float" office:value="1.34567384011936">
            <text:p>1.35</text:p>
          </table:table-cell>
        </table:table-row>
        <table:table-row table:style-name="ro2"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1.081638">
            <text:p>1.08</text:p>
          </table:table-cell>
          <table:table-cell table:style-name="ce8" office:value-type="float" office:value="2.896603">
            <text:p>2.90</text:p>
          </table:table-cell>
          <table:table-cell table:style-name="ce8" office:value-type="float" office:value="10.235495">
            <text:p>10.24</text:p>
          </table:table-cell>
          <table:table-cell table:style-name="ce8" office:value-type="float" office:value="24.516578">
            <text:p>24.52</text:p>
          </table:table-cell>
          <table:table-cell table:style-name="ce8" office:value-type="float" office:value="59.871645">
            <text:p>59.87</text:p>
          </table:table-cell>
          <table:table-cell table:style-name="ce8" office:value-type="float" office:value="77.085682">
            <text:p>77.09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2.694729">
            <text:p>2.69</text:p>
          </table:table-cell>
          <table:table-cell table:style-name="ce8" office:value-type="float" office:value="6.27204">
            <text:p>6.27</text:p>
          </table:table-cell>
          <table:table-cell table:style-name="ce8" office:value-type="float" office:value="11.262386">
            <text:p>11.26</text:p>
          </table:table-cell>
          <table:table-cell table:style-name="ce8" office:value-type="float" office:value="15.799542">
            <text:p>15.80</text:p>
          </table:table-cell>
          <table:table-cell table:style-name="ce8" office:value-type="float" office:value="14.003535">
            <text:p>14.00</text:p>
          </table:table-cell>
          <table:table-cell table:style-name="ce8" office:value-type="float" office:value="10.770107">
            <text:p>10.77</text:p>
          </table:table-cell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1.115228">
            <text:p>1.12</text:p>
          </table:table-cell>
          <table:table-cell table:style-name="ce8" office:value-type="float" office:value="4.382262">
            <text:p>4.38</text:p>
          </table:table-cell>
          <table:table-cell table:style-name="ce8" office:value-type="float" office:value="14.543435">
            <text:p>14.54</text:p>
          </table:table-cell>
          <table:table-cell table:style-name="ce8" office:value-type="float" office:value="29.144356">
            <text:p>29.14</text:p>
          </table:table-cell>
          <table:table-cell table:style-name="ce8" office:value-type="float" office:value="43.422023">
            <text:p>43.42</text:p>
          </table:table-cell>
          <table:table-cell table:style-name="ce8" office:value-type="float" office:value="51.086186">
            <text:p>51.09</text:p>
          </table:table-cell>
          <table:table-cell/>
          <table:table-cell table:style-name="ce5" office:value-type="string">
            <text:p>w/i</text:p>
          </table:table-cell>
          <table:table-cell table:style-name="ce8" office:value-type="float" office:value="1.976915">
            <text:p>1.98</text:p>
          </table:table-cell>
          <table:table-cell table:style-name="ce8" office:value-type="float" office:value="3.820465">
            <text:p>3.82</text:p>
          </table:table-cell>
          <table:table-cell table:style-name="ce8" office:value-type="float" office:value="5.183402">
            <text:p>5.18</text:p>
          </table:table-cell>
          <table:table-cell table:style-name="ce8" office:value-type="float" office:value="5.962562">
            <text:p>5.96</text:p>
          </table:table-cell>
          <table:table-cell table:style-name="ce8" office:value-type="float" office:value="5.620717">
            <text:p>5.62</text:p>
          </table:table-cell>
          <table:table-cell table:style-name="ce8" office:value-type="float" office:value="5.437956">
            <text:p>5.44</text:p>
          </table:table-cell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389]/[.B388])" office:value-type="float" office:value="1.03105475214443">
            <text:p>1.03</text:p>
          </table:table-cell>
          <table:table-cell table:style-name="ce8" table:formula="of:=([.C389]/[.C388])" office:value-type="float" office:value="1.51289700383518">
            <text:p>1.51</text:p>
          </table:table-cell>
          <table:table-cell table:style-name="ce8" table:formula="of:=([.D389]/[.D388])" office:value-type="float" office:value="1.42088242923278">
            <text:p>1.42</text:p>
          </table:table-cell>
          <table:table-cell table:style-name="ce8" table:formula="of:=([.E389]/[.E388])" office:value-type="float" office:value="1.18876117213422">
            <text:p>1.19</text:p>
          </table:table-cell>
          <table:table-cell table:style-name="ce8" table:formula="of:=([.F389]/[.F388])" office:value-type="float" office:value="0.725251878414231">
            <text:p>0.73</text:p>
          </table:table-cell>
          <table:table-cell table:style-name="ce8" table:formula="of:=([.G389]/[.G388])" office:value-type="float" office:value="0.662719517743905">
            <text:p>0.66</text:p>
          </table:table-cell>
          <table:table-cell/>
          <table:table-cell table:style-name="ce5" office:value-type="string">
            <text:p>sp</text:p>
          </table:table-cell>
          <table:table-cell table:style-name="ce8" table:formula="of:=([.J389]/[.J388])" office:value-type="float" office:value="0.733622935738622">
            <text:p>0.73</text:p>
          </table:table-cell>
          <table:table-cell table:style-name="ce8" table:formula="of:=([.K389]/[.K388])" office:value-type="float" office:value="0.609126376745046">
            <text:p>0.61</text:p>
          </table:table-cell>
          <table:table-cell table:style-name="ce8" table:formula="of:=([.L389]/[.L388])" office:value-type="float" office:value="0.460240130288555">
            <text:p>0.46</text:p>
          </table:table-cell>
          <table:table-cell table:style-name="ce8" table:formula="of:=([.M389]/[.M388])" office:value-type="float" office:value="0.377388281255241">
            <text:p>0.38</text:p>
          </table:table-cell>
          <table:table-cell table:style-name="ce8" table:formula="of:=([.N389]/[.N388])" office:value-type="float" office:value="0.401378437658777">
            <text:p>0.40</text:p>
          </table:table-cell>
          <table:table-cell table:style-name="ce8" table:formula="of:=([.O389]/[.O388])" office:value-type="float" office:value="0.504911975340635">
            <text:p>0.5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GTX5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.122373">
            <text:p>6.122373</text:p>
          </table:table-cell>
          <table:table-cell office:value-type="float" office:value="6.289491">
            <text:p>6.2894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.304401">
            <text:p>21.304401</text:p>
          </table:table-cell>
          <table:table-cell office:value-type="float" office:value="22.348669">
            <text:p>22.3486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.569945">
            <text:p>45.569945</text:p>
          </table:table-cell>
          <table:table-cell office:value-type="float" office:value="54.397661">
            <text:p>54.39766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.376751">
            <text:p>75.376751</text:p>
          </table:table-cell>
          <table:table-cell office:value-type="float" office:value="92.15432">
            <text:p>92.154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.643449">
            <text:p>84.643449</text:p>
          </table:table-cell>
          <table:table-cell office:value-type="float" office:value="106.758652">
            <text:p>106.7586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.465267">
            <text:p>79.465267</text:p>
          </table:table-cell>
          <table:table-cell office:value-type="float" office:value="106.934331">
            <text:p>106.934331</text:p>
          </table:table-cell>
          <table:table-cell table:number-columns-repeated="12"/>
        </table:table-row>
        <table:table-row table:style-name="ro2"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6.122373">
            <text:p>6.12</text:p>
          </table:table-cell>
          <table:table-cell table:style-name="ce8" office:value-type="float" office:value="21.304401">
            <text:p>21.30</text:p>
          </table:table-cell>
          <table:table-cell table:style-name="ce8" office:value-type="float" office:value="45.569945">
            <text:p>45.57</text:p>
          </table:table-cell>
          <table:table-cell table:style-name="ce8" office:value-type="float" office:value="75.376751">
            <text:p>75.38</text:p>
          </table:table-cell>
          <table:table-cell table:style-name="ce8" office:value-type="float" office:value="84.643449">
            <text:p>84.64</text:p>
          </table:table-cell>
          <table:table-cell table:style-name="ce8" office:value-type="float" office:value="79.465267">
            <text:p>79.47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6.289491">
            <text:p>6.29</text:p>
          </table:table-cell>
          <table:table-cell table:style-name="ce8" office:value-type="float" office:value="22.348669">
            <text:p>22.35</text:p>
          </table:table-cell>
          <table:table-cell table:style-name="ce8" office:value-type="float" office:value="54.397661">
            <text:p>54.40</text:p>
          </table:table-cell>
          <table:table-cell table:style-name="ce8" office:value-type="float" office:value="92.15432">
            <text:p>92.15</text:p>
          </table:table-cell>
          <table:table-cell table:style-name="ce8" office:value-type="float" office:value="106.758652">
            <text:p>106.76</text:p>
          </table:table-cell>
          <table:table-cell table:style-name="ce8" office:value-type="float" office:value="106.934331">
            <text:p>106.93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401]/[.B400])" office:value-type="float" office:value="1.02729627874682">
            <text:p>1.03</text:p>
          </table:table-cell>
          <table:table-cell table:style-name="ce8" table:formula="of:=([.C401]/[.C400])" office:value-type="float" office:value="1.04901653888321">
            <text:p>1.05</text:p>
          </table:table-cell>
          <table:table-cell table:style-name="ce8" table:formula="of:=([.D401]/[.D400])" office:value-type="float" office:value="1.19371794282394">
            <text:p>1.19</text:p>
          </table:table-cell>
          <table:table-cell table:style-name="ce8" table:formula="of:=([.E401]/[.E400])" office:value-type="float" office:value="1.22258280938641">
            <text:p>1.22</text:p>
          </table:table-cell>
          <table:table-cell table:style-name="ce8" table:formula="of:=([.F401]/[.F400])" office:value-type="float" office:value="1.26127483297615">
            <text:p>1.26</text:p>
          </table:table-cell>
          <table:table-cell table:style-name="ce8" table:formula="of:=([.G401]/[.G400])" office:value-type="float" office:value="1.34567384011936">
            <text:p>1.35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E562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694729">
            <text:p>2.694729</text:p>
          </table:table-cell>
          <table:table-cell office:value-type="float" office:value="1.976915">
            <text:p>1.9769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.27204">
            <text:p>6.27204</text:p>
          </table:table-cell>
          <table:table-cell office:value-type="float" office:value="3.820465">
            <text:p>3.8204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.262386">
            <text:p>11.262386</text:p>
          </table:table-cell>
          <table:table-cell office:value-type="float" office:value="5.183402">
            <text:p>5.1834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.799542">
            <text:p>15.799542</text:p>
          </table:table-cell>
          <table:table-cell office:value-type="float" office:value="5.962562">
            <text:p>5.96256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.003535">
            <text:p>14.003535</text:p>
          </table:table-cell>
          <table:table-cell office:value-type="float" office:value="5.620717">
            <text:p>5.6207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.770107">
            <text:p>10.770107</text:p>
          </table:table-cell>
          <table:table-cell office:value-type="float" office:value="5.437956">
            <text:p>5.437956</text:p>
          </table:table-cell>
          <table:table-cell table:number-columns-repeated="12"/>
        </table:table-row>
        <table:table-row table:style-name="ro2"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2.694729">
            <text:p>2.69</text:p>
          </table:table-cell>
          <table:table-cell table:style-name="ce8" office:value-type="float" office:value="6.27204">
            <text:p>6.27</text:p>
          </table:table-cell>
          <table:table-cell table:style-name="ce8" office:value-type="float" office:value="11.262386">
            <text:p>11.26</text:p>
          </table:table-cell>
          <table:table-cell table:style-name="ce8" office:value-type="float" office:value="15.799542">
            <text:p>15.80</text:p>
          </table:table-cell>
          <table:table-cell table:style-name="ce8" office:value-type="float" office:value="14.003535">
            <text:p>14.00</text:p>
          </table:table-cell>
          <table:table-cell table:style-name="ce8" office:value-type="float" office:value="10.770107">
            <text:p>10.77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1.976915">
            <text:p>1.98</text:p>
          </table:table-cell>
          <table:table-cell table:style-name="ce8" office:value-type="float" office:value="3.820465">
            <text:p>3.82</text:p>
          </table:table-cell>
          <table:table-cell table:style-name="ce8" office:value-type="float" office:value="5.183402">
            <text:p>5.18</text:p>
          </table:table-cell>
          <table:table-cell table:style-name="ce8" office:value-type="float" office:value="5.962562">
            <text:p>5.96</text:p>
          </table:table-cell>
          <table:table-cell table:style-name="ce8" office:value-type="float" office:value="5.620717">
            <text:p>5.62</text:p>
          </table:table-cell>
          <table:table-cell table:style-name="ce8" office:value-type="float" office:value="5.437956">
            <text:p>5.44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413]/[.B412])" office:value-type="float" office:value="0.733622935738622">
            <text:p>0.73</text:p>
          </table:table-cell>
          <table:table-cell table:style-name="ce8" table:formula="of:=([.C413]/[.C412])" office:value-type="float" office:value="0.609126376745046">
            <text:p>0.61</text:p>
          </table:table-cell>
          <table:table-cell table:style-name="ce8" table:formula="of:=([.D413]/[.D412])" office:value-type="float" office:value="0.460240130288555">
            <text:p>0.46</text:p>
          </table:table-cell>
          <table:table-cell table:style-name="ce8" table:formula="of:=([.E413]/[.E412])" office:value-type="float" office:value="0.377388281255241">
            <text:p>0.38</text:p>
          </table:table-cell>
          <table:table-cell table:style-name="ce8" table:formula="of:=([.F413]/[.F412])" office:value-type="float" office:value="0.401378437658777">
            <text:p>0.40</text:p>
          </table:table-cell>
          <table:table-cell table:style-name="ce8" table:formula="of:=([.G413]/[.G412])" office:value-type="float" office:value="0.504911975340635">
            <text:p>0.50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1" table:number-columns-repeated="7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MAP-116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GTX2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.365118">
            <text:p>3.365118</text:p>
          </table:table-cell>
          <table:table-cell office:value-type="float" office:value="4.057981">
            <text:p>4.0579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.971897">
            <text:p>6.971897</text:p>
          </table:table-cell>
          <table:table-cell office:value-type="float" office:value="10.861786">
            <text:p>10.8617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.02839">
            <text:p>16.02839</text:p>
          </table:table-cell>
          <table:table-cell office:value-type="float" office:value="25.503042">
            <text:p>25.5030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.601877">
            <text:p>19.601877</text:p>
          </table:table-cell>
          <table:table-cell office:value-type="float" office:value="35.40562">
            <text:p>35.4056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.79385">
            <text:p>12.79385</text:p>
          </table:table-cell>
          <table:table-cell office:value-type="float" office:value="39.254141">
            <text:p>39.254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.248588">
            <text:p>6.248588</text:p>
          </table:table-cell>
          <table:table-cell office:value-type="float" office:value="40.236035">
            <text:p>40.236035</text:p>
          </table:table-cell>
          <table:table-cell table:number-columns-repeated="12"/>
        </table:table-row>
        <table:table-row table:style-name="ro2"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3.365118">
            <text:p>3.37</text:p>
          </table:table-cell>
          <table:table-cell table:style-name="ce8" office:value-type="float" office:value="6.971897">
            <text:p>6.97</text:p>
          </table:table-cell>
          <table:table-cell table:style-name="ce8" office:value-type="float" office:value="16.02839">
            <text:p>16.03</text:p>
          </table:table-cell>
          <table:table-cell table:style-name="ce8" office:value-type="float" office:value="19.601877">
            <text:p>19.60</text:p>
          </table:table-cell>
          <table:table-cell table:style-name="ce8" office:value-type="float" office:value="12.79385">
            <text:p>12.79</text:p>
          </table:table-cell>
          <table:table-cell table:style-name="ce8" office:value-type="float" office:value="6.248588">
            <text:p>6.25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3.365118">
            <text:p>3.37</text:p>
          </table:table-cell>
          <table:table-cell table:style-name="ce8" office:value-type="float" office:value="6.971897">
            <text:p>6.97</text:p>
          </table:table-cell>
          <table:table-cell table:style-name="ce8" office:value-type="float" office:value="16.02839">
            <text:p>16.03</text:p>
          </table:table-cell>
          <table:table-cell table:style-name="ce8" office:value-type="float" office:value="19.601877">
            <text:p>19.60</text:p>
          </table:table-cell>
          <table:table-cell table:style-name="ce8" office:value-type="float" office:value="12.79385">
            <text:p>12.79</text:p>
          </table:table-cell>
          <table:table-cell table:style-name="ce8" office:value-type="float" office:value="6.248588">
            <text:p>6.25</text:p>
          </table:table-cell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4.057981">
            <text:p>4.06</text:p>
          </table:table-cell>
          <table:table-cell table:style-name="ce8" office:value-type="float" office:value="10.861786">
            <text:p>10.86</text:p>
          </table:table-cell>
          <table:table-cell table:style-name="ce8" office:value-type="float" office:value="25.503042">
            <text:p>25.50</text:p>
          </table:table-cell>
          <table:table-cell table:style-name="ce8" office:value-type="float" office:value="35.40562">
            <text:p>35.41</text:p>
          </table:table-cell>
          <table:table-cell table:style-name="ce8" office:value-type="float" office:value="39.254141">
            <text:p>39.25</text:p>
          </table:table-cell>
          <table:table-cell table:style-name="ce8" office:value-type="float" office:value="40.236035">
            <text:p>40.24</text:p>
          </table:table-cell>
          <table:table-cell/>
          <table:table-cell table:style-name="ce5" office:value-type="string">
            <text:p>w/i</text:p>
          </table:table-cell>
          <table:table-cell table:style-name="ce8" office:value-type="float" office:value="4.057981">
            <text:p>4.06</text:p>
          </table:table-cell>
          <table:table-cell table:style-name="ce8" office:value-type="float" office:value="10.861786">
            <text:p>10.86</text:p>
          </table:table-cell>
          <table:table-cell table:style-name="ce8" office:value-type="float" office:value="25.503042">
            <text:p>25.50</text:p>
          </table:table-cell>
          <table:table-cell table:style-name="ce8" office:value-type="float" office:value="35.40562">
            <text:p>35.41</text:p>
          </table:table-cell>
          <table:table-cell table:style-name="ce8" office:value-type="float" office:value="39.254141">
            <text:p>39.25</text:p>
          </table:table-cell>
          <table:table-cell table:style-name="ce8" office:value-type="float" office:value="40.236035">
            <text:p>40.24</text:p>
          </table:table-cell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429]/[.B428])" office:value-type="float" office:value="1.20589560306652">
            <text:p>1.21</text:p>
          </table:table-cell>
          <table:table-cell table:style-name="ce8" table:formula="of:=([.C429]/[.C428])" office:value-type="float" office:value="1.55793839180355">
            <text:p>1.56</text:p>
          </table:table-cell>
          <table:table-cell table:style-name="ce8" table:formula="of:=([.D429]/[.D428])" office:value-type="float" office:value="1.59111688697368">
            <text:p>1.59</text:p>
          </table:table-cell>
          <table:table-cell table:style-name="ce8" table:formula="of:=([.E429]/[.E428])" office:value-type="float" office:value="1.80623620890999">
            <text:p>1.81</text:p>
          </table:table-cell>
          <table:table-cell table:style-name="ce8" table:formula="of:=([.F429]/[.F428])" office:value-type="float" office:value="3.06820394173763">
            <text:p>3.07</text:p>
          </table:table-cell>
          <table:table-cell table:style-name="ce8" table:formula="of:=([.G429]/[.G428])" office:value-type="float" office:value="6.43922034866117">
            <text:p>6.44</text:p>
          </table:table-cell>
          <table:table-cell/>
          <table:table-cell table:style-name="ce5" office:value-type="string">
            <text:p>sp</text:p>
          </table:table-cell>
          <table:table-cell table:style-name="ce8" table:formula="of:=([.J429]/[.J428])" office:value-type="float" office:value="1.20589560306652">
            <text:p>1.21</text:p>
          </table:table-cell>
          <table:table-cell table:style-name="ce8" table:formula="of:=([.K429]/[.K428])" office:value-type="float" office:value="1.55793839180355">
            <text:p>1.56</text:p>
          </table:table-cell>
          <table:table-cell table:style-name="ce8" table:formula="of:=([.L429]/[.L428])" office:value-type="float" office:value="1.59111688697368">
            <text:p>1.59</text:p>
          </table:table-cell>
          <table:table-cell table:style-name="ce8" table:formula="of:=([.M429]/[.M428])" office:value-type="float" office:value="1.80623620890999">
            <text:p>1.81</text:p>
          </table:table-cell>
          <table:table-cell table:style-name="ce8" table:formula="of:=([.N429]/[.N428])" office:value-type="float" office:value="3.06820394173763">
            <text:p>3.07</text:p>
          </table:table-cell>
          <table:table-cell table:style-name="ce8" table:formula="of:=([.O429]/[.O428])" office:value-type="float" office:value="6.43922034866117">
            <text:p>6.44</text:p>
          </table:table-cell>
        </table:table-row>
        <table:table-row table:style-name="ro2">
          <table:table-cell table:number-columns-repeated="8"/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6" office:value-type="string">
            <text:p>HD6970</text:p>
          </table:table-cell>
          <table:table-cell table:number-columns-repeated="7"/>
          <table:table-cell table:style-name="ce5" office:value-type="string">
            <text:p>w/o</text:p>
          </table:table-cell>
          <table:table-cell table:style-name="ce8" office:value-type="float" office:value="1.116365">
            <text:p>1.12</text:p>
          </table:table-cell>
          <table:table-cell table:style-name="ce8" office:value-type="float" office:value="3.603342">
            <text:p>3.60</text:p>
          </table:table-cell>
          <table:table-cell table:style-name="ce8" office:value-type="float" office:value="11.171138">
            <text:p>11.17</text:p>
          </table:table-cell>
          <table:table-cell table:style-name="ce8" office:value-type="float" office:value="28.275896">
            <text:p>28.28</text:p>
          </table:table-cell>
          <table:table-cell table:style-name="ce8" office:value-type="float" office:value="64.310058">
            <text:p>64.31</text:p>
          </table:table-cell>
          <table:table-cell table:style-name="ce8" office:value-type="float" office:value="82.373009">
            <text:p>82.37</text:p>
          </table:table-cell>
        </table:table-row>
        <table:table-row table:style-name="ro2">
          <table:table-cell/>
          <table:table-cell office:value-type="float" office:value="1.116365">
            <text:p>1.116365</text:p>
          </table:table-cell>
          <table:table-cell office:value-type="float" office:value="1.239085">
            <text:p>1.239085</text:p>
          </table:table-cell>
          <table:table-cell table:number-columns-repeated="5"/>
          <table:table-cell table:style-name="ce5" office:value-type="string">
            <text:p>w/i</text:p>
          </table:table-cell>
          <table:table-cell table:style-name="ce8" office:value-type="float" office:value="1.239085">
            <text:p>1.24</text:p>
          </table:table-cell>
          <table:table-cell table:style-name="ce8" office:value-type="float" office:value="4.441262">
            <text:p>4.44</text:p>
          </table:table-cell>
          <table:table-cell table:style-name="ce8" office:value-type="float" office:value="14.27018">
            <text:p>14.27</text:p>
          </table:table-cell>
          <table:table-cell table:style-name="ce8" office:value-type="float" office:value="39.673623">
            <text:p>39.67</text:p>
          </table:table-cell>
          <table:table-cell table:style-name="ce8" office:value-type="float" office:value="54.583237">
            <text:p>54.58</text:p>
          </table:table-cell>
          <table:table-cell table:style-name="ce8" office:value-type="float" office:value="66.074752">
            <text:p>66.07</text:p>
          </table:table-cell>
        </table:table-row>
        <table:table-row table:style-name="ro2">
          <table:table-cell/>
          <table:table-cell office:value-type="float" office:value="3.603342">
            <text:p>3.603342</text:p>
          </table:table-cell>
          <table:table-cell office:value-type="float" office:value="4.441262">
            <text:p>4.441262</text:p>
          </table:table-cell>
          <table:table-cell table:number-columns-repeated="5"/>
          <table:table-cell table:style-name="ce5" office:value-type="string">
            <text:p>sp</text:p>
          </table:table-cell>
          <table:table-cell table:style-name="ce8" table:formula="of:=([.J433]/[.J432])" office:value-type="float" office:value="1.10992820448509">
            <text:p>1.11</text:p>
          </table:table-cell>
          <table:table-cell table:style-name="ce8" table:formula="of:=([.K433]/[.K432])" office:value-type="float" office:value="1.23253968121816">
            <text:p>1.23</text:p>
          </table:table-cell>
          <table:table-cell table:style-name="ce8" table:formula="of:=([.L433]/[.L432])" office:value-type="float" office:value="1.27741506729216">
            <text:p>1.28</text:p>
          </table:table-cell>
          <table:table-cell table:style-name="ce8" table:formula="of:=([.M433]/[.M432])" office:value-type="float" office:value="1.40308986141412">
            <text:p>1.40</text:p>
          </table:table-cell>
          <table:table-cell table:style-name="ce8" table:formula="of:=([.N433]/[.N432])" office:value-type="float" office:value="0.848751170462325">
            <text:p>0.85</text:p>
          </table:table-cell>
          <table:table-cell table:style-name="ce8" table:formula="of:=([.O433]/[.O432])" office:value-type="float" office:value="0.802140808040653">
            <text:p>0.80</text:p>
          </table:table-cell>
        </table:table-row>
        <table:table-row table:style-name="ro2">
          <table:table-cell/>
          <table:table-cell office:value-type="float" office:value="11.171138">
            <text:p>11.171138</text:p>
          </table:table-cell>
          <table:table-cell office:value-type="float" office:value="14.27018">
            <text:p>14.27018</text:p>
          </table:table-cell>
          <table:table-cell table:number-columns-repeated="5"/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/>
          <table:table-cell office:value-type="float" office:value="28.275896">
            <text:p>28.275896</text:p>
          </table:table-cell>
          <table:table-cell office:value-type="float" office:value="39.673623">
            <text:p>39.673623</text:p>
          </table:table-cell>
          <table:table-cell table:number-columns-repeated="5"/>
          <table:table-cell table:style-name="ce5" office:value-type="string">
            <text:p>w/o</text:p>
          </table:table-cell>
          <table:table-cell table:style-name="ce8" office:value-type="float" office:value="6.304262">
            <text:p>6.30</text:p>
          </table:table-cell>
          <table:table-cell table:style-name="ce8" office:value-type="float" office:value="21.637115">
            <text:p>21.64</text:p>
          </table:table-cell>
          <table:table-cell table:style-name="ce8" office:value-type="float" office:value="53.119378">
            <text:p>53.12</text:p>
          </table:table-cell>
          <table:table-cell table:style-name="ce8" office:value-type="float" office:value="86.391779">
            <text:p>86.39</text:p>
          </table:table-cell>
          <table:table-cell table:style-name="ce8" office:value-type="float" office:value="91.508838">
            <text:p>91.51</text:p>
          </table:table-cell>
          <table:table-cell table:style-name="ce8" office:value-type="float" office:value="89.016163">
            <text:p>89.02</text:p>
          </table:table-cell>
        </table:table-row>
        <table:table-row table:style-name="ro2">
          <table:table-cell/>
          <table:table-cell office:value-type="float" office:value="64.310058">
            <text:p>64.310058</text:p>
          </table:table-cell>
          <table:table-cell office:value-type="float" office:value="54.583237">
            <text:p>54.583237</text:p>
          </table:table-cell>
          <table:table-cell table:number-columns-repeated="5"/>
          <table:table-cell table:style-name="ce5" office:value-type="string">
            <text:p>w/i</text:p>
          </table:table-cell>
          <table:table-cell table:style-name="ce8" office:value-type="float" office:value="6.280661">
            <text:p>6.28</text:p>
          </table:table-cell>
          <table:table-cell table:style-name="ce8" office:value-type="float" office:value="22.235283">
            <text:p>22.24</text:p>
          </table:table-cell>
          <table:table-cell table:style-name="ce8" office:value-type="float" office:value="58.189504">
            <text:p>58.19</text:p>
          </table:table-cell>
          <table:table-cell table:style-name="ce8" office:value-type="float" office:value="100.522917">
            <text:p>100.52</text:p>
          </table:table-cell>
          <table:table-cell table:style-name="ce8" office:value-type="float" office:value="119.415563">
            <text:p>119.42</text:p>
          </table:table-cell>
          <table:table-cell table:style-name="ce8" office:value-type="float" office:value="120.328273">
            <text:p>120.33</text:p>
          </table:table-cell>
        </table:table-row>
        <table:table-row table:style-name="ro2">
          <table:table-cell/>
          <table:table-cell office:value-type="float" office:value="82.373009">
            <text:p>82.373009</text:p>
          </table:table-cell>
          <table:table-cell office:value-type="float" office:value="66.074752">
            <text:p>66.074752</text:p>
          </table:table-cell>
          <table:table-cell table:number-columns-repeated="5"/>
          <table:table-cell table:style-name="ce5" office:value-type="string">
            <text:p>sp</text:p>
          </table:table-cell>
          <table:table-cell table:style-name="ce8" table:formula="of:=([.J437]/[.J436])" office:value-type="float" office:value="0.996256342138065">
            <text:p>1.00</text:p>
          </table:table-cell>
          <table:table-cell table:style-name="ce8" table:formula="of:=([.K437]/[.K436])" office:value-type="float" office:value="1.02764546012719">
            <text:p>1.03</text:p>
          </table:table-cell>
          <table:table-cell table:style-name="ce8" table:formula="of:=([.L437]/[.L436])" office:value-type="float" office:value="1.09544776672649">
            <text:p>1.10</text:p>
          </table:table-cell>
          <table:table-cell table:style-name="ce8" table:formula="of:=([.M437]/[.M436])" office:value-type="float" office:value="1.16357040176242">
            <text:p>1.16</text:p>
          </table:table-cell>
          <table:table-cell table:style-name="ce8" table:formula="of:=([.N437]/[.N436])" office:value-type="float" office:value="1.30496207371795">
            <text:p>1.30</text:p>
          </table:table-cell>
          <table:table-cell table:style-name="ce8" table:formula="of:=([.O437]/[.O436])" office:value-type="float" office:value="1.35175757912639">
            <text:p>1.35</text:p>
          </table:table-cell>
        </table:table-row>
        <table:table-row table:style-name="ro2"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1.116365">
            <text:p>1.12</text:p>
          </table:table-cell>
          <table:table-cell table:style-name="ce8" office:value-type="float" office:value="3.603342">
            <text:p>3.60</text:p>
          </table:table-cell>
          <table:table-cell table:style-name="ce8" office:value-type="float" office:value="11.171138">
            <text:p>11.17</text:p>
          </table:table-cell>
          <table:table-cell table:style-name="ce8" office:value-type="float" office:value="28.275896">
            <text:p>28.28</text:p>
          </table:table-cell>
          <table:table-cell table:style-name="ce8" office:value-type="float" office:value="64.310058">
            <text:p>64.31</text:p>
          </table:table-cell>
          <table:table-cell table:style-name="ce8" office:value-type="float" office:value="82.373009">
            <text:p>82.37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2.747829">
            <text:p>2.75</text:p>
          </table:table-cell>
          <table:table-cell table:style-name="ce8" office:value-type="float" office:value="6.385239">
            <text:p>6.39</text:p>
          </table:table-cell>
          <table:table-cell table:style-name="ce8" office:value-type="float" office:value="8.912292">
            <text:p>8.91</text:p>
          </table:table-cell>
          <table:table-cell table:style-name="ce8" office:value-type="float" office:value="16.330131">
            <text:p>16.33</text:p>
          </table:table-cell>
          <table:table-cell table:style-name="ce8" office:value-type="float" office:value="17.835201">
            <text:p>17.84</text:p>
          </table:table-cell>
          <table:table-cell table:style-name="ce8" office:value-type="float" office:value="13.60105">
            <text:p>13.60</text:p>
          </table:table-cell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1.239085">
            <text:p>1.24</text:p>
          </table:table-cell>
          <table:table-cell table:style-name="ce8" office:value-type="float" office:value="4.441262">
            <text:p>4.44</text:p>
          </table:table-cell>
          <table:table-cell table:style-name="ce8" office:value-type="float" office:value="14.27018">
            <text:p>14.27</text:p>
          </table:table-cell>
          <table:table-cell table:style-name="ce8" office:value-type="float" office:value="39.673623">
            <text:p>39.67</text:p>
          </table:table-cell>
          <table:table-cell table:style-name="ce8" office:value-type="float" office:value="54.583237">
            <text:p>54.58</text:p>
          </table:table-cell>
          <table:table-cell table:style-name="ce8" office:value-type="float" office:value="66.074752">
            <text:p>66.07</text:p>
          </table:table-cell>
          <table:table-cell/>
          <table:table-cell table:style-name="ce5" office:value-type="string">
            <text:p>w/i</text:p>
          </table:table-cell>
          <table:table-cell table:style-name="ce8" office:value-type="float" office:value="2.128835">
            <text:p>2.13</text:p>
          </table:table-cell>
          <table:table-cell table:style-name="ce8" office:value-type="float" office:value="4.221264">
            <text:p>4.22</text:p>
          </table:table-cell>
          <table:table-cell table:style-name="ce8" office:value-type="float" office:value="5.911821">
            <text:p>5.91</text:p>
          </table:table-cell>
          <table:table-cell table:style-name="ce8" office:value-type="float" office:value="6.862409">
            <text:p>6.86</text:p>
          </table:table-cell>
          <table:table-cell table:style-name="ce8" office:value-type="float" office:value="7.093422">
            <text:p>7.09</text:p>
          </table:table-cell>
          <table:table-cell table:style-name="ce8" office:value-type="float" office:value="6.371714">
            <text:p>6.37</text:p>
          </table:table-cell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441]/[.B440])" office:value-type="float" office:value="1.10992820448509">
            <text:p>1.11</text:p>
          </table:table-cell>
          <table:table-cell table:style-name="ce8" table:formula="of:=([.C441]/[.C440])" office:value-type="float" office:value="1.23253968121816">
            <text:p>1.23</text:p>
          </table:table-cell>
          <table:table-cell table:style-name="ce8" table:formula="of:=([.D441]/[.D440])" office:value-type="float" office:value="1.27741506729216">
            <text:p>1.28</text:p>
          </table:table-cell>
          <table:table-cell table:style-name="ce8" table:formula="of:=([.E441]/[.E440])" office:value-type="float" office:value="1.40308986141412">
            <text:p>1.40</text:p>
          </table:table-cell>
          <table:table-cell table:style-name="ce8" table:formula="of:=([.F441]/[.F440])" office:value-type="float" office:value="0.848751170462325">
            <text:p>0.85</text:p>
          </table:table-cell>
          <table:table-cell table:style-name="ce8" table:formula="of:=([.G441]/[.G440])" office:value-type="float" office:value="0.802140808040653">
            <text:p>0.80</text:p>
          </table:table-cell>
          <table:table-cell/>
          <table:table-cell table:style-name="ce5" office:value-type="string">
            <text:p>sp</text:p>
          </table:table-cell>
          <table:table-cell table:style-name="ce8" table:formula="of:=([.J441]/[.J440])" office:value-type="float" office:value="0.774733435013605">
            <text:p>0.77</text:p>
          </table:table-cell>
          <table:table-cell table:style-name="ce8" table:formula="of:=([.K441]/[.K440])" office:value-type="float" office:value="0.661097258849669">
            <text:p>0.66</text:p>
          </table:table-cell>
          <table:table-cell table:style-name="ce8" table:formula="of:=([.L441]/[.L440])" office:value-type="float" office:value="0.663333405144266">
            <text:p>0.66</text:p>
          </table:table-cell>
          <table:table-cell table:style-name="ce8" table:formula="of:=([.M441]/[.M440])" office:value-type="float" office:value="0.420229880580872">
            <text:p>0.42</text:p>
          </table:table-cell>
          <table:table-cell table:style-name="ce8" table:formula="of:=([.N441]/[.N440])" office:value-type="float" office:value="0.397720328467282">
            <text:p>0.40</text:p>
          </table:table-cell>
          <table:table-cell table:style-name="ce8" table:formula="of:=([.O441]/[.O440])" office:value-type="float" office:value="0.468472213542337">
            <text:p>0.4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GTX5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.304262">
            <text:p>6.304262</text:p>
          </table:table-cell>
          <table:table-cell office:value-type="float" office:value="6.280661">
            <text:p>6.28066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.637115">
            <text:p>21.637115</text:p>
          </table:table-cell>
          <table:table-cell office:value-type="float" office:value="22.235283">
            <text:p>22.2352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.119378">
            <text:p>53.119378</text:p>
          </table:table-cell>
          <table:table-cell office:value-type="float" office:value="58.189504">
            <text:p>58.18950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6.391779">
            <text:p>86.391779</text:p>
          </table:table-cell>
          <table:table-cell office:value-type="float" office:value="100.522917">
            <text:p>100.5229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.508838">
            <text:p>91.508838</text:p>
          </table:table-cell>
          <table:table-cell office:value-type="float" office:value="119.415563">
            <text:p>119.4155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.016163">
            <text:p>89.016163</text:p>
          </table:table-cell>
          <table:table-cell office:value-type="float" office:value="120.328273">
            <text:p>120.328273</text:p>
          </table:table-cell>
          <table:table-cell table:number-columns-repeated="12"/>
        </table:table-row>
        <table:table-row table:style-name="ro2"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6.304262">
            <text:p>6.30</text:p>
          </table:table-cell>
          <table:table-cell table:style-name="ce8" office:value-type="float" office:value="21.637115">
            <text:p>21.64</text:p>
          </table:table-cell>
          <table:table-cell table:style-name="ce8" office:value-type="float" office:value="53.119378">
            <text:p>53.12</text:p>
          </table:table-cell>
          <table:table-cell table:style-name="ce8" office:value-type="float" office:value="86.391779">
            <text:p>86.39</text:p>
          </table:table-cell>
          <table:table-cell table:style-name="ce8" office:value-type="float" office:value="91.508838">
            <text:p>91.51</text:p>
          </table:table-cell>
          <table:table-cell table:style-name="ce8" office:value-type="float" office:value="89.016163">
            <text:p>89.02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6.280661">
            <text:p>6.28</text:p>
          </table:table-cell>
          <table:table-cell table:style-name="ce8" office:value-type="float" office:value="22.235283">
            <text:p>22.24</text:p>
          </table:table-cell>
          <table:table-cell table:style-name="ce8" office:value-type="float" office:value="58.189504">
            <text:p>58.19</text:p>
          </table:table-cell>
          <table:table-cell table:style-name="ce8" office:value-type="float" office:value="100.522917">
            <text:p>100.52</text:p>
          </table:table-cell>
          <table:table-cell table:style-name="ce8" office:value-type="float" office:value="119.415563">
            <text:p>119.42</text:p>
          </table:table-cell>
          <table:table-cell table:style-name="ce8" office:value-type="float" office:value="120.328273">
            <text:p>120.33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453]/[.B452])" office:value-type="float" office:value="0.996256342138065">
            <text:p>1.00</text:p>
          </table:table-cell>
          <table:table-cell table:style-name="ce8" table:formula="of:=([.C453]/[.C452])" office:value-type="float" office:value="1.02764546012719">
            <text:p>1.03</text:p>
          </table:table-cell>
          <table:table-cell table:style-name="ce8" table:formula="of:=([.D453]/[.D452])" office:value-type="float" office:value="1.09544776672649">
            <text:p>1.10</text:p>
          </table:table-cell>
          <table:table-cell table:style-name="ce8" table:formula="of:=([.E453]/[.E452])" office:value-type="float" office:value="1.16357040176242">
            <text:p>1.16</text:p>
          </table:table-cell>
          <table:table-cell table:style-name="ce8" table:formula="of:=([.F453]/[.F452])" office:value-type="float" office:value="1.30496207371795">
            <text:p>1.30</text:p>
          </table:table-cell>
          <table:table-cell table:style-name="ce8" table:formula="of:=([.G453]/[.G452])" office:value-type="float" office:value="1.35175757912639">
            <text:p>1.35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E562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747829">
            <text:p>2.747829</text:p>
          </table:table-cell>
          <table:table-cell office:value-type="float" office:value="2.128835">
            <text:p>2.1288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.385239">
            <text:p>6.385239</text:p>
          </table:table-cell>
          <table:table-cell office:value-type="float" office:value="4.221264">
            <text:p>4.2212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.912292">
            <text:p>8.912292</text:p>
          </table:table-cell>
          <table:table-cell office:value-type="float" office:value="5.911821">
            <text:p>5.9118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.330131">
            <text:p>16.330131</text:p>
          </table:table-cell>
          <table:table-cell office:value-type="float" office:value="6.862409">
            <text:p>6.8624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.835201">
            <text:p>17.835201</text:p>
          </table:table-cell>
          <table:table-cell office:value-type="float" office:value="7.093422">
            <text:p>7.0934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.60105">
            <text:p>13.60105</text:p>
          </table:table-cell>
          <table:table-cell office:value-type="float" office:value="6.371714">
            <text:p>6.371714</text:p>
          </table:table-cell>
          <table:table-cell table:number-columns-repeated="12"/>
        </table:table-row>
        <table:table-row table:style-name="ro2"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2.747829">
            <text:p>2.75</text:p>
          </table:table-cell>
          <table:table-cell table:style-name="ce8" office:value-type="float" office:value="6.385239">
            <text:p>6.39</text:p>
          </table:table-cell>
          <table:table-cell table:style-name="ce8" office:value-type="float" office:value="8.912292">
            <text:p>8.91</text:p>
          </table:table-cell>
          <table:table-cell table:style-name="ce8" office:value-type="float" office:value="16.330131">
            <text:p>16.33</text:p>
          </table:table-cell>
          <table:table-cell table:style-name="ce8" office:value-type="float" office:value="17.835201">
            <text:p>17.84</text:p>
          </table:table-cell>
          <table:table-cell table:style-name="ce8" office:value-type="float" office:value="13.60105">
            <text:p>13.60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2.128835">
            <text:p>2.13</text:p>
          </table:table-cell>
          <table:table-cell table:style-name="ce8" office:value-type="float" office:value="4.221264">
            <text:p>4.22</text:p>
          </table:table-cell>
          <table:table-cell table:style-name="ce8" office:value-type="float" office:value="5.911821">
            <text:p>5.91</text:p>
          </table:table-cell>
          <table:table-cell table:style-name="ce8" office:value-type="float" office:value="6.862409">
            <text:p>6.86</text:p>
          </table:table-cell>
          <table:table-cell table:style-name="ce8" office:value-type="float" office:value="7.093422">
            <text:p>7.09</text:p>
          </table:table-cell>
          <table:table-cell table:style-name="ce8" office:value-type="float" office:value="6.371714">
            <text:p>6.37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465]/[.B464])" office:value-type="float" office:value="0.774733435013605">
            <text:p>0.77</text:p>
          </table:table-cell>
          <table:table-cell table:style-name="ce8" table:formula="of:=([.C465]/[.C464])" office:value-type="float" office:value="0.661097258849669">
            <text:p>0.66</text:p>
          </table:table-cell>
          <table:table-cell table:style-name="ce8" table:formula="of:=([.D465]/[.D464])" office:value-type="float" office:value="0.663333405144266">
            <text:p>0.66</text:p>
          </table:table-cell>
          <table:table-cell table:style-name="ce8" table:formula="of:=([.E465]/[.E464])" office:value-type="float" office:value="0.420229880580872">
            <text:p>0.42</text:p>
          </table:table-cell>
          <table:table-cell table:style-name="ce8" table:formula="of:=([.F465]/[.F464])" office:value-type="float" office:value="0.397720328467282">
            <text:p>0.40</text:p>
          </table:table-cell>
          <table:table-cell table:style-name="ce8" table:formula="of:=([.G465]/[.G464])" office:value-type="float" office:value="0.468472213542337">
            <text:p>0.47</text:p>
          </table:table-cell>
          <table:table-cell table:number-columns-repeated="8"/>
        </table:table-row>
      </table:table>
      <table:table table:name="2" table:style-name="ta1" table:print="false">
        <table:table-column table:style-name="co1" table:number-columns-repeated="15" table:default-cell-style-name="Default"/>
        <table:table-row table:style-name="ro1">
          <table:table-cell table:style-name="ce1" table:number-columns-repeated="7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MAP-204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GTX280</text:p>
          </table:table-cell>
          <table:table-cell office:value-type="float" office:value="6.990013">
            <text:p>6.990013</text:p>
          </table:table-cell>
          <table:table-cell office:value-type="float" office:value="35.193022">
            <text:p>35.193022</text:p>
          </table:table-cell>
          <table:table-cell office:value-type="float" office:value="114.678016">
            <text:p>114.6780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082431">
            <text:p>4.082431</text:p>
          </table:table-cell>
          <table:table-cell office:value-type="float" office:value="51.952543">
            <text:p>51.952543</text:p>
          </table:table-cell>
          <table:table-cell office:value-type="float" office:value="263.126846">
            <text:p>263.12684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.364609">
            <text:p>2.364609</text:p>
          </table:table-cell>
          <table:table-cell office:value-type="float" office:value="54.710487">
            <text:p>54.710487</text:p>
          </table:table-cell>
          <table:table-cell office:value-type="float" office:value="329.819789">
            <text:p>329.81978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.88833">
            <text:p>5.88833</text:p>
          </table:table-cell>
          <table:table-cell office:value-type="float" office:value="56.157098">
            <text:p>56.157098</text:p>
          </table:table-cell>
          <table:table-cell office:value-type="float" office:value="368.79852">
            <text:p>368.79852</text:p>
          </table:table-cell>
          <table:table-cell table:number-columns-repeated="11"/>
        </table:table-row>
        <table:table-row table:style-name="ro1" table:number-rows-repeated="3">
          <table:table-cell table:number-columns-repeated="15"/>
        </table:table-row>
        <table:table-row table:style-name="ro2"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6.990013">
            <text:p>6.99</text:p>
          </table:table-cell>
          <table:table-cell table:style-name="ce8" office:value-type="float" office:value="4.082431">
            <text:p>4.08</text:p>
          </table:table-cell>
          <table:table-cell table:style-name="ce8" office:value-type="float" office:value="2.364609">
            <text:p>2.36</text:p>
          </table:table-cell>
          <table:table-cell table:style-name="ce8" office:value-type="float" office:value="5.88833">
            <text:p>5.89</text:p>
          </table:table-cell>
          <table:table-cell table:style-name="ce8" table:number-columns-repeated="2"/>
          <table:table-cell/>
          <table:table-cell table:style-name="ce5" office:value-type="string">
            <text:p>w/o</text:p>
          </table:table-cell>
          <table:table-cell table:style-name="ce8" office:value-type="float" office:value="6.990013">
            <text:p>6.99</text:p>
          </table:table-cell>
          <table:table-cell table:style-name="ce8" office:value-type="float" office:value="4.082431">
            <text:p>4.08</text:p>
          </table:table-cell>
          <table:table-cell table:style-name="ce8" office:value-type="float" office:value="2.364609">
            <text:p>2.36</text:p>
          </table:table-cell>
          <table:table-cell table:style-name="ce8" office:value-type="float" office:value="5.88833">
            <text:p>5.89</text:p>
          </table:table-cell>
          <table:table-cell table:style-name="ce8" table:number-columns-repeated="2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35.193022">
            <text:p>35.19</text:p>
          </table:table-cell>
          <table:table-cell table:style-name="ce8" office:value-type="float" office:value="51.952543">
            <text:p>51.95</text:p>
          </table:table-cell>
          <table:table-cell table:style-name="ce8" office:value-type="float" office:value="54.710487">
            <text:p>54.71</text:p>
          </table:table-cell>
          <table:table-cell table:style-name="ce8" office:value-type="float" office:value="56.157098">
            <text:p>56.16</text:p>
          </table:table-cell>
          <table:table-cell table:style-name="ce8" table:number-columns-repeated="2"/>
          <table:table-cell/>
          <table:table-cell table:style-name="ce5" office:value-type="string">
            <text:p>w/i</text:p>
          </table:table-cell>
          <table:table-cell table:style-name="ce8" office:value-type="float" office:value="35.193022">
            <text:p>35.19</text:p>
          </table:table-cell>
          <table:table-cell table:style-name="ce8" office:value-type="float" office:value="51.952543">
            <text:p>51.95</text:p>
          </table:table-cell>
          <table:table-cell table:style-name="ce8" office:value-type="float" office:value="54.710487">
            <text:p>54.71</text:p>
          </table:table-cell>
          <table:table-cell table:style-name="ce8" office:value-type="float" office:value="56.157098">
            <text:p>56.16</text:p>
          </table:table-cell>
          <table:table-cell table:style-name="ce8" table:number-columns-repeated="2"/>
        </table:table-row>
        <table:table-row table:style-name="ro2">
          <table:table-cell table:style-name="ce5" office:value-type="string">
            <text:p>bcr</text:p>
          </table:table-cell>
          <table:table-cell table:style-name="ce8" office:value-type="float" office:value="114.678016">
            <text:p>114.68</text:p>
          </table:table-cell>
          <table:table-cell table:style-name="ce8" office:value-type="float" office:value="263.126846">
            <text:p>263.13</text:p>
          </table:table-cell>
          <table:table-cell table:style-name="ce8" office:value-type="float" office:value="329.819789">
            <text:p>329.82</text:p>
          </table:table-cell>
          <table:table-cell table:style-name="ce8" office:value-type="float" office:value="368.79852">
            <text:p>368.80</text:p>
          </table:table-cell>
          <table:table-cell table:style-name="ce8" table:number-columns-repeated="2"/>
          <table:table-cell/>
          <table:table-cell table:style-name="ce5" office:value-type="string">
            <text:p>bcr</text:p>
          </table:table-cell>
          <table:table-cell table:style-name="ce8" office:value-type="float" office:value="114.678016">
            <text:p>114.68</text:p>
          </table:table-cell>
          <table:table-cell table:style-name="ce8" office:value-type="float" office:value="263.126846">
            <text:p>263.13</text:p>
          </table:table-cell>
          <table:table-cell table:style-name="ce8" office:value-type="float" office:value="329.819789">
            <text:p>329.82</text:p>
          </table:table-cell>
          <table:table-cell table:style-name="ce8" office:value-type="float" office:value="368.79852">
            <text:p>368.80</text:p>
          </table:table-cell>
          <table:table-cell table:style-name="ce8" table:number-columns-repeated="2"/>
        </table:table-row>
        <table:table-row table:style-name="ro2">
          <table:table-cell table:style-name="ce10" office:value-type="string">
            <text:p>sp1</text:p>
          </table:table-cell>
          <table:table-cell table:style-name="ce8" table:formula="of:=([.B14]/[.B13])" office:value-type="float" office:value="5.03475773221023">
            <text:p>5.03</text:p>
          </table:table-cell>
          <table:table-cell table:style-name="ce8" table:formula="of:=([.C14]/[.C13])" office:value-type="float" office:value="12.7258839157355">
            <text:p>12.73</text:p>
          </table:table-cell>
          <table:table-cell table:style-name="ce8" table:formula="of:=([.D14]/[.D13])" office:value-type="float" office:value="23.1372235325164">
            <text:p>23.14</text:p>
          </table:table-cell>
          <table:table-cell table:style-name="ce8" table:formula="of:=([.E14]/[.E13])" office:value-type="float" office:value="9.53701609794288">
            <text:p>9.54</text:p>
          </table:table-cell>
          <table:table-cell table:style-name="ce8" table:number-columns-repeated="2"/>
          <table:table-cell/>
          <table:table-cell table:style-name="ce10" office:value-type="string">
            <text:p>sp1</text:p>
          </table:table-cell>
          <table:table-cell table:style-name="ce8" table:formula="of:=([.J14]/[.J13])" office:value-type="float" office:value="5.03475773221023">
            <text:p>5.03</text:p>
          </table:table-cell>
          <table:table-cell table:style-name="ce8" table:formula="of:=([.K14]/[.K13])" office:value-type="float" office:value="12.7258839157355">
            <text:p>12.73</text:p>
          </table:table-cell>
          <table:table-cell table:style-name="ce8" table:formula="of:=([.L14]/[.L13])" office:value-type="float" office:value="23.1372235325164">
            <text:p>23.14</text:p>
          </table:table-cell>
          <table:table-cell table:style-name="ce8" table:formula="of:=([.M14]/[.M13])" office:value-type="float" office:value="9.53701609794288">
            <text:p>9.54</text:p>
          </table:table-cell>
          <table:table-cell table:style-name="ce8" table:number-columns-repeated="2"/>
        </table:table-row>
        <table:table-row table:style-name="ro2">
          <table:table-cell table:style-name="ce10" office:value-type="string">
            <text:p>sp2</text:p>
          </table:table-cell>
          <table:table-cell table:style-name="ce8" table:formula="of:=([.B15]/[.B13])" office:value-type="float" office:value="16.4059803608377">
            <text:p>16.41</text:p>
          </table:table-cell>
          <table:table-cell table:style-name="ce8" table:formula="of:=([.C15]/[.C13])" office:value-type="float" office:value="64.4534704934388">
            <text:p>64.45</text:p>
          </table:table-cell>
          <table:table-cell table:style-name="ce8" table:formula="of:=([.D15]/[.D13])" office:value-type="float" office:value="139.48174476203">
            <text:p>139.48</text:p>
          </table:table-cell>
          <table:table-cell table:style-name="ce8" table:formula="of:=([.E15]/[.E13])" office:value-type="float" office:value="62.6321079151474">
            <text:p>62.63</text:p>
          </table:table-cell>
          <table:table-cell table:style-name="ce8" table:number-columns-repeated="2"/>
          <table:table-cell/>
          <table:table-cell table:style-name="ce10" office:value-type="string">
            <text:p>sp2</text:p>
          </table:table-cell>
          <table:table-cell table:style-name="ce8" table:formula="of:=([.J15]/[.J13])" office:value-type="float" office:value="16.4059803608377">
            <text:p>16.41</text:p>
          </table:table-cell>
          <table:table-cell table:style-name="ce8" table:formula="of:=([.K15]/[.K13])" office:value-type="float" office:value="64.4534704934388">
            <text:p>64.45</text:p>
          </table:table-cell>
          <table:table-cell table:style-name="ce8" table:formula="of:=([.L15]/[.L13])" office:value-type="float" office:value="139.48174476203">
            <text:p>139.48</text:p>
          </table:table-cell>
          <table:table-cell table:style-name="ce8" table:formula="of:=([.M15]/[.M13])" office:value-type="float" office:value="62.6321079151474">
            <text:p>62.63</text:p>
          </table:table-cell>
          <table:table-cell table:style-name="ce8" table:number-columns-repeated="2"/>
        </table:table-row>
        <table:table-row table:style-name="ro2">
          <table:table-cell table:style-name="ce6"/>
          <table:table-cell table:number-columns-repeated="7"/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6" office:value-type="string">
            <text:p>HD6970</text:p>
          </table:table-cell>
          <table:table-cell table:number-columns-repeated="7"/>
          <table:table-cell table:style-name="ce5" office:value-type="string">
            <text:p>w/o</text:p>
          </table:table-cell>
          <table:table-cell table:style-name="ce8" office:value-type="float" office:value="22.09303">
            <text:p>22.09</text:p>
          </table:table-cell>
          <table:table-cell table:style-name="ce8" office:value-type="float" office:value="51.662504">
            <text:p>51.66</text:p>
          </table:table-cell>
          <table:table-cell table:style-name="ce8" office:value-type="float" office:value="70.182155">
            <text:p>70.18</text:p>
          </table:table-cell>
          <table:table-cell table:style-name="ce8" office:value-type="float" office:value="79.831422">
            <text:p>79.83</text:p>
          </table:table-cell>
          <table:table-cell table:style-name="ce8" office:value-type="float" office:value="82.185003">
            <text:p>82.19</text:p>
          </table:table-cell>
          <table:table-cell table:style-name="ce8" office:value-type="float" office:value="81.851652">
            <text:p>81.85</text:p>
          </table:table-cell>
        </table:table-row>
        <table:table-row table:style-name="ro2">
          <table:table-cell table:style-name="ce6"/>
          <table:table-cell office:value-type="float" office:value="22.09303">
            <text:p>22.09303</text:p>
          </table:table-cell>
          <table:table-cell office:value-type="float" office:value="60.765041">
            <text:p>60.765041</text:p>
          </table:table-cell>
          <table:table-cell office:value-type="float" office:value="68.063869">
            <text:p>68.063869</text:p>
          </table:table-cell>
          <table:table-cell table:number-columns-repeated="4"/>
          <table:table-cell table:style-name="ce5" office:value-type="string">
            <text:p>w/i</text:p>
          </table:table-cell>
          <table:table-cell table:style-name="ce8" office:value-type="float" office:value="60.765041">
            <text:p>60.77</text:p>
          </table:table-cell>
          <table:table-cell table:style-name="ce8" office:value-type="float" office:value="135.935434">
            <text:p>135.94</text:p>
          </table:table-cell>
          <table:table-cell table:style-name="ce8" office:value-type="float" office:value="234.409022">
            <text:p>234.41</text:p>
          </table:table-cell>
          <table:table-cell table:style-name="ce8" office:value-type="float" office:value="261.213035">
            <text:p>261.21</text:p>
          </table:table-cell>
          <table:table-cell table:style-name="ce8" office:value-type="float" office:value="266.523815">
            <text:p>266.52</text:p>
          </table:table-cell>
          <table:table-cell table:style-name="ce8" office:value-type="float" office:value="236.559007">
            <text:p>236.56</text:p>
          </table:table-cell>
        </table:table-row>
        <table:table-row table:style-name="ro2">
          <table:table-cell/>
          <table:table-cell office:value-type="float" office:value="51.662504">
            <text:p>51.662504</text:p>
          </table:table-cell>
          <table:table-cell office:value-type="float" office:value="135.935434">
            <text:p>135.935434</text:p>
          </table:table-cell>
          <table:table-cell office:value-type="float" office:value="163.688894">
            <text:p>163.688894</text:p>
          </table:table-cell>
          <table:table-cell table:number-columns-repeated="4"/>
          <table:table-cell table:style-name="ce5" office:value-type="string">
            <text:p>bcr</text:p>
          </table:table-cell>
          <table:table-cell table:style-name="ce8" office:value-type="float" office:value="68.063869">
            <text:p>68.06</text:p>
          </table:table-cell>
          <table:table-cell table:style-name="ce8" office:value-type="float" office:value="163.688894">
            <text:p>163.69</text:p>
          </table:table-cell>
          <table:table-cell table:style-name="ce8" office:value-type="float" office:value="288.301872">
            <text:p>288.30</text:p>
          </table:table-cell>
          <table:table-cell table:style-name="ce8" office:value-type="float" office:value="328.278041">
            <text:p>328.28</text:p>
          </table:table-cell>
          <table:table-cell table:style-name="ce8" office:value-type="float" office:value="336.444884">
            <text:p>336.44</text:p>
          </table:table-cell>
          <table:table-cell table:style-name="ce8" office:value-type="float" office:value="272.217853">
            <text:p>272.22</text:p>
          </table:table-cell>
        </table:table-row>
        <table:table-row table:style-name="ro2">
          <table:table-cell/>
          <table:table-cell office:value-type="float" office:value="70.182155">
            <text:p>70.182155</text:p>
          </table:table-cell>
          <table:table-cell office:value-type="float" office:value="234.409022">
            <text:p>234.409022</text:p>
          </table:table-cell>
          <table:table-cell office:value-type="float" office:value="288.301872">
            <text:p>288.301872</text:p>
          </table:table-cell>
          <table:table-cell table:number-columns-repeated="4"/>
          <table:table-cell table:style-name="ce10" office:value-type="string">
            <text:p>sp1</text:p>
          </table:table-cell>
          <table:table-cell table:style-name="ce8" table:formula="of:=([.J20]/[.J19])" office:value-type="float" office:value="2.75041680566224">
            <text:p>2.75</text:p>
          </table:table-cell>
          <table:table-cell table:style-name="ce8" table:formula="of:=([.K20]/[.K19])" office:value-type="float" office:value="2.63122039148548">
            <text:p>2.63</text:p>
          </table:table-cell>
          <table:table-cell table:style-name="ce8" table:formula="of:=([.L20]/[.L19])" office:value-type="float" office:value="3.34000889542363">
            <text:p>3.34</text:p>
          </table:table-cell>
          <table:table-cell table:style-name="ce8" table:formula="of:=([.M20]/[.M19])" office:value-type="float" office:value="3.27205789970771">
            <text:p>3.27</text:p>
          </table:table-cell>
          <table:table-cell table:style-name="ce8" table:formula="of:=([.N20]/[.N19])" office:value-type="float" office:value="3.24297384280682">
            <text:p>3.24</text:p>
          </table:table-cell>
          <table:table-cell table:style-name="ce8" table:formula="of:=([.O20]/[.O19])" office:value-type="float" office:value="2.89009447237546">
            <text:p>2.89</text:p>
          </table:table-cell>
        </table:table-row>
        <table:table-row table:style-name="ro2">
          <table:table-cell/>
          <table:table-cell office:value-type="float" office:value="79.831422">
            <text:p>79.831422</text:p>
          </table:table-cell>
          <table:table-cell office:value-type="float" office:value="261.213035">
            <text:p>261.213035</text:p>
          </table:table-cell>
          <table:table-cell office:value-type="float" office:value="328.278041">
            <text:p>328.278041</text:p>
          </table:table-cell>
          <table:table-cell table:number-columns-repeated="4"/>
          <table:table-cell table:style-name="ce10" office:value-type="string">
            <text:p>sp2</text:p>
          </table:table-cell>
          <table:table-cell table:style-name="ce8" table:formula="of:=([.J21]/[.J19])" office:value-type="float" office:value="3.08078470902362">
            <text:p>3.08</text:p>
          </table:table-cell>
          <table:table-cell table:style-name="ce8" table:formula="of:=([.K21]/[.K19])" office:value-type="float" office:value="3.1684274149778">
            <text:p>3.17</text:p>
          </table:table-cell>
          <table:table-cell table:style-name="ce8" table:formula="of:=([.L21]/[.L19])" office:value-type="float" office:value="4.10790851321109">
            <text:p>4.11</text:p>
          </table:table-cell>
          <table:table-cell table:style-name="ce8" table:formula="of:=([.M21]/[.M19])" office:value-type="float" office:value="4.11214071822496">
            <text:p>4.11</text:p>
          </table:table-cell>
          <table:table-cell table:style-name="ce8" table:formula="of:=([.N21]/[.N19])" office:value-type="float" office:value="4.09375034031452">
            <text:p>4.09</text:p>
          </table:table-cell>
          <table:table-cell table:style-name="ce8" table:formula="of:=([.O21]/[.O19])" office:value-type="float" office:value="3.32574659580481">
            <text:p>3.33</text:p>
          </table:table-cell>
        </table:table-row>
        <table:table-row table:style-name="ro2">
          <table:table-cell/>
          <table:table-cell office:value-type="float" office:value="82.185003">
            <text:p>82.185003</text:p>
          </table:table-cell>
          <table:table-cell office:value-type="float" office:value="266.523815">
            <text:p>266.523815</text:p>
          </table:table-cell>
          <table:table-cell office:value-type="float" office:value="336.444884">
            <text:p>336.444884</text:p>
          </table:table-cell>
          <table:table-cell table:number-columns-repeated="4"/>
          <table:table-cell table:style-name="ce4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/>
          <table:table-cell office:value-type="float" office:value="81.851652">
            <text:p>81.851652</text:p>
          </table:table-cell>
          <table:table-cell office:value-type="float" office:value="236.559007">
            <text:p>236.559007</text:p>
          </table:table-cell>
          <table:table-cell office:value-type="float" office:value="272.217853">
            <text:p>272.217853</text:p>
          </table:table-cell>
          <table:table-cell table:number-columns-repeated="4"/>
          <table:table-cell table:style-name="ce5" office:value-type="string">
            <text:p>w/o</text:p>
          </table:table-cell>
          <table:table-cell table:style-name="ce8" office:value-type="float" office:value="80.876714">
            <text:p>80.88</text:p>
          </table:table-cell>
          <table:table-cell table:style-name="ce8" office:value-type="float" office:value="87.841847">
            <text:p>87.84</text:p>
          </table:table-cell>
          <table:table-cell table:style-name="ce8" office:value-type="float" office:value="70.693016">
            <text:p>70.69</text:p>
          </table:table-cell>
          <table:table-cell table:style-name="ce8" office:value-type="float" office:value="49.504832">
            <text:p>49.50</text:p>
          </table:table-cell>
          <table:table-cell table:style-name="ce8" office:value-type="float" office:value="45.097146">
            <text:p>45.10</text:p>
          </table:table-cell>
          <table:table-cell table:style-name="ce8"/>
        </table:table-row>
        <table:table-row table:style-name="ro2"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5" office:value-type="string">
            <text:p>w/i</text:p>
          </table:table-cell>
          <table:table-cell table:style-name="ce8" office:value-type="float" office:value="130.264356">
            <text:p>130.26</text:p>
          </table:table-cell>
          <table:table-cell table:style-name="ce8" office:value-type="float" office:value="179.997031">
            <text:p>180.00</text:p>
          </table:table-cell>
          <table:table-cell table:style-name="ce8" office:value-type="float" office:value="189.431069">
            <text:p>189.43</text:p>
          </table:table-cell>
          <table:table-cell table:style-name="ce8" office:value-type="float" office:value="190.886359">
            <text:p>190.89</text:p>
          </table:table-cell>
          <table:table-cell table:style-name="ce8" office:value-type="float" office:value="191.031489">
            <text:p>191.03</text:p>
          </table:table-cell>
          <table:table-cell table:style-name="ce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22.09303">
            <text:p>22.09</text:p>
          </table:table-cell>
          <table:table-cell table:style-name="ce8" office:value-type="float" office:value="51.662504">
            <text:p>51.66</text:p>
          </table:table-cell>
          <table:table-cell table:style-name="ce8" office:value-type="float" office:value="70.182155">
            <text:p>70.18</text:p>
          </table:table-cell>
          <table:table-cell table:style-name="ce8" office:value-type="float" office:value="79.831422">
            <text:p>79.83</text:p>
          </table:table-cell>
          <table:table-cell table:style-name="ce8" office:value-type="float" office:value="82.185003">
            <text:p>82.19</text:p>
          </table:table-cell>
          <table:table-cell table:style-name="ce8" office:value-type="float" office:value="81.851652">
            <text:p>81.85</text:p>
          </table:table-cell>
          <table:table-cell/>
          <table:table-cell table:style-name="ce5" office:value-type="string">
            <text:p>bcr</text:p>
          </table:table-cell>
          <table:table-cell table:style-name="ce8" office:value-type="float" office:value="269.584849">
            <text:p>269.58</text:p>
          </table:table-cell>
          <table:table-cell table:style-name="ce8" office:value-type="float" office:value="699.958525">
            <text:p>699.96</text:p>
          </table:table-cell>
          <table:table-cell table:style-name="ce8" office:value-type="float" office:value="922.423082">
            <text:p>922.42</text:p>
          </table:table-cell>
          <table:table-cell table:style-name="ce8" office:value-type="float" office:value="987.04663">
            <text:p>987.05</text:p>
          </table:table-cell>
          <table:table-cell table:style-name="ce8" office:value-type="float" office:value="1007.110097">
            <text:p>1007.11</text:p>
          </table:table-cell>
          <table:table-cell table:style-name="ce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60.765041">
            <text:p>60.77</text:p>
          </table:table-cell>
          <table:table-cell table:style-name="ce8" office:value-type="float" office:value="135.935434">
            <text:p>135.94</text:p>
          </table:table-cell>
          <table:table-cell table:style-name="ce8" office:value-type="float" office:value="234.409022">
            <text:p>234.41</text:p>
          </table:table-cell>
          <table:table-cell table:style-name="ce8" office:value-type="float" office:value="261.213035">
            <text:p>261.21</text:p>
          </table:table-cell>
          <table:table-cell table:style-name="ce8" office:value-type="float" office:value="266.523815">
            <text:p>266.52</text:p>
          </table:table-cell>
          <table:table-cell table:style-name="ce8" office:value-type="float" office:value="236.559007">
            <text:p>236.56</text:p>
          </table:table-cell>
          <table:table-cell/>
          <table:table-cell table:style-name="ce10" office:value-type="string">
            <text:p>sp1</text:p>
          </table:table-cell>
          <table:table-cell table:style-name="ce8" table:formula="of:=([.J26]/[.J25])" office:value-type="float" office:value="1.61065341996956">
            <text:p>1.61</text:p>
          </table:table-cell>
          <table:table-cell table:style-name="ce8" table:formula="of:=([.K26]/[.K25])" office:value-type="float" office:value="2.04910344155218">
            <text:p>2.05</text:p>
          </table:table-cell>
          <table:table-cell table:style-name="ce8" table:formula="of:=([.L26]/[.L25])" office:value-type="float" office:value="2.67962918713215">
            <text:p>2.68</text:p>
          </table:table-cell>
          <table:table-cell table:style-name="ce8" table:formula="of:=([.M26]/[.M25])" office:value-type="float" office:value="3.85591368131499">
            <text:p>3.86</text:p>
          </table:table-cell>
          <table:table-cell table:style-name="ce8" table:formula="of:=([.N26]/[.N25])" office:value-type="float" office:value="4.2359995242271">
            <text:p>4.24</text:p>
          </table:table-cell>
          <table:table-cell table:style-name="ce8"/>
        </table:table-row>
        <table:table-row table:style-name="ro2">
          <table:table-cell table:style-name="ce5" office:value-type="string">
            <text:p>bcr</text:p>
          </table:table-cell>
          <table:table-cell table:style-name="ce8" office:value-type="float" office:value="68.063869">
            <text:p>68.06</text:p>
          </table:table-cell>
          <table:table-cell table:style-name="ce8" office:value-type="float" office:value="163.688894">
            <text:p>163.69</text:p>
          </table:table-cell>
          <table:table-cell table:style-name="ce8" office:value-type="float" office:value="288.301872">
            <text:p>288.30</text:p>
          </table:table-cell>
          <table:table-cell table:style-name="ce8" office:value-type="float" office:value="328.278041">
            <text:p>328.28</text:p>
          </table:table-cell>
          <table:table-cell table:style-name="ce8" office:value-type="float" office:value="336.444884">
            <text:p>336.44</text:p>
          </table:table-cell>
          <table:table-cell table:style-name="ce8" office:value-type="float" office:value="272.217853">
            <text:p>272.22</text:p>
          </table:table-cell>
          <table:table-cell/>
          <table:table-cell table:style-name="ce10" office:value-type="string">
            <text:p>sp2</text:p>
          </table:table-cell>
          <table:table-cell table:style-name="ce8" table:formula="of:=([.J27]/[.J25])" office:value-type="float" office:value="3.33328143129059">
            <text:p>3.33</text:p>
          </table:table-cell>
          <table:table-cell table:style-name="ce8" table:formula="of:=([.K27]/[.K25])" office:value-type="float" office:value="7.96839489269847">
            <text:p>7.97</text:p>
          </table:table-cell>
          <table:table-cell table:style-name="ce8" table:formula="of:=([.L27]/[.L25])" office:value-type="float" office:value="13.0482915313728">
            <text:p>13.05</text:p>
          </table:table-cell>
          <table:table-cell table:style-name="ce8" table:formula="of:=([.M27]/[.M25])" office:value-type="float" office:value="19.9383896505295">
            <text:p>19.94</text:p>
          </table:table-cell>
          <table:table-cell table:style-name="ce8" table:formula="of:=([.N27]/[.N25])" office:value-type="float" office:value="22.3320140258987">
            <text:p>22.33</text:p>
          </table:table-cell>
          <table:table-cell table:style-name="ce8"/>
        </table:table-row>
        <table:table-row table:style-name="ro2">
          <table:table-cell table:style-name="ce10" office:value-type="string">
            <text:p>sp1</text:p>
          </table:table-cell>
          <table:table-cell table:style-name="ce8" table:formula="of:=([.B28]/[.B27])" office:value-type="float" office:value="2.75041680566224">
            <text:p>2.75</text:p>
          </table:table-cell>
          <table:table-cell table:style-name="ce8" table:formula="of:=([.C28]/[.C27])" office:value-type="float" office:value="2.63122039148548">
            <text:p>2.63</text:p>
          </table:table-cell>
          <table:table-cell table:style-name="ce8" table:formula="of:=([.D28]/[.D27])" office:value-type="float" office:value="3.34000889542363">
            <text:p>3.34</text:p>
          </table:table-cell>
          <table:table-cell table:style-name="ce8" table:formula="of:=([.E28]/[.E27])" office:value-type="float" office:value="3.27205789970771">
            <text:p>3.27</text:p>
          </table:table-cell>
          <table:table-cell table:style-name="ce8" table:formula="of:=([.F28]/[.F27])" office:value-type="float" office:value="3.24297384280682">
            <text:p>3.24</text:p>
          </table:table-cell>
          <table:table-cell table:style-name="ce8" table:formula="of:=([.G28]/[.G27])" office:value-type="float" office:value="2.89009447237546">
            <text:p>2.89</text:p>
          </table:table-cell>
          <table:table-cell/>
          <table:table-cell table:style-name="ce4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10" office:value-type="string">
            <text:p>sp2</text:p>
          </table:table-cell>
          <table:table-cell table:style-name="ce8" table:formula="of:=([.B29]/[.B27])" office:value-type="float" office:value="3.08078470902362">
            <text:p>3.08</text:p>
          </table:table-cell>
          <table:table-cell table:style-name="ce8" table:formula="of:=([.C29]/[.C27])" office:value-type="float" office:value="3.1684274149778">
            <text:p>3.17</text:p>
          </table:table-cell>
          <table:table-cell table:style-name="ce8" table:formula="of:=([.D29]/[.D27])" office:value-type="float" office:value="4.10790851321109">
            <text:p>4.11</text:p>
          </table:table-cell>
          <table:table-cell table:style-name="ce8" table:formula="of:=([.E29]/[.E27])" office:value-type="float" office:value="4.11214071822496">
            <text:p>4.11</text:p>
          </table:table-cell>
          <table:table-cell table:style-name="ce8" table:formula="of:=([.F29]/[.F27])" office:value-type="float" office:value="4.09375034031452">
            <text:p>4.09</text:p>
          </table:table-cell>
          <table:table-cell table:style-name="ce8" table:formula="of:=([.G29]/[.G27])" office:value-type="float" office:value="3.32574659580481">
            <text:p>3.33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29.660614">
            <text:p>29.66</text:p>
          </table:table-cell>
          <table:table-cell table:style-name="ce8" office:value-type="float" office:value="34.056038">
            <text:p>34.06</text:p>
          </table:table-cell>
          <table:table-cell table:style-name="ce8" office:value-type="float" office:value="35.874478">
            <text:p>35.87</text:p>
          </table:table-cell>
          <table:table-cell table:style-name="ce8" office:value-type="float" office:value="36.391578">
            <text:p>36.39</text:p>
          </table:table-cell>
          <table:table-cell table:style-name="ce8" office:value-type="float" office:value="36.124068">
            <text:p>36.12</text:p>
          </table:table-cell>
          <table:table-cell table:style-name="ce8"/>
        </table:table-row>
        <table:table-row table:style-name="ro2">
          <table:table-cell table:number-columns-repeated="8"/>
          <table:table-cell table:style-name="ce5" office:value-type="string">
            <text:p>w/i</text:p>
          </table:table-cell>
          <table:table-cell table:style-name="ce8" office:value-type="float" office:value="28.496567">
            <text:p>28.50</text:p>
          </table:table-cell>
          <table:table-cell table:style-name="ce8" office:value-type="float" office:value="34.429186">
            <text:p>34.43</text:p>
          </table:table-cell>
          <table:table-cell table:style-name="ce8" office:value-type="float" office:value="37.364991">
            <text:p>37.36</text:p>
          </table:table-cell>
          <table:table-cell table:style-name="ce8" office:value-type="float" office:value="38.050547">
            <text:p>38.05</text:p>
          </table:table-cell>
          <table:table-cell table:style-name="ce8" office:value-type="float" office:value="38.360636">
            <text:p>38.36</text:p>
          </table:table-cell>
          <table:table-cell table:style-name="ce8"/>
        </table:table-row>
        <table:table-row table:style-name="ro2">
          <table:table-cell table:number-columns-repeated="8"/>
          <table:table-cell table:style-name="ce5" office:value-type="string">
            <text:p>bcr</text:p>
          </table:table-cell>
          <table:table-cell table:style-name="ce8" office:value-type="float" office:value="12.175784">
            <text:p>12.18</text:p>
          </table:table-cell>
          <table:table-cell table:style-name="ce8" office:value-type="float" office:value="13.213367">
            <text:p>13.21</text:p>
          </table:table-cell>
          <table:table-cell table:style-name="ce8" office:value-type="float" office:value="13.726295">
            <text:p>13.73</text:p>
          </table:table-cell>
          <table:table-cell table:style-name="ce8" office:value-type="float" office:value="13.672194">
            <text:p>13.67</text:p>
          </table:table-cell>
          <table:table-cell table:style-name="ce8" office:value-type="float" office:value="13.66179">
            <text:p>13.66</text:p>
          </table:table-cell>
          <table:table-cell table:style-name="ce8"/>
        </table:table-row>
        <table:table-row table:style-name="ro2">
          <table:table-cell table:style-name="ce3" office:value-type="string">
            <text:p>GTX580</text:p>
          </table:table-cell>
          <table:table-cell table:number-columns-repeated="7"/>
          <table:table-cell table:style-name="ce10" office:value-type="string">
            <text:p>sp1</text:p>
          </table:table-cell>
          <table:table-cell table:style-name="ce8" table:formula="of:=([.J32]/[.J31])" office:value-type="float" office:value="0.96075445370079">
            <text:p>0.96</text:p>
          </table:table-cell>
          <table:table-cell table:style-name="ce8" table:formula="of:=([.K32]/[.K31])" office:value-type="float" office:value="1.01095688230087">
            <text:p>1.01</text:p>
          </table:table-cell>
          <table:table-cell table:style-name="ce8" table:formula="of:=([.L32]/[.L31])" office:value-type="float" office:value="1.04154800524206">
            <text:p>1.04</text:p>
          </table:table-cell>
          <table:table-cell table:style-name="ce8" table:formula="of:=([.M32]/[.M31])" office:value-type="float" office:value="1.04558661896992">
            <text:p>1.05</text:p>
          </table:table-cell>
          <table:table-cell table:style-name="ce8" table:formula="of:=([.N32]/[.N31])" office:value-type="float" office:value="1.06191351428084">
            <text:p>1.06</text:p>
          </table:table-cell>
          <table:table-cell table:style-name="ce8"/>
        </table:table-row>
        <table:table-row table:style-name="ro2">
          <table:table-cell/>
          <table:table-cell office:value-type="float" office:value="80.876714">
            <text:p>80.876714</text:p>
          </table:table-cell>
          <table:table-cell office:value-type="float" office:value="130.264356">
            <text:p>130.264356</text:p>
          </table:table-cell>
          <table:table-cell office:value-type="float" office:value="269.584849">
            <text:p>269.584849</text:p>
          </table:table-cell>
          <table:table-cell table:number-columns-repeated="4"/>
          <table:table-cell table:style-name="ce10" office:value-type="string">
            <text:p>sp2</text:p>
          </table:table-cell>
          <table:table-cell table:style-name="ce8" table:formula="of:=([.J33]/[.J31])" office:value-type="float" office:value="0.410503437319268">
            <text:p>0.41</text:p>
          </table:table-cell>
          <table:table-cell table:style-name="ce8" table:formula="of:=([.K33]/[.K31])" office:value-type="float" office:value="0.387988966890394">
            <text:p>0.39</text:p>
          </table:table-cell>
          <table:table-cell table:style-name="ce8" table:formula="of:=([.L33]/[.L31])" office:value-type="float" office:value="0.382620062095398">
            <text:p>0.38</text:p>
          </table:table-cell>
          <table:table-cell table:style-name="ce8" table:formula="of:=([.M33]/[.M31])" office:value-type="float" office:value="0.375696651571416">
            <text:p>0.38</text:p>
          </table:table-cell>
          <table:table-cell table:style-name="ce8" table:formula="of:=([.N33]/[.N31])" office:value-type="float" office:value="0.378190795123074">
            <text:p>0.38</text:p>
          </table:table-cell>
          <table:table-cell table:style-name="ce8"/>
        </table:table-row>
        <table:table-row table:style-name="ro1">
          <table:table-cell/>
          <table:table-cell office:value-type="float" office:value="87.841847">
            <text:p>87.841847</text:p>
          </table:table-cell>
          <table:table-cell office:value-type="float" office:value="179.997031">
            <text:p>179.997031</text:p>
          </table:table-cell>
          <table:table-cell office:value-type="float" office:value="699.958525">
            <text:p>699.95852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0.693016">
            <text:p>70.693016</text:p>
          </table:table-cell>
          <table:table-cell office:value-type="float" office:value="189.431069">
            <text:p>189.431069</text:p>
          </table:table-cell>
          <table:table-cell office:value-type="float" office:value="922.423082">
            <text:p>922.42308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9.504832">
            <text:p>49.504832</text:p>
          </table:table-cell>
          <table:table-cell office:value-type="float" office:value="190.886359">
            <text:p>190.886359</text:p>
          </table:table-cell>
          <table:table-cell office:value-type="float" office:value="987.04663">
            <text:p>987.0466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5.097146">
            <text:p>45.097146</text:p>
          </table:table-cell>
          <table:table-cell office:value-type="float" office:value="191.031489">
            <text:p>191.031489</text:p>
          </table:table-cell>
          <table:table-cell office:value-type="float" office:value="1007.110097">
            <text:p>1007.110097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2">
          <table:table-cell table:style-name="ce4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80.876714">
            <text:p>80.88</text:p>
          </table:table-cell>
          <table:table-cell table:style-name="ce8" office:value-type="float" office:value="87.841847">
            <text:p>87.84</text:p>
          </table:table-cell>
          <table:table-cell table:style-name="ce8" office:value-type="float" office:value="70.693016">
            <text:p>70.69</text:p>
          </table:table-cell>
          <table:table-cell table:style-name="ce8" office:value-type="float" office:value="49.504832">
            <text:p>49.50</text:p>
          </table:table-cell>
          <table:table-cell table:style-name="ce8" office:value-type="float" office:value="45.097146">
            <text:p>45.10</text:p>
          </table:table-cell>
          <table:table-cell table:style-name="ce8"/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130.264356">
            <text:p>130.26</text:p>
          </table:table-cell>
          <table:table-cell table:style-name="ce8" office:value-type="float" office:value="179.997031">
            <text:p>180.00</text:p>
          </table:table-cell>
          <table:table-cell table:style-name="ce8" office:value-type="float" office:value="189.431069">
            <text:p>189.43</text:p>
          </table:table-cell>
          <table:table-cell table:style-name="ce8" office:value-type="float" office:value="190.886359">
            <text:p>190.89</text:p>
          </table:table-cell>
          <table:table-cell table:style-name="ce8" office:value-type="float" office:value="191.031489">
            <text:p>191.03</text:p>
          </table:table-cell>
          <table:table-cell table:style-name="ce8"/>
          <table:table-cell table:number-columns-repeated="8"/>
        </table:table-row>
        <table:table-row table:style-name="ro2">
          <table:table-cell table:style-name="ce5" office:value-type="string">
            <text:p>bcr</text:p>
          </table:table-cell>
          <table:table-cell table:style-name="ce8" office:value-type="float" office:value="269.584849">
            <text:p>269.58</text:p>
          </table:table-cell>
          <table:table-cell table:style-name="ce8" office:value-type="float" office:value="699.958525">
            <text:p>699.96</text:p>
          </table:table-cell>
          <table:table-cell table:style-name="ce8" office:value-type="float" office:value="922.423082">
            <text:p>922.42</text:p>
          </table:table-cell>
          <table:table-cell table:style-name="ce8" office:value-type="float" office:value="987.04663">
            <text:p>987.05</text:p>
          </table:table-cell>
          <table:table-cell table:style-name="ce8" office:value-type="float" office:value="1007.110097">
            <text:p>1007.11</text:p>
          </table:table-cell>
          <table:table-cell table:style-name="ce8"/>
          <table:table-cell table:number-columns-repeated="8"/>
        </table:table-row>
        <table:table-row table:style-name="ro2">
          <table:table-cell table:style-name="ce10" office:value-type="string">
            <text:p>sp1</text:p>
          </table:table-cell>
          <table:table-cell table:style-name="ce8" table:formula="of:=([.B43]/[.B42])" office:value-type="float" office:value="1.61065341996956">
            <text:p>1.61</text:p>
          </table:table-cell>
          <table:table-cell table:style-name="ce8" table:formula="of:=([.C43]/[.C42])" office:value-type="float" office:value="2.04910344155218">
            <text:p>2.05</text:p>
          </table:table-cell>
          <table:table-cell table:style-name="ce8" table:formula="of:=([.D43]/[.D42])" office:value-type="float" office:value="2.67962918713215">
            <text:p>2.68</text:p>
          </table:table-cell>
          <table:table-cell table:style-name="ce8" table:formula="of:=([.E43]/[.E42])" office:value-type="float" office:value="3.85591368131499">
            <text:p>3.86</text:p>
          </table:table-cell>
          <table:table-cell table:style-name="ce8" table:formula="of:=([.F43]/[.F42])" office:value-type="float" office:value="4.2359995242271">
            <text:p>4.24</text:p>
          </table:table-cell>
          <table:table-cell table:style-name="ce8"/>
          <table:table-cell table:number-columns-repeated="8"/>
        </table:table-row>
        <table:table-row table:style-name="ro2">
          <table:table-cell table:style-name="ce10" office:value-type="string">
            <text:p>sp2</text:p>
          </table:table-cell>
          <table:table-cell table:style-name="ce8" table:formula="of:=([.B44]/[.B42])" office:value-type="float" office:value="3.33328143129059">
            <text:p>3.33</text:p>
          </table:table-cell>
          <table:table-cell table:style-name="ce8" table:formula="of:=([.C44]/[.C42])" office:value-type="float" office:value="7.96839489269847">
            <text:p>7.97</text:p>
          </table:table-cell>
          <table:table-cell table:style-name="ce8" table:formula="of:=([.D44]/[.D42])" office:value-type="float" office:value="13.0482915313728">
            <text:p>13.05</text:p>
          </table:table-cell>
          <table:table-cell table:style-name="ce8" table:formula="of:=([.E44]/[.E42])" office:value-type="float" office:value="19.9383896505295">
            <text:p>19.94</text:p>
          </table:table-cell>
          <table:table-cell table:style-name="ce8" table:formula="of:=([.F44]/[.F42])" office:value-type="float" office:value="22.3320140258987">
            <text:p>22.33</text:p>
          </table:table-cell>
          <table:table-cell table:style-name="ce8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E562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9.660614">
            <text:p>29.660614</text:p>
          </table:table-cell>
          <table:table-cell office:value-type="float" office:value="28.496567">
            <text:p>28.496567</text:p>
          </table:table-cell>
          <table:table-cell office:value-type="float" office:value="12.175784">
            <text:p>12.17578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4.056038">
            <text:p>34.056038</text:p>
          </table:table-cell>
          <table:table-cell office:value-type="float" office:value="34.429186">
            <text:p>34.429186</text:p>
          </table:table-cell>
          <table:table-cell office:value-type="float" office:value="13.213367">
            <text:p>13.21336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5.874478">
            <text:p>35.874478</text:p>
          </table:table-cell>
          <table:table-cell office:value-type="float" office:value="37.364991">
            <text:p>37.364991</text:p>
          </table:table-cell>
          <table:table-cell office:value-type="float" office:value="13.726295">
            <text:p>13.72629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6.391578">
            <text:p>36.391578</text:p>
          </table:table-cell>
          <table:table-cell office:value-type="float" office:value="38.050547">
            <text:p>38.050547</text:p>
          </table:table-cell>
          <table:table-cell office:value-type="float" office:value="13.672194">
            <text:p>13.67219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6.124068">
            <text:p>36.124068</text:p>
          </table:table-cell>
          <table:table-cell office:value-type="float" office:value="38.360636">
            <text:p>38.360636</text:p>
          </table:table-cell>
          <table:table-cell office:value-type="float" office:value="13.66179">
            <text:p>13.66179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2">
          <table:table-cell table:style-name="ce4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29.660614">
            <text:p>29.66</text:p>
          </table:table-cell>
          <table:table-cell table:style-name="ce8" office:value-type="float" office:value="34.056038">
            <text:p>34.06</text:p>
          </table:table-cell>
          <table:table-cell table:style-name="ce8" office:value-type="float" office:value="35.874478">
            <text:p>35.87</text:p>
          </table:table-cell>
          <table:table-cell table:style-name="ce8" office:value-type="float" office:value="36.391578">
            <text:p>36.39</text:p>
          </table:table-cell>
          <table:table-cell table:style-name="ce8" office:value-type="float" office:value="36.124068">
            <text:p>36.12</text:p>
          </table:table-cell>
          <table:table-cell table:style-name="ce8"/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28.496567">
            <text:p>28.50</text:p>
          </table:table-cell>
          <table:table-cell table:style-name="ce8" office:value-type="float" office:value="34.429186">
            <text:p>34.43</text:p>
          </table:table-cell>
          <table:table-cell table:style-name="ce8" office:value-type="float" office:value="37.364991">
            <text:p>37.36</text:p>
          </table:table-cell>
          <table:table-cell table:style-name="ce8" office:value-type="float" office:value="38.050547">
            <text:p>38.05</text:p>
          </table:table-cell>
          <table:table-cell table:style-name="ce8" office:value-type="float" office:value="38.360636">
            <text:p>38.36</text:p>
          </table:table-cell>
          <table:table-cell table:style-name="ce8"/>
          <table:table-cell table:number-columns-repeated="8"/>
        </table:table-row>
        <table:table-row table:style-name="ro2">
          <table:table-cell table:style-name="ce5" office:value-type="string">
            <text:p>bcr</text:p>
          </table:table-cell>
          <table:table-cell table:style-name="ce8" office:value-type="float" office:value="12.175784">
            <text:p>12.18</text:p>
          </table:table-cell>
          <table:table-cell table:style-name="ce8" office:value-type="float" office:value="13.213367">
            <text:p>13.21</text:p>
          </table:table-cell>
          <table:table-cell table:style-name="ce8" office:value-type="float" office:value="13.726295">
            <text:p>13.73</text:p>
          </table:table-cell>
          <table:table-cell table:style-name="ce8" office:value-type="float" office:value="13.672194">
            <text:p>13.67</text:p>
          </table:table-cell>
          <table:table-cell table:style-name="ce8" office:value-type="float" office:value="13.66179">
            <text:p>13.66</text:p>
          </table:table-cell>
          <table:table-cell table:style-name="ce8"/>
          <table:table-cell table:number-columns-repeated="8"/>
        </table:table-row>
        <table:table-row table:style-name="ro2">
          <table:table-cell table:style-name="ce10" office:value-type="string">
            <text:p>sp1</text:p>
          </table:table-cell>
          <table:table-cell table:style-name="ce8" table:formula="of:=([.B57]/[.B56])" office:value-type="float" office:value="0.96075445370079">
            <text:p>0.96</text:p>
          </table:table-cell>
          <table:table-cell table:style-name="ce8" table:formula="of:=([.C57]/[.C56])" office:value-type="float" office:value="1.01095688230087">
            <text:p>1.01</text:p>
          </table:table-cell>
          <table:table-cell table:style-name="ce8" table:formula="of:=([.D57]/[.D56])" office:value-type="float" office:value="1.04154800524206">
            <text:p>1.04</text:p>
          </table:table-cell>
          <table:table-cell table:style-name="ce8" table:formula="of:=([.E57]/[.E56])" office:value-type="float" office:value="1.04558661896992">
            <text:p>1.05</text:p>
          </table:table-cell>
          <table:table-cell table:style-name="ce8" table:formula="of:=([.F57]/[.F56])" office:value-type="float" office:value="1.06191351428084">
            <text:p>1.06</text:p>
          </table:table-cell>
          <table:table-cell table:style-name="ce8"/>
          <table:table-cell table:number-columns-repeated="8"/>
        </table:table-row>
        <table:table-row table:style-name="ro2">
          <table:table-cell table:style-name="ce10" office:value-type="string">
            <text:p>sp2</text:p>
          </table:table-cell>
          <table:table-cell table:style-name="ce8" table:formula="of:=([.B58]/[.B56])" office:value-type="float" office:value="0.410503437319268">
            <text:p>0.41</text:p>
          </table:table-cell>
          <table:table-cell table:style-name="ce8" table:formula="of:=([.C58]/[.C56])" office:value-type="float" office:value="0.387988966890394">
            <text:p>0.39</text:p>
          </table:table-cell>
          <table:table-cell table:style-name="ce8" table:formula="of:=([.D58]/[.D56])" office:value-type="float" office:value="0.382620062095398">
            <text:p>0.38</text:p>
          </table:table-cell>
          <table:table-cell table:style-name="ce8" table:formula="of:=([.E58]/[.E56])" office:value-type="float" office:value="0.375696651571416">
            <text:p>0.38</text:p>
          </table:table-cell>
          <table:table-cell table:style-name="ce8" table:formula="of:=([.F58]/[.F56])" office:value-type="float" office:value="0.378190795123074">
            <text:p>0.38</text:p>
          </table:table-cell>
          <table:table-cell table:style-name="ce8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1" table:number-columns-repeated="7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MAP-205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GTX2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0.676981">
            <text:p>80.676981</text:p>
          </table:table-cell>
          <table:table-cell office:value-type="float" office:value="166.681944">
            <text:p>166.6819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.009188">
            <text:p>60.009188</text:p>
          </table:table-cell>
          <table:table-cell office:value-type="float" office:value="401.232478">
            <text:p>401.23247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.932579">
            <text:p>58.932579</text:p>
          </table:table-cell>
          <table:table-cell office:value-type="float" office:value="473.516198">
            <text:p>473.5161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.366284">
            <text:p>100.366284</text:p>
          </table:table-cell>
          <table:table-cell office:value-type="float" office:value="591.512015">
            <text:p>591.5120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4.841602">
            <text:p>154.841602</text:p>
          </table:table-cell>
          <table:table-cell office:value-type="float" office:value="616.996631">
            <text:p>616.9966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9.061026">
            <text:p>189.061026</text:p>
          </table:table-cell>
          <table:table-cell office:value-type="float" office:value="623.333929">
            <text:p>623.333929</text:p>
          </table:table-cell>
          <table:table-cell table:number-columns-repeated="12"/>
        </table:table-row>
        <table:table-row table:style-name="ro2"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80.676981">
            <text:p>80.68</text:p>
          </table:table-cell>
          <table:table-cell table:style-name="ce8" office:value-type="float" office:value="60.009188">
            <text:p>60.01</text:p>
          </table:table-cell>
          <table:table-cell table:style-name="ce8" office:value-type="float" office:value="58.932579">
            <text:p>58.93</text:p>
          </table:table-cell>
          <table:table-cell table:style-name="ce8" office:value-type="float" office:value="100.366284">
            <text:p>100.37</text:p>
          </table:table-cell>
          <table:table-cell table:style-name="ce8" office:value-type="float" office:value="154.841602">
            <text:p>154.84</text:p>
          </table:table-cell>
          <table:table-cell table:style-name="ce8" office:value-type="float" office:value="189.061026">
            <text:p>189.06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80.676981">
            <text:p>80.68</text:p>
          </table:table-cell>
          <table:table-cell table:style-name="ce8" office:value-type="float" office:value="60.009188">
            <text:p>60.01</text:p>
          </table:table-cell>
          <table:table-cell table:style-name="ce8" office:value-type="float" office:value="58.932579">
            <text:p>58.93</text:p>
          </table:table-cell>
          <table:table-cell table:style-name="ce8" office:value-type="float" office:value="100.366284">
            <text:p>100.37</text:p>
          </table:table-cell>
          <table:table-cell table:style-name="ce8" office:value-type="float" office:value="154.841602">
            <text:p>154.84</text:p>
          </table:table-cell>
          <table:table-cell table:style-name="ce8" office:value-type="float" office:value="189.061026">
            <text:p>189.06</text:p>
          </table:table-cell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166.681944">
            <text:p>166.68</text:p>
          </table:table-cell>
          <table:table-cell table:style-name="ce8" office:value-type="float" office:value="401.232478">
            <text:p>401.23</text:p>
          </table:table-cell>
          <table:table-cell table:style-name="ce8" office:value-type="float" office:value="473.516198">
            <text:p>473.52</text:p>
          </table:table-cell>
          <table:table-cell table:style-name="ce8" office:value-type="float" office:value="591.512015">
            <text:p>591.51</text:p>
          </table:table-cell>
          <table:table-cell table:style-name="ce8" office:value-type="float" office:value="616.996631">
            <text:p>617.00</text:p>
          </table:table-cell>
          <table:table-cell table:style-name="ce8" office:value-type="float" office:value="623.333929">
            <text:p>623.33</text:p>
          </table:table-cell>
          <table:table-cell/>
          <table:table-cell table:style-name="ce5" office:value-type="string">
            <text:p>w/i</text:p>
          </table:table-cell>
          <table:table-cell table:style-name="ce8" office:value-type="float" office:value="166.681944">
            <text:p>166.68</text:p>
          </table:table-cell>
          <table:table-cell table:style-name="ce8" office:value-type="float" office:value="401.232478">
            <text:p>401.23</text:p>
          </table:table-cell>
          <table:table-cell table:style-name="ce8" office:value-type="float" office:value="473.516198">
            <text:p>473.52</text:p>
          </table:table-cell>
          <table:table-cell table:style-name="ce8" office:value-type="float" office:value="591.512015">
            <text:p>591.51</text:p>
          </table:table-cell>
          <table:table-cell table:style-name="ce8" office:value-type="float" office:value="616.996631">
            <text:p>617.00</text:p>
          </table:table-cell>
          <table:table-cell table:style-name="ce8" office:value-type="float" office:value="623.333929">
            <text:p>623.33</text:p>
          </table:table-cell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75]/[.B74])" office:value-type="float" office:value="2.06604091940426">
            <text:p>2.07</text:p>
          </table:table-cell>
          <table:table-cell table:style-name="ce8" table:formula="of:=([.C75]/[.C74])" office:value-type="float" office:value="6.68618408900984">
            <text:p>6.69</text:p>
          </table:table-cell>
          <table:table-cell table:style-name="ce8" table:formula="of:=([.D75]/[.D74])" office:value-type="float" office:value="8.03487996003026">
            <text:p>8.03</text:p>
          </table:table-cell>
          <table:table-cell table:style-name="ce8" table:formula="of:=([.E75]/[.E74])" office:value-type="float" office:value="5.89353308128853">
            <text:p>5.89</text:p>
          </table:table-cell>
          <table:table-cell table:style-name="ce8" table:formula="of:=([.F75]/[.F74])" office:value-type="float" office:value="3.98469547609046">
            <text:p>3.98</text:p>
          </table:table-cell>
          <table:table-cell table:style-name="ce8" table:formula="of:=([.G75]/[.G74])" office:value-type="float" office:value="3.29699855220293">
            <text:p>3.30</text:p>
          </table:table-cell>
          <table:table-cell/>
          <table:table-cell table:style-name="ce5" office:value-type="string">
            <text:p>sp</text:p>
          </table:table-cell>
          <table:table-cell table:style-name="ce8" table:formula="of:=([.J75]/[.J74])" office:value-type="float" office:value="2.06604091940426">
            <text:p>2.07</text:p>
          </table:table-cell>
          <table:table-cell table:style-name="ce8" table:formula="of:=([.K75]/[.K74])" office:value-type="float" office:value="6.68618408900984">
            <text:p>6.69</text:p>
          </table:table-cell>
          <table:table-cell table:style-name="ce8" table:formula="of:=([.L75]/[.L74])" office:value-type="float" office:value="8.03487996003026">
            <text:p>8.03</text:p>
          </table:table-cell>
          <table:table-cell table:style-name="ce8" table:formula="of:=([.M75]/[.M74])" office:value-type="float" office:value="5.89353308128853">
            <text:p>5.89</text:p>
          </table:table-cell>
          <table:table-cell table:style-name="ce8" table:formula="of:=([.N75]/[.N74])" office:value-type="float" office:value="3.98469547609046">
            <text:p>3.98</text:p>
          </table:table-cell>
          <table:table-cell table:style-name="ce8" table:formula="of:=([.O75]/[.O74])" office:value-type="float" office:value="3.29699855220293">
            <text:p>3.30</text:p>
          </table:table-cell>
        </table:table-row>
        <table:table-row table:style-name="ro2">
          <table:table-cell table:number-columns-repeated="8"/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6" office:value-type="string">
            <text:p>HD6970</text:p>
          </table:table-cell>
          <table:table-cell table:number-columns-repeated="7"/>
          <table:table-cell table:style-name="ce5" office:value-type="string">
            <text:p>w/o</text:p>
          </table:table-cell>
          <table:table-cell table:style-name="ce8" office:value-type="float" office:value="28.723487">
            <text:p>28.72</text:p>
          </table:table-cell>
          <table:table-cell table:style-name="ce8" office:value-type="float" office:value="73.630303">
            <text:p>73.63</text:p>
          </table:table-cell>
          <table:table-cell table:style-name="ce8" office:value-type="float" office:value="162.531542">
            <text:p>162.53</text:p>
          </table:table-cell>
          <table:table-cell table:style-name="ce8" office:value-type="float" office:value="205.240355">
            <text:p>205.24</text:p>
          </table:table-cell>
          <table:table-cell table:style-name="ce8" office:value-type="float" office:value="211.72621">
            <text:p>211.73</text:p>
          </table:table-cell>
          <table:table-cell table:style-name="ce8" office:value-type="float" office:value="210.841781">
            <text:p>210.84</text:p>
          </table:table-cell>
        </table:table-row>
        <table:table-row table:style-name="ro2">
          <table:table-cell/>
          <table:table-cell office:value-type="float" office:value="28.723487">
            <text:p>28.723487</text:p>
          </table:table-cell>
          <table:table-cell office:value-type="float" office:value="73.322832">
            <text:p>73.322832</text:p>
          </table:table-cell>
          <table:table-cell table:number-columns-repeated="5"/>
          <table:table-cell table:style-name="ce5" office:value-type="string">
            <text:p>w/i</text:p>
          </table:table-cell>
          <table:table-cell table:style-name="ce8" office:value-type="float" office:value="73.322832">
            <text:p>73.32</text:p>
          </table:table-cell>
          <table:table-cell table:style-name="ce8" office:value-type="float" office:value="231.571056">
            <text:p>231.57</text:p>
          </table:table-cell>
          <table:table-cell table:style-name="ce8" office:value-type="float" office:value="462.090795">
            <text:p>462.09</text:p>
          </table:table-cell>
          <table:table-cell table:style-name="ce8" office:value-type="float" office:value="568.348953">
            <text:p>568.35</text:p>
          </table:table-cell>
          <table:table-cell table:style-name="ce8" office:value-type="float" office:value="591.091807">
            <text:p>591.09</text:p>
          </table:table-cell>
          <table:table-cell table:style-name="ce8" office:value-type="float" office:value="593.280027">
            <text:p>593.28</text:p>
          </table:table-cell>
        </table:table-row>
        <table:table-row table:style-name="ro2">
          <table:table-cell/>
          <table:table-cell office:value-type="float" office:value="73.630303">
            <text:p>73.630303</text:p>
          </table:table-cell>
          <table:table-cell office:value-type="float" office:value="231.571056">
            <text:p>231.571056</text:p>
          </table:table-cell>
          <table:table-cell table:number-columns-repeated="5"/>
          <table:table-cell table:style-name="ce5" office:value-type="string">
            <text:p>sp</text:p>
          </table:table-cell>
          <table:table-cell table:style-name="ce8" table:formula="of:=([.J79]/[.J78])" office:value-type="float" office:value="2.5527134640721">
            <text:p>2.55</text:p>
          </table:table-cell>
          <table:table-cell table:style-name="ce8" table:formula="of:=([.K79]/[.K78])" office:value-type="float" office:value="3.14505097174461">
            <text:p>3.15</text:p>
          </table:table-cell>
          <table:table-cell table:style-name="ce8" table:formula="of:=([.L79]/[.L78])" office:value-type="float" office:value="2.84308380584982">
            <text:p>2.84</text:p>
          </table:table-cell>
          <table:table-cell table:style-name="ce8" table:formula="of:=([.M79]/[.M78])" office:value-type="float" office:value="2.76918714645568">
            <text:p>2.77</text:p>
          </table:table-cell>
          <table:table-cell table:style-name="ce8" table:formula="of:=([.N79]/[.N78])" office:value-type="float" office:value="2.79177437219511">
            <text:p>2.79</text:p>
          </table:table-cell>
          <table:table-cell table:style-name="ce8" table:formula="of:=([.O79]/[.O78])" office:value-type="float" office:value="2.81386366680331">
            <text:p>2.81</text:p>
          </table:table-cell>
        </table:table-row>
        <table:table-row table:style-name="ro2">
          <table:table-cell/>
          <table:table-cell office:value-type="float" office:value="162.531542">
            <text:p>162.531542</text:p>
          </table:table-cell>
          <table:table-cell office:value-type="float" office:value="462.090795">
            <text:p>462.090795</text:p>
          </table:table-cell>
          <table:table-cell table:number-columns-repeated="5"/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/>
          <table:table-cell office:value-type="float" office:value="205.240355">
            <text:p>205.240355</text:p>
          </table:table-cell>
          <table:table-cell office:value-type="float" office:value="568.348953">
            <text:p>568.348953</text:p>
          </table:table-cell>
          <table:table-cell table:number-columns-repeated="5"/>
          <table:table-cell table:style-name="ce5" office:value-type="string">
            <text:p>w/o</text:p>
          </table:table-cell>
          <table:table-cell table:style-name="ce8" office:value-type="float" office:value="244.342181">
            <text:p>244.34</text:p>
          </table:table-cell>
          <table:table-cell table:style-name="ce8" office:value-type="float" office:value="458.780111">
            <text:p>458.78</text:p>
          </table:table-cell>
          <table:table-cell table:style-name="ce8" office:value-type="float" office:value="553.016737">
            <text:p>553.02</text:p>
          </table:table-cell>
          <table:table-cell table:style-name="ce8" office:value-type="float" office:value="543.096319">
            <text:p>543.10</text:p>
          </table:table-cell>
          <table:table-cell table:style-name="ce8" office:value-type="float" office:value="594.992857">
            <text:p>594.99</text:p>
          </table:table-cell>
          <table:table-cell table:style-name="ce8" office:value-type="float" office:value="568.549286">
            <text:p>568.55</text:p>
          </table:table-cell>
        </table:table-row>
        <table:table-row table:style-name="ro2">
          <table:table-cell/>
          <table:table-cell office:value-type="float" office:value="211.72621">
            <text:p>211.72621</text:p>
          </table:table-cell>
          <table:table-cell office:value-type="float" office:value="591.091807">
            <text:p>591.091807</text:p>
          </table:table-cell>
          <table:table-cell table:number-columns-repeated="5"/>
          <table:table-cell table:style-name="ce5" office:value-type="string">
            <text:p>w/i</text:p>
          </table:table-cell>
          <table:table-cell table:style-name="ce8" office:value-type="float" office:value="293.658191">
            <text:p>293.66</text:p>
          </table:table-cell>
          <table:table-cell table:style-name="ce8" office:value-type="float" office:value="790.375347">
            <text:p>790.38</text:p>
          </table:table-cell>
          <table:table-cell table:style-name="ce8" office:value-type="float" office:value="1023.285663">
            <text:p>1023.29</text:p>
          </table:table-cell>
          <table:table-cell table:style-name="ce8" office:value-type="float" office:value="1075.887695">
            <text:p>1075.89</text:p>
          </table:table-cell>
          <table:table-cell table:style-name="ce8" office:value-type="float" office:value="1083.908425">
            <text:p>1083.91</text:p>
          </table:table-cell>
          <table:table-cell table:style-name="ce8" office:value-type="float" office:value="1080.0307">
            <text:p>1080.03</text:p>
          </table:table-cell>
        </table:table-row>
        <table:table-row table:style-name="ro2">
          <table:table-cell/>
          <table:table-cell office:value-type="float" office:value="210.841781">
            <text:p>210.841781</text:p>
          </table:table-cell>
          <table:table-cell office:value-type="float" office:value="593.280027">
            <text:p>593.280027</text:p>
          </table:table-cell>
          <table:table-cell table:number-columns-repeated="5"/>
          <table:table-cell table:style-name="ce5" office:value-type="string">
            <text:p>sp</text:p>
          </table:table-cell>
          <table:table-cell table:style-name="ce8" table:formula="of:=([.J83]/[.J82])" office:value-type="float" office:value="1.20183175004073">
            <text:p>1.20</text:p>
          </table:table-cell>
          <table:table-cell table:style-name="ce8" table:formula="of:=([.K83]/[.K82])" office:value-type="float" office:value="1.72277596183763">
            <text:p>1.72</text:p>
          </table:table-cell>
          <table:table-cell table:style-name="ce8" table:formula="of:=([.L83]/[.L82])" office:value-type="float" office:value="1.85037015073198">
            <text:p>1.85</text:p>
          </table:table-cell>
          <table:table-cell table:style-name="ce8" table:formula="of:=([.M83]/[.M82])" office:value-type="float" office:value="1.98102557016226">
            <text:p>1.98</text:p>
          </table:table-cell>
          <table:table-cell table:style-name="ce8" table:formula="of:=([.N83]/[.N82])" office:value-type="float" office:value="1.82171670171832">
            <text:p>1.82</text:p>
          </table:table-cell>
          <table:table-cell table:style-name="ce8" table:formula="of:=([.O83]/[.O82])" office:value-type="float" office:value="1.89962546184606">
            <text:p>1.90</text:p>
          </table:table-cell>
        </table:table-row>
        <table:table-row table:style-name="ro2"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28.723487">
            <text:p>28.72</text:p>
          </table:table-cell>
          <table:table-cell table:style-name="ce8" office:value-type="float" office:value="73.630303">
            <text:p>73.63</text:p>
          </table:table-cell>
          <table:table-cell table:style-name="ce8" office:value-type="float" office:value="162.531542">
            <text:p>162.53</text:p>
          </table:table-cell>
          <table:table-cell table:style-name="ce8" office:value-type="float" office:value="205.240355">
            <text:p>205.24</text:p>
          </table:table-cell>
          <table:table-cell table:style-name="ce8" office:value-type="float" office:value="211.72621">
            <text:p>211.73</text:p>
          </table:table-cell>
          <table:table-cell table:style-name="ce8" office:value-type="float" office:value="210.841781">
            <text:p>210.84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63.292891">
            <text:p>63.29</text:p>
          </table:table-cell>
          <table:table-cell table:style-name="ce8" office:value-type="float" office:value="90.049029">
            <text:p>90.05</text:p>
          </table:table-cell>
          <table:table-cell table:style-name="ce8" office:value-type="float" office:value="99.039738">
            <text:p>99.04</text:p>
          </table:table-cell>
          <table:table-cell table:style-name="ce8" office:value-type="float" office:value="101.604233">
            <text:p>101.60</text:p>
          </table:table-cell>
          <table:table-cell table:style-name="ce8" office:value-type="float" office:value="102.036507">
            <text:p>102.04</text:p>
          </table:table-cell>
          <table:table-cell table:style-name="ce8" office:value-type="float" office:value="102.095976">
            <text:p>102.10</text:p>
          </table:table-cell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73.322832">
            <text:p>73.32</text:p>
          </table:table-cell>
          <table:table-cell table:style-name="ce8" office:value-type="float" office:value="231.571056">
            <text:p>231.57</text:p>
          </table:table-cell>
          <table:table-cell table:style-name="ce8" office:value-type="float" office:value="462.090795">
            <text:p>462.09</text:p>
          </table:table-cell>
          <table:table-cell table:style-name="ce8" office:value-type="float" office:value="568.348953">
            <text:p>568.35</text:p>
          </table:table-cell>
          <table:table-cell table:style-name="ce8" office:value-type="float" office:value="591.091807">
            <text:p>591.09</text:p>
          </table:table-cell>
          <table:table-cell table:style-name="ce8" office:value-type="float" office:value="593.280027">
            <text:p>593.28</text:p>
          </table:table-cell>
          <table:table-cell/>
          <table:table-cell table:style-name="ce5" office:value-type="string">
            <text:p>w/i</text:p>
          </table:table-cell>
          <table:table-cell table:style-name="ce8" office:value-type="float" office:value="72.456005">
            <text:p>72.46</text:p>
          </table:table-cell>
          <table:table-cell table:style-name="ce8" office:value-type="float" office:value="123.270845">
            <text:p>123.27</text:p>
          </table:table-cell>
          <table:table-cell table:style-name="ce8" office:value-type="float" office:value="143.488075">
            <text:p>143.49</text:p>
          </table:table-cell>
          <table:table-cell table:style-name="ce8" office:value-type="float" office:value="152.567677">
            <text:p>152.57</text:p>
          </table:table-cell>
          <table:table-cell table:style-name="ce8" office:value-type="float" office:value="151.037631">
            <text:p>151.04</text:p>
          </table:table-cell>
          <table:table-cell table:style-name="ce8" office:value-type="float" office:value="145.791474">
            <text:p>145.79</text:p>
          </table:table-cell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87]/[.B86])" office:value-type="float" office:value="2.5527134640721">
            <text:p>2.55</text:p>
          </table:table-cell>
          <table:table-cell table:style-name="ce8" table:formula="of:=([.C87]/[.C86])" office:value-type="float" office:value="3.14505097174461">
            <text:p>3.15</text:p>
          </table:table-cell>
          <table:table-cell table:style-name="ce8" table:formula="of:=([.D87]/[.D86])" office:value-type="float" office:value="2.84308380584982">
            <text:p>2.84</text:p>
          </table:table-cell>
          <table:table-cell table:style-name="ce8" table:formula="of:=([.E87]/[.E86])" office:value-type="float" office:value="2.76918714645568">
            <text:p>2.77</text:p>
          </table:table-cell>
          <table:table-cell table:style-name="ce8" table:formula="of:=([.F87]/[.F86])" office:value-type="float" office:value="2.79177437219511">
            <text:p>2.79</text:p>
          </table:table-cell>
          <table:table-cell table:style-name="ce8" table:formula="of:=([.G87]/[.G86])" office:value-type="float" office:value="2.81386366680331">
            <text:p>2.81</text:p>
          </table:table-cell>
          <table:table-cell/>
          <table:table-cell table:style-name="ce5" office:value-type="string">
            <text:p>sp</text:p>
          </table:table-cell>
          <table:table-cell table:style-name="ce8" table:formula="of:=([.J87]/[.J86])" office:value-type="float" office:value="1.14477319419649">
            <text:p>1.14</text:p>
          </table:table-cell>
          <table:table-cell table:style-name="ce8" table:formula="of:=([.K87]/[.K86])" office:value-type="float" office:value="1.36893030795479">
            <text:p>1.37</text:p>
          </table:table-cell>
          <table:table-cell table:style-name="ce8" table:formula="of:=([.L87]/[.L86])" office:value-type="float" office:value="1.44879295823662">
            <text:p>1.45</text:p>
          </table:table-cell>
          <table:table-cell table:style-name="ce8" table:formula="of:=([.M87]/[.M86])" office:value-type="float" office:value="1.50158780294124">
            <text:p>1.50</text:p>
          </table:table-cell>
          <table:table-cell table:style-name="ce8" table:formula="of:=([.N87]/[.N86])" office:value-type="float" office:value="1.48023129603996">
            <text:p>1.48</text:p>
          </table:table-cell>
          <table:table-cell table:style-name="ce8" table:formula="of:=([.O87]/[.O86])" office:value-type="float" office:value="1.42798452702974">
            <text:p>1.4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GTX5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4.342181">
            <text:p>244.342181</text:p>
          </table:table-cell>
          <table:table-cell office:value-type="float" office:value="293.658191">
            <text:p>293.6581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8.780111">
            <text:p>458.780111</text:p>
          </table:table-cell>
          <table:table-cell office:value-type="float" office:value="790.375347">
            <text:p>790.37534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3.016737">
            <text:p>553.016737</text:p>
          </table:table-cell>
          <table:table-cell office:value-type="float" office:value="1023.285663">
            <text:p>1023.2856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3.096319">
            <text:p>543.096319</text:p>
          </table:table-cell>
          <table:table-cell office:value-type="float" office:value="1075.887695">
            <text:p>1075.8876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4.992857">
            <text:p>594.992857</text:p>
          </table:table-cell>
          <table:table-cell office:value-type="float" office:value="1083.908425">
            <text:p>1083.9084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8.549286">
            <text:p>568.549286</text:p>
          </table:table-cell>
          <table:table-cell office:value-type="float" office:value="1080.0307">
            <text:p>1080.0307</text:p>
          </table:table-cell>
          <table:table-cell table:number-columns-repeated="12"/>
        </table:table-row>
        <table:table-row table:style-name="ro2"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244.342181">
            <text:p>244.34</text:p>
          </table:table-cell>
          <table:table-cell table:style-name="ce8" office:value-type="float" office:value="458.780111">
            <text:p>458.78</text:p>
          </table:table-cell>
          <table:table-cell table:style-name="ce8" office:value-type="float" office:value="553.016737">
            <text:p>553.02</text:p>
          </table:table-cell>
          <table:table-cell table:style-name="ce8" office:value-type="float" office:value="543.096319">
            <text:p>543.10</text:p>
          </table:table-cell>
          <table:table-cell table:style-name="ce8" office:value-type="float" office:value="594.992857">
            <text:p>594.99</text:p>
          </table:table-cell>
          <table:table-cell table:style-name="ce8" office:value-type="float" office:value="568.549286">
            <text:p>568.55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293.658191">
            <text:p>293.66</text:p>
          </table:table-cell>
          <table:table-cell table:style-name="ce8" office:value-type="float" office:value="790.375347">
            <text:p>790.38</text:p>
          </table:table-cell>
          <table:table-cell table:style-name="ce8" office:value-type="float" office:value="1023.285663">
            <text:p>1023.29</text:p>
          </table:table-cell>
          <table:table-cell table:style-name="ce8" office:value-type="float" office:value="1075.887695">
            <text:p>1075.89</text:p>
          </table:table-cell>
          <table:table-cell table:style-name="ce8" office:value-type="float" office:value="1083.908425">
            <text:p>1083.91</text:p>
          </table:table-cell>
          <table:table-cell table:style-name="ce8" office:value-type="float" office:value="1080.0307">
            <text:p>1080.03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99]/[.B98])" office:value-type="float" office:value="1.20183175004073">
            <text:p>1.20</text:p>
          </table:table-cell>
          <table:table-cell table:style-name="ce8" table:formula="of:=([.C99]/[.C98])" office:value-type="float" office:value="1.72277596183763">
            <text:p>1.72</text:p>
          </table:table-cell>
          <table:table-cell table:style-name="ce8" table:formula="of:=([.D99]/[.D98])" office:value-type="float" office:value="1.85037015073198">
            <text:p>1.85</text:p>
          </table:table-cell>
          <table:table-cell table:style-name="ce8" table:formula="of:=([.E99]/[.E98])" office:value-type="float" office:value="1.98102557016226">
            <text:p>1.98</text:p>
          </table:table-cell>
          <table:table-cell table:style-name="ce8" table:formula="of:=([.F99]/[.F98])" office:value-type="float" office:value="1.82171670171832">
            <text:p>1.82</text:p>
          </table:table-cell>
          <table:table-cell table:style-name="ce8" table:formula="of:=([.G99]/[.G98])" office:value-type="float" office:value="1.89962546184606">
            <text:p>1.90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E562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3.292891">
            <text:p>63.292891</text:p>
          </table:table-cell>
          <table:table-cell office:value-type="float" office:value="72.456005">
            <text:p>72.4560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.049029">
            <text:p>90.049029</text:p>
          </table:table-cell>
          <table:table-cell office:value-type="float" office:value="123.270845">
            <text:p>123.2708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9.039738">
            <text:p>99.039738</text:p>
          </table:table-cell>
          <table:table-cell office:value-type="float" office:value="143.488075">
            <text:p>143.4880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1.604233">
            <text:p>101.604233</text:p>
          </table:table-cell>
          <table:table-cell office:value-type="float" office:value="152.567677">
            <text:p>152.5676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2.036507">
            <text:p>102.036507</text:p>
          </table:table-cell>
          <table:table-cell office:value-type="float" office:value="151.037631">
            <text:p>151.0376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2.095976">
            <text:p>102.095976</text:p>
          </table:table-cell>
          <table:table-cell office:value-type="float" office:value="145.791474">
            <text:p>145.791474</text:p>
          </table:table-cell>
          <table:table-cell table:number-columns-repeated="12"/>
        </table:table-row>
        <table:table-row table:style-name="ro2"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63.292891">
            <text:p>63.29</text:p>
          </table:table-cell>
          <table:table-cell table:style-name="ce8" office:value-type="float" office:value="90.049029">
            <text:p>90.05</text:p>
          </table:table-cell>
          <table:table-cell table:style-name="ce8" office:value-type="float" office:value="99.039738">
            <text:p>99.04</text:p>
          </table:table-cell>
          <table:table-cell table:style-name="ce8" office:value-type="float" office:value="101.604233">
            <text:p>101.60</text:p>
          </table:table-cell>
          <table:table-cell table:style-name="ce8" office:value-type="float" office:value="102.036507">
            <text:p>102.04</text:p>
          </table:table-cell>
          <table:table-cell table:style-name="ce8" office:value-type="float" office:value="102.095976">
            <text:p>102.10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72.456005">
            <text:p>72.46</text:p>
          </table:table-cell>
          <table:table-cell table:style-name="ce8" office:value-type="float" office:value="123.270845">
            <text:p>123.27</text:p>
          </table:table-cell>
          <table:table-cell table:style-name="ce8" office:value-type="float" office:value="143.488075">
            <text:p>143.49</text:p>
          </table:table-cell>
          <table:table-cell table:style-name="ce8" office:value-type="float" office:value="152.567677">
            <text:p>152.57</text:p>
          </table:table-cell>
          <table:table-cell table:style-name="ce8" office:value-type="float" office:value="151.037631">
            <text:p>151.04</text:p>
          </table:table-cell>
          <table:table-cell table:style-name="ce8" office:value-type="float" office:value="145.791474">
            <text:p>145.79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111]/[.B110])" office:value-type="float" office:value="1.14477319419649">
            <text:p>1.14</text:p>
          </table:table-cell>
          <table:table-cell table:style-name="ce8" table:formula="of:=([.C111]/[.C110])" office:value-type="float" office:value="1.36893030795479">
            <text:p>1.37</text:p>
          </table:table-cell>
          <table:table-cell table:style-name="ce8" table:formula="of:=([.D111]/[.D110])" office:value-type="float" office:value="1.44879295823662">
            <text:p>1.45</text:p>
          </table:table-cell>
          <table:table-cell table:style-name="ce8" table:formula="of:=([.E111]/[.E110])" office:value-type="float" office:value="1.50158780294124">
            <text:p>1.50</text:p>
          </table:table-cell>
          <table:table-cell table:style-name="ce8" table:formula="of:=([.F111]/[.F110])" office:value-type="float" office:value="1.48023129603996">
            <text:p>1.48</text:p>
          </table:table-cell>
          <table:table-cell table:style-name="ce8" table:formula="of:=([.G111]/[.G110])" office:value-type="float" office:value="1.42798452702974">
            <text:p>1.43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1" table:number-columns-repeated="7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MAP-211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GTX2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.799595">
            <text:p>7.799595</text:p>
          </table:table-cell>
          <table:table-cell office:value-type="float" office:value="34.631291">
            <text:p>34.6312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973678">
            <text:p>3.973678</text:p>
          </table:table-cell>
          <table:table-cell office:value-type="float" office:value="50.971048">
            <text:p>50.9710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310524">
            <text:p>2.310524</text:p>
          </table:table-cell>
          <table:table-cell office:value-type="float" office:value="53.788141">
            <text:p>53.788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.57949">
            <text:p>5.57949</text:p>
          </table:table-cell>
          <table:table-cell office:value-type="float" office:value="55.335227">
            <text:p>55.335227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7.799595">
            <text:p>7.80</text:p>
          </table:table-cell>
          <table:table-cell table:style-name="ce8" office:value-type="float" office:value="3.973678">
            <text:p>3.97</text:p>
          </table:table-cell>
          <table:table-cell table:style-name="ce8" office:value-type="float" office:value="2.310524">
            <text:p>2.31</text:p>
          </table:table-cell>
          <table:table-cell table:style-name="ce8" office:value-type="float" office:value="5.57949">
            <text:p>5.58</text:p>
          </table:table-cell>
          <table:table-cell table:style-name="ce8" table:number-columns-repeated="2"/>
          <table:table-cell/>
          <table:table-cell table:style-name="ce5" office:value-type="string">
            <text:p>w/o</text:p>
          </table:table-cell>
          <table:table-cell table:style-name="ce8" office:value-type="float" office:value="7.799595">
            <text:p>7.80</text:p>
          </table:table-cell>
          <table:table-cell table:style-name="ce8" office:value-type="float" office:value="3.973678">
            <text:p>3.97</text:p>
          </table:table-cell>
          <table:table-cell table:style-name="ce8" office:value-type="float" office:value="2.310524">
            <text:p>2.31</text:p>
          </table:table-cell>
          <table:table-cell table:style-name="ce8" office:value-type="float" office:value="5.57949">
            <text:p>5.58</text:p>
          </table:table-cell>
          <table:table-cell table:style-name="ce8" table:number-columns-repeated="2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34.631291">
            <text:p>34.63</text:p>
          </table:table-cell>
          <table:table-cell table:style-name="ce8" office:value-type="float" office:value="50.971048">
            <text:p>50.97</text:p>
          </table:table-cell>
          <table:table-cell table:style-name="ce8" office:value-type="float" office:value="53.788141">
            <text:p>53.79</text:p>
          </table:table-cell>
          <table:table-cell table:style-name="ce8" office:value-type="float" office:value="55.335227">
            <text:p>55.34</text:p>
          </table:table-cell>
          <table:table-cell table:style-name="ce8" table:number-columns-repeated="2"/>
          <table:table-cell/>
          <table:table-cell table:style-name="ce5" office:value-type="string">
            <text:p>w/i</text:p>
          </table:table-cell>
          <table:table-cell table:style-name="ce8" office:value-type="float" office:value="34.631291">
            <text:p>34.63</text:p>
          </table:table-cell>
          <table:table-cell table:style-name="ce8" office:value-type="float" office:value="50.971048">
            <text:p>50.97</text:p>
          </table:table-cell>
          <table:table-cell table:style-name="ce8" office:value-type="float" office:value="53.788141">
            <text:p>53.79</text:p>
          </table:table-cell>
          <table:table-cell table:style-name="ce8" office:value-type="float" office:value="55.335227">
            <text:p>55.34</text:p>
          </table:table-cell>
          <table:table-cell table:style-name="ce8" table:number-columns-repeated="2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127]/[.B126])" office:value-type="float" office:value="4.44013964827661">
            <text:p>4.44</text:p>
          </table:table-cell>
          <table:table-cell table:style-name="ce8" table:formula="of:=([.C127]/[.C126])" office:value-type="float" office:value="12.8271712000821">
            <text:p>12.83</text:p>
          </table:table-cell>
          <table:table-cell table:style-name="ce8" table:formula="of:=([.D127]/[.D126])" office:value-type="float" office:value="23.2796287768489">
            <text:p>23.28</text:p>
          </table:table-cell>
          <table:table-cell table:style-name="ce8" table:formula="of:=([.E127]/[.E126])" office:value-type="float" office:value="9.91761379624303">
            <text:p>9.92</text:p>
          </table:table-cell>
          <table:table-cell table:style-name="ce8" table:number-columns-repeated="2"/>
          <table:table-cell/>
          <table:table-cell table:style-name="ce5" office:value-type="string">
            <text:p>sp</text:p>
          </table:table-cell>
          <table:table-cell table:style-name="ce8" table:formula="of:=([.J127]/[.J126])" office:value-type="float" office:value="4.44013964827661">
            <text:p>4.44</text:p>
          </table:table-cell>
          <table:table-cell table:style-name="ce8" table:formula="of:=([.K127]/[.K126])" office:value-type="float" office:value="12.8271712000821">
            <text:p>12.83</text:p>
          </table:table-cell>
          <table:table-cell table:style-name="ce8" table:formula="of:=([.L127]/[.L126])" office:value-type="float" office:value="23.2796287768489">
            <text:p>23.28</text:p>
          </table:table-cell>
          <table:table-cell table:style-name="ce8" table:formula="of:=([.M127]/[.M126])" office:value-type="float" office:value="9.91761379624303">
            <text:p>9.92</text:p>
          </table:table-cell>
          <table:table-cell table:style-name="ce8" table:number-columns-repeated="2"/>
        </table:table-row>
        <table:table-row table:style-name="ro2">
          <table:table-cell table:number-columns-repeated="8"/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6" office:value-type="string">
            <text:p>HD6970</text:p>
          </table:table-cell>
          <table:table-cell table:number-columns-repeated="7"/>
          <table:table-cell table:style-name="ce5" office:value-type="string">
            <text:p>w/o</text:p>
          </table:table-cell>
          <table:table-cell table:style-name="ce8" office:value-type="float" office:value="21.776671">
            <text:p>21.78</text:p>
          </table:table-cell>
          <table:table-cell table:style-name="ce8" office:value-type="float" office:value="42.805699">
            <text:p>42.81</text:p>
          </table:table-cell>
          <table:table-cell table:style-name="ce8" office:value-type="float" office:value="46.465303">
            <text:p>46.47</text:p>
          </table:table-cell>
          <table:table-cell table:style-name="ce8" office:value-type="float" office:value="60.097589">
            <text:p>60.10</text:p>
          </table:table-cell>
          <table:table-cell table:style-name="ce8" office:value-type="float" office:value="70.354829">
            <text:p>70.35</text:p>
          </table:table-cell>
          <table:table-cell table:style-name="ce8" office:value-type="float" office:value="70.94487">
            <text:p>70.94</text:p>
          </table:table-cell>
        </table:table-row>
        <table:table-row table:style-name="ro2">
          <table:table-cell/>
          <table:table-cell office:value-type="float" office:value="21.776671">
            <text:p>21.776671</text:p>
          </table:table-cell>
          <table:table-cell office:value-type="float" office:value="58.224054">
            <text:p>58.224054</text:p>
          </table:table-cell>
          <table:table-cell table:number-columns-repeated="5"/>
          <table:table-cell table:style-name="ce5" office:value-type="string">
            <text:p>w/i</text:p>
          </table:table-cell>
          <table:table-cell table:style-name="ce8" office:value-type="float" office:value="58.224054">
            <text:p>58.22</text:p>
          </table:table-cell>
          <table:table-cell table:style-name="ce8" office:value-type="float" office:value="143.150723">
            <text:p>143.15</text:p>
          </table:table-cell>
          <table:table-cell table:style-name="ce8" office:value-type="float" office:value="221.180492">
            <text:p>221.18</text:p>
          </table:table-cell>
          <table:table-cell table:style-name="ce8" office:value-type="float" office:value="244.555675">
            <text:p>244.56</text:p>
          </table:table-cell>
          <table:table-cell table:style-name="ce8" office:value-type="float" office:value="247.905878">
            <text:p>247.91</text:p>
          </table:table-cell>
          <table:table-cell table:style-name="ce8" office:value-type="float" office:value="213.715084">
            <text:p>213.72</text:p>
          </table:table-cell>
        </table:table-row>
        <table:table-row table:style-name="ro2">
          <table:table-cell/>
          <table:table-cell office:value-type="float" office:value="42.805699">
            <text:p>42.805699</text:p>
          </table:table-cell>
          <table:table-cell office:value-type="float" office:value="143.150723">
            <text:p>143.150723</text:p>
          </table:table-cell>
          <table:table-cell table:number-columns-repeated="5"/>
          <table:table-cell table:style-name="ce5" office:value-type="string">
            <text:p>sp</text:p>
          </table:table-cell>
          <table:table-cell table:style-name="ce8" table:formula="of:=([.J131]/[.J130])" office:value-type="float" office:value="2.67368938071388">
            <text:p>2.67</text:p>
          </table:table-cell>
          <table:table-cell table:style-name="ce8" table:formula="of:=([.K131]/[.K130])" office:value-type="float" office:value="3.34419776675064">
            <text:p>3.34</text:p>
          </table:table-cell>
          <table:table-cell table:style-name="ce8" table:formula="of:=([.L131]/[.L130])" office:value-type="float" office:value="4.76012159008196">
            <text:p>4.76</text:p>
          </table:table-cell>
          <table:table-cell table:style-name="ce8" table:formula="of:=([.M131]/[.M130])" office:value-type="float" office:value="4.0693092529885">
            <text:p>4.07</text:p>
          </table:table-cell>
          <table:table-cell table:style-name="ce8" table:formula="of:=([.N131]/[.N130])" office:value-type="float" office:value="3.52365120523568">
            <text:p>3.52</text:p>
          </table:table-cell>
          <table:table-cell table:style-name="ce8" table:formula="of:=([.O131]/[.O130])" office:value-type="float" office:value="3.01241067888348">
            <text:p>3.01</text:p>
          </table:table-cell>
        </table:table-row>
        <table:table-row table:style-name="ro2">
          <table:table-cell/>
          <table:table-cell office:value-type="float" office:value="46.465303">
            <text:p>46.465303</text:p>
          </table:table-cell>
          <table:table-cell office:value-type="float" office:value="221.180492">
            <text:p>221.180492</text:p>
          </table:table-cell>
          <table:table-cell table:number-columns-repeated="5"/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/>
          <table:table-cell office:value-type="float" office:value="60.097589">
            <text:p>60.097589</text:p>
          </table:table-cell>
          <table:table-cell office:value-type="float" office:value="244.555675">
            <text:p>244.555675</text:p>
          </table:table-cell>
          <table:table-cell table:number-columns-repeated="5"/>
          <table:table-cell table:style-name="ce5" office:value-type="string">
            <text:p>w/o</text:p>
          </table:table-cell>
          <table:table-cell table:style-name="ce8" office:value-type="float" office:value="73.372548">
            <text:p>73.37</text:p>
          </table:table-cell>
          <table:table-cell table:style-name="ce8" office:value-type="float" office:value="82.936356">
            <text:p>82.94</text:p>
          </table:table-cell>
          <table:table-cell table:style-name="ce8" office:value-type="float" office:value="76.05866">
            <text:p>76.06</text:p>
          </table:table-cell>
          <table:table-cell table:style-name="ce8" office:value-type="float" office:value="45.626675">
            <text:p>45.63</text:p>
          </table:table-cell>
          <table:table-cell table:style-name="ce8" office:value-type="float" office:value="44.078503">
            <text:p>44.08</text:p>
          </table:table-cell>
          <table:table-cell table:style-name="ce8" office:value-type="float" office:value="38.279369">
            <text:p>38.28</text:p>
          </table:table-cell>
        </table:table-row>
        <table:table-row table:style-name="ro2">
          <table:table-cell/>
          <table:table-cell office:value-type="float" office:value="70.354829">
            <text:p>70.354829</text:p>
          </table:table-cell>
          <table:table-cell office:value-type="float" office:value="247.905878">
            <text:p>247.905878</text:p>
          </table:table-cell>
          <table:table-cell table:number-columns-repeated="5"/>
          <table:table-cell table:style-name="ce5" office:value-type="string">
            <text:p>w/i</text:p>
          </table:table-cell>
          <table:table-cell table:style-name="ce8" office:value-type="float" office:value="126.481751">
            <text:p>126.48</text:p>
          </table:table-cell>
          <table:table-cell table:style-name="ce8" office:value-type="float" office:value="173.963694">
            <text:p>173.96</text:p>
          </table:table-cell>
          <table:table-cell table:style-name="ce8" office:value-type="float" office:value="182.920394">
            <text:p>182.92</text:p>
          </table:table-cell>
          <table:table-cell table:style-name="ce8" office:value-type="float" office:value="184.00999">
            <text:p>184.01</text:p>
          </table:table-cell>
          <table:table-cell table:style-name="ce8" office:value-type="float" office:value="184.495711">
            <text:p>184.50</text:p>
          </table:table-cell>
          <table:table-cell table:style-name="ce8" office:value-type="float" office:value="184.072455">
            <text:p>184.07</text:p>
          </table:table-cell>
        </table:table-row>
        <table:table-row table:style-name="ro2">
          <table:table-cell/>
          <table:table-cell office:value-type="float" office:value="70.94487">
            <text:p>70.94487</text:p>
          </table:table-cell>
          <table:table-cell office:value-type="float" office:value="213.715084">
            <text:p>213.715084</text:p>
          </table:table-cell>
          <table:table-cell table:number-columns-repeated="5"/>
          <table:table-cell table:style-name="ce5" office:value-type="string">
            <text:p>sp</text:p>
          </table:table-cell>
          <table:table-cell table:style-name="ce8" table:formula="of:=([.J135]/[.J134])" office:value-type="float" office:value="1.72382934009597">
            <text:p>1.72</text:p>
          </table:table-cell>
          <table:table-cell table:style-name="ce8" table:formula="of:=([.K135]/[.K134])" office:value-type="float" office:value="2.09755651671023">
            <text:p>2.10</text:p>
          </table:table-cell>
          <table:table-cell table:style-name="ce8" table:formula="of:=([.L135]/[.L134])" office:value-type="float" office:value="2.40499101614464">
            <text:p>2.40</text:p>
          </table:table-cell>
          <table:table-cell table:style-name="ce8" table:formula="of:=([.M135]/[.M134])" office:value-type="float" office:value="4.03294761233423">
            <text:p>4.03</text:p>
          </table:table-cell>
          <table:table-cell table:style-name="ce8" table:formula="of:=([.N135]/[.N134])" office:value-type="float" office:value="4.1856165351169">
            <text:p>4.19</text:p>
          </table:table-cell>
          <table:table-cell table:style-name="ce8" table:formula="of:=([.O135]/[.O134])" office:value-type="float" office:value="4.80865959415371">
            <text:p>4.81</text:p>
          </table:table-cell>
        </table:table-row>
        <table:table-row table:style-name="ro2"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21.776671">
            <text:p>21.78</text:p>
          </table:table-cell>
          <table:table-cell table:style-name="ce8" office:value-type="float" office:value="42.805699">
            <text:p>42.81</text:p>
          </table:table-cell>
          <table:table-cell table:style-name="ce8" office:value-type="float" office:value="46.465303">
            <text:p>46.47</text:p>
          </table:table-cell>
          <table:table-cell table:style-name="ce8" office:value-type="float" office:value="60.097589">
            <text:p>60.10</text:p>
          </table:table-cell>
          <table:table-cell table:style-name="ce8" office:value-type="float" office:value="70.354829">
            <text:p>70.35</text:p>
          </table:table-cell>
          <table:table-cell table:style-name="ce8" office:value-type="float" office:value="70.94487">
            <text:p>70.94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29.510468">
            <text:p>29.51</text:p>
          </table:table-cell>
          <table:table-cell table:style-name="ce8" office:value-type="float" office:value="33.952039">
            <text:p>33.95</text:p>
          </table:table-cell>
          <table:table-cell table:style-name="ce8" office:value-type="float" office:value="35.894921">
            <text:p>35.89</text:p>
          </table:table-cell>
          <table:table-cell table:style-name="ce8" office:value-type="float" office:value="36.354425">
            <text:p>36.35</text:p>
          </table:table-cell>
          <table:table-cell table:style-name="ce8" office:value-type="float" office:value="36.478527">
            <text:p>36.48</text:p>
          </table:table-cell>
          <table:table-cell table:style-name="ce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58.224054">
            <text:p>58.22</text:p>
          </table:table-cell>
          <table:table-cell table:style-name="ce8" office:value-type="float" office:value="143.150723">
            <text:p>143.15</text:p>
          </table:table-cell>
          <table:table-cell table:style-name="ce8" office:value-type="float" office:value="221.180492">
            <text:p>221.18</text:p>
          </table:table-cell>
          <table:table-cell table:style-name="ce8" office:value-type="float" office:value="244.555675">
            <text:p>244.56</text:p>
          </table:table-cell>
          <table:table-cell table:style-name="ce8" office:value-type="float" office:value="247.905878">
            <text:p>247.91</text:p>
          </table:table-cell>
          <table:table-cell table:style-name="ce8" office:value-type="float" office:value="213.715084">
            <text:p>213.72</text:p>
          </table:table-cell>
          <table:table-cell/>
          <table:table-cell table:style-name="ce5" office:value-type="string">
            <text:p>w/i</text:p>
          </table:table-cell>
          <table:table-cell table:style-name="ce8" office:value-type="float" office:value="27.064679">
            <text:p>27.06</text:p>
          </table:table-cell>
          <table:table-cell table:style-name="ce8" office:value-type="float" office:value="32.929123">
            <text:p>32.93</text:p>
          </table:table-cell>
          <table:table-cell table:style-name="ce8" office:value-type="float" office:value="35.686977">
            <text:p>35.69</text:p>
          </table:table-cell>
          <table:table-cell table:style-name="ce8" office:value-type="float" office:value="36.440737">
            <text:p>36.44</text:p>
          </table:table-cell>
          <table:table-cell table:style-name="ce8" office:value-type="float" office:value="35.959071">
            <text:p>35.96</text:p>
          </table:table-cell>
          <table:table-cell table:style-name="ce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139]/[.B138])" office:value-type="float" office:value="2.67368938071388">
            <text:p>2.67</text:p>
          </table:table-cell>
          <table:table-cell table:style-name="ce8" table:formula="of:=([.C139]/[.C138])" office:value-type="float" office:value="3.34419776675064">
            <text:p>3.34</text:p>
          </table:table-cell>
          <table:table-cell table:style-name="ce8" table:formula="of:=([.D139]/[.D138])" office:value-type="float" office:value="4.76012159008196">
            <text:p>4.76</text:p>
          </table:table-cell>
          <table:table-cell table:style-name="ce8" table:formula="of:=([.E139]/[.E138])" office:value-type="float" office:value="4.0693092529885">
            <text:p>4.07</text:p>
          </table:table-cell>
          <table:table-cell table:style-name="ce8" table:formula="of:=([.F139]/[.F138])" office:value-type="float" office:value="3.52365120523568">
            <text:p>3.52</text:p>
          </table:table-cell>
          <table:table-cell table:style-name="ce8" table:formula="of:=([.G139]/[.G138])" office:value-type="float" office:value="3.01241067888348">
            <text:p>3.01</text:p>
          </table:table-cell>
          <table:table-cell/>
          <table:table-cell table:style-name="ce5" office:value-type="string">
            <text:p>sp</text:p>
          </table:table-cell>
          <table:table-cell table:style-name="ce8" table:formula="of:=([.J139]/[.J138])" office:value-type="float" office:value="0.917121307598375">
            <text:p>0.92</text:p>
          </table:table-cell>
          <table:table-cell table:style-name="ce8" table:formula="of:=([.K139]/[.K138])" office:value-type="float" office:value="0.969871735833008">
            <text:p>0.97</text:p>
          </table:table-cell>
          <table:table-cell table:style-name="ce8" table:formula="of:=([.L139]/[.L138])" office:value-type="float" office:value="0.994206868431331">
            <text:p>0.99</text:p>
          </table:table-cell>
          <table:table-cell table:style-name="ce8" table:formula="of:=([.M139]/[.M138])" office:value-type="float" office:value="1.00237418140983">
            <text:p>1.00</text:p>
          </table:table-cell>
          <table:table-cell table:style-name="ce8" table:formula="of:=([.N139]/[.N138])" office:value-type="float" office:value="0.985759951326982">
            <text:p>0.99</text:p>
          </table:table-cell>
          <table:table-cell table:style-name="ce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GTX5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3.372548">
            <text:p>73.372548</text:p>
          </table:table-cell>
          <table:table-cell office:value-type="float" office:value="126.481751">
            <text:p>126.4817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.936356">
            <text:p>82.936356</text:p>
          </table:table-cell>
          <table:table-cell office:value-type="float" office:value="173.963694">
            <text:p>173.9636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.05866">
            <text:p>76.05866</text:p>
          </table:table-cell>
          <table:table-cell office:value-type="float" office:value="182.920394">
            <text:p>182.9203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.626675">
            <text:p>45.626675</text:p>
          </table:table-cell>
          <table:table-cell office:value-type="float" office:value="184.00999">
            <text:p>184.009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.078503">
            <text:p>44.078503</text:p>
          </table:table-cell>
          <table:table-cell office:value-type="float" office:value="184.495711">
            <text:p>184.4957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.279369">
            <text:p>38.279369</text:p>
          </table:table-cell>
          <table:table-cell office:value-type="float" office:value="184.072455">
            <text:p>184.072455</text:p>
          </table:table-cell>
          <table:table-cell table:number-columns-repeated="12"/>
        </table:table-row>
        <table:table-row table:style-name="ro2"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73.372548">
            <text:p>73.37</text:p>
          </table:table-cell>
          <table:table-cell table:style-name="ce8" office:value-type="float" office:value="82.936356">
            <text:p>82.94</text:p>
          </table:table-cell>
          <table:table-cell table:style-name="ce8" office:value-type="float" office:value="76.05866">
            <text:p>76.06</text:p>
          </table:table-cell>
          <table:table-cell table:style-name="ce8" office:value-type="float" office:value="45.626675">
            <text:p>45.63</text:p>
          </table:table-cell>
          <table:table-cell table:style-name="ce8" office:value-type="float" office:value="44.078503">
            <text:p>44.08</text:p>
          </table:table-cell>
          <table:table-cell table:style-name="ce8" office:value-type="float" office:value="38.279369">
            <text:p>38.28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126.481751">
            <text:p>126.48</text:p>
          </table:table-cell>
          <table:table-cell table:style-name="ce8" office:value-type="float" office:value="173.963694">
            <text:p>173.96</text:p>
          </table:table-cell>
          <table:table-cell table:style-name="ce8" office:value-type="float" office:value="182.920394">
            <text:p>182.92</text:p>
          </table:table-cell>
          <table:table-cell table:style-name="ce8" office:value-type="float" office:value="184.00999">
            <text:p>184.01</text:p>
          </table:table-cell>
          <table:table-cell table:style-name="ce8" office:value-type="float" office:value="184.495711">
            <text:p>184.50</text:p>
          </table:table-cell>
          <table:table-cell table:style-name="ce8" office:value-type="float" office:value="184.072455">
            <text:p>184.07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151]/[.B150])" office:value-type="float" office:value="1.72382934009597">
            <text:p>1.72</text:p>
          </table:table-cell>
          <table:table-cell table:style-name="ce8" table:formula="of:=([.C151]/[.C150])" office:value-type="float" office:value="2.09755651671023">
            <text:p>2.10</text:p>
          </table:table-cell>
          <table:table-cell table:style-name="ce8" table:formula="of:=([.D151]/[.D150])" office:value-type="float" office:value="2.40499101614464">
            <text:p>2.40</text:p>
          </table:table-cell>
          <table:table-cell table:style-name="ce8" table:formula="of:=([.E151]/[.E150])" office:value-type="float" office:value="4.03294761233423">
            <text:p>4.03</text:p>
          </table:table-cell>
          <table:table-cell table:style-name="ce8" table:formula="of:=([.F151]/[.F150])" office:value-type="float" office:value="4.1856165351169">
            <text:p>4.19</text:p>
          </table:table-cell>
          <table:table-cell table:style-name="ce8" table:formula="of:=([.G151]/[.G150])" office:value-type="float" office:value="4.80865959415371">
            <text:p>4.81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E562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9.510468">
            <text:p>29.510468</text:p>
          </table:table-cell>
          <table:table-cell office:value-type="float" office:value="27.064679">
            <text:p>27.0646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.952039">
            <text:p>33.952039</text:p>
          </table:table-cell>
          <table:table-cell office:value-type="float" office:value="32.929123">
            <text:p>32.9291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.894921">
            <text:p>35.894921</text:p>
          </table:table-cell>
          <table:table-cell office:value-type="float" office:value="35.686977">
            <text:p>35.6869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.354425">
            <text:p>36.354425</text:p>
          </table:table-cell>
          <table:table-cell office:value-type="float" office:value="36.440737">
            <text:p>36.4407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.478527">
            <text:p>36.478527</text:p>
          </table:table-cell>
          <table:table-cell office:value-type="float" office:value="35.959071">
            <text:p>35.959071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2"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29.510468">
            <text:p>29.51</text:p>
          </table:table-cell>
          <table:table-cell table:style-name="ce8" office:value-type="float" office:value="33.952039">
            <text:p>33.95</text:p>
          </table:table-cell>
          <table:table-cell table:style-name="ce8" office:value-type="float" office:value="35.894921">
            <text:p>35.89</text:p>
          </table:table-cell>
          <table:table-cell table:style-name="ce8" office:value-type="float" office:value="36.354425">
            <text:p>36.35</text:p>
          </table:table-cell>
          <table:table-cell table:style-name="ce8" office:value-type="float" office:value="36.478527">
            <text:p>36.48</text:p>
          </table:table-cell>
          <table:table-cell table:style-name="ce8"/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27.064679">
            <text:p>27.06</text:p>
          </table:table-cell>
          <table:table-cell table:style-name="ce8" office:value-type="float" office:value="32.929123">
            <text:p>32.93</text:p>
          </table:table-cell>
          <table:table-cell table:style-name="ce8" office:value-type="float" office:value="35.686977">
            <text:p>35.69</text:p>
          </table:table-cell>
          <table:table-cell table:style-name="ce8" office:value-type="float" office:value="36.440737">
            <text:p>36.44</text:p>
          </table:table-cell>
          <table:table-cell table:style-name="ce8" office:value-type="float" office:value="35.959071">
            <text:p>35.96</text:p>
          </table:table-cell>
          <table:table-cell table:style-name="ce8"/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163]/[.B162])" office:value-type="float" office:value="0.917121307598375">
            <text:p>0.92</text:p>
          </table:table-cell>
          <table:table-cell table:style-name="ce8" table:formula="of:=([.C163]/[.C162])" office:value-type="float" office:value="0.969871735833008">
            <text:p>0.97</text:p>
          </table:table-cell>
          <table:table-cell table:style-name="ce8" table:formula="of:=([.D163]/[.D162])" office:value-type="float" office:value="0.994206868431331">
            <text:p>0.99</text:p>
          </table:table-cell>
          <table:table-cell table:style-name="ce8" table:formula="of:=([.E163]/[.E162])" office:value-type="float" office:value="1.00237418140983">
            <text:p>1.00</text:p>
          </table:table-cell>
          <table:table-cell table:style-name="ce8" table:formula="of:=([.F163]/[.F162])" office:value-type="float" office:value="0.985759951326982">
            <text:p>0.99</text:p>
          </table:table-cell>
          <table:table-cell table:style-name="ce8"/>
          <table:table-cell table:number-columns-repeated="8"/>
        </table:table-row>
      </table:table>
      <table:table table:name="3" table:style-name="ta1" table:print="false">
        <table:table-column table:style-name="co1" table:number-columns-repeated="15" table:default-cell-style-name="Default"/>
        <table:table-row table:style-name="ro1">
          <table:table-cell table:style-name="ce1" table:number-columns-repeated="7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MAP-302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GTX2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5.025103">
            <text:p>85.025103</text:p>
          </table:table-cell>
          <table:table-cell office:value-type="float" office:value="150.753913">
            <text:p>150.7539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1.311274">
            <text:p>101.311274</text:p>
          </table:table-cell>
          <table:table-cell office:value-type="float" office:value="352.136348">
            <text:p>352.1363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4.656338">
            <text:p>124.656338</text:p>
          </table:table-cell>
          <table:table-cell office:value-type="float" office:value="446.736582">
            <text:p>446.7365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0.621001">
            <text:p>130.621001</text:p>
          </table:table-cell>
          <table:table-cell office:value-type="float" office:value="469.398086">
            <text:p>469.3980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1.299173">
            <text:p>131.299173</text:p>
          </table:table-cell>
          <table:table-cell office:value-type="float" office:value="476.365024">
            <text:p>476.3650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1.674087">
            <text:p>131.674087</text:p>
          </table:table-cell>
          <table:table-cell office:value-type="float" office:value="479.553221">
            <text:p>479.553221</text:p>
          </table:table-cell>
          <table:table-cell table:number-columns-repeated="12"/>
        </table:table-row>
        <table:table-row table:style-name="ro2"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85.025103">
            <text:p>85.03</text:p>
          </table:table-cell>
          <table:table-cell table:style-name="ce8" office:value-type="float" office:value="101.311274">
            <text:p>101.31</text:p>
          </table:table-cell>
          <table:table-cell table:style-name="ce8" office:value-type="float" office:value="124.656338">
            <text:p>124.66</text:p>
          </table:table-cell>
          <table:table-cell table:style-name="ce8" office:value-type="float" office:value="130.621001">
            <text:p>130.62</text:p>
          </table:table-cell>
          <table:table-cell table:style-name="ce8" office:value-type="float" office:value="131.299173">
            <text:p>131.30</text:p>
          </table:table-cell>
          <table:table-cell table:style-name="ce8" office:value-type="float" office:value="131.674087">
            <text:p>131.67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85.025103">
            <text:p>85.03</text:p>
          </table:table-cell>
          <table:table-cell table:style-name="ce8" office:value-type="float" office:value="101.311274">
            <text:p>101.31</text:p>
          </table:table-cell>
          <table:table-cell table:style-name="ce8" office:value-type="float" office:value="124.656338">
            <text:p>124.66</text:p>
          </table:table-cell>
          <table:table-cell table:style-name="ce8" office:value-type="float" office:value="130.621001">
            <text:p>130.62</text:p>
          </table:table-cell>
          <table:table-cell table:style-name="ce8" office:value-type="float" office:value="131.299173">
            <text:p>131.30</text:p>
          </table:table-cell>
          <table:table-cell table:style-name="ce8" office:value-type="float" office:value="131.674087">
            <text:p>131.67</text:p>
          </table:table-cell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150.753913">
            <text:p>150.75</text:p>
          </table:table-cell>
          <table:table-cell table:style-name="ce8" office:value-type="float" office:value="352.136348">
            <text:p>352.14</text:p>
          </table:table-cell>
          <table:table-cell table:style-name="ce8" office:value-type="float" office:value="446.736582">
            <text:p>446.74</text:p>
          </table:table-cell>
          <table:table-cell table:style-name="ce8" office:value-type="float" office:value="469.398086">
            <text:p>469.40</text:p>
          </table:table-cell>
          <table:table-cell table:style-name="ce8" office:value-type="float" office:value="476.365024">
            <text:p>476.37</text:p>
          </table:table-cell>
          <table:table-cell table:style-name="ce8" office:value-type="float" office:value="479.553221">
            <text:p>479.55</text:p>
          </table:table-cell>
          <table:table-cell/>
          <table:table-cell table:style-name="ce5" office:value-type="string">
            <text:p>w/i</text:p>
          </table:table-cell>
          <table:table-cell table:style-name="ce8" office:value-type="float" office:value="150.753913">
            <text:p>150.75</text:p>
          </table:table-cell>
          <table:table-cell table:style-name="ce8" office:value-type="float" office:value="352.136348">
            <text:p>352.14</text:p>
          </table:table-cell>
          <table:table-cell table:style-name="ce8" office:value-type="float" office:value="446.736582">
            <text:p>446.74</text:p>
          </table:table-cell>
          <table:table-cell table:style-name="ce8" office:value-type="float" office:value="469.398086">
            <text:p>469.40</text:p>
          </table:table-cell>
          <table:table-cell table:style-name="ce8" office:value-type="float" office:value="476.365024">
            <text:p>476.37</text:p>
          </table:table-cell>
          <table:table-cell table:style-name="ce8" office:value-type="float" office:value="479.553221">
            <text:p>479.55</text:p>
          </table:table-cell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14]/[.B13])" office:value-type="float" office:value="1.77305181270995">
            <text:p>1.77</text:p>
          </table:table-cell>
          <table:table-cell table:style-name="ce8" table:formula="of:=([.C14]/[.C13])" office:value-type="float" office:value="3.47578639668474">
            <text:p>3.48</text:p>
          </table:table-cell>
          <table:table-cell table:style-name="ce8" table:formula="of:=([.D14]/[.D13])" office:value-type="float" office:value="3.58374543298392">
            <text:p>3.58</text:p>
          </table:table-cell>
          <table:table-cell table:style-name="ce8" table:formula="of:=([.E14]/[.E13])" office:value-type="float" office:value="3.59358818571602">
            <text:p>3.59</text:p>
          </table:table-cell>
          <table:table-cell table:style-name="ce8" table:formula="of:=([.F14]/[.F13])" office:value-type="float" office:value="3.62808853335276">
            <text:p>3.63</text:p>
          </table:table-cell>
          <table:table-cell table:style-name="ce8" table:formula="of:=([.G14]/[.G13])" office:value-type="float" office:value="3.64197111159768">
            <text:p>3.64</text:p>
          </table:table-cell>
          <table:table-cell/>
          <table:table-cell table:style-name="ce5" office:value-type="string">
            <text:p>sp</text:p>
          </table:table-cell>
          <table:table-cell table:style-name="ce8" table:formula="of:=([.J14]/[.J13])" office:value-type="float" office:value="1.77305181270995">
            <text:p>1.77</text:p>
          </table:table-cell>
          <table:table-cell table:style-name="ce8" table:formula="of:=([.K14]/[.K13])" office:value-type="float" office:value="3.47578639668474">
            <text:p>3.48</text:p>
          </table:table-cell>
          <table:table-cell table:style-name="ce8" table:formula="of:=([.L14]/[.L13])" office:value-type="float" office:value="3.58374543298392">
            <text:p>3.58</text:p>
          </table:table-cell>
          <table:table-cell table:style-name="ce8" table:formula="of:=([.M14]/[.M13])" office:value-type="float" office:value="3.59358818571602">
            <text:p>3.59</text:p>
          </table:table-cell>
          <table:table-cell table:style-name="ce8" table:formula="of:=([.N14]/[.N13])" office:value-type="float" office:value="3.62808853335276">
            <text:p>3.63</text:p>
          </table:table-cell>
          <table:table-cell table:style-name="ce8" table:formula="of:=([.O14]/[.O13])" office:value-type="float" office:value="3.64197111159768">
            <text:p>3.64</text:p>
          </table:table-cell>
        </table:table-row>
        <table:table-row table:style-name="ro2">
          <table:table-cell table:number-columns-repeated="8"/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6" office:value-type="string">
            <text:p>HD6970</text:p>
          </table:table-cell>
          <table:table-cell table:number-columns-repeated="7"/>
          <table:table-cell table:style-name="ce5" office:value-type="string">
            <text:p>w/o</text:p>
          </table:table-cell>
          <table:table-cell table:style-name="ce8" office:value-type="float" office:value="25.612365">
            <text:p>25.61</text:p>
          </table:table-cell>
          <table:table-cell table:style-name="ce8" office:value-type="float" office:value="82.239833">
            <text:p>82.24</text:p>
          </table:table-cell>
          <table:table-cell table:style-name="ce8" office:value-type="float" office:value="131.155047">
            <text:p>131.16</text:p>
          </table:table-cell>
          <table:table-cell table:style-name="ce8" office:value-type="float" office:value="147.32763">
            <text:p>147.33</text:p>
          </table:table-cell>
          <table:table-cell table:style-name="ce8" office:value-type="float" office:value="148.887287">
            <text:p>148.89</text:p>
          </table:table-cell>
          <table:table-cell table:style-name="ce8" office:value-type="float" office:value="148.745411">
            <text:p>148.75</text:p>
          </table:table-cell>
        </table:table-row>
        <table:table-row table:style-name="ro2">
          <table:table-cell/>
          <table:table-cell office:value-type="float" office:value="25.612365">
            <text:p>25.612365</text:p>
          </table:table-cell>
          <table:table-cell office:value-type="float" office:value="73.392764">
            <text:p>73.392764</text:p>
          </table:table-cell>
          <table:table-cell table:number-columns-repeated="5"/>
          <table:table-cell table:style-name="ce5" office:value-type="string">
            <text:p>w/i</text:p>
          </table:table-cell>
          <table:table-cell table:style-name="ce8" office:value-type="float" office:value="73.392764">
            <text:p>73.39</text:p>
          </table:table-cell>
          <table:table-cell table:style-name="ce8" office:value-type="float" office:value="231.660481">
            <text:p>231.66</text:p>
          </table:table-cell>
          <table:table-cell table:style-name="ce8" office:value-type="float" office:value="455.724425">
            <text:p>455.72</text:p>
          </table:table-cell>
          <table:table-cell table:style-name="ce8" office:value-type="float" office:value="558.50976">
            <text:p>558.51</text:p>
          </table:table-cell>
          <table:table-cell table:style-name="ce8" office:value-type="float" office:value="580.409671">
            <text:p>580.41</text:p>
          </table:table-cell>
          <table:table-cell table:style-name="ce8" office:value-type="float" office:value="583.123809">
            <text:p>583.12</text:p>
          </table:table-cell>
        </table:table-row>
        <table:table-row table:style-name="ro2">
          <table:table-cell/>
          <table:table-cell office:value-type="float" office:value="82.239833">
            <text:p>82.239833</text:p>
          </table:table-cell>
          <table:table-cell office:value-type="float" office:value="231.660481">
            <text:p>231.660481</text:p>
          </table:table-cell>
          <table:table-cell table:number-columns-repeated="5"/>
          <table:table-cell table:style-name="ce5" office:value-type="string">
            <text:p>sp</text:p>
          </table:table-cell>
          <table:table-cell table:style-name="ce8" table:formula="of:=([.J18]/[.J17])" office:value-type="float" office:value="2.86552077482888">
            <text:p>2.87</text:p>
          </table:table-cell>
          <table:table-cell table:style-name="ce8" table:formula="of:=([.K18]/[.K17])" office:value-type="float" office:value="2.8168890007352">
            <text:p>2.82</text:p>
          </table:table-cell>
          <table:table-cell table:style-name="ce8" table:formula="of:=([.L18]/[.L17])" office:value-type="float" office:value="3.47469987182422">
            <text:p>3.47</text:p>
          </table:table-cell>
          <table:table-cell table:style-name="ce8" table:formula="of:=([.M18]/[.M17])" office:value-type="float" office:value="3.79093697495847">
            <text:p>3.79</text:p>
          </table:table-cell>
          <table:table-cell table:style-name="ce8" table:formula="of:=([.N18]/[.N17])" office:value-type="float" office:value="3.89831585150719">
            <text:p>3.90</text:p>
          </table:table-cell>
          <table:table-cell table:style-name="ce8" table:formula="of:=([.O18]/[.O17])" office:value-type="float" office:value="3.92028100282032">
            <text:p>3.92</text:p>
          </table:table-cell>
        </table:table-row>
        <table:table-row table:style-name="ro2">
          <table:table-cell/>
          <table:table-cell office:value-type="float" office:value="131.155047">
            <text:p>131.155047</text:p>
          </table:table-cell>
          <table:table-cell office:value-type="float" office:value="455.724425">
            <text:p>455.724425</text:p>
          </table:table-cell>
          <table:table-cell table:number-columns-repeated="5"/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/>
          <table:table-cell office:value-type="float" office:value="147.32763">
            <text:p>147.32763</text:p>
          </table:table-cell>
          <table:table-cell office:value-type="float" office:value="558.50976">
            <text:p>558.50976</text:p>
          </table:table-cell>
          <table:table-cell table:number-columns-repeated="5"/>
          <table:table-cell table:style-name="ce5" office:value-type="string">
            <text:p>w/o</text:p>
          </table:table-cell>
          <table:table-cell table:style-name="ce8" office:value-type="float" office:value="219.526904">
            <text:p>219.53</text:p>
          </table:table-cell>
          <table:table-cell table:style-name="ce8" office:value-type="float" office:value="476.658057">
            <text:p>476.66</text:p>
          </table:table-cell>
          <table:table-cell table:style-name="ce8" office:value-type="float" office:value="531.037778">
            <text:p>531.04</text:p>
          </table:table-cell>
          <table:table-cell table:style-name="ce8" office:value-type="float" office:value="467.279838">
            <text:p>467.28</text:p>
          </table:table-cell>
          <table:table-cell table:style-name="ce8" office:value-type="float" office:value="404.781896">
            <text:p>404.78</text:p>
          </table:table-cell>
          <table:table-cell table:style-name="ce8" office:value-type="float" office:value="397.829304">
            <text:p>397.83</text:p>
          </table:table-cell>
        </table:table-row>
        <table:table-row table:style-name="ro2">
          <table:table-cell/>
          <table:table-cell office:value-type="float" office:value="148.887287">
            <text:p>148.887287</text:p>
          </table:table-cell>
          <table:table-cell office:value-type="float" office:value="580.409671">
            <text:p>580.409671</text:p>
          </table:table-cell>
          <table:table-cell table:number-columns-repeated="5"/>
          <table:table-cell table:style-name="ce5" office:value-type="string">
            <text:p>w/i</text:p>
          </table:table-cell>
          <table:table-cell table:style-name="ce8" office:value-type="float" office:value="283.977151">
            <text:p>283.98</text:p>
          </table:table-cell>
          <table:table-cell table:style-name="ce8" office:value-type="float" office:value="752.588564">
            <text:p>752.59</text:p>
          </table:table-cell>
          <table:table-cell table:style-name="ce8" office:value-type="float" office:value="967.968185">
            <text:p>967.97</text:p>
          </table:table-cell>
          <table:table-cell table:style-name="ce8" office:value-type="float" office:value="1015.605822">
            <text:p>1015.61</text:p>
          </table:table-cell>
          <table:table-cell table:style-name="ce8" office:value-type="float" office:value="1027.503163">
            <text:p>1027.50</text:p>
          </table:table-cell>
          <table:table-cell table:style-name="ce8" office:value-type="float" office:value="1025.992833">
            <text:p>1025.99</text:p>
          </table:table-cell>
        </table:table-row>
        <table:table-row table:style-name="ro2">
          <table:table-cell/>
          <table:table-cell office:value-type="float" office:value="148.745411">
            <text:p>148.745411</text:p>
          </table:table-cell>
          <table:table-cell office:value-type="float" office:value="583.123809">
            <text:p>583.123809</text:p>
          </table:table-cell>
          <table:table-cell table:number-columns-repeated="5"/>
          <table:table-cell table:style-name="ce5" office:value-type="string">
            <text:p>sp</text:p>
          </table:table-cell>
          <table:table-cell table:style-name="ce8" table:formula="of:=([.J22]/[.J21])" office:value-type="float" office:value="1.29358700836049">
            <text:p>1.29</text:p>
          </table:table-cell>
          <table:table-cell table:style-name="ce8" table:formula="of:=([.K22]/[.K21])" office:value-type="float" office:value="1.57888564548066">
            <text:p>1.58</text:p>
          </table:table-cell>
          <table:table-cell table:style-name="ce8" table:formula="of:=([.L22]/[.L21])" office:value-type="float" office:value="1.82278592051506">
            <text:p>1.82</text:p>
          </table:table-cell>
          <table:table-cell table:style-name="ce8" table:formula="of:=([.M22]/[.M21])" office:value-type="float" office:value="2.17344242017136">
            <text:p>2.17</text:p>
          </table:table-cell>
          <table:table-cell table:style-name="ce8" table:formula="of:=([.N22]/[.N21])" office:value-type="float" office:value="2.5384118537752">
            <text:p>2.54</text:p>
          </table:table-cell>
          <table:table-cell table:style-name="ce8" table:formula="of:=([.O22]/[.O21])" office:value-type="float" office:value="2.57897752298307">
            <text:p>2.58</text:p>
          </table:table-cell>
        </table:table-row>
        <table:table-row table:style-name="ro2"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25.612365">
            <text:p>25.61</text:p>
          </table:table-cell>
          <table:table-cell table:style-name="ce8" office:value-type="float" office:value="82.239833">
            <text:p>82.24</text:p>
          </table:table-cell>
          <table:table-cell table:style-name="ce8" office:value-type="float" office:value="131.155047">
            <text:p>131.16</text:p>
          </table:table-cell>
          <table:table-cell table:style-name="ce8" office:value-type="float" office:value="147.32763">
            <text:p>147.33</text:p>
          </table:table-cell>
          <table:table-cell table:style-name="ce8" office:value-type="float" office:value="148.887287">
            <text:p>148.89</text:p>
          </table:table-cell>
          <table:table-cell table:style-name="ce8" office:value-type="float" office:value="148.745411">
            <text:p>148.75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13.752199">
            <text:p>13.75</text:p>
          </table:table-cell>
          <table:table-cell table:style-name="ce8" office:value-type="float" office:value="13.866743">
            <text:p>13.87</text:p>
          </table:table-cell>
          <table:table-cell table:style-name="ce8" office:value-type="float" office:value="8.471921">
            <text:p>8.47</text:p>
          </table:table-cell>
          <table:table-cell table:style-name="ce8" office:value-type="float" office:value="5.726693">
            <text:p>5.73</text:p>
          </table:table-cell>
          <table:table-cell table:style-name="ce8" office:value-type="float" office:value="1.536749">
            <text:p>1.54</text:p>
          </table:table-cell>
          <table:table-cell table:style-name="ce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73.392764">
            <text:p>73.39</text:p>
          </table:table-cell>
          <table:table-cell table:style-name="ce8" office:value-type="float" office:value="231.660481">
            <text:p>231.66</text:p>
          </table:table-cell>
          <table:table-cell table:style-name="ce8" office:value-type="float" office:value="455.724425">
            <text:p>455.72</text:p>
          </table:table-cell>
          <table:table-cell table:style-name="ce8" office:value-type="float" office:value="558.50976">
            <text:p>558.51</text:p>
          </table:table-cell>
          <table:table-cell table:style-name="ce8" office:value-type="float" office:value="580.409671">
            <text:p>580.41</text:p>
          </table:table-cell>
          <table:table-cell table:style-name="ce8" office:value-type="float" office:value="583.123809">
            <text:p>583.12</text:p>
          </table:table-cell>
          <table:table-cell/>
          <table:table-cell table:style-name="ce5" office:value-type="string">
            <text:p>w/i</text:p>
          </table:table-cell>
          <table:table-cell table:style-name="ce8" office:value-type="float" office:value="3.544312">
            <text:p>3.54</text:p>
          </table:table-cell>
          <table:table-cell table:style-name="ce8" office:value-type="float" office:value="3.876886">
            <text:p>3.88</text:p>
          </table:table-cell>
          <table:table-cell table:style-name="ce8" office:value-type="float" office:value="3.979676">
            <text:p>3.98</text:p>
          </table:table-cell>
          <table:table-cell table:style-name="ce8" office:value-type="float" office:value="4.0134">
            <text:p>4.01</text:p>
          </table:table-cell>
          <table:table-cell table:style-name="ce8" office:value-type="float" office:value="4.130029">
            <text:p>4.13</text:p>
          </table:table-cell>
          <table:table-cell table:style-name="ce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26]/[.B25])" office:value-type="float" office:value="2.86552077482888">
            <text:p>2.87</text:p>
          </table:table-cell>
          <table:table-cell table:style-name="ce8" table:formula="of:=([.C26]/[.C25])" office:value-type="float" office:value="2.8168890007352">
            <text:p>2.82</text:p>
          </table:table-cell>
          <table:table-cell table:style-name="ce8" table:formula="of:=([.D26]/[.D25])" office:value-type="float" office:value="3.47469987182422">
            <text:p>3.47</text:p>
          </table:table-cell>
          <table:table-cell table:style-name="ce8" table:formula="of:=([.E26]/[.E25])" office:value-type="float" office:value="3.79093697495847">
            <text:p>3.79</text:p>
          </table:table-cell>
          <table:table-cell table:style-name="ce8" table:formula="of:=([.F26]/[.F25])" office:value-type="float" office:value="3.89831585150719">
            <text:p>3.90</text:p>
          </table:table-cell>
          <table:table-cell table:style-name="ce8" table:formula="of:=([.G26]/[.G25])" office:value-type="float" office:value="3.92028100282032">
            <text:p>3.92</text:p>
          </table:table-cell>
          <table:table-cell/>
          <table:table-cell table:style-name="ce5" office:value-type="string">
            <text:p>sp</text:p>
          </table:table-cell>
          <table:table-cell table:style-name="ce8" table:formula="of:=([.J26]/[.J25])" office:value-type="float" office:value="0.25772692788986">
            <text:p>0.26</text:p>
          </table:table-cell>
          <table:table-cell table:style-name="ce8" table:formula="of:=([.K26]/[.K25])" office:value-type="float" office:value="0.279581585957135">
            <text:p>0.28</text:p>
          </table:table-cell>
          <table:table-cell table:style-name="ce8" table:formula="of:=([.L26]/[.L25])" office:value-type="float" office:value="0.469748950680725">
            <text:p>0.47</text:p>
          </table:table-cell>
          <table:table-cell table:style-name="ce8" table:formula="of:=([.M26]/[.M25])" office:value-type="float" office:value="0.700823319846201">
            <text:p>0.70</text:p>
          </table:table-cell>
          <table:table-cell table:style-name="ce8" table:formula="of:=([.N26]/[.N25])" office:value-type="float" office:value="2.68751045225993">
            <text:p>2.69</text:p>
          </table:table-cell>
          <table:table-cell table:style-name="ce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GTX5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9.526904">
            <text:p>219.526904</text:p>
          </table:table-cell>
          <table:table-cell office:value-type="float" office:value="283.977151">
            <text:p>283.9771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6.658057">
            <text:p>476.658057</text:p>
          </table:table-cell>
          <table:table-cell office:value-type="float" office:value="752.588564">
            <text:p>752.5885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1.037778">
            <text:p>531.037778</text:p>
          </table:table-cell>
          <table:table-cell office:value-type="float" office:value="967.968185">
            <text:p>967.9681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7.279838">
            <text:p>467.279838</text:p>
          </table:table-cell>
          <table:table-cell office:value-type="float" office:value="1015.605822">
            <text:p>1015.6058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4.781896">
            <text:p>404.781896</text:p>
          </table:table-cell>
          <table:table-cell office:value-type="float" office:value="1027.503163">
            <text:p>1027.5031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7.829304">
            <text:p>397.829304</text:p>
          </table:table-cell>
          <table:table-cell office:value-type="float" office:value="1025.992833">
            <text:p>1025.992833</text:p>
          </table:table-cell>
          <table:table-cell table:number-columns-repeated="12"/>
        </table:table-row>
        <table:table-row table:style-name="ro2"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219.526904">
            <text:p>219.53</text:p>
          </table:table-cell>
          <table:table-cell table:style-name="ce8" office:value-type="float" office:value="476.658057">
            <text:p>476.66</text:p>
          </table:table-cell>
          <table:table-cell table:style-name="ce8" office:value-type="float" office:value="531.037778">
            <text:p>531.04</text:p>
          </table:table-cell>
          <table:table-cell table:style-name="ce8" office:value-type="float" office:value="467.279838">
            <text:p>467.28</text:p>
          </table:table-cell>
          <table:table-cell table:style-name="ce8" office:value-type="float" office:value="404.781896">
            <text:p>404.78</text:p>
          </table:table-cell>
          <table:table-cell table:style-name="ce8" office:value-type="float" office:value="397.829304">
            <text:p>397.83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283.977151">
            <text:p>283.98</text:p>
          </table:table-cell>
          <table:table-cell table:style-name="ce8" office:value-type="float" office:value="752.588564">
            <text:p>752.59</text:p>
          </table:table-cell>
          <table:table-cell table:style-name="ce8" office:value-type="float" office:value="967.968185">
            <text:p>967.97</text:p>
          </table:table-cell>
          <table:table-cell table:style-name="ce8" office:value-type="float" office:value="1015.605822">
            <text:p>1015.61</text:p>
          </table:table-cell>
          <table:table-cell table:style-name="ce8" office:value-type="float" office:value="1027.503163">
            <text:p>1027.50</text:p>
          </table:table-cell>
          <table:table-cell table:style-name="ce8" office:value-type="float" office:value="1025.992833">
            <text:p>1025.99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38]/[.B37])" office:value-type="float" office:value="1.29358700836049">
            <text:p>1.29</text:p>
          </table:table-cell>
          <table:table-cell table:style-name="ce8" table:formula="of:=([.C38]/[.C37])" office:value-type="float" office:value="1.57888564548066">
            <text:p>1.58</text:p>
          </table:table-cell>
          <table:table-cell table:style-name="ce8" table:formula="of:=([.D38]/[.D37])" office:value-type="float" office:value="1.82278592051506">
            <text:p>1.82</text:p>
          </table:table-cell>
          <table:table-cell table:style-name="ce8" table:formula="of:=([.E38]/[.E37])" office:value-type="float" office:value="2.17344242017136">
            <text:p>2.17</text:p>
          </table:table-cell>
          <table:table-cell table:style-name="ce8" table:formula="of:=([.F38]/[.F37])" office:value-type="float" office:value="2.5384118537752">
            <text:p>2.54</text:p>
          </table:table-cell>
          <table:table-cell table:style-name="ce8" table:formula="of:=([.G38]/[.G37])" office:value-type="float" office:value="2.57897752298307">
            <text:p>2.58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E562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.752199">
            <text:p>13.752199</text:p>
          </table:table-cell>
          <table:table-cell office:value-type="float" office:value="3.544312">
            <text:p>3.5443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.866743">
            <text:p>13.866743</text:p>
          </table:table-cell>
          <table:table-cell office:value-type="float" office:value="3.876886">
            <text:p>3.8768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.471921">
            <text:p>8.471921</text:p>
          </table:table-cell>
          <table:table-cell office:value-type="float" office:value="3.979676">
            <text:p>3.97967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.726693">
            <text:p>5.726693</text:p>
          </table:table-cell>
          <table:table-cell office:value-type="float" office:value="4.0134">
            <text:p>4.01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36749">
            <text:p>1.536749</text:p>
          </table:table-cell>
          <table:table-cell office:value-type="float" office:value="4.130029">
            <text:p>4.130029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2"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13.752199">
            <text:p>13.75</text:p>
          </table:table-cell>
          <table:table-cell table:style-name="ce8" office:value-type="float" office:value="13.866743">
            <text:p>13.87</text:p>
          </table:table-cell>
          <table:table-cell table:style-name="ce8" office:value-type="float" office:value="8.471921">
            <text:p>8.47</text:p>
          </table:table-cell>
          <table:table-cell table:style-name="ce8" office:value-type="float" office:value="5.726693">
            <text:p>5.73</text:p>
          </table:table-cell>
          <table:table-cell table:style-name="ce8" office:value-type="float" office:value="1.536749">
            <text:p>1.54</text:p>
          </table:table-cell>
          <table:table-cell table:style-name="ce8"/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3.544312">
            <text:p>3.54</text:p>
          </table:table-cell>
          <table:table-cell table:style-name="ce8" office:value-type="float" office:value="3.876886">
            <text:p>3.88</text:p>
          </table:table-cell>
          <table:table-cell table:style-name="ce8" office:value-type="float" office:value="3.979676">
            <text:p>3.98</text:p>
          </table:table-cell>
          <table:table-cell table:style-name="ce8" office:value-type="float" office:value="4.0134">
            <text:p>4.01</text:p>
          </table:table-cell>
          <table:table-cell table:style-name="ce8" office:value-type="float" office:value="4.130029">
            <text:p>4.13</text:p>
          </table:table-cell>
          <table:table-cell table:style-name="ce8"/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50]/[.B49])" office:value-type="float" office:value="0.25772692788986">
            <text:p>0.26</text:p>
          </table:table-cell>
          <table:table-cell table:style-name="ce8" table:formula="of:=([.C50]/[.C49])" office:value-type="float" office:value="0.279581585957135">
            <text:p>0.28</text:p>
          </table:table-cell>
          <table:table-cell table:style-name="ce8" table:formula="of:=([.D50]/[.D49])" office:value-type="float" office:value="0.469748950680725">
            <text:p>0.47</text:p>
          </table:table-cell>
          <table:table-cell table:style-name="ce8" table:formula="of:=([.E50]/[.E49])" office:value-type="float" office:value="0.700823319846201">
            <text:p>0.70</text:p>
          </table:table-cell>
          <table:table-cell table:style-name="ce8" table:formula="of:=([.F50]/[.F49])" office:value-type="float" office:value="2.68751045225993">
            <text:p>2.69</text:p>
          </table:table-cell>
          <table:table-cell table:style-name="ce8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X565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8.454066">
            <text:p>68.454066</text:p>
          </table:table-cell>
          <table:table-cell office:value-type="float" office:value="41.674498">
            <text:p>41.6744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.425667">
            <text:p>55.425667</text:p>
          </table:table-cell>
          <table:table-cell office:value-type="float" office:value="59.518773">
            <text:p>59.5187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.282418">
            <text:p>42.282418</text:p>
          </table:table-cell>
          <table:table-cell office:value-type="float" office:value="64.890411">
            <text:p>64.8904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.904912">
            <text:p>21.904912</text:p>
          </table:table-cell>
          <table:table-cell office:value-type="float" office:value="65.98971">
            <text:p>65.989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.677065">
            <text:p>18.677065</text:p>
          </table:table-cell>
          <table:table-cell office:value-type="float" office:value="63.322806">
            <text:p>63.322806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2">
          <table:table-cell table:style-name="ce7" office:value-type="string">
            <text:p>X565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68.454066">
            <text:p>68.45</text:p>
          </table:table-cell>
          <table:table-cell table:style-name="ce8" office:value-type="float" office:value="55.425667">
            <text:p>55.43</text:p>
          </table:table-cell>
          <table:table-cell table:style-name="ce8" office:value-type="float" office:value="42.282418">
            <text:p>42.28</text:p>
          </table:table-cell>
          <table:table-cell table:style-name="ce8" office:value-type="float" office:value="21.904912">
            <text:p>21.90</text:p>
          </table:table-cell>
          <table:table-cell table:style-name="ce8" office:value-type="float" office:value="18.677065">
            <text:p>18.68</text:p>
          </table:table-cell>
          <table:table-cell table:style-name="ce8"/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41.674498">
            <text:p>41.67</text:p>
          </table:table-cell>
          <table:table-cell table:style-name="ce8" office:value-type="float" office:value="59.518773">
            <text:p>59.52</text:p>
          </table:table-cell>
          <table:table-cell table:style-name="ce8" office:value-type="float" office:value="64.890411">
            <text:p>64.89</text:p>
          </table:table-cell>
          <table:table-cell table:style-name="ce8" office:value-type="float" office:value="65.98971">
            <text:p>65.99</text:p>
          </table:table-cell>
          <table:table-cell table:style-name="ce8" office:value-type="float" office:value="63.322806">
            <text:p>63.32</text:p>
          </table:table-cell>
          <table:table-cell table:style-name="ce8"/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62]/[.B61])" office:value-type="float" office:value="0.608795071427897">
            <text:p>0.61</text:p>
          </table:table-cell>
          <table:table-cell table:style-name="ce8" table:formula="of:=([.C62]/[.C61])" office:value-type="float" office:value="1.07384856550306">
            <text:p>1.07</text:p>
          </table:table-cell>
          <table:table-cell table:style-name="ce8" table:formula="of:=([.D62]/[.D61])" office:value-type="float" office:value="1.53469016365147">
            <text:p>1.53</text:p>
          </table:table-cell>
          <table:table-cell table:style-name="ce8" table:formula="of:=([.E62]/[.E61])" office:value-type="float" office:value="3.01255307485371">
            <text:p>3.01</text:p>
          </table:table-cell>
          <table:table-cell table:style-name="ce8" table:formula="of:=([.F62]/[.F61])" office:value-type="float" office:value="3.39040454161294">
            <text:p>3.39</text:p>
          </table:table-cell>
          <table:table-cell table:style-name="ce8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1" table:number-columns-repeated="7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MAP-303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GTX2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5.129732">
            <text:p>95.129732</text:p>
          </table:table-cell>
          <table:table-cell office:value-type="float" office:value="150.944483">
            <text:p>150.9444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.392573">
            <text:p>91.392573</text:p>
          </table:table-cell>
          <table:table-cell office:value-type="float" office:value="317.010901">
            <text:p>317.0109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.51752">
            <text:p>32.51752</text:p>
          </table:table-cell>
          <table:table-cell office:value-type="float" office:value="299.068072">
            <text:p>299.0680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.17966">
            <text:p>29.17966</text:p>
          </table:table-cell>
          <table:table-cell office:value-type="float" office:value="302.184333">
            <text:p>302.1843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.389066">
            <text:p>24.389066</text:p>
          </table:table-cell>
          <table:table-cell office:value-type="float" office:value="280.158979">
            <text:p>280.158979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2"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95.129732">
            <text:p>95.13</text:p>
          </table:table-cell>
          <table:table-cell table:style-name="ce8" office:value-type="float" office:value="91.392573">
            <text:p>91.39</text:p>
          </table:table-cell>
          <table:table-cell table:style-name="ce8" office:value-type="float" office:value="32.51752">
            <text:p>32.52</text:p>
          </table:table-cell>
          <table:table-cell table:style-name="ce8" office:value-type="float" office:value="29.17966">
            <text:p>29.18</text:p>
          </table:table-cell>
          <table:table-cell table:style-name="ce8" office:value-type="float" office:value="24.389066">
            <text:p>24.39</text:p>
          </table:table-cell>
          <table:table-cell table:style-name="ce8"/>
          <table:table-cell/>
          <table:table-cell table:style-name="ce5" office:value-type="string">
            <text:p>w/o</text:p>
          </table:table-cell>
          <table:table-cell table:style-name="ce8" office:value-type="float" office:value="95.129732">
            <text:p>95.13</text:p>
          </table:table-cell>
          <table:table-cell table:style-name="ce8" office:value-type="float" office:value="91.392573">
            <text:p>91.39</text:p>
          </table:table-cell>
          <table:table-cell table:style-name="ce8" office:value-type="float" office:value="32.51752">
            <text:p>32.52</text:p>
          </table:table-cell>
          <table:table-cell table:style-name="ce8" office:value-type="float" office:value="29.17966">
            <text:p>29.18</text:p>
          </table:table-cell>
          <table:table-cell table:style-name="ce8" office:value-type="float" office:value="24.389066">
            <text:p>24.39</text:p>
          </table:table-cell>
          <table:table-cell table:style-name="ce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150.944483">
            <text:p>150.94</text:p>
          </table:table-cell>
          <table:table-cell table:style-name="ce8" office:value-type="float" office:value="317.010901">
            <text:p>317.01</text:p>
          </table:table-cell>
          <table:table-cell table:style-name="ce8" office:value-type="float" office:value="299.068072">
            <text:p>299.07</text:p>
          </table:table-cell>
          <table:table-cell table:style-name="ce8" office:value-type="float" office:value="302.184333">
            <text:p>302.18</text:p>
          </table:table-cell>
          <table:table-cell table:style-name="ce8" office:value-type="float" office:value="280.158979">
            <text:p>280.16</text:p>
          </table:table-cell>
          <table:table-cell table:style-name="ce8"/>
          <table:table-cell/>
          <table:table-cell table:style-name="ce5" office:value-type="string">
            <text:p>w/i</text:p>
          </table:table-cell>
          <table:table-cell table:style-name="ce8" office:value-type="float" office:value="150.944483">
            <text:p>150.94</text:p>
          </table:table-cell>
          <table:table-cell table:style-name="ce8" office:value-type="float" office:value="317.010901">
            <text:p>317.01</text:p>
          </table:table-cell>
          <table:table-cell table:style-name="ce8" office:value-type="float" office:value="299.068072">
            <text:p>299.07</text:p>
          </table:table-cell>
          <table:table-cell table:style-name="ce8" office:value-type="float" office:value="302.184333">
            <text:p>302.18</text:p>
          </table:table-cell>
          <table:table-cell table:style-name="ce8" office:value-type="float" office:value="280.158979">
            <text:p>280.16</text:p>
          </table:table-cell>
          <table:table-cell table:style-name="ce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78]/[.B77])" office:value-type="float" office:value="1.58672246653654">
            <text:p>1.59</text:p>
          </table:table-cell>
          <table:table-cell table:style-name="ce8" table:formula="of:=([.C78]/[.C77])" office:value-type="float" office:value="3.46867245985076">
            <text:p>3.47</text:p>
          </table:table-cell>
          <table:table-cell table:style-name="ce8" table:formula="of:=([.D78]/[.D77])" office:value-type="float" office:value="9.19713655899958">
            <text:p>9.20</text:p>
          </table:table-cell>
          <table:table-cell table:style-name="ce8" table:formula="of:=([.E78]/[.E77])" office:value-type="float" office:value="10.3559922562497">
            <text:p>10.36</text:p>
          </table:table-cell>
          <table:table-cell table:style-name="ce8" table:formula="of:=([.F78]/[.F77])" office:value-type="float" office:value="11.4870728956984">
            <text:p>11.49</text:p>
          </table:table-cell>
          <table:table-cell table:style-name="ce8"/>
          <table:table-cell/>
          <table:table-cell table:style-name="ce5" office:value-type="string">
            <text:p>sp</text:p>
          </table:table-cell>
          <table:table-cell table:style-name="ce8" table:formula="of:=([.J78]/[.J77])" office:value-type="float" office:value="1.58672246653654">
            <text:p>1.59</text:p>
          </table:table-cell>
          <table:table-cell table:style-name="ce8" table:formula="of:=([.K78]/[.K77])" office:value-type="float" office:value="3.46867245985076">
            <text:p>3.47</text:p>
          </table:table-cell>
          <table:table-cell table:style-name="ce8" table:formula="of:=([.L78]/[.L77])" office:value-type="float" office:value="9.19713655899958">
            <text:p>9.20</text:p>
          </table:table-cell>
          <table:table-cell table:style-name="ce8" table:formula="of:=([.M78]/[.M77])" office:value-type="float" office:value="10.3559922562497">
            <text:p>10.36</text:p>
          </table:table-cell>
          <table:table-cell table:style-name="ce8" table:formula="of:=([.N78]/[.N77])" office:value-type="float" office:value="11.4870728956984">
            <text:p>11.49</text:p>
          </table:table-cell>
          <table:table-cell table:style-name="ce8"/>
        </table:table-row>
        <table:table-row table:style-name="ro2">
          <table:table-cell table:number-columns-repeated="8"/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6" office:value-type="string">
            <text:p>HD6970</text:p>
          </table:table-cell>
          <table:table-cell table:number-columns-repeated="7"/>
          <table:table-cell table:style-name="ce5" office:value-type="string">
            <text:p>w/o</text:p>
          </table:table-cell>
          <table:table-cell table:style-name="ce8" office:value-type="float" office:value="25.473505">
            <text:p>25.47</text:p>
          </table:table-cell>
          <table:table-cell table:style-name="ce8" office:value-type="float" office:value="76.836362">
            <text:p>76.84</text:p>
          </table:table-cell>
          <table:table-cell table:style-name="ce8" office:value-type="float" office:value="134.638473">
            <text:p>134.64</text:p>
          </table:table-cell>
          <table:table-cell table:style-name="ce8" office:value-type="float" office:value="150.881187">
            <text:p>150.88</text:p>
          </table:table-cell>
          <table:table-cell table:style-name="ce8" office:value-type="float" office:value="151.277541">
            <text:p>151.28</text:p>
          </table:table-cell>
          <table:table-cell table:style-name="ce8" office:value-type="float" office:value="151.37888">
            <text:p>151.38</text:p>
          </table:table-cell>
        </table:table-row>
        <table:table-row table:style-name="ro2">
          <table:table-cell/>
          <table:table-cell office:value-type="float" office:value="25.473505">
            <text:p>25.473505</text:p>
          </table:table-cell>
          <table:table-cell office:value-type="float" office:value="73.757">
            <text:p>73.757</text:p>
          </table:table-cell>
          <table:table-cell table:number-columns-repeated="5"/>
          <table:table-cell table:style-name="ce5" office:value-type="string">
            <text:p>w/i</text:p>
          </table:table-cell>
          <table:table-cell table:style-name="ce8" office:value-type="float" office:value="73.757">
            <text:p>73.76</text:p>
          </table:table-cell>
          <table:table-cell table:style-name="ce8" office:value-type="float" office:value="236.421906">
            <text:p>236.42</text:p>
          </table:table-cell>
          <table:table-cell table:style-name="ce8" office:value-type="float" office:value="455.724425">
            <text:p>455.72</text:p>
          </table:table-cell>
          <table:table-cell table:style-name="ce8" office:value-type="float" office:value="556.255746">
            <text:p>556.26</text:p>
          </table:table-cell>
          <table:table-cell table:style-name="ce8" office:value-type="float" office:value="525.50993">
            <text:p>525.51</text:p>
          </table:table-cell>
          <table:table-cell table:style-name="ce11" office:value-type="float" office:value="170.319558">
            <text:p>170.32</text:p>
          </table:table-cell>
        </table:table-row>
        <table:table-row table:style-name="ro2">
          <table:table-cell/>
          <table:table-cell office:value-type="float" office:value="76.836362">
            <text:p>76.836362</text:p>
          </table:table-cell>
          <table:table-cell office:value-type="float" office:value="236.421906">
            <text:p>236.421906</text:p>
          </table:table-cell>
          <table:table-cell table:number-columns-repeated="5"/>
          <table:table-cell table:style-name="ce5" office:value-type="string">
            <text:p>sp</text:p>
          </table:table-cell>
          <table:table-cell table:style-name="ce8" table:formula="of:=([.J82]/[.J81])" office:value-type="float" office:value="2.89543979126547">
            <text:p>2.90</text:p>
          </table:table-cell>
          <table:table-cell table:style-name="ce8" table:formula="of:=([.K82]/[.K81])" office:value-type="float" office:value="3.07695340911638">
            <text:p>3.08</text:p>
          </table:table-cell>
          <table:table-cell table:style-name="ce8" table:formula="of:=([.L82]/[.L81])" office:value-type="float" office:value="3.38480090308214">
            <text:p>3.38</text:p>
          </table:table-cell>
          <table:table-cell table:style-name="ce8" table:formula="of:=([.M82]/[.M81])" office:value-type="float" office:value="3.68671374516692">
            <text:p>3.69</text:p>
          </table:table-cell>
          <table:table-cell table:style-name="ce8" table:formula="of:=([.N82]/[.N81])" office:value-type="float" office:value="3.47381327410656">
            <text:p>3.47</text:p>
          </table:table-cell>
          <table:table-cell table:style-name="ce8" table:formula="of:=([.O82]/[.O81])" office:value-type="float" office:value="1.1251210076333">
            <text:p>1.13</text:p>
          </table:table-cell>
        </table:table-row>
        <table:table-row table:style-name="ro2">
          <table:table-cell/>
          <table:table-cell office:value-type="float" office:value="134.638473">
            <text:p>134.638473</text:p>
          </table:table-cell>
          <table:table-cell office:value-type="float" office:value="455.724425">
            <text:p>455.724425</text:p>
          </table:table-cell>
          <table:table-cell table:number-columns-repeated="5"/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/>
          <table:table-cell office:value-type="float" office:value="150.881187">
            <text:p>150.881187</text:p>
          </table:table-cell>
          <table:table-cell office:value-type="float" office:value="556.255746">
            <text:p>556.255746</text:p>
          </table:table-cell>
          <table:table-cell table:number-columns-repeated="5"/>
          <table:table-cell table:style-name="ce5" office:value-type="string">
            <text:p>w/o</text:p>
          </table:table-cell>
          <table:table-cell table:style-name="ce8" office:value-type="float" office:value="223.942145">
            <text:p>223.94</text:p>
          </table:table-cell>
          <table:table-cell table:style-name="ce8" office:value-type="float" office:value="495.016053">
            <text:p>495.02</text:p>
          </table:table-cell>
          <table:table-cell table:style-name="ce8" office:value-type="float" office:value="604.880132">
            <text:p>604.88</text:p>
          </table:table-cell>
          <table:table-cell table:style-name="ce8" office:value-type="float" office:value="582.879472">
            <text:p>582.88</text:p>
          </table:table-cell>
          <table:table-cell table:style-name="ce8" office:value-type="float" office:value="509.873633">
            <text:p>509.87</text:p>
          </table:table-cell>
          <table:table-cell table:style-name="ce8" office:value-type="float" office:value="338.674906">
            <text:p>338.67</text:p>
          </table:table-cell>
        </table:table-row>
        <table:table-row table:style-name="ro2">
          <table:table-cell/>
          <table:table-cell office:value-type="float" office:value="151.277541">
            <text:p>151.277541</text:p>
          </table:table-cell>
          <table:table-cell office:value-type="float" office:value="525.50993">
            <text:p>525.50993</text:p>
          </table:table-cell>
          <table:table-cell table:number-columns-repeated="5"/>
          <table:table-cell table:style-name="ce5" office:value-type="string">
            <text:p>w/i</text:p>
          </table:table-cell>
          <table:table-cell table:style-name="ce8" office:value-type="float" office:value="281.232631">
            <text:p>281.23</text:p>
          </table:table-cell>
          <table:table-cell table:style-name="ce8" office:value-type="float" office:value="751.666073">
            <text:p>751.67</text:p>
          </table:table-cell>
          <table:table-cell table:style-name="ce8" office:value-type="float" office:value="967.203339">
            <text:p>967.20</text:p>
          </table:table-cell>
          <table:table-cell table:style-name="ce8" office:value-type="float" office:value="1013.506185">
            <text:p>1013.51</text:p>
          </table:table-cell>
          <table:table-cell table:style-name="ce8" office:value-type="float" office:value="1024.0841">
            <text:p>1024.08</text:p>
          </table:table-cell>
          <table:table-cell table:style-name="ce8" office:value-type="float" office:value="1025.339392">
            <text:p>1025.34</text:p>
          </table:table-cell>
        </table:table-row>
        <table:table-row table:style-name="ro2">
          <table:table-cell/>
          <table:table-cell office:value-type="float" office:value="151.37888">
            <text:p>151.37888</text:p>
          </table:table-cell>
          <table:table-cell office:value-type="float" office:value="170.319558">
            <text:p>170.319558</text:p>
          </table:table-cell>
          <table:table-cell table:number-columns-repeated="5"/>
          <table:table-cell table:style-name="ce5" office:value-type="string">
            <text:p>sp</text:p>
          </table:table-cell>
          <table:table-cell table:style-name="ce8" table:formula="of:=([.J86]/[.J85])" office:value-type="float" office:value="1.25582717357646">
            <text:p>1.26</text:p>
          </table:table-cell>
          <table:table-cell table:style-name="ce8" table:formula="of:=([.K86]/[.K85])" office:value-type="float" office:value="1.51846807481211">
            <text:p>1.52</text:p>
          </table:table-cell>
          <table:table-cell table:style-name="ce8" table:formula="of:=([.L86]/[.L85])" office:value-type="float" office:value="1.59900001311334">
            <text:p>1.60</text:p>
          </table:table-cell>
          <table:table-cell table:style-name="ce8" table:formula="of:=([.M86]/[.M85])" office:value-type="float" office:value="1.73879203795326">
            <text:p>1.74</text:p>
          </table:table-cell>
          <table:table-cell table:style-name="ce8" table:formula="of:=([.N86]/[.N85])" office:value-type="float" office:value="2.00850570360833">
            <text:p>2.01</text:p>
          </table:table-cell>
          <table:table-cell table:style-name="ce8" table:formula="of:=([.O86]/[.O85])" office:value-type="float" office:value="3.02750328954103">
            <text:p>3.03</text:p>
          </table:table-cell>
        </table:table-row>
        <table:table-row table:style-name="ro2"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25.473505">
            <text:p>25.47</text:p>
          </table:table-cell>
          <table:table-cell table:style-name="ce8" office:value-type="float" office:value="76.836362">
            <text:p>76.84</text:p>
          </table:table-cell>
          <table:table-cell table:style-name="ce8" office:value-type="float" office:value="134.638473">
            <text:p>134.64</text:p>
          </table:table-cell>
          <table:table-cell table:style-name="ce8" office:value-type="float" office:value="150.881187">
            <text:p>150.88</text:p>
          </table:table-cell>
          <table:table-cell table:style-name="ce8" office:value-type="float" office:value="151.277541">
            <text:p>151.28</text:p>
          </table:table-cell>
          <table:table-cell table:style-name="ce8" office:value-type="float" office:value="151.37888">
            <text:p>151.38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13.955377">
            <text:p>13.96</text:p>
          </table:table-cell>
          <table:table-cell table:style-name="ce8" office:value-type="float" office:value="18.018402">
            <text:p>18.02</text:p>
          </table:table-cell>
          <table:table-cell table:style-name="ce8" office:value-type="float" office:value="15.3949">
            <text:p>15.39</text:p>
          </table:table-cell>
          <table:table-cell table:style-name="ce8" office:value-type="float" office:value="5.84609">
            <text:p>5.85</text:p>
          </table:table-cell>
          <table:table-cell table:style-name="ce8" office:value-type="float" office:value="2.674832">
            <text:p>2.67</text:p>
          </table:table-cell>
          <table:table-cell table:style-name="ce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73.757">
            <text:p>73.76</text:p>
          </table:table-cell>
          <table:table-cell table:style-name="ce8" office:value-type="float" office:value="236.421906">
            <text:p>236.42</text:p>
          </table:table-cell>
          <table:table-cell table:style-name="ce8" office:value-type="float" office:value="455.724425">
            <text:p>455.72</text:p>
          </table:table-cell>
          <table:table-cell table:style-name="ce8" office:value-type="float" office:value="556.255746">
            <text:p>556.26</text:p>
          </table:table-cell>
          <table:table-cell table:style-name="ce8" office:value-type="float" office:value="525.50993">
            <text:p>525.51</text:p>
          </table:table-cell>
          <table:table-cell table:style-name="ce11" office:value-type="float" office:value="170.319558">
            <text:p>170.32</text:p>
          </table:table-cell>
          <table:table-cell/>
          <table:table-cell table:style-name="ce5" office:value-type="string">
            <text:p>w/i</text:p>
          </table:table-cell>
          <table:table-cell table:style-name="ce8" office:value-type="float" office:value="3.523589">
            <text:p>3.52</text:p>
          </table:table-cell>
          <table:table-cell table:style-name="ce8" office:value-type="float" office:value="3.940537">
            <text:p>3.94</text:p>
          </table:table-cell>
          <table:table-cell table:style-name="ce8" office:value-type="float" office:value="3.990013">
            <text:p>3.99</text:p>
          </table:table-cell>
          <table:table-cell table:style-name="ce8" office:value-type="float" office:value="4.058765">
            <text:p>4.06</text:p>
          </table:table-cell>
          <table:table-cell table:style-name="ce8" office:value-type="float" office:value="4.108985">
            <text:p>4.11</text:p>
          </table:table-cell>
          <table:table-cell table:style-name="ce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90]/[.B89])" office:value-type="float" office:value="2.89543979126547">
            <text:p>2.90</text:p>
          </table:table-cell>
          <table:table-cell table:style-name="ce8" table:formula="of:=([.C90]/[.C89])" office:value-type="float" office:value="3.07695340911638">
            <text:p>3.08</text:p>
          </table:table-cell>
          <table:table-cell table:style-name="ce8" table:formula="of:=([.D90]/[.D89])" office:value-type="float" office:value="3.38480090308214">
            <text:p>3.38</text:p>
          </table:table-cell>
          <table:table-cell table:style-name="ce8" table:formula="of:=([.E90]/[.E89])" office:value-type="float" office:value="3.68671374516692">
            <text:p>3.69</text:p>
          </table:table-cell>
          <table:table-cell table:style-name="ce8" table:formula="of:=([.F90]/[.F89])" office:value-type="float" office:value="3.47381327410656">
            <text:p>3.47</text:p>
          </table:table-cell>
          <table:table-cell table:style-name="ce8" table:formula="of:=([.G90]/[.G89])" office:value-type="float" office:value="1.1251210076333">
            <text:p>1.13</text:p>
          </table:table-cell>
          <table:table-cell/>
          <table:table-cell table:style-name="ce5" office:value-type="string">
            <text:p>sp</text:p>
          </table:table-cell>
          <table:table-cell table:style-name="ce8" table:formula="of:=([.J90]/[.J89])" office:value-type="float" office:value="0.252489703431158">
            <text:p>0.25</text:p>
          </table:table-cell>
          <table:table-cell table:style-name="ce8" table:formula="of:=([.K90]/[.K89])" office:value-type="float" office:value="0.21869514288781">
            <text:p>0.22</text:p>
          </table:table-cell>
          <table:table-cell table:style-name="ce8" table:formula="of:=([.L90]/[.L89])" office:value-type="float" office:value="0.259177584784571">
            <text:p>0.26</text:p>
          </table:table-cell>
          <table:table-cell table:style-name="ce8" table:formula="of:=([.M90]/[.M89])" office:value-type="float" office:value="0.694270016369916">
            <text:p>0.69</text:p>
          </table:table-cell>
          <table:table-cell table:style-name="ce8" table:formula="of:=([.N90]/[.N89])" office:value-type="float" office:value="1.53616563582311">
            <text:p>1.54</text:p>
          </table:table-cell>
          <table:table-cell table:style-name="ce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GTX5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23.942145">
            <text:p>223.942145</text:p>
          </table:table-cell>
          <table:table-cell office:value-type="float" office:value="281.232631">
            <text:p>281.2326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5.016053">
            <text:p>495.016053</text:p>
          </table:table-cell>
          <table:table-cell office:value-type="float" office:value="751.666073">
            <text:p>751.6660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4.880132">
            <text:p>604.880132</text:p>
          </table:table-cell>
          <table:table-cell office:value-type="float" office:value="967.203339">
            <text:p>967.2033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2.879472">
            <text:p>582.879472</text:p>
          </table:table-cell>
          <table:table-cell office:value-type="float" office:value="1013.506185">
            <text:p>1013.5061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9.873633">
            <text:p>509.873633</text:p>
          </table:table-cell>
          <table:table-cell office:value-type="float" office:value="1024.0841">
            <text:p>1024.08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8.674906">
            <text:p>338.674906</text:p>
          </table:table-cell>
          <table:table-cell office:value-type="float" office:value="1025.339392">
            <text:p>1025.339392</text:p>
          </table:table-cell>
          <table:table-cell table:number-columns-repeated="12"/>
        </table:table-row>
        <table:table-row table:style-name="ro2"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223.942145">
            <text:p>223.94</text:p>
          </table:table-cell>
          <table:table-cell table:style-name="ce8" office:value-type="float" office:value="495.016053">
            <text:p>495.02</text:p>
          </table:table-cell>
          <table:table-cell table:style-name="ce8" office:value-type="float" office:value="604.880132">
            <text:p>604.88</text:p>
          </table:table-cell>
          <table:table-cell table:style-name="ce8" office:value-type="float" office:value="582.879472">
            <text:p>582.88</text:p>
          </table:table-cell>
          <table:table-cell table:style-name="ce8" office:value-type="float" office:value="509.873633">
            <text:p>509.87</text:p>
          </table:table-cell>
          <table:table-cell table:style-name="ce8" office:value-type="float" office:value="338.674906">
            <text:p>338.67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281.232631">
            <text:p>281.23</text:p>
          </table:table-cell>
          <table:table-cell table:style-name="ce8" office:value-type="float" office:value="751.666073">
            <text:p>751.67</text:p>
          </table:table-cell>
          <table:table-cell table:style-name="ce8" office:value-type="float" office:value="967.203339">
            <text:p>967.20</text:p>
          </table:table-cell>
          <table:table-cell table:style-name="ce8" office:value-type="float" office:value="1013.506185">
            <text:p>1013.51</text:p>
          </table:table-cell>
          <table:table-cell table:style-name="ce8" office:value-type="float" office:value="1024.0841">
            <text:p>1024.08</text:p>
          </table:table-cell>
          <table:table-cell table:style-name="ce8" office:value-type="float" office:value="1025.339392">
            <text:p>1025.34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102]/[.B101])" office:value-type="float" office:value="1.25582717357646">
            <text:p>1.26</text:p>
          </table:table-cell>
          <table:table-cell table:style-name="ce8" table:formula="of:=([.C102]/[.C101])" office:value-type="float" office:value="1.51846807481211">
            <text:p>1.52</text:p>
          </table:table-cell>
          <table:table-cell table:style-name="ce8" table:formula="of:=([.D102]/[.D101])" office:value-type="float" office:value="1.59900001311334">
            <text:p>1.60</text:p>
          </table:table-cell>
          <table:table-cell table:style-name="ce8" table:formula="of:=([.E102]/[.E101])" office:value-type="float" office:value="1.73879203795326">
            <text:p>1.74</text:p>
          </table:table-cell>
          <table:table-cell table:style-name="ce8" table:formula="of:=([.F102]/[.F101])" office:value-type="float" office:value="2.00850570360833">
            <text:p>2.01</text:p>
          </table:table-cell>
          <table:table-cell table:style-name="ce8" table:formula="of:=([.G102]/[.G101])" office:value-type="float" office:value="3.02750328954103">
            <text:p>3.03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E562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.955377">
            <text:p>13.955377</text:p>
          </table:table-cell>
          <table:table-cell office:value-type="float" office:value="3.523589">
            <text:p>3.5235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.018402">
            <text:p>18.018402</text:p>
          </table:table-cell>
          <table:table-cell office:value-type="float" office:value="3.940537">
            <text:p>3.9405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.3949">
            <text:p>15.3949</text:p>
          </table:table-cell>
          <table:table-cell office:value-type="float" office:value="3.990013">
            <text:p>3.9900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.84609">
            <text:p>5.84609</text:p>
          </table:table-cell>
          <table:table-cell office:value-type="float" office:value="4.058765">
            <text:p>4.0587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674832">
            <text:p>2.674832</text:p>
          </table:table-cell>
          <table:table-cell office:value-type="float" office:value="4.108985">
            <text:p>4.108985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2"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13.955377">
            <text:p>13.96</text:p>
          </table:table-cell>
          <table:table-cell table:style-name="ce8" office:value-type="float" office:value="18.018402">
            <text:p>18.02</text:p>
          </table:table-cell>
          <table:table-cell table:style-name="ce8" office:value-type="float" office:value="15.3949">
            <text:p>15.39</text:p>
          </table:table-cell>
          <table:table-cell table:style-name="ce8" office:value-type="float" office:value="5.84609">
            <text:p>5.85</text:p>
          </table:table-cell>
          <table:table-cell table:style-name="ce8" office:value-type="float" office:value="2.674832">
            <text:p>2.67</text:p>
          </table:table-cell>
          <table:table-cell table:style-name="ce8"/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3.523589">
            <text:p>3.52</text:p>
          </table:table-cell>
          <table:table-cell table:style-name="ce8" office:value-type="float" office:value="3.940537">
            <text:p>3.94</text:p>
          </table:table-cell>
          <table:table-cell table:style-name="ce8" office:value-type="float" office:value="3.990013">
            <text:p>3.99</text:p>
          </table:table-cell>
          <table:table-cell table:style-name="ce8" office:value-type="float" office:value="4.058765">
            <text:p>4.06</text:p>
          </table:table-cell>
          <table:table-cell table:style-name="ce8" office:value-type="float" office:value="4.108985">
            <text:p>4.11</text:p>
          </table:table-cell>
          <table:table-cell table:style-name="ce8"/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114]/[.B113])" office:value-type="float" office:value="0.252489703431158">
            <text:p>0.25</text:p>
          </table:table-cell>
          <table:table-cell table:style-name="ce8" table:formula="of:=([.C114]/[.C113])" office:value-type="float" office:value="0.21869514288781">
            <text:p>0.22</text:p>
          </table:table-cell>
          <table:table-cell table:style-name="ce8" table:formula="of:=([.D114]/[.D113])" office:value-type="float" office:value="0.259177584784571">
            <text:p>0.26</text:p>
          </table:table-cell>
          <table:table-cell table:style-name="ce8" table:formula="of:=([.E114]/[.E113])" office:value-type="float" office:value="0.694270016369916">
            <text:p>0.69</text:p>
          </table:table-cell>
          <table:table-cell table:style-name="ce8" table:formula="of:=([.F114]/[.F113])" office:value-type="float" office:value="1.53616563582311">
            <text:p>1.54</text:p>
          </table:table-cell>
          <table:table-cell table:style-name="ce8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X565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4.98281">
            <text:p>54.98281</text:p>
          </table:table-cell>
          <table:table-cell office:value-type="float" office:value="103.757937">
            <text:p>103.7579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.958281">
            <text:p>61.958281</text:p>
          </table:table-cell>
          <table:table-cell office:value-type="float" office:value="186.762985">
            <text:p>186.7629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.352633">
            <text:p>42.352633</text:p>
          </table:table-cell>
          <table:table-cell office:value-type="float" office:value="216.050352">
            <text:p>216.0503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.323861">
            <text:p>22.323861</text:p>
          </table:table-cell>
          <table:table-cell office:value-type="float" office:value="218.739562">
            <text:p>218.73956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.817278">
            <text:p>19.817278</text:p>
          </table:table-cell>
          <table:table-cell office:value-type="float" office:value="191.169963">
            <text:p>191.169963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2">
          <table:table-cell table:style-name="ce7" office:value-type="string">
            <text:p>X565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54.98281">
            <text:p>54.98</text:p>
          </table:table-cell>
          <table:table-cell table:style-name="ce8" office:value-type="float" office:value="61.958281">
            <text:p>61.96</text:p>
          </table:table-cell>
          <table:table-cell table:style-name="ce8" office:value-type="float" office:value="42.352633">
            <text:p>42.35</text:p>
          </table:table-cell>
          <table:table-cell table:style-name="ce8" office:value-type="float" office:value="22.323861">
            <text:p>22.32</text:p>
          </table:table-cell>
          <table:table-cell table:style-name="ce8" office:value-type="float" office:value="19.817278">
            <text:p>19.82</text:p>
          </table:table-cell>
          <table:table-cell table:style-name="ce8"/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103.757937">
            <text:p>103.76</text:p>
          </table:table-cell>
          <table:table-cell table:style-name="ce8" office:value-type="float" office:value="186.762985">
            <text:p>186.76</text:p>
          </table:table-cell>
          <table:table-cell table:style-name="ce8" office:value-type="float" office:value="216.050352">
            <text:p>216.05</text:p>
          </table:table-cell>
          <table:table-cell table:style-name="ce8" office:value-type="float" office:value="218.739562">
            <text:p>218.74</text:p>
          </table:table-cell>
          <table:table-cell table:style-name="ce8" office:value-type="float" office:value="191.169963">
            <text:p>191.17</text:p>
          </table:table-cell>
          <table:table-cell table:style-name="ce8"/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126]/[.B125])" office:value-type="float" office:value="1.88709774927837">
            <text:p>1.89</text:p>
          </table:table-cell>
          <table:table-cell table:style-name="ce8" table:formula="of:=([.C126]/[.C125])" office:value-type="float" office:value="3.01433451647892">
            <text:p>3.01</text:p>
          </table:table-cell>
          <table:table-cell table:style-name="ce8" table:formula="of:=([.D126]/[.D125])" office:value-type="float" office:value="5.10122598517075">
            <text:p>5.10</text:p>
          </table:table-cell>
          <table:table-cell table:style-name="ce8" table:formula="of:=([.E126]/[.E125])" office:value-type="float" office:value="9.79846461147559">
            <text:p>9.80</text:p>
          </table:table-cell>
          <table:table-cell table:style-name="ce8" table:formula="of:=([.F126]/[.F125])" office:value-type="float" office:value="9.64663073304013">
            <text:p>9.65</text:p>
          </table:table-cell>
          <table:table-cell table:style-name="ce8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1" table:number-columns-repeated="7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MAP-306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GTX2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3.172968">
            <text:p>43.172968</text:p>
          </table:table-cell>
          <table:table-cell office:value-type="float" office:value="136.487225">
            <text:p>136.4872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.722121">
            <text:p>38.722121</text:p>
          </table:table-cell>
          <table:table-cell office:value-type="float" office:value="292.207131">
            <text:p>292.2071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.570972">
            <text:p>76.570972</text:p>
          </table:table-cell>
          <table:table-cell office:value-type="float" office:value="367.022735">
            <text:p>367.0227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.814613">
            <text:p>77.814613</text:p>
          </table:table-cell>
          <table:table-cell office:value-type="float" office:value="384.90636">
            <text:p>384.906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.642938">
            <text:p>77.642938</text:p>
          </table:table-cell>
          <table:table-cell office:value-type="float" office:value="390.050451">
            <text:p>390.050451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2"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43.172968">
            <text:p>43.17</text:p>
          </table:table-cell>
          <table:table-cell table:style-name="ce8" office:value-type="float" office:value="38.722121">
            <text:p>38.72</text:p>
          </table:table-cell>
          <table:table-cell table:style-name="ce8" office:value-type="float" office:value="76.570972">
            <text:p>76.57</text:p>
          </table:table-cell>
          <table:table-cell table:style-name="ce8" office:value-type="float" office:value="77.814613">
            <text:p>77.81</text:p>
          </table:table-cell>
          <table:table-cell table:style-name="ce8" office:value-type="float" office:value="77.642938">
            <text:p>77.64</text:p>
          </table:table-cell>
          <table:table-cell table:style-name="ce8"/>
          <table:table-cell/>
          <table:table-cell table:style-name="ce5" office:value-type="string">
            <text:p>w/o</text:p>
          </table:table-cell>
          <table:table-cell table:style-name="ce8" office:value-type="float" office:value="43.172968">
            <text:p>43.17</text:p>
          </table:table-cell>
          <table:table-cell table:style-name="ce8" office:value-type="float" office:value="38.722121">
            <text:p>38.72</text:p>
          </table:table-cell>
          <table:table-cell table:style-name="ce8" office:value-type="float" office:value="76.570972">
            <text:p>76.57</text:p>
          </table:table-cell>
          <table:table-cell table:style-name="ce8" office:value-type="float" office:value="77.814613">
            <text:p>77.81</text:p>
          </table:table-cell>
          <table:table-cell table:style-name="ce8" office:value-type="float" office:value="77.642938">
            <text:p>77.64</text:p>
          </table:table-cell>
          <table:table-cell table:style-name="ce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136.487225">
            <text:p>136.49</text:p>
          </table:table-cell>
          <table:table-cell table:style-name="ce8" office:value-type="float" office:value="292.207131">
            <text:p>292.21</text:p>
          </table:table-cell>
          <table:table-cell table:style-name="ce8" office:value-type="float" office:value="367.022735">
            <text:p>367.02</text:p>
          </table:table-cell>
          <table:table-cell table:style-name="ce8" office:value-type="float" office:value="384.90636">
            <text:p>384.91</text:p>
          </table:table-cell>
          <table:table-cell table:style-name="ce8" office:value-type="float" office:value="390.050451">
            <text:p>390.05</text:p>
          </table:table-cell>
          <table:table-cell table:style-name="ce8"/>
          <table:table-cell/>
          <table:table-cell table:style-name="ce5" office:value-type="string">
            <text:p>w/i</text:p>
          </table:table-cell>
          <table:table-cell table:style-name="ce8" office:value-type="float" office:value="136.487225">
            <text:p>136.49</text:p>
          </table:table-cell>
          <table:table-cell table:style-name="ce8" office:value-type="float" office:value="292.207131">
            <text:p>292.21</text:p>
          </table:table-cell>
          <table:table-cell table:style-name="ce8" office:value-type="float" office:value="367.022735">
            <text:p>367.02</text:p>
          </table:table-cell>
          <table:table-cell table:style-name="ce8" office:value-type="float" office:value="384.90636">
            <text:p>384.91</text:p>
          </table:table-cell>
          <table:table-cell table:style-name="ce8" office:value-type="float" office:value="390.050451">
            <text:p>390.05</text:p>
          </table:table-cell>
          <table:table-cell table:style-name="ce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142]/[.B141])" office:value-type="float" office:value="3.16140472436363">
            <text:p>3.16</text:p>
          </table:table-cell>
          <table:table-cell table:style-name="ce8" table:formula="of:=([.C142]/[.C141])" office:value-type="float" office:value="7.54625840356214">
            <text:p>7.55</text:p>
          </table:table-cell>
          <table:table-cell table:style-name="ce8" table:formula="of:=([.D142]/[.D141])" office:value-type="float" office:value="4.79323594063818">
            <text:p>4.79</text:p>
          </table:table-cell>
          <table:table-cell table:style-name="ce8" table:formula="of:=([.E142]/[.E141])" office:value-type="float" office:value="4.94645343799371">
            <text:p>4.95</text:p>
          </table:table-cell>
          <table:table-cell table:style-name="ce8" table:formula="of:=([.F142]/[.F141])" office:value-type="float" office:value="5.02364363131132">
            <text:p>5.02</text:p>
          </table:table-cell>
          <table:table-cell table:style-name="ce8"/>
          <table:table-cell/>
          <table:table-cell table:style-name="ce5" office:value-type="string">
            <text:p>sp</text:p>
          </table:table-cell>
          <table:table-cell table:style-name="ce8" table:formula="of:=([.J142]/[.J141])" office:value-type="float" office:value="3.16140472436363">
            <text:p>3.16</text:p>
          </table:table-cell>
          <table:table-cell table:style-name="ce8" table:formula="of:=([.K142]/[.K141])" office:value-type="float" office:value="7.54625840356214">
            <text:p>7.55</text:p>
          </table:table-cell>
          <table:table-cell table:style-name="ce8" table:formula="of:=([.L142]/[.L141])" office:value-type="float" office:value="4.79323594063818">
            <text:p>4.79</text:p>
          </table:table-cell>
          <table:table-cell table:style-name="ce8" table:formula="of:=([.M142]/[.M141])" office:value-type="float" office:value="4.94645343799371">
            <text:p>4.95</text:p>
          </table:table-cell>
          <table:table-cell table:style-name="ce8" table:formula="of:=([.N142]/[.N141])" office:value-type="float" office:value="5.02364363131132">
            <text:p>5.02</text:p>
          </table:table-cell>
          <table:table-cell table:style-name="ce8"/>
        </table:table-row>
        <table:table-row table:style-name="ro2">
          <table:table-cell table:number-columns-repeated="8"/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6" office:value-type="string">
            <text:p>HD6970</text:p>
          </table:table-cell>
          <table:table-cell table:number-columns-repeated="7"/>
          <table:table-cell table:style-name="ce5" office:value-type="string">
            <text:p>w/o</text:p>
          </table:table-cell>
          <table:table-cell table:style-name="ce8" office:value-type="float" office:value="27.765845">
            <text:p>27.77</text:p>
          </table:table-cell>
          <table:table-cell table:style-name="ce8" office:value-type="float" office:value="79.374">
            <text:p>79.37</text:p>
          </table:table-cell>
          <table:table-cell table:style-name="ce8" office:value-type="float" office:value="131.510374">
            <text:p>131.51</text:p>
          </table:table-cell>
          <table:table-cell table:style-name="ce8" office:value-type="float" office:value="151.185851">
            <text:p>151.19</text:p>
          </table:table-cell>
          <table:table-cell table:style-name="ce8" office:value-type="float" office:value="152.221362">
            <text:p>152.22</text:p>
          </table:table-cell>
          <table:table-cell table:style-name="ce8" office:value-type="float" office:value="151.491133">
            <text:p>151.49</text:p>
          </table:table-cell>
        </table:table-row>
        <table:table-row table:style-name="ro2">
          <table:table-cell/>
          <table:table-cell office:value-type="float" office:value="27.765845">
            <text:p>27.765845</text:p>
          </table:table-cell>
          <table:table-cell office:value-type="float" office:value="72.792613">
            <text:p>72.792613</text:p>
          </table:table-cell>
          <table:table-cell table:number-columns-repeated="5"/>
          <table:table-cell table:style-name="ce5" office:value-type="string">
            <text:p>w/i</text:p>
          </table:table-cell>
          <table:table-cell table:style-name="ce8" office:value-type="float" office:value="72.792613">
            <text:p>72.79</text:p>
          </table:table-cell>
          <table:table-cell table:style-name="ce8" office:value-type="float" office:value="224.712667">
            <text:p>224.71</text:p>
          </table:table-cell>
          <table:table-cell table:style-name="ce8" office:value-type="float" office:value="422.73949">
            <text:p>422.74</text:p>
          </table:table-cell>
          <table:table-cell table:style-name="ce8" office:value-type="float" office:value="505.223873">
            <text:p>505.22</text:p>
          </table:table-cell>
          <table:table-cell table:style-name="ce8" office:value-type="float" office:value="522.15504">
            <text:p>522.16</text:p>
          </table:table-cell>
          <table:table-cell table:style-name="ce8" office:value-type="float" office:value="508.163168">
            <text:p>508.16</text:p>
          </table:table-cell>
        </table:table-row>
        <table:table-row table:style-name="ro2">
          <table:table-cell/>
          <table:table-cell office:value-type="float" office:value="79.374">
            <text:p>79.374</text:p>
          </table:table-cell>
          <table:table-cell office:value-type="float" office:value="224.712667">
            <text:p>224.712667</text:p>
          </table:table-cell>
          <table:table-cell table:number-columns-repeated="5"/>
          <table:table-cell table:style-name="ce5" office:value-type="string">
            <text:p>sp</text:p>
          </table:table-cell>
          <table:table-cell table:style-name="ce8" table:formula="of:=([.J146]/[.J145])" office:value-type="float" office:value="2.62166028082344">
            <text:p>2.62</text:p>
          </table:table-cell>
          <table:table-cell table:style-name="ce8" table:formula="of:=([.K146]/[.K145])" office:value-type="float" office:value="2.83106139289944">
            <text:p>2.83</text:p>
          </table:table-cell>
          <table:table-cell table:style-name="ce8" table:formula="of:=([.L146]/[.L145])" office:value-type="float" office:value="3.21449538269886">
            <text:p>3.21</text:p>
          </table:table-cell>
          <table:table-cell table:style-name="ce8" table:formula="of:=([.M146]/[.M145])" office:value-type="float" office:value="3.34174044501029">
            <text:p>3.34</text:p>
          </table:table-cell>
          <table:table-cell table:style-name="ce8" table:formula="of:=([.N146]/[.N145])" office:value-type="float" office:value="3.43023497582422">
            <text:p>3.43</text:p>
          </table:table-cell>
          <table:table-cell table:style-name="ce8" table:formula="of:=([.O146]/[.O145])" office:value-type="float" office:value="3.35440865704001">
            <text:p>3.35</text:p>
          </table:table-cell>
        </table:table-row>
        <table:table-row table:style-name="ro2">
          <table:table-cell/>
          <table:table-cell office:value-type="float" office:value="131.510374">
            <text:p>131.510374</text:p>
          </table:table-cell>
          <table:table-cell office:value-type="float" office:value="422.73949">
            <text:p>422.73949</text:p>
          </table:table-cell>
          <table:table-cell table:number-columns-repeated="5"/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/>
          <table:table-cell office:value-type="float" office:value="151.185851">
            <text:p>151.185851</text:p>
          </table:table-cell>
          <table:table-cell office:value-type="float" office:value="505.223873">
            <text:p>505.223873</text:p>
          </table:table-cell>
          <table:table-cell table:number-columns-repeated="5"/>
          <table:table-cell table:style-name="ce5" office:value-type="string">
            <text:p>w/o</text:p>
          </table:table-cell>
          <table:table-cell table:style-name="ce8" office:value-type="float" office:value="202.883606">
            <text:p>202.88</text:p>
          </table:table-cell>
          <table:table-cell table:style-name="ce8" office:value-type="float" office:value="377.55565">
            <text:p>377.56</text:p>
          </table:table-cell>
          <table:table-cell table:style-name="ce8" office:value-type="float" office:value="360.540688">
            <text:p>360.54</text:p>
          </table:table-cell>
          <table:table-cell table:style-name="ce8" office:value-type="float" office:value="459.060446">
            <text:p>459.06</text:p>
          </table:table-cell>
          <table:table-cell table:style-name="ce8" office:value-type="float" office:value="456.874114">
            <text:p>456.87</text:p>
          </table:table-cell>
          <table:table-cell table:style-name="ce8" office:value-type="float" office:value="317.902331">
            <text:p>317.90</text:p>
          </table:table-cell>
        </table:table-row>
        <table:table-row table:style-name="ro2">
          <table:table-cell/>
          <table:table-cell office:value-type="float" office:value="152.221362">
            <text:p>152.221362</text:p>
          </table:table-cell>
          <table:table-cell office:value-type="float" office:value="522.15504">
            <text:p>522.15504</text:p>
          </table:table-cell>
          <table:table-cell table:number-columns-repeated="5"/>
          <table:table-cell table:style-name="ce5" office:value-type="string">
            <text:p>w/i</text:p>
          </table:table-cell>
          <table:table-cell table:style-name="ce8" office:value-type="float" office:value="256.504991">
            <text:p>256.50</text:p>
          </table:table-cell>
          <table:table-cell table:style-name="ce8" office:value-type="float" office:value="605.303141">
            <text:p>605.30</text:p>
          </table:table-cell>
          <table:table-cell table:style-name="ce8" office:value-type="float" office:value="754.127154">
            <text:p>754.13</text:p>
          </table:table-cell>
          <table:table-cell table:style-name="ce8" office:value-type="float" office:value="756.058493">
            <text:p>756.06</text:p>
          </table:table-cell>
          <table:table-cell table:style-name="ce8" office:value-type="float" office:value="770.091531">
            <text:p>770.09</text:p>
          </table:table-cell>
          <table:table-cell table:style-name="ce8" office:value-type="float" office:value="772.453179">
            <text:p>772.45</text:p>
          </table:table-cell>
        </table:table-row>
        <table:table-row table:style-name="ro2">
          <table:table-cell/>
          <table:table-cell office:value-type="float" office:value="151.491133">
            <text:p>151.491133</text:p>
          </table:table-cell>
          <table:table-cell office:value-type="float" office:value="508.163168">
            <text:p>508.163168</text:p>
          </table:table-cell>
          <table:table-cell table:number-columns-repeated="5"/>
          <table:table-cell table:style-name="ce5" office:value-type="string">
            <text:p>sp</text:p>
          </table:table-cell>
          <table:table-cell table:style-name="ce8" table:formula="of:=([.J150]/[.J149])" office:value-type="float" office:value="1.26429629311695">
            <text:p>1.26</text:p>
          </table:table-cell>
          <table:table-cell table:style-name="ce8" table:formula="of:=([.K150]/[.K149])" office:value-type="float" office:value="1.60321568754169">
            <text:p>1.60</text:p>
          </table:table-cell>
          <table:table-cell table:style-name="ce8" table:formula="of:=([.L150]/[.L149])" office:value-type="float" office:value="2.09165616836012">
            <text:p>2.09</text:p>
          </table:table-cell>
          <table:table-cell table:style-name="ce8" table:formula="of:=([.M150]/[.M149])" office:value-type="float" office:value="1.64696936882251">
            <text:p>1.65</text:p>
          </table:table-cell>
          <table:table-cell table:style-name="ce8" table:formula="of:=([.N150]/[.N149])" office:value-type="float" office:value="1.68556612730307">
            <text:p>1.69</text:p>
          </table:table-cell>
          <table:table-cell table:style-name="ce8" table:formula="of:=([.O150]/[.O149])" office:value-type="float" office:value="2.42984433794542">
            <text:p>2.43</text:p>
          </table:table-cell>
        </table:table-row>
        <table:table-row table:style-name="ro2"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27.765845">
            <text:p>27.77</text:p>
          </table:table-cell>
          <table:table-cell table:style-name="ce8" office:value-type="float" office:value="79.374">
            <text:p>79.37</text:p>
          </table:table-cell>
          <table:table-cell table:style-name="ce8" office:value-type="float" office:value="131.510374">
            <text:p>131.51</text:p>
          </table:table-cell>
          <table:table-cell table:style-name="ce8" office:value-type="float" office:value="151.185851">
            <text:p>151.19</text:p>
          </table:table-cell>
          <table:table-cell table:style-name="ce8" office:value-type="float" office:value="152.221362">
            <text:p>152.22</text:p>
          </table:table-cell>
          <table:table-cell table:style-name="ce8" office:value-type="float" office:value="151.491133">
            <text:p>151.49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4.937099">
            <text:p>4.94</text:p>
          </table:table-cell>
          <table:table-cell table:style-name="ce8" office:value-type="float" office:value="7.225261">
            <text:p>7.23</text:p>
          </table:table-cell>
          <table:table-cell table:style-name="ce8" office:value-type="float" office:value="3.176701">
            <text:p>3.18</text:p>
          </table:table-cell>
          <table:table-cell table:style-name="ce8" office:value-type="float" office:value="7.902019">
            <text:p>7.90</text:p>
          </table:table-cell>
          <table:table-cell table:style-name="ce8" office:value-type="float" office:value="1.306282">
            <text:p>1.31</text:p>
          </table:table-cell>
          <table:table-cell table:style-name="ce8" office:value-type="float" office:value="1.128959">
            <text:p>1.13</text:p>
          </table:table-cell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72.792613">
            <text:p>72.79</text:p>
          </table:table-cell>
          <table:table-cell table:style-name="ce8" office:value-type="float" office:value="224.712667">
            <text:p>224.71</text:p>
          </table:table-cell>
          <table:table-cell table:style-name="ce8" office:value-type="float" office:value="422.73949">
            <text:p>422.74</text:p>
          </table:table-cell>
          <table:table-cell table:style-name="ce8" office:value-type="float" office:value="505.223873">
            <text:p>505.22</text:p>
          </table:table-cell>
          <table:table-cell table:style-name="ce8" office:value-type="float" office:value="522.15504">
            <text:p>522.16</text:p>
          </table:table-cell>
          <table:table-cell table:style-name="ce8" office:value-type="float" office:value="508.163168">
            <text:p>508.16</text:p>
          </table:table-cell>
          <table:table-cell/>
          <table:table-cell table:style-name="ce5" office:value-type="string">
            <text:p>w/i</text:p>
          </table:table-cell>
          <table:table-cell table:style-name="ce8" office:value-type="float" office:value="2.630037">
            <text:p>2.63</text:p>
          </table:table-cell>
          <table:table-cell table:style-name="ce8" office:value-type="float" office:value="3.88316">
            <text:p>3.88</text:p>
          </table:table-cell>
          <table:table-cell table:style-name="ce8" office:value-type="float" office:value="3.958665">
            <text:p>3.96</text:p>
          </table:table-cell>
          <table:table-cell table:style-name="ce8" office:value-type="float" office:value="4.186914">
            <text:p>4.19</text:p>
          </table:table-cell>
          <table:table-cell table:style-name="ce8" office:value-type="float" office:value="4.200376">
            <text:p>4.20</text:p>
          </table:table-cell>
          <table:table-cell table:style-name="ce8" office:value-type="float" office:value="4.291689">
            <text:p>4.29</text:p>
          </table:table-cell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154]/[.B153])" office:value-type="float" office:value="2.62166028082344">
            <text:p>2.62</text:p>
          </table:table-cell>
          <table:table-cell table:style-name="ce8" table:formula="of:=([.C154]/[.C153])" office:value-type="float" office:value="2.83106139289944">
            <text:p>2.83</text:p>
          </table:table-cell>
          <table:table-cell table:style-name="ce8" table:formula="of:=([.D154]/[.D153])" office:value-type="float" office:value="3.21449538269886">
            <text:p>3.21</text:p>
          </table:table-cell>
          <table:table-cell table:style-name="ce8" table:formula="of:=([.E154]/[.E153])" office:value-type="float" office:value="3.34174044501029">
            <text:p>3.34</text:p>
          </table:table-cell>
          <table:table-cell table:style-name="ce8" table:formula="of:=([.F154]/[.F153])" office:value-type="float" office:value="3.43023497582422">
            <text:p>3.43</text:p>
          </table:table-cell>
          <table:table-cell table:style-name="ce8" table:formula="of:=([.G154]/[.G153])" office:value-type="float" office:value="3.35440865704001">
            <text:p>3.35</text:p>
          </table:table-cell>
          <table:table-cell/>
          <table:table-cell table:style-name="ce5" office:value-type="string">
            <text:p>sp</text:p>
          </table:table-cell>
          <table:table-cell table:style-name="ce8" table:formula="of:=([.J154]/[.J153])" office:value-type="float" office:value="0.532708985580398">
            <text:p>0.53</text:p>
          </table:table-cell>
          <table:table-cell table:style-name="ce8" table:formula="of:=([.K154]/[.K153])" office:value-type="float" office:value="0.537442176829322">
            <text:p>0.54</text:p>
          </table:table-cell>
          <table:table-cell table:style-name="ce8" table:formula="of:=([.L154]/[.L153])" office:value-type="float" office:value="1.24615599642522">
            <text:p>1.25</text:p>
          </table:table-cell>
          <table:table-cell table:style-name="ce8" table:formula="of:=([.M154]/[.M153])" office:value-type="float" office:value="0.529853699415301">
            <text:p>0.53</text:p>
          </table:table-cell>
          <table:table-cell table:style-name="ce8" table:formula="of:=([.N154]/[.N153])" office:value-type="float" office:value="3.21552007912533">
            <text:p>3.22</text:p>
          </table:table-cell>
          <table:table-cell table:style-name="ce8" table:formula="of:=([.O154]/[.O153])" office:value-type="float" office:value="3.80145691739027">
            <text:p>3.8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GTX5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2.883606">
            <text:p>202.883606</text:p>
          </table:table-cell>
          <table:table-cell office:value-type="float" office:value="256.504991">
            <text:p>256.504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7.55565">
            <text:p>377.55565</text:p>
          </table:table-cell>
          <table:table-cell office:value-type="float" office:value="605.303141">
            <text:p>605.3031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0.540688">
            <text:p>360.540688</text:p>
          </table:table-cell>
          <table:table-cell office:value-type="float" office:value="754.127154">
            <text:p>754.1271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9.060446">
            <text:p>459.060446</text:p>
          </table:table-cell>
          <table:table-cell office:value-type="float" office:value="756.058493">
            <text:p>756.0584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6.874114">
            <text:p>456.874114</text:p>
          </table:table-cell>
          <table:table-cell office:value-type="float" office:value="770.091531">
            <text:p>770.0915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7.902331">
            <text:p>317.902331</text:p>
          </table:table-cell>
          <table:table-cell office:value-type="float" office:value="772.453179">
            <text:p>772.453179</text:p>
          </table:table-cell>
          <table:table-cell table:number-columns-repeated="12"/>
        </table:table-row>
        <table:table-row table:style-name="ro2"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202.883606">
            <text:p>202.88</text:p>
          </table:table-cell>
          <table:table-cell table:style-name="ce8" office:value-type="float" office:value="377.55565">
            <text:p>377.56</text:p>
          </table:table-cell>
          <table:table-cell table:style-name="ce8" office:value-type="float" office:value="360.540688">
            <text:p>360.54</text:p>
          </table:table-cell>
          <table:table-cell table:style-name="ce8" office:value-type="float" office:value="459.060446">
            <text:p>459.06</text:p>
          </table:table-cell>
          <table:table-cell table:style-name="ce8" office:value-type="float" office:value="456.874114">
            <text:p>456.87</text:p>
          </table:table-cell>
          <table:table-cell table:style-name="ce8" office:value-type="float" office:value="317.902331">
            <text:p>317.90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256.504991">
            <text:p>256.50</text:p>
          </table:table-cell>
          <table:table-cell table:style-name="ce8" office:value-type="float" office:value="605.303141">
            <text:p>605.30</text:p>
          </table:table-cell>
          <table:table-cell table:style-name="ce8" office:value-type="float" office:value="754.127154">
            <text:p>754.13</text:p>
          </table:table-cell>
          <table:table-cell table:style-name="ce8" office:value-type="float" office:value="756.058493">
            <text:p>756.06</text:p>
          </table:table-cell>
          <table:table-cell table:style-name="ce8" office:value-type="float" office:value="770.091531">
            <text:p>770.09</text:p>
          </table:table-cell>
          <table:table-cell table:style-name="ce8" office:value-type="float" office:value="772.453179">
            <text:p>772.45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166]/[.B165])" office:value-type="float" office:value="1.26429629311695">
            <text:p>1.26</text:p>
          </table:table-cell>
          <table:table-cell table:style-name="ce8" table:formula="of:=([.C166]/[.C165])" office:value-type="float" office:value="1.60321568754169">
            <text:p>1.60</text:p>
          </table:table-cell>
          <table:table-cell table:style-name="ce8" table:formula="of:=([.D166]/[.D165])" office:value-type="float" office:value="2.09165616836012">
            <text:p>2.09</text:p>
          </table:table-cell>
          <table:table-cell table:style-name="ce8" table:formula="of:=([.E166]/[.E165])" office:value-type="float" office:value="1.64696936882251">
            <text:p>1.65</text:p>
          </table:table-cell>
          <table:table-cell table:style-name="ce8" table:formula="of:=([.F166]/[.F165])" office:value-type="float" office:value="1.68556612730307">
            <text:p>1.69</text:p>
          </table:table-cell>
          <table:table-cell table:style-name="ce8" table:formula="of:=([.G166]/[.G165])" office:value-type="float" office:value="2.42984433794542">
            <text:p>2.43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E562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.937099">
            <text:p>4.937099</text:p>
          </table:table-cell>
          <table:table-cell office:value-type="float" office:value="2.630037">
            <text:p>2.63003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.225261">
            <text:p>7.225261</text:p>
          </table:table-cell>
          <table:table-cell office:value-type="float" office:value="3.88316">
            <text:p>3.883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176701">
            <text:p>3.176701</text:p>
          </table:table-cell>
          <table:table-cell office:value-type="float" office:value="3.958665">
            <text:p>3.9586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.902019">
            <text:p>7.902019</text:p>
          </table:table-cell>
          <table:table-cell office:value-type="float" office:value="4.186914">
            <text:p>4.1869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06282">
            <text:p>1.306282</text:p>
          </table:table-cell>
          <table:table-cell office:value-type="float" office:value="4.200376">
            <text:p>4.20037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128959">
            <text:p>1.128959</text:p>
          </table:table-cell>
          <table:table-cell office:value-type="float" office:value="4.291689">
            <text:p>4.291689</text:p>
          </table:table-cell>
          <table:table-cell table:number-columns-repeated="12"/>
        </table:table-row>
        <table:table-row table:style-name="ro2"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4.937099">
            <text:p>4.94</text:p>
          </table:table-cell>
          <table:table-cell table:style-name="ce8" office:value-type="float" office:value="7.225261">
            <text:p>7.23</text:p>
          </table:table-cell>
          <table:table-cell table:style-name="ce8" office:value-type="float" office:value="3.176701">
            <text:p>3.18</text:p>
          </table:table-cell>
          <table:table-cell table:style-name="ce8" office:value-type="float" office:value="7.902019">
            <text:p>7.90</text:p>
          </table:table-cell>
          <table:table-cell table:style-name="ce8" office:value-type="float" office:value="1.306282">
            <text:p>1.31</text:p>
          </table:table-cell>
          <table:table-cell table:style-name="ce8" office:value-type="float" office:value="1.128959">
            <text:p>1.13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2.630037">
            <text:p>2.63</text:p>
          </table:table-cell>
          <table:table-cell table:style-name="ce8" office:value-type="float" office:value="3.88316">
            <text:p>3.88</text:p>
          </table:table-cell>
          <table:table-cell table:style-name="ce8" office:value-type="float" office:value="3.958665">
            <text:p>3.96</text:p>
          </table:table-cell>
          <table:table-cell table:style-name="ce8" office:value-type="float" office:value="4.186914">
            <text:p>4.19</text:p>
          </table:table-cell>
          <table:table-cell table:style-name="ce8" office:value-type="float" office:value="4.200376">
            <text:p>4.20</text:p>
          </table:table-cell>
          <table:table-cell table:style-name="ce8" office:value-type="float" office:value="4.291689">
            <text:p>4.29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178]/[.B177])" office:value-type="float" office:value="0.532708985580398">
            <text:p>0.53</text:p>
          </table:table-cell>
          <table:table-cell table:style-name="ce8" table:formula="of:=([.C178]/[.C177])" office:value-type="float" office:value="0.537442176829322">
            <text:p>0.54</text:p>
          </table:table-cell>
          <table:table-cell table:style-name="ce8" table:formula="of:=([.D178]/[.D177])" office:value-type="float" office:value="1.24615599642522">
            <text:p>1.25</text:p>
          </table:table-cell>
          <table:table-cell table:style-name="ce8" table:formula="of:=([.E178]/[.E177])" office:value-type="float" office:value="0.529853699415301">
            <text:p>0.53</text:p>
          </table:table-cell>
          <table:table-cell table:style-name="ce8" table:formula="of:=([.F178]/[.F177])" office:value-type="float" office:value="3.21552007912533">
            <text:p>3.22</text:p>
          </table:table-cell>
          <table:table-cell table:style-name="ce8" table:formula="of:=([.G178]/[.G177])" office:value-type="float" office:value="3.80145691739027">
            <text:p>3.80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X565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.426707">
            <text:p>15.426707</text:p>
          </table:table-cell>
          <table:table-cell office:value-type="float" office:value="16.233352">
            <text:p>16.2333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.946975">
            <text:p>13.946975</text:p>
          </table:table-cell>
          <table:table-cell office:value-type="float" office:value="15.816386">
            <text:p>15.8163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.036695">
            <text:p>22.036695</text:p>
          </table:table-cell>
          <table:table-cell office:value-type="float" office:value="56.328174">
            <text:p>56.3281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.152962">
            <text:p>20.152962</text:p>
          </table:table-cell>
          <table:table-cell office:value-type="float" office:value="56.402206">
            <text:p>56.4022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.542415">
            <text:p>12.542415</text:p>
          </table:table-cell>
          <table:table-cell office:value-type="float" office:value="52.785114">
            <text:p>52.7851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.015198">
            <text:p>5.015198</text:p>
          </table:table-cell>
          <table:table-cell office:value-type="float" office:value="48.542869">
            <text:p>48.542869</text:p>
          </table:table-cell>
          <table:table-cell table:number-columns-repeated="12"/>
        </table:table-row>
        <table:table-row table:style-name="ro2">
          <table:table-cell table:style-name="ce7" office:value-type="string">
            <text:p>X565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15.426707">
            <text:p>15.43</text:p>
          </table:table-cell>
          <table:table-cell table:style-name="ce8" office:value-type="float" office:value="13.946975">
            <text:p>13.95</text:p>
          </table:table-cell>
          <table:table-cell table:style-name="ce8" office:value-type="float" office:value="22.036695">
            <text:p>22.04</text:p>
          </table:table-cell>
          <table:table-cell table:style-name="ce8" office:value-type="float" office:value="20.152962">
            <text:p>20.15</text:p>
          </table:table-cell>
          <table:table-cell table:style-name="ce8" office:value-type="float" office:value="12.542415">
            <text:p>12.54</text:p>
          </table:table-cell>
          <table:table-cell table:style-name="ce8" office:value-type="float" office:value="5.015198">
            <text:p>5.02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16.233352">
            <text:p>16.23</text:p>
          </table:table-cell>
          <table:table-cell table:style-name="ce8" office:value-type="float" office:value="15.816386">
            <text:p>15.82</text:p>
          </table:table-cell>
          <table:table-cell table:style-name="ce8" office:value-type="float" office:value="56.328174">
            <text:p>56.33</text:p>
          </table:table-cell>
          <table:table-cell table:style-name="ce8" office:value-type="float" office:value="56.402206">
            <text:p>56.40</text:p>
          </table:table-cell>
          <table:table-cell table:style-name="ce8" office:value-type="float" office:value="52.785114">
            <text:p>52.79</text:p>
          </table:table-cell>
          <table:table-cell table:style-name="ce8" office:value-type="float" office:value="48.542869">
            <text:p>48.54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190]/[.B189])" office:value-type="float" office:value="1.05228886501831">
            <text:p>1.05</text:p>
          </table:table-cell>
          <table:table-cell table:style-name="ce8" table:formula="of:=([.C190]/[.C189])" office:value-type="float" office:value="1.13403702236506">
            <text:p>1.13</text:p>
          </table:table-cell>
          <table:table-cell table:style-name="ce8" table:formula="of:=([.D190]/[.D189])" office:value-type="float" office:value="2.55610807337489">
            <text:p>2.56</text:p>
          </table:table-cell>
          <table:table-cell table:style-name="ce8" table:formula="of:=([.E190]/[.E189])" office:value-type="float" office:value="2.79870552031012">
            <text:p>2.80</text:p>
          </table:table-cell>
          <table:table-cell table:style-name="ce8" table:formula="of:=([.F190]/[.F189])" office:value-type="float" office:value="4.20852874027849">
            <text:p>4.21</text:p>
          </table:table-cell>
          <table:table-cell table:style-name="ce8" table:formula="of:=([.G190]/[.G189])" office:value-type="float" office:value="9.67915304640016">
            <text:p>9.68</text:p>
          </table:table-cell>
          <table:table-cell table:number-columns-repeated="8"/>
        </table:table-row>
      </table:table>
      <table:table table:name="4" table:style-name="ta1" table:print="false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 table:style-name="ce1" table:number-columns-repeated="7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MAP-401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GTX2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2.242168">
            <text:p>102.242168</text:p>
          </table:table-cell>
          <table:table-cell office:value-type="float" office:value="331.562934">
            <text:p>331.5629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2.793486">
            <text:p>132.793486</text:p>
          </table:table-cell>
          <table:table-cell office:value-type="float" office:value="445.744218">
            <text:p>445.7442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8.150795">
            <text:p>148.150795</text:p>
          </table:table-cell>
          <table:table-cell office:value-type="float" office:value="460.583917">
            <text:p>460.583917</text:p>
          </table:table-cell>
          <table:table-cell table:number-columns-repeated="12"/>
        </table:table-row>
        <table:table-row table:style-name="ro1" table:number-rows-repeated="3">
          <table:table-cell table:number-columns-repeated="15"/>
        </table:table-row>
        <table:table-row table:style-name="ro2"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102.242168">
            <text:p>102.24</text:p>
          </table:table-cell>
          <table:table-cell table:style-name="ce8" office:value-type="float" office:value="132.793486">
            <text:p>132.79</text:p>
          </table:table-cell>
          <table:table-cell table:style-name="ce8" office:value-type="float" office:value="148.150795">
            <text:p>148.15</text:p>
          </table:table-cell>
          <table:table-cell table:style-name="ce8" table:number-columns-repeated="3"/>
          <table:table-cell/>
          <table:table-cell table:style-name="ce5" office:value-type="string">
            <text:p>w/o</text:p>
          </table:table-cell>
          <table:table-cell table:style-name="ce8" office:value-type="float" office:value="102.242168">
            <text:p>102.24</text:p>
          </table:table-cell>
          <table:table-cell table:style-name="ce8" office:value-type="float" office:value="132.793486">
            <text:p>132.79</text:p>
          </table:table-cell>
          <table:table-cell table:style-name="ce8" office:value-type="float" office:value="148.150795">
            <text:p>148.15</text:p>
          </table:table-cell>
          <table:table-cell table:style-name="ce8" table:number-columns-repeated="3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331.562934">
            <text:p>331.56</text:p>
          </table:table-cell>
          <table:table-cell table:style-name="ce8" office:value-type="float" office:value="445.744218">
            <text:p>445.74</text:p>
          </table:table-cell>
          <table:table-cell table:style-name="ce8" office:value-type="float" office:value="460.583917">
            <text:p>460.58</text:p>
          </table:table-cell>
          <table:table-cell table:style-name="ce8" table:number-columns-repeated="3"/>
          <table:table-cell/>
          <table:table-cell table:style-name="ce5" office:value-type="string">
            <text:p>w/i</text:p>
          </table:table-cell>
          <table:table-cell table:style-name="ce8" office:value-type="float" office:value="331.562934">
            <text:p>331.56</text:p>
          </table:table-cell>
          <table:table-cell table:style-name="ce8" office:value-type="float" office:value="445.744218">
            <text:p>445.74</text:p>
          </table:table-cell>
          <table:table-cell table:style-name="ce8" office:value-type="float" office:value="460.583917">
            <text:p>460.58</text:p>
          </table:table-cell>
          <table:table-cell table:style-name="ce8" table:number-columns-repeated="3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15]/[.B14])" office:value-type="float" office:value="3.24291767756724">
            <text:p>3.24</text:p>
          </table:table-cell>
          <table:table-cell table:style-name="ce8" table:formula="of:=([.C15]/[.C14])" office:value-type="float" office:value="3.35667231448386">
            <text:p>3.36</text:p>
          </table:table-cell>
          <table:table-cell table:style-name="ce8" table:formula="of:=([.D15]/[.D14])" office:value-type="float" office:value="3.10888589561737">
            <text:p>3.11</text:p>
          </table:table-cell>
          <table:table-cell table:style-name="ce8" table:number-columns-repeated="3"/>
          <table:table-cell/>
          <table:table-cell table:style-name="ce5" office:value-type="string">
            <text:p>sp</text:p>
          </table:table-cell>
          <table:table-cell table:style-name="ce8" table:formula="of:=([.J15]/[.J14])" office:value-type="float" office:value="3.24291767756724">
            <text:p>3.24</text:p>
          </table:table-cell>
          <table:table-cell table:style-name="ce8" table:formula="of:=([.K15]/[.K14])" office:value-type="float" office:value="3.35667231448386">
            <text:p>3.36</text:p>
          </table:table-cell>
          <table:table-cell table:style-name="ce8" table:formula="of:=([.L15]/[.L14])" office:value-type="float" office:value="3.10888589561737">
            <text:p>3.11</text:p>
          </table:table-cell>
          <table:table-cell table:style-name="ce8" table:number-columns-repeated="3"/>
        </table:table-row>
        <table:table-row table:style-name="ro2">
          <table:table-cell table:number-columns-repeated="8"/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6" office:value-type="string">
            <text:p>HD6970</text:p>
          </table:table-cell>
          <table:table-cell table:number-columns-repeated="7"/>
          <table:table-cell table:style-name="ce5" office:value-type="string">
            <text:p>w/o</text:p>
          </table:table-cell>
          <table:table-cell table:style-name="ce8" office:value-type="float" office:value="127.75846">
            <text:p>127.76</text:p>
          </table:table-cell>
          <table:table-cell table:style-name="ce8" office:value-type="float" office:value="161.968228">
            <text:p>161.97</text:p>
          </table:table-cell>
          <table:table-cell table:style-name="ce8" office:value-type="float" office:value="162.959911">
            <text:p>162.96</text:p>
          </table:table-cell>
          <table:table-cell table:style-name="ce8" table:number-columns-repeated="3"/>
        </table:table-row>
        <table:table-row table:style-name="ro2">
          <table:table-cell/>
          <table:table-cell office:value-type="float" office:value="127.75846">
            <text:p>127.75846</text:p>
          </table:table-cell>
          <table:table-cell office:value-type="float" office:value="737.106577">
            <text:p>737.106577</text:p>
          </table:table-cell>
          <table:table-cell table:number-columns-repeated="5"/>
          <table:table-cell table:style-name="ce5" office:value-type="string">
            <text:p>w/i</text:p>
          </table:table-cell>
          <table:table-cell table:style-name="ce8" office:value-type="float" office:value="737.106577">
            <text:p>737.11</text:p>
          </table:table-cell>
          <table:table-cell table:style-name="ce8" office:value-type="float" office:value="990.758592">
            <text:p>990.76</text:p>
          </table:table-cell>
          <table:table-cell table:style-name="ce8" office:value-type="float" office:value="1032.693115">
            <text:p>1032.69</text:p>
          </table:table-cell>
          <table:table-cell table:style-name="ce8" table:number-columns-repeated="3"/>
        </table:table-row>
        <table:table-row table:style-name="ro2">
          <table:table-cell/>
          <table:table-cell office:value-type="float" office:value="161.968228">
            <text:p>161.968228</text:p>
          </table:table-cell>
          <table:table-cell office:value-type="float" office:value="990.758592">
            <text:p>990.758592</text:p>
          </table:table-cell>
          <table:table-cell table:number-columns-repeated="5"/>
          <table:table-cell table:style-name="ce5" office:value-type="string">
            <text:p>sp</text:p>
          </table:table-cell>
          <table:table-cell table:style-name="ce8" table:formula="of:=([.J19]/[.J18])" office:value-type="float" office:value="5.76953242078842">
            <text:p>5.77</text:p>
          </table:table-cell>
          <table:table-cell table:style-name="ce8" table:formula="of:=([.K19]/[.K18])" office:value-type="float" office:value="6.11699346368104">
            <text:p>6.12</text:p>
          </table:table-cell>
          <table:table-cell table:style-name="ce8" table:formula="of:=([.L19]/[.L18])" office:value-type="float" office:value="6.3370991593141">
            <text:p>6.34</text:p>
          </table:table-cell>
          <table:table-cell table:style-name="ce8" table:number-columns-repeated="3"/>
        </table:table-row>
        <table:table-row table:style-name="ro2">
          <table:table-cell/>
          <table:table-cell office:value-type="float" office:value="162.959911">
            <text:p>162.959911</text:p>
          </table:table-cell>
          <table:table-cell office:value-type="float" office:value="1032.693115">
            <text:p>1032.693115</text:p>
          </table:table-cell>
          <table:table-cell table:number-columns-repeated="5"/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number-columns-repeated="8"/>
          <table:table-cell table:style-name="ce5" office:value-type="string">
            <text:p>w/o</text:p>
          </table:table-cell>
          <table:table-cell table:style-name="ce8" office:value-type="float" office:value="618.192352">
            <text:p>618.19</text:p>
          </table:table-cell>
          <table:table-cell table:style-name="ce8" office:value-type="float" office:value="637.159602">
            <text:p>637.16</text:p>
          </table:table-cell>
          <table:table-cell table:style-name="ce8" office:value-type="float" office:value="646.213847">
            <text:p>646.21</text:p>
          </table:table-cell>
          <table:table-cell table:style-name="ce8" office:value-type="float" office:value="615.926818">
            <text:p>615.93</text:p>
          </table:table-cell>
          <table:table-cell table:style-name="ce8" table:number-columns-repeated="2"/>
        </table:table-row>
        <table:table-row table:style-name="ro2">
          <table:table-cell table:number-columns-repeated="8"/>
          <table:table-cell table:style-name="ce5" office:value-type="string">
            <text:p>w/i</text:p>
          </table:table-cell>
          <table:table-cell table:style-name="ce8" office:value-type="float" office:value="1219.924265">
            <text:p>1219.92</text:p>
          </table:table-cell>
          <table:table-cell table:style-name="ce8" office:value-type="float" office:value="1285.824247">
            <text:p>1285.82</text:p>
          </table:table-cell>
          <table:table-cell table:style-name="ce8" office:value-type="float" office:value="1299.193487">
            <text:p>1299.19</text:p>
          </table:table-cell>
          <table:table-cell table:style-name="ce8" office:value-type="float" office:value="1302.208692">
            <text:p>1302.21</text:p>
          </table:table-cell>
          <table:table-cell table:style-name="ce8" table:number-columns-repeated="2"/>
        </table:table-row>
        <table:table-row table:style-name="ro2">
          <table:table-cell table:number-columns-repeated="8"/>
          <table:table-cell table:style-name="ce5" office:value-type="string">
            <text:p>sp</text:p>
          </table:table-cell>
          <table:table-cell table:style-name="ce8" table:formula="of:=([.J23]/[.J22])" office:value-type="float" office:value="1.97337327298413">
            <text:p>1.97</text:p>
          </table:table-cell>
          <table:table-cell table:style-name="ce8" table:formula="of:=([.K23]/[.K22])" office:value-type="float" office:value="2.01805676782377">
            <text:p>2.02</text:p>
          </table:table-cell>
          <table:table-cell table:style-name="ce8" table:formula="of:=([.L23]/[.L22])" office:value-type="float" office:value="2.01046989790053">
            <text:p>2.01</text:p>
          </table:table-cell>
          <table:table-cell table:style-name="ce8" table:formula="of:=([.M23]/[.M22])" office:value-type="float" office:value="2.11422632355651">
            <text:p>2.11</text:p>
          </table:table-cell>
          <table:table-cell table:style-name="ce8" table:number-columns-repeated="2"/>
        </table:table-row>
        <table:table-row table:style-name="ro2"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127.75846">
            <text:p>127.76</text:p>
          </table:table-cell>
          <table:table-cell table:style-name="ce8" office:value-type="float" office:value="161.968228">
            <text:p>161.97</text:p>
          </table:table-cell>
          <table:table-cell table:style-name="ce8" office:value-type="float" office:value="162.959911">
            <text:p>162.96</text:p>
          </table:table-cell>
          <table:table-cell table:style-name="ce8" table:number-columns-repeated="3"/>
          <table:table-cell/>
          <table:table-cell table:style-name="ce5" office:value-type="string">
            <text:p>w/o</text:p>
          </table:table-cell>
          <table:table-cell table:style-name="ce8" office:value-type="float" office:value="95.985294">
            <text:p>95.99</text:p>
          </table:table-cell>
          <table:table-cell table:style-name="ce8" office:value-type="float" office:value="96.754259">
            <text:p>96.75</text:p>
          </table:table-cell>
          <table:table-cell table:style-name="ce8" office:value-type="float" office:value="100.036166">
            <text:p>100.04</text:p>
          </table:table-cell>
          <table:table-cell table:style-name="ce8" table:number-columns-repeated="3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737.106577">
            <text:p>737.11</text:p>
          </table:table-cell>
          <table:table-cell table:style-name="ce8" office:value-type="float" office:value="990.758592">
            <text:p>990.76</text:p>
          </table:table-cell>
          <table:table-cell table:style-name="ce8" office:value-type="float" office:value="1032.693115">
            <text:p>1032.69</text:p>
          </table:table-cell>
          <table:table-cell table:style-name="ce8" table:number-columns-repeated="3"/>
          <table:table-cell/>
          <table:table-cell table:style-name="ce5" office:value-type="string">
            <text:p>w/i</text:p>
          </table:table-cell>
          <table:table-cell table:style-name="ce8" office:value-type="float" office:value="144.18152">
            <text:p>144.18</text:p>
          </table:table-cell>
          <table:table-cell table:style-name="ce8" office:value-type="float" office:value="143.26208">
            <text:p>143.26</text:p>
          </table:table-cell>
          <table:table-cell table:style-name="ce8" office:value-type="float" office:value="147.479559">
            <text:p>147.48</text:p>
          </table:table-cell>
          <table:table-cell table:style-name="ce8" table:number-columns-repeated="3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27]/[.B26])" office:value-type="float" office:value="5.76953242078842">
            <text:p>5.77</text:p>
          </table:table-cell>
          <table:table-cell table:style-name="ce8" table:formula="of:=([.C27]/[.C26])" office:value-type="float" office:value="6.11699346368104">
            <text:p>6.12</text:p>
          </table:table-cell>
          <table:table-cell table:style-name="ce8" table:formula="of:=([.D27]/[.D26])" office:value-type="float" office:value="6.3370991593141">
            <text:p>6.34</text:p>
          </table:table-cell>
          <table:table-cell table:style-name="ce8" table:number-columns-repeated="3"/>
          <table:table-cell/>
          <table:table-cell table:style-name="ce5" office:value-type="string">
            <text:p>sp</text:p>
          </table:table-cell>
          <table:table-cell table:style-name="ce8" table:formula="of:=([.J27]/[.J26])" office:value-type="float" office:value="1.50212093948475">
            <text:p>1.50</text:p>
          </table:table-cell>
          <table:table-cell table:style-name="ce8" table:formula="of:=([.K27]/[.K26])" office:value-type="float" office:value="1.4806798323989">
            <text:p>1.48</text:p>
          </table:table-cell>
          <table:table-cell table:style-name="ce8" table:formula="of:=([.L27]/[.L26])" office:value-type="float" office:value="1.47426240825743">
            <text:p>1.47</text:p>
          </table:table-cell>
          <table:table-cell table:style-name="ce8"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GTX5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18.192352">
            <text:p>618.192352</text:p>
          </table:table-cell>
          <table:table-cell office:value-type="float" office:value="1219.924265">
            <text:p>1219.9242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7.159602">
            <text:p>637.159602</text:p>
          </table:table-cell>
          <table:table-cell office:value-type="float" office:value="1285.824247">
            <text:p>1285.82424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6.213847">
            <text:p>646.213847</text:p>
          </table:table-cell>
          <table:table-cell office:value-type="float" office:value="1299.193487">
            <text:p>1299.1934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5.926818">
            <text:p>615.926818</text:p>
          </table:table-cell>
          <table:table-cell office:value-type="float" office:value="1302.208692">
            <text:p>1302.208692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618.192352">
            <text:p>618.19</text:p>
          </table:table-cell>
          <table:table-cell table:style-name="ce8" office:value-type="float" office:value="637.159602">
            <text:p>637.16</text:p>
          </table:table-cell>
          <table:table-cell table:style-name="ce8" office:value-type="float" office:value="646.213847">
            <text:p>646.21</text:p>
          </table:table-cell>
          <table:table-cell table:style-name="ce8" office:value-type="float" office:value="615.926818">
            <text:p>615.93</text:p>
          </table:table-cell>
          <table:table-cell table:style-name="ce8" table:number-columns-repeated="2"/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1219.924265">
            <text:p>1219.92</text:p>
          </table:table-cell>
          <table:table-cell table:style-name="ce8" office:value-type="float" office:value="1285.824247">
            <text:p>1285.82</text:p>
          </table:table-cell>
          <table:table-cell table:style-name="ce8" office:value-type="float" office:value="1299.193487">
            <text:p>1299.19</text:p>
          </table:table-cell>
          <table:table-cell table:style-name="ce8" office:value-type="float" office:value="1302.208692">
            <text:p>1302.21</text:p>
          </table:table-cell>
          <table:table-cell table:style-name="ce8" table:number-columns-repeated="2"/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39]/[.B38])" office:value-type="float" office:value="1.97337327298413">
            <text:p>1.97</text:p>
          </table:table-cell>
          <table:table-cell table:style-name="ce8" table:formula="of:=([.C39]/[.C38])" office:value-type="float" office:value="2.01805676782377">
            <text:p>2.02</text:p>
          </table:table-cell>
          <table:table-cell table:style-name="ce8" table:formula="of:=([.D39]/[.D38])" office:value-type="float" office:value="2.01046989790053">
            <text:p>2.01</text:p>
          </table:table-cell>
          <table:table-cell table:style-name="ce8" table:formula="of:=([.E39]/[.E38])" office:value-type="float" office:value="2.11422632355651">
            <text:p>2.11</text:p>
          </table:table-cell>
          <table:table-cell table:style-name="ce8" table:number-columns-repeated="2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E562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5.985294">
            <text:p>95.985294</text:p>
          </table:table-cell>
          <table:table-cell office:value-type="float" office:value="144.18152">
            <text:p>144.181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.754259">
            <text:p>96.754259</text:p>
          </table:table-cell>
          <table:table-cell office:value-type="float" office:value="143.26208">
            <text:p>143.262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.036166">
            <text:p>100.036166</text:p>
          </table:table-cell>
          <table:table-cell office:value-type="float" office:value="147.479559">
            <text:p>147.479559</text:p>
          </table:table-cell>
          <table:table-cell table:number-columns-repeated="12"/>
        </table:table-row>
        <table:table-row table:style-name="ro1" table:number-rows-repeated="3">
          <table:table-cell table:number-columns-repeated="15"/>
        </table:table-row>
        <table:table-row table:style-name="ro2"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95.985294">
            <text:p>95.99</text:p>
          </table:table-cell>
          <table:table-cell table:style-name="ce8" office:value-type="float" office:value="96.754259">
            <text:p>96.75</text:p>
          </table:table-cell>
          <table:table-cell table:style-name="ce8" office:value-type="float" office:value="100.036166">
            <text:p>100.04</text:p>
          </table:table-cell>
          <table:table-cell table:style-name="ce8" table:number-columns-repeated="3"/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144.18152">
            <text:p>144.18</text:p>
          </table:table-cell>
          <table:table-cell table:style-name="ce8" office:value-type="float" office:value="143.26208">
            <text:p>143.26</text:p>
          </table:table-cell>
          <table:table-cell table:style-name="ce8" office:value-type="float" office:value="147.479559">
            <text:p>147.48</text:p>
          </table:table-cell>
          <table:table-cell table:style-name="ce8" table:number-columns-repeated="3"/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51]/[.B50])" office:value-type="float" office:value="1.50212093948475">
            <text:p>1.50</text:p>
          </table:table-cell>
          <table:table-cell table:style-name="ce8" table:formula="of:=([.C51]/[.C50])" office:value-type="float" office:value="1.4806798323989">
            <text:p>1.48</text:p>
          </table:table-cell>
          <table:table-cell table:style-name="ce8" table:formula="of:=([.D51]/[.D50])" office:value-type="float" office:value="1.47426240825743">
            <text:p>1.47</text:p>
          </table:table-cell>
          <table:table-cell table:style-name="ce8" table:number-columns-repeated="3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1" table:number-columns-repeated="7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MAP-407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R=3</text:p>
          </table:table-cell>
          <table:table-cell table:number-columns-repeated="13"/>
        </table:table-row>
        <table:table-row table:style-name="ro1">
          <table:table-cell table:style-name="ce3" office:value-type="string">
            <text:p>GTX2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.853591">
            <text:p>11.853591</text:p>
          </table:table-cell>
          <table:table-cell office:value-type="float" office:value="40.191088">
            <text:p>40.191088</text:p>
          </table:table-cell>
          <table:table-cell office:value-type="float" office:value="57.089138">
            <text:p>57.08913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.19649">
            <text:p>13.19649</text:p>
          </table:table-cell>
          <table:table-cell office:value-type="float" office:value="69.473993">
            <text:p>69.473993</text:p>
          </table:table-cell>
          <table:table-cell office:value-type="float" office:value="113.312692">
            <text:p>113.31269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.066639">
            <text:p>12.066639</text:p>
          </table:table-cell>
          <table:table-cell office:value-type="float" office:value="81.865228">
            <text:p>81.865228</text:p>
          </table:table-cell>
          <table:table-cell office:value-type="float" office:value="145.24044">
            <text:p>145.2404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.329631">
            <text:p>12.329631</text:p>
          </table:table-cell>
          <table:table-cell office:value-type="float" office:value="86.094728">
            <text:p>86.094728</text:p>
          </table:table-cell>
          <table:table-cell office:value-type="float" office:value="158.774635">
            <text:p>158.77463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.407026">
            <text:p>12.407026</text:p>
          </table:table-cell>
          <table:table-cell office:value-type="float" office:value="87.300429">
            <text:p>87.300429</text:p>
          </table:table-cell>
          <table:table-cell office:value-type="float" office:value="161.407507">
            <text:p>161.40750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.696778">
            <text:p>5.696778</text:p>
          </table:table-cell>
          <table:table-cell office:value-type="float" office:value="87.338119">
            <text:p>87.338119</text:p>
          </table:table-cell>
          <table:table-cell office:value-type="float" office:value="162.210968">
            <text:p>162.210968</text:p>
          </table:table-cell>
          <table:table-cell table:number-columns-repeated="11"/>
        </table:table-row>
        <table:table-row table:style-name="ro2"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11.853591">
            <text:p>11.85</text:p>
          </table:table-cell>
          <table:table-cell table:style-name="ce8" office:value-type="float" office:value="13.19649">
            <text:p>13.20</text:p>
          </table:table-cell>
          <table:table-cell table:style-name="ce8" office:value-type="float" office:value="12.066639">
            <text:p>12.07</text:p>
          </table:table-cell>
          <table:table-cell table:style-name="ce8" office:value-type="float" office:value="12.329631">
            <text:p>12.33</text:p>
          </table:table-cell>
          <table:table-cell table:style-name="ce8" office:value-type="float" office:value="12.407026">
            <text:p>12.41</text:p>
          </table:table-cell>
          <table:table-cell table:style-name="ce8" office:value-type="float" office:value="5.696778">
            <text:p>5.70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11.853591">
            <text:p>11.85</text:p>
          </table:table-cell>
          <table:table-cell table:style-name="ce8" office:value-type="float" office:value="13.19649">
            <text:p>13.20</text:p>
          </table:table-cell>
          <table:table-cell table:style-name="ce8" office:value-type="float" office:value="12.066639">
            <text:p>12.07</text:p>
          </table:table-cell>
          <table:table-cell table:style-name="ce8" office:value-type="float" office:value="12.329631">
            <text:p>12.33</text:p>
          </table:table-cell>
          <table:table-cell table:style-name="ce8" office:value-type="float" office:value="12.407026">
            <text:p>12.41</text:p>
          </table:table-cell>
          <table:table-cell table:style-name="ce8" office:value-type="float" office:value="5.696778">
            <text:p>5.70</text:p>
          </table:table-cell>
        </table:table-row>
        <table:table-row table:style-name="ro2">
          <table:table-cell table:style-name="ce5" office:value-type="string">
            <text:p>w/i L</text:p>
          </table:table-cell>
          <table:table-cell table:style-name="ce8" office:value-type="float" office:value="40.191088">
            <text:p>40.19</text:p>
          </table:table-cell>
          <table:table-cell table:style-name="ce8" office:value-type="float" office:value="69.473993">
            <text:p>69.47</text:p>
          </table:table-cell>
          <table:table-cell table:style-name="ce8" office:value-type="float" office:value="81.865228">
            <text:p>81.87</text:p>
          </table:table-cell>
          <table:table-cell table:style-name="ce8" office:value-type="float" office:value="86.094728">
            <text:p>86.09</text:p>
          </table:table-cell>
          <table:table-cell table:style-name="ce8" office:value-type="float" office:value="87.300429">
            <text:p>87.30</text:p>
          </table:table-cell>
          <table:table-cell table:style-name="ce8" office:value-type="float" office:value="87.338119">
            <text:p>87.34</text:p>
          </table:table-cell>
          <table:table-cell/>
          <table:table-cell table:style-name="ce5" office:value-type="string">
            <text:p>w/i L</text:p>
          </table:table-cell>
          <table:table-cell table:style-name="ce8" office:value-type="float" office:value="40.191088">
            <text:p>40.19</text:p>
          </table:table-cell>
          <table:table-cell table:style-name="ce8" office:value-type="float" office:value="69.473993">
            <text:p>69.47</text:p>
          </table:table-cell>
          <table:table-cell table:style-name="ce8" office:value-type="float" office:value="81.865228">
            <text:p>81.87</text:p>
          </table:table-cell>
          <table:table-cell table:style-name="ce8" office:value-type="float" office:value="86.094728">
            <text:p>86.09</text:p>
          </table:table-cell>
          <table:table-cell table:style-name="ce8" office:value-type="float" office:value="87.300429">
            <text:p>87.30</text:p>
          </table:table-cell>
          <table:table-cell table:style-name="ce8" office:value-type="float" office:value="87.338119">
            <text:p>87.34</text:p>
          </table:table-cell>
        </table:table-row>
        <table:table-row table:style-name="ro2">
          <table:table-cell table:style-name="ce5" office:value-type="string">
            <text:p>w/i M</text:p>
          </table:table-cell>
          <table:table-cell table:style-name="ce8" office:value-type="float" office:value="57.089138">
            <text:p>57.09</text:p>
          </table:table-cell>
          <table:table-cell table:style-name="ce8" office:value-type="float" office:value="113.312692">
            <text:p>113.31</text:p>
          </table:table-cell>
          <table:table-cell table:style-name="ce8" office:value-type="float" office:value="145.24044">
            <text:p>145.24</text:p>
          </table:table-cell>
          <table:table-cell table:style-name="ce8" office:value-type="float" office:value="158.774635">
            <text:p>158.77</text:p>
          </table:table-cell>
          <table:table-cell table:style-name="ce8" office:value-type="float" office:value="161.407507">
            <text:p>161.41</text:p>
          </table:table-cell>
          <table:table-cell table:style-name="ce8" office:value-type="float" office:value="162.210968">
            <text:p>162.21</text:p>
          </table:table-cell>
          <table:table-cell/>
          <table:table-cell table:style-name="ce5" office:value-type="string">
            <text:p>w/i M</text:p>
          </table:table-cell>
          <table:table-cell table:style-name="ce8" office:value-type="float" office:value="57.089138">
            <text:p>57.09</text:p>
          </table:table-cell>
          <table:table-cell table:style-name="ce8" office:value-type="float" office:value="113.312692">
            <text:p>113.31</text:p>
          </table:table-cell>
          <table:table-cell table:style-name="ce8" office:value-type="float" office:value="145.24044">
            <text:p>145.24</text:p>
          </table:table-cell>
          <table:table-cell table:style-name="ce8" office:value-type="float" office:value="158.774635">
            <text:p>158.77</text:p>
          </table:table-cell>
          <table:table-cell table:style-name="ce8" office:value-type="float" office:value="161.407507">
            <text:p>161.41</text:p>
          </table:table-cell>
          <table:table-cell table:style-name="ce8" office:value-type="float" office:value="162.210968">
            <text:p>162.21</text:p>
          </table:table-cell>
        </table:table-row>
        <table:table-row table:style-name="ro2">
          <table:table-cell table:style-name="ce5" office:value-type="string">
            <text:p>sp L</text:p>
          </table:table-cell>
          <table:table-cell table:style-name="ce8" table:formula="of:=([.B67]/[.B66])" office:value-type="float" office:value="3.39062550749389">
            <text:p>3.39</text:p>
          </table:table-cell>
          <table:table-cell table:style-name="ce8" table:formula="of:=([.C67]/[.C66])" office:value-type="float" office:value="5.26458118787647">
            <text:p>5.26</text:p>
          </table:table-cell>
          <table:table-cell table:style-name="ce8" table:formula="of:=([.D67]/[.D66])" office:value-type="float" office:value="6.78442671567451">
            <text:p>6.78</text:p>
          </table:table-cell>
          <table:table-cell table:style-name="ce8" table:formula="of:=([.E67]/[.E66])" office:value-type="float" office:value="6.98274976761267">
            <text:p>6.98</text:p>
          </table:table-cell>
          <table:table-cell table:style-name="ce8" table:formula="of:=([.F67]/[.F66])" office:value-type="float" office:value="7.03637027922727">
            <text:p>7.04</text:p>
          </table:table-cell>
          <table:table-cell table:style-name="ce8" table:formula="of:=([.G67]/[.G66])" office:value-type="float" office:value="15.3311431479338">
            <text:p>15.33</text:p>
          </table:table-cell>
          <table:table-cell/>
          <table:table-cell table:style-name="ce5" office:value-type="string">
            <text:p>sp L</text:p>
          </table:table-cell>
          <table:table-cell table:style-name="ce8" table:formula="of:=([.J67]/[.J66])" office:value-type="float" office:value="3.39062550749389">
            <text:p>3.39</text:p>
          </table:table-cell>
          <table:table-cell table:style-name="ce8" table:formula="of:=([.K67]/[.K66])" office:value-type="float" office:value="5.26458118787647">
            <text:p>5.26</text:p>
          </table:table-cell>
          <table:table-cell table:style-name="ce8" table:formula="of:=([.L67]/[.L66])" office:value-type="float" office:value="6.78442671567451">
            <text:p>6.78</text:p>
          </table:table-cell>
          <table:table-cell table:style-name="ce8" table:formula="of:=([.M67]/[.M66])" office:value-type="float" office:value="6.98274976761267">
            <text:p>6.98</text:p>
          </table:table-cell>
          <table:table-cell table:style-name="ce8" table:formula="of:=([.N67]/[.N66])" office:value-type="float" office:value="7.03637027922727">
            <text:p>7.04</text:p>
          </table:table-cell>
          <table:table-cell table:style-name="ce8" table:formula="of:=([.O67]/[.O66])" office:value-type="float" office:value="15.3311431479338">
            <text:p>15.33</text:p>
          </table:table-cell>
        </table:table-row>
        <table:table-row table:style-name="ro2">
          <table:table-cell table:style-name="ce5" office:value-type="string">
            <text:p>sp M</text:p>
          </table:table-cell>
          <table:table-cell table:style-name="ce8" table:formula="of:=([.B68]/[.B66])" office:value-type="float" office:value="4.81618928812374">
            <text:p>4.82</text:p>
          </table:table-cell>
          <table:table-cell table:style-name="ce8" table:formula="of:=([.C68]/[.C66])" office:value-type="float" office:value="8.58657809766082">
            <text:p>8.59</text:p>
          </table:table-cell>
          <table:table-cell table:style-name="ce8" table:formula="of:=([.D68]/[.D66])" office:value-type="float" office:value="12.0365281500507">
            <text:p>12.04</text:p>
          </table:table-cell>
          <table:table-cell table:style-name="ce8" table:formula="of:=([.E68]/[.E66])" office:value-type="float" office:value="12.8774847357557">
            <text:p>12.88</text:p>
          </table:table-cell>
          <table:table-cell table:style-name="ce8" table:formula="of:=([.F68]/[.F66])" office:value-type="float" office:value="13.0093631624533">
            <text:p>13.01</text:p>
          </table:table-cell>
          <table:table-cell table:style-name="ce8" table:formula="of:=([.G68]/[.G66])" office:value-type="float" office:value="28.4741599549781">
            <text:p>28.47</text:p>
          </table:table-cell>
          <table:table-cell/>
          <table:table-cell table:style-name="ce5" office:value-type="string">
            <text:p>sp M</text:p>
          </table:table-cell>
          <table:table-cell table:style-name="ce8" table:formula="of:=([.J68]/[.J66])" office:value-type="float" office:value="4.81618928812374">
            <text:p>4.82</text:p>
          </table:table-cell>
          <table:table-cell table:style-name="ce8" table:formula="of:=([.K68]/[.K66])" office:value-type="float" office:value="8.58657809766082">
            <text:p>8.59</text:p>
          </table:table-cell>
          <table:table-cell table:style-name="ce8" table:formula="of:=([.L68]/[.L66])" office:value-type="float" office:value="12.0365281500507">
            <text:p>12.04</text:p>
          </table:table-cell>
          <table:table-cell table:style-name="ce8" table:formula="of:=([.M68]/[.M66])" office:value-type="float" office:value="12.8774847357557">
            <text:p>12.88</text:p>
          </table:table-cell>
          <table:table-cell table:style-name="ce8" table:formula="of:=([.N68]/[.N66])" office:value-type="float" office:value="13.0093631624533">
            <text:p>13.01</text:p>
          </table:table-cell>
          <table:table-cell table:style-name="ce8" table:formula="of:=([.O68]/[.O66])" office:value-type="float" office:value="28.4741599549781">
            <text:p>28.47</text:p>
          </table:table-cell>
        </table:table-row>
        <table:table-row table:style-name="ro2">
          <table:table-cell table:number-columns-repeated="8"/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6" office:value-type="string">
            <text:p>HD6970</text:p>
          </table:table-cell>
          <table:table-cell table:number-columns-repeated="7"/>
          <table:table-cell table:style-name="ce5" office:value-type="string">
            <text:p>w/o</text:p>
          </table:table-cell>
          <table:table-cell table:style-name="ce8" office:value-type="float" office:value="9.147857">
            <text:p>9.15</text:p>
          </table:table-cell>
          <table:table-cell table:style-name="ce8" office:value-type="float" office:value="27.53847">
            <text:p>27.54</text:p>
          </table:table-cell>
          <table:table-cell table:style-name="ce8" office:value-type="float" office:value="52.89794">
            <text:p>52.90</text:p>
          </table:table-cell>
          <table:table-cell table:style-name="ce8" office:value-type="float" office:value="75.481173">
            <text:p>75.48</text:p>
          </table:table-cell>
          <table:table-cell table:style-name="ce8" office:value-type="float" office:value="84.931859">
            <text:p>84.93</text:p>
          </table:table-cell>
          <table:table-cell table:style-name="ce8" office:value-type="float" office:value="85.158882">
            <text:p>85.16</text:p>
          </table:table-cell>
        </table:table-row>
        <table:table-row table:style-name="ro2">
          <table:table-cell/>
          <table:table-cell office:value-type="float" office:value="9.147857">
            <text:p>9.147857</text:p>
          </table:table-cell>
          <table:table-cell office:value-type="float" office:value="26.550407">
            <text:p>26.550407</text:p>
          </table:table-cell>
          <table:table-cell office:value-type="float" office:value="26.133151">
            <text:p>26.133151</text:p>
          </table:table-cell>
          <table:table-cell table:number-columns-repeated="4"/>
          <table:table-cell table:style-name="ce5" office:value-type="string">
            <text:p>w/i L</text:p>
          </table:table-cell>
          <table:table-cell table:style-name="ce8" office:value-type="float" office:value="26.550407">
            <text:p>26.55</text:p>
          </table:table-cell>
          <table:table-cell table:style-name="ce8" office:value-type="float" office:value="60.767076">
            <text:p>60.77</text:p>
          </table:table-cell>
          <table:table-cell table:style-name="ce8" office:value-type="float" office:value="90.737702">
            <text:p>90.74</text:p>
          </table:table-cell>
          <table:table-cell table:style-name="ce8" office:value-type="float" office:value="130.480356">
            <text:p>130.48</text:p>
          </table:table-cell>
          <table:table-cell table:style-name="ce8" office:value-type="float" office:value="145.307879">
            <text:p>145.31</text:p>
          </table:table-cell>
          <table:table-cell table:style-name="ce8" office:value-type="float" office:value="148.53882">
            <text:p>148.54</text:p>
          </table:table-cell>
        </table:table-row>
        <table:table-row table:style-name="ro2">
          <table:table-cell/>
          <table:table-cell office:value-type="float" office:value="27.53847">
            <text:p>27.53847</text:p>
          </table:table-cell>
          <table:table-cell office:value-type="float" office:value="60.767076">
            <text:p>60.767076</text:p>
          </table:table-cell>
          <table:table-cell office:value-type="float" office:value="55.098282">
            <text:p>55.098282</text:p>
          </table:table-cell>
          <table:table-cell table:number-columns-repeated="4"/>
          <table:table-cell table:style-name="ce5" office:value-type="string">
            <text:p>w/i M</text:p>
          </table:table-cell>
          <table:table-cell table:style-name="ce8" office:value-type="float" office:value="26.133151">
            <text:p>26.13</text:p>
          </table:table-cell>
          <table:table-cell table:style-name="ce8" office:value-type="float" office:value="55.098282">
            <text:p>55.10</text:p>
          </table:table-cell>
          <table:table-cell table:style-name="ce8" office:value-type="float" office:value="90.816406">
            <text:p>90.82</text:p>
          </table:table-cell>
          <table:table-cell table:style-name="ce8" office:value-type="float" office:value="128.036964">
            <text:p>128.04</text:p>
          </table:table-cell>
          <table:table-cell table:style-name="ce8" office:value-type="float" office:value="142.934281">
            <text:p>142.93</text:p>
          </table:table-cell>
          <table:table-cell table:style-name="ce8" office:value-type="float" office:value="146.226637">
            <text:p>146.23</text:p>
          </table:table-cell>
        </table:table-row>
        <table:table-row table:style-name="ro2">
          <table:table-cell/>
          <table:table-cell office:value-type="float" office:value="52.89794">
            <text:p>52.89794</text:p>
          </table:table-cell>
          <table:table-cell office:value-type="float" office:value="90.737702">
            <text:p>90.737702</text:p>
          </table:table-cell>
          <table:table-cell office:value-type="float" office:value="90.816406">
            <text:p>90.816406</text:p>
          </table:table-cell>
          <table:table-cell table:number-columns-repeated="4"/>
          <table:table-cell table:style-name="ce5" office:value-type="string">
            <text:p>sp L</text:p>
          </table:table-cell>
          <table:table-cell table:style-name="ce8" table:formula="of:=([.J73]/[.J72])" office:value-type="float" office:value="2.90236358089113">
            <text:p>2.90</text:p>
          </table:table-cell>
          <table:table-cell table:style-name="ce8" table:formula="of:=([.K73]/[.K72])" office:value-type="float" office:value="2.20662498679121">
            <text:p>2.21</text:p>
          </table:table-cell>
          <table:table-cell table:style-name="ce8" table:formula="of:=([.L73]/[.L72])" office:value-type="float" office:value="1.71533526636387">
            <text:p>1.72</text:p>
          </table:table-cell>
          <table:table-cell table:style-name="ce8" table:formula="of:=([.M73]/[.M72])" office:value-type="float" office:value="1.72864769867845">
            <text:p>1.73</text:p>
          </table:table-cell>
          <table:table-cell table:style-name="ce8" table:formula="of:=([.N73]/[.N72])" office:value-type="float" office:value="1.71087599766302">
            <text:p>1.71</text:p>
          </table:table-cell>
          <table:table-cell table:style-name="ce8" table:formula="of:=([.O73]/[.O72])" office:value-type="float" office:value="1.74425516765239">
            <text:p>1.74</text:p>
          </table:table-cell>
        </table:table-row>
        <table:table-row table:style-name="ro2">
          <table:table-cell/>
          <table:table-cell office:value-type="float" office:value="75.481173">
            <text:p>75.481173</text:p>
          </table:table-cell>
          <table:table-cell office:value-type="float" office:value="130.480356">
            <text:p>130.480356</text:p>
          </table:table-cell>
          <table:table-cell office:value-type="float" office:value="128.036964">
            <text:p>128.036964</text:p>
          </table:table-cell>
          <table:table-cell table:number-columns-repeated="4"/>
          <table:table-cell table:style-name="ce5" office:value-type="string">
            <text:p>sp M</text:p>
          </table:table-cell>
          <table:table-cell table:style-name="ce8" table:formula="of:=([.J74]/[.J72])" office:value-type="float" office:value="2.85675114947687">
            <text:p>2.86</text:p>
          </table:table-cell>
          <table:table-cell table:style-name="ce8" table:formula="of:=([.K74]/[.K72])" office:value-type="float" office:value="2.00077498858869">
            <text:p>2.00</text:p>
          </table:table-cell>
          <table:table-cell table:style-name="ce8" table:formula="of:=([.L74]/[.L72])" office:value-type="float" office:value="1.71682311258246">
            <text:p>1.72</text:p>
          </table:table-cell>
          <table:table-cell table:style-name="ce8" table:formula="of:=([.M74]/[.M72])" office:value-type="float" office:value="1.69627681859157">
            <text:p>1.70</text:p>
          </table:table-cell>
          <table:table-cell table:style-name="ce8" table:formula="of:=([.N74]/[.N72])" office:value-type="float" office:value="1.68292891128169">
            <text:p>1.68</text:p>
          </table:table-cell>
          <table:table-cell table:style-name="ce8" table:formula="of:=([.O74]/[.O72])" office:value-type="float" office:value="1.71710376611097">
            <text:p>1.72</text:p>
          </table:table-cell>
        </table:table-row>
        <table:table-row table:style-name="ro2">
          <table:table-cell/>
          <table:table-cell office:value-type="float" office:value="84.931859">
            <text:p>84.931859</text:p>
          </table:table-cell>
          <table:table-cell office:value-type="float" office:value="145.307879">
            <text:p>145.307879</text:p>
          </table:table-cell>
          <table:table-cell office:value-type="float" office:value="142.934281">
            <text:p>142.934281</text:p>
          </table:table-cell>
          <table:table-cell table:number-columns-repeated="4"/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/>
          <table:table-cell office:value-type="float" office:value="85.158882">
            <text:p>85.158882</text:p>
          </table:table-cell>
          <table:table-cell office:value-type="float" office:value="148.53882">
            <text:p>148.53882</text:p>
          </table:table-cell>
          <table:table-cell office:value-type="float" office:value="146.226637">
            <text:p>146.226637</text:p>
          </table:table-cell>
          <table:table-cell table:number-columns-repeated="4"/>
          <table:table-cell table:style-name="ce5" office:value-type="string">
            <text:p>w/o</text:p>
          </table:table-cell>
          <table:table-cell table:style-name="ce8" office:value-type="float" office:value="54.325695">
            <text:p>54.33</text:p>
          </table:table-cell>
          <table:table-cell table:style-name="ce8" office:value-type="float" office:value="70.705463">
            <text:p>70.71</text:p>
          </table:table-cell>
          <table:table-cell table:style-name="ce8" office:value-type="float" office:value="79.69365">
            <text:p>79.69</text:p>
          </table:table-cell>
          <table:table-cell table:style-name="ce8" office:value-type="float" office:value="70.761391">
            <text:p>70.76</text:p>
          </table:table-cell>
          <table:table-cell table:style-name="ce8" office:value-type="float" office:value="79.519095">
            <text:p>79.52</text:p>
          </table:table-cell>
          <table:table-cell table:style-name="ce8" office:value-type="float" office:value="70.166598">
            <text:p>70.17</text:p>
          </table:table-cell>
        </table:table-row>
        <table:table-row table:style-name="ro2"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5" office:value-type="string">
            <text:p>w/i L</text:p>
          </table:table-cell>
          <table:table-cell table:style-name="ce8" office:value-type="float" office:value="106.366952">
            <text:p>106.37</text:p>
          </table:table-cell>
          <table:table-cell table:style-name="ce8" office:value-type="float" office:value="197.742509">
            <text:p>197.74</text:p>
          </table:table-cell>
          <table:table-cell table:style-name="ce8" office:value-type="float" office:value="273.967218">
            <text:p>273.97</text:p>
          </table:table-cell>
          <table:table-cell table:style-name="ce8" office:value-type="float" office:value="301.01538">
            <text:p>301.02</text:p>
          </table:table-cell>
          <table:table-cell table:style-name="ce8" office:value-type="float" office:value="308.202243">
            <text:p>308.20</text:p>
          </table:table-cell>
          <table:table-cell table:style-name="ce8" office:value-type="float" office:value="310.564206">
            <text:p>310.5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9.147857">
            <text:p>9.15</text:p>
          </table:table-cell>
          <table:table-cell table:style-name="ce8" office:value-type="float" office:value="27.53847">
            <text:p>27.54</text:p>
          </table:table-cell>
          <table:table-cell table:style-name="ce8" office:value-type="float" office:value="52.89794">
            <text:p>52.90</text:p>
          </table:table-cell>
          <table:table-cell table:style-name="ce8" office:value-type="float" office:value="75.481173">
            <text:p>75.48</text:p>
          </table:table-cell>
          <table:table-cell table:style-name="ce8" office:value-type="float" office:value="84.931859">
            <text:p>84.93</text:p>
          </table:table-cell>
          <table:table-cell table:style-name="ce8" office:value-type="float" office:value="85.158882">
            <text:p>85.16</text:p>
          </table:table-cell>
          <table:table-cell/>
          <table:table-cell table:style-name="ce5" office:value-type="string">
            <text:p>w/i M</text:p>
          </table:table-cell>
          <table:table-cell table:style-name="ce8" office:value-type="float" office:value="103.058351">
            <text:p>103.06</text:p>
          </table:table-cell>
          <table:table-cell table:style-name="ce8" office:value-type="float" office:value="182.609154">
            <text:p>182.61</text:p>
          </table:table-cell>
          <table:table-cell table:style-name="ce8" office:value-type="float" office:value="249.296246">
            <text:p>249.30</text:p>
          </table:table-cell>
          <table:table-cell table:style-name="ce8" office:value-type="float" office:value="272.689269">
            <text:p>272.69</text:p>
          </table:table-cell>
          <table:table-cell table:style-name="ce8" office:value-type="float" office:value="279.864987">
            <text:p>279.86</text:p>
          </table:table-cell>
          <table:table-cell table:style-name="ce8" office:value-type="float" office:value="281.592627">
            <text:p>281.59</text:p>
          </table:table-cell>
        </table:table-row>
        <table:table-row table:style-name="ro2">
          <table:table-cell table:style-name="ce5" office:value-type="string">
            <text:p>w/i L</text:p>
          </table:table-cell>
          <table:table-cell table:style-name="ce8" office:value-type="float" office:value="26.550407">
            <text:p>26.55</text:p>
          </table:table-cell>
          <table:table-cell table:style-name="ce8" office:value-type="float" office:value="60.767076">
            <text:p>60.77</text:p>
          </table:table-cell>
          <table:table-cell table:style-name="ce8" office:value-type="float" office:value="90.737702">
            <text:p>90.74</text:p>
          </table:table-cell>
          <table:table-cell table:style-name="ce8" office:value-type="float" office:value="130.480356">
            <text:p>130.48</text:p>
          </table:table-cell>
          <table:table-cell table:style-name="ce8" office:value-type="float" office:value="145.307879">
            <text:p>145.31</text:p>
          </table:table-cell>
          <table:table-cell table:style-name="ce8" office:value-type="float" office:value="148.53882">
            <text:p>148.54</text:p>
          </table:table-cell>
          <table:table-cell/>
          <table:table-cell table:style-name="ce5" office:value-type="string">
            <text:p>sp L</text:p>
          </table:table-cell>
          <table:table-cell table:style-name="ce8" table:formula="of:=([.J79]/[.J78])" office:value-type="float" office:value="1.95794921721664">
            <text:p>1.96</text:p>
          </table:table-cell>
          <table:table-cell table:style-name="ce8" table:formula="of:=([.K79]/[.K78])" office:value-type="float" office:value="2.79670764619701">
            <text:p>2.80</text:p>
          </table:table-cell>
          <table:table-cell table:style-name="ce8" table:formula="of:=([.L79]/[.L78])" office:value-type="float" office:value="3.43775467681553">
            <text:p>3.44</text:p>
          </table:table-cell>
          <table:table-cell table:style-name="ce8" table:formula="of:=([.M79]/[.M78])" office:value-type="float" office:value="4.25394944539742">
            <text:p>4.25</text:p>
          </table:table-cell>
          <table:table-cell table:style-name="ce8" table:formula="of:=([.N79]/[.N78])" office:value-type="float" office:value="3.8758268438543">
            <text:p>3.88</text:p>
          </table:table-cell>
          <table:table-cell table:style-name="ce8" table:formula="of:=([.O79]/[.O78])" office:value-type="float" office:value="4.42609752862751">
            <text:p>4.43</text:p>
          </table:table-cell>
        </table:table-row>
        <table:table-row table:style-name="ro2">
          <table:table-cell table:style-name="ce5" office:value-type="string">
            <text:p>w/i M</text:p>
          </table:table-cell>
          <table:table-cell table:style-name="ce8" office:value-type="float" office:value="26.133151">
            <text:p>26.13</text:p>
          </table:table-cell>
          <table:table-cell table:style-name="ce8" office:value-type="float" office:value="55.098282">
            <text:p>55.10</text:p>
          </table:table-cell>
          <table:table-cell table:style-name="ce8" office:value-type="float" office:value="90.816406">
            <text:p>90.82</text:p>
          </table:table-cell>
          <table:table-cell table:style-name="ce8" office:value-type="float" office:value="128.036964">
            <text:p>128.04</text:p>
          </table:table-cell>
          <table:table-cell table:style-name="ce8" office:value-type="float" office:value="142.934281">
            <text:p>142.93</text:p>
          </table:table-cell>
          <table:table-cell table:style-name="ce8" office:value-type="float" office:value="146.226637">
            <text:p>146.23</text:p>
          </table:table-cell>
          <table:table-cell/>
          <table:table-cell table:style-name="ce5" office:value-type="string">
            <text:p>sp M</text:p>
          </table:table-cell>
          <table:table-cell table:style-name="ce8" table:formula="of:=([.J80]/[.J78])" office:value-type="float" office:value="1.89704615836024">
            <text:p>1.90</text:p>
          </table:table-cell>
          <table:table-cell table:style-name="ce8" table:formula="of:=([.K80]/[.K78])" office:value-type="float" office:value="2.58267390173232">
            <text:p>2.58</text:p>
          </table:table-cell>
          <table:table-cell table:style-name="ce8" table:formula="of:=([.L80]/[.L78])" office:value-type="float" office:value="3.12818205716516">
            <text:p>3.13</text:p>
          </table:table-cell>
          <table:table-cell table:style-name="ce8" table:formula="of:=([.M80]/[.M78])" office:value-type="float" office:value="3.8536448357834">
            <text:p>3.85</text:p>
          </table:table-cell>
          <table:table-cell table:style-name="ce8" table:formula="of:=([.N80]/[.N78])" office:value-type="float" office:value="3.51946896528438">
            <text:p>3.52</text:p>
          </table:table-cell>
          <table:table-cell table:style-name="ce8" table:formula="of:=([.O80]/[.O78])" office:value-type="float" office:value="4.01320051173067">
            <text:p>4.01</text:p>
          </table:table-cell>
        </table:table-row>
        <table:table-row table:style-name="ro2">
          <table:table-cell table:style-name="ce5" office:value-type="string">
            <text:p>sp L</text:p>
          </table:table-cell>
          <table:table-cell table:style-name="ce8" table:formula="of:=([.B81]/[.B80])" office:value-type="float" office:value="2.90236358089113">
            <text:p>2.90</text:p>
          </table:table-cell>
          <table:table-cell table:style-name="ce8" table:formula="of:=([.C81]/[.C80])" office:value-type="float" office:value="2.20662498679121">
            <text:p>2.21</text:p>
          </table:table-cell>
          <table:table-cell table:style-name="ce8" table:formula="of:=([.D81]/[.D80])" office:value-type="float" office:value="1.71533526636387">
            <text:p>1.72</text:p>
          </table:table-cell>
          <table:table-cell table:style-name="ce8" table:formula="of:=([.E81]/[.E80])" office:value-type="float" office:value="1.72864769867845">
            <text:p>1.73</text:p>
          </table:table-cell>
          <table:table-cell table:style-name="ce8" table:formula="of:=([.F81]/[.F80])" office:value-type="float" office:value="1.71087599766302">
            <text:p>1.71</text:p>
          </table:table-cell>
          <table:table-cell table:style-name="ce8" table:formula="of:=([.G81]/[.G80])" office:value-type="float" office:value="1.74425516765239">
            <text:p>1.74</text:p>
          </table:table-cell>
          <table:table-cell/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sp M</text:p>
          </table:table-cell>
          <table:table-cell table:style-name="ce8" table:formula="of:=([.B82]/[.B80])" office:value-type="float" office:value="2.85675114947687">
            <text:p>2.86</text:p>
          </table:table-cell>
          <table:table-cell table:style-name="ce8" table:formula="of:=([.C82]/[.C80])" office:value-type="float" office:value="2.00077498858869">
            <text:p>2.00</text:p>
          </table:table-cell>
          <table:table-cell table:style-name="ce8" table:formula="of:=([.D82]/[.D80])" office:value-type="float" office:value="1.71682311258246">
            <text:p>1.72</text:p>
          </table:table-cell>
          <table:table-cell table:style-name="ce8" table:formula="of:=([.E82]/[.E80])" office:value-type="float" office:value="1.69627681859157">
            <text:p>1.70</text:p>
          </table:table-cell>
          <table:table-cell table:style-name="ce8" table:formula="of:=([.F82]/[.F80])" office:value-type="float" office:value="1.68292891128169">
            <text:p>1.68</text:p>
          </table:table-cell>
          <table:table-cell table:style-name="ce8" table:formula="of:=([.G82]/[.G80])" office:value-type="float" office:value="1.71710376611097">
            <text:p>1.72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8.301516">
            <text:p>8.30</text:p>
          </table:table-cell>
          <table:table-cell table:style-name="ce8" office:value-type="float" office:value="8.788666">
            <text:p>8.79</text:p>
          </table:table-cell>
          <table:table-cell table:style-name="ce8" office:value-type="float" office:value="9.387588">
            <text:p>9.39</text:p>
          </table:table-cell>
          <table:table-cell table:style-name="ce8" office:value-type="float" office:value="9.592977">
            <text:p>9.59</text:p>
          </table:table-cell>
          <table:table-cell table:style-name="ce8" office:value-type="float" office:value="9.659683">
            <text:p>9.66</text:p>
          </table:table-cell>
          <table:table-cell table:style-name="ce8" office:value-type="float" office:value="9.679639">
            <text:p>9.68</text:p>
          </table:table-cell>
        </table:table-row>
        <table:table-row table:style-name="ro2">
          <table:table-cell table:number-columns-repeated="8"/>
          <table:table-cell table:style-name="ce5" office:value-type="string">
            <text:p>w/i L</text:p>
          </table:table-cell>
          <table:table-cell table:style-name="ce8" office:value-type="float" office:value="12.602483">
            <text:p>12.60</text:p>
          </table:table-cell>
          <table:table-cell table:style-name="ce8" office:value-type="float" office:value="14.79162">
            <text:p>14.79</text:p>
          </table:table-cell>
          <table:table-cell table:style-name="ce8" office:value-type="float" office:value="16.019325">
            <text:p>16.02</text:p>
          </table:table-cell>
          <table:table-cell table:style-name="ce8" office:value-type="float" office:value="16.291062">
            <text:p>16.29</text:p>
          </table:table-cell>
          <table:table-cell table:style-name="ce8" office:value-type="float" office:value="16.424928">
            <text:p>16.42</text:p>
          </table:table-cell>
          <table:table-cell table:style-name="ce8" office:value-type="float" office:value="16.515861">
            <text:p>16.52</text:p>
          </table:table-cell>
        </table:table-row>
        <table:table-row table:style-name="ro2">
          <table:table-cell table:style-name="ce3" office:value-type="string">
            <text:p>GTX580</text:p>
          </table:table-cell>
          <table:table-cell table:number-columns-repeated="7"/>
          <table:table-cell table:style-name="ce5" office:value-type="string">
            <text:p>w/i M</text:p>
          </table:table-cell>
          <table:table-cell table:style-name="ce8" office:value-type="float" office:value="8.631252">
            <text:p>8.63</text:p>
          </table:table-cell>
          <table:table-cell table:style-name="ce8" office:value-type="float" office:value="9.374517">
            <text:p>9.37</text:p>
          </table:table-cell>
          <table:table-cell table:style-name="ce8" office:value-type="float" office:value="9.919">
            <text:p>9.92</text:p>
          </table:table-cell>
          <table:table-cell table:style-name="ce8" office:value-type="float" office:value="10.089193">
            <text:p>10.09</text:p>
          </table:table-cell>
          <table:table-cell table:style-name="ce8" office:value-type="float" office:value="10.124748">
            <text:p>10.12</text:p>
          </table:table-cell>
          <table:table-cell table:style-name="ce8" office:value-type="float" office:value="10.129287">
            <text:p>10.13</text:p>
          </table:table-cell>
        </table:table-row>
        <table:table-row table:style-name="ro2">
          <table:table-cell/>
          <table:table-cell office:value-type="float" office:value="54.325695">
            <text:p>54.325695</text:p>
          </table:table-cell>
          <table:table-cell office:value-type="float" office:value="106.366952">
            <text:p>106.366952</text:p>
          </table:table-cell>
          <table:table-cell office:value-type="float" office:value="103.058351">
            <text:p>103.058351</text:p>
          </table:table-cell>
          <table:table-cell table:number-columns-repeated="4"/>
          <table:table-cell table:style-name="ce5" office:value-type="string">
            <text:p>sp L</text:p>
          </table:table-cell>
          <table:table-cell table:style-name="ce8" table:formula="of:=([.J85]/[.J84])" office:value-type="float" office:value="1.51809416496939">
            <text:p>1.52</text:p>
          </table:table-cell>
          <table:table-cell table:style-name="ce8" table:formula="of:=([.K85]/[.K84])" office:value-type="float" office:value="1.68303357984022">
            <text:p>1.68</text:p>
          </table:table-cell>
          <table:table-cell table:style-name="ce8" table:formula="of:=([.L85]/[.L84])" office:value-type="float" office:value="1.7064367332695">
            <text:p>1.71</text:p>
          </table:table-cell>
          <table:table-cell table:style-name="ce8" table:formula="of:=([.M85]/[.M84])" office:value-type="float" office:value="1.69822798491021">
            <text:p>1.70</text:p>
          </table:table-cell>
          <table:table-cell table:style-name="ce8" table:formula="of:=([.N85]/[.N84])" office:value-type="float" office:value="1.70035890411725">
            <text:p>1.70</text:p>
          </table:table-cell>
          <table:table-cell table:style-name="ce8" table:formula="of:=([.O85]/[.O84])" office:value-type="float" office:value="1.70624761935853">
            <text:p>1.71</text:p>
          </table:table-cell>
        </table:table-row>
        <table:table-row table:style-name="ro2">
          <table:table-cell/>
          <table:table-cell office:value-type="float" office:value="70.705463">
            <text:p>70.705463</text:p>
          </table:table-cell>
          <table:table-cell office:value-type="float" office:value="197.742509">
            <text:p>197.742509</text:p>
          </table:table-cell>
          <table:table-cell office:value-type="float" office:value="182.609154">
            <text:p>182.609154</text:p>
          </table:table-cell>
          <table:table-cell table:number-columns-repeated="4"/>
          <table:table-cell table:style-name="ce5" office:value-type="string">
            <text:p>sp M</text:p>
          </table:table-cell>
          <table:table-cell table:style-name="ce8" table:formula="of:=([.J86]/[.J84])" office:value-type="float" office:value="1.03971997403848">
            <text:p>1.04</text:p>
          </table:table-cell>
          <table:table-cell table:style-name="ce8" table:formula="of:=([.K86]/[.K84])" office:value-type="float" office:value="1.06665983210649">
            <text:p>1.07</text:p>
          </table:table-cell>
          <table:table-cell table:style-name="ce8" table:formula="of:=([.L86]/[.L84])" office:value-type="float" office:value="1.05660793805608">
            <text:p>1.06</text:p>
          </table:table-cell>
          <table:table-cell table:style-name="ce8" table:formula="of:=([.M86]/[.M84])" office:value-type="float" office:value="1.05172700820611">
            <text:p>1.05</text:p>
          </table:table-cell>
          <table:table-cell table:style-name="ce8" table:formula="of:=([.N86]/[.N84])" office:value-type="float" office:value="1.04814495465327">
            <text:p>1.05</text:p>
          </table:table-cell>
          <table:table-cell table:style-name="ce8" table:formula="of:=([.O86]/[.O84])" office:value-type="float" office:value="1.04645297205815">
            <text:p>1.05</text:p>
          </table:table-cell>
        </table:table-row>
        <table:table-row table:style-name="ro1">
          <table:table-cell/>
          <table:table-cell office:value-type="float" office:value="79.69365">
            <text:p>79.69365</text:p>
          </table:table-cell>
          <table:table-cell office:value-type="float" office:value="273.967218">
            <text:p>273.967218</text:p>
          </table:table-cell>
          <table:table-cell office:value-type="float" office:value="249.296246">
            <text:p>249.29624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0.761391">
            <text:p>70.761391</text:p>
          </table:table-cell>
          <table:table-cell office:value-type="float" office:value="301.01538">
            <text:p>301.01538</text:p>
          </table:table-cell>
          <table:table-cell office:value-type="float" office:value="272.689269">
            <text:p>272.68926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9.519095">
            <text:p>79.519095</text:p>
          </table:table-cell>
          <table:table-cell office:value-type="float" office:value="308.202243">
            <text:p>308.202243</text:p>
          </table:table-cell>
          <table:table-cell office:value-type="float" office:value="279.864987">
            <text:p>279.86498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0.166598">
            <text:p>70.166598</text:p>
          </table:table-cell>
          <table:table-cell office:value-type="float" office:value="310.564206">
            <text:p>310.564206</text:p>
          </table:table-cell>
          <table:table-cell office:value-type="float" office:value="281.592627">
            <text:p>281.592627</text:p>
          </table:table-cell>
          <table:table-cell table:number-columns-repeated="11"/>
        </table:table-row>
        <table:table-row table:style-name="ro2"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54.325695">
            <text:p>54.33</text:p>
          </table:table-cell>
          <table:table-cell table:style-name="ce8" office:value-type="float" office:value="70.705463">
            <text:p>70.71</text:p>
          </table:table-cell>
          <table:table-cell table:style-name="ce8" office:value-type="float" office:value="79.69365">
            <text:p>79.69</text:p>
          </table:table-cell>
          <table:table-cell table:style-name="ce8" office:value-type="float" office:value="70.761391">
            <text:p>70.76</text:p>
          </table:table-cell>
          <table:table-cell table:style-name="ce8" office:value-type="float" office:value="79.519095">
            <text:p>79.52</text:p>
          </table:table-cell>
          <table:table-cell table:style-name="ce8" office:value-type="float" office:value="70.166598">
            <text:p>70.17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 L</text:p>
          </table:table-cell>
          <table:table-cell table:style-name="ce8" office:value-type="float" office:value="106.366952">
            <text:p>106.37</text:p>
          </table:table-cell>
          <table:table-cell table:style-name="ce8" office:value-type="float" office:value="197.742509">
            <text:p>197.74</text:p>
          </table:table-cell>
          <table:table-cell table:style-name="ce8" office:value-type="float" office:value="273.967218">
            <text:p>273.97</text:p>
          </table:table-cell>
          <table:table-cell table:style-name="ce8" office:value-type="float" office:value="301.01538">
            <text:p>301.02</text:p>
          </table:table-cell>
          <table:table-cell table:style-name="ce8" office:value-type="float" office:value="308.202243">
            <text:p>308.20</text:p>
          </table:table-cell>
          <table:table-cell table:style-name="ce8" office:value-type="float" office:value="310.564206">
            <text:p>310.5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 M</text:p>
          </table:table-cell>
          <table:table-cell table:style-name="ce8" office:value-type="float" office:value="103.058351">
            <text:p>103.06</text:p>
          </table:table-cell>
          <table:table-cell table:style-name="ce8" office:value-type="float" office:value="182.609154">
            <text:p>182.61</text:p>
          </table:table-cell>
          <table:table-cell table:style-name="ce8" office:value-type="float" office:value="249.296246">
            <text:p>249.30</text:p>
          </table:table-cell>
          <table:table-cell table:style-name="ce8" office:value-type="float" office:value="272.689269">
            <text:p>272.69</text:p>
          </table:table-cell>
          <table:table-cell table:style-name="ce8" office:value-type="float" office:value="279.864987">
            <text:p>279.86</text:p>
          </table:table-cell>
          <table:table-cell table:style-name="ce8" office:value-type="float" office:value="281.592627">
            <text:p>281.59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 L</text:p>
          </table:table-cell>
          <table:table-cell table:style-name="ce8" table:formula="of:=([.B95]/[.B94])" office:value-type="float" office:value="1.95794921721664">
            <text:p>1.96</text:p>
          </table:table-cell>
          <table:table-cell table:style-name="ce8" table:formula="of:=([.C95]/[.C94])" office:value-type="float" office:value="2.79670764619701">
            <text:p>2.80</text:p>
          </table:table-cell>
          <table:table-cell table:style-name="ce8" table:formula="of:=([.D95]/[.D94])" office:value-type="float" office:value="3.43775467681553">
            <text:p>3.44</text:p>
          </table:table-cell>
          <table:table-cell table:style-name="ce8" table:formula="of:=([.E95]/[.E94])" office:value-type="float" office:value="4.25394944539742">
            <text:p>4.25</text:p>
          </table:table-cell>
          <table:table-cell table:style-name="ce8" table:formula="of:=([.F95]/[.F94])" office:value-type="float" office:value="3.8758268438543">
            <text:p>3.88</text:p>
          </table:table-cell>
          <table:table-cell table:style-name="ce8" table:formula="of:=([.G95]/[.G94])" office:value-type="float" office:value="4.42609752862751">
            <text:p>4.43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 M</text:p>
          </table:table-cell>
          <table:table-cell table:style-name="ce8" table:formula="of:=([.B96]/[.B94])" office:value-type="float" office:value="1.89704615836024">
            <text:p>1.90</text:p>
          </table:table-cell>
          <table:table-cell table:style-name="ce8" table:formula="of:=([.C96]/[.C94])" office:value-type="float" office:value="2.58267390173232">
            <text:p>2.58</text:p>
          </table:table-cell>
          <table:table-cell table:style-name="ce8" table:formula="of:=([.D96]/[.D94])" office:value-type="float" office:value="3.12818205716516">
            <text:p>3.13</text:p>
          </table:table-cell>
          <table:table-cell table:style-name="ce8" table:formula="of:=([.E96]/[.E94])" office:value-type="float" office:value="3.8536448357834">
            <text:p>3.85</text:p>
          </table:table-cell>
          <table:table-cell table:style-name="ce8" table:formula="of:=([.F96]/[.F94])" office:value-type="float" office:value="3.51946896528438">
            <text:p>3.52</text:p>
          </table:table-cell>
          <table:table-cell table:style-name="ce8" table:formula="of:=([.G96]/[.G94])" office:value-type="float" office:value="4.01320051173067">
            <text:p>4.01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E562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.301516">
            <text:p>8.301516</text:p>
          </table:table-cell>
          <table:table-cell office:value-type="float" office:value="12.602483">
            <text:p>12.602483</text:p>
          </table:table-cell>
          <table:table-cell office:value-type="float" office:value="8.631252">
            <text:p>8.63125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.788666">
            <text:p>8.788666</text:p>
          </table:table-cell>
          <table:table-cell office:value-type="float" office:value="14.79162">
            <text:p>14.79162</text:p>
          </table:table-cell>
          <table:table-cell office:value-type="float" office:value="9.374517">
            <text:p>9.37451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.387588">
            <text:p>9.387588</text:p>
          </table:table-cell>
          <table:table-cell office:value-type="float" office:value="16.019325">
            <text:p>16.019325</text:p>
          </table:table-cell>
          <table:table-cell office:value-type="float" office:value="9.919">
            <text:p>9.91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.592977">
            <text:p>9.592977</text:p>
          </table:table-cell>
          <table:table-cell office:value-type="float" office:value="16.291062">
            <text:p>16.291062</text:p>
          </table:table-cell>
          <table:table-cell office:value-type="float" office:value="10.089193">
            <text:p>10.08919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.659683">
            <text:p>9.659683</text:p>
          </table:table-cell>
          <table:table-cell office:value-type="float" office:value="16.424928">
            <text:p>16.424928</text:p>
          </table:table-cell>
          <table:table-cell office:value-type="float" office:value="10.124748">
            <text:p>10.1247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.679639">
            <text:p>9.679639</text:p>
          </table:table-cell>
          <table:table-cell office:value-type="float" office:value="16.515861">
            <text:p>16.515861</text:p>
          </table:table-cell>
          <table:table-cell office:value-type="float" office:value="10.129287">
            <text:p>10.129287</text:p>
          </table:table-cell>
          <table:table-cell table:number-columns-repeated="11"/>
        </table:table-row>
        <table:table-row table:style-name="ro2"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8.301516">
            <text:p>8.30</text:p>
          </table:table-cell>
          <table:table-cell table:style-name="ce8" office:value-type="float" office:value="8.788666">
            <text:p>8.79</text:p>
          </table:table-cell>
          <table:table-cell table:style-name="ce8" office:value-type="float" office:value="9.387588">
            <text:p>9.39</text:p>
          </table:table-cell>
          <table:table-cell table:style-name="ce8" office:value-type="float" office:value="9.592977">
            <text:p>9.59</text:p>
          </table:table-cell>
          <table:table-cell table:style-name="ce8" office:value-type="float" office:value="9.659683">
            <text:p>9.66</text:p>
          </table:table-cell>
          <table:table-cell table:style-name="ce8" office:value-type="float" office:value="9.679639">
            <text:p>9.68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 L</text:p>
          </table:table-cell>
          <table:table-cell table:style-name="ce8" office:value-type="float" office:value="12.602483">
            <text:p>12.60</text:p>
          </table:table-cell>
          <table:table-cell table:style-name="ce8" office:value-type="float" office:value="14.79162">
            <text:p>14.79</text:p>
          </table:table-cell>
          <table:table-cell table:style-name="ce8" office:value-type="float" office:value="16.019325">
            <text:p>16.02</text:p>
          </table:table-cell>
          <table:table-cell table:style-name="ce8" office:value-type="float" office:value="16.291062">
            <text:p>16.29</text:p>
          </table:table-cell>
          <table:table-cell table:style-name="ce8" office:value-type="float" office:value="16.424928">
            <text:p>16.42</text:p>
          </table:table-cell>
          <table:table-cell table:style-name="ce8" office:value-type="float" office:value="16.515861">
            <text:p>16.52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 M</text:p>
          </table:table-cell>
          <table:table-cell table:style-name="ce8" office:value-type="float" office:value="8.631252">
            <text:p>8.63</text:p>
          </table:table-cell>
          <table:table-cell table:style-name="ce8" office:value-type="float" office:value="9.374517">
            <text:p>9.37</text:p>
          </table:table-cell>
          <table:table-cell table:style-name="ce8" office:value-type="float" office:value="9.919">
            <text:p>9.92</text:p>
          </table:table-cell>
          <table:table-cell table:style-name="ce8" office:value-type="float" office:value="10.089193">
            <text:p>10.09</text:p>
          </table:table-cell>
          <table:table-cell table:style-name="ce8" office:value-type="float" office:value="10.124748">
            <text:p>10.12</text:p>
          </table:table-cell>
          <table:table-cell table:style-name="ce8" office:value-type="float" office:value="10.129287">
            <text:p>10.13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 L</text:p>
          </table:table-cell>
          <table:table-cell table:style-name="ce8" table:formula="of:=([.B109]/[.B108])" office:value-type="float" office:value="1.51809416496939">
            <text:p>1.52</text:p>
          </table:table-cell>
          <table:table-cell table:style-name="ce8" table:formula="of:=([.C109]/[.C108])" office:value-type="float" office:value="1.68303357984022">
            <text:p>1.68</text:p>
          </table:table-cell>
          <table:table-cell table:style-name="ce8" table:formula="of:=([.D109]/[.D108])" office:value-type="float" office:value="1.7064367332695">
            <text:p>1.71</text:p>
          </table:table-cell>
          <table:table-cell table:style-name="ce8" table:formula="of:=([.E109]/[.E108])" office:value-type="float" office:value="1.69822798491021">
            <text:p>1.70</text:p>
          </table:table-cell>
          <table:table-cell table:style-name="ce8" table:formula="of:=([.F109]/[.F108])" office:value-type="float" office:value="1.70035890411725">
            <text:p>1.70</text:p>
          </table:table-cell>
          <table:table-cell table:style-name="ce8" table:formula="of:=([.G109]/[.G108])" office:value-type="float" office:value="1.70624761935853">
            <text:p>1.71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 M</text:p>
          </table:table-cell>
          <table:table-cell table:style-name="ce8" table:formula="of:=([.B110]/[.B108])" office:value-type="float" office:value="1.03971997403848">
            <text:p>1.04</text:p>
          </table:table-cell>
          <table:table-cell table:style-name="ce8" table:formula="of:=([.C110]/[.C108])" office:value-type="float" office:value="1.06665983210649">
            <text:p>1.07</text:p>
          </table:table-cell>
          <table:table-cell table:style-name="ce8" table:formula="of:=([.D110]/[.D108])" office:value-type="float" office:value="1.05660793805608">
            <text:p>1.06</text:p>
          </table:table-cell>
          <table:table-cell table:style-name="ce8" table:formula="of:=([.E110]/[.E108])" office:value-type="float" office:value="1.05172700820611">
            <text:p>1.05</text:p>
          </table:table-cell>
          <table:table-cell table:style-name="ce8" table:formula="of:=([.F110]/[.F108])" office:value-type="float" office:value="1.04814495465327">
            <text:p>1.05</text:p>
          </table:table-cell>
          <table:table-cell table:style-name="ce8" table:formula="of:=([.G110]/[.G108])" office:value-type="float" office:value="1.04645297205815">
            <text:p>1.05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1" table:number-columns-repeated="7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MAP-408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R=3</text:p>
          </table:table-cell>
          <table:table-cell table:number-columns-repeated="13"/>
        </table:table-row>
        <table:table-row table:style-name="ro1">
          <table:table-cell table:style-name="ce3" office:value-type="string">
            <text:p>GTX2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5.980352">
            <text:p>35.980352</text:p>
          </table:table-cell>
          <table:table-cell office:value-type="float" office:value="37.904779">
            <text:p>37.9047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.395212">
            <text:p>56.395212</text:p>
          </table:table-cell>
          <table:table-cell office:value-type="float" office:value="64.587164">
            <text:p>64.5871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.257706">
            <text:p>67.257706</text:p>
          </table:table-cell>
          <table:table-cell office:value-type="float" office:value="74.650306">
            <text:p>74.6503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.282503">
            <text:p>72.282503</text:p>
          </table:table-cell>
          <table:table-cell office:value-type="float" office:value="79.103098">
            <text:p>79.1030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.718751">
            <text:p>73.718751</text:p>
          </table:table-cell>
          <table:table-cell office:value-type="float" office:value="79.920023">
            <text:p>79.9200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.707851">
            <text:p>73.707851</text:p>
          </table:table-cell>
          <table:table-cell office:value-type="float" office:value="80.192026">
            <text:p>80.192026</text:p>
          </table:table-cell>
          <table:table-cell table:number-columns-repeated="12"/>
        </table:table-row>
        <table:table-row table:style-name="ro2"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35.980352">
            <text:p>35.98</text:p>
          </table:table-cell>
          <table:table-cell table:style-name="ce8" office:value-type="float" office:value="56.395212">
            <text:p>56.40</text:p>
          </table:table-cell>
          <table:table-cell table:style-name="ce8" office:value-type="float" office:value="67.257706">
            <text:p>67.26</text:p>
          </table:table-cell>
          <table:table-cell table:style-name="ce8" office:value-type="float" office:value="72.282503">
            <text:p>72.28</text:p>
          </table:table-cell>
          <table:table-cell table:style-name="ce8" office:value-type="float" office:value="73.718751">
            <text:p>73.72</text:p>
          </table:table-cell>
          <table:table-cell table:style-name="ce8" office:value-type="float" office:value="73.707851">
            <text:p>73.71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35.980352">
            <text:p>35.98</text:p>
          </table:table-cell>
          <table:table-cell table:style-name="ce8" office:value-type="float" office:value="56.395212">
            <text:p>56.40</text:p>
          </table:table-cell>
          <table:table-cell table:style-name="ce8" office:value-type="float" office:value="67.257706">
            <text:p>67.26</text:p>
          </table:table-cell>
          <table:table-cell table:style-name="ce8" office:value-type="float" office:value="72.282503">
            <text:p>72.28</text:p>
          </table:table-cell>
          <table:table-cell table:style-name="ce8" office:value-type="float" office:value="73.718751">
            <text:p>73.72</text:p>
          </table:table-cell>
          <table:table-cell table:style-name="ce8" office:value-type="float" office:value="73.707851">
            <text:p>73.71</text:p>
          </table:table-cell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37.904779">
            <text:p>37.90</text:p>
          </table:table-cell>
          <table:table-cell table:style-name="ce8" office:value-type="float" office:value="64.587164">
            <text:p>64.59</text:p>
          </table:table-cell>
          <table:table-cell table:style-name="ce8" office:value-type="float" office:value="74.650306">
            <text:p>74.65</text:p>
          </table:table-cell>
          <table:table-cell table:style-name="ce8" office:value-type="float" office:value="79.103098">
            <text:p>79.10</text:p>
          </table:table-cell>
          <table:table-cell table:style-name="ce8" office:value-type="float" office:value="79.920023">
            <text:p>79.92</text:p>
          </table:table-cell>
          <table:table-cell table:style-name="ce8" office:value-type="float" office:value="80.192026">
            <text:p>80.19</text:p>
          </table:table-cell>
          <table:table-cell/>
          <table:table-cell table:style-name="ce5" office:value-type="string">
            <text:p>w/i</text:p>
          </table:table-cell>
          <table:table-cell table:style-name="ce8" office:value-type="float" office:value="37.904779">
            <text:p>37.90</text:p>
          </table:table-cell>
          <table:table-cell table:style-name="ce8" office:value-type="float" office:value="64.587164">
            <text:p>64.59</text:p>
          </table:table-cell>
          <table:table-cell table:style-name="ce8" office:value-type="float" office:value="74.650306">
            <text:p>74.65</text:p>
          </table:table-cell>
          <table:table-cell table:style-name="ce8" office:value-type="float" office:value="79.103098">
            <text:p>79.10</text:p>
          </table:table-cell>
          <table:table-cell table:style-name="ce8" office:value-type="float" office:value="79.920023">
            <text:p>79.92</text:p>
          </table:table-cell>
          <table:table-cell table:style-name="ce8" office:value-type="float" office:value="80.192026">
            <text:p>80.19</text:p>
          </table:table-cell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127]/[.B126])" office:value-type="float" office:value="1.05348549675112">
            <text:p>1.05</text:p>
          </table:table-cell>
          <table:table-cell table:style-name="ce8" table:formula="of:=([.C127]/[.C126])" office:value-type="float" office:value="1.1452597075085">
            <text:p>1.15</text:p>
          </table:table-cell>
          <table:table-cell table:style-name="ce8" table:formula="of:=([.D127]/[.D126])" office:value-type="float" office:value="1.10991454272913">
            <text:p>1.11</text:p>
          </table:table-cell>
          <table:table-cell table:style-name="ce8" table:formula="of:=([.E127]/[.E126])" office:value-type="float" office:value="1.094360249257">
            <text:p>1.09</text:p>
          </table:table-cell>
          <table:table-cell table:style-name="ce8" table:formula="of:=([.F127]/[.F126])" office:value-type="float" office:value="1.0841206872862">
            <text:p>1.08</text:p>
          </table:table-cell>
          <table:table-cell table:style-name="ce8" table:formula="of:=([.G127]/[.G126])" office:value-type="float" office:value="1.08797129358716">
            <text:p>1.09</text:p>
          </table:table-cell>
          <table:table-cell/>
          <table:table-cell table:style-name="ce5" office:value-type="string">
            <text:p>sp</text:p>
          </table:table-cell>
          <table:table-cell table:style-name="ce8" table:formula="of:=([.J127]/[.J126])" office:value-type="float" office:value="1.05348549675112">
            <text:p>1.05</text:p>
          </table:table-cell>
          <table:table-cell table:style-name="ce8" table:formula="of:=([.K127]/[.K126])" office:value-type="float" office:value="1.1452597075085">
            <text:p>1.15</text:p>
          </table:table-cell>
          <table:table-cell table:style-name="ce8" table:formula="of:=([.L127]/[.L126])" office:value-type="float" office:value="1.10991454272913">
            <text:p>1.11</text:p>
          </table:table-cell>
          <table:table-cell table:style-name="ce8" table:formula="of:=([.M127]/[.M126])" office:value-type="float" office:value="1.094360249257">
            <text:p>1.09</text:p>
          </table:table-cell>
          <table:table-cell table:style-name="ce8" table:formula="of:=([.N127]/[.N126])" office:value-type="float" office:value="1.0841206872862">
            <text:p>1.08</text:p>
          </table:table-cell>
          <table:table-cell table:style-name="ce8" table:formula="of:=([.O127]/[.O126])" office:value-type="float" office:value="1.08797129358716">
            <text:p>1.09</text:p>
          </table:table-cell>
        </table:table-row>
        <table:table-row table:style-name="ro2">
          <table:table-cell table:number-columns-repeated="8"/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6" office:value-type="string">
            <text:p>HD6970</text:p>
          </table:table-cell>
          <table:table-cell table:number-columns-repeated="7"/>
          <table:table-cell table:style-name="ce5" office:value-type="string">
            <text:p>w/o</text:p>
          </table:table-cell>
          <table:table-cell table:style-name="ce8" office:value-type="float" office:value="13.397575">
            <text:p>13.40</text:p>
          </table:table-cell>
          <table:table-cell table:style-name="ce8" office:value-type="float" office:value="28.642624">
            <text:p>28.64</text:p>
          </table:table-cell>
          <table:table-cell table:style-name="ce8" office:value-type="float" office:value="61.04044">
            <text:p>61.04</text:p>
          </table:table-cell>
          <table:table-cell table:style-name="ce8" office:value-type="float" office:value="87.99111">
            <text:p>87.99</text:p>
          </table:table-cell>
          <table:table-cell table:style-name="ce8" office:value-type="float" office:value="98.746983">
            <text:p>98.75</text:p>
          </table:table-cell>
          <table:table-cell table:style-name="ce8" office:value-type="float" office:value="100.406018">
            <text:p>100.41</text:p>
          </table:table-cell>
        </table:table-row>
        <table:table-row table:style-name="ro2">
          <table:table-cell/>
          <table:table-cell office:value-type="float" office:value="13.397575">
            <text:p>13.397575</text:p>
          </table:table-cell>
          <table:table-cell office:value-type="float" office:value="19.285853">
            <text:p>19.285853</text:p>
          </table:table-cell>
          <table:table-cell table:number-columns-repeated="5"/>
          <table:table-cell table:style-name="ce5" office:value-type="string">
            <text:p>w/i</text:p>
          </table:table-cell>
          <table:table-cell table:style-name="ce8" office:value-type="float" office:value="19.285853">
            <text:p>19.29</text:p>
          </table:table-cell>
          <table:table-cell table:style-name="ce8" office:value-type="float" office:value="56.143663">
            <text:p>56.14</text:p>
          </table:table-cell>
          <table:table-cell table:style-name="ce8" office:value-type="float" office:value="87.970789">
            <text:p>87.97</text:p>
          </table:table-cell>
          <table:table-cell table:style-name="ce8" office:value-type="float" office:value="126.06246">
            <text:p>126.06</text:p>
          </table:table-cell>
          <table:table-cell table:style-name="ce8" office:value-type="float" office:value="140.512214">
            <text:p>140.51</text:p>
          </table:table-cell>
          <table:table-cell table:style-name="ce8" office:value-type="float" office:value="143.743775">
            <text:p>143.74</text:p>
          </table:table-cell>
        </table:table-row>
        <table:table-row table:style-name="ro2">
          <table:table-cell/>
          <table:table-cell office:value-type="float" office:value="28.642624">
            <text:p>28.642624</text:p>
          </table:table-cell>
          <table:table-cell office:value-type="float" office:value="56.143663">
            <text:p>56.143663</text:p>
          </table:table-cell>
          <table:table-cell table:number-columns-repeated="5"/>
          <table:table-cell table:style-name="ce5" office:value-type="string">
            <text:p>sp</text:p>
          </table:table-cell>
          <table:table-cell table:style-name="ce8" table:formula="of:=([.J131]/[.J130])" office:value-type="float" office:value="1.43950326831535">
            <text:p>1.44</text:p>
          </table:table-cell>
          <table:table-cell table:style-name="ce8" table:formula="of:=([.K131]/[.K130])" office:value-type="float" office:value="1.9601438401733">
            <text:p>1.96</text:p>
          </table:table-cell>
          <table:table-cell table:style-name="ce8" table:formula="of:=([.L131]/[.L130])" office:value-type="float" office:value="1.44118864477386">
            <text:p>1.44</text:p>
          </table:table-cell>
          <table:table-cell table:style-name="ce8" table:formula="of:=([.M131]/[.M130])" office:value-type="float" office:value="1.43267268704759">
            <text:p>1.43</text:p>
          </table:table-cell>
          <table:table-cell table:style-name="ce8" table:formula="of:=([.N131]/[.N130])" office:value-type="float" office:value="1.42295197008703">
            <text:p>1.42</text:p>
          </table:table-cell>
          <table:table-cell table:style-name="ce8" table:formula="of:=([.O131]/[.O130])" office:value-type="float" office:value="1.43162509442412">
            <text:p>1.43</text:p>
          </table:table-cell>
        </table:table-row>
        <table:table-row table:style-name="ro2">
          <table:table-cell/>
          <table:table-cell office:value-type="float" office:value="61.04044">
            <text:p>61.04044</text:p>
          </table:table-cell>
          <table:table-cell office:value-type="float" office:value="87.970789">
            <text:p>87.970789</text:p>
          </table:table-cell>
          <table:table-cell table:number-columns-repeated="5"/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/>
          <table:table-cell office:value-type="float" office:value="87.99111">
            <text:p>87.99111</text:p>
          </table:table-cell>
          <table:table-cell office:value-type="float" office:value="126.06246">
            <text:p>126.06246</text:p>
          </table:table-cell>
          <table:table-cell table:number-columns-repeated="5"/>
          <table:table-cell table:style-name="ce5" office:value-type="string">
            <text:p>w/o</text:p>
          </table:table-cell>
          <table:table-cell table:style-name="ce8" office:value-type="float" office:value="76.731638">
            <text:p>76.73</text:p>
          </table:table-cell>
          <table:table-cell table:style-name="ce8" office:value-type="float" office:value="139.880758">
            <text:p>139.88</text:p>
          </table:table-cell>
          <table:table-cell table:style-name="ce8" office:value-type="float" office:value="176.412786">
            <text:p>176.41</text:p>
          </table:table-cell>
          <table:table-cell table:style-name="ce8" office:value-type="float" office:value="154.286823">
            <text:p>154.29</text:p>
          </table:table-cell>
          <table:table-cell table:style-name="ce8" office:value-type="float" office:value="179.633077">
            <text:p>179.63</text:p>
          </table:table-cell>
          <table:table-cell table:style-name="ce8" office:value-type="float" office:value="189.310678">
            <text:p>189.31</text:p>
          </table:table-cell>
        </table:table-row>
        <table:table-row table:style-name="ro2">
          <table:table-cell/>
          <table:table-cell office:value-type="float" office:value="98.746983">
            <text:p>98.746983</text:p>
          </table:table-cell>
          <table:table-cell office:value-type="float" office:value="140.512214">
            <text:p>140.512214</text:p>
          </table:table-cell>
          <table:table-cell table:number-columns-repeated="5"/>
          <table:table-cell table:style-name="ce5" office:value-type="string">
            <text:p>w/i</text:p>
          </table:table-cell>
          <table:table-cell table:style-name="ce8" office:value-type="float" office:value="98.173887">
            <text:p>98.17</text:p>
          </table:table-cell>
          <table:table-cell table:style-name="ce8" office:value-type="float" office:value="196.862042">
            <text:p>196.86</text:p>
          </table:table-cell>
          <table:table-cell table:style-name="ce8" office:value-type="float" office:value="258.920778">
            <text:p>258.92</text:p>
          </table:table-cell>
          <table:table-cell table:style-name="ce8" office:value-type="float" office:value="282.918806">
            <text:p>282.92</text:p>
          </table:table-cell>
          <table:table-cell table:style-name="ce8" office:value-type="float" office:value="290.406975">
            <text:p>290.41</text:p>
          </table:table-cell>
          <table:table-cell table:style-name="ce8" office:value-type="float" office:value="292.456005">
            <text:p>292.46</text:p>
          </table:table-cell>
        </table:table-row>
        <table:table-row table:style-name="ro2">
          <table:table-cell/>
          <table:table-cell office:value-type="float" office:value="100.406018">
            <text:p>100.406018</text:p>
          </table:table-cell>
          <table:table-cell office:value-type="float" office:value="143.743775">
            <text:p>143.743775</text:p>
          </table:table-cell>
          <table:table-cell table:number-columns-repeated="5"/>
          <table:table-cell table:style-name="ce5" office:value-type="string">
            <text:p>sp</text:p>
          </table:table-cell>
          <table:table-cell table:style-name="ce8" table:formula="of:=([.J135]/[.J134])" office:value-type="float" office:value="1.27944469268335">
            <text:p>1.28</text:p>
          </table:table-cell>
          <table:table-cell table:style-name="ce8" table:formula="of:=([.K135]/[.K134])" office:value-type="float" office:value="1.40735612828178">
            <text:p>1.41</text:p>
          </table:table-cell>
          <table:table-cell table:style-name="ce8" table:formula="of:=([.L135]/[.L134])" office:value-type="float" office:value="1.46769848076658">
            <text:p>1.47</text:p>
          </table:table-cell>
          <table:table-cell table:style-name="ce8" table:formula="of:=([.M135]/[.M134])" office:value-type="float" office:value="1.83371982453745">
            <text:p>1.83</text:p>
          </table:table-cell>
          <table:table-cell table:style-name="ce8" table:formula="of:=([.N135]/[.N134])" office:value-type="float" office:value="1.61666759736015">
            <text:p>1.62</text:p>
          </table:table-cell>
          <table:table-cell table:style-name="ce8" table:formula="of:=([.O135]/[.O134])" office:value-type="float" office:value="1.54484685222035">
            <text:p>1.54</text:p>
          </table:table-cell>
        </table:table-row>
        <table:table-row table:style-name="ro2"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7" office:value-type="string">
            <text:p>E5620 (5)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13.397575">
            <text:p>13.40</text:p>
          </table:table-cell>
          <table:table-cell table:style-name="ce8" office:value-type="float" office:value="28.642624">
            <text:p>28.64</text:p>
          </table:table-cell>
          <table:table-cell table:style-name="ce8" office:value-type="float" office:value="61.04044">
            <text:p>61.04</text:p>
          </table:table-cell>
          <table:table-cell table:style-name="ce8" office:value-type="float" office:value="87.99111">
            <text:p>87.99</text:p>
          </table:table-cell>
          <table:table-cell table:style-name="ce8" office:value-type="float" office:value="98.746983">
            <text:p>98.75</text:p>
          </table:table-cell>
          <table:table-cell table:style-name="ce8" office:value-type="float" office:value="100.406018">
            <text:p>100.41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10.450235">
            <text:p>10.45</text:p>
          </table:table-cell>
          <table:table-cell table:style-name="ce8" office:value-type="float" office:value="11.587128">
            <text:p>11.59</text:p>
          </table:table-cell>
          <table:table-cell table:style-name="ce8" office:value-type="float" office:value="11.989648">
            <text:p>11.99</text:p>
          </table:table-cell>
          <table:table-cell table:style-name="ce8" office:value-type="float" office:value="12.143812">
            <text:p>12.14</text:p>
          </table:table-cell>
          <table:table-cell table:style-name="ce8" office:value-type="float" office:value="12.177829">
            <text:p>12.18</text:p>
          </table:table-cell>
          <table:table-cell table:style-name="ce8" office:value-type="float" office:value="12.18978">
            <text:p>12.19</text:p>
          </table:table-cell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19.285853">
            <text:p>19.29</text:p>
          </table:table-cell>
          <table:table-cell table:style-name="ce8" office:value-type="float" office:value="56.143663">
            <text:p>56.14</text:p>
          </table:table-cell>
          <table:table-cell table:style-name="ce8" office:value-type="float" office:value="87.970789">
            <text:p>87.97</text:p>
          </table:table-cell>
          <table:table-cell table:style-name="ce8" office:value-type="float" office:value="126.06246">
            <text:p>126.06</text:p>
          </table:table-cell>
          <table:table-cell table:style-name="ce8" office:value-type="float" office:value="140.512214">
            <text:p>140.51</text:p>
          </table:table-cell>
          <table:table-cell table:style-name="ce8" office:value-type="float" office:value="143.743775">
            <text:p>143.74</text:p>
          </table:table-cell>
          <table:table-cell/>
          <table:table-cell table:style-name="ce5" office:value-type="string">
            <text:p>w/i</text:p>
          </table:table-cell>
          <table:table-cell table:style-name="ce8" office:value-type="float" office:value="11.766959">
            <text:p>11.77</text:p>
          </table:table-cell>
          <table:table-cell table:style-name="ce8" office:value-type="float" office:value="14.113264">
            <text:p>14.11</text:p>
          </table:table-cell>
          <table:table-cell table:style-name="ce8" office:value-type="float" office:value="14.91042">
            <text:p>14.91</text:p>
          </table:table-cell>
          <table:table-cell table:style-name="ce8" office:value-type="float" office:value="15.348102">
            <text:p>15.35</text:p>
          </table:table-cell>
          <table:table-cell table:style-name="ce8" office:value-type="float" office:value="15.329102">
            <text:p>15.33</text:p>
          </table:table-cell>
          <table:table-cell table:style-name="ce8" office:value-type="float" office:value="15.348285">
            <text:p>15.35</text:p>
          </table:table-cell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139]/[.B138])" office:value-type="float" office:value="1.43950326831535">
            <text:p>1.44</text:p>
          </table:table-cell>
          <table:table-cell table:style-name="ce8" table:formula="of:=([.C139]/[.C138])" office:value-type="float" office:value="1.9601438401733">
            <text:p>1.96</text:p>
          </table:table-cell>
          <table:table-cell table:style-name="ce8" table:formula="of:=([.D139]/[.D138])" office:value-type="float" office:value="1.44118864477386">
            <text:p>1.44</text:p>
          </table:table-cell>
          <table:table-cell table:style-name="ce8" table:formula="of:=([.E139]/[.E138])" office:value-type="float" office:value="1.43267268704759">
            <text:p>1.43</text:p>
          </table:table-cell>
          <table:table-cell table:style-name="ce8" table:formula="of:=([.F139]/[.F138])" office:value-type="float" office:value="1.42295197008703">
            <text:p>1.42</text:p>
          </table:table-cell>
          <table:table-cell table:style-name="ce8" table:formula="of:=([.G139]/[.G138])" office:value-type="float" office:value="1.43162509442412">
            <text:p>1.43</text:p>
          </table:table-cell>
          <table:table-cell/>
          <table:table-cell table:style-name="ce5" office:value-type="string">
            <text:p>sp</text:p>
          </table:table-cell>
          <table:table-cell table:style-name="ce8" table:formula="of:=([.J139]/[.J138])" office:value-type="float" office:value="1.12599946316997">
            <text:p>1.13</text:p>
          </table:table-cell>
          <table:table-cell table:style-name="ce8" table:formula="of:=([.K139]/[.K138])" office:value-type="float" office:value="1.21801226326317">
            <text:p>1.22</text:p>
          </table:table-cell>
          <table:table-cell table:style-name="ce8" table:formula="of:=([.L139]/[.L138])" office:value-type="float" office:value="1.24360781901187">
            <text:p>1.24</text:p>
          </table:table-cell>
          <table:table-cell table:style-name="ce8" table:formula="of:=([.M139]/[.M138])" office:value-type="float" office:value="1.26386195701976">
            <text:p>1.26</text:p>
          </table:table-cell>
          <table:table-cell table:style-name="ce8" table:formula="of:=([.N139]/[.N138])" office:value-type="float" office:value="1.25877132943811">
            <text:p>1.26</text:p>
          </table:table-cell>
          <table:table-cell table:style-name="ce8" table:formula="of:=([.O139]/[.O138])" office:value-type="float" office:value="1.25911091094343">
            <text:p>1.2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GTX5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6.731638">
            <text:p>76.731638</text:p>
          </table:table-cell>
          <table:table-cell office:value-type="float" office:value="98.173887">
            <text:p>98.1738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9.880758">
            <text:p>139.880758</text:p>
          </table:table-cell>
          <table:table-cell office:value-type="float" office:value="196.862042">
            <text:p>196.8620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6.412786">
            <text:p>176.412786</text:p>
          </table:table-cell>
          <table:table-cell office:value-type="float" office:value="258.920778">
            <text:p>258.92077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4.286823">
            <text:p>154.286823</text:p>
          </table:table-cell>
          <table:table-cell office:value-type="float" office:value="282.918806">
            <text:p>282.9188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9.633077">
            <text:p>179.633077</text:p>
          </table:table-cell>
          <table:table-cell office:value-type="float" office:value="290.406975">
            <text:p>290.4069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9.310678">
            <text:p>189.310678</text:p>
          </table:table-cell>
          <table:table-cell office:value-type="float" office:value="292.456005">
            <text:p>292.456005</text:p>
          </table:table-cell>
          <table:table-cell table:number-columns-repeated="12"/>
        </table:table-row>
        <table:table-row table:style-name="ro2"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76.731638">
            <text:p>76.73</text:p>
          </table:table-cell>
          <table:table-cell table:style-name="ce8" office:value-type="float" office:value="139.880758">
            <text:p>139.88</text:p>
          </table:table-cell>
          <table:table-cell table:style-name="ce8" office:value-type="float" office:value="176.412786">
            <text:p>176.41</text:p>
          </table:table-cell>
          <table:table-cell table:style-name="ce8" office:value-type="float" office:value="154.286823">
            <text:p>154.29</text:p>
          </table:table-cell>
          <table:table-cell table:style-name="ce8" office:value-type="float" office:value="179.633077">
            <text:p>179.63</text:p>
          </table:table-cell>
          <table:table-cell table:style-name="ce8" office:value-type="float" office:value="189.310678">
            <text:p>189.31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98.173887">
            <text:p>98.17</text:p>
          </table:table-cell>
          <table:table-cell table:style-name="ce8" office:value-type="float" office:value="196.862042">
            <text:p>196.86</text:p>
          </table:table-cell>
          <table:table-cell table:style-name="ce8" office:value-type="float" office:value="258.920778">
            <text:p>258.92</text:p>
          </table:table-cell>
          <table:table-cell table:style-name="ce8" office:value-type="float" office:value="282.918806">
            <text:p>282.92</text:p>
          </table:table-cell>
          <table:table-cell table:style-name="ce8" office:value-type="float" office:value="290.406975">
            <text:p>290.41</text:p>
          </table:table-cell>
          <table:table-cell table:style-name="ce8" office:value-type="float" office:value="292.456005">
            <text:p>292.4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151]/[.B150])" office:value-type="float" office:value="1.27944469268335">
            <text:p>1.28</text:p>
          </table:table-cell>
          <table:table-cell table:style-name="ce8" table:formula="of:=([.C151]/[.C150])" office:value-type="float" office:value="1.40735612828178">
            <text:p>1.41</text:p>
          </table:table-cell>
          <table:table-cell table:style-name="ce8" table:formula="of:=([.D151]/[.D150])" office:value-type="float" office:value="1.46769848076658">
            <text:p>1.47</text:p>
          </table:table-cell>
          <table:table-cell table:style-name="ce8" table:formula="of:=([.E151]/[.E150])" office:value-type="float" office:value="1.83371982453745">
            <text:p>1.83</text:p>
          </table:table-cell>
          <table:table-cell table:style-name="ce8" table:formula="of:=([.F151]/[.F150])" office:value-type="float" office:value="1.61666759736015">
            <text:p>1.62</text:p>
          </table:table-cell>
          <table:table-cell table:style-name="ce8" table:formula="of:=([.G151]/[.G150])" office:value-type="float" office:value="1.54484685222035">
            <text:p>1.54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E562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.450235">
            <text:p>10.450235</text:p>
          </table:table-cell>
          <table:table-cell office:value-type="float" office:value="11.766959">
            <text:p>11.7669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.587128">
            <text:p>11.587128</text:p>
          </table:table-cell>
          <table:table-cell office:value-type="float" office:value="14.113264">
            <text:p>14.1132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.989648">
            <text:p>11.989648</text:p>
          </table:table-cell>
          <table:table-cell office:value-type="float" office:value="14.91042">
            <text:p>14.910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.143812">
            <text:p>12.143812</text:p>
          </table:table-cell>
          <table:table-cell office:value-type="float" office:value="15.348102">
            <text:p>15.3481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.177829">
            <text:p>12.177829</text:p>
          </table:table-cell>
          <table:table-cell office:value-type="float" office:value="15.329102">
            <text:p>15.3291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.18978">
            <text:p>12.18978</text:p>
          </table:table-cell>
          <table:table-cell office:value-type="float" office:value="15.348285">
            <text:p>15.348285</text:p>
          </table:table-cell>
          <table:table-cell table:number-columns-repeated="12"/>
        </table:table-row>
        <table:table-row table:style-name="ro2">
          <table:table-cell table:style-name="ce7" office:value-type="string">
            <text:p>E5620 (5)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10.450235">
            <text:p>10.45</text:p>
          </table:table-cell>
          <table:table-cell table:style-name="ce8" office:value-type="float" office:value="11.587128">
            <text:p>11.59</text:p>
          </table:table-cell>
          <table:table-cell table:style-name="ce8" office:value-type="float" office:value="11.989648">
            <text:p>11.99</text:p>
          </table:table-cell>
          <table:table-cell table:style-name="ce8" office:value-type="float" office:value="12.143812">
            <text:p>12.14</text:p>
          </table:table-cell>
          <table:table-cell table:style-name="ce8" office:value-type="float" office:value="12.177829">
            <text:p>12.18</text:p>
          </table:table-cell>
          <table:table-cell table:style-name="ce8" office:value-type="float" office:value="12.18978">
            <text:p>12.19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11.766959">
            <text:p>11.77</text:p>
          </table:table-cell>
          <table:table-cell table:style-name="ce8" office:value-type="float" office:value="14.113264">
            <text:p>14.11</text:p>
          </table:table-cell>
          <table:table-cell table:style-name="ce8" office:value-type="float" office:value="14.91042">
            <text:p>14.91</text:p>
          </table:table-cell>
          <table:table-cell table:style-name="ce8" office:value-type="float" office:value="15.348102">
            <text:p>15.35</text:p>
          </table:table-cell>
          <table:table-cell table:style-name="ce8" office:value-type="float" office:value="15.329102">
            <text:p>15.33</text:p>
          </table:table-cell>
          <table:table-cell table:style-name="ce8" office:value-type="float" office:value="15.348285">
            <text:p>15.35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163]/[.B162])" office:value-type="float" office:value="1.12599946316997">
            <text:p>1.13</text:p>
          </table:table-cell>
          <table:table-cell table:style-name="ce8" table:formula="of:=([.C163]/[.C162])" office:value-type="float" office:value="1.21801226326317">
            <text:p>1.22</text:p>
          </table:table-cell>
          <table:table-cell table:style-name="ce8" table:formula="of:=([.D163]/[.D162])" office:value-type="float" office:value="1.24360781901187">
            <text:p>1.24</text:p>
          </table:table-cell>
          <table:table-cell table:style-name="ce8" table:formula="of:=([.E163]/[.E162])" office:value-type="float" office:value="1.26386195701976">
            <text:p>1.26</text:p>
          </table:table-cell>
          <table:table-cell table:style-name="ce8" table:formula="of:=([.F163]/[.F162])" office:value-type="float" office:value="1.25877132943811">
            <text:p>1.26</text:p>
          </table:table-cell>
          <table:table-cell table:style-name="ce8" table:formula="of:=([.G163]/[.G162])" office:value-type="float" office:value="1.25911091094343">
            <text:p>1.26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1" table:number-columns-repeated="7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MAP-409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R=3</text:p>
          </table:table-cell>
          <table:table-cell table:number-columns-repeated="13"/>
        </table:table-row>
        <table:table-row table:style-name="ro1">
          <table:table-cell table:style-name="ce3" office:value-type="string">
            <text:p>GTX2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6.101821">
            <text:p>36.101821</text:p>
          </table:table-cell>
          <table:table-cell office:value-type="float" office:value="40.221813">
            <text:p>40.221813</text:p>
          </table:table-cell>
          <table:table-cell office:value-type="float" office:value="57.313017">
            <text:p>57.31301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8.32319">
            <text:p>58.32319</text:p>
          </table:table-cell>
          <table:table-cell office:value-type="float" office:value="69.305604">
            <text:p>69.305604</text:p>
          </table:table-cell>
          <table:table-cell office:value-type="float" office:value="111.919484">
            <text:p>111.91948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5.00969">
            <text:p>35.00969</text:p>
          </table:table-cell>
          <table:table-cell office:value-type="float" office:value="79.541842">
            <text:p>79.541842</text:p>
          </table:table-cell>
          <table:table-cell office:value-type="float" office:value="134.190342">
            <text:p>134.19034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4.488175">
            <text:p>34.488175</text:p>
          </table:table-cell>
          <table:table-cell office:value-type="float" office:value="85.059943">
            <text:p>85.059943</text:p>
          </table:table-cell>
          <table:table-cell office:value-type="float" office:value="150.006698">
            <text:p>150.00669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2.469397">
            <text:p>32.469397</text:p>
          </table:table-cell>
          <table:table-cell office:value-type="float" office:value="86.115954">
            <text:p>86.115954</text:p>
          </table:table-cell>
          <table:table-cell office:value-type="float" office:value="149.640918">
            <text:p>149.64091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9.060668">
            <text:p>29.060668</text:p>
          </table:table-cell>
          <table:table-cell office:value-type="float" office:value="86.4852">
            <text:p>86.4852</text:p>
          </table:table-cell>
          <table:table-cell office:value-type="float" office:value="148.043148">
            <text:p>148.043148</text:p>
          </table:table-cell>
          <table:table-cell table:number-columns-repeated="11"/>
        </table:table-row>
        <table:table-row table:style-name="ro2"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36.101821">
            <text:p>36.10</text:p>
          </table:table-cell>
          <table:table-cell table:style-name="ce8" office:value-type="float" office:value="58.32319">
            <text:p>58.32</text:p>
          </table:table-cell>
          <table:table-cell table:style-name="ce8" office:value-type="float" office:value="35.00969">
            <text:p>35.01</text:p>
          </table:table-cell>
          <table:table-cell table:style-name="ce8" office:value-type="float" office:value="34.488175">
            <text:p>34.49</text:p>
          </table:table-cell>
          <table:table-cell table:style-name="ce8" office:value-type="float" office:value="32.469397">
            <text:p>32.47</text:p>
          </table:table-cell>
          <table:table-cell table:style-name="ce8" office:value-type="float" office:value="29.060668">
            <text:p>29.06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36.101821">
            <text:p>36.10</text:p>
          </table:table-cell>
          <table:table-cell table:style-name="ce8" office:value-type="float" office:value="58.32319">
            <text:p>58.32</text:p>
          </table:table-cell>
          <table:table-cell table:style-name="ce8" office:value-type="float" office:value="35.00969">
            <text:p>35.01</text:p>
          </table:table-cell>
          <table:table-cell table:style-name="ce8" office:value-type="float" office:value="34.488175">
            <text:p>34.49</text:p>
          </table:table-cell>
          <table:table-cell table:style-name="ce8" office:value-type="float" office:value="32.469397">
            <text:p>32.47</text:p>
          </table:table-cell>
          <table:table-cell table:style-name="ce8" office:value-type="float" office:value="29.060668">
            <text:p>29.06</text:p>
          </table:table-cell>
        </table:table-row>
        <table:table-row table:style-name="ro2">
          <table:table-cell table:style-name="ce5" office:value-type="string">
            <text:p>w/i L</text:p>
          </table:table-cell>
          <table:table-cell table:style-name="ce8" office:value-type="float" office:value="40.221813">
            <text:p>40.22</text:p>
          </table:table-cell>
          <table:table-cell table:style-name="ce8" office:value-type="float" office:value="69.305604">
            <text:p>69.31</text:p>
          </table:table-cell>
          <table:table-cell table:style-name="ce8" office:value-type="float" office:value="79.541842">
            <text:p>79.54</text:p>
          </table:table-cell>
          <table:table-cell table:style-name="ce8" office:value-type="float" office:value="85.059943">
            <text:p>85.06</text:p>
          </table:table-cell>
          <table:table-cell table:style-name="ce8" office:value-type="float" office:value="86.115954">
            <text:p>86.12</text:p>
          </table:table-cell>
          <table:table-cell table:style-name="ce8" office:value-type="float" office:value="86.4852">
            <text:p>86.49</text:p>
          </table:table-cell>
          <table:table-cell/>
          <table:table-cell table:style-name="ce5" office:value-type="string">
            <text:p>w/i L</text:p>
          </table:table-cell>
          <table:table-cell table:style-name="ce8" office:value-type="float" office:value="40.221813">
            <text:p>40.22</text:p>
          </table:table-cell>
          <table:table-cell table:style-name="ce8" office:value-type="float" office:value="69.305604">
            <text:p>69.31</text:p>
          </table:table-cell>
          <table:table-cell table:style-name="ce8" office:value-type="float" office:value="79.541842">
            <text:p>79.54</text:p>
          </table:table-cell>
          <table:table-cell table:style-name="ce8" office:value-type="float" office:value="85.059943">
            <text:p>85.06</text:p>
          </table:table-cell>
          <table:table-cell table:style-name="ce8" office:value-type="float" office:value="86.115954">
            <text:p>86.12</text:p>
          </table:table-cell>
          <table:table-cell table:style-name="ce8" office:value-type="float" office:value="86.4852">
            <text:p>86.49</text:p>
          </table:table-cell>
        </table:table-row>
        <table:table-row table:style-name="ro2">
          <table:table-cell table:style-name="ce5" office:value-type="string">
            <text:p>w/i M</text:p>
          </table:table-cell>
          <table:table-cell table:style-name="ce8" office:value-type="float" office:value="57.313017">
            <text:p>57.31</text:p>
          </table:table-cell>
          <table:table-cell table:style-name="ce8" office:value-type="float" office:value="111.919484">
            <text:p>111.92</text:p>
          </table:table-cell>
          <table:table-cell table:style-name="ce8" office:value-type="float" office:value="134.190342">
            <text:p>134.19</text:p>
          </table:table-cell>
          <table:table-cell table:style-name="ce8" office:value-type="float" office:value="150.006698">
            <text:p>150.01</text:p>
          </table:table-cell>
          <table:table-cell table:style-name="ce8" office:value-type="float" office:value="149.640918">
            <text:p>149.64</text:p>
          </table:table-cell>
          <table:table-cell table:style-name="ce8" office:value-type="float" office:value="148.043148">
            <text:p>148.04</text:p>
          </table:table-cell>
          <table:table-cell/>
          <table:table-cell table:style-name="ce5" office:value-type="string">
            <text:p>w/i M</text:p>
          </table:table-cell>
          <table:table-cell table:style-name="ce8" office:value-type="float" office:value="57.313017">
            <text:p>57.31</text:p>
          </table:table-cell>
          <table:table-cell table:style-name="ce8" office:value-type="float" office:value="111.919484">
            <text:p>111.92</text:p>
          </table:table-cell>
          <table:table-cell table:style-name="ce8" office:value-type="float" office:value="134.190342">
            <text:p>134.19</text:p>
          </table:table-cell>
          <table:table-cell table:style-name="ce8" office:value-type="float" office:value="150.006698">
            <text:p>150.01</text:p>
          </table:table-cell>
          <table:table-cell table:style-name="ce8" office:value-type="float" office:value="149.640918">
            <text:p>149.64</text:p>
          </table:table-cell>
          <table:table-cell table:style-name="ce8" office:value-type="float" office:value="148.043148">
            <text:p>148.04</text:p>
          </table:table-cell>
        </table:table-row>
        <table:table-row table:style-name="ro2">
          <table:table-cell table:style-name="ce5" office:value-type="string">
            <text:p>sp L</text:p>
          </table:table-cell>
          <table:table-cell table:style-name="ce8" table:formula="of:=([.B179]/[.B178])" office:value-type="float" office:value="1.11412144556365">
            <text:p>1.11</text:p>
          </table:table-cell>
          <table:table-cell table:style-name="ce8" table:formula="of:=([.C179]/[.C178])" office:value-type="float" office:value="1.18830269743476">
            <text:p>1.19</text:p>
          </table:table-cell>
          <table:table-cell table:style-name="ce8" table:formula="of:=([.D179]/[.D178])" office:value-type="float" office:value="2.27199503908775">
            <text:p>2.27</text:p>
          </table:table-cell>
          <table:table-cell table:style-name="ce8" table:formula="of:=([.E179]/[.E178])" office:value-type="float" office:value="2.46635094492533">
            <text:p>2.47</text:p>
          </table:table-cell>
          <table:table-cell table:style-name="ce8" table:formula="of:=([.F179]/[.F178])" office:value-type="float" office:value="2.65221907262399">
            <text:p>2.65</text:p>
          </table:table-cell>
          <table:table-cell table:style-name="ce8" table:formula="of:=([.G179]/[.G178])" office:value-type="float" office:value="2.97602243692402">
            <text:p>2.98</text:p>
          </table:table-cell>
          <table:table-cell/>
          <table:table-cell table:style-name="ce5" office:value-type="string">
            <text:p>sp L</text:p>
          </table:table-cell>
          <table:table-cell table:style-name="ce8" table:formula="of:=([.J179]/[.J178])" office:value-type="float" office:value="1.11412144556365">
            <text:p>1.11</text:p>
          </table:table-cell>
          <table:table-cell table:style-name="ce8" table:formula="of:=([.K179]/[.K178])" office:value-type="float" office:value="1.18830269743476">
            <text:p>1.19</text:p>
          </table:table-cell>
          <table:table-cell table:style-name="ce8" table:formula="of:=([.L179]/[.L178])" office:value-type="float" office:value="2.27199503908775">
            <text:p>2.27</text:p>
          </table:table-cell>
          <table:table-cell table:style-name="ce8" table:formula="of:=([.M179]/[.M178])" office:value-type="float" office:value="2.46635094492533">
            <text:p>2.47</text:p>
          </table:table-cell>
          <table:table-cell table:style-name="ce8" table:formula="of:=([.N179]/[.N178])" office:value-type="float" office:value="2.65221907262399">
            <text:p>2.65</text:p>
          </table:table-cell>
          <table:table-cell table:style-name="ce8" table:formula="of:=([.O179]/[.O178])" office:value-type="float" office:value="2.97602243692402">
            <text:p>2.98</text:p>
          </table:table-cell>
        </table:table-row>
        <table:table-row table:style-name="ro2">
          <table:table-cell table:style-name="ce5" office:value-type="string">
            <text:p>sp M</text:p>
          </table:table-cell>
          <table:table-cell table:style-name="ce8" table:formula="of:=([.B180]/[.B178])" office:value-type="float" office:value="1.58753811892203">
            <text:p>1.59</text:p>
          </table:table-cell>
          <table:table-cell table:style-name="ce8" table:formula="of:=([.C180]/[.C178])" office:value-type="float" office:value="1.91895340429767">
            <text:p>1.92</text:p>
          </table:table-cell>
          <table:table-cell table:style-name="ce8" table:formula="of:=([.D180]/[.D178])" office:value-type="float" office:value="3.83294859223261">
            <text:p>3.83</text:p>
          </table:table-cell>
          <table:table-cell table:style-name="ce8" table:formula="of:=([.E180]/[.E178])" office:value-type="float" office:value="4.34951104255299">
            <text:p>4.35</text:p>
          </table:table-cell>
          <table:table-cell table:style-name="ce8" table:formula="of:=([.F180]/[.F178])" office:value-type="float" office:value="4.60867560922058">
            <text:p>4.61</text:p>
          </table:table-cell>
          <table:table-cell table:style-name="ce8" table:formula="of:=([.G180]/[.G178])" office:value-type="float" office:value="5.09427890645872">
            <text:p>5.09</text:p>
          </table:table-cell>
          <table:table-cell/>
          <table:table-cell table:style-name="ce5" office:value-type="string">
            <text:p>sp M</text:p>
          </table:table-cell>
          <table:table-cell table:style-name="ce8" table:formula="of:=([.J180]/[.J178])" office:value-type="float" office:value="1.58753811892203">
            <text:p>1.59</text:p>
          </table:table-cell>
          <table:table-cell table:style-name="ce8" table:formula="of:=([.K180]/[.K178])" office:value-type="float" office:value="1.91895340429767">
            <text:p>1.92</text:p>
          </table:table-cell>
          <table:table-cell table:style-name="ce8" table:formula="of:=([.L180]/[.L178])" office:value-type="float" office:value="3.83294859223261">
            <text:p>3.83</text:p>
          </table:table-cell>
          <table:table-cell table:style-name="ce8" table:formula="of:=([.M180]/[.M178])" office:value-type="float" office:value="4.34951104255299">
            <text:p>4.35</text:p>
          </table:table-cell>
          <table:table-cell table:style-name="ce8" table:formula="of:=([.N180]/[.N178])" office:value-type="float" office:value="4.60867560922058">
            <text:p>4.61</text:p>
          </table:table-cell>
          <table:table-cell table:style-name="ce8" table:formula="of:=([.O180]/[.O178])" office:value-type="float" office:value="5.09427890645872">
            <text:p>5.09</text:p>
          </table:table-cell>
        </table:table-row>
        <table:table-row table:style-name="ro2">
          <table:table-cell table:number-columns-repeated="8"/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6" office:value-type="string">
            <text:p>HD6970</text:p>
          </table:table-cell>
          <table:table-cell table:number-columns-repeated="7"/>
          <table:table-cell table:style-name="ce5" office:value-type="string">
            <text:p>w/o</text:p>
          </table:table-cell>
          <table:table-cell table:style-name="ce8" office:value-type="float" office:value="13.526813">
            <text:p>13.53</text:p>
          </table:table-cell>
          <table:table-cell table:style-name="ce8" office:value-type="float" office:value="31.833244">
            <text:p>31.83</text:p>
          </table:table-cell>
          <table:table-cell table:style-name="ce8" office:value-type="float" office:value="64.201964">
            <text:p>64.20</text:p>
          </table:table-cell>
          <table:table-cell table:style-name="ce8" office:value-type="float" office:value="89.880598">
            <text:p>89.88</text:p>
          </table:table-cell>
          <table:table-cell table:style-name="ce8" office:value-type="float" office:value="102.581194">
            <text:p>102.58</text:p>
          </table:table-cell>
          <table:table-cell table:style-name="ce8" office:value-type="float" office:value="104.688485">
            <text:p>104.69</text:p>
          </table:table-cell>
        </table:table-row>
        <table:table-row table:style-name="ro2">
          <table:table-cell/>
          <table:table-cell office:value-type="float" office:value="13.526813">
            <text:p>13.526813</text:p>
          </table:table-cell>
          <table:table-cell office:value-type="float" office:value="25.255539">
            <text:p>25.255539</text:p>
          </table:table-cell>
          <table:table-cell office:value-type="float" office:value="26.152376">
            <text:p>26.152376</text:p>
          </table:table-cell>
          <table:table-cell table:number-columns-repeated="4"/>
          <table:table-cell table:style-name="ce5" office:value-type="string">
            <text:p>w/i L</text:p>
          </table:table-cell>
          <table:table-cell table:style-name="ce8" office:value-type="float" office:value="25.255539">
            <text:p>25.26</text:p>
          </table:table-cell>
          <table:table-cell table:style-name="ce8" office:value-type="float" office:value="62.294545">
            <text:p>62.29</text:p>
          </table:table-cell>
          <table:table-cell table:style-name="ce8" office:value-type="float" office:value="90.540956">
            <text:p>90.54</text:p>
          </table:table-cell>
          <table:table-cell table:style-name="ce8" office:value-type="float" office:value="130.493503">
            <text:p>130.49</text:p>
          </table:table-cell>
          <table:table-cell table:style-name="ce8" office:value-type="float" office:value="146.329008">
            <text:p>146.33</text:p>
          </table:table-cell>
          <table:table-cell table:style-name="ce8" office:value-type="float" office:value="150.010925">
            <text:p>150.01</text:p>
          </table:table-cell>
        </table:table-row>
        <table:table-row table:style-name="ro2">
          <table:table-cell/>
          <table:table-cell office:value-type="float" office:value="31.833244">
            <text:p>31.833244</text:p>
          </table:table-cell>
          <table:table-cell office:value-type="float" office:value="62.294545">
            <text:p>62.294545</text:p>
          </table:table-cell>
          <table:table-cell office:value-type="float" office:value="61.906798">
            <text:p>61.906798</text:p>
          </table:table-cell>
          <table:table-cell table:number-columns-repeated="4"/>
          <table:table-cell table:style-name="ce5" office:value-type="string">
            <text:p>w/i M</text:p>
          </table:table-cell>
          <table:table-cell table:style-name="ce8" office:value-type="float" office:value="26.152376">
            <text:p>26.15</text:p>
          </table:table-cell>
          <table:table-cell table:style-name="ce8" office:value-type="float" office:value="61.906798">
            <text:p>61.91</text:p>
          </table:table-cell>
          <table:table-cell table:style-name="ce8" office:value-type="float" office:value="91.917905">
            <text:p>91.92</text:p>
          </table:table-cell>
          <table:table-cell table:style-name="ce8" office:value-type="float" office:value="130.319972">
            <text:p>130.32</text:p>
          </table:table-cell>
          <table:table-cell table:style-name="ce8" office:value-type="float" office:value="145.929994">
            <text:p>145.93</text:p>
          </table:table-cell>
          <table:table-cell table:style-name="ce8" office:value-type="float" office:value="149.707565">
            <text:p>149.71</text:p>
          </table:table-cell>
        </table:table-row>
        <table:table-row table:style-name="ro2">
          <table:table-cell/>
          <table:table-cell office:value-type="float" office:value="64.201964">
            <text:p>64.201964</text:p>
          </table:table-cell>
          <table:table-cell office:value-type="float" office:value="90.540956">
            <text:p>90.540956</text:p>
          </table:table-cell>
          <table:table-cell office:value-type="float" office:value="91.917905">
            <text:p>91.917905</text:p>
          </table:table-cell>
          <table:table-cell table:number-columns-repeated="4"/>
          <table:table-cell table:style-name="ce5" office:value-type="string">
            <text:p><text:s/>sp L</text:p>
          </table:table-cell>
          <table:table-cell table:style-name="ce8" table:formula="of:=([.J185]/[.J184])" office:value-type="float" office:value="1.86707238430811">
            <text:p>1.87</text:p>
          </table:table-cell>
          <table:table-cell table:style-name="ce8" table:formula="of:=([.K185]/[.K184])" office:value-type="float" office:value="1.95690219319149">
            <text:p>1.96</text:p>
          </table:table-cell>
          <table:table-cell table:style-name="ce8" table:formula="of:=([.L185]/[.L184])" office:value-type="float" office:value="1.41025212250516">
            <text:p>1.41</text:p>
          </table:table-cell>
          <table:table-cell table:style-name="ce8" table:formula="of:=([.M185]/[.M184])" office:value-type="float" office:value="1.45185396964092">
            <text:p>1.45</text:p>
          </table:table-cell>
          <table:table-cell table:style-name="ce8" table:formula="of:=([.N185]/[.N184])" office:value-type="float" office:value="1.42647011887968">
            <text:p>1.43</text:p>
          </table:table-cell>
          <table:table-cell table:style-name="ce8" table:formula="of:=([.O185]/[.O184])" office:value-type="float" office:value="1.43292669676135">
            <text:p>1.43</text:p>
          </table:table-cell>
        </table:table-row>
        <table:table-row table:style-name="ro2">
          <table:table-cell/>
          <table:table-cell office:value-type="float" office:value="89.880598">
            <text:p>89.880598</text:p>
          </table:table-cell>
          <table:table-cell office:value-type="float" office:value="130.493503">
            <text:p>130.493503</text:p>
          </table:table-cell>
          <table:table-cell office:value-type="float" office:value="130.319972">
            <text:p>130.319972</text:p>
          </table:table-cell>
          <table:table-cell table:number-columns-repeated="4"/>
          <table:table-cell table:style-name="ce5" office:value-type="string">
            <text:p>sp M</text:p>
          </table:table-cell>
          <table:table-cell table:style-name="ce8" table:formula="of:=([.J186]/[.J184])" office:value-type="float" office:value="1.93337307169102">
            <text:p>1.93</text:p>
          </table:table-cell>
          <table:table-cell table:style-name="ce8" table:formula="of:=([.K186]/[.K184])" office:value-type="float" office:value="1.94472162497796">
            <text:p>1.94</text:p>
          </table:table-cell>
          <table:table-cell table:style-name="ce8" table:formula="of:=([.L186]/[.L184])" office:value-type="float" office:value="1.43169927013448">
            <text:p>1.43</text:p>
          </table:table-cell>
          <table:table-cell table:style-name="ce8" table:formula="of:=([.M186]/[.M184])" office:value-type="float" office:value="1.44992328600217">
            <text:p>1.45</text:p>
          </table:table-cell>
          <table:table-cell table:style-name="ce8" table:formula="of:=([.N186]/[.N184])" office:value-type="float" office:value="1.42258038057151">
            <text:p>1.42</text:p>
          </table:table-cell>
          <table:table-cell table:style-name="ce8" table:formula="of:=([.O186]/[.O184])" office:value-type="float" office:value="1.43002895686187">
            <text:p>1.43</text:p>
          </table:table-cell>
        </table:table-row>
        <table:table-row table:style-name="ro2">
          <table:table-cell/>
          <table:table-cell office:value-type="float" office:value="102.581194">
            <text:p>102.581194</text:p>
          </table:table-cell>
          <table:table-cell office:value-type="float" office:value="146.329008">
            <text:p>146.329008</text:p>
          </table:table-cell>
          <table:table-cell office:value-type="float" office:value="145.929994">
            <text:p>145.929994</text:p>
          </table:table-cell>
          <table:table-cell table:number-columns-repeated="4"/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/>
          <table:table-cell office:value-type="float" office:value="104.688485">
            <text:p>104.688485</text:p>
          </table:table-cell>
          <table:table-cell office:value-type="float" office:value="150.010925">
            <text:p>150.010925</text:p>
          </table:table-cell>
          <table:table-cell office:value-type="float" office:value="149.707565">
            <text:p>149.707565</text:p>
          </table:table-cell>
          <table:table-cell table:number-columns-repeated="4"/>
          <table:table-cell table:style-name="ce5" office:value-type="string">
            <text:p>w/o</text:p>
          </table:table-cell>
          <table:table-cell table:style-name="ce8" office:value-type="float" office:value="84.953416">
            <text:p>84.95</text:p>
          </table:table-cell>
          <table:table-cell table:style-name="ce8" office:value-type="float" office:value="135.566476">
            <text:p>135.57</text:p>
          </table:table-cell>
          <table:table-cell table:style-name="ce8" office:value-type="float" office:value="168.808372">
            <text:p>168.81</text:p>
          </table:table-cell>
          <table:table-cell table:style-name="ce8" office:value-type="float" office:value="180.226294">
            <text:p>180.23</text:p>
          </table:table-cell>
          <table:table-cell table:style-name="ce8" office:value-type="float" office:value="183.794971">
            <text:p>183.79</text:p>
          </table:table-cell>
          <table:table-cell table:style-name="ce8" office:value-type="float" office:value="184.884963">
            <text:p>184.88</text:p>
          </table:table-cell>
        </table:table-row>
        <table:table-row table:style-name="ro2"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5" office:value-type="string">
            <text:p>w/i L</text:p>
          </table:table-cell>
          <table:table-cell table:style-name="ce8" office:value-type="float" office:value="105.184625">
            <text:p>105.18</text:p>
          </table:table-cell>
          <table:table-cell table:style-name="ce8" office:value-type="float" office:value="189.26346">
            <text:p>189.26</text:p>
          </table:table-cell>
          <table:table-cell table:style-name="ce8" office:value-type="float" office:value="263.689714">
            <text:p>263.69</text:p>
          </table:table-cell>
          <table:table-cell table:style-name="ce8" office:value-type="float" office:value="293.173871">
            <text:p>293.17</text:p>
          </table:table-cell>
          <table:table-cell table:style-name="ce8" office:value-type="float" office:value="300.936556">
            <text:p>300.94</text:p>
          </table:table-cell>
          <table:table-cell table:style-name="ce8" office:value-type="float" office:value="303.157762">
            <text:p>303.1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13.526813">
            <text:p>13.53</text:p>
          </table:table-cell>
          <table:table-cell table:style-name="ce8" office:value-type="float" office:value="31.833244">
            <text:p>31.83</text:p>
          </table:table-cell>
          <table:table-cell table:style-name="ce8" office:value-type="float" office:value="64.201964">
            <text:p>64.20</text:p>
          </table:table-cell>
          <table:table-cell table:style-name="ce8" office:value-type="float" office:value="89.880598">
            <text:p>89.88</text:p>
          </table:table-cell>
          <table:table-cell table:style-name="ce8" office:value-type="float" office:value="102.581194">
            <text:p>102.58</text:p>
          </table:table-cell>
          <table:table-cell table:style-name="ce8" office:value-type="float" office:value="104.688485">
            <text:p>104.69</text:p>
          </table:table-cell>
          <table:table-cell/>
          <table:table-cell table:style-name="ce5" office:value-type="string">
            <text:p>w/i M</text:p>
          </table:table-cell>
          <table:table-cell table:style-name="ce8" office:value-type="float" office:value="103.855802">
            <text:p>103.86</text:p>
          </table:table-cell>
          <table:table-cell table:style-name="ce8" office:value-type="float" office:value="187.710405">
            <text:p>187.71</text:p>
          </table:table-cell>
          <table:table-cell table:style-name="ce8" office:value-type="float" office:value="259.00044">
            <text:p>259.00</text:p>
          </table:table-cell>
          <table:table-cell table:style-name="ce8" office:value-type="float" office:value="287.433961">
            <text:p>287.43</text:p>
          </table:table-cell>
          <table:table-cell table:style-name="ce8" office:value-type="float" office:value="295.715597">
            <text:p>295.72</text:p>
          </table:table-cell>
          <table:table-cell table:style-name="ce8" office:value-type="float" office:value="297.98164">
            <text:p>297.98</text:p>
          </table:table-cell>
        </table:table-row>
        <table:table-row table:style-name="ro2">
          <table:table-cell table:style-name="ce5" office:value-type="string">
            <text:p>w/i L</text:p>
          </table:table-cell>
          <table:table-cell table:style-name="ce8" office:value-type="float" office:value="25.255539">
            <text:p>25.26</text:p>
          </table:table-cell>
          <table:table-cell table:style-name="ce8" office:value-type="float" office:value="62.294545">
            <text:p>62.29</text:p>
          </table:table-cell>
          <table:table-cell table:style-name="ce8" office:value-type="float" office:value="90.540956">
            <text:p>90.54</text:p>
          </table:table-cell>
          <table:table-cell table:style-name="ce8" office:value-type="float" office:value="130.493503">
            <text:p>130.49</text:p>
          </table:table-cell>
          <table:table-cell table:style-name="ce8" office:value-type="float" office:value="146.329008">
            <text:p>146.33</text:p>
          </table:table-cell>
          <table:table-cell table:style-name="ce8" office:value-type="float" office:value="150.010925">
            <text:p>150.01</text:p>
          </table:table-cell>
          <table:table-cell/>
          <table:table-cell table:style-name="ce5" office:value-type="string">
            <text:p><text:s/>sp L</text:p>
          </table:table-cell>
          <table:table-cell table:style-name="ce8" table:formula="of:=([.J191]/[.J190])" office:value-type="float" office:value="1.23814473805268">
            <text:p>1.24</text:p>
          </table:table-cell>
          <table:table-cell table:style-name="ce8" table:formula="of:=([.K191]/[.K190])" office:value-type="float" office:value="1.39609338226067">
            <text:p>1.40</text:p>
          </table:table-cell>
          <table:table-cell table:style-name="ce8" table:formula="of:=([.L191]/[.L190])" office:value-type="float" office:value="1.56206538144921">
            <text:p>1.56</text:p>
          </table:table-cell>
          <table:table-cell table:style-name="ce8" table:formula="of:=([.M191]/[.M190])" office:value-type="float" office:value="1.62669866029648">
            <text:p>1.63</text:p>
          </table:table-cell>
          <table:table-cell table:style-name="ce8" table:formula="of:=([.N191]/[.N190])" office:value-type="float" office:value="1.63734923955019">
            <text:p>1.64</text:p>
          </table:table-cell>
          <table:table-cell table:style-name="ce8" table:formula="of:=([.O191]/[.O190])" office:value-type="float" office:value="1.63971021266884">
            <text:p>1.64</text:p>
          </table:table-cell>
        </table:table-row>
        <table:table-row table:style-name="ro2">
          <table:table-cell table:style-name="ce5" office:value-type="string">
            <text:p>w/i M</text:p>
          </table:table-cell>
          <table:table-cell table:style-name="ce8" office:value-type="float" office:value="26.152376">
            <text:p>26.15</text:p>
          </table:table-cell>
          <table:table-cell table:style-name="ce8" office:value-type="float" office:value="61.906798">
            <text:p>61.91</text:p>
          </table:table-cell>
          <table:table-cell table:style-name="ce8" office:value-type="float" office:value="91.917905">
            <text:p>91.92</text:p>
          </table:table-cell>
          <table:table-cell table:style-name="ce8" office:value-type="float" office:value="130.319972">
            <text:p>130.32</text:p>
          </table:table-cell>
          <table:table-cell table:style-name="ce8" office:value-type="float" office:value="145.929994">
            <text:p>145.93</text:p>
          </table:table-cell>
          <table:table-cell table:style-name="ce8" office:value-type="float" office:value="149.707565">
            <text:p>149.71</text:p>
          </table:table-cell>
          <table:table-cell/>
          <table:table-cell table:style-name="ce5" office:value-type="string">
            <text:p>sp M</text:p>
          </table:table-cell>
          <table:table-cell table:style-name="ce8" table:formula="of:=([.J192]/[.J190])" office:value-type="float" office:value="1.22250295385415">
            <text:p>1.22</text:p>
          </table:table-cell>
          <table:table-cell table:style-name="ce8" table:formula="of:=([.K192]/[.K190])" office:value-type="float" office:value="1.38463734205203">
            <text:p>1.38</text:p>
          </table:table-cell>
          <table:table-cell table:style-name="ce8" table:formula="of:=([.L192]/[.L190])" office:value-type="float" office:value="1.53428669995111">
            <text:p>1.53</text:p>
          </table:table-cell>
          <table:table-cell table:style-name="ce8" table:formula="of:=([.M192]/[.M190])" office:value-type="float" office:value="1.59485031079871">
            <text:p>1.59</text:p>
          </table:table-cell>
          <table:table-cell table:style-name="ce8" table:formula="of:=([.N192]/[.N190])" office:value-type="float" office:value="1.60894280943084">
            <text:p>1.61</text:p>
          </table:table-cell>
          <table:table-cell table:style-name="ce8" table:formula="of:=([.O192]/[.O190])" office:value-type="float" office:value="1.61171376603515">
            <text:p>1.61</text:p>
          </table:table-cell>
        </table:table-row>
        <table:table-row table:style-name="ro2">
          <table:table-cell table:style-name="ce5" office:value-type="string">
            <text:p><text:s/>sp L</text:p>
          </table:table-cell>
          <table:table-cell table:style-name="ce8" table:formula="of:=([.B193]/[.B192])" office:value-type="float" office:value="1.86707238430811">
            <text:p>1.87</text:p>
          </table:table-cell>
          <table:table-cell table:style-name="ce8" table:formula="of:=([.C193]/[.C192])" office:value-type="float" office:value="1.95690219319149">
            <text:p>1.96</text:p>
          </table:table-cell>
          <table:table-cell table:style-name="ce8" table:formula="of:=([.D193]/[.D192])" office:value-type="float" office:value="1.41025212250516">
            <text:p>1.41</text:p>
          </table:table-cell>
          <table:table-cell table:style-name="ce8" table:formula="of:=([.E193]/[.E192])" office:value-type="float" office:value="1.45185396964092">
            <text:p>1.45</text:p>
          </table:table-cell>
          <table:table-cell table:style-name="ce8" table:formula="of:=([.F193]/[.F192])" office:value-type="float" office:value="1.42647011887968">
            <text:p>1.43</text:p>
          </table:table-cell>
          <table:table-cell table:style-name="ce8" table:formula="of:=([.G193]/[.G192])" office:value-type="float" office:value="1.43292669676135">
            <text:p>1.43</text:p>
          </table:table-cell>
          <table:table-cell/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sp M</text:p>
          </table:table-cell>
          <table:table-cell table:style-name="ce8" table:formula="of:=([.B194]/[.B192])" office:value-type="float" office:value="1.93337307169102">
            <text:p>1.93</text:p>
          </table:table-cell>
          <table:table-cell table:style-name="ce8" table:formula="of:=([.C194]/[.C192])" office:value-type="float" office:value="1.94472162497796">
            <text:p>1.94</text:p>
          </table:table-cell>
          <table:table-cell table:style-name="ce8" table:formula="of:=([.D194]/[.D192])" office:value-type="float" office:value="1.43169927013448">
            <text:p>1.43</text:p>
          </table:table-cell>
          <table:table-cell table:style-name="ce8" table:formula="of:=([.E194]/[.E192])" office:value-type="float" office:value="1.44992328600217">
            <text:p>1.45</text:p>
          </table:table-cell>
          <table:table-cell table:style-name="ce8" table:formula="of:=([.F194]/[.F192])" office:value-type="float" office:value="1.42258038057151">
            <text:p>1.42</text:p>
          </table:table-cell>
          <table:table-cell table:style-name="ce8" table:formula="of:=([.G194]/[.G192])" office:value-type="float" office:value="1.43002895686187">
            <text:p>1.43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28.556963">
            <text:p>28.56</text:p>
          </table:table-cell>
          <table:table-cell table:style-name="ce8" office:value-type="float" office:value="42.031163">
            <text:p>42.03</text:p>
          </table:table-cell>
          <table:table-cell table:style-name="ce8" office:value-type="float" office:value="48.246996">
            <text:p>48.25</text:p>
          </table:table-cell>
          <table:table-cell table:style-name="ce8" office:value-type="float" office:value="51.189513">
            <text:p>51.19</text:p>
          </table:table-cell>
          <table:table-cell table:style-name="ce8" office:value-type="float" office:value="52.008129">
            <text:p>52.01</text:p>
          </table:table-cell>
          <table:table-cell table:style-name="ce8" office:value-type="float" office:value="52.010174">
            <text:p>52.01</text:p>
          </table:table-cell>
        </table:table-row>
        <table:table-row table:style-name="ro2">
          <table:table-cell table:number-columns-repeated="8"/>
          <table:table-cell table:style-name="ce5" office:value-type="string">
            <text:p>w/i L</text:p>
          </table:table-cell>
          <table:table-cell table:style-name="ce8" office:value-type="float" office:value="18.38265">
            <text:p>18.38</text:p>
          </table:table-cell>
          <table:table-cell table:style-name="ce8" office:value-type="float" office:value="23.584018">
            <text:p>23.58</text:p>
          </table:table-cell>
          <table:table-cell table:style-name="ce8" office:value-type="float" office:value="26.087022">
            <text:p>26.09</text:p>
          </table:table-cell>
          <table:table-cell table:style-name="ce8" office:value-type="float" office:value="27.054147">
            <text:p>27.05</text:p>
          </table:table-cell>
          <table:table-cell table:style-name="ce8" office:value-type="float" office:value="27.314461">
            <text:p>27.31</text:p>
          </table:table-cell>
          <table:table-cell table:style-name="ce8" office:value-type="float" office:value="27.278732">
            <text:p>27.28</text:p>
          </table:table-cell>
        </table:table-row>
        <table:table-row table:style-name="ro2">
          <table:table-cell table:style-name="ce3" office:value-type="string">
            <text:p>GTX580</text:p>
          </table:table-cell>
          <table:table-cell table:number-columns-repeated="7"/>
          <table:table-cell table:style-name="ce5" office:value-type="string">
            <text:p>w/i M</text:p>
          </table:table-cell>
          <table:table-cell table:style-name="ce8" office:value-type="float" office:value="18.685576">
            <text:p>18.69</text:p>
          </table:table-cell>
          <table:table-cell table:style-name="ce8" office:value-type="float" office:value="23.759856">
            <text:p>23.76</text:p>
          </table:table-cell>
          <table:table-cell table:style-name="ce8" office:value-type="float" office:value="26.255804">
            <text:p>26.26</text:p>
          </table:table-cell>
          <table:table-cell table:style-name="ce8" office:value-type="float" office:value="27.095126">
            <text:p>27.10</text:p>
          </table:table-cell>
          <table:table-cell table:style-name="ce8" office:value-type="float" office:value="27.314332">
            <text:p>27.31</text:p>
          </table:table-cell>
          <table:table-cell table:style-name="ce8" office:value-type="float" office:value="27.306329">
            <text:p>27.31</text:p>
          </table:table-cell>
        </table:table-row>
        <table:table-row table:style-name="ro2">
          <table:table-cell/>
          <table:table-cell office:value-type="float" office:value="84.953416">
            <text:p>84.953416</text:p>
          </table:table-cell>
          <table:table-cell office:value-type="float" office:value="105.184625">
            <text:p>105.184625</text:p>
          </table:table-cell>
          <table:table-cell office:value-type="float" office:value="103.855802">
            <text:p>103.855802</text:p>
          </table:table-cell>
          <table:table-cell table:number-columns-repeated="4"/>
          <table:table-cell table:style-name="ce5" office:value-type="string">
            <text:p><text:s/>sp L</text:p>
          </table:table-cell>
          <table:table-cell table:style-name="ce8" table:formula="of:=([.J197]/[.J196])" office:value-type="float" office:value="0.643718661539744">
            <text:p>0.64</text:p>
          </table:table-cell>
          <table:table-cell table:style-name="ce8" table:formula="of:=([.K197]/[.K196])" office:value-type="float" office:value="0.561107909386186">
            <text:p>0.56</text:p>
          </table:table-cell>
          <table:table-cell table:style-name="ce8" table:formula="of:=([.L197]/[.L196])" office:value-type="float" office:value="0.540697331705377">
            <text:p>0.54</text:p>
          </table:table-cell>
          <table:table-cell table:style-name="ce8" table:formula="of:=([.M197]/[.M196])" office:value-type="float" office:value="0.52850956015151">
            <text:p>0.53</text:p>
          </table:table-cell>
          <table:table-cell table:style-name="ce8" table:formula="of:=([.N197]/[.N196])" office:value-type="float" office:value="0.525195993880111">
            <text:p>0.53</text:p>
          </table:table-cell>
          <table:table-cell table:style-name="ce8" table:formula="of:=([.O197]/[.O196])" office:value-type="float" office:value="0.524488381830832">
            <text:p>0.52</text:p>
          </table:table-cell>
        </table:table-row>
        <table:table-row table:style-name="ro2">
          <table:table-cell/>
          <table:table-cell office:value-type="float" office:value="135.566476">
            <text:p>135.566476</text:p>
          </table:table-cell>
          <table:table-cell office:value-type="float" office:value="189.26346">
            <text:p>189.26346</text:p>
          </table:table-cell>
          <table:table-cell office:value-type="float" office:value="187.710405">
            <text:p>187.710405</text:p>
          </table:table-cell>
          <table:table-cell table:number-columns-repeated="4"/>
          <table:table-cell table:style-name="ce5" office:value-type="string">
            <text:p>sp M</text:p>
          </table:table-cell>
          <table:table-cell table:style-name="ce8" table:formula="of:=([.J198]/[.J196])" office:value-type="float" office:value="0.654326442206057">
            <text:p>0.65</text:p>
          </table:table-cell>
          <table:table-cell table:style-name="ce8" table:formula="of:=([.K198]/[.K196])" office:value-type="float" office:value="0.565291424365298">
            <text:p>0.57</text:p>
          </table:table-cell>
          <table:table-cell table:style-name="ce8" table:formula="of:=([.L198]/[.L196])" office:value-type="float" office:value="0.544195622044531">
            <text:p>0.54</text:p>
          </table:table-cell>
          <table:table-cell table:style-name="ce8" table:formula="of:=([.M198]/[.M196])" office:value-type="float" office:value="0.529310095214229">
            <text:p>0.53</text:p>
          </table:table-cell>
          <table:table-cell table:style-name="ce8" table:formula="of:=([.N198]/[.N196])" office:value-type="float" office:value="0.52519351349863">
            <text:p>0.53</text:p>
          </table:table-cell>
          <table:table-cell table:style-name="ce8" table:formula="of:=([.O198]/[.O196])" office:value-type="float" office:value="0.525018989553852">
            <text:p>0.53</text:p>
          </table:table-cell>
        </table:table-row>
        <table:table-row table:style-name="ro1">
          <table:table-cell/>
          <table:table-cell office:value-type="float" office:value="168.808372">
            <text:p>168.808372</text:p>
          </table:table-cell>
          <table:table-cell office:value-type="float" office:value="263.689714">
            <text:p>263.689714</text:p>
          </table:table-cell>
          <table:table-cell office:value-type="float" office:value="259.00044">
            <text:p>259.0004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0.226294">
            <text:p>180.226294</text:p>
          </table:table-cell>
          <table:table-cell office:value-type="float" office:value="293.173871">
            <text:p>293.173871</text:p>
          </table:table-cell>
          <table:table-cell office:value-type="float" office:value="287.433961">
            <text:p>287.43396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3.794971">
            <text:p>183.794971</text:p>
          </table:table-cell>
          <table:table-cell office:value-type="float" office:value="300.936556">
            <text:p>300.936556</text:p>
          </table:table-cell>
          <table:table-cell office:value-type="float" office:value="295.715597">
            <text:p>295.71559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4.884963">
            <text:p>184.884963</text:p>
          </table:table-cell>
          <table:table-cell office:value-type="float" office:value="303.157762">
            <text:p>303.157762</text:p>
          </table:table-cell>
          <table:table-cell office:value-type="float" office:value="297.98164">
            <text:p>297.98164</text:p>
          </table:table-cell>
          <table:table-cell table:number-columns-repeated="11"/>
        </table:table-row>
        <table:table-row table:style-name="ro2"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84.953416">
            <text:p>84.95</text:p>
          </table:table-cell>
          <table:table-cell table:style-name="ce8" office:value-type="float" office:value="135.566476">
            <text:p>135.57</text:p>
          </table:table-cell>
          <table:table-cell table:style-name="ce8" office:value-type="float" office:value="168.808372">
            <text:p>168.81</text:p>
          </table:table-cell>
          <table:table-cell table:style-name="ce8" office:value-type="float" office:value="180.226294">
            <text:p>180.23</text:p>
          </table:table-cell>
          <table:table-cell table:style-name="ce8" office:value-type="float" office:value="183.794971">
            <text:p>183.79</text:p>
          </table:table-cell>
          <table:table-cell table:style-name="ce8" office:value-type="float" office:value="184.884963">
            <text:p>184.88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 L</text:p>
          </table:table-cell>
          <table:table-cell table:style-name="ce8" office:value-type="float" office:value="105.184625">
            <text:p>105.18</text:p>
          </table:table-cell>
          <table:table-cell table:style-name="ce8" office:value-type="float" office:value="189.26346">
            <text:p>189.26</text:p>
          </table:table-cell>
          <table:table-cell table:style-name="ce8" office:value-type="float" office:value="263.689714">
            <text:p>263.69</text:p>
          </table:table-cell>
          <table:table-cell table:style-name="ce8" office:value-type="float" office:value="293.173871">
            <text:p>293.17</text:p>
          </table:table-cell>
          <table:table-cell table:style-name="ce8" office:value-type="float" office:value="300.936556">
            <text:p>300.94</text:p>
          </table:table-cell>
          <table:table-cell table:style-name="ce8" office:value-type="float" office:value="303.157762">
            <text:p>303.1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 M</text:p>
          </table:table-cell>
          <table:table-cell table:style-name="ce8" office:value-type="float" office:value="103.855802">
            <text:p>103.86</text:p>
          </table:table-cell>
          <table:table-cell table:style-name="ce8" office:value-type="float" office:value="187.710405">
            <text:p>187.71</text:p>
          </table:table-cell>
          <table:table-cell table:style-name="ce8" office:value-type="float" office:value="259.00044">
            <text:p>259.00</text:p>
          </table:table-cell>
          <table:table-cell table:style-name="ce8" office:value-type="float" office:value="287.433961">
            <text:p>287.43</text:p>
          </table:table-cell>
          <table:table-cell table:style-name="ce8" office:value-type="float" office:value="295.715597">
            <text:p>295.72</text:p>
          </table:table-cell>
          <table:table-cell table:style-name="ce8" office:value-type="float" office:value="297.98164">
            <text:p>297.98</text:p>
          </table:table-cell>
          <table:table-cell table:number-columns-repeated="8"/>
        </table:table-row>
        <table:table-row table:style-name="ro2">
          <table:table-cell table:style-name="ce5" office:value-type="string">
            <text:p><text:s/>sp L</text:p>
          </table:table-cell>
          <table:table-cell table:style-name="ce8" table:formula="of:=([.B207]/[.B206])" office:value-type="float" office:value="1.23814473805268">
            <text:p>1.24</text:p>
          </table:table-cell>
          <table:table-cell table:style-name="ce8" table:formula="of:=([.C207]/[.C206])" office:value-type="float" office:value="1.39609338226067">
            <text:p>1.40</text:p>
          </table:table-cell>
          <table:table-cell table:style-name="ce8" table:formula="of:=([.D207]/[.D206])" office:value-type="float" office:value="1.56206538144921">
            <text:p>1.56</text:p>
          </table:table-cell>
          <table:table-cell table:style-name="ce8" table:formula="of:=([.E207]/[.E206])" office:value-type="float" office:value="1.62669866029648">
            <text:p>1.63</text:p>
          </table:table-cell>
          <table:table-cell table:style-name="ce8" table:formula="of:=([.F207]/[.F206])" office:value-type="float" office:value="1.63734923955019">
            <text:p>1.64</text:p>
          </table:table-cell>
          <table:table-cell table:style-name="ce8" table:formula="of:=([.G207]/[.G206])" office:value-type="float" office:value="1.63971021266884">
            <text:p>1.64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 M</text:p>
          </table:table-cell>
          <table:table-cell table:style-name="ce8" table:formula="of:=([.B208]/[.B206])" office:value-type="float" office:value="1.22250295385415">
            <text:p>1.22</text:p>
          </table:table-cell>
          <table:table-cell table:style-name="ce8" table:formula="of:=([.C208]/[.C206])" office:value-type="float" office:value="1.38463734205203">
            <text:p>1.38</text:p>
          </table:table-cell>
          <table:table-cell table:style-name="ce8" table:formula="of:=([.D208]/[.D206])" office:value-type="float" office:value="1.53428669995111">
            <text:p>1.53</text:p>
          </table:table-cell>
          <table:table-cell table:style-name="ce8" table:formula="of:=([.E208]/[.E206])" office:value-type="float" office:value="1.59485031079871">
            <text:p>1.59</text:p>
          </table:table-cell>
          <table:table-cell table:style-name="ce8" table:formula="of:=([.F208]/[.F206])" office:value-type="float" office:value="1.60894280943084">
            <text:p>1.61</text:p>
          </table:table-cell>
          <table:table-cell table:style-name="ce8" table:formula="of:=([.G208]/[.G206])" office:value-type="float" office:value="1.61171376603515">
            <text:p>1.61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E562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8.556963">
            <text:p>28.556963</text:p>
          </table:table-cell>
          <table:table-cell office:value-type="float" office:value="18.38265">
            <text:p>18.38265</text:p>
          </table:table-cell>
          <table:table-cell office:value-type="float" office:value="18.685576">
            <text:p>18.6855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2.031163">
            <text:p>42.031163</text:p>
          </table:table-cell>
          <table:table-cell office:value-type="float" office:value="23.584018">
            <text:p>23.584018</text:p>
          </table:table-cell>
          <table:table-cell office:value-type="float" office:value="23.759856">
            <text:p>23.7598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8.246996">
            <text:p>48.246996</text:p>
          </table:table-cell>
          <table:table-cell office:value-type="float" office:value="26.087022">
            <text:p>26.087022</text:p>
          </table:table-cell>
          <table:table-cell office:value-type="float" office:value="26.255804">
            <text:p>26.25580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1.189513">
            <text:p>51.189513</text:p>
          </table:table-cell>
          <table:table-cell office:value-type="float" office:value="27.054147">
            <text:p>27.054147</text:p>
          </table:table-cell>
          <table:table-cell office:value-type="float" office:value="27.095126">
            <text:p>27.09512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2.008129">
            <text:p>52.008129</text:p>
          </table:table-cell>
          <table:table-cell office:value-type="float" office:value="27.314461">
            <text:p>27.314461</text:p>
          </table:table-cell>
          <table:table-cell office:value-type="float" office:value="27.314332">
            <text:p>27.3143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2.010174">
            <text:p>52.010174</text:p>
          </table:table-cell>
          <table:table-cell office:value-type="float" office:value="27.278732">
            <text:p>27.278732</text:p>
          </table:table-cell>
          <table:table-cell office:value-type="float" office:value="27.306329">
            <text:p>27.306329</text:p>
          </table:table-cell>
          <table:table-cell table:number-columns-repeated="11"/>
        </table:table-row>
        <table:table-row table:style-name="ro2"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28.556963">
            <text:p>28.56</text:p>
          </table:table-cell>
          <table:table-cell table:style-name="ce8" office:value-type="float" office:value="42.031163">
            <text:p>42.03</text:p>
          </table:table-cell>
          <table:table-cell table:style-name="ce8" office:value-type="float" office:value="48.246996">
            <text:p>48.25</text:p>
          </table:table-cell>
          <table:table-cell table:style-name="ce8" office:value-type="float" office:value="51.189513">
            <text:p>51.19</text:p>
          </table:table-cell>
          <table:table-cell table:style-name="ce8" office:value-type="float" office:value="52.008129">
            <text:p>52.01</text:p>
          </table:table-cell>
          <table:table-cell table:style-name="ce8" office:value-type="float" office:value="52.010174">
            <text:p>52.01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 L</text:p>
          </table:table-cell>
          <table:table-cell table:style-name="ce8" office:value-type="float" office:value="18.38265">
            <text:p>18.38</text:p>
          </table:table-cell>
          <table:table-cell table:style-name="ce8" office:value-type="float" office:value="23.584018">
            <text:p>23.58</text:p>
          </table:table-cell>
          <table:table-cell table:style-name="ce8" office:value-type="float" office:value="26.087022">
            <text:p>26.09</text:p>
          </table:table-cell>
          <table:table-cell table:style-name="ce8" office:value-type="float" office:value="27.054147">
            <text:p>27.05</text:p>
          </table:table-cell>
          <table:table-cell table:style-name="ce8" office:value-type="float" office:value="27.314461">
            <text:p>27.31</text:p>
          </table:table-cell>
          <table:table-cell table:style-name="ce8" office:value-type="float" office:value="27.278732">
            <text:p>27.28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 M</text:p>
          </table:table-cell>
          <table:table-cell table:style-name="ce8" office:value-type="float" office:value="18.685576">
            <text:p>18.69</text:p>
          </table:table-cell>
          <table:table-cell table:style-name="ce8" office:value-type="float" office:value="23.759856">
            <text:p>23.76</text:p>
          </table:table-cell>
          <table:table-cell table:style-name="ce8" office:value-type="float" office:value="26.255804">
            <text:p>26.26</text:p>
          </table:table-cell>
          <table:table-cell table:style-name="ce8" office:value-type="float" office:value="27.095126">
            <text:p>27.10</text:p>
          </table:table-cell>
          <table:table-cell table:style-name="ce8" office:value-type="float" office:value="27.314332">
            <text:p>27.31</text:p>
          </table:table-cell>
          <table:table-cell table:style-name="ce8" office:value-type="float" office:value="27.306329">
            <text:p>27.31</text:p>
          </table:table-cell>
          <table:table-cell table:number-columns-repeated="8"/>
        </table:table-row>
        <table:table-row table:style-name="ro2">
          <table:table-cell table:style-name="ce5" office:value-type="string">
            <text:p><text:s/>sp L</text:p>
          </table:table-cell>
          <table:table-cell table:style-name="ce8" table:formula="of:=([.B221]/[.B220])" office:value-type="float" office:value="0.643718661539744">
            <text:p>0.64</text:p>
          </table:table-cell>
          <table:table-cell table:style-name="ce8" table:formula="of:=([.C221]/[.C220])" office:value-type="float" office:value="0.561107909386186">
            <text:p>0.56</text:p>
          </table:table-cell>
          <table:table-cell table:style-name="ce8" table:formula="of:=([.D221]/[.D220])" office:value-type="float" office:value="0.540697331705377">
            <text:p>0.54</text:p>
          </table:table-cell>
          <table:table-cell table:style-name="ce8" table:formula="of:=([.E221]/[.E220])" office:value-type="float" office:value="0.52850956015151">
            <text:p>0.53</text:p>
          </table:table-cell>
          <table:table-cell table:style-name="ce8" table:formula="of:=([.F221]/[.F220])" office:value-type="float" office:value="0.525195993880111">
            <text:p>0.53</text:p>
          </table:table-cell>
          <table:table-cell table:style-name="ce8" table:formula="of:=([.G221]/[.G220])" office:value-type="float" office:value="0.524488381830832">
            <text:p>0.52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 M</text:p>
          </table:table-cell>
          <table:table-cell table:style-name="ce8" table:formula="of:=([.B222]/[.B220])" office:value-type="float" office:value="0.654326442206057">
            <text:p>0.65</text:p>
          </table:table-cell>
          <table:table-cell table:style-name="ce8" table:formula="of:=([.C222]/[.C220])" office:value-type="float" office:value="0.565291424365298">
            <text:p>0.57</text:p>
          </table:table-cell>
          <table:table-cell table:style-name="ce8" table:formula="of:=([.D222]/[.D220])" office:value-type="float" office:value="0.544195622044531">
            <text:p>0.54</text:p>
          </table:table-cell>
          <table:table-cell table:style-name="ce8" table:formula="of:=([.E222]/[.E220])" office:value-type="float" office:value="0.529310095214229">
            <text:p>0.53</text:p>
          </table:table-cell>
          <table:table-cell table:style-name="ce8" table:formula="of:=([.F222]/[.F220])" office:value-type="float" office:value="0.52519351349863">
            <text:p>0.53</text:p>
          </table:table-cell>
          <table:table-cell table:style-name="ce8" table:formula="of:=([.G222]/[.G220])" office:value-type="float" office:value="0.525018989553852">
            <text:p>0.53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1" table:number-columns-repeated="7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MAP-410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R=3</text:p>
          </table:table-cell>
          <table:table-cell table:number-columns-repeated="13"/>
        </table:table-row>
        <table:table-row table:style-name="ro1">
          <table:table-cell table:style-name="ce3" office:value-type="string">
            <text:p>GTX2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.008342">
            <text:p>12.008342</text:p>
          </table:table-cell>
          <table:table-cell office:value-type="float" office:value="34.943248">
            <text:p>34.9432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.740194">
            <text:p>6.740194</text:p>
          </table:table-cell>
          <table:table-cell office:value-type="float" office:value="52.836319">
            <text:p>52.8363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48965">
            <text:p>1.848965</text:p>
          </table:table-cell>
          <table:table-cell office:value-type="float" office:value="64.02598">
            <text:p>64.025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71881">
            <text:p>1.771881</text:p>
          </table:table-cell>
          <table:table-cell office:value-type="float" office:value="64.021014">
            <text:p>64.0210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62407">
            <text:p>1.262407</text:p>
          </table:table-cell>
          <table:table-cell office:value-type="float" office:value="65.106869">
            <text:p>65.1068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.07647">
            <text:p>29.07647</text:p>
          </table:table-cell>
          <table:table-cell office:value-type="float" office:value="149.025537">
            <text:p>149.025537</text:p>
          </table:table-cell>
          <table:table-cell table:number-columns-repeated="12"/>
        </table:table-row>
        <table:table-row table:style-name="ro2"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12.008342">
            <text:p>12.01</text:p>
          </table:table-cell>
          <table:table-cell table:style-name="ce8" office:value-type="float" office:value="6.740194">
            <text:p>6.74</text:p>
          </table:table-cell>
          <table:table-cell table:style-name="ce8" office:value-type="float" office:value="1.848965">
            <text:p>1.85</text:p>
          </table:table-cell>
          <table:table-cell table:style-name="ce8" office:value-type="float" office:value="1.771881">
            <text:p>1.77</text:p>
          </table:table-cell>
          <table:table-cell table:style-name="ce8" office:value-type="float" office:value="1.262407">
            <text:p>1.26</text:p>
          </table:table-cell>
          <table:table-cell table:style-name="ce8" office:value-type="float" office:value="29.07647">
            <text:p>29.08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12.008342">
            <text:p>12.01</text:p>
          </table:table-cell>
          <table:table-cell table:style-name="ce8" office:value-type="float" office:value="6.740194">
            <text:p>6.74</text:p>
          </table:table-cell>
          <table:table-cell table:style-name="ce8" office:value-type="float" office:value="1.848965">
            <text:p>1.85</text:p>
          </table:table-cell>
          <table:table-cell table:style-name="ce8" office:value-type="float" office:value="1.771881">
            <text:p>1.77</text:p>
          </table:table-cell>
          <table:table-cell table:style-name="ce8" office:value-type="float" office:value="1.262407">
            <text:p>1.26</text:p>
          </table:table-cell>
          <table:table-cell table:style-name="ce8" office:value-type="float" office:value="29.07647">
            <text:p>29.08</text:p>
          </table:table-cell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34.943248">
            <text:p>34.94</text:p>
          </table:table-cell>
          <table:table-cell table:style-name="ce8" office:value-type="float" office:value="52.836319">
            <text:p>52.84</text:p>
          </table:table-cell>
          <table:table-cell table:style-name="ce8" office:value-type="float" office:value="64.02598">
            <text:p>64.03</text:p>
          </table:table-cell>
          <table:table-cell table:style-name="ce8" office:value-type="float" office:value="64.021014">
            <text:p>64.02</text:p>
          </table:table-cell>
          <table:table-cell table:style-name="ce8" office:value-type="float" office:value="65.106869">
            <text:p>65.11</text:p>
          </table:table-cell>
          <table:table-cell table:style-name="ce8" office:value-type="float" office:value="149.025537">
            <text:p>149.03</text:p>
          </table:table-cell>
          <table:table-cell/>
          <table:table-cell table:style-name="ce5" office:value-type="string">
            <text:p>w/i</text:p>
          </table:table-cell>
          <table:table-cell table:style-name="ce8" office:value-type="float" office:value="34.943248">
            <text:p>34.94</text:p>
          </table:table-cell>
          <table:table-cell table:style-name="ce8" office:value-type="float" office:value="52.836319">
            <text:p>52.84</text:p>
          </table:table-cell>
          <table:table-cell table:style-name="ce8" office:value-type="float" office:value="64.02598">
            <text:p>64.03</text:p>
          </table:table-cell>
          <table:table-cell table:style-name="ce8" office:value-type="float" office:value="64.021014">
            <text:p>64.02</text:p>
          </table:table-cell>
          <table:table-cell table:style-name="ce8" office:value-type="float" office:value="65.106869">
            <text:p>65.11</text:p>
          </table:table-cell>
          <table:table-cell table:style-name="ce8" office:value-type="float" office:value="149.025537">
            <text:p>149.03</text:p>
          </table:table-cell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239]/[.B238])" office:value-type="float" office:value="2.90991445779942">
            <text:p>2.91</text:p>
          </table:table-cell>
          <table:table-cell table:style-name="ce8" table:formula="of:=([.C239]/[.C238])" office:value-type="float" office:value="7.83899083616881">
            <text:p>7.84</text:p>
          </table:table-cell>
          <table:table-cell table:style-name="ce8" table:formula="of:=([.D239]/[.D238])" office:value-type="float" office:value="34.6280108060455">
            <text:p>34.63</text:p>
          </table:table-cell>
          <table:table-cell table:style-name="ce8" table:formula="of:=([.E239]/[.E238])" office:value-type="float" office:value="36.1316668557313">
            <text:p>36.13</text:p>
          </table:table-cell>
          <table:table-cell table:style-name="ce8" table:formula="of:=([.F239]/[.F238])" office:value-type="float" office:value="51.5735963124412">
            <text:p>51.57</text:p>
          </table:table-cell>
          <table:table-cell table:style-name="ce8" table:formula="of:=([.G239]/[.G238])" office:value-type="float" office:value="5.12529674338047">
            <text:p>5.13</text:p>
          </table:table-cell>
          <table:table-cell/>
          <table:table-cell table:style-name="ce5" office:value-type="string">
            <text:p>sp</text:p>
          </table:table-cell>
          <table:table-cell table:style-name="ce8" table:formula="of:=([.J239]/[.J238])" office:value-type="float" office:value="2.90991445779942">
            <text:p>2.91</text:p>
          </table:table-cell>
          <table:table-cell table:style-name="ce8" table:formula="of:=([.K239]/[.K238])" office:value-type="float" office:value="7.83899083616881">
            <text:p>7.84</text:p>
          </table:table-cell>
          <table:table-cell table:style-name="ce8" table:formula="of:=([.L239]/[.L238])" office:value-type="float" office:value="34.6280108060455">
            <text:p>34.63</text:p>
          </table:table-cell>
          <table:table-cell table:style-name="ce8" table:formula="of:=([.M239]/[.M238])" office:value-type="float" office:value="36.1316668557313">
            <text:p>36.13</text:p>
          </table:table-cell>
          <table:table-cell table:style-name="ce8" table:formula="of:=([.N239]/[.N238])" office:value-type="float" office:value="51.5735963124412">
            <text:p>51.57</text:p>
          </table:table-cell>
          <table:table-cell table:style-name="ce8" table:formula="of:=([.O239]/[.O238])" office:value-type="float" office:value="5.12529674338047">
            <text:p>5.13</text:p>
          </table:table-cell>
        </table:table-row>
        <table:table-row table:style-name="ro2">
          <table:table-cell table:number-columns-repeated="8"/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6" office:value-type="string">
            <text:p>HD6970</text:p>
          </table:table-cell>
          <table:table-cell table:number-columns-repeated="7"/>
          <table:table-cell table:style-name="ce5" office:value-type="string">
            <text:p>w/o</text:p>
          </table:table-cell>
          <table:table-cell table:style-name="ce8" office:value-type="float" office:value="13.210672">
            <text:p>13.21</text:p>
          </table:table-cell>
          <table:table-cell table:style-name="ce8" office:value-type="float" office:value="28.87892">
            <text:p>28.88</text:p>
          </table:table-cell>
          <table:table-cell table:style-name="ce8" office:value-type="float" office:value="49.644134">
            <text:p>49.64</text:p>
          </table:table-cell>
          <table:table-cell table:style-name="ce8" office:value-type="float" office:value="45.983078">
            <text:p>45.98</text:p>
          </table:table-cell>
          <table:table-cell table:style-name="ce8" office:value-type="float" office:value="33.115003">
            <text:p>33.12</text:p>
          </table:table-cell>
          <table:table-cell table:style-name="ce8" office:value-type="float" office:value="16.006765">
            <text:p>16.01</text:p>
          </table:table-cell>
        </table:table-row>
        <table:table-row table:style-name="ro2">
          <table:table-cell/>
          <table:table-cell office:value-type="float" office:value="13.210672">
            <text:p>13.210672</text:p>
          </table:table-cell>
          <table:table-cell office:value-type="float" office:value="22.973657">
            <text:p>22.973657</text:p>
          </table:table-cell>
          <table:table-cell table:number-columns-repeated="5"/>
          <table:table-cell table:style-name="ce5" office:value-type="string">
            <text:p>w/i</text:p>
          </table:table-cell>
          <table:table-cell table:style-name="ce8" office:value-type="float" office:value="22.973657">
            <text:p>22.97</text:p>
          </table:table-cell>
          <table:table-cell table:style-name="ce8" office:value-type="float" office:value="61.421141">
            <text:p>61.42</text:p>
          </table:table-cell>
          <table:table-cell table:style-name="ce8" office:value-type="float" office:value="86.110228">
            <text:p>86.11</text:p>
          </table:table-cell>
          <table:table-cell table:style-name="ce8" office:value-type="float" office:value="121.61562">
            <text:p>121.62</text:p>
          </table:table-cell>
          <table:table-cell table:style-name="ce8" office:value-type="float" office:value="74.397099">
            <text:p>74.40</text:p>
          </table:table-cell>
          <table:table-cell table:style-name="ce8" office:value-type="float" office:value="67.789413">
            <text:p>67.79</text:p>
          </table:table-cell>
        </table:table-row>
        <table:table-row table:style-name="ro2">
          <table:table-cell/>
          <table:table-cell office:value-type="float" office:value="28.87892">
            <text:p>28.87892</text:p>
          </table:table-cell>
          <table:table-cell office:value-type="float" office:value="61.421141">
            <text:p>61.421141</text:p>
          </table:table-cell>
          <table:table-cell table:number-columns-repeated="5"/>
          <table:table-cell table:style-name="ce5" office:value-type="string">
            <text:p>sp</text:p>
          </table:table-cell>
          <table:table-cell table:style-name="ce8" table:formula="of:=([.J243]/[.J242])" office:value-type="float" office:value="1.73902258719314">
            <text:p>1.74</text:p>
          </table:table-cell>
          <table:table-cell table:style-name="ce8" table:formula="of:=([.K243]/[.K242])" office:value-type="float" office:value="2.12685034620408">
            <text:p>2.13</text:p>
          </table:table-cell>
          <table:table-cell table:style-name="ce8" table:formula="of:=([.L243]/[.L242])" office:value-type="float" office:value="1.73454990674226">
            <text:p>1.73</text:p>
          </table:table-cell>
          <table:table-cell table:style-name="ce8" table:formula="of:=([.M243]/[.M242])" office:value-type="float" office:value="2.64479076411544">
            <text:p>2.64</text:p>
          </table:table-cell>
          <table:table-cell table:style-name="ce8" table:formula="of:=([.N243]/[.N242])" office:value-type="float" office:value="2.24662818239817">
            <text:p>2.25</text:p>
          </table:table-cell>
          <table:table-cell table:style-name="ce8" table:formula="of:=([.O243]/[.O242])" office:value-type="float" office:value="4.23504768140221">
            <text:p>4.24</text:p>
          </table:table-cell>
        </table:table-row>
        <table:table-row table:style-name="ro2">
          <table:table-cell/>
          <table:table-cell office:value-type="float" office:value="49.644134">
            <text:p>49.644134</text:p>
          </table:table-cell>
          <table:table-cell office:value-type="float" office:value="86.110228">
            <text:p>86.110228</text:p>
          </table:table-cell>
          <table:table-cell table:number-columns-repeated="5"/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/>
          <table:table-cell office:value-type="float" office:value="45.983078">
            <text:p>45.983078</text:p>
          </table:table-cell>
          <table:table-cell office:value-type="float" office:value="121.61562">
            <text:p>121.61562</text:p>
          </table:table-cell>
          <table:table-cell table:number-columns-repeated="5"/>
          <table:table-cell table:style-name="ce5" office:value-type="string">
            <text:p>w/o</text:p>
          </table:table-cell>
          <table:table-cell table:style-name="ce8" office:value-type="float" office:value="44.637518">
            <text:p>44.64</text:p>
          </table:table-cell>
          <table:table-cell table:style-name="ce8" office:value-type="float" office:value="62.044044">
            <text:p>62.04</text:p>
          </table:table-cell>
          <table:table-cell table:style-name="ce8" office:value-type="float" office:value="63.547681">
            <text:p>63.55</text:p>
          </table:table-cell>
          <table:table-cell table:style-name="ce8" office:value-type="float" office:value="64.413894">
            <text:p>64.41</text:p>
          </table:table-cell>
          <table:table-cell table:style-name="ce8" office:value-type="float" office:value="68.717878">
            <text:p>68.72</text:p>
          </table:table-cell>
          <table:table-cell table:style-name="ce8" office:value-type="float" office:value="56.360685">
            <text:p>56.36</text:p>
          </table:table-cell>
        </table:table-row>
        <table:table-row table:style-name="ro2">
          <table:table-cell/>
          <table:table-cell office:value-type="float" office:value="33.115003">
            <text:p>33.115003</text:p>
          </table:table-cell>
          <table:table-cell office:value-type="float" office:value="74.397099">
            <text:p>74.397099</text:p>
          </table:table-cell>
          <table:table-cell table:number-columns-repeated="5"/>
          <table:table-cell table:style-name="ce5" office:value-type="string">
            <text:p>w/i</text:p>
          </table:table-cell>
          <table:table-cell table:style-name="ce8" office:value-type="float" office:value="94.641944">
            <text:p>94.64</text:p>
          </table:table-cell>
          <table:table-cell table:style-name="ce8" office:value-type="float" office:value="162.041792">
            <text:p>162.04</text:p>
          </table:table-cell>
          <table:table-cell table:style-name="ce8" office:value-type="float" office:value="208.990464">
            <text:p>208.99</text:p>
          </table:table-cell>
          <table:table-cell table:style-name="ce8" office:value-type="float" office:value="229.340131">
            <text:p>229.34</text:p>
          </table:table-cell>
          <table:table-cell table:style-name="ce8" office:value-type="float" office:value="233.91118">
            <text:p>233.91</text:p>
          </table:table-cell>
          <table:table-cell table:style-name="ce8" office:value-type="float" office:value="235.048752">
            <text:p>235.05</text:p>
          </table:table-cell>
        </table:table-row>
        <table:table-row table:style-name="ro2">
          <table:table-cell/>
          <table:table-cell office:value-type="float" office:value="16.006765">
            <text:p>16.006765</text:p>
          </table:table-cell>
          <table:table-cell office:value-type="float" office:value="67.789413">
            <text:p>67.789413</text:p>
          </table:table-cell>
          <table:table-cell table:number-columns-repeated="5"/>
          <table:table-cell table:style-name="ce5" office:value-type="string">
            <text:p>sp</text:p>
          </table:table-cell>
          <table:table-cell table:style-name="ce8" table:formula="of:=([.J247]/[.J246])" office:value-type="float" office:value="2.12023311869625">
            <text:p>2.12</text:p>
          </table:table-cell>
          <table:table-cell table:style-name="ce8" table:formula="of:=([.K247]/[.K246])" office:value-type="float" office:value="2.61172195674415">
            <text:p>2.61</text:p>
          </table:table-cell>
          <table:table-cell table:style-name="ce8" table:formula="of:=([.L247]/[.L246])" office:value-type="float" office:value="3.28871896993377">
            <text:p>3.29</text:p>
          </table:table-cell>
          <table:table-cell table:style-name="ce8" table:formula="of:=([.M247]/[.M246])" office:value-type="float" office:value="3.560414015647">
            <text:p>3.56</text:p>
          </table:table-cell>
          <table:table-cell table:style-name="ce8" table:formula="of:=([.N247]/[.N246])" office:value-type="float" office:value="3.40393485375087">
            <text:p>3.40</text:p>
          </table:table-cell>
          <table:table-cell table:style-name="ce8" table:formula="of:=([.O247]/[.O246])" office:value-type="float" office:value="4.17043816979868">
            <text:p>4.17</text:p>
          </table:table-cell>
        </table:table-row>
        <table:table-row table:style-name="ro2"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13.210672">
            <text:p>13.21</text:p>
          </table:table-cell>
          <table:table-cell table:style-name="ce8" office:value-type="float" office:value="28.87892">
            <text:p>28.88</text:p>
          </table:table-cell>
          <table:table-cell table:style-name="ce8" office:value-type="float" office:value="49.644134">
            <text:p>49.64</text:p>
          </table:table-cell>
          <table:table-cell table:style-name="ce8" office:value-type="float" office:value="45.983078">
            <text:p>45.98</text:p>
          </table:table-cell>
          <table:table-cell table:style-name="ce8" office:value-type="float" office:value="33.115003">
            <text:p>33.12</text:p>
          </table:table-cell>
          <table:table-cell table:style-name="ce8" office:value-type="float" office:value="16.006765">
            <text:p>16.01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8.138434">
            <text:p>8.14</text:p>
          </table:table-cell>
          <table:table-cell table:style-name="ce8" office:value-type="float" office:value="9.895642">
            <text:p>9.90</text:p>
          </table:table-cell>
          <table:table-cell table:style-name="ce8" office:value-type="float" office:value="10.500205">
            <text:p>10.50</text:p>
          </table:table-cell>
          <table:table-cell table:style-name="ce8" office:value-type="float" office:value="10.650484">
            <text:p>10.65</text:p>
          </table:table-cell>
          <table:table-cell table:style-name="ce8" office:value-type="float" office:value="10.523242">
            <text:p>10.52</text:p>
          </table:table-cell>
          <table:table-cell table:style-name="ce8" office:value-type="float" office:value="10.395959">
            <text:p>10.40</text:p>
          </table:table-cell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22.973657">
            <text:p>22.97</text:p>
          </table:table-cell>
          <table:table-cell table:style-name="ce8" office:value-type="float" office:value="61.421141">
            <text:p>61.42</text:p>
          </table:table-cell>
          <table:table-cell table:style-name="ce8" office:value-type="float" office:value="86.110228">
            <text:p>86.11</text:p>
          </table:table-cell>
          <table:table-cell table:style-name="ce8" office:value-type="float" office:value="121.61562">
            <text:p>121.62</text:p>
          </table:table-cell>
          <table:table-cell table:style-name="ce8" office:value-type="float" office:value="74.397099">
            <text:p>74.40</text:p>
          </table:table-cell>
          <table:table-cell table:style-name="ce8" office:value-type="float" office:value="67.789413">
            <text:p>67.79</text:p>
          </table:table-cell>
          <table:table-cell/>
          <table:table-cell table:style-name="ce5" office:value-type="string">
            <text:p>w/i</text:p>
          </table:table-cell>
          <table:table-cell table:style-name="ce8" office:value-type="float" office:value="5.824674">
            <text:p>5.82</text:p>
          </table:table-cell>
          <table:table-cell table:style-name="ce8" office:value-type="float" office:value="7.05183">
            <text:p>7.05</text:p>
          </table:table-cell>
          <table:table-cell table:style-name="ce8" office:value-type="float" office:value="7.443768">
            <text:p>7.44</text:p>
          </table:table-cell>
          <table:table-cell table:style-name="ce8" office:value-type="float" office:value="7.58905">
            <text:p>7.59</text:p>
          </table:table-cell>
          <table:table-cell table:style-name="ce8" office:value-type="float" office:value="7.78447">
            <text:p>7.78</text:p>
          </table:table-cell>
          <table:table-cell table:style-name="ce8" office:value-type="float" office:value="7.696136">
            <text:p>7.70</text:p>
          </table:table-cell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251]/[.B250])" office:value-type="float" office:value="1.73902258719314">
            <text:p>1.74</text:p>
          </table:table-cell>
          <table:table-cell table:style-name="ce8" table:formula="of:=([.C251]/[.C250])" office:value-type="float" office:value="2.12685034620408">
            <text:p>2.13</text:p>
          </table:table-cell>
          <table:table-cell table:style-name="ce8" table:formula="of:=([.D251]/[.D250])" office:value-type="float" office:value="1.73454990674226">
            <text:p>1.73</text:p>
          </table:table-cell>
          <table:table-cell table:style-name="ce8" table:formula="of:=([.E251]/[.E250])" office:value-type="float" office:value="2.64479076411544">
            <text:p>2.64</text:p>
          </table:table-cell>
          <table:table-cell table:style-name="ce8" table:formula="of:=([.F251]/[.F250])" office:value-type="float" office:value="2.24662818239817">
            <text:p>2.25</text:p>
          </table:table-cell>
          <table:table-cell table:style-name="ce8" table:formula="of:=([.G251]/[.G250])" office:value-type="float" office:value="4.23504768140221">
            <text:p>4.24</text:p>
          </table:table-cell>
          <table:table-cell/>
          <table:table-cell table:style-name="ce5" office:value-type="string">
            <text:p>sp</text:p>
          </table:table-cell>
          <table:table-cell table:style-name="ce8" table:formula="of:=([.J251]/[.J250])" office:value-type="float" office:value="0.715699605108305">
            <text:p>0.72</text:p>
          </table:table-cell>
          <table:table-cell table:style-name="ce8" table:formula="of:=([.K251]/[.K250])" office:value-type="float" office:value="0.712619757262844">
            <text:p>0.71</text:p>
          </table:table-cell>
          <table:table-cell table:style-name="ce8" table:formula="of:=([.L251]/[.L250])" office:value-type="float" office:value="0.708916444964646">
            <text:p>0.71</text:p>
          </table:table-cell>
          <table:table-cell table:style-name="ce8" table:formula="of:=([.M251]/[.M250])" office:value-type="float" office:value="0.712554471702882">
            <text:p>0.71</text:p>
          </table:table-cell>
          <table:table-cell table:style-name="ce8" table:formula="of:=([.N251]/[.N250])" office:value-type="float" office:value="0.739740661670614">
            <text:p>0.74</text:p>
          </table:table-cell>
          <table:table-cell table:style-name="ce8" table:formula="of:=([.O251]/[.O250])" office:value-type="float" office:value="0.740300726464966">
            <text:p>0.7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GTX5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4.637518">
            <text:p>44.637518</text:p>
          </table:table-cell>
          <table:table-cell office:value-type="float" office:value="94.641944">
            <text:p>94.6419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.044044">
            <text:p>62.044044</text:p>
          </table:table-cell>
          <table:table-cell office:value-type="float" office:value="162.041792">
            <text:p>162.0417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.547681">
            <text:p>63.547681</text:p>
          </table:table-cell>
          <table:table-cell office:value-type="float" office:value="208.990464">
            <text:p>208.9904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.413894">
            <text:p>64.413894</text:p>
          </table:table-cell>
          <table:table-cell office:value-type="float" office:value="229.340131">
            <text:p>229.3401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.717878">
            <text:p>68.717878</text:p>
          </table:table-cell>
          <table:table-cell office:value-type="float" office:value="233.91118">
            <text:p>233.911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.360685">
            <text:p>56.360685</text:p>
          </table:table-cell>
          <table:table-cell office:value-type="float" office:value="235.048752">
            <text:p>235.048752</text:p>
          </table:table-cell>
          <table:table-cell table:number-columns-repeated="12"/>
        </table:table-row>
        <table:table-row table:style-name="ro2"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44.637518">
            <text:p>44.64</text:p>
          </table:table-cell>
          <table:table-cell table:style-name="ce8" office:value-type="float" office:value="62.044044">
            <text:p>62.04</text:p>
          </table:table-cell>
          <table:table-cell table:style-name="ce8" office:value-type="float" office:value="63.547681">
            <text:p>63.55</text:p>
          </table:table-cell>
          <table:table-cell table:style-name="ce8" office:value-type="float" office:value="64.413894">
            <text:p>64.41</text:p>
          </table:table-cell>
          <table:table-cell table:style-name="ce8" office:value-type="float" office:value="68.717878">
            <text:p>68.72</text:p>
          </table:table-cell>
          <table:table-cell table:style-name="ce8" office:value-type="float" office:value="56.360685">
            <text:p>56.3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94.641944">
            <text:p>94.64</text:p>
          </table:table-cell>
          <table:table-cell table:style-name="ce8" office:value-type="float" office:value="162.041792">
            <text:p>162.04</text:p>
          </table:table-cell>
          <table:table-cell table:style-name="ce8" office:value-type="float" office:value="208.990464">
            <text:p>208.99</text:p>
          </table:table-cell>
          <table:table-cell table:style-name="ce8" office:value-type="float" office:value="229.340131">
            <text:p>229.34</text:p>
          </table:table-cell>
          <table:table-cell table:style-name="ce8" office:value-type="float" office:value="233.91118">
            <text:p>233.91</text:p>
          </table:table-cell>
          <table:table-cell table:style-name="ce8" office:value-type="float" office:value="235.048752">
            <text:p>235.05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263]/[.B262])" office:value-type="float" office:value="2.12023311869625">
            <text:p>2.12</text:p>
          </table:table-cell>
          <table:table-cell table:style-name="ce8" table:formula="of:=([.C263]/[.C262])" office:value-type="float" office:value="2.61172195674415">
            <text:p>2.61</text:p>
          </table:table-cell>
          <table:table-cell table:style-name="ce8" table:formula="of:=([.D263]/[.D262])" office:value-type="float" office:value="3.28871896993377">
            <text:p>3.29</text:p>
          </table:table-cell>
          <table:table-cell table:style-name="ce8" table:formula="of:=([.E263]/[.E262])" office:value-type="float" office:value="3.560414015647">
            <text:p>3.56</text:p>
          </table:table-cell>
          <table:table-cell table:style-name="ce8" table:formula="of:=([.F263]/[.F262])" office:value-type="float" office:value="3.40393485375087">
            <text:p>3.40</text:p>
          </table:table-cell>
          <table:table-cell table:style-name="ce8" table:formula="of:=([.G263]/[.G262])" office:value-type="float" office:value="4.17043816979868">
            <text:p>4.17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E562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.138434">
            <text:p>8.138434</text:p>
          </table:table-cell>
          <table:table-cell office:value-type="float" office:value="5.824674">
            <text:p>5.8246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.895642">
            <text:p>9.895642</text:p>
          </table:table-cell>
          <table:table-cell office:value-type="float" office:value="7.05183">
            <text:p>7.051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.500205">
            <text:p>10.500205</text:p>
          </table:table-cell>
          <table:table-cell office:value-type="float" office:value="7.443768">
            <text:p>7.4437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.650484">
            <text:p>10.650484</text:p>
          </table:table-cell>
          <table:table-cell office:value-type="float" office:value="7.58905">
            <text:p>7.589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.523242">
            <text:p>10.523242</text:p>
          </table:table-cell>
          <table:table-cell office:value-type="float" office:value="7.78447">
            <text:p>7.7844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.395959">
            <text:p>10.395959</text:p>
          </table:table-cell>
          <table:table-cell office:value-type="float" office:value="7.696136">
            <text:p>7.696136</text:p>
          </table:table-cell>
          <table:table-cell table:number-columns-repeated="12"/>
        </table:table-row>
        <table:table-row table:style-name="ro2"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8.138434">
            <text:p>8.14</text:p>
          </table:table-cell>
          <table:table-cell table:style-name="ce8" office:value-type="float" office:value="9.895642">
            <text:p>9.90</text:p>
          </table:table-cell>
          <table:table-cell table:style-name="ce8" office:value-type="float" office:value="10.500205">
            <text:p>10.50</text:p>
          </table:table-cell>
          <table:table-cell table:style-name="ce8" office:value-type="float" office:value="10.650484">
            <text:p>10.65</text:p>
          </table:table-cell>
          <table:table-cell table:style-name="ce8" office:value-type="float" office:value="10.523242">
            <text:p>10.52</text:p>
          </table:table-cell>
          <table:table-cell table:style-name="ce8" office:value-type="float" office:value="10.395959">
            <text:p>10.40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5.824674">
            <text:p>5.82</text:p>
          </table:table-cell>
          <table:table-cell table:style-name="ce8" office:value-type="float" office:value="7.05183">
            <text:p>7.05</text:p>
          </table:table-cell>
          <table:table-cell table:style-name="ce8" office:value-type="float" office:value="7.443768">
            <text:p>7.44</text:p>
          </table:table-cell>
          <table:table-cell table:style-name="ce8" office:value-type="float" office:value="7.58905">
            <text:p>7.59</text:p>
          </table:table-cell>
          <table:table-cell table:style-name="ce8" office:value-type="float" office:value="7.78447">
            <text:p>7.78</text:p>
          </table:table-cell>
          <table:table-cell table:style-name="ce8" office:value-type="float" office:value="7.696136">
            <text:p>7.70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275]/[.B274])" office:value-type="float" office:value="0.715699605108305">
            <text:p>0.72</text:p>
          </table:table-cell>
          <table:table-cell table:style-name="ce8" table:formula="of:=([.C275]/[.C274])" office:value-type="float" office:value="0.712619757262844">
            <text:p>0.71</text:p>
          </table:table-cell>
          <table:table-cell table:style-name="ce8" table:formula="of:=([.D275]/[.D274])" office:value-type="float" office:value="0.708916444964646">
            <text:p>0.71</text:p>
          </table:table-cell>
          <table:table-cell table:style-name="ce8" table:formula="of:=([.E275]/[.E274])" office:value-type="float" office:value="0.712554471702882">
            <text:p>0.71</text:p>
          </table:table-cell>
          <table:table-cell table:style-name="ce8" table:formula="of:=([.F275]/[.F274])" office:value-type="float" office:value="0.739740661670614">
            <text:p>0.74</text:p>
          </table:table-cell>
          <table:table-cell table:style-name="ce8" table:formula="of:=([.G275]/[.G274])" office:value-type="float" office:value="0.740300726464966">
            <text:p>0.74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1" table:number-columns-repeated="7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MAP-412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R=3</text:p>
          </table:table-cell>
          <table:table-cell table:number-columns-repeated="13"/>
        </table:table-row>
        <table:table-row table:style-name="ro1">
          <table:table-cell table:style-name="ce3" office:value-type="string">
            <text:p>GTX2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.786741">
            <text:p>12.786741</text:p>
          </table:table-cell>
          <table:table-cell office:value-type="float" office:value="36.420704">
            <text:p>36.42070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.624306">
            <text:p>6.624306</text:p>
          </table:table-cell>
          <table:table-cell office:value-type="float" office:value="61.482868">
            <text:p>61.4828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70701">
            <text:p>1.870701</text:p>
          </table:table-cell>
          <table:table-cell office:value-type="float" office:value="60.40759">
            <text:p>60.407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49168">
            <text:p>1.749168</text:p>
          </table:table-cell>
          <table:table-cell office:value-type="float" office:value="58.37087">
            <text:p>58.370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83566">
            <text:p>1.283566</text:p>
          </table:table-cell>
          <table:table-cell office:value-type="float" office:value="55.63408">
            <text:p>55.63408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2"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12.786741">
            <text:p>12.79</text:p>
          </table:table-cell>
          <table:table-cell table:style-name="ce8" office:value-type="float" office:value="6.624306">
            <text:p>6.62</text:p>
          </table:table-cell>
          <table:table-cell table:style-name="ce8" office:value-type="float" office:value="1.870701">
            <text:p>1.87</text:p>
          </table:table-cell>
          <table:table-cell table:style-name="ce8" office:value-type="float" office:value="1.749168">
            <text:p>1.75</text:p>
          </table:table-cell>
          <table:table-cell table:style-name="ce8" office:value-type="float" office:value="1.283566">
            <text:p>1.28</text:p>
          </table:table-cell>
          <table:table-cell table:style-name="ce8"/>
          <table:table-cell/>
          <table:table-cell table:style-name="ce5" office:value-type="string">
            <text:p>w/o</text:p>
          </table:table-cell>
          <table:table-cell table:style-name="ce8" office:value-type="float" office:value="12.786741">
            <text:p>12.79</text:p>
          </table:table-cell>
          <table:table-cell table:style-name="ce8" office:value-type="float" office:value="6.624306">
            <text:p>6.62</text:p>
          </table:table-cell>
          <table:table-cell table:style-name="ce8" office:value-type="float" office:value="1.870701">
            <text:p>1.87</text:p>
          </table:table-cell>
          <table:table-cell table:style-name="ce8" office:value-type="float" office:value="1.749168">
            <text:p>1.75</text:p>
          </table:table-cell>
          <table:table-cell table:style-name="ce8" office:value-type="float" office:value="1.283566">
            <text:p>1.28</text:p>
          </table:table-cell>
          <table:table-cell table:style-name="ce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36.420704">
            <text:p>36.42</text:p>
          </table:table-cell>
          <table:table-cell table:style-name="ce8" office:value-type="float" office:value="61.482868">
            <text:p>61.48</text:p>
          </table:table-cell>
          <table:table-cell table:style-name="ce8" office:value-type="float" office:value="60.40759">
            <text:p>60.41</text:p>
          </table:table-cell>
          <table:table-cell table:style-name="ce8" office:value-type="float" office:value="58.37087">
            <text:p>58.37</text:p>
          </table:table-cell>
          <table:table-cell table:style-name="ce8" office:value-type="float" office:value="55.63408">
            <text:p>55.63</text:p>
          </table:table-cell>
          <table:table-cell table:style-name="ce8"/>
          <table:table-cell/>
          <table:table-cell table:style-name="ce5" office:value-type="string">
            <text:p>w/i</text:p>
          </table:table-cell>
          <table:table-cell table:style-name="ce8" office:value-type="float" office:value="36.420704">
            <text:p>36.42</text:p>
          </table:table-cell>
          <table:table-cell table:style-name="ce8" office:value-type="float" office:value="61.482868">
            <text:p>61.48</text:p>
          </table:table-cell>
          <table:table-cell table:style-name="ce8" office:value-type="float" office:value="60.40759">
            <text:p>60.41</text:p>
          </table:table-cell>
          <table:table-cell table:style-name="ce8" office:value-type="float" office:value="58.37087">
            <text:p>58.37</text:p>
          </table:table-cell>
          <table:table-cell table:style-name="ce8" office:value-type="float" office:value="55.63408">
            <text:p>55.63</text:p>
          </table:table-cell>
          <table:table-cell table:style-name="ce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291]/[.B290])" office:value-type="float" office:value="2.84831795685859">
            <text:p>2.85</text:p>
          </table:table-cell>
          <table:table-cell table:style-name="ce8" table:formula="of:=([.C291]/[.C290])" office:value-type="float" office:value="9.28140517663284">
            <text:p>9.28</text:p>
          </table:table-cell>
          <table:table-cell table:style-name="ce8" table:formula="of:=([.D291]/[.D290])" office:value-type="float" office:value="32.2914190990436">
            <text:p>32.29</text:p>
          </table:table-cell>
          <table:table-cell table:style-name="ce8" table:formula="of:=([.E291]/[.E290])" office:value-type="float" office:value="33.3706482167522">
            <text:p>33.37</text:p>
          </table:table-cell>
          <table:table-cell table:style-name="ce8" table:formula="of:=([.F291]/[.F290])" office:value-type="float" office:value="43.3433730715834">
            <text:p>43.34</text:p>
          </table:table-cell>
          <table:table-cell table:style-name="ce8"/>
          <table:table-cell/>
          <table:table-cell table:style-name="ce5" office:value-type="string">
            <text:p>sp</text:p>
          </table:table-cell>
          <table:table-cell table:style-name="ce8" table:formula="of:=([.J291]/[.J290])" office:value-type="float" office:value="2.84831795685859">
            <text:p>2.85</text:p>
          </table:table-cell>
          <table:table-cell table:style-name="ce8" table:formula="of:=([.K291]/[.K290])" office:value-type="float" office:value="9.28140517663284">
            <text:p>9.28</text:p>
          </table:table-cell>
          <table:table-cell table:style-name="ce8" table:formula="of:=([.L291]/[.L290])" office:value-type="float" office:value="32.2914190990436">
            <text:p>32.29</text:p>
          </table:table-cell>
          <table:table-cell table:style-name="ce8" table:formula="of:=([.M291]/[.M290])" office:value-type="float" office:value="33.3706482167522">
            <text:p>33.37</text:p>
          </table:table-cell>
          <table:table-cell table:style-name="ce8" table:formula="of:=([.N291]/[.N290])" office:value-type="float" office:value="43.3433730715834">
            <text:p>43.34</text:p>
          </table:table-cell>
          <table:table-cell table:style-name="ce8"/>
        </table:table-row>
        <table:table-row table:style-name="ro2">
          <table:table-cell table:number-columns-repeated="8"/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6" office:value-type="string">
            <text:p>HD6970</text:p>
          </table:table-cell>
          <table:table-cell table:number-columns-repeated="7"/>
          <table:table-cell table:style-name="ce5" office:value-type="string">
            <text:p>w/o</text:p>
          </table:table-cell>
          <table:table-cell table:style-name="ce8" office:value-type="float" office:value="12.852838">
            <text:p>12.85</text:p>
          </table:table-cell>
          <table:table-cell table:style-name="ce8" office:value-type="float" office:value="26.980236">
            <text:p>26.98</text:p>
          </table:table-cell>
          <table:table-cell table:style-name="ce8" office:value-type="float" office:value="26.807164">
            <text:p>26.81</text:p>
          </table:table-cell>
          <table:table-cell table:style-name="ce8" office:value-type="float" office:value="17.020237">
            <text:p>17.02</text:p>
          </table:table-cell>
          <table:table-cell table:style-name="ce8" office:value-type="float" office:value="9.444742">
            <text:p>9.44</text:p>
          </table:table-cell>
          <table:table-cell table:style-name="ce8" office:value-type="float" office:value="5.880217">
            <text:p>5.88</text:p>
          </table:table-cell>
        </table:table-row>
        <table:table-row table:style-name="ro2">
          <table:table-cell/>
          <table:table-cell office:value-type="float" office:value="12.852838">
            <text:p>12.852838</text:p>
          </table:table-cell>
          <table:table-cell office:value-type="float" office:value="21.827642">
            <text:p>21.827642</text:p>
          </table:table-cell>
          <table:table-cell table:number-columns-repeated="5"/>
          <table:table-cell table:style-name="ce5" office:value-type="string">
            <text:p>w/i</text:p>
          </table:table-cell>
          <table:table-cell table:style-name="ce8" office:value-type="float" office:value="21.827642">
            <text:p>21.83</text:p>
          </table:table-cell>
          <table:table-cell table:style-name="ce8" office:value-type="float" office:value="61.823143">
            <text:p>61.82</text:p>
          </table:table-cell>
          <table:table-cell table:style-name="ce8" office:value-type="float" office:value="88.374555">
            <text:p>88.37</text:p>
          </table:table-cell>
          <table:table-cell table:style-name="ce8" office:value-type="float" office:value="123.444843">
            <text:p>123.44</text:p>
          </table:table-cell>
          <table:table-cell table:style-name="ce8" office:value-type="float" office:value="55.954042">
            <text:p>55.95</text:p>
          </table:table-cell>
          <table:table-cell table:style-name="ce8" office:value-type="float" office:value="34.998063">
            <text:p>35.00</text:p>
          </table:table-cell>
        </table:table-row>
        <table:table-row table:style-name="ro2">
          <table:table-cell/>
          <table:table-cell office:value-type="float" office:value="26.980236">
            <text:p>26.980236</text:p>
          </table:table-cell>
          <table:table-cell office:value-type="float" office:value="61.823143">
            <text:p>61.823143</text:p>
          </table:table-cell>
          <table:table-cell table:number-columns-repeated="5"/>
          <table:table-cell table:style-name="ce5" office:value-type="string">
            <text:p>sp</text:p>
          </table:table-cell>
          <table:table-cell table:style-name="ce8" table:formula="of:=([.J295]/[.J294])" office:value-type="float" office:value="1.69827410879994">
            <text:p>1.70</text:p>
          </table:table-cell>
          <table:table-cell table:style-name="ce8" table:formula="of:=([.K295]/[.K294])" office:value-type="float" office:value="2.29142335893578">
            <text:p>2.29</text:p>
          </table:table-cell>
          <table:table-cell table:style-name="ce8" table:formula="of:=([.L295]/[.L294])" office:value-type="float" office:value="3.29667677640201">
            <text:p>3.30</text:p>
          </table:table-cell>
          <table:table-cell table:style-name="ce8" table:formula="of:=([.M295]/[.M294])" office:value-type="float" office:value="7.2528275017557">
            <text:p>7.25</text:p>
          </table:table-cell>
          <table:table-cell table:style-name="ce8" table:formula="of:=([.N295]/[.N294])" office:value-type="float" office:value="5.92435897137264">
            <text:p>5.92</text:p>
          </table:table-cell>
          <table:table-cell table:style-name="ce8" table:formula="of:=([.O295]/[.O294])" office:value-type="float" office:value="5.95183187967383">
            <text:p>5.95</text:p>
          </table:table-cell>
        </table:table-row>
        <table:table-row table:style-name="ro2">
          <table:table-cell/>
          <table:table-cell office:value-type="float" office:value="26.807164">
            <text:p>26.807164</text:p>
          </table:table-cell>
          <table:table-cell office:value-type="float" office:value="88.374555">
            <text:p>88.374555</text:p>
          </table:table-cell>
          <table:table-cell table:number-columns-repeated="5"/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/>
          <table:table-cell office:value-type="float" office:value="17.020237">
            <text:p>17.020237</text:p>
          </table:table-cell>
          <table:table-cell office:value-type="float" office:value="123.444843">
            <text:p>123.444843</text:p>
          </table:table-cell>
          <table:table-cell table:number-columns-repeated="5"/>
          <table:table-cell table:style-name="ce5" office:value-type="string">
            <text:p>w/o</text:p>
          </table:table-cell>
          <table:table-cell table:style-name="ce8" office:value-type="float" office:value="45.356336">
            <text:p>45.36</text:p>
          </table:table-cell>
          <table:table-cell table:style-name="ce8" office:value-type="float" office:value="50.535336">
            <text:p>50.54</text:p>
          </table:table-cell>
          <table:table-cell table:style-name="ce8" office:value-type="float" office:value="50.354449">
            <text:p>50.35</text:p>
          </table:table-cell>
          <table:table-cell table:style-name="ce8" office:value-type="float" office:value="50.645975">
            <text:p>50.65</text:p>
          </table:table-cell>
          <table:table-cell table:style-name="ce8" office:value-type="float" office:value="52.715411">
            <text:p>52.72</text:p>
          </table:table-cell>
          <table:table-cell table:style-name="ce8" office:value-type="float" office:value="36.729814">
            <text:p>36.73</text:p>
          </table:table-cell>
        </table:table-row>
        <table:table-row table:style-name="ro2">
          <table:table-cell/>
          <table:table-cell office:value-type="float" office:value="9.444742">
            <text:p>9.444742</text:p>
          </table:table-cell>
          <table:table-cell office:value-type="float" office:value="55.954042">
            <text:p>55.954042</text:p>
          </table:table-cell>
          <table:table-cell table:number-columns-repeated="5"/>
          <table:table-cell table:style-name="ce5" office:value-type="string">
            <text:p>w/i</text:p>
          </table:table-cell>
          <table:table-cell table:style-name="ce8" office:value-type="float" office:value="102.304872">
            <text:p>102.30</text:p>
          </table:table-cell>
          <table:table-cell table:style-name="ce8" office:value-type="float" office:value="192.602956">
            <text:p>192.60</text:p>
          </table:table-cell>
          <table:table-cell table:style-name="ce8" office:value-type="float" office:value="258.073034">
            <text:p>258.07</text:p>
          </table:table-cell>
          <table:table-cell table:style-name="ce8" office:value-type="float" office:value="282.926413">
            <text:p>282.93</text:p>
          </table:table-cell>
          <table:table-cell table:style-name="ce8" office:value-type="float" office:value="291.250463">
            <text:p>291.25</text:p>
          </table:table-cell>
          <table:table-cell table:style-name="ce8" office:value-type="float" office:value="293.42155">
            <text:p>293.42</text:p>
          </table:table-cell>
        </table:table-row>
        <table:table-row table:style-name="ro2">
          <table:table-cell/>
          <table:table-cell office:value-type="float" office:value="5.880217">
            <text:p>5.880217</text:p>
          </table:table-cell>
          <table:table-cell office:value-type="float" office:value="34.998063">
            <text:p>34.998063</text:p>
          </table:table-cell>
          <table:table-cell table:number-columns-repeated="5"/>
          <table:table-cell table:style-name="ce5" office:value-type="string">
            <text:p>sp</text:p>
          </table:table-cell>
          <table:table-cell table:style-name="ce8" table:formula="of:=([.J299]/[.J298])" office:value-type="float" office:value="2.25558060950955">
            <text:p>2.26</text:p>
          </table:table-cell>
          <table:table-cell table:style-name="ce8" table:formula="of:=([.K299]/[.K298])" office:value-type="float" office:value="3.81125310020695">
            <text:p>3.81</text:p>
          </table:table-cell>
          <table:table-cell table:style-name="ce8" table:formula="of:=([.L299]/[.L298])" office:value-type="float" office:value="5.12512874483047">
            <text:p>5.13</text:p>
          </table:table-cell>
          <table:table-cell table:style-name="ce8" table:formula="of:=([.M299]/[.M298])" office:value-type="float" office:value="5.586355342157">
            <text:p>5.59</text:p>
          </table:table-cell>
          <table:table-cell table:style-name="ce8" table:formula="of:=([.N299]/[.N298])" office:value-type="float" office:value="5.52495859322808">
            <text:p>5.52</text:p>
          </table:table-cell>
          <table:table-cell table:style-name="ce8" table:formula="of:=([.O299]/[.O298])" office:value-type="float" office:value="7.98864785974685">
            <text:p>7.99</text:p>
          </table:table-cell>
        </table:table-row>
        <table:table-row table:style-name="ro2"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12.852838">
            <text:p>12.85</text:p>
          </table:table-cell>
          <table:table-cell table:style-name="ce8" office:value-type="float" office:value="26.980236">
            <text:p>26.98</text:p>
          </table:table-cell>
          <table:table-cell table:style-name="ce8" office:value-type="float" office:value="26.807164">
            <text:p>26.81</text:p>
          </table:table-cell>
          <table:table-cell table:style-name="ce8" office:value-type="float" office:value="17.020237">
            <text:p>17.02</text:p>
          </table:table-cell>
          <table:table-cell table:style-name="ce8" office:value-type="float" office:value="9.444742">
            <text:p>9.44</text:p>
          </table:table-cell>
          <table:table-cell table:style-name="ce8" office:value-type="float" office:value="5.880217">
            <text:p>5.88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2.934513">
            <text:p>2.93</text:p>
          </table:table-cell>
          <table:table-cell table:style-name="ce8" office:value-type="float" office:value="6.673594">
            <text:p>6.67</text:p>
          </table:table-cell>
          <table:table-cell table:style-name="ce8" office:value-type="float" office:value="10.45978">
            <text:p>10.46</text:p>
          </table:table-cell>
          <table:table-cell table:style-name="ce8" office:value-type="float" office:value="10.603721">
            <text:p>10.60</text:p>
          </table:table-cell>
          <table:table-cell table:style-name="ce8" office:value-type="float" office:value="10.377098">
            <text:p>10.38</text:p>
          </table:table-cell>
          <table:table-cell table:style-name="ce8" office:value-type="float" office:value="10.214944">
            <text:p>10.21</text:p>
          </table:table-cell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21.827642">
            <text:p>21.83</text:p>
          </table:table-cell>
          <table:table-cell table:style-name="ce8" office:value-type="float" office:value="61.823143">
            <text:p>61.82</text:p>
          </table:table-cell>
          <table:table-cell table:style-name="ce8" office:value-type="float" office:value="88.374555">
            <text:p>88.37</text:p>
          </table:table-cell>
          <table:table-cell table:style-name="ce8" office:value-type="float" office:value="123.444843">
            <text:p>123.44</text:p>
          </table:table-cell>
          <table:table-cell table:style-name="ce8" office:value-type="float" office:value="55.954042">
            <text:p>55.95</text:p>
          </table:table-cell>
          <table:table-cell table:style-name="ce8" office:value-type="float" office:value="34.998063">
            <text:p>35.00</text:p>
          </table:table-cell>
          <table:table-cell/>
          <table:table-cell table:style-name="ce5" office:value-type="string">
            <text:p>w/i</text:p>
          </table:table-cell>
          <table:table-cell table:style-name="ce8" office:value-type="float" office:value="2.754274">
            <text:p>2.75</text:p>
          </table:table-cell>
          <table:table-cell table:style-name="ce8" office:value-type="float" office:value="5.291667">
            <text:p>5.29</text:p>
          </table:table-cell>
          <table:table-cell table:style-name="ce8" office:value-type="float" office:value="7.083762">
            <text:p>7.08</text:p>
          </table:table-cell>
          <table:table-cell table:style-name="ce8" office:value-type="float" office:value="7.013575">
            <text:p>7.01</text:p>
          </table:table-cell>
          <table:table-cell table:style-name="ce8" office:value-type="float" office:value="7.176363">
            <text:p>7.18</text:p>
          </table:table-cell>
          <table:table-cell table:style-name="ce8" office:value-type="float" office:value="7.041814">
            <text:p>7.04</text:p>
          </table:table-cell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303]/[.B302])" office:value-type="float" office:value="1.69827410879994">
            <text:p>1.70</text:p>
          </table:table-cell>
          <table:table-cell table:style-name="ce8" table:formula="of:=([.C303]/[.C302])" office:value-type="float" office:value="2.29142335893578">
            <text:p>2.29</text:p>
          </table:table-cell>
          <table:table-cell table:style-name="ce8" table:formula="of:=([.D303]/[.D302])" office:value-type="float" office:value="3.29667677640201">
            <text:p>3.30</text:p>
          </table:table-cell>
          <table:table-cell table:style-name="ce8" table:formula="of:=([.E303]/[.E302])" office:value-type="float" office:value="7.2528275017557">
            <text:p>7.25</text:p>
          </table:table-cell>
          <table:table-cell table:style-name="ce8" table:formula="of:=([.F303]/[.F302])" office:value-type="float" office:value="5.92435897137264">
            <text:p>5.92</text:p>
          </table:table-cell>
          <table:table-cell table:style-name="ce8" table:formula="of:=([.G303]/[.G302])" office:value-type="float" office:value="5.95183187967383">
            <text:p>5.95</text:p>
          </table:table-cell>
          <table:table-cell/>
          <table:table-cell table:style-name="ce5" office:value-type="string">
            <text:p>sp</text:p>
          </table:table-cell>
          <table:table-cell table:style-name="ce8" table:formula="of:=([.J303]/[.J302])" office:value-type="float" office:value="0.938579587141035">
            <text:p>0.94</text:p>
          </table:table-cell>
          <table:table-cell table:style-name="ce8" table:formula="of:=([.K303]/[.K302])" office:value-type="float" office:value="0.792926120468221">
            <text:p>0.79</text:p>
          </table:table-cell>
          <table:table-cell table:style-name="ce8" table:formula="of:=([.L303]/[.L302])" office:value-type="float" office:value="0.677238144588127">
            <text:p>0.68</text:p>
          </table:table-cell>
          <table:table-cell table:style-name="ce8" table:formula="of:=([.M303]/[.M302])" office:value-type="float" office:value="0.661425833440921">
            <text:p>0.66</text:p>
          </table:table-cell>
          <table:table-cell table:style-name="ce8" table:formula="of:=([.N303]/[.N302])" office:value-type="float" office:value="0.691557793903459">
            <text:p>0.69</text:p>
          </table:table-cell>
          <table:table-cell table:style-name="ce8" table:formula="of:=([.O303]/[.O302])" office:value-type="float" office:value="0.689363935817955">
            <text:p>0.69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GTX5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5.356336">
            <text:p>45.356336</text:p>
          </table:table-cell>
          <table:table-cell office:value-type="float" office:value="102.304872">
            <text:p>102.3048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.535336">
            <text:p>50.535336</text:p>
          </table:table-cell>
          <table:table-cell office:value-type="float" office:value="192.602956">
            <text:p>192.6029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.354449">
            <text:p>50.354449</text:p>
          </table:table-cell>
          <table:table-cell office:value-type="float" office:value="258.073034">
            <text:p>258.0730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.645975">
            <text:p>50.645975</text:p>
          </table:table-cell>
          <table:table-cell office:value-type="float" office:value="282.926413">
            <text:p>282.9264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.715411">
            <text:p>52.715411</text:p>
          </table:table-cell>
          <table:table-cell office:value-type="float" office:value="291.250463">
            <text:p>291.2504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.729814">
            <text:p>36.729814</text:p>
          </table:table-cell>
          <table:table-cell office:value-type="float" office:value="293.42155">
            <text:p>293.42155</text:p>
          </table:table-cell>
          <table:table-cell table:number-columns-repeated="12"/>
        </table:table-row>
        <table:table-row table:style-name="ro2"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45.356336">
            <text:p>45.36</text:p>
          </table:table-cell>
          <table:table-cell table:style-name="ce8" office:value-type="float" office:value="50.535336">
            <text:p>50.54</text:p>
          </table:table-cell>
          <table:table-cell table:style-name="ce8" office:value-type="float" office:value="50.354449">
            <text:p>50.35</text:p>
          </table:table-cell>
          <table:table-cell table:style-name="ce8" office:value-type="float" office:value="50.645975">
            <text:p>50.65</text:p>
          </table:table-cell>
          <table:table-cell table:style-name="ce8" office:value-type="float" office:value="52.715411">
            <text:p>52.72</text:p>
          </table:table-cell>
          <table:table-cell table:style-name="ce8" office:value-type="float" office:value="36.729814">
            <text:p>36.73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102.304872">
            <text:p>102.30</text:p>
          </table:table-cell>
          <table:table-cell table:style-name="ce8" office:value-type="float" office:value="192.602956">
            <text:p>192.60</text:p>
          </table:table-cell>
          <table:table-cell table:style-name="ce8" office:value-type="float" office:value="258.073034">
            <text:p>258.07</text:p>
          </table:table-cell>
          <table:table-cell table:style-name="ce8" office:value-type="float" office:value="282.926413">
            <text:p>282.93</text:p>
          </table:table-cell>
          <table:table-cell table:style-name="ce8" office:value-type="float" office:value="291.250463">
            <text:p>291.25</text:p>
          </table:table-cell>
          <table:table-cell table:style-name="ce8" office:value-type="float" office:value="293.42155">
            <text:p>293.42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315]/[.B314])" office:value-type="float" office:value="2.25558060950955">
            <text:p>2.26</text:p>
          </table:table-cell>
          <table:table-cell table:style-name="ce8" table:formula="of:=([.C315]/[.C314])" office:value-type="float" office:value="3.81125310020695">
            <text:p>3.81</text:p>
          </table:table-cell>
          <table:table-cell table:style-name="ce8" table:formula="of:=([.D315]/[.D314])" office:value-type="float" office:value="5.12512874483047">
            <text:p>5.13</text:p>
          </table:table-cell>
          <table:table-cell table:style-name="ce8" table:formula="of:=([.E315]/[.E314])" office:value-type="float" office:value="5.586355342157">
            <text:p>5.59</text:p>
          </table:table-cell>
          <table:table-cell table:style-name="ce8" table:formula="of:=([.F315]/[.F314])" office:value-type="float" office:value="5.52495859322808">
            <text:p>5.52</text:p>
          </table:table-cell>
          <table:table-cell table:style-name="ce8" table:formula="of:=([.G315]/[.G314])" office:value-type="float" office:value="7.98864785974685">
            <text:p>7.99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E562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934513">
            <text:p>2.934513</text:p>
          </table:table-cell>
          <table:table-cell office:value-type="float" office:value="2.754274">
            <text:p>2.7542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.673594">
            <text:p>6.673594</text:p>
          </table:table-cell>
          <table:table-cell office:value-type="float" office:value="5.291667">
            <text:p>5.29166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.45978">
            <text:p>10.45978</text:p>
          </table:table-cell>
          <table:table-cell office:value-type="float" office:value="7.083762">
            <text:p>7.08376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.603721">
            <text:p>10.603721</text:p>
          </table:table-cell>
          <table:table-cell office:value-type="float" office:value="7.013575">
            <text:p>7.0135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.377098">
            <text:p>10.377098</text:p>
          </table:table-cell>
          <table:table-cell office:value-type="float" office:value="7.176363">
            <text:p>7.1763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.214944">
            <text:p>10.214944</text:p>
          </table:table-cell>
          <table:table-cell office:value-type="float" office:value="7.041814">
            <text:p>7.041814</text:p>
          </table:table-cell>
          <table:table-cell table:number-columns-repeated="12"/>
        </table:table-row>
        <table:table-row table:style-name="ro2"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2.934513">
            <text:p>2.93</text:p>
          </table:table-cell>
          <table:table-cell table:style-name="ce8" office:value-type="float" office:value="6.673594">
            <text:p>6.67</text:p>
          </table:table-cell>
          <table:table-cell table:style-name="ce8" office:value-type="float" office:value="10.45978">
            <text:p>10.46</text:p>
          </table:table-cell>
          <table:table-cell table:style-name="ce8" office:value-type="float" office:value="10.603721">
            <text:p>10.60</text:p>
          </table:table-cell>
          <table:table-cell table:style-name="ce8" office:value-type="float" office:value="10.377098">
            <text:p>10.38</text:p>
          </table:table-cell>
          <table:table-cell table:style-name="ce8" office:value-type="float" office:value="10.214944">
            <text:p>10.21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2.754274">
            <text:p>2.75</text:p>
          </table:table-cell>
          <table:table-cell table:style-name="ce8" office:value-type="float" office:value="5.291667">
            <text:p>5.29</text:p>
          </table:table-cell>
          <table:table-cell table:style-name="ce8" office:value-type="float" office:value="7.083762">
            <text:p>7.08</text:p>
          </table:table-cell>
          <table:table-cell table:style-name="ce8" office:value-type="float" office:value="7.013575">
            <text:p>7.01</text:p>
          </table:table-cell>
          <table:table-cell table:style-name="ce8" office:value-type="float" office:value="7.176363">
            <text:p>7.18</text:p>
          </table:table-cell>
          <table:table-cell table:style-name="ce8" office:value-type="float" office:value="7.041814">
            <text:p>7.04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327]/[.B326])" office:value-type="float" office:value="0.938579587141035">
            <text:p>0.94</text:p>
          </table:table-cell>
          <table:table-cell table:style-name="ce8" table:formula="of:=([.C327]/[.C326])" office:value-type="float" office:value="0.792926120468221">
            <text:p>0.79</text:p>
          </table:table-cell>
          <table:table-cell table:style-name="ce8" table:formula="of:=([.D327]/[.D326])" office:value-type="float" office:value="0.677238144588127">
            <text:p>0.68</text:p>
          </table:table-cell>
          <table:table-cell table:style-name="ce8" table:formula="of:=([.E327]/[.E326])" office:value-type="float" office:value="0.661425833440921">
            <text:p>0.66</text:p>
          </table:table-cell>
          <table:table-cell table:style-name="ce8" table:formula="of:=([.F327]/[.F326])" office:value-type="float" office:value="0.691557793903459">
            <text:p>0.69</text:p>
          </table:table-cell>
          <table:table-cell table:style-name="ce8" table:formula="of:=([.G327]/[.G326])" office:value-type="float" office:value="0.689363935817955">
            <text:p>0.69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1" table:number-columns-repeated="7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MAP-413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R=3</text:p>
          </table:table-cell>
          <table:table-cell table:number-columns-repeated="13"/>
        </table:table-row>
        <table:table-row table:style-name="ro1">
          <table:table-cell table:style-name="ce3" office:value-type="string">
            <text:p>GTX280</text:p>
          </table:table-cell>
          <table:table-cell office:value-type="float" office:value="12.764901">
            <text:p>12.764901</text:p>
          </table:table-cell>
          <table:table-cell office:value-type="float" office:value="38.657861">
            <text:p>38.65786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.45259">
            <text:p>13.45259</text:p>
          </table:table-cell>
          <table:table-cell office:value-type="float" office:value="66.10963">
            <text:p>66.109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.914032">
            <text:p>11.914032</text:p>
          </table:table-cell>
          <table:table-cell office:value-type="float" office:value="76.825754">
            <text:p>76.8257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.326275">
            <text:p>12.326275</text:p>
          </table:table-cell>
          <table:table-cell office:value-type="float" office:value="80.422338">
            <text:p>80.4223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.380911">
            <text:p>12.380911</text:p>
          </table:table-cell>
          <table:table-cell office:value-type="float" office:value="81.612266">
            <text:p>81.6122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.956039">
            <text:p>5.956039</text:p>
          </table:table-cell>
          <table:table-cell office:value-type="float" office:value="81.784674">
            <text:p>81.784674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2"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12.764901">
            <text:p>12.76</text:p>
          </table:table-cell>
          <table:table-cell table:style-name="ce8" office:value-type="float" office:value="13.45259">
            <text:p>13.45</text:p>
          </table:table-cell>
          <table:table-cell table:style-name="ce8" office:value-type="float" office:value="11.914032">
            <text:p>11.91</text:p>
          </table:table-cell>
          <table:table-cell table:style-name="ce8" office:value-type="float" office:value="12.326275">
            <text:p>12.33</text:p>
          </table:table-cell>
          <table:table-cell table:style-name="ce8" office:value-type="float" office:value="12.380911">
            <text:p>12.38</text:p>
          </table:table-cell>
          <table:table-cell table:style-name="ce8" office:value-type="float" office:value="5.956039">
            <text:p>5.96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12.764901">
            <text:p>12.76</text:p>
          </table:table-cell>
          <table:table-cell table:style-name="ce8" office:value-type="float" office:value="13.45259">
            <text:p>13.45</text:p>
          </table:table-cell>
          <table:table-cell table:style-name="ce8" office:value-type="float" office:value="11.914032">
            <text:p>11.91</text:p>
          </table:table-cell>
          <table:table-cell table:style-name="ce8" office:value-type="float" office:value="12.326275">
            <text:p>12.33</text:p>
          </table:table-cell>
          <table:table-cell table:style-name="ce8" office:value-type="float" office:value="12.380911">
            <text:p>12.38</text:p>
          </table:table-cell>
          <table:table-cell table:style-name="ce8" office:value-type="float" office:value="5.956039">
            <text:p>5.96</text:p>
          </table:table-cell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38.657861">
            <text:p>38.66</text:p>
          </table:table-cell>
          <table:table-cell table:style-name="ce8" office:value-type="float" office:value="66.10963">
            <text:p>66.11</text:p>
          </table:table-cell>
          <table:table-cell table:style-name="ce8" office:value-type="float" office:value="76.825754">
            <text:p>76.83</text:p>
          </table:table-cell>
          <table:table-cell table:style-name="ce8" office:value-type="float" office:value="80.422338">
            <text:p>80.42</text:p>
          </table:table-cell>
          <table:table-cell table:style-name="ce8" office:value-type="float" office:value="81.612266">
            <text:p>81.61</text:p>
          </table:table-cell>
          <table:table-cell table:style-name="ce8" office:value-type="float" office:value="81.784674">
            <text:p>81.78</text:p>
          </table:table-cell>
          <table:table-cell/>
          <table:table-cell table:style-name="ce5" office:value-type="string">
            <text:p>w/i</text:p>
          </table:table-cell>
          <table:table-cell table:style-name="ce8" office:value-type="float" office:value="38.657861">
            <text:p>38.66</text:p>
          </table:table-cell>
          <table:table-cell table:style-name="ce8" office:value-type="float" office:value="66.10963">
            <text:p>66.11</text:p>
          </table:table-cell>
          <table:table-cell table:style-name="ce8" office:value-type="float" office:value="76.825754">
            <text:p>76.83</text:p>
          </table:table-cell>
          <table:table-cell table:style-name="ce8" office:value-type="float" office:value="80.422338">
            <text:p>80.42</text:p>
          </table:table-cell>
          <table:table-cell table:style-name="ce8" office:value-type="float" office:value="81.612266">
            <text:p>81.61</text:p>
          </table:table-cell>
          <table:table-cell table:style-name="ce8" office:value-type="float" office:value="81.784674">
            <text:p>81.78</text:p>
          </table:table-cell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343]/[.B342])" office:value-type="float" office:value="3.02844973102416">
            <text:p>3.03</text:p>
          </table:table-cell>
          <table:table-cell table:style-name="ce8" table:formula="of:=([.C343]/[.C342])" office:value-type="float" office:value="4.91426781013916">
            <text:p>4.91</text:p>
          </table:table-cell>
          <table:table-cell table:style-name="ce8" table:formula="of:=([.D343]/[.D342])" office:value-type="float" office:value="6.44834208939509">
            <text:p>6.45</text:p>
          </table:table-cell>
          <table:table-cell table:style-name="ce8" table:formula="of:=([.E343]/[.E342])" office:value-type="float" office:value="6.52446404124523">
            <text:p>6.52</text:p>
          </table:table-cell>
          <table:table-cell table:style-name="ce8" table:formula="of:=([.F343]/[.F342])" office:value-type="float" office:value="6.59178197791746">
            <text:p>6.59</text:p>
          </table:table-cell>
          <table:table-cell table:style-name="ce8" table:formula="of:=([.G343]/[.G342])" office:value-type="float" office:value="13.7313865809139">
            <text:p>13.73</text:p>
          </table:table-cell>
          <table:table-cell/>
          <table:table-cell table:style-name="ce5" office:value-type="string">
            <text:p>sp</text:p>
          </table:table-cell>
          <table:table-cell table:style-name="ce8" table:formula="of:=([.J343]/[.J342])" office:value-type="float" office:value="3.02844973102416">
            <text:p>3.03</text:p>
          </table:table-cell>
          <table:table-cell table:style-name="ce8" table:formula="of:=([.K343]/[.K342])" office:value-type="float" office:value="4.91426781013916">
            <text:p>4.91</text:p>
          </table:table-cell>
          <table:table-cell table:style-name="ce8" table:formula="of:=([.L343]/[.L342])" office:value-type="float" office:value="6.44834208939509">
            <text:p>6.45</text:p>
          </table:table-cell>
          <table:table-cell table:style-name="ce8" table:formula="of:=([.M343]/[.M342])" office:value-type="float" office:value="6.52446404124523">
            <text:p>6.52</text:p>
          </table:table-cell>
          <table:table-cell table:style-name="ce8" table:formula="of:=([.N343]/[.N342])" office:value-type="float" office:value="6.59178197791746">
            <text:p>6.59</text:p>
          </table:table-cell>
          <table:table-cell table:style-name="ce8" table:formula="of:=([.O343]/[.O342])" office:value-type="float" office:value="13.7313865809139">
            <text:p>13.73</text:p>
          </table:table-cell>
        </table:table-row>
        <table:table-row table:style-name="ro2">
          <table:table-cell table:number-columns-repeated="8"/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6" office:value-type="string">
            <text:p>HD6970</text:p>
          </table:table-cell>
          <table:table-cell table:number-columns-repeated="7"/>
          <table:table-cell table:style-name="ce5" office:value-type="string">
            <text:p>w/o</text:p>
          </table:table-cell>
          <table:table-cell table:style-name="ce8" office:value-type="float" office:value="13.725126">
            <text:p>13.73</text:p>
          </table:table-cell>
          <table:table-cell table:style-name="ce8" office:value-type="float" office:value="28.576972">
            <text:p>28.58</text:p>
          </table:table-cell>
          <table:table-cell table:style-name="ce8" office:value-type="float" office:value="53.989543">
            <text:p>53.99</text:p>
          </table:table-cell>
          <table:table-cell table:style-name="ce8" office:value-type="float" office:value="73.721269">
            <text:p>73.72</text:p>
          </table:table-cell>
          <table:table-cell table:style-name="ce8" office:value-type="float" office:value="80.313214">
            <text:p>80.31</text:p>
          </table:table-cell>
          <table:table-cell table:style-name="ce8" office:value-type="float" office:value="80.263884">
            <text:p>80.26</text:p>
          </table:table-cell>
        </table:table-row>
        <table:table-row table:style-name="ro2">
          <table:table-cell/>
          <table:table-cell office:value-type="float" office:value="13.725126">
            <text:p>13.725126</text:p>
          </table:table-cell>
          <table:table-cell office:value-type="float" office:value="21.607125">
            <text:p>21.607125</text:p>
          </table:table-cell>
          <table:table-cell table:number-columns-repeated="5"/>
          <table:table-cell table:style-name="ce5" office:value-type="string">
            <text:p>w/i</text:p>
          </table:table-cell>
          <table:table-cell table:style-name="ce8" office:value-type="float" office:value="21.607125">
            <text:p>21.61</text:p>
          </table:table-cell>
          <table:table-cell table:style-name="ce8" office:value-type="float" office:value="61.603809">
            <text:p>61.60</text:p>
          </table:table-cell>
          <table:table-cell table:style-name="ce8" office:value-type="float" office:value="88.472264">
            <text:p>88.47</text:p>
          </table:table-cell>
          <table:table-cell table:style-name="ce8" office:value-type="float" office:value="125.507447">
            <text:p>125.51</text:p>
          </table:table-cell>
          <table:table-cell table:style-name="ce8" office:value-type="float" office:value="139.391746">
            <text:p>139.39</text:p>
          </table:table-cell>
          <table:table-cell table:style-name="ce8" office:value-type="float" office:value="141.841198">
            <text:p>141.84</text:p>
          </table:table-cell>
        </table:table-row>
        <table:table-row table:style-name="ro2">
          <table:table-cell/>
          <table:table-cell office:value-type="float" office:value="28.576972">
            <text:p>28.576972</text:p>
          </table:table-cell>
          <table:table-cell office:value-type="float" office:value="61.603809">
            <text:p>61.603809</text:p>
          </table:table-cell>
          <table:table-cell table:number-columns-repeated="5"/>
          <table:table-cell table:style-name="ce5" office:value-type="string">
            <text:p>sp</text:p>
          </table:table-cell>
          <table:table-cell table:style-name="ce8" table:formula="of:=([.J347]/[.J346])" office:value-type="float" office:value="1.57427516512417">
            <text:p>1.57</text:p>
          </table:table-cell>
          <table:table-cell table:style-name="ce8" table:formula="of:=([.K347]/[.K346])" office:value-type="float" office:value="2.15571506316344">
            <text:p>2.16</text:p>
          </table:table-cell>
          <table:table-cell table:style-name="ce8" table:formula="of:=([.L347]/[.L346])" office:value-type="float" office:value="1.63869258904451">
            <text:p>1.64</text:p>
          </table:table-cell>
          <table:table-cell table:style-name="ce8" table:formula="of:=([.M347]/[.M346])" office:value-type="float" office:value="1.70245912343153">
            <text:p>1.70</text:p>
          </table:table-cell>
          <table:table-cell table:style-name="ce8" table:formula="of:=([.N347]/[.N346])" office:value-type="float" office:value="1.7356016408458">
            <text:p>1.74</text:p>
          </table:table-cell>
          <table:table-cell table:style-name="ce8" table:formula="of:=([.O347]/[.O346])" office:value-type="float" office:value="1.76718582419959">
            <text:p>1.77</text:p>
          </table:table-cell>
        </table:table-row>
        <table:table-row table:style-name="ro2">
          <table:table-cell/>
          <table:table-cell office:value-type="float" office:value="53.989543">
            <text:p>53.989543</text:p>
          </table:table-cell>
          <table:table-cell office:value-type="float" office:value="88.472264">
            <text:p>88.472264</text:p>
          </table:table-cell>
          <table:table-cell table:number-columns-repeated="5"/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/>
          <table:table-cell office:value-type="float" office:value="73.721269">
            <text:p>73.721269</text:p>
          </table:table-cell>
          <table:table-cell office:value-type="float" office:value="125.507447">
            <text:p>125.507447</text:p>
          </table:table-cell>
          <table:table-cell table:number-columns-repeated="5"/>
          <table:table-cell table:style-name="ce5" office:value-type="string">
            <text:p>w/o</text:p>
          </table:table-cell>
          <table:table-cell table:style-name="ce8" office:value-type="float" office:value="32.051604">
            <text:p>32.05</text:p>
          </table:table-cell>
          <table:table-cell table:style-name="ce8" office:value-type="float" office:value="53.93641">
            <text:p>53.94</text:p>
          </table:table-cell>
          <table:table-cell table:style-name="ce8" office:value-type="float" office:value="52.273052">
            <text:p>52.27</text:p>
          </table:table-cell>
          <table:table-cell table:style-name="ce8" office:value-type="float" office:value="46.739041">
            <text:p>46.74</text:p>
          </table:table-cell>
          <table:table-cell table:style-name="ce8" office:value-type="float" office:value="51.830865">
            <text:p>51.83</text:p>
          </table:table-cell>
          <table:table-cell table:style-name="ce8" office:value-type="float" office:value="47.40074">
            <text:p>47.40</text:p>
          </table:table-cell>
        </table:table-row>
        <table:table-row table:style-name="ro2">
          <table:table-cell/>
          <table:table-cell office:value-type="float" office:value="80.313214">
            <text:p>80.313214</text:p>
          </table:table-cell>
          <table:table-cell office:value-type="float" office:value="139.391746">
            <text:p>139.391746</text:p>
          </table:table-cell>
          <table:table-cell table:number-columns-repeated="5"/>
          <table:table-cell table:style-name="ce5" office:value-type="string">
            <text:p>w/i</text:p>
          </table:table-cell>
          <table:table-cell table:style-name="ce8" office:value-type="float" office:value="99.699366">
            <text:p>99.70</text:p>
          </table:table-cell>
          <table:table-cell table:style-name="ce8" office:value-type="float" office:value="193.801935">
            <text:p>193.80</text:p>
          </table:table-cell>
          <table:table-cell table:style-name="ce8" office:value-type="float" office:value="256.594159">
            <text:p>256.59</text:p>
          </table:table-cell>
          <table:table-cell table:style-name="ce8" office:value-type="float" office:value="279.339124">
            <text:p>279.34</text:p>
          </table:table-cell>
          <table:table-cell table:style-name="ce8" office:value-type="float" office:value="287.658147">
            <text:p>287.66</text:p>
          </table:table-cell>
          <table:table-cell table:style-name="ce8" office:value-type="float" office:value="289.857194">
            <text:p>289.86</text:p>
          </table:table-cell>
        </table:table-row>
        <table:table-row table:style-name="ro2">
          <table:table-cell/>
          <table:table-cell office:value-type="float" office:value="80.263884">
            <text:p>80.263884</text:p>
          </table:table-cell>
          <table:table-cell office:value-type="float" office:value="141.841198">
            <text:p>141.841198</text:p>
          </table:table-cell>
          <table:table-cell table:number-columns-repeated="5"/>
          <table:table-cell table:style-name="ce5" office:value-type="string">
            <text:p>sp</text:p>
          </table:table-cell>
          <table:table-cell table:style-name="ce8" table:formula="of:=([.J351]/[.J350])" office:value-type="float" office:value="3.11058897395587">
            <text:p>3.11</text:p>
          </table:table-cell>
          <table:table-cell table:style-name="ce8" table:formula="of:=([.K351]/[.K350])" office:value-type="float" office:value="3.59315599610727">
            <text:p>3.59</text:p>
          </table:table-cell>
          <table:table-cell table:style-name="ce8" table:formula="of:=([.L351]/[.L350])" office:value-type="float" office:value="4.90872733047996">
            <text:p>4.91</text:p>
          </table:table-cell>
          <table:table-cell table:style-name="ce8" table:formula="of:=([.M351]/[.M350])" office:value-type="float" office:value="5.97656943795659">
            <text:p>5.98</text:p>
          </table:table-cell>
          <table:table-cell table:style-name="ce8" table:formula="of:=([.N351]/[.N350])" office:value-type="float" office:value="5.54993915305099">
            <text:p>5.55</text:p>
          </table:table-cell>
          <table:table-cell table:style-name="ce8" table:formula="of:=([.O351]/[.O350])" office:value-type="float" office:value="6.11503520831109">
            <text:p>6.12</text:p>
          </table:table-cell>
        </table:table-row>
        <table:table-row table:style-name="ro2"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13.725126">
            <text:p>13.73</text:p>
          </table:table-cell>
          <table:table-cell table:style-name="ce8" office:value-type="float" office:value="28.576972">
            <text:p>28.58</text:p>
          </table:table-cell>
          <table:table-cell table:style-name="ce8" office:value-type="float" office:value="53.989543">
            <text:p>53.99</text:p>
          </table:table-cell>
          <table:table-cell table:style-name="ce8" office:value-type="float" office:value="73.721269">
            <text:p>73.72</text:p>
          </table:table-cell>
          <table:table-cell table:style-name="ce8" office:value-type="float" office:value="80.313214">
            <text:p>80.31</text:p>
          </table:table-cell>
          <table:table-cell table:style-name="ce8" office:value-type="float" office:value="80.263884">
            <text:p>80.26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3.270063">
            <text:p>3.27</text:p>
          </table:table-cell>
          <table:table-cell table:style-name="ce8" office:value-type="float" office:value="7.032187">
            <text:p>7.03</text:p>
          </table:table-cell>
          <table:table-cell table:style-name="ce8" office:value-type="float" office:value="10.43471">
            <text:p>10.43</text:p>
          </table:table-cell>
          <table:table-cell table:style-name="ce8" office:value-type="float" office:value="10.618294">
            <text:p>10.62</text:p>
          </table:table-cell>
          <table:table-cell table:style-name="ce8" office:value-type="float" office:value="10.550103">
            <text:p>10.55</text:p>
          </table:table-cell>
          <table:table-cell table:style-name="ce8" office:value-type="float" office:value="10.37512">
            <text:p>10.38</text:p>
          </table:table-cell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21.607125">
            <text:p>21.61</text:p>
          </table:table-cell>
          <table:table-cell table:style-name="ce8" office:value-type="float" office:value="61.603809">
            <text:p>61.60</text:p>
          </table:table-cell>
          <table:table-cell table:style-name="ce8" office:value-type="float" office:value="88.472264">
            <text:p>88.47</text:p>
          </table:table-cell>
          <table:table-cell table:style-name="ce8" office:value-type="float" office:value="125.507447">
            <text:p>125.51</text:p>
          </table:table-cell>
          <table:table-cell table:style-name="ce8" office:value-type="float" office:value="139.391746">
            <text:p>139.39</text:p>
          </table:table-cell>
          <table:table-cell table:style-name="ce8" office:value-type="float" office:value="141.841198">
            <text:p>141.84</text:p>
          </table:table-cell>
          <table:table-cell/>
          <table:table-cell table:style-name="ce5" office:value-type="string">
            <text:p>w/i</text:p>
          </table:table-cell>
          <table:table-cell table:style-name="ce8" office:value-type="float" office:value="2.976784">
            <text:p>2.98</text:p>
          </table:table-cell>
          <table:table-cell table:style-name="ce8" office:value-type="float" office:value="5.314045">
            <text:p>5.31</text:p>
          </table:table-cell>
          <table:table-cell table:style-name="ce8" office:value-type="float" office:value="6.784022">
            <text:p>6.78</text:p>
          </table:table-cell>
          <table:table-cell table:style-name="ce8" office:value-type="float" office:value="7.099533">
            <text:p>7.10</text:p>
          </table:table-cell>
          <table:table-cell table:style-name="ce8" office:value-type="float" office:value="6.9892">
            <text:p>6.99</text:p>
          </table:table-cell>
          <table:table-cell table:style-name="ce8" office:value-type="float" office:value="7.210366">
            <text:p>7.21</text:p>
          </table:table-cell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355]/[.B354])" office:value-type="float" office:value="1.57427516512417">
            <text:p>1.57</text:p>
          </table:table-cell>
          <table:table-cell table:style-name="ce8" table:formula="of:=([.C355]/[.C354])" office:value-type="float" office:value="2.15571506316344">
            <text:p>2.16</text:p>
          </table:table-cell>
          <table:table-cell table:style-name="ce8" table:formula="of:=([.D355]/[.D354])" office:value-type="float" office:value="1.63869258904451">
            <text:p>1.64</text:p>
          </table:table-cell>
          <table:table-cell table:style-name="ce8" table:formula="of:=([.E355]/[.E354])" office:value-type="float" office:value="1.70245912343153">
            <text:p>1.70</text:p>
          </table:table-cell>
          <table:table-cell table:style-name="ce8" table:formula="of:=([.F355]/[.F354])" office:value-type="float" office:value="1.7356016408458">
            <text:p>1.74</text:p>
          </table:table-cell>
          <table:table-cell table:style-name="ce8" table:formula="of:=([.G355]/[.G354])" office:value-type="float" office:value="1.76718582419959">
            <text:p>1.77</text:p>
          </table:table-cell>
          <table:table-cell/>
          <table:table-cell table:style-name="ce5" office:value-type="string">
            <text:p>sp</text:p>
          </table:table-cell>
          <table:table-cell table:style-name="ce8" table:formula="of:=([.J355]/[.J354])" office:value-type="float" office:value="0.91031396031208">
            <text:p>0.91</text:p>
          </table:table-cell>
          <table:table-cell table:style-name="ce8" table:formula="of:=([.K355]/[.K354])" office:value-type="float" office:value="0.75567458601428">
            <text:p>0.76</text:p>
          </table:table-cell>
          <table:table-cell table:style-name="ce8" table:formula="of:=([.L355]/[.L354])" office:value-type="float" office:value="0.65013996555726">
            <text:p>0.65</text:p>
          </table:table-cell>
          <table:table-cell table:style-name="ce8" table:formula="of:=([.M355]/[.M354])" office:value-type="float" office:value="0.668613338451544">
            <text:p>0.67</text:p>
          </table:table-cell>
          <table:table-cell table:style-name="ce8" table:formula="of:=([.N355]/[.N354])" office:value-type="float" office:value="0.662476944537888">
            <text:p>0.66</text:p>
          </table:table-cell>
          <table:table-cell table:style-name="ce8" table:formula="of:=([.O355]/[.O354])" office:value-type="float" office:value="0.694966997972071">
            <text:p>0.69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GTX5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2.051604">
            <text:p>32.051604</text:p>
          </table:table-cell>
          <table:table-cell office:value-type="float" office:value="99.699366">
            <text:p>99.6993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.93641">
            <text:p>53.93641</text:p>
          </table:table-cell>
          <table:table-cell office:value-type="float" office:value="193.801935">
            <text:p>193.8019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.273052">
            <text:p>52.273052</text:p>
          </table:table-cell>
          <table:table-cell office:value-type="float" office:value="256.594159">
            <text:p>256.5941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.739041">
            <text:p>46.739041</text:p>
          </table:table-cell>
          <table:table-cell office:value-type="float" office:value="279.339124">
            <text:p>279.3391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.830865">
            <text:p>51.830865</text:p>
          </table:table-cell>
          <table:table-cell office:value-type="float" office:value="287.658147">
            <text:p>287.65814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.40074">
            <text:p>47.40074</text:p>
          </table:table-cell>
          <table:table-cell office:value-type="float" office:value="289.857194">
            <text:p>289.857194</text:p>
          </table:table-cell>
          <table:table-cell table:number-columns-repeated="12"/>
        </table:table-row>
        <table:table-row table:style-name="ro2"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32.051604">
            <text:p>32.05</text:p>
          </table:table-cell>
          <table:table-cell table:style-name="ce8" office:value-type="float" office:value="53.93641">
            <text:p>53.94</text:p>
          </table:table-cell>
          <table:table-cell table:style-name="ce8" office:value-type="float" office:value="52.273052">
            <text:p>52.27</text:p>
          </table:table-cell>
          <table:table-cell table:style-name="ce8" office:value-type="float" office:value="46.739041">
            <text:p>46.74</text:p>
          </table:table-cell>
          <table:table-cell table:style-name="ce8" office:value-type="float" office:value="51.830865">
            <text:p>51.83</text:p>
          </table:table-cell>
          <table:table-cell table:style-name="ce8" office:value-type="float" office:value="47.40074">
            <text:p>47.40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99.699366">
            <text:p>99.70</text:p>
          </table:table-cell>
          <table:table-cell table:style-name="ce8" office:value-type="float" office:value="193.801935">
            <text:p>193.80</text:p>
          </table:table-cell>
          <table:table-cell table:style-name="ce8" office:value-type="float" office:value="256.594159">
            <text:p>256.59</text:p>
          </table:table-cell>
          <table:table-cell table:style-name="ce8" office:value-type="float" office:value="279.339124">
            <text:p>279.34</text:p>
          </table:table-cell>
          <table:table-cell table:style-name="ce8" office:value-type="float" office:value="287.658147">
            <text:p>287.66</text:p>
          </table:table-cell>
          <table:table-cell table:style-name="ce8" office:value-type="float" office:value="289.857194">
            <text:p>289.8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367]/[.B366])" office:value-type="float" office:value="3.11058897395587">
            <text:p>3.11</text:p>
          </table:table-cell>
          <table:table-cell table:style-name="ce8" table:formula="of:=([.C367]/[.C366])" office:value-type="float" office:value="3.59315599610727">
            <text:p>3.59</text:p>
          </table:table-cell>
          <table:table-cell table:style-name="ce8" table:formula="of:=([.D367]/[.D366])" office:value-type="float" office:value="4.90872733047996">
            <text:p>4.91</text:p>
          </table:table-cell>
          <table:table-cell table:style-name="ce8" table:formula="of:=([.E367]/[.E366])" office:value-type="float" office:value="5.97656943795659">
            <text:p>5.98</text:p>
          </table:table-cell>
          <table:table-cell table:style-name="ce8" table:formula="of:=([.F367]/[.F366])" office:value-type="float" office:value="5.54993915305099">
            <text:p>5.55</text:p>
          </table:table-cell>
          <table:table-cell table:style-name="ce8" table:formula="of:=([.G367]/[.G366])" office:value-type="float" office:value="6.11503520831109">
            <text:p>6.12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E562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.270063">
            <text:p>3.270063</text:p>
          </table:table-cell>
          <table:table-cell office:value-type="float" office:value="2.976784">
            <text:p>2.9767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.032187">
            <text:p>7.032187</text:p>
          </table:table-cell>
          <table:table-cell office:value-type="float" office:value="5.314045">
            <text:p>5.3140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.43471">
            <text:p>10.43471</text:p>
          </table:table-cell>
          <table:table-cell office:value-type="float" office:value="6.784022">
            <text:p>6.7840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.618294">
            <text:p>10.618294</text:p>
          </table:table-cell>
          <table:table-cell office:value-type="float" office:value="7.099533">
            <text:p>7.0995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.550103">
            <text:p>10.550103</text:p>
          </table:table-cell>
          <table:table-cell office:value-type="float" office:value="6.9892">
            <text:p>6.98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.37512">
            <text:p>10.37512</text:p>
          </table:table-cell>
          <table:table-cell office:value-type="float" office:value="7.210366">
            <text:p>7.210366</text:p>
          </table:table-cell>
          <table:table-cell table:number-columns-repeated="12"/>
        </table:table-row>
        <table:table-row table:style-name="ro2"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3.270063">
            <text:p>3.27</text:p>
          </table:table-cell>
          <table:table-cell table:style-name="ce8" office:value-type="float" office:value="7.032187">
            <text:p>7.03</text:p>
          </table:table-cell>
          <table:table-cell table:style-name="ce8" office:value-type="float" office:value="10.43471">
            <text:p>10.43</text:p>
          </table:table-cell>
          <table:table-cell table:style-name="ce8" office:value-type="float" office:value="10.618294">
            <text:p>10.62</text:p>
          </table:table-cell>
          <table:table-cell table:style-name="ce8" office:value-type="float" office:value="10.550103">
            <text:p>10.55</text:p>
          </table:table-cell>
          <table:table-cell table:style-name="ce8" office:value-type="float" office:value="10.37512">
            <text:p>10.38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2.976784">
            <text:p>2.98</text:p>
          </table:table-cell>
          <table:table-cell table:style-name="ce8" office:value-type="float" office:value="5.314045">
            <text:p>5.31</text:p>
          </table:table-cell>
          <table:table-cell table:style-name="ce8" office:value-type="float" office:value="6.784022">
            <text:p>6.78</text:p>
          </table:table-cell>
          <table:table-cell table:style-name="ce8" office:value-type="float" office:value="7.099533">
            <text:p>7.10</text:p>
          </table:table-cell>
          <table:table-cell table:style-name="ce8" office:value-type="float" office:value="6.9892">
            <text:p>6.99</text:p>
          </table:table-cell>
          <table:table-cell table:style-name="ce8" office:value-type="float" office:value="7.210366">
            <text:p>7.21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379]/[.B378])" office:value-type="float" office:value="0.91031396031208">
            <text:p>0.91</text:p>
          </table:table-cell>
          <table:table-cell table:style-name="ce8" table:formula="of:=([.C379]/[.C378])" office:value-type="float" office:value="0.75567458601428">
            <text:p>0.76</text:p>
          </table:table-cell>
          <table:table-cell table:style-name="ce8" table:formula="of:=([.D379]/[.D378])" office:value-type="float" office:value="0.65013996555726">
            <text:p>0.65</text:p>
          </table:table-cell>
          <table:table-cell table:style-name="ce8" table:formula="of:=([.E379]/[.E378])" office:value-type="float" office:value="0.668613338451544">
            <text:p>0.67</text:p>
          </table:table-cell>
          <table:table-cell table:style-name="ce8" table:formula="of:=([.F379]/[.F378])" office:value-type="float" office:value="0.662476944537888">
            <text:p>0.66</text:p>
          </table:table-cell>
          <table:table-cell table:style-name="ce8" table:formula="of:=([.G379]/[.G378])" office:value-type="float" office:value="0.694966997972071">
            <text:p>0.69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1" table:number-columns-repeated="7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MAP-414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R=3</text:p>
          </table:table-cell>
          <table:table-cell table:number-columns-repeated="13"/>
        </table:table-row>
        <table:table-row table:style-name="ro1">
          <table:table-cell table:style-name="ce3" office:value-type="string">
            <text:p>GTX280</text:p>
          </table:table-cell>
          <table:table-cell office:value-type="float" office:value="33.867185">
            <text:p>33.867185</text:p>
          </table:table-cell>
          <table:table-cell office:value-type="float" office:value="39.237925">
            <text:p>39.2379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.448151">
            <text:p>34.448151</text:p>
          </table:table-cell>
          <table:table-cell office:value-type="float" office:value="67.409801">
            <text:p>67.4098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.206784">
            <text:p>68.206784</text:p>
          </table:table-cell>
          <table:table-cell office:value-type="float" office:value="79.340629">
            <text:p>79.34062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.037248">
            <text:p>72.037248</text:p>
          </table:table-cell>
          <table:table-cell office:value-type="float" office:value="83.052182">
            <text:p>83.0521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.598692">
            <text:p>72.598692</text:p>
          </table:table-cell>
          <table:table-cell office:value-type="float" office:value="84.393736">
            <text:p>84.3937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.105843">
            <text:p>72.105843</text:p>
          </table:table-cell>
          <table:table-cell office:value-type="float" office:value="84.675552">
            <text:p>84.675552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2"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33.867185">
            <text:p>33.87</text:p>
          </table:table-cell>
          <table:table-cell table:style-name="ce8" office:value-type="float" office:value="34.448151">
            <text:p>34.45</text:p>
          </table:table-cell>
          <table:table-cell table:style-name="ce8" office:value-type="float" office:value="68.206784">
            <text:p>68.21</text:p>
          </table:table-cell>
          <table:table-cell table:style-name="ce8" office:value-type="float" office:value="72.037248">
            <text:p>72.04</text:p>
          </table:table-cell>
          <table:table-cell table:style-name="ce8" office:value-type="float" office:value="72.598692">
            <text:p>72.60</text:p>
          </table:table-cell>
          <table:table-cell table:style-name="ce8" office:value-type="float" office:value="72.105843">
            <text:p>72.11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33.867185">
            <text:p>33.87</text:p>
          </table:table-cell>
          <table:table-cell table:style-name="ce8" office:value-type="float" office:value="34.448151">
            <text:p>34.45</text:p>
          </table:table-cell>
          <table:table-cell table:style-name="ce8" office:value-type="float" office:value="68.206784">
            <text:p>68.21</text:p>
          </table:table-cell>
          <table:table-cell table:style-name="ce8" office:value-type="float" office:value="72.037248">
            <text:p>72.04</text:p>
          </table:table-cell>
          <table:table-cell table:style-name="ce8" office:value-type="float" office:value="72.598692">
            <text:p>72.60</text:p>
          </table:table-cell>
          <table:table-cell table:style-name="ce8" office:value-type="float" office:value="72.105843">
            <text:p>72.11</text:p>
          </table:table-cell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39.237925">
            <text:p>39.24</text:p>
          </table:table-cell>
          <table:table-cell table:style-name="ce8" office:value-type="float" office:value="67.409801">
            <text:p>67.41</text:p>
          </table:table-cell>
          <table:table-cell table:style-name="ce8" office:value-type="float" office:value="79.340629">
            <text:p>79.34</text:p>
          </table:table-cell>
          <table:table-cell table:style-name="ce8" office:value-type="float" office:value="83.052182">
            <text:p>83.05</text:p>
          </table:table-cell>
          <table:table-cell table:style-name="ce8" office:value-type="float" office:value="84.393736">
            <text:p>84.39</text:p>
          </table:table-cell>
          <table:table-cell table:style-name="ce8" office:value-type="float" office:value="84.675552">
            <text:p>84.68</text:p>
          </table:table-cell>
          <table:table-cell/>
          <table:table-cell table:style-name="ce5" office:value-type="string">
            <text:p>w/i</text:p>
          </table:table-cell>
          <table:table-cell table:style-name="ce8" office:value-type="float" office:value="39.237925">
            <text:p>39.24</text:p>
          </table:table-cell>
          <table:table-cell table:style-name="ce8" office:value-type="float" office:value="67.409801">
            <text:p>67.41</text:p>
          </table:table-cell>
          <table:table-cell table:style-name="ce8" office:value-type="float" office:value="79.340629">
            <text:p>79.34</text:p>
          </table:table-cell>
          <table:table-cell table:style-name="ce8" office:value-type="float" office:value="83.052182">
            <text:p>83.05</text:p>
          </table:table-cell>
          <table:table-cell table:style-name="ce8" office:value-type="float" office:value="84.393736">
            <text:p>84.39</text:p>
          </table:table-cell>
          <table:table-cell table:style-name="ce8" office:value-type="float" office:value="84.675552">
            <text:p>84.68</text:p>
          </table:table-cell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395]/[.B394])" office:value-type="float" office:value="1.15858241539709">
            <text:p>1.16</text:p>
          </table:table-cell>
          <table:table-cell table:style-name="ce8" table:formula="of:=([.C395]/[.C394])" office:value-type="float" office:value="1.95684816291011">
            <text:p>1.96</text:p>
          </table:table-cell>
          <table:table-cell table:style-name="ce8" table:formula="of:=([.D395]/[.D394])" office:value-type="float" office:value="1.16323662174132">
            <text:p>1.16</text:p>
          </table:table-cell>
          <table:table-cell table:style-name="ce8" table:formula="of:=([.E395]/[.E394])" office:value-type="float" office:value="1.15290609102669">
            <text:p>1.15</text:p>
          </table:table-cell>
          <table:table-cell table:style-name="ce8" table:formula="of:=([.F395]/[.F394])" office:value-type="float" office:value="1.1624690979281">
            <text:p>1.16</text:p>
          </table:table-cell>
          <table:table-cell table:style-name="ce8" table:formula="of:=([.G395]/[.G394])" office:value-type="float" office:value="1.17432302954977">
            <text:p>1.17</text:p>
          </table:table-cell>
          <table:table-cell/>
          <table:table-cell table:style-name="ce5" office:value-type="string">
            <text:p>sp</text:p>
          </table:table-cell>
          <table:table-cell table:style-name="ce8" table:formula="of:=([.J395]/[.J394])" office:value-type="float" office:value="1.15858241539709">
            <text:p>1.16</text:p>
          </table:table-cell>
          <table:table-cell table:style-name="ce8" table:formula="of:=([.K395]/[.K394])" office:value-type="float" office:value="1.95684816291011">
            <text:p>1.96</text:p>
          </table:table-cell>
          <table:table-cell table:style-name="ce8" table:formula="of:=([.L395]/[.L394])" office:value-type="float" office:value="1.16323662174132">
            <text:p>1.16</text:p>
          </table:table-cell>
          <table:table-cell table:style-name="ce8" table:formula="of:=([.M395]/[.M394])" office:value-type="float" office:value="1.15290609102669">
            <text:p>1.15</text:p>
          </table:table-cell>
          <table:table-cell table:style-name="ce8" table:formula="of:=([.N395]/[.N394])" office:value-type="float" office:value="1.1624690979281">
            <text:p>1.16</text:p>
          </table:table-cell>
          <table:table-cell table:style-name="ce8" table:formula="of:=([.O395]/[.O394])" office:value-type="float" office:value="1.17432302954977">
            <text:p>1.17</text:p>
          </table:table-cell>
        </table:table-row>
        <table:table-row table:style-name="ro2">
          <table:table-cell table:number-columns-repeated="8"/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6" office:value-type="string">
            <text:p>HD6970</text:p>
          </table:table-cell>
          <table:table-cell table:number-columns-repeated="7"/>
          <table:table-cell table:style-name="ce5" office:value-type="string">
            <text:p>w/o</text:p>
          </table:table-cell>
          <table:table-cell table:style-name="ce8" office:value-type="float" office:value="13.408228">
            <text:p>13.41</text:p>
          </table:table-cell>
          <table:table-cell table:style-name="ce8" office:value-type="float" office:value="30.450712">
            <text:p>30.45</text:p>
          </table:table-cell>
          <table:table-cell table:style-name="ce8" office:value-type="float" office:value="62.55507">
            <text:p>62.56</text:p>
          </table:table-cell>
          <table:table-cell table:style-name="ce8" office:value-type="float" office:value="88.04725">
            <text:p>88.05</text:p>
          </table:table-cell>
          <table:table-cell table:style-name="ce8" office:value-type="float" office:value="97.848466">
            <text:p>97.85</text:p>
          </table:table-cell>
          <table:table-cell table:style-name="ce8" office:value-type="float" office:value="99.201648">
            <text:p>99.20</text:p>
          </table:table-cell>
        </table:table-row>
        <table:table-row table:style-name="ro2">
          <table:table-cell/>
          <table:table-cell office:value-type="float" office:value="13.408228">
            <text:p>13.408228</text:p>
          </table:table-cell>
          <table:table-cell office:value-type="float" office:value="26.052403">
            <text:p>26.052403</text:p>
          </table:table-cell>
          <table:table-cell table:number-columns-repeated="5"/>
          <table:table-cell table:style-name="ce5" office:value-type="string">
            <text:p>w/i</text:p>
          </table:table-cell>
          <table:table-cell table:style-name="ce8" office:value-type="float" office:value="26.052403">
            <text:p>26.05</text:p>
          </table:table-cell>
          <table:table-cell table:style-name="ce8" office:value-type="float" office:value="61.766532">
            <text:p>61.77</text:p>
          </table:table-cell>
          <table:table-cell table:style-name="ce8" office:value-type="float" office:value="89.07364">
            <text:p>89.07</text:p>
          </table:table-cell>
          <table:table-cell table:style-name="ce8" office:value-type="float" office:value="127.242517">
            <text:p>127.24</text:p>
          </table:table-cell>
          <table:table-cell table:style-name="ce8" office:value-type="float" office:value="141.966407">
            <text:p>141.97</text:p>
          </table:table-cell>
          <table:table-cell table:style-name="ce8" office:value-type="float" office:value="145.487422">
            <text:p>145.49</text:p>
          </table:table-cell>
        </table:table-row>
        <table:table-row table:style-name="ro2">
          <table:table-cell/>
          <table:table-cell office:value-type="float" office:value="30.450712">
            <text:p>30.450712</text:p>
          </table:table-cell>
          <table:table-cell office:value-type="float" office:value="61.766532">
            <text:p>61.766532</text:p>
          </table:table-cell>
          <table:table-cell table:number-columns-repeated="5"/>
          <table:table-cell table:style-name="ce5" office:value-type="string">
            <text:p>sp</text:p>
          </table:table-cell>
          <table:table-cell table:style-name="ce8" table:formula="of:=([.J399]/[.J398])" office:value-type="float" office:value="1.94301610921294">
            <text:p>1.94</text:p>
          </table:table-cell>
          <table:table-cell table:style-name="ce8" table:formula="of:=([.K399]/[.K398])" office:value-type="float" office:value="2.02841010745496">
            <text:p>2.03</text:p>
          </table:table-cell>
          <table:table-cell table:style-name="ce8" table:formula="of:=([.L399]/[.L398])" office:value-type="float" office:value="1.42392359244423">
            <text:p>1.42</text:p>
          </table:table-cell>
          <table:table-cell table:style-name="ce8" table:formula="of:=([.M399]/[.M398])" office:value-type="float" office:value="1.44516173986127">
            <text:p>1.45</text:p>
          </table:table-cell>
          <table:table-cell table:style-name="ce8" table:formula="of:=([.N399]/[.N398])" office:value-type="float" office:value="1.45088025191933">
            <text:p>1.45</text:p>
          </table:table-cell>
          <table:table-cell table:style-name="ce8" table:formula="of:=([.O399]/[.O398])" office:value-type="float" office:value="1.46658271241623">
            <text:p>1.47</text:p>
          </table:table-cell>
        </table:table-row>
        <table:table-row table:style-name="ro2">
          <table:table-cell/>
          <table:table-cell office:value-type="float" office:value="62.55507">
            <text:p>62.55507</text:p>
          </table:table-cell>
          <table:table-cell office:value-type="float" office:value="89.07364">
            <text:p>89.07364</text:p>
          </table:table-cell>
          <table:table-cell table:number-columns-repeated="5"/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/>
          <table:table-cell office:value-type="float" office:value="88.04725">
            <text:p>88.04725</text:p>
          </table:table-cell>
          <table:table-cell office:value-type="float" office:value="127.242517">
            <text:p>127.242517</text:p>
          </table:table-cell>
          <table:table-cell table:number-columns-repeated="5"/>
          <table:table-cell table:style-name="ce5" office:value-type="string">
            <text:p>w/o</text:p>
          </table:table-cell>
          <table:table-cell table:style-name="ce8" office:value-type="float" office:value="73.92007">
            <text:p>73.92</text:p>
          </table:table-cell>
          <table:table-cell table:style-name="ce8" office:value-type="float" office:value="128.372208">
            <text:p>128.37</text:p>
          </table:table-cell>
          <table:table-cell table:style-name="ce8" office:value-type="float" office:value="146.240609">
            <text:p>146.24</text:p>
          </table:table-cell>
          <table:table-cell table:style-name="ce8" office:value-type="float" office:value="175.882761">
            <text:p>175.88</text:p>
          </table:table-cell>
          <table:table-cell table:style-name="ce8" office:value-type="float" office:value="190.062216">
            <text:p>190.06</text:p>
          </table:table-cell>
          <table:table-cell table:style-name="ce8" office:value-type="float" office:value="181.24344">
            <text:p>181.24</text:p>
          </table:table-cell>
        </table:table-row>
        <table:table-row table:style-name="ro2">
          <table:table-cell/>
          <table:table-cell office:value-type="float" office:value="97.848466">
            <text:p>97.848466</text:p>
          </table:table-cell>
          <table:table-cell office:value-type="float" office:value="141.966407">
            <text:p>141.966407</text:p>
          </table:table-cell>
          <table:table-cell table:number-columns-repeated="5"/>
          <table:table-cell table:style-name="ce5" office:value-type="string">
            <text:p>w/i</text:p>
          </table:table-cell>
          <table:table-cell table:style-name="ce8" office:value-type="float" office:value="101.84543">
            <text:p>101.85</text:p>
          </table:table-cell>
          <table:table-cell table:style-name="ce8" office:value-type="float" office:value="192.237018">
            <text:p>192.24</text:p>
          </table:table-cell>
          <table:table-cell table:style-name="ce8" office:value-type="float" office:value="261.118153">
            <text:p>261.12</text:p>
          </table:table-cell>
          <table:table-cell table:style-name="ce8" office:value-type="float" office:value="287.683461">
            <text:p>287.68</text:p>
          </table:table-cell>
          <table:table-cell table:style-name="ce8" office:value-type="float" office:value="295.092593">
            <text:p>295.09</text:p>
          </table:table-cell>
          <table:table-cell table:style-name="ce8" office:value-type="float" office:value="297.43797">
            <text:p>297.44</text:p>
          </table:table-cell>
        </table:table-row>
        <table:table-row table:style-name="ro2">
          <table:table-cell/>
          <table:table-cell office:value-type="float" office:value="99.201648">
            <text:p>99.201648</text:p>
          </table:table-cell>
          <table:table-cell office:value-type="float" office:value="145.487422">
            <text:p>145.487422</text:p>
          </table:table-cell>
          <table:table-cell table:number-columns-repeated="5"/>
          <table:table-cell table:style-name="ce5" office:value-type="string">
            <text:p>sp</text:p>
          </table:table-cell>
          <table:table-cell table:style-name="ce8" table:formula="of:=([.J403]/[.J402])" office:value-type="float" office:value="1.37777778078403">
            <text:p>1.38</text:p>
          </table:table-cell>
          <table:table-cell table:style-name="ce8" table:formula="of:=([.K403]/[.K402])" office:value-type="float" office:value="1.49749716854601">
            <text:p>1.50</text:p>
          </table:table-cell>
          <table:table-cell table:style-name="ce8" table:formula="of:=([.L403]/[.L402])" office:value-type="float" office:value="1.78553792127603">
            <text:p>1.79</text:p>
          </table:table-cell>
          <table:table-cell table:style-name="ce8" table:formula="of:=([.M403]/[.M402])" office:value-type="float" office:value="1.63565467908478">
            <text:p>1.64</text:p>
          </table:table-cell>
          <table:table-cell table:style-name="ce8" table:formula="of:=([.N403]/[.N402])" office:value-type="float" office:value="1.55261050413092">
            <text:p>1.55</text:p>
          </table:table-cell>
          <table:table-cell table:style-name="ce8" table:formula="of:=([.O403]/[.O402])" office:value-type="float" office:value="1.64109647223646">
            <text:p>1.64</text:p>
          </table:table-cell>
        </table:table-row>
        <table:table-row table:style-name="ro2"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13.408228">
            <text:p>13.41</text:p>
          </table:table-cell>
          <table:table-cell table:style-name="ce8" office:value-type="float" office:value="30.450712">
            <text:p>30.45</text:p>
          </table:table-cell>
          <table:table-cell table:style-name="ce8" office:value-type="float" office:value="62.55507">
            <text:p>62.56</text:p>
          </table:table-cell>
          <table:table-cell table:style-name="ce8" office:value-type="float" office:value="88.04725">
            <text:p>88.05</text:p>
          </table:table-cell>
          <table:table-cell table:style-name="ce8" office:value-type="float" office:value="97.848466">
            <text:p>97.85</text:p>
          </table:table-cell>
          <table:table-cell table:style-name="ce8" office:value-type="float" office:value="99.201648">
            <text:p>99.20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3.396259">
            <text:p>3.40</text:p>
          </table:table-cell>
          <table:table-cell table:style-name="ce8" office:value-type="float" office:value="6.32353">
            <text:p>6.32</text:p>
          </table:table-cell>
          <table:table-cell table:style-name="ce8" office:value-type="float" office:value="11.475998">
            <text:p>11.48</text:p>
          </table:table-cell>
          <table:table-cell table:style-name="ce8" office:value-type="float" office:value="11.766083">
            <text:p>11.77</text:p>
          </table:table-cell>
          <table:table-cell table:style-name="ce8" office:value-type="float" office:value="11.75515">
            <text:p>11.76</text:p>
          </table:table-cell>
          <table:table-cell table:style-name="ce8" office:value-type="float" office:value="11.773327">
            <text:p>11.77</text:p>
          </table:table-cell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26.052403">
            <text:p>26.05</text:p>
          </table:table-cell>
          <table:table-cell table:style-name="ce8" office:value-type="float" office:value="61.766532">
            <text:p>61.77</text:p>
          </table:table-cell>
          <table:table-cell table:style-name="ce8" office:value-type="float" office:value="89.07364">
            <text:p>89.07</text:p>
          </table:table-cell>
          <table:table-cell table:style-name="ce8" office:value-type="float" office:value="127.242517">
            <text:p>127.24</text:p>
          </table:table-cell>
          <table:table-cell table:style-name="ce8" office:value-type="float" office:value="141.966407">
            <text:p>141.97</text:p>
          </table:table-cell>
          <table:table-cell table:style-name="ce8" office:value-type="float" office:value="145.487422">
            <text:p>145.49</text:p>
          </table:table-cell>
          <table:table-cell/>
          <table:table-cell table:style-name="ce5" office:value-type="string">
            <text:p>w/i</text:p>
          </table:table-cell>
          <table:table-cell table:style-name="ce8" office:value-type="float" office:value="2.95991">
            <text:p>2.96</text:p>
          </table:table-cell>
          <table:table-cell table:style-name="ce8" office:value-type="float" office:value="4.686352">
            <text:p>4.69</text:p>
          </table:table-cell>
          <table:table-cell table:style-name="ce8" office:value-type="float" office:value="7.067422">
            <text:p>7.07</text:p>
          </table:table-cell>
          <table:table-cell table:style-name="ce8" office:value-type="float" office:value="6.945562">
            <text:p>6.95</text:p>
          </table:table-cell>
          <table:table-cell table:style-name="ce8" office:value-type="float" office:value="6.66283">
            <text:p>6.66</text:p>
          </table:table-cell>
          <table:table-cell table:style-name="ce8" office:value-type="float" office:value="7.003678">
            <text:p>7.00</text:p>
          </table:table-cell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407]/[.B406])" office:value-type="float" office:value="1.94301610921294">
            <text:p>1.94</text:p>
          </table:table-cell>
          <table:table-cell table:style-name="ce8" table:formula="of:=([.C407]/[.C406])" office:value-type="float" office:value="2.02841010745496">
            <text:p>2.03</text:p>
          </table:table-cell>
          <table:table-cell table:style-name="ce8" table:formula="of:=([.D407]/[.D406])" office:value-type="float" office:value="1.42392359244423">
            <text:p>1.42</text:p>
          </table:table-cell>
          <table:table-cell table:style-name="ce8" table:formula="of:=([.E407]/[.E406])" office:value-type="float" office:value="1.44516173986127">
            <text:p>1.45</text:p>
          </table:table-cell>
          <table:table-cell table:style-name="ce8" table:formula="of:=([.F407]/[.F406])" office:value-type="float" office:value="1.45088025191933">
            <text:p>1.45</text:p>
          </table:table-cell>
          <table:table-cell table:style-name="ce8" table:formula="of:=([.G407]/[.G406])" office:value-type="float" office:value="1.46658271241623">
            <text:p>1.47</text:p>
          </table:table-cell>
          <table:table-cell/>
          <table:table-cell table:style-name="ce5" office:value-type="string">
            <text:p>sp</text:p>
          </table:table-cell>
          <table:table-cell table:style-name="ce8" table:formula="of:=([.J407]/[.J406])" office:value-type="float" office:value="0.871520693798677">
            <text:p>0.87</text:p>
          </table:table-cell>
          <table:table-cell table:style-name="ce8" table:formula="of:=([.K407]/[.K406])" office:value-type="float" office:value="0.741097456642097">
            <text:p>0.74</text:p>
          </table:table-cell>
          <table:table-cell table:style-name="ce8" table:formula="of:=([.L407]/[.L406])" office:value-type="float" office:value="0.615843781081175">
            <text:p>0.62</text:p>
          </table:table-cell>
          <table:table-cell table:style-name="ce8" table:formula="of:=([.M407]/[.M406])" office:value-type="float" office:value="0.590303672003674">
            <text:p>0.59</text:p>
          </table:table-cell>
          <table:table-cell table:style-name="ce8" table:formula="of:=([.N407]/[.N406])" office:value-type="float" office:value="0.566800934058689">
            <text:p>0.57</text:p>
          </table:table-cell>
          <table:table-cell table:style-name="ce8" table:formula="of:=([.O407]/[.O406])" office:value-type="float" office:value="0.594876707323257">
            <text:p>0.59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GTX5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3.92007">
            <text:p>73.92007</text:p>
          </table:table-cell>
          <table:table-cell office:value-type="float" office:value="101.84543">
            <text:p>101.845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8.372208">
            <text:p>128.372208</text:p>
          </table:table-cell>
          <table:table-cell office:value-type="float" office:value="192.237018">
            <text:p>192.2370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6.240609">
            <text:p>146.240609</text:p>
          </table:table-cell>
          <table:table-cell office:value-type="float" office:value="261.118153">
            <text:p>261.1181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5.882761">
            <text:p>175.882761</text:p>
          </table:table-cell>
          <table:table-cell office:value-type="float" office:value="287.683461">
            <text:p>287.68346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0.062216">
            <text:p>190.062216</text:p>
          </table:table-cell>
          <table:table-cell office:value-type="float" office:value="295.092593">
            <text:p>295.0925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1.24344">
            <text:p>181.24344</text:p>
          </table:table-cell>
          <table:table-cell office:value-type="float" office:value="297.43797">
            <text:p>297.43797</text:p>
          </table:table-cell>
          <table:table-cell table:number-columns-repeated="12"/>
        </table:table-row>
        <table:table-row table:style-name="ro2"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73.92007">
            <text:p>73.92</text:p>
          </table:table-cell>
          <table:table-cell table:style-name="ce8" office:value-type="float" office:value="128.372208">
            <text:p>128.37</text:p>
          </table:table-cell>
          <table:table-cell table:style-name="ce8" office:value-type="float" office:value="146.240609">
            <text:p>146.24</text:p>
          </table:table-cell>
          <table:table-cell table:style-name="ce8" office:value-type="float" office:value="175.882761">
            <text:p>175.88</text:p>
          </table:table-cell>
          <table:table-cell table:style-name="ce8" office:value-type="float" office:value="190.062216">
            <text:p>190.06</text:p>
          </table:table-cell>
          <table:table-cell table:style-name="ce8" office:value-type="float" office:value="181.24344">
            <text:p>181.24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101.84543">
            <text:p>101.85</text:p>
          </table:table-cell>
          <table:table-cell table:style-name="ce8" office:value-type="float" office:value="192.237018">
            <text:p>192.24</text:p>
          </table:table-cell>
          <table:table-cell table:style-name="ce8" office:value-type="float" office:value="261.118153">
            <text:p>261.12</text:p>
          </table:table-cell>
          <table:table-cell table:style-name="ce8" office:value-type="float" office:value="287.683461">
            <text:p>287.68</text:p>
          </table:table-cell>
          <table:table-cell table:style-name="ce8" office:value-type="float" office:value="295.092593">
            <text:p>295.09</text:p>
          </table:table-cell>
          <table:table-cell table:style-name="ce8" office:value-type="float" office:value="297.43797">
            <text:p>297.44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419]/[.B418])" office:value-type="float" office:value="1.37777778078403">
            <text:p>1.38</text:p>
          </table:table-cell>
          <table:table-cell table:style-name="ce8" table:formula="of:=([.C419]/[.C418])" office:value-type="float" office:value="1.49749716854601">
            <text:p>1.50</text:p>
          </table:table-cell>
          <table:table-cell table:style-name="ce8" table:formula="of:=([.D419]/[.D418])" office:value-type="float" office:value="1.78553792127603">
            <text:p>1.79</text:p>
          </table:table-cell>
          <table:table-cell table:style-name="ce8" table:formula="of:=([.E419]/[.E418])" office:value-type="float" office:value="1.63565467908478">
            <text:p>1.64</text:p>
          </table:table-cell>
          <table:table-cell table:style-name="ce8" table:formula="of:=([.F419]/[.F418])" office:value-type="float" office:value="1.55261050413092">
            <text:p>1.55</text:p>
          </table:table-cell>
          <table:table-cell table:style-name="ce8" table:formula="of:=([.G419]/[.G418])" office:value-type="float" office:value="1.64109647223646">
            <text:p>1.64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E562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.396259">
            <text:p>3.396259</text:p>
          </table:table-cell>
          <table:table-cell office:value-type="float" office:value="2.95991">
            <text:p>2.959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.32353">
            <text:p>6.32353</text:p>
          </table:table-cell>
          <table:table-cell office:value-type="float" office:value="4.686352">
            <text:p>4.6863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.475998">
            <text:p>11.475998</text:p>
          </table:table-cell>
          <table:table-cell office:value-type="float" office:value="7.067422">
            <text:p>7.0674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.766083">
            <text:p>11.766083</text:p>
          </table:table-cell>
          <table:table-cell office:value-type="float" office:value="6.945562">
            <text:p>6.94556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.75515">
            <text:p>11.75515</text:p>
          </table:table-cell>
          <table:table-cell office:value-type="float" office:value="6.66283">
            <text:p>6.662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.773327">
            <text:p>11.773327</text:p>
          </table:table-cell>
          <table:table-cell office:value-type="float" office:value="7.003678">
            <text:p>7.003678</text:p>
          </table:table-cell>
          <table:table-cell table:number-columns-repeated="12"/>
        </table:table-row>
        <table:table-row table:style-name="ro2"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3.396259">
            <text:p>3.40</text:p>
          </table:table-cell>
          <table:table-cell table:style-name="ce8" office:value-type="float" office:value="6.32353">
            <text:p>6.32</text:p>
          </table:table-cell>
          <table:table-cell table:style-name="ce8" office:value-type="float" office:value="11.475998">
            <text:p>11.48</text:p>
          </table:table-cell>
          <table:table-cell table:style-name="ce8" office:value-type="float" office:value="11.766083">
            <text:p>11.77</text:p>
          </table:table-cell>
          <table:table-cell table:style-name="ce8" office:value-type="float" office:value="11.75515">
            <text:p>11.76</text:p>
          </table:table-cell>
          <table:table-cell table:style-name="ce8" office:value-type="float" office:value="11.773327">
            <text:p>11.77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2.95991">
            <text:p>2.96</text:p>
          </table:table-cell>
          <table:table-cell table:style-name="ce8" office:value-type="float" office:value="4.686352">
            <text:p>4.69</text:p>
          </table:table-cell>
          <table:table-cell table:style-name="ce8" office:value-type="float" office:value="7.067422">
            <text:p>7.07</text:p>
          </table:table-cell>
          <table:table-cell table:style-name="ce8" office:value-type="float" office:value="6.945562">
            <text:p>6.95</text:p>
          </table:table-cell>
          <table:table-cell table:style-name="ce8" office:value-type="float" office:value="6.66283">
            <text:p>6.66</text:p>
          </table:table-cell>
          <table:table-cell table:style-name="ce8" office:value-type="float" office:value="7.003678">
            <text:p>7.00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431]/[.B430])" office:value-type="float" office:value="0.871520693798677">
            <text:p>0.87</text:p>
          </table:table-cell>
          <table:table-cell table:style-name="ce8" table:formula="of:=([.C431]/[.C430])" office:value-type="float" office:value="0.741097456642097">
            <text:p>0.74</text:p>
          </table:table-cell>
          <table:table-cell table:style-name="ce8" table:formula="of:=([.D431]/[.D430])" office:value-type="float" office:value="0.615843781081175">
            <text:p>0.62</text:p>
          </table:table-cell>
          <table:table-cell table:style-name="ce8" table:formula="of:=([.E431]/[.E430])" office:value-type="float" office:value="0.590303672003674">
            <text:p>0.59</text:p>
          </table:table-cell>
          <table:table-cell table:style-name="ce8" table:formula="of:=([.F431]/[.F430])" office:value-type="float" office:value="0.566800934058689">
            <text:p>0.57</text:p>
          </table:table-cell>
          <table:table-cell table:style-name="ce8" table:formula="of:=([.G431]/[.G430])" office:value-type="float" office:value="0.594876707323257">
            <text:p>0.59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1" table:number-columns-repeated="7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MAP-415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R=3</text:p>
          </table:table-cell>
          <table:table-cell table:number-columns-repeated="13"/>
        </table:table-row>
        <table:table-row table:style-name="ro1">
          <table:table-cell table:style-name="ce3" office:value-type="string">
            <text:p>GTX2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.069078">
            <text:p>9.069078</text:p>
          </table:table-cell>
          <table:table-cell office:value-type="float" office:value="39.27659">
            <text:p>39.276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.718333">
            <text:p>6.718333</text:p>
          </table:table-cell>
          <table:table-cell office:value-type="float" office:value="68.216512">
            <text:p>68.2165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.004758">
            <text:p>13.004758</text:p>
          </table:table-cell>
          <table:table-cell office:value-type="float" office:value="79.400796">
            <text:p>79.4007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.521439">
            <text:p>12.521439</text:p>
          </table:table-cell>
          <table:table-cell office:value-type="float" office:value="83.066277">
            <text:p>83.0662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.674068">
            <text:p>5.674068</text:p>
          </table:table-cell>
          <table:table-cell office:value-type="float" office:value="84.3687">
            <text:p>84.36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01461">
            <text:p>3.01461</text:p>
          </table:table-cell>
          <table:table-cell office:value-type="float" office:value="84.361994">
            <text:p>84.361994</text:p>
          </table:table-cell>
          <table:table-cell table:number-columns-repeated="12"/>
        </table:table-row>
        <table:table-row table:style-name="ro2"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9.069078">
            <text:p>9.07</text:p>
          </table:table-cell>
          <table:table-cell table:style-name="ce8" office:value-type="float" office:value="6.718333">
            <text:p>6.72</text:p>
          </table:table-cell>
          <table:table-cell table:style-name="ce8" office:value-type="float" office:value="13.004758">
            <text:p>13.00</text:p>
          </table:table-cell>
          <table:table-cell table:style-name="ce8" office:value-type="float" office:value="12.521439">
            <text:p>12.52</text:p>
          </table:table-cell>
          <table:table-cell table:style-name="ce8" office:value-type="float" office:value="5.674068">
            <text:p>5.67</text:p>
          </table:table-cell>
          <table:table-cell table:style-name="ce8" office:value-type="float" office:value="3.01461">
            <text:p>3.01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9.069078">
            <text:p>9.07</text:p>
          </table:table-cell>
          <table:table-cell table:style-name="ce8" office:value-type="float" office:value="6.718333">
            <text:p>6.72</text:p>
          </table:table-cell>
          <table:table-cell table:style-name="ce8" office:value-type="float" office:value="13.004758">
            <text:p>13.00</text:p>
          </table:table-cell>
          <table:table-cell table:style-name="ce8" office:value-type="float" office:value="12.521439">
            <text:p>12.52</text:p>
          </table:table-cell>
          <table:table-cell table:style-name="ce8" office:value-type="float" office:value="5.674068">
            <text:p>5.67</text:p>
          </table:table-cell>
          <table:table-cell table:style-name="ce8" office:value-type="float" office:value="3.01461">
            <text:p>3.01</text:p>
          </table:table-cell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39.27659">
            <text:p>39.28</text:p>
          </table:table-cell>
          <table:table-cell table:style-name="ce8" office:value-type="float" office:value="68.216512">
            <text:p>68.22</text:p>
          </table:table-cell>
          <table:table-cell table:style-name="ce8" office:value-type="float" office:value="79.400796">
            <text:p>79.40</text:p>
          </table:table-cell>
          <table:table-cell table:style-name="ce8" office:value-type="float" office:value="83.066277">
            <text:p>83.07</text:p>
          </table:table-cell>
          <table:table-cell table:style-name="ce8" office:value-type="float" office:value="84.3687">
            <text:p>84.37</text:p>
          </table:table-cell>
          <table:table-cell table:style-name="ce8" office:value-type="float" office:value="84.361994">
            <text:p>84.36</text:p>
          </table:table-cell>
          <table:table-cell/>
          <table:table-cell table:style-name="ce5" office:value-type="string">
            <text:p>w/i</text:p>
          </table:table-cell>
          <table:table-cell table:style-name="ce8" office:value-type="float" office:value="39.27659">
            <text:p>39.28</text:p>
          </table:table-cell>
          <table:table-cell table:style-name="ce8" office:value-type="float" office:value="68.216512">
            <text:p>68.22</text:p>
          </table:table-cell>
          <table:table-cell table:style-name="ce8" office:value-type="float" office:value="79.400796">
            <text:p>79.40</text:p>
          </table:table-cell>
          <table:table-cell table:style-name="ce8" office:value-type="float" office:value="83.066277">
            <text:p>83.07</text:p>
          </table:table-cell>
          <table:table-cell table:style-name="ce8" office:value-type="float" office:value="84.3687">
            <text:p>84.37</text:p>
          </table:table-cell>
          <table:table-cell table:style-name="ce8" office:value-type="float" office:value="84.361994">
            <text:p>84.36</text:p>
          </table:table-cell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447]/[.B446])" office:value-type="float" office:value="4.33082502984317">
            <text:p>4.33</text:p>
          </table:table-cell>
          <table:table-cell table:style-name="ce8" table:formula="of:=([.C447]/[.C446])" office:value-type="float" office:value="10.1537854702945">
            <text:p>10.15</text:p>
          </table:table-cell>
          <table:table-cell table:style-name="ce8" table:formula="of:=([.D447]/[.D446])" office:value-type="float" office:value="6.10551891853735">
            <text:p>6.11</text:p>
          </table:table-cell>
          <table:table-cell table:style-name="ce8" table:formula="of:=([.E447]/[.E446])" office:value-type="float" office:value="6.63392418395362">
            <text:p>6.63</text:p>
          </table:table-cell>
          <table:table-cell table:style-name="ce8" table:formula="of:=([.F447]/[.F446])" office:value-type="float" office:value="14.8691732280967">
            <text:p>14.87</text:p>
          </table:table-cell>
          <table:table-cell table:style-name="ce8" table:formula="of:=([.G447]/[.G446])" office:value-type="float" office:value="27.9843807324994">
            <text:p>27.98</text:p>
          </table:table-cell>
          <table:table-cell/>
          <table:table-cell table:style-name="ce5" office:value-type="string">
            <text:p>sp</text:p>
          </table:table-cell>
          <table:table-cell table:style-name="ce8" table:formula="of:=([.J447]/[.J446])" office:value-type="float" office:value="4.33082502984317">
            <text:p>4.33</text:p>
          </table:table-cell>
          <table:table-cell table:style-name="ce8" table:formula="of:=([.K447]/[.K446])" office:value-type="float" office:value="10.1537854702945">
            <text:p>10.15</text:p>
          </table:table-cell>
          <table:table-cell table:style-name="ce8" table:formula="of:=([.L447]/[.L446])" office:value-type="float" office:value="6.10551891853735">
            <text:p>6.11</text:p>
          </table:table-cell>
          <table:table-cell table:style-name="ce8" table:formula="of:=([.M447]/[.M446])" office:value-type="float" office:value="6.63392418395362">
            <text:p>6.63</text:p>
          </table:table-cell>
          <table:table-cell table:style-name="ce8" table:formula="of:=([.N447]/[.N446])" office:value-type="float" office:value="14.8691732280967">
            <text:p>14.87</text:p>
          </table:table-cell>
          <table:table-cell table:style-name="ce8" table:formula="of:=([.O447]/[.O446])" office:value-type="float" office:value="27.9843807324994">
            <text:p>27.98</text:p>
          </table:table-cell>
        </table:table-row>
        <table:table-row table:style-name="ro2">
          <table:table-cell table:number-columns-repeated="8"/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6" office:value-type="string">
            <text:p>HD6970</text:p>
          </table:table-cell>
          <table:table-cell table:number-columns-repeated="7"/>
          <table:table-cell table:style-name="ce5" office:value-type="string">
            <text:p>w/o</text:p>
          </table:table-cell>
          <table:table-cell table:style-name="ce8" office:value-type="float" office:value="12.962657">
            <text:p>12.96</text:p>
          </table:table-cell>
          <table:table-cell table:style-name="ce8" office:value-type="float" office:value="26.995048">
            <text:p>27.00</text:p>
          </table:table-cell>
          <table:table-cell table:style-name="ce8" office:value-type="float" office:value="53.747832">
            <text:p>53.75</text:p>
          </table:table-cell>
          <table:table-cell table:style-name="ce8" office:value-type="float" office:value="75.080278">
            <text:p>75.08</text:p>
          </table:table-cell>
          <table:table-cell table:style-name="ce8" office:value-type="float" office:value="82.93922">
            <text:p>82.94</text:p>
          </table:table-cell>
          <table:table-cell table:style-name="ce8" office:value-type="float" office:value="81.488648">
            <text:p>81.49</text:p>
          </table:table-cell>
        </table:table-row>
        <table:table-row table:style-name="ro2">
          <table:table-cell/>
          <table:table-cell office:value-type="float" office:value="12.962657">
            <text:p>12.962657</text:p>
          </table:table-cell>
          <table:table-cell office:value-type="float" office:value="20.452702">
            <text:p>20.452702</text:p>
          </table:table-cell>
          <table:table-cell table:number-columns-repeated="5"/>
          <table:table-cell table:style-name="ce5" office:value-type="string">
            <text:p>w/i</text:p>
          </table:table-cell>
          <table:table-cell table:style-name="ce8" office:value-type="float" office:value="20.452702">
            <text:p>20.45</text:p>
          </table:table-cell>
          <table:table-cell table:style-name="ce8" office:value-type="float" office:value="61.719435">
            <text:p>61.72</text:p>
          </table:table-cell>
          <table:table-cell table:style-name="ce8" office:value-type="float" office:value="88.874652">
            <text:p>88.87</text:p>
          </table:table-cell>
          <table:table-cell table:style-name="ce8" office:value-type="float" office:value="126.45103">
            <text:p>126.45</text:p>
          </table:table-cell>
          <table:table-cell table:style-name="ce8" office:value-type="float" office:value="140.722733">
            <text:p>140.72</text:p>
          </table:table-cell>
          <table:table-cell table:style-name="ce8" office:value-type="float" office:value="143.958727">
            <text:p>143.96</text:p>
          </table:table-cell>
        </table:table-row>
        <table:table-row table:style-name="ro2">
          <table:table-cell/>
          <table:table-cell office:value-type="float" office:value="26.995048">
            <text:p>26.995048</text:p>
          </table:table-cell>
          <table:table-cell office:value-type="float" office:value="61.719435">
            <text:p>61.719435</text:p>
          </table:table-cell>
          <table:table-cell table:number-columns-repeated="5"/>
          <table:table-cell table:style-name="ce5" office:value-type="string">
            <text:p>sp</text:p>
          </table:table-cell>
          <table:table-cell table:style-name="ce8" table:formula="of:=([.J451]/[.J450])" office:value-type="float" office:value="1.57781710956326">
            <text:p>1.58</text:p>
          </table:table-cell>
          <table:table-cell table:style-name="ce8" table:formula="of:=([.K451]/[.K450])" office:value-type="float" office:value="2.28632432881764">
            <text:p>2.29</text:p>
          </table:table-cell>
          <table:table-cell table:style-name="ce8" table:formula="of:=([.L451]/[.L450])" office:value-type="float" office:value="1.65354859336466">
            <text:p>1.65</text:p>
          </table:table-cell>
          <table:table-cell table:style-name="ce8" table:formula="of:=([.M451]/[.M450])" office:value-type="float" office:value="1.68421099879252">
            <text:p>1.68</text:p>
          </table:table-cell>
          <table:table-cell table:style-name="ce8" table:formula="of:=([.N451]/[.N450])" office:value-type="float" office:value="1.69669708733697">
            <text:p>1.70</text:p>
          </table:table-cell>
          <table:table-cell table:style-name="ce8" table:formula="of:=([.O451]/[.O450])" office:value-type="float" office:value="1.76661081676064">
            <text:p>1.77</text:p>
          </table:table-cell>
        </table:table-row>
        <table:table-row table:style-name="ro2">
          <table:table-cell/>
          <table:table-cell office:value-type="float" office:value="53.747832">
            <text:p>53.747832</text:p>
          </table:table-cell>
          <table:table-cell office:value-type="float" office:value="88.874652">
            <text:p>88.874652</text:p>
          </table:table-cell>
          <table:table-cell table:number-columns-repeated="5"/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/>
          <table:table-cell office:value-type="float" office:value="75.080278">
            <text:p>75.080278</text:p>
          </table:table-cell>
          <table:table-cell office:value-type="float" office:value="126.45103">
            <text:p>126.45103</text:p>
          </table:table-cell>
          <table:table-cell table:number-columns-repeated="5"/>
          <table:table-cell table:style-name="ce5" office:value-type="string">
            <text:p>w/o</text:p>
          </table:table-cell>
          <table:table-cell table:style-name="ce8" office:value-type="float" office:value="36.901968">
            <text:p>36.90</text:p>
          </table:table-cell>
          <table:table-cell table:style-name="ce8" office:value-type="float" office:value="55.271349">
            <text:p>55.27</text:p>
          </table:table-cell>
          <table:table-cell table:style-name="ce8" office:value-type="float" office:value="52.183229">
            <text:p>52.18</text:p>
          </table:table-cell>
          <table:table-cell table:style-name="ce8" office:value-type="float" office:value="64.359674">
            <text:p>64.36</text:p>
          </table:table-cell>
          <table:table-cell table:style-name="ce8" office:value-type="float" office:value="70.06695">
            <text:p>70.07</text:p>
          </table:table-cell>
          <table:table-cell table:style-name="ce8" office:value-type="float" office:value="54.918585">
            <text:p>54.92</text:p>
          </table:table-cell>
        </table:table-row>
        <table:table-row table:style-name="ro2">
          <table:table-cell/>
          <table:table-cell office:value-type="float" office:value="82.93922">
            <text:p>82.93922</text:p>
          </table:table-cell>
          <table:table-cell office:value-type="float" office:value="140.722733">
            <text:p>140.722733</text:p>
          </table:table-cell>
          <table:table-cell table:number-columns-repeated="5"/>
          <table:table-cell table:style-name="ce5" office:value-type="string">
            <text:p>w/i</text:p>
          </table:table-cell>
          <table:table-cell table:style-name="ce8" office:value-type="float" office:value="101.750888">
            <text:p>101.75</text:p>
          </table:table-cell>
          <table:table-cell table:style-name="ce8" office:value-type="float" office:value="192.03354">
            <text:p>192.03</text:p>
          </table:table-cell>
          <table:table-cell table:style-name="ce8" office:value-type="float" office:value="261.50101">
            <text:p>261.50</text:p>
          </table:table-cell>
          <table:table-cell table:style-name="ce8" office:value-type="float" office:value="287.924531">
            <text:p>287.92</text:p>
          </table:table-cell>
          <table:table-cell table:style-name="ce8" office:value-type="float" office:value="291.471309">
            <text:p>291.47</text:p>
          </table:table-cell>
          <table:table-cell table:style-name="ce8" office:value-type="float" office:value="297.468122">
            <text:p>297.47</text:p>
          </table:table-cell>
        </table:table-row>
        <table:table-row table:style-name="ro2">
          <table:table-cell/>
          <table:table-cell office:value-type="float" office:value="81.488648">
            <text:p>81.488648</text:p>
          </table:table-cell>
          <table:table-cell office:value-type="float" office:value="143.958727">
            <text:p>143.958727</text:p>
          </table:table-cell>
          <table:table-cell table:number-columns-repeated="5"/>
          <table:table-cell table:style-name="ce5" office:value-type="string">
            <text:p>sp</text:p>
          </table:table-cell>
          <table:table-cell table:style-name="ce8" table:formula="of:=([.J455]/[.J454])" office:value-type="float" office:value="2.75732958198869">
            <text:p>2.76</text:p>
          </table:table-cell>
          <table:table-cell table:style-name="ce8" table:formula="of:=([.K455]/[.K454])" office:value-type="float" office:value="3.47437765631521">
            <text:p>3.47</text:p>
          </table:table-cell>
          <table:table-cell table:style-name="ce8" table:formula="of:=([.L455]/[.L454])" office:value-type="float" office:value="5.01120791126206">
            <text:p>5.01</text:p>
          </table:table-cell>
          <table:table-cell table:style-name="ce8" table:formula="of:=([.M455]/[.M454])" office:value-type="float" office:value="4.47367913951833">
            <text:p>4.47</text:p>
          </table:table-cell>
          <table:table-cell table:style-name="ce8" table:formula="of:=([.N455]/[.N454])" office:value-type="float" office:value="4.15989719832246">
            <text:p>4.16</text:p>
          </table:table-cell>
          <table:table-cell table:style-name="ce8" table:formula="of:=([.O455]/[.O454])" office:value-type="float" office:value="5.41652924961559">
            <text:p>5.42</text:p>
          </table:table-cell>
        </table:table-row>
        <table:table-row table:style-name="ro2"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12.962657">
            <text:p>12.96</text:p>
          </table:table-cell>
          <table:table-cell table:style-name="ce8" office:value-type="float" office:value="26.995048">
            <text:p>27.00</text:p>
          </table:table-cell>
          <table:table-cell table:style-name="ce8" office:value-type="float" office:value="53.747832">
            <text:p>53.75</text:p>
          </table:table-cell>
          <table:table-cell table:style-name="ce8" office:value-type="float" office:value="75.080278">
            <text:p>75.08</text:p>
          </table:table-cell>
          <table:table-cell table:style-name="ce8" office:value-type="float" office:value="82.93922">
            <text:p>82.94</text:p>
          </table:table-cell>
          <table:table-cell table:style-name="ce8" office:value-type="float" office:value="81.488648">
            <text:p>81.49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4.579215">
            <text:p>4.58</text:p>
          </table:table-cell>
          <table:table-cell table:style-name="ce8" office:value-type="float" office:value="4.350774">
            <text:p>4.35</text:p>
          </table:table-cell>
          <table:table-cell table:style-name="ce8" office:value-type="float" office:value="6.270677">
            <text:p>6.27</text:p>
          </table:table-cell>
          <table:table-cell table:style-name="ce8" office:value-type="float" office:value="11.778869">
            <text:p>11.78</text:p>
          </table:table-cell>
          <table:table-cell table:style-name="ce8" office:value-type="float" office:value="11.7553">
            <text:p>11.76</text:p>
          </table:table-cell>
          <table:table-cell table:style-name="ce8" office:value-type="float" office:value="11.723896">
            <text:p>11.72</text:p>
          </table:table-cell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20.452702">
            <text:p>20.45</text:p>
          </table:table-cell>
          <table:table-cell table:style-name="ce8" office:value-type="float" office:value="61.719435">
            <text:p>61.72</text:p>
          </table:table-cell>
          <table:table-cell table:style-name="ce8" office:value-type="float" office:value="88.874652">
            <text:p>88.87</text:p>
          </table:table-cell>
          <table:table-cell table:style-name="ce8" office:value-type="float" office:value="126.45103">
            <text:p>126.45</text:p>
          </table:table-cell>
          <table:table-cell table:style-name="ce8" office:value-type="float" office:value="140.722733">
            <text:p>140.72</text:p>
          </table:table-cell>
          <table:table-cell table:style-name="ce8" office:value-type="float" office:value="143.958727">
            <text:p>143.96</text:p>
          </table:table-cell>
          <table:table-cell/>
          <table:table-cell table:style-name="ce5" office:value-type="string">
            <text:p>w/i</text:p>
          </table:table-cell>
          <table:table-cell table:style-name="ce8" office:value-type="float" office:value="3.874269">
            <text:p>3.87</text:p>
          </table:table-cell>
          <table:table-cell table:style-name="ce8" office:value-type="float" office:value="3.809285">
            <text:p>3.81</text:p>
          </table:table-cell>
          <table:table-cell table:style-name="ce8" office:value-type="float" office:value="5.072201">
            <text:p>5.07</text:p>
          </table:table-cell>
          <table:table-cell table:style-name="ce8" office:value-type="float" office:value="6.906183">
            <text:p>6.91</text:p>
          </table:table-cell>
          <table:table-cell table:style-name="ce8" office:value-type="float" office:value="6.737527">
            <text:p>6.74</text:p>
          </table:table-cell>
          <table:table-cell table:style-name="ce8" office:value-type="float" office:value="7.017944">
            <text:p>7.02</text:p>
          </table:table-cell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459]/[.B458])" office:value-type="float" office:value="1.57781710956326">
            <text:p>1.58</text:p>
          </table:table-cell>
          <table:table-cell table:style-name="ce8" table:formula="of:=([.C459]/[.C458])" office:value-type="float" office:value="2.28632432881764">
            <text:p>2.29</text:p>
          </table:table-cell>
          <table:table-cell table:style-name="ce8" table:formula="of:=([.D459]/[.D458])" office:value-type="float" office:value="1.65354859336466">
            <text:p>1.65</text:p>
          </table:table-cell>
          <table:table-cell table:style-name="ce8" table:formula="of:=([.E459]/[.E458])" office:value-type="float" office:value="1.68421099879252">
            <text:p>1.68</text:p>
          </table:table-cell>
          <table:table-cell table:style-name="ce8" table:formula="of:=([.F459]/[.F458])" office:value-type="float" office:value="1.69669708733697">
            <text:p>1.70</text:p>
          </table:table-cell>
          <table:table-cell table:style-name="ce8" table:formula="of:=([.G459]/[.G458])" office:value-type="float" office:value="1.76661081676064">
            <text:p>1.77</text:p>
          </table:table-cell>
          <table:table-cell/>
          <table:table-cell table:style-name="ce5" office:value-type="string">
            <text:p>sp</text:p>
          </table:table-cell>
          <table:table-cell table:style-name="ce8" table:formula="of:=([.J459]/[.J458])" office:value-type="float" office:value="0.846055273665901">
            <text:p>0.85</text:p>
          </table:table-cell>
          <table:table-cell table:style-name="ce8" table:formula="of:=([.K459]/[.K458])" office:value-type="float" office:value="0.875541915070744">
            <text:p>0.88</text:p>
          </table:table-cell>
          <table:table-cell table:style-name="ce8" table:formula="of:=([.L459]/[.L458])" office:value-type="float" office:value="0.80887613889218">
            <text:p>0.81</text:p>
          </table:table-cell>
          <table:table-cell table:style-name="ce8" table:formula="of:=([.M459]/[.M458])" office:value-type="float" office:value="0.586319705228066">
            <text:p>0.59</text:p>
          </table:table-cell>
          <table:table-cell table:style-name="ce8" table:formula="of:=([.N459]/[.N458])" office:value-type="float" office:value="0.573148026847465">
            <text:p>0.57</text:p>
          </table:table-cell>
          <table:table-cell table:style-name="ce8" table:formula="of:=([.O459]/[.O458])" office:value-type="float" office:value="0.598601693498475">
            <text:p>0.6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GTX5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6.901968">
            <text:p>36.901968</text:p>
          </table:table-cell>
          <table:table-cell office:value-type="float" office:value="101.750888">
            <text:p>101.7508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.271349">
            <text:p>55.271349</text:p>
          </table:table-cell>
          <table:table-cell office:value-type="float" office:value="192.03354">
            <text:p>192.033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.183229">
            <text:p>52.183229</text:p>
          </table:table-cell>
          <table:table-cell office:value-type="float" office:value="261.50101">
            <text:p>261.501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.359674">
            <text:p>64.359674</text:p>
          </table:table-cell>
          <table:table-cell office:value-type="float" office:value="287.924531">
            <text:p>287.9245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.06695">
            <text:p>70.06695</text:p>
          </table:table-cell>
          <table:table-cell office:value-type="float" office:value="291.471309">
            <text:p>291.4713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.918585">
            <text:p>54.918585</text:p>
          </table:table-cell>
          <table:table-cell office:value-type="float" office:value="297.468122">
            <text:p>297.468122</text:p>
          </table:table-cell>
          <table:table-cell table:number-columns-repeated="12"/>
        </table:table-row>
        <table:table-row table:style-name="ro2"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36.901968">
            <text:p>36.90</text:p>
          </table:table-cell>
          <table:table-cell table:style-name="ce8" office:value-type="float" office:value="55.271349">
            <text:p>55.27</text:p>
          </table:table-cell>
          <table:table-cell table:style-name="ce8" office:value-type="float" office:value="52.183229">
            <text:p>52.18</text:p>
          </table:table-cell>
          <table:table-cell table:style-name="ce8" office:value-type="float" office:value="64.359674">
            <text:p>64.36</text:p>
          </table:table-cell>
          <table:table-cell table:style-name="ce8" office:value-type="float" office:value="70.06695">
            <text:p>70.07</text:p>
          </table:table-cell>
          <table:table-cell table:style-name="ce8" office:value-type="float" office:value="54.918585">
            <text:p>54.92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101.750888">
            <text:p>101.75</text:p>
          </table:table-cell>
          <table:table-cell table:style-name="ce8" office:value-type="float" office:value="192.03354">
            <text:p>192.03</text:p>
          </table:table-cell>
          <table:table-cell table:style-name="ce8" office:value-type="float" office:value="261.50101">
            <text:p>261.50</text:p>
          </table:table-cell>
          <table:table-cell table:style-name="ce8" office:value-type="float" office:value="287.924531">
            <text:p>287.92</text:p>
          </table:table-cell>
          <table:table-cell table:style-name="ce8" office:value-type="float" office:value="291.471309">
            <text:p>291.47</text:p>
          </table:table-cell>
          <table:table-cell table:style-name="ce8" office:value-type="float" office:value="297.468122">
            <text:p>297.47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471]/[.B470])" office:value-type="float" office:value="2.75732958198869">
            <text:p>2.76</text:p>
          </table:table-cell>
          <table:table-cell table:style-name="ce8" table:formula="of:=([.C471]/[.C470])" office:value-type="float" office:value="3.47437765631521">
            <text:p>3.47</text:p>
          </table:table-cell>
          <table:table-cell table:style-name="ce8" table:formula="of:=([.D471]/[.D470])" office:value-type="float" office:value="5.01120791126206">
            <text:p>5.01</text:p>
          </table:table-cell>
          <table:table-cell table:style-name="ce8" table:formula="of:=([.E471]/[.E470])" office:value-type="float" office:value="4.47367913951833">
            <text:p>4.47</text:p>
          </table:table-cell>
          <table:table-cell table:style-name="ce8" table:formula="of:=([.F471]/[.F470])" office:value-type="float" office:value="4.15989719832246">
            <text:p>4.16</text:p>
          </table:table-cell>
          <table:table-cell table:style-name="ce8" table:formula="of:=([.G471]/[.G470])" office:value-type="float" office:value="5.41652924961559">
            <text:p>5.42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E562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.579215">
            <text:p>4.579215</text:p>
          </table:table-cell>
          <table:table-cell office:value-type="float" office:value="3.874269">
            <text:p>3.8742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.350774">
            <text:p>4.350774</text:p>
          </table:table-cell>
          <table:table-cell office:value-type="float" office:value="3.809285">
            <text:p>3.8092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.270677">
            <text:p>6.270677</text:p>
          </table:table-cell>
          <table:table-cell office:value-type="float" office:value="5.072201">
            <text:p>5.0722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.778869">
            <text:p>11.778869</text:p>
          </table:table-cell>
          <table:table-cell office:value-type="float" office:value="6.906183">
            <text:p>6.9061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.7553">
            <text:p>11.7553</text:p>
          </table:table-cell>
          <table:table-cell office:value-type="float" office:value="6.737527">
            <text:p>6.73752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.723896">
            <text:p>11.723896</text:p>
          </table:table-cell>
          <table:table-cell office:value-type="float" office:value="7.017944">
            <text:p>7.017944</text:p>
          </table:table-cell>
          <table:table-cell table:number-columns-repeated="12"/>
        </table:table-row>
        <table:table-row table:style-name="ro2"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4.579215">
            <text:p>4.58</text:p>
          </table:table-cell>
          <table:table-cell table:style-name="ce8" office:value-type="float" office:value="4.350774">
            <text:p>4.35</text:p>
          </table:table-cell>
          <table:table-cell table:style-name="ce8" office:value-type="float" office:value="6.270677">
            <text:p>6.27</text:p>
          </table:table-cell>
          <table:table-cell table:style-name="ce8" office:value-type="float" office:value="11.778869">
            <text:p>11.78</text:p>
          </table:table-cell>
          <table:table-cell table:style-name="ce8" office:value-type="float" office:value="11.7553">
            <text:p>11.76</text:p>
          </table:table-cell>
          <table:table-cell table:style-name="ce8" office:value-type="float" office:value="11.723896">
            <text:p>11.72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3.874269">
            <text:p>3.87</text:p>
          </table:table-cell>
          <table:table-cell table:style-name="ce8" office:value-type="float" office:value="3.809285">
            <text:p>3.81</text:p>
          </table:table-cell>
          <table:table-cell table:style-name="ce8" office:value-type="float" office:value="5.072201">
            <text:p>5.07</text:p>
          </table:table-cell>
          <table:table-cell table:style-name="ce8" office:value-type="float" office:value="6.906183">
            <text:p>6.91</text:p>
          </table:table-cell>
          <table:table-cell table:style-name="ce8" office:value-type="float" office:value="6.737527">
            <text:p>6.74</text:p>
          </table:table-cell>
          <table:table-cell table:style-name="ce8" office:value-type="float" office:value="7.017944">
            <text:p>7.02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483]/[.B482])" office:value-type="float" office:value="0.846055273665901">
            <text:p>0.85</text:p>
          </table:table-cell>
          <table:table-cell table:style-name="ce8" table:formula="of:=([.C483]/[.C482])" office:value-type="float" office:value="0.875541915070744">
            <text:p>0.88</text:p>
          </table:table-cell>
          <table:table-cell table:style-name="ce8" table:formula="of:=([.D483]/[.D482])" office:value-type="float" office:value="0.80887613889218">
            <text:p>0.81</text:p>
          </table:table-cell>
          <table:table-cell table:style-name="ce8" table:formula="of:=([.E483]/[.E482])" office:value-type="float" office:value="0.586319705228066">
            <text:p>0.59</text:p>
          </table:table-cell>
          <table:table-cell table:style-name="ce8" table:formula="of:=([.F483]/[.F482])" office:value-type="float" office:value="0.573148026847465">
            <text:p>0.57</text:p>
          </table:table-cell>
          <table:table-cell table:style-name="ce8" table:formula="of:=([.G483]/[.G482])" office:value-type="float" office:value="0.598601693498475">
            <text:p>0.60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1" table:number-columns-repeated="7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MAP-416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R=3</text:p>
          </table:table-cell>
          <table:table-cell table:number-columns-repeated="13"/>
        </table:table-row>
        <table:table-row table:style-name="ro1">
          <table:table-cell table:style-name="ce3" office:value-type="string">
            <text:p>GTX2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.71821">
            <text:p>8.71821</text:p>
          </table:table-cell>
          <table:table-cell office:value-type="float" office:value="37.580964">
            <text:p>37.5809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.82659">
            <text:p>6.82659</text:p>
          </table:table-cell>
          <table:table-cell office:value-type="float" office:value="65.273059">
            <text:p>65.2730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.994231">
            <text:p>12.994231</text:p>
          </table:table-cell>
          <table:table-cell office:value-type="float" office:value="76.86588">
            <text:p>76.865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.524431">
            <text:p>12.524431</text:p>
          </table:table-cell>
          <table:table-cell office:value-type="float" office:value="80.792594">
            <text:p>80.7925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.133476">
            <text:p>6.133476</text:p>
          </table:table-cell>
          <table:table-cell office:value-type="float" office:value="82.246108">
            <text:p>82.2461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38017">
            <text:p>3.238017</text:p>
          </table:table-cell>
          <table:table-cell office:value-type="float" office:value="80.705543">
            <text:p>80.705543</text:p>
          </table:table-cell>
          <table:table-cell table:number-columns-repeated="12"/>
        </table:table-row>
        <table:table-row table:style-name="ro2"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8.71821">
            <text:p>8.72</text:p>
          </table:table-cell>
          <table:table-cell table:style-name="ce8" office:value-type="float" office:value="6.82659">
            <text:p>6.83</text:p>
          </table:table-cell>
          <table:table-cell table:style-name="ce8" office:value-type="float" office:value="12.994231">
            <text:p>12.99</text:p>
          </table:table-cell>
          <table:table-cell table:style-name="ce8" office:value-type="float" office:value="12.524431">
            <text:p>12.52</text:p>
          </table:table-cell>
          <table:table-cell table:style-name="ce8" office:value-type="float" office:value="6.133476">
            <text:p>6.13</text:p>
          </table:table-cell>
          <table:table-cell table:style-name="ce8" office:value-type="float" office:value="3.238017">
            <text:p>3.24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8.71821">
            <text:p>8.72</text:p>
          </table:table-cell>
          <table:table-cell table:style-name="ce8" office:value-type="float" office:value="6.82659">
            <text:p>6.83</text:p>
          </table:table-cell>
          <table:table-cell table:style-name="ce8" office:value-type="float" office:value="12.994231">
            <text:p>12.99</text:p>
          </table:table-cell>
          <table:table-cell table:style-name="ce8" office:value-type="float" office:value="12.524431">
            <text:p>12.52</text:p>
          </table:table-cell>
          <table:table-cell table:style-name="ce8" office:value-type="float" office:value="6.133476">
            <text:p>6.13</text:p>
          </table:table-cell>
          <table:table-cell table:style-name="ce8" office:value-type="float" office:value="3.238017">
            <text:p>3.24</text:p>
          </table:table-cell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37.580964">
            <text:p>37.58</text:p>
          </table:table-cell>
          <table:table-cell table:style-name="ce8" office:value-type="float" office:value="65.273059">
            <text:p>65.27</text:p>
          </table:table-cell>
          <table:table-cell table:style-name="ce8" office:value-type="float" office:value="76.86588">
            <text:p>76.87</text:p>
          </table:table-cell>
          <table:table-cell table:style-name="ce8" office:value-type="float" office:value="80.792594">
            <text:p>80.79</text:p>
          </table:table-cell>
          <table:table-cell table:style-name="ce8" office:value-type="float" office:value="82.246108">
            <text:p>82.25</text:p>
          </table:table-cell>
          <table:table-cell table:style-name="ce8" office:value-type="float" office:value="80.705543">
            <text:p>80.71</text:p>
          </table:table-cell>
          <table:table-cell/>
          <table:table-cell table:style-name="ce5" office:value-type="string">
            <text:p>w/i</text:p>
          </table:table-cell>
          <table:table-cell table:style-name="ce8" office:value-type="float" office:value="37.580964">
            <text:p>37.58</text:p>
          </table:table-cell>
          <table:table-cell table:style-name="ce8" office:value-type="float" office:value="65.273059">
            <text:p>65.27</text:p>
          </table:table-cell>
          <table:table-cell table:style-name="ce8" office:value-type="float" office:value="76.86588">
            <text:p>76.87</text:p>
          </table:table-cell>
          <table:table-cell table:style-name="ce8" office:value-type="float" office:value="80.792594">
            <text:p>80.79</text:p>
          </table:table-cell>
          <table:table-cell table:style-name="ce8" office:value-type="float" office:value="82.246108">
            <text:p>82.25</text:p>
          </table:table-cell>
          <table:table-cell table:style-name="ce8" office:value-type="float" office:value="80.705543">
            <text:p>80.71</text:p>
          </table:table-cell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499]/[.B498])" office:value-type="float" office:value="4.31062844322401">
            <text:p>4.31</text:p>
          </table:table-cell>
          <table:table-cell table:style-name="ce8" table:formula="of:=([.C499]/[.C498])" office:value-type="float" office:value="9.56159063309793">
            <text:p>9.56</text:p>
          </table:table-cell>
          <table:table-cell table:style-name="ce8" table:formula="of:=([.D499]/[.D498])" office:value-type="float" office:value="5.91538506588039">
            <text:p>5.92</text:p>
          </table:table-cell>
          <table:table-cell table:style-name="ce8" table:formula="of:=([.E499]/[.E498])" office:value-type="float" office:value="6.45079956127348">
            <text:p>6.45</text:p>
          </table:table-cell>
          <table:table-cell table:style-name="ce8" table:formula="of:=([.F499]/[.F498])" office:value-type="float" office:value="13.4093796079091">
            <text:p>13.41</text:p>
          </table:table-cell>
          <table:table-cell table:style-name="ce8" table:formula="of:=([.G499]/[.G498])" office:value-type="float" office:value="24.9243728491852">
            <text:p>24.92</text:p>
          </table:table-cell>
          <table:table-cell/>
          <table:table-cell table:style-name="ce5" office:value-type="string">
            <text:p>sp</text:p>
          </table:table-cell>
          <table:table-cell table:style-name="ce8" table:formula="of:=([.J499]/[.J498])" office:value-type="float" office:value="4.31062844322401">
            <text:p>4.31</text:p>
          </table:table-cell>
          <table:table-cell table:style-name="ce8" table:formula="of:=([.K499]/[.K498])" office:value-type="float" office:value="9.56159063309793">
            <text:p>9.56</text:p>
          </table:table-cell>
          <table:table-cell table:style-name="ce8" table:formula="of:=([.L499]/[.L498])" office:value-type="float" office:value="5.91538506588039">
            <text:p>5.92</text:p>
          </table:table-cell>
          <table:table-cell table:style-name="ce8" table:formula="of:=([.M499]/[.M498])" office:value-type="float" office:value="6.45079956127348">
            <text:p>6.45</text:p>
          </table:table-cell>
          <table:table-cell table:style-name="ce8" table:formula="of:=([.N499]/[.N498])" office:value-type="float" office:value="13.4093796079091">
            <text:p>13.41</text:p>
          </table:table-cell>
          <table:table-cell table:style-name="ce8" table:formula="of:=([.O499]/[.O498])" office:value-type="float" office:value="24.9243728491852">
            <text:p>24.92</text:p>
          </table:table-cell>
        </table:table-row>
        <table:table-row table:style-name="ro2">
          <table:table-cell table:number-columns-repeated="8"/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6" office:value-type="string">
            <text:p>HD6970</text:p>
          </table:table-cell>
          <table:table-cell table:number-columns-repeated="7"/>
          <table:table-cell table:style-name="ce5" office:value-type="string">
            <text:p>w/o</text:p>
          </table:table-cell>
          <table:table-cell table:style-name="ce8" office:value-type="float" office:value="12.543115">
            <text:p>12.54</text:p>
          </table:table-cell>
          <table:table-cell table:style-name="ce8" office:value-type="float" office:value="26.981482">
            <text:p>26.98</text:p>
          </table:table-cell>
          <table:table-cell table:style-name="ce8" office:value-type="float" office:value="52.992244">
            <text:p>52.99</text:p>
          </table:table-cell>
          <table:table-cell table:style-name="ce8" office:value-type="float" office:value="76.099996">
            <text:p>76.10</text:p>
          </table:table-cell>
          <table:table-cell table:style-name="ce8" office:value-type="float" office:value="83.472986">
            <text:p>83.47</text:p>
          </table:table-cell>
          <table:table-cell table:style-name="ce8" office:value-type="float" office:value="84.004199">
            <text:p>84.00</text:p>
          </table:table-cell>
        </table:table-row>
        <table:table-row table:style-name="ro2">
          <table:table-cell/>
          <table:table-cell office:value-type="float" office:value="12.543115">
            <text:p>12.543115</text:p>
          </table:table-cell>
          <table:table-cell office:value-type="float" office:value="20.893237">
            <text:p>20.893237</text:p>
          </table:table-cell>
          <table:table-cell table:number-columns-repeated="5"/>
          <table:table-cell table:style-name="ce5" office:value-type="string">
            <text:p>w/i</text:p>
          </table:table-cell>
          <table:table-cell table:style-name="ce8" office:value-type="float" office:value="20.893237">
            <text:p>20.89</text:p>
          </table:table-cell>
          <table:table-cell table:style-name="ce8" office:value-type="float" office:value="61.757831">
            <text:p>61.76</text:p>
          </table:table-cell>
          <table:table-cell table:style-name="ce8" office:value-type="float" office:value="88.525481">
            <text:p>88.53</text:p>
          </table:table-cell>
          <table:table-cell table:style-name="ce8" office:value-type="float" office:value="126.136694">
            <text:p>126.14</text:p>
          </table:table-cell>
          <table:table-cell table:style-name="ce8" office:value-type="float" office:value="140.373797">
            <text:p>140.37</text:p>
          </table:table-cell>
          <table:table-cell table:style-name="ce8" office:value-type="float" office:value="143.635522">
            <text:p>143.64</text:p>
          </table:table-cell>
        </table:table-row>
        <table:table-row table:style-name="ro2">
          <table:table-cell/>
          <table:table-cell office:value-type="float" office:value="26.981482">
            <text:p>26.981482</text:p>
          </table:table-cell>
          <table:table-cell office:value-type="float" office:value="61.757831">
            <text:p>61.757831</text:p>
          </table:table-cell>
          <table:table-cell table:number-columns-repeated="5"/>
          <table:table-cell table:style-name="ce5" office:value-type="string">
            <text:p>sp</text:p>
          </table:table-cell>
          <table:table-cell table:style-name="ce8" table:formula="of:=([.J503]/[.J502])" office:value-type="float" office:value="1.66571358071739">
            <text:p>1.67</text:p>
          </table:table-cell>
          <table:table-cell table:style-name="ce8" table:formula="of:=([.K503]/[.K502])" office:value-type="float" office:value="2.28889691826416">
            <text:p>2.29</text:p>
          </table:table-cell>
          <table:table-cell table:style-name="ce8" table:formula="of:=([.L503]/[.L502])" office:value-type="float" office:value="1.67053656002943">
            <text:p>1.67</text:p>
          </table:table-cell>
          <table:table-cell table:style-name="ce8" table:formula="of:=([.M503]/[.M502])" office:value-type="float" office:value="1.65751249185348">
            <text:p>1.66</text:p>
          </table:table-cell>
          <table:table-cell table:style-name="ce8" table:formula="of:=([.N503]/[.N502])" office:value-type="float" office:value="1.68166737200464">
            <text:p>1.68</text:p>
          </table:table-cell>
          <table:table-cell table:style-name="ce8" table:formula="of:=([.O503]/[.O502])" office:value-type="float" office:value="1.70986121777079">
            <text:p>1.71</text:p>
          </table:table-cell>
        </table:table-row>
        <table:table-row table:style-name="ro2">
          <table:table-cell/>
          <table:table-cell office:value-type="float" office:value="52.992244">
            <text:p>52.992244</text:p>
          </table:table-cell>
          <table:table-cell office:value-type="float" office:value="88.525481">
            <text:p>88.525481</text:p>
          </table:table-cell>
          <table:table-cell table:number-columns-repeated="5"/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/>
          <table:table-cell office:value-type="float" office:value="76.099996">
            <text:p>76.099996</text:p>
          </table:table-cell>
          <table:table-cell office:value-type="float" office:value="126.136694">
            <text:p>126.136694</text:p>
          </table:table-cell>
          <table:table-cell table:number-columns-repeated="5"/>
          <table:table-cell table:style-name="ce5" office:value-type="string">
            <text:p>w/o</text:p>
          </table:table-cell>
          <table:table-cell table:style-name="ce8" office:value-type="float" office:value="37.366374">
            <text:p>37.37</text:p>
          </table:table-cell>
          <table:table-cell table:style-name="ce8" office:value-type="float" office:value="55.233633">
            <text:p>55.23</text:p>
          </table:table-cell>
          <table:table-cell table:style-name="ce8" office:value-type="float" office:value="51.962262">
            <text:p>51.96</text:p>
          </table:table-cell>
          <table:table-cell table:style-name="ce8" office:value-type="float" office:value="63.212886">
            <text:p>63.21</text:p>
          </table:table-cell>
          <table:table-cell table:style-name="ce8" office:value-type="float" office:value="48.416327">
            <text:p>48.42</text:p>
          </table:table-cell>
          <table:table-cell table:style-name="ce8" office:value-type="float" office:value="49.58316">
            <text:p>49.58</text:p>
          </table:table-cell>
        </table:table-row>
        <table:table-row table:style-name="ro2">
          <table:table-cell/>
          <table:table-cell office:value-type="float" office:value="83.472986">
            <text:p>83.472986</text:p>
          </table:table-cell>
          <table:table-cell office:value-type="float" office:value="140.373797">
            <text:p>140.373797</text:p>
          </table:table-cell>
          <table:table-cell table:number-columns-repeated="5"/>
          <table:table-cell table:style-name="ce5" office:value-type="string">
            <text:p>w/i</text:p>
          </table:table-cell>
          <table:table-cell table:style-name="ce8" office:value-type="float" office:value="102.568133">
            <text:p>102.57</text:p>
          </table:table-cell>
          <table:table-cell table:style-name="ce8" office:value-type="float" office:value="193.30351">
            <text:p>193.30</text:p>
          </table:table-cell>
          <table:table-cell table:style-name="ce8" office:value-type="float" office:value="256.992096">
            <text:p>256.99</text:p>
          </table:table-cell>
          <table:table-cell table:style-name="ce8" office:value-type="float" office:value="287.587146">
            <text:p>287.59</text:p>
          </table:table-cell>
          <table:table-cell table:style-name="ce8" office:value-type="float" office:value="294.16325">
            <text:p>294.16</text:p>
          </table:table-cell>
          <table:table-cell table:style-name="ce8" office:value-type="float" office:value="295.86812">
            <text:p>295.87</text:p>
          </table:table-cell>
        </table:table-row>
        <table:table-row table:style-name="ro2">
          <table:table-cell/>
          <table:table-cell office:value-type="float" office:value="84.004199">
            <text:p>84.004199</text:p>
          </table:table-cell>
          <table:table-cell office:value-type="float" office:value="143.635522">
            <text:p>143.635522</text:p>
          </table:table-cell>
          <table:table-cell table:number-columns-repeated="5"/>
          <table:table-cell table:style-name="ce5" office:value-type="string">
            <text:p>sp</text:p>
          </table:table-cell>
          <table:table-cell table:style-name="ce8" table:formula="of:=([.J507]/[.J506])" office:value-type="float" office:value="2.74493139205854">
            <text:p>2.74</text:p>
          </table:table-cell>
          <table:table-cell table:style-name="ce8" table:formula="of:=([.K507]/[.K506])" office:value-type="float" office:value="3.49974281068928">
            <text:p>3.50</text:p>
          </table:table-cell>
          <table:table-cell table:style-name="ce8" table:formula="of:=([.L507]/[.L506])" office:value-type="float" office:value="4.94574497161036">
            <text:p>4.95</text:p>
          </table:table-cell>
          <table:table-cell table:style-name="ce8" table:formula="of:=([.M507]/[.M506])" office:value-type="float" office:value="4.54950191642888">
            <text:p>4.55</text:p>
          </table:table-cell>
          <table:table-cell table:style-name="ce8" table:formula="of:=([.N507]/[.N506])" office:value-type="float" office:value="6.07570355347278">
            <text:p>6.08</text:p>
          </table:table-cell>
          <table:table-cell table:style-name="ce8" table:formula="of:=([.O507]/[.O506])" office:value-type="float" office:value="5.96710899426337">
            <text:p>5.97</text:p>
          </table:table-cell>
        </table:table-row>
        <table:table-row table:style-name="ro2"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12.543115">
            <text:p>12.54</text:p>
          </table:table-cell>
          <table:table-cell table:style-name="ce8" office:value-type="float" office:value="26.981482">
            <text:p>26.98</text:p>
          </table:table-cell>
          <table:table-cell table:style-name="ce8" office:value-type="float" office:value="52.992244">
            <text:p>52.99</text:p>
          </table:table-cell>
          <table:table-cell table:style-name="ce8" office:value-type="float" office:value="76.099996">
            <text:p>76.10</text:p>
          </table:table-cell>
          <table:table-cell table:style-name="ce8" office:value-type="float" office:value="83.472986">
            <text:p>83.47</text:p>
          </table:table-cell>
          <table:table-cell table:style-name="ce8" office:value-type="float" office:value="84.004199">
            <text:p>84.00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1.95798">
            <text:p>1.96</text:p>
          </table:table-cell>
          <table:table-cell table:style-name="ce8" office:value-type="float" office:value="3.234431">
            <text:p>3.23</text:p>
          </table:table-cell>
          <table:table-cell table:style-name="ce8" office:value-type="float" office:value="11.54838">
            <text:p>11.55</text:p>
          </table:table-cell>
          <table:table-cell table:style-name="ce8" office:value-type="float" office:value="11.794639">
            <text:p>11.79</text:p>
          </table:table-cell>
          <table:table-cell table:style-name="ce8" office:value-type="float" office:value="11.772299">
            <text:p>11.77</text:p>
          </table:table-cell>
          <table:table-cell table:style-name="ce8" office:value-type="float" office:value="11.761852">
            <text:p>11.76</text:p>
          </table:table-cell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20.893237">
            <text:p>20.89</text:p>
          </table:table-cell>
          <table:table-cell table:style-name="ce8" office:value-type="float" office:value="61.757831">
            <text:p>61.76</text:p>
          </table:table-cell>
          <table:table-cell table:style-name="ce8" office:value-type="float" office:value="88.525481">
            <text:p>88.53</text:p>
          </table:table-cell>
          <table:table-cell table:style-name="ce8" office:value-type="float" office:value="126.136694">
            <text:p>126.14</text:p>
          </table:table-cell>
          <table:table-cell table:style-name="ce8" office:value-type="float" office:value="140.373797">
            <text:p>140.37</text:p>
          </table:table-cell>
          <table:table-cell table:style-name="ce8" office:value-type="float" office:value="143.635522">
            <text:p>143.64</text:p>
          </table:table-cell>
          <table:table-cell/>
          <table:table-cell table:style-name="ce5" office:value-type="string">
            <text:p>w/i</text:p>
          </table:table-cell>
          <table:table-cell table:style-name="ce8" office:value-type="float" office:value="1.839888">
            <text:p>1.84</text:p>
          </table:table-cell>
          <table:table-cell table:style-name="ce8" office:value-type="float" office:value="2.954687">
            <text:p>2.95</text:p>
          </table:table-cell>
          <table:table-cell table:style-name="ce8" office:value-type="float" office:value="7.289785">
            <text:p>7.29</text:p>
          </table:table-cell>
          <table:table-cell table:style-name="ce8" office:value-type="float" office:value="7.662575">
            <text:p>7.66</text:p>
          </table:table-cell>
          <table:table-cell table:style-name="ce8" office:value-type="float" office:value="7.327902">
            <text:p>7.33</text:p>
          </table:table-cell>
          <table:table-cell table:style-name="ce8" office:value-type="float" office:value="7.334083">
            <text:p>7.33</text:p>
          </table:table-cell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511]/[.B510])" office:value-type="float" office:value="1.66571358071739">
            <text:p>1.67</text:p>
          </table:table-cell>
          <table:table-cell table:style-name="ce8" table:formula="of:=([.C511]/[.C510])" office:value-type="float" office:value="2.28889691826416">
            <text:p>2.29</text:p>
          </table:table-cell>
          <table:table-cell table:style-name="ce8" table:formula="of:=([.D511]/[.D510])" office:value-type="float" office:value="1.67053656002943">
            <text:p>1.67</text:p>
          </table:table-cell>
          <table:table-cell table:style-name="ce8" table:formula="of:=([.E511]/[.E510])" office:value-type="float" office:value="1.65751249185348">
            <text:p>1.66</text:p>
          </table:table-cell>
          <table:table-cell table:style-name="ce8" table:formula="of:=([.F511]/[.F510])" office:value-type="float" office:value="1.68166737200464">
            <text:p>1.68</text:p>
          </table:table-cell>
          <table:table-cell table:style-name="ce8" table:formula="of:=([.G511]/[.G510])" office:value-type="float" office:value="1.70986121777079">
            <text:p>1.71</text:p>
          </table:table-cell>
          <table:table-cell/>
          <table:table-cell table:style-name="ce5" office:value-type="string">
            <text:p>sp</text:p>
          </table:table-cell>
          <table:table-cell table:style-name="ce8" table:formula="of:=([.J511]/[.J510])" office:value-type="float" office:value="0.939686820090093">
            <text:p>0.94</text:p>
          </table:table-cell>
          <table:table-cell table:style-name="ce8" table:formula="of:=([.K511]/[.K510])" office:value-type="float" office:value="0.913510598927601">
            <text:p>0.91</text:p>
          </table:table-cell>
          <table:table-cell table:style-name="ce8" table:formula="of:=([.L511]/[.L510])" office:value-type="float" office:value="0.631238753833871">
            <text:p>0.63</text:p>
          </table:table-cell>
          <table:table-cell table:style-name="ce8" table:formula="of:=([.M511]/[.M510])" office:value-type="float" office:value="0.649665920254109">
            <text:p>0.65</text:p>
          </table:table-cell>
          <table:table-cell table:style-name="ce8" table:formula="of:=([.N511]/[.N510])" office:value-type="float" office:value="0.622469918577501">
            <text:p>0.62</text:p>
          </table:table-cell>
          <table:table-cell table:style-name="ce8" table:formula="of:=([.O511]/[.O510])" office:value-type="float" office:value="0.623548315350338">
            <text:p>0.6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GTX5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7.366374">
            <text:p>37.366374</text:p>
          </table:table-cell>
          <table:table-cell office:value-type="float" office:value="102.568133">
            <text:p>102.5681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.233633">
            <text:p>55.233633</text:p>
          </table:table-cell>
          <table:table-cell office:value-type="float" office:value="193.30351">
            <text:p>193.303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.962262">
            <text:p>51.962262</text:p>
          </table:table-cell>
          <table:table-cell office:value-type="float" office:value="256.992096">
            <text:p>256.9920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.212886">
            <text:p>63.212886</text:p>
          </table:table-cell>
          <table:table-cell office:value-type="float" office:value="287.587146">
            <text:p>287.5871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.416327">
            <text:p>48.416327</text:p>
          </table:table-cell>
          <table:table-cell office:value-type="float" office:value="294.16325">
            <text:p>294.163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.58316">
            <text:p>49.58316</text:p>
          </table:table-cell>
          <table:table-cell office:value-type="float" office:value="295.86812">
            <text:p>295.86812</text:p>
          </table:table-cell>
          <table:table-cell table:number-columns-repeated="12"/>
        </table:table-row>
        <table:table-row table:style-name="ro2"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37.366374">
            <text:p>37.37</text:p>
          </table:table-cell>
          <table:table-cell table:style-name="ce8" office:value-type="float" office:value="55.233633">
            <text:p>55.23</text:p>
          </table:table-cell>
          <table:table-cell table:style-name="ce8" office:value-type="float" office:value="51.962262">
            <text:p>51.96</text:p>
          </table:table-cell>
          <table:table-cell table:style-name="ce8" office:value-type="float" office:value="63.212886">
            <text:p>63.21</text:p>
          </table:table-cell>
          <table:table-cell table:style-name="ce8" office:value-type="float" office:value="48.416327">
            <text:p>48.42</text:p>
          </table:table-cell>
          <table:table-cell table:style-name="ce8" office:value-type="float" office:value="49.58316">
            <text:p>49.58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102.568133">
            <text:p>102.57</text:p>
          </table:table-cell>
          <table:table-cell table:style-name="ce8" office:value-type="float" office:value="193.30351">
            <text:p>193.30</text:p>
          </table:table-cell>
          <table:table-cell table:style-name="ce8" office:value-type="float" office:value="256.992096">
            <text:p>256.99</text:p>
          </table:table-cell>
          <table:table-cell table:style-name="ce8" office:value-type="float" office:value="287.587146">
            <text:p>287.59</text:p>
          </table:table-cell>
          <table:table-cell table:style-name="ce8" office:value-type="float" office:value="294.16325">
            <text:p>294.16</text:p>
          </table:table-cell>
          <table:table-cell table:style-name="ce8" office:value-type="float" office:value="295.86812">
            <text:p>295.87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523]/[.B522])" office:value-type="float" office:value="2.74493139205854">
            <text:p>2.74</text:p>
          </table:table-cell>
          <table:table-cell table:style-name="ce8" table:formula="of:=([.C523]/[.C522])" office:value-type="float" office:value="3.49974281068928">
            <text:p>3.50</text:p>
          </table:table-cell>
          <table:table-cell table:style-name="ce8" table:formula="of:=([.D523]/[.D522])" office:value-type="float" office:value="4.94574497161036">
            <text:p>4.95</text:p>
          </table:table-cell>
          <table:table-cell table:style-name="ce8" table:formula="of:=([.E523]/[.E522])" office:value-type="float" office:value="4.54950191642888">
            <text:p>4.55</text:p>
          </table:table-cell>
          <table:table-cell table:style-name="ce8" table:formula="of:=([.F523]/[.F522])" office:value-type="float" office:value="6.07570355347278">
            <text:p>6.08</text:p>
          </table:table-cell>
          <table:table-cell table:style-name="ce8" table:formula="of:=([.G523]/[.G522])" office:value-type="float" office:value="5.96710899426337">
            <text:p>5.97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E562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95798">
            <text:p>1.95798</text:p>
          </table:table-cell>
          <table:table-cell office:value-type="float" office:value="1.839888">
            <text:p>1.8398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34431">
            <text:p>3.234431</text:p>
          </table:table-cell>
          <table:table-cell office:value-type="float" office:value="2.954687">
            <text:p>2.9546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.54838">
            <text:p>11.54838</text:p>
          </table:table-cell>
          <table:table-cell office:value-type="float" office:value="7.289785">
            <text:p>7.2897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.794639">
            <text:p>11.794639</text:p>
          </table:table-cell>
          <table:table-cell office:value-type="float" office:value="7.662575">
            <text:p>7.6625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.772299">
            <text:p>11.772299</text:p>
          </table:table-cell>
          <table:table-cell office:value-type="float" office:value="7.327902">
            <text:p>7.3279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.761852">
            <text:p>11.761852</text:p>
          </table:table-cell>
          <table:table-cell office:value-type="float" office:value="7.334083">
            <text:p>7.334083</text:p>
          </table:table-cell>
          <table:table-cell table:number-columns-repeated="12"/>
        </table:table-row>
        <table:table-row table:style-name="ro2"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1.95798">
            <text:p>1.96</text:p>
          </table:table-cell>
          <table:table-cell table:style-name="ce8" office:value-type="float" office:value="3.234431">
            <text:p>3.23</text:p>
          </table:table-cell>
          <table:table-cell table:style-name="ce8" office:value-type="float" office:value="11.54838">
            <text:p>11.55</text:p>
          </table:table-cell>
          <table:table-cell table:style-name="ce8" office:value-type="float" office:value="11.794639">
            <text:p>11.79</text:p>
          </table:table-cell>
          <table:table-cell table:style-name="ce8" office:value-type="float" office:value="11.772299">
            <text:p>11.77</text:p>
          </table:table-cell>
          <table:table-cell table:style-name="ce8" office:value-type="float" office:value="11.761852">
            <text:p>11.7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1.839888">
            <text:p>1.84</text:p>
          </table:table-cell>
          <table:table-cell table:style-name="ce8" office:value-type="float" office:value="2.954687">
            <text:p>2.95</text:p>
          </table:table-cell>
          <table:table-cell table:style-name="ce8" office:value-type="float" office:value="7.289785">
            <text:p>7.29</text:p>
          </table:table-cell>
          <table:table-cell table:style-name="ce8" office:value-type="float" office:value="7.662575">
            <text:p>7.66</text:p>
          </table:table-cell>
          <table:table-cell table:style-name="ce8" office:value-type="float" office:value="7.327902">
            <text:p>7.33</text:p>
          </table:table-cell>
          <table:table-cell table:style-name="ce8" office:value-type="float" office:value="7.334083">
            <text:p>7.33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535]/[.B534])" office:value-type="float" office:value="0.939686820090093">
            <text:p>0.94</text:p>
          </table:table-cell>
          <table:table-cell table:style-name="ce8" table:formula="of:=([.C535]/[.C534])" office:value-type="float" office:value="0.913510598927601">
            <text:p>0.91</text:p>
          </table:table-cell>
          <table:table-cell table:style-name="ce8" table:formula="of:=([.D535]/[.D534])" office:value-type="float" office:value="0.631238753833871">
            <text:p>0.63</text:p>
          </table:table-cell>
          <table:table-cell table:style-name="ce8" table:formula="of:=([.E535]/[.E534])" office:value-type="float" office:value="0.649665920254109">
            <text:p>0.65</text:p>
          </table:table-cell>
          <table:table-cell table:style-name="ce8" table:formula="of:=([.F535]/[.F534])" office:value-type="float" office:value="0.622469918577501">
            <text:p>0.62</text:p>
          </table:table-cell>
          <table:table-cell table:style-name="ce8" table:formula="of:=([.G535]/[.G534])" office:value-type="float" office:value="0.623548315350338">
            <text:p>0.62</text:p>
          </table:table-cell>
          <table:table-cell table:number-columns-repeated="8"/>
        </table:table-row>
      </table:table>
      <table:table table:name="4-1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number-columns-repeated="17"/>
        </table:table-row>
        <table:table-row table:style-name="ro1">
          <table:table-cell table:style-name="ce1" table:number-columns-repeated="7"/>
          <table:table-cell table:number-columns-repeated="10"/>
        </table:table-row>
        <table:table-row table:style-name="ro1">
          <table:table-cell table:style-name="ce3" office:value-type="string">
            <text:p>MAP-407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string">
            <text:p>GTX28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.190971">
            <text:p>12.190971</text:p>
          </table:table-cell>
          <table:table-cell office:value-type="float" office:value="41.436993">
            <text:p>41.43699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.375676">
            <text:p>12.375676</text:p>
          </table:table-cell>
          <table:table-cell office:value-type="float" office:value="69.877543">
            <text:p>69.87754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.342522">
            <text:p>12.342522</text:p>
          </table:table-cell>
          <table:table-cell office:value-type="float" office:value="85.724398">
            <text:p>85.72439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.309705">
            <text:p>12.309705</text:p>
          </table:table-cell>
          <table:table-cell office:value-type="float" office:value="97.425573">
            <text:p>97.42557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.267011">
            <text:p>12.267011</text:p>
          </table:table-cell>
          <table:table-cell office:value-type="float" office:value="104.244845">
            <text:p>104.24484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.240353">
            <text:p>12.240353</text:p>
          </table:table-cell>
          <table:table-cell office:value-type="float" office:value="109.619725">
            <text:p>109.61972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.216859">
            <text:p>12.216859</text:p>
          </table:table-cell>
          <table:table-cell office:value-type="float" office:value="113.080706">
            <text:p>113.08070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.227369">
            <text:p>12.227369</text:p>
          </table:table-cell>
          <table:table-cell office:value-type="float" office:value="115.717774">
            <text:p>115.71777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.219307">
            <text:p>12.219307</text:p>
          </table:table-cell>
          <table:table-cell office:value-type="float" office:value="117.563404">
            <text:p>117.56340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.219034">
            <text:p>12.219034</text:p>
          </table:table-cell>
          <table:table-cell office:value-type="float" office:value="118.803086">
            <text:p>118.80308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.227078">
            <text:p>12.227078</text:p>
          </table:table-cell>
          <table:table-cell office:value-type="float" office:value="120.116811">
            <text:p>120.11681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.221734">
            <text:p>12.221734</text:p>
          </table:table-cell>
          <table:table-cell office:value-type="float" office:value="121.327527">
            <text:p>121.32752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.2215">
            <text:p>12.2215</text:p>
          </table:table-cell>
          <table:table-cell office:value-type="float" office:value="122.062661">
            <text:p>122.06266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.203075">
            <text:p>12.203075</text:p>
          </table:table-cell>
          <table:table-cell office:value-type="float" office:value="123.073719">
            <text:p>123.07371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.184762">
            <text:p>12.184762</text:p>
          </table:table-cell>
          <table:table-cell office:value-type="float" office:value="121.018224">
            <text:p>121.01822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.175282">
            <text:p>12.175282</text:p>
          </table:table-cell>
          <table:table-cell office:value-type="float" office:value="121.76372">
            <text:p>121.76372</text:p>
          </table:table-cell>
          <table:table-cell table:number-columns-repeated="14"/>
        </table:table-row>
        <table:table-row table:style-name="ro1">
          <table:table-cell table:style-name="ce12" office:value-type="string">
            <text:p>GTX28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</table:table-row>
        <table:table-row table:style-name="ro2">
          <table:table-cell table:style-name="ce13" office:value-type="string">
            <text:p>w/o</text:p>
          </table:table-cell>
          <table:table-cell table:style-name="ce8" office:value-type="float" office:value="12.190971">
            <text:p>12.19</text:p>
          </table:table-cell>
          <table:table-cell table:style-name="ce8" office:value-type="float" office:value="12.375676">
            <text:p>12.38</text:p>
          </table:table-cell>
          <table:table-cell table:style-name="ce8" office:value-type="float" office:value="12.342522">
            <text:p>12.34</text:p>
          </table:table-cell>
          <table:table-cell table:style-name="ce8" office:value-type="float" office:value="12.309705">
            <text:p>12.31</text:p>
          </table:table-cell>
          <table:table-cell table:style-name="ce8" office:value-type="float" office:value="12.267011">
            <text:p>12.27</text:p>
          </table:table-cell>
          <table:table-cell table:style-name="ce8" office:value-type="float" office:value="12.240353">
            <text:p>12.24</text:p>
          </table:table-cell>
          <table:table-cell table:style-name="ce8" office:value-type="float" office:value="12.216859">
            <text:p>12.22</text:p>
          </table:table-cell>
          <table:table-cell table:style-name="ce8" office:value-type="float" office:value="12.227369">
            <text:p>12.23</text:p>
          </table:table-cell>
          <table:table-cell table:style-name="ce8" office:value-type="float" office:value="12.219307">
            <text:p>12.22</text:p>
          </table:table-cell>
          <table:table-cell table:style-name="ce8" office:value-type="float" office:value="12.219034">
            <text:p>12.22</text:p>
          </table:table-cell>
          <table:table-cell table:style-name="ce8" office:value-type="float" office:value="12.227078">
            <text:p>12.23</text:p>
          </table:table-cell>
          <table:table-cell table:style-name="ce8" office:value-type="float" office:value="12.221734">
            <text:p>12.22</text:p>
          </table:table-cell>
          <table:table-cell table:style-name="ce8" office:value-type="float" office:value="12.2215">
            <text:p>12.22</text:p>
          </table:table-cell>
          <table:table-cell table:style-name="ce8" office:value-type="float" office:value="12.203075">
            <text:p>12.20</text:p>
          </table:table-cell>
          <table:table-cell table:style-name="ce8" office:value-type="float" office:value="12.184762">
            <text:p>12.18</text:p>
          </table:table-cell>
          <table:table-cell table:style-name="ce8" office:value-type="float" office:value="12.175282">
            <text:p>12.18</text:p>
          </table:table-cell>
        </table:table-row>
        <table:table-row table:style-name="ro2">
          <table:table-cell table:style-name="ce13" office:value-type="string">
            <text:p>w/i</text:p>
          </table:table-cell>
          <table:table-cell table:style-name="ce8" office:value-type="float" office:value="41.436993">
            <text:p>41.44</text:p>
          </table:table-cell>
          <table:table-cell table:style-name="ce8" office:value-type="float" office:value="69.877543">
            <text:p>69.88</text:p>
          </table:table-cell>
          <table:table-cell table:style-name="ce8" office:value-type="float" office:value="85.724398">
            <text:p>85.72</text:p>
          </table:table-cell>
          <table:table-cell table:style-name="ce8" office:value-type="float" office:value="97.425573">
            <text:p>97.43</text:p>
          </table:table-cell>
          <table:table-cell table:style-name="ce8" office:value-type="float" office:value="104.244845">
            <text:p>104.24</text:p>
          </table:table-cell>
          <table:table-cell table:style-name="ce8" office:value-type="float" office:value="109.619725">
            <text:p>109.62</text:p>
          </table:table-cell>
          <table:table-cell table:style-name="ce8" office:value-type="float" office:value="113.080706">
            <text:p>113.08</text:p>
          </table:table-cell>
          <table:table-cell table:style-name="ce8" office:value-type="float" office:value="115.717774">
            <text:p>115.72</text:p>
          </table:table-cell>
          <table:table-cell table:style-name="ce8" office:value-type="float" office:value="117.563404">
            <text:p>117.56</text:p>
          </table:table-cell>
          <table:table-cell table:style-name="ce8" office:value-type="float" office:value="118.803086">
            <text:p>118.80</text:p>
          </table:table-cell>
          <table:table-cell table:style-name="ce8" office:value-type="float" office:value="120.116811">
            <text:p>120.12</text:p>
          </table:table-cell>
          <table:table-cell table:style-name="ce8" office:value-type="float" office:value="121.327527">
            <text:p>121.33</text:p>
          </table:table-cell>
          <table:table-cell table:style-name="ce8" office:value-type="float" office:value="122.062661">
            <text:p>122.06</text:p>
          </table:table-cell>
          <table:table-cell table:style-name="ce8" office:value-type="float" office:value="123.073719">
            <text:p>123.07</text:p>
          </table:table-cell>
          <table:table-cell table:style-name="ce8" office:value-type="float" office:value="121.018224">
            <text:p>121.02</text:p>
          </table:table-cell>
          <table:table-cell table:style-name="ce8" office:value-type="float" office:value="121.76372">
            <text:p>121.76</text:p>
          </table:table-cell>
        </table:table-row>
        <table:table-row table:style-name="ro2">
          <table:table-cell table:style-name="ce13" office:value-type="string">
            <text:p>sp</text:p>
          </table:table-cell>
          <table:table-cell table:style-name="ce8" table:formula="of:=([.B24]/[.B23])" office:value-type="float" office:value="3.39899036754332">
            <text:p>3.40</text:p>
          </table:table-cell>
          <table:table-cell table:style-name="ce8" table:formula="of:=([.C24]/[.C23])" office:value-type="float" office:value="5.64636170177694">
            <text:p>5.65</text:p>
          </table:table-cell>
          <table:table-cell table:style-name="ce8" table:formula="of:=([.D24]/[.D23])" office:value-type="float" office:value="6.94545231517513">
            <text:p>6.95</text:p>
          </table:table-cell>
          <table:table-cell table:style-name="ce8" table:formula="of:=([.E24]/[.E23])" office:value-type="float" office:value="7.91453353268823">
            <text:p>7.91</text:p>
          </table:table-cell>
          <table:table-cell table:style-name="ce8" table:formula="of:=([.F24]/[.F23])" office:value-type="float" office:value="8.49798251587123">
            <text:p>8.50</text:p>
          </table:table-cell>
          <table:table-cell table:style-name="ce8" table:formula="of:=([.G24]/[.G23])" office:value-type="float" office:value="8.95560160724123">
            <text:p>8.96</text:p>
          </table:table-cell>
          <table:table-cell table:style-name="ce8" table:formula="of:=([.H24]/[.H23])" office:value-type="float" office:value="9.2561194329901">
            <text:p>9.26</text:p>
          </table:table-cell>
          <table:table-cell table:style-name="ce8" table:formula="of:=([.I24]/[.I23])" office:value-type="float" office:value="9.46383265279718">
            <text:p>9.46</text:p>
          </table:table-cell>
          <table:table-cell table:style-name="ce8" table:formula="of:=([.J24]/[.J23])" office:value-type="float" office:value="9.62111877539373">
            <text:p>9.62</text:p>
          </table:table-cell>
          <table:table-cell table:style-name="ce8" table:formula="of:=([.K24]/[.K23])" office:value-type="float" office:value="9.72278872454238">
            <text:p>9.72</text:p>
          </table:table-cell>
          <table:table-cell table:style-name="ce8" table:formula="of:=([.L24]/[.L23])" office:value-type="float" office:value="9.82383616101901">
            <text:p>9.82</text:p>
          </table:table-cell>
          <table:table-cell table:style-name="ce8" table:formula="of:=([.M24]/[.M23])" office:value-type="float" office:value="9.92719420992144">
            <text:p>9.93</text:p>
          </table:table-cell>
          <table:table-cell table:style-name="ce8" table:formula="of:=([.N24]/[.N23])" office:value-type="float" office:value="9.98753516344148">
            <text:p>9.99</text:p>
          </table:table-cell>
          <table:table-cell table:style-name="ce8" table:formula="of:=([.O24]/[.O23])" office:value-type="float" office:value="10.0854677202263">
            <text:p>10.09</text:p>
          </table:table-cell>
          <table:table-cell table:style-name="ce8" table:formula="of:=([.P24]/[.P23])" office:value-type="float" office:value="9.93193170289252">
            <text:p>9.93</text:p>
          </table:table-cell>
          <table:table-cell table:style-name="ce8" table:formula="of:=([.Q24]/[.Q23])" office:value-type="float" office:value="10.0008952564713">
            <text:p>10.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string">
            <text:p>HD697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8.376585">
            <text:p>48.376585</text:p>
          </table:table-cell>
          <table:table-cell office:value-type="float" office:value="55.99291">
            <text:p>55.9929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8.312009">
            <text:p>68.312009</text:p>
          </table:table-cell>
          <table:table-cell office:value-type="float" office:value="100.83148">
            <text:p>100.8314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6.637961">
            <text:p>76.637961</text:p>
          </table:table-cell>
          <table:table-cell office:value-type="float" office:value="130.52102">
            <text:p>130.5210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0.029434">
            <text:p>80.029434</text:p>
          </table:table-cell>
          <table:table-cell office:value-type="float" office:value="148.041976">
            <text:p>148.04197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1.508337">
            <text:p>81.508337</text:p>
          </table:table-cell>
          <table:table-cell office:value-type="float" office:value="157.649218">
            <text:p>157.64921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4.028396">
            <text:p>84.028396</text:p>
          </table:table-cell>
          <table:table-cell office:value-type="float" office:value="165.130169">
            <text:p>165.13016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5.109923">
            <text:p>85.109923</text:p>
          </table:table-cell>
          <table:table-cell office:value-type="float" office:value="170.430326">
            <text:p>170.43032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4.806747">
            <text:p>84.806747</text:p>
          </table:table-cell>
          <table:table-cell office:value-type="float" office:value="174.119543">
            <text:p>174.11954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5.12068">
            <text:p>85.12068</text:p>
          </table:table-cell>
          <table:table-cell office:value-type="float" office:value="176.38359">
            <text:p>176.3835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5.897807">
            <text:p>85.897807</text:p>
          </table:table-cell>
          <table:table-cell office:value-type="float" office:value="178.713612">
            <text:p>178.71361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5.959209">
            <text:p>85.959209</text:p>
          </table:table-cell>
          <table:table-cell office:value-type="float" office:value="180.505255">
            <text:p>180.50525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5.569295">
            <text:p>85.569295</text:p>
          </table:table-cell>
          <table:table-cell office:value-type="float" office:value="181.948662">
            <text:p>181.94866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5.702313">
            <text:p>85.702313</text:p>
          </table:table-cell>
          <table:table-cell office:value-type="float" office:value="182.752885">
            <text:p>182.75288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6.181228">
            <text:p>86.181228</text:p>
          </table:table-cell>
          <table:table-cell office:value-type="float" office:value="183.774659">
            <text:p>183.77465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6.129938">
            <text:p>86.129938</text:p>
          </table:table-cell>
          <table:table-cell office:value-type="float" office:value="168.267611">
            <text:p>168.26761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5.682068">
            <text:p>85.682068</text:p>
          </table:table-cell>
          <table:table-cell office:value-type="float" office:value="168.98551">
            <text:p>168.98551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style-name="ce14" office:value-type="string">
            <text:p>HD697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</table:table-row>
        <table:table-row table:style-name="ro2">
          <table:table-cell table:style-name="ce13" office:value-type="string">
            <text:p>w/o</text:p>
          </table:table-cell>
          <table:table-cell table:style-name="ce8" office:value-type="float" office:value="48.376585">
            <text:p>48.38</text:p>
          </table:table-cell>
          <table:table-cell table:style-name="ce8" office:value-type="float" office:value="68.312009">
            <text:p>68.31</text:p>
          </table:table-cell>
          <table:table-cell table:style-name="ce8" office:value-type="float" office:value="76.637961">
            <text:p>76.64</text:p>
          </table:table-cell>
          <table:table-cell table:style-name="ce8" office:value-type="float" office:value="80.029434">
            <text:p>80.03</text:p>
          </table:table-cell>
          <table:table-cell table:style-name="ce8" office:value-type="float" office:value="81.508337">
            <text:p>81.51</text:p>
          </table:table-cell>
          <table:table-cell table:style-name="ce8" office:value-type="float" office:value="84.028396">
            <text:p>84.03</text:p>
          </table:table-cell>
          <table:table-cell table:style-name="ce8" office:value-type="float" office:value="85.109923">
            <text:p>85.11</text:p>
          </table:table-cell>
          <table:table-cell table:style-name="ce8" office:value-type="float" office:value="84.806747">
            <text:p>84.81</text:p>
          </table:table-cell>
          <table:table-cell table:style-name="ce8" office:value-type="float" office:value="85.12068">
            <text:p>85.12</text:p>
          </table:table-cell>
          <table:table-cell table:style-name="ce8" office:value-type="float" office:value="85.897807">
            <text:p>85.90</text:p>
          </table:table-cell>
          <table:table-cell table:style-name="ce8" office:value-type="float" office:value="85.959209">
            <text:p>85.96</text:p>
          </table:table-cell>
          <table:table-cell table:style-name="ce8" office:value-type="float" office:value="85.569295">
            <text:p>85.57</text:p>
          </table:table-cell>
          <table:table-cell table:style-name="ce8" office:value-type="float" office:value="85.702313">
            <text:p>85.70</text:p>
          </table:table-cell>
          <table:table-cell table:style-name="ce8" office:value-type="float" office:value="86.181228">
            <text:p>86.18</text:p>
          </table:table-cell>
          <table:table-cell table:style-name="ce8" office:value-type="float" office:value="86.129938">
            <text:p>86.13</text:p>
          </table:table-cell>
          <table:table-cell table:style-name="ce8" office:value-type="float" office:value="85.682068">
            <text:p>85.68</text:p>
          </table:table-cell>
        </table:table-row>
        <table:table-row table:style-name="ro2">
          <table:table-cell table:style-name="ce13" office:value-type="string">
            <text:p>w/i</text:p>
          </table:table-cell>
          <table:table-cell table:style-name="ce8" office:value-type="float" office:value="55.99291">
            <text:p>55.99</text:p>
          </table:table-cell>
          <table:table-cell table:style-name="ce8" office:value-type="float" office:value="100.83148">
            <text:p>100.83</text:p>
          </table:table-cell>
          <table:table-cell table:style-name="ce8" office:value-type="float" office:value="130.52102">
            <text:p>130.52</text:p>
          </table:table-cell>
          <table:table-cell table:style-name="ce8" office:value-type="float" office:value="148.041976">
            <text:p>148.04</text:p>
          </table:table-cell>
          <table:table-cell table:style-name="ce8" office:value-type="float" office:value="157.649218">
            <text:p>157.65</text:p>
          </table:table-cell>
          <table:table-cell table:style-name="ce8" office:value-type="float" office:value="165.130169">
            <text:p>165.13</text:p>
          </table:table-cell>
          <table:table-cell table:style-name="ce8" office:value-type="float" office:value="170.430326">
            <text:p>170.43</text:p>
          </table:table-cell>
          <table:table-cell table:style-name="ce8" office:value-type="float" office:value="174.119543">
            <text:p>174.12</text:p>
          </table:table-cell>
          <table:table-cell table:style-name="ce8" office:value-type="float" office:value="176.38359">
            <text:p>176.38</text:p>
          </table:table-cell>
          <table:table-cell table:style-name="ce8" office:value-type="float" office:value="178.713612">
            <text:p>178.71</text:p>
          </table:table-cell>
          <table:table-cell table:style-name="ce8" office:value-type="float" office:value="180.505255">
            <text:p>180.51</text:p>
          </table:table-cell>
          <table:table-cell table:style-name="ce8" office:value-type="float" office:value="181.948662">
            <text:p>181.95</text:p>
          </table:table-cell>
          <table:table-cell table:style-name="ce8" office:value-type="float" office:value="182.752885">
            <text:p>182.75</text:p>
          </table:table-cell>
          <table:table-cell table:style-name="ce8" office:value-type="float" office:value="183.774659">
            <text:p>183.77</text:p>
          </table:table-cell>
          <table:table-cell table:style-name="ce8" office:value-type="float" office:value="168.267611">
            <text:p>168.27</text:p>
          </table:table-cell>
          <table:table-cell table:style-name="ce8" office:value-type="float" office:value="168.98551">
            <text:p>168.99</text:p>
          </table:table-cell>
        </table:table-row>
        <table:table-row table:style-name="ro2">
          <table:table-cell table:style-name="ce13" office:value-type="string">
            <text:p>sp</text:p>
          </table:table-cell>
          <table:table-cell table:style-name="ce8" table:formula="of:=([.B47]/[.B46])" office:value-type="float" office:value="1.15743825241075">
            <text:p>1.16</text:p>
          </table:table-cell>
          <table:table-cell table:style-name="ce8" table:formula="of:=([.C47]/[.C46])" office:value-type="float" office:value="1.4760432532441">
            <text:p>1.48</text:p>
          </table:table-cell>
          <table:table-cell table:style-name="ce8" table:formula="of:=([.D47]/[.D46])" office:value-type="float" office:value="1.7030857592884">
            <text:p>1.70</text:p>
          </table:table-cell>
          <table:table-cell table:style-name="ce8" table:formula="of:=([.E47]/[.E46])" office:value-type="float" office:value="1.84984409611094">
            <text:p>1.85</text:p>
          </table:table-cell>
          <table:table-cell table:style-name="ce8" table:formula="of:=([.F47]/[.F46])" office:value-type="float" office:value="1.93414838042886">
            <text:p>1.93</text:p>
          </table:table-cell>
          <table:table-cell table:style-name="ce8" table:formula="of:=([.G47]/[.G46])" office:value-type="float" office:value="1.96517102385246">
            <text:p>1.97</text:p>
          </table:table-cell>
          <table:table-cell table:style-name="ce8" table:formula="of:=([.H47]/[.H46])" office:value-type="float" office:value="2.0024730371334">
            <text:p>2.00</text:p>
          </table:table-cell>
          <table:table-cell table:style-name="ce8" table:formula="of:=([.I47]/[.I46])" office:value-type="float" office:value="2.05313314281469">
            <text:p>2.05</text:p>
          </table:table-cell>
          <table:table-cell table:style-name="ce8" table:formula="of:=([.J47]/[.J46])" office:value-type="float" office:value="2.07215908049607">
            <text:p>2.07</text:p>
          </table:table-cell>
          <table:table-cell table:style-name="ce8" table:formula="of:=([.K47]/[.K46])" office:value-type="float" office:value="2.08053753921797">
            <text:p>2.08</text:p>
          </table:table-cell>
          <table:table-cell table:style-name="ce8" table:formula="of:=([.L47]/[.L46])" office:value-type="float" office:value="2.0998943231318">
            <text:p>2.10</text:p>
          </table:table-cell>
          <table:table-cell table:style-name="ce8" table:formula="of:=([.M47]/[.M46])" office:value-type="float" office:value="2.12633120326631">
            <text:p>2.13</text:p>
          </table:table-cell>
          <table:table-cell table:style-name="ce8" table:formula="of:=([.N47]/[.N46])" office:value-type="float" office:value="2.13241485092707">
            <text:p>2.13</text:p>
          </table:table-cell>
          <table:table-cell table:style-name="ce8" table:formula="of:=([.O47]/[.O46])" office:value-type="float" office:value="2.13242098383653">
            <text:p>2.13</text:p>
          </table:table-cell>
          <table:table-cell table:style-name="ce8" table:formula="of:=([.P47]/[.P46])" office:value-type="float" office:value="1.95364834698941">
            <text:p>1.95</text:p>
          </table:table-cell>
          <table:table-cell table:style-name="ce8" table:formula="of:=([.Q47]/[.Q46])" office:value-type="float" office:value="1.97223892868692">
            <text:p>1.97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string">
            <text:p>GTX58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4.050806">
            <text:p>74.050806</text:p>
          </table:table-cell>
          <table:table-cell office:value-type="float" office:value="122.803992">
            <text:p>122.80399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3.107693">
            <text:p>73.107693</text:p>
          </table:table-cell>
          <table:table-cell office:value-type="float" office:value="249.970451">
            <text:p>249.97045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1.448276">
            <text:p>71.448276</text:p>
          </table:table-cell>
          <table:table-cell office:value-type="float" office:value="300.864763">
            <text:p>300.86476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8.970974">
            <text:p>68.970974</text:p>
          </table:table-cell>
          <table:table-cell office:value-type="float" office:value="410.465812">
            <text:p>410.46581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7.115256">
            <text:p>67.115256</text:p>
          </table:table-cell>
          <table:table-cell office:value-type="float" office:value="407.891941">
            <text:p>407.89194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5.713589">
            <text:p>65.713589</text:p>
          </table:table-cell>
          <table:table-cell office:value-type="float" office:value="493.946521">
            <text:p>493.94652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4.754943">
            <text:p>64.754943</text:p>
          </table:table-cell>
          <table:table-cell office:value-type="float" office:value="478.287354">
            <text:p>478.28735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3.477841">
            <text:p>63.477841</text:p>
          </table:table-cell>
          <table:table-cell office:value-type="float" office:value="550.765716">
            <text:p>550.76571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2.476279">
            <text:p>62.476279</text:p>
          </table:table-cell>
          <table:table-cell office:value-type="float" office:value="523.481619">
            <text:p>523.48161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1.519672">
            <text:p>61.519672</text:p>
          </table:table-cell>
          <table:table-cell office:value-type="float" office:value="585.15761">
            <text:p>585.1576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0.733785">
            <text:p>60.733785</text:p>
          </table:table-cell>
          <table:table-cell office:value-type="float" office:value="557.474208">
            <text:p>557.47420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9.771461">
            <text:p>59.771461</text:p>
          </table:table-cell>
          <table:table-cell office:value-type="float" office:value="611.724243">
            <text:p>611.72424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8.993563">
            <text:p>58.993563</text:p>
          </table:table-cell>
          <table:table-cell office:value-type="float" office:value="581.809512">
            <text:p>581.80951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7.847679">
            <text:p>57.847679</text:p>
          </table:table-cell>
          <table:table-cell office:value-type="float" office:value="630.28065">
            <text:p>630.2806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7.12699">
            <text:p>57.12699</text:p>
          </table:table-cell>
          <table:table-cell office:value-type="float" office:value="603.235883">
            <text:p>603.23588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6.271291">
            <text:p>56.271291</text:p>
          </table:table-cell>
          <table:table-cell office:value-type="float" office:value="647.063743">
            <text:p>647.063743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style-name="ce14" office:value-type="string">
            <text:p>GTX58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</table:table-row>
        <table:table-row table:style-name="ro2">
          <table:table-cell table:style-name="ce13" office:value-type="string">
            <text:p>w/o</text:p>
          </table:table-cell>
          <table:table-cell table:style-name="ce8" office:value-type="float" office:value="74.050806">
            <text:p>74.05</text:p>
          </table:table-cell>
          <table:table-cell table:style-name="ce8" office:value-type="float" office:value="73.107693">
            <text:p>73.11</text:p>
          </table:table-cell>
          <table:table-cell table:style-name="ce8" office:value-type="float" office:value="71.448276">
            <text:p>71.45</text:p>
          </table:table-cell>
          <table:table-cell table:style-name="ce8" office:value-type="float" office:value="68.970974">
            <text:p>68.97</text:p>
          </table:table-cell>
          <table:table-cell table:style-name="ce8" office:value-type="float" office:value="67.115256">
            <text:p>67.12</text:p>
          </table:table-cell>
          <table:table-cell table:style-name="ce8" office:value-type="float" office:value="65.713589">
            <text:p>65.71</text:p>
          </table:table-cell>
          <table:table-cell table:style-name="ce8" office:value-type="float" office:value="64.754943">
            <text:p>64.75</text:p>
          </table:table-cell>
          <table:table-cell table:style-name="ce8" office:value-type="float" office:value="63.477841">
            <text:p>63.48</text:p>
          </table:table-cell>
          <table:table-cell table:style-name="ce8" office:value-type="float" office:value="62.476279">
            <text:p>62.48</text:p>
          </table:table-cell>
          <table:table-cell table:style-name="ce8" office:value-type="float" office:value="61.519672">
            <text:p>61.52</text:p>
          </table:table-cell>
          <table:table-cell table:style-name="ce8" office:value-type="float" office:value="60.733785">
            <text:p>60.73</text:p>
          </table:table-cell>
          <table:table-cell table:style-name="ce8" office:value-type="float" office:value="59.771461">
            <text:p>59.77</text:p>
          </table:table-cell>
          <table:table-cell table:style-name="ce8" office:value-type="float" office:value="58.993563">
            <text:p>58.99</text:p>
          </table:table-cell>
          <table:table-cell table:style-name="ce8" office:value-type="float" office:value="57.847679">
            <text:p>57.85</text:p>
          </table:table-cell>
          <table:table-cell table:style-name="ce8" office:value-type="float" office:value="57.12699">
            <text:p>57.13</text:p>
          </table:table-cell>
          <table:table-cell table:style-name="ce8" office:value-type="float" office:value="56.271291">
            <text:p>56.27</text:p>
          </table:table-cell>
        </table:table-row>
        <table:table-row table:style-name="ro2">
          <table:table-cell table:style-name="ce13" office:value-type="string">
            <text:p>w/i</text:p>
          </table:table-cell>
          <table:table-cell table:style-name="ce8" office:value-type="float" office:value="122.803992">
            <text:p>122.80</text:p>
          </table:table-cell>
          <table:table-cell table:style-name="ce8" office:value-type="float" office:value="249.970451">
            <text:p>249.97</text:p>
          </table:table-cell>
          <table:table-cell table:style-name="ce8" office:value-type="float" office:value="300.864763">
            <text:p>300.86</text:p>
          </table:table-cell>
          <table:table-cell table:style-name="ce8" office:value-type="float" office:value="410.465812">
            <text:p>410.47</text:p>
          </table:table-cell>
          <table:table-cell table:style-name="ce8" office:value-type="float" office:value="407.891941">
            <text:p>407.89</text:p>
          </table:table-cell>
          <table:table-cell table:style-name="ce8" office:value-type="float" office:value="493.946521">
            <text:p>493.95</text:p>
          </table:table-cell>
          <table:table-cell table:style-name="ce8" office:value-type="float" office:value="478.287354">
            <text:p>478.29</text:p>
          </table:table-cell>
          <table:table-cell table:style-name="ce8" office:value-type="float" office:value="550.765716">
            <text:p>550.77</text:p>
          </table:table-cell>
          <table:table-cell table:style-name="ce8" office:value-type="float" office:value="523.481619">
            <text:p>523.48</text:p>
          </table:table-cell>
          <table:table-cell table:style-name="ce8" office:value-type="float" office:value="585.15761">
            <text:p>585.16</text:p>
          </table:table-cell>
          <table:table-cell table:style-name="ce8" office:value-type="float" office:value="557.474208">
            <text:p>557.47</text:p>
          </table:table-cell>
          <table:table-cell table:style-name="ce8" office:value-type="float" office:value="611.724243">
            <text:p>611.72</text:p>
          </table:table-cell>
          <table:table-cell table:style-name="ce8" office:value-type="float" office:value="581.809512">
            <text:p>581.81</text:p>
          </table:table-cell>
          <table:table-cell table:style-name="ce8" office:value-type="float" office:value="630.28065">
            <text:p>630.28</text:p>
          </table:table-cell>
          <table:table-cell table:style-name="ce8" office:value-type="float" office:value="603.235883">
            <text:p>603.24</text:p>
          </table:table-cell>
          <table:table-cell table:style-name="ce8" office:value-type="float" office:value="647.063743">
            <text:p>647.06</text:p>
          </table:table-cell>
        </table:table-row>
        <table:table-row table:style-name="ro2">
          <table:table-cell table:style-name="ce13" office:value-type="string">
            <text:p>sp</text:p>
          </table:table-cell>
          <table:table-cell table:style-name="ce8" table:formula="of:=([.B70]/[.B69])" office:value-type="float" office:value="1.65837481903978">
            <text:p>1.66</text:p>
          </table:table-cell>
          <table:table-cell table:style-name="ce8" table:formula="of:=([.C70]/[.C69])" office:value-type="float" office:value="3.41920857768005">
            <text:p>3.42</text:p>
          </table:table-cell>
          <table:table-cell table:style-name="ce8" table:formula="of:=([.D70]/[.D69])" office:value-type="float" office:value="4.21094503385918">
            <text:p>4.21</text:p>
          </table:table-cell>
          <table:table-cell table:style-name="ce8" table:formula="of:=([.E70]/[.E69])" office:value-type="float" office:value="5.95128339060429">
            <text:p>5.95</text:p>
          </table:table-cell>
          <table:table-cell table:style-name="ce8" table:formula="of:=([.F70]/[.F69])" office:value-type="float" office:value="6.07748469289903">
            <text:p>6.08</text:p>
          </table:table-cell>
          <table:table-cell table:style-name="ce8" table:formula="of:=([.G70]/[.G69])" office:value-type="float" office:value="7.516657186385">
            <text:p>7.52</text:p>
          </table:table-cell>
          <table:table-cell table:style-name="ce8" table:formula="of:=([.H70]/[.H69])" office:value-type="float" office:value="7.38611342766528">
            <text:p>7.39</text:p>
          </table:table-cell>
          <table:table-cell table:style-name="ce8" table:formula="of:=([.I70]/[.I69])" office:value-type="float" office:value="8.67650360068169">
            <text:p>8.68</text:p>
          </table:table-cell>
          <table:table-cell table:style-name="ce8" table:formula="of:=([.J70]/[.J69])" office:value-type="float" office:value="8.37888599287419">
            <text:p>8.38</text:p>
          </table:table-cell>
          <table:table-cell table:style-name="ce8" table:formula="of:=([.K70]/[.K69])" office:value-type="float" office:value="9.51171537455531">
            <text:p>9.51</text:p>
          </table:table-cell>
          <table:table-cell table:style-name="ce8" table:formula="of:=([.L70]/[.L69])" office:value-type="float" office:value="9.17898016729898">
            <text:p>9.18</text:p>
          </table:table-cell>
          <table:table-cell table:style-name="ce8" table:formula="of:=([.M70]/[.M69])" office:value-type="float" office:value="10.234386658208">
            <text:p>10.23</text:p>
          </table:table-cell>
          <table:table-cell table:style-name="ce8" table:formula="of:=([.N70]/[.N69])" office:value-type="float" office:value="9.86225415813586">
            <text:p>9.86</text:p>
          </table:table-cell>
          <table:table-cell table:style-name="ce8" table:formula="of:=([.O70]/[.O69])" office:value-type="float" office:value="10.8955218410751">
            <text:p>10.90</text:p>
          </table:table-cell>
          <table:table-cell table:style-name="ce8" table:formula="of:=([.P70]/[.P69])" office:value-type="float" office:value="10.5595600783448">
            <text:p>10.56</text:p>
          </table:table-cell>
          <table:table-cell table:style-name="ce8" table:formula="of:=([.Q70]/[.Q69])" office:value-type="float" office:value="11.4990029818225">
            <text:p>11.5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string">
            <text:p>E562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.250804">
            <text:p>8.250804</text:p>
          </table:table-cell>
          <table:table-cell office:value-type="float" office:value="10.729431">
            <text:p>10.72943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.194018">
            <text:p>9.194018</text:p>
          </table:table-cell>
          <table:table-cell office:value-type="float" office:value="14.594039">
            <text:p>14.59403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.595354">
            <text:p>9.595354</text:p>
          </table:table-cell>
          <table:table-cell office:value-type="float" office:value="16.238124">
            <text:p>16.23812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.841605">
            <text:p>9.841605</text:p>
          </table:table-cell>
          <table:table-cell office:value-type="float" office:value="16.483643">
            <text:p>16.48364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.982309">
            <text:p>9.982309</text:p>
          </table:table-cell>
          <table:table-cell office:value-type="float" office:value="17.687931">
            <text:p>17.68793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.075494">
            <text:p>10.075494</text:p>
          </table:table-cell>
          <table:table-cell office:value-type="float" office:value="17.965622">
            <text:p>17.96562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.95215">
            <text:p>9.95215</text:p>
          </table:table-cell>
          <table:table-cell office:value-type="float" office:value="18.281832">
            <text:p>18.28183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.187544">
            <text:p>10.187544</text:p>
          </table:table-cell>
          <table:table-cell office:value-type="float" office:value="18.145766">
            <text:p>18.14576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.191354">
            <text:p>10.191354</text:p>
          </table:table-cell>
          <table:table-cell office:value-type="float" office:value="18.130346">
            <text:p>18.13034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.259777">
            <text:p>10.259777</text:p>
          </table:table-cell>
          <table:table-cell office:value-type="float" office:value="18.325766">
            <text:p>18.32576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.286473">
            <text:p>10.286473</text:p>
          </table:table-cell>
          <table:table-cell office:value-type="float" office:value="17.839588">
            <text:p>17.83958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.305244">
            <text:p>10.305244</text:p>
          </table:table-cell>
          <table:table-cell office:value-type="float" office:value="17.960115">
            <text:p>17.96011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.320183">
            <text:p>10.320183</text:p>
          </table:table-cell>
          <table:table-cell office:value-type="float" office:value="18.112922">
            <text:p>18.11292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.335788">
            <text:p>10.335788</text:p>
          </table:table-cell>
          <table:table-cell office:value-type="float" office:value="18.460041">
            <text:p>18.46004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.350025">
            <text:p>10.350025</text:p>
          </table:table-cell>
          <table:table-cell office:value-type="float" office:value="18.563873">
            <text:p>18.56387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.362012">
            <text:p>10.362012</text:p>
          </table:table-cell>
          <table:table-cell office:value-type="float" office:value="18.477138">
            <text:p>18.477138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style-name="ce14" office:value-type="string">
            <text:p>E562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</table:table-row>
        <table:table-row table:style-name="ro2">
          <table:table-cell table:style-name="ce13" office:value-type="string">
            <text:p>w/o</text:p>
          </table:table-cell>
          <table:table-cell table:style-name="ce8" office:value-type="float" office:value="8.250804">
            <text:p>8.25</text:p>
          </table:table-cell>
          <table:table-cell table:style-name="ce8" office:value-type="float" office:value="9.194018">
            <text:p>9.19</text:p>
          </table:table-cell>
          <table:table-cell table:style-name="ce8" office:value-type="float" office:value="9.595354">
            <text:p>9.60</text:p>
          </table:table-cell>
          <table:table-cell table:style-name="ce8" office:value-type="float" office:value="9.841605">
            <text:p>9.84</text:p>
          </table:table-cell>
          <table:table-cell table:style-name="ce8" office:value-type="float" office:value="9.982309">
            <text:p>9.98</text:p>
          </table:table-cell>
          <table:table-cell table:style-name="ce8" office:value-type="float" office:value="10.075494">
            <text:p>10.08</text:p>
          </table:table-cell>
          <table:table-cell table:style-name="ce8" office:value-type="float" office:value="9.95215">
            <text:p>9.95</text:p>
          </table:table-cell>
          <table:table-cell table:style-name="ce8" office:value-type="float" office:value="10.187544">
            <text:p>10.19</text:p>
          </table:table-cell>
          <table:table-cell table:style-name="ce8" office:value-type="float" office:value="10.191354">
            <text:p>10.19</text:p>
          </table:table-cell>
          <table:table-cell table:style-name="ce8" office:value-type="float" office:value="10.259777">
            <text:p>10.26</text:p>
          </table:table-cell>
          <table:table-cell table:style-name="ce8" office:value-type="float" office:value="10.286473">
            <text:p>10.29</text:p>
          </table:table-cell>
          <table:table-cell table:style-name="ce8" office:value-type="float" office:value="10.305244">
            <text:p>10.31</text:p>
          </table:table-cell>
          <table:table-cell table:style-name="ce8" office:value-type="float" office:value="10.320183">
            <text:p>10.32</text:p>
          </table:table-cell>
          <table:table-cell table:style-name="ce8" office:value-type="float" office:value="10.335788">
            <text:p>10.34</text:p>
          </table:table-cell>
          <table:table-cell table:style-name="ce8" office:value-type="float" office:value="10.350025">
            <text:p>10.35</text:p>
          </table:table-cell>
          <table:table-cell table:style-name="ce8" office:value-type="float" office:value="10.362012">
            <text:p>10.36</text:p>
          </table:table-cell>
        </table:table-row>
        <table:table-row table:style-name="ro2">
          <table:table-cell table:style-name="ce13" office:value-type="string">
            <text:p>w/i</text:p>
          </table:table-cell>
          <table:table-cell table:style-name="ce8" office:value-type="float" office:value="10.729431">
            <text:p>10.73</text:p>
          </table:table-cell>
          <table:table-cell table:style-name="ce8" office:value-type="float" office:value="14.594039">
            <text:p>14.59</text:p>
          </table:table-cell>
          <table:table-cell table:style-name="ce8" office:value-type="float" office:value="16.238124">
            <text:p>16.24</text:p>
          </table:table-cell>
          <table:table-cell table:style-name="ce8" office:value-type="float" office:value="16.483643">
            <text:p>16.48</text:p>
          </table:table-cell>
          <table:table-cell table:style-name="ce8" office:value-type="float" office:value="17.687931">
            <text:p>17.69</text:p>
          </table:table-cell>
          <table:table-cell table:style-name="ce8" office:value-type="float" office:value="17.965622">
            <text:p>17.97</text:p>
          </table:table-cell>
          <table:table-cell table:style-name="ce8" office:value-type="float" office:value="18.281832">
            <text:p>18.28</text:p>
          </table:table-cell>
          <table:table-cell table:style-name="ce8" office:value-type="float" office:value="18.145766">
            <text:p>18.15</text:p>
          </table:table-cell>
          <table:table-cell table:style-name="ce8" office:value-type="float" office:value="18.130346">
            <text:p>18.13</text:p>
          </table:table-cell>
          <table:table-cell table:style-name="ce8" office:value-type="float" office:value="18.325766">
            <text:p>18.33</text:p>
          </table:table-cell>
          <table:table-cell table:style-name="ce8" office:value-type="float" office:value="17.839588">
            <text:p>17.84</text:p>
          </table:table-cell>
          <table:table-cell table:style-name="ce8" office:value-type="float" office:value="17.960115">
            <text:p>17.96</text:p>
          </table:table-cell>
          <table:table-cell table:style-name="ce8" office:value-type="float" office:value="18.112922">
            <text:p>18.11</text:p>
          </table:table-cell>
          <table:table-cell table:style-name="ce8" office:value-type="float" office:value="18.460041">
            <text:p>18.46</text:p>
          </table:table-cell>
          <table:table-cell table:style-name="ce8" office:value-type="float" office:value="18.563873">
            <text:p>18.56</text:p>
          </table:table-cell>
          <table:table-cell table:style-name="ce8" office:value-type="float" office:value="18.477138">
            <text:p>18.48</text:p>
          </table:table-cell>
        </table:table-row>
        <table:table-row table:style-name="ro2">
          <table:table-cell table:style-name="ce13" office:value-type="string">
            <text:p>sp</text:p>
          </table:table-cell>
          <table:table-cell table:style-name="ce8" table:formula="of:=([.B93]/[.B92])" office:value-type="float" office:value="1.30041036000855">
            <text:p>1.30</text:p>
          </table:table-cell>
          <table:table-cell table:style-name="ce8" table:formula="of:=([.C93]/[.C92])" office:value-type="float" office:value="1.58734070348785">
            <text:p>1.59</text:p>
          </table:table-cell>
          <table:table-cell table:style-name="ce8" table:formula="of:=([.D93]/[.D92])" office:value-type="float" office:value="1.69229024796792">
            <text:p>1.69</text:p>
          </table:table-cell>
          <table:table-cell table:style-name="ce8" table:formula="of:=([.E93]/[.E92])" office:value-type="float" office:value="1.67489378002877">
            <text:p>1.67</text:p>
          </table:table-cell>
          <table:table-cell table:style-name="ce8" table:formula="of:=([.F93]/[.F92])" office:value-type="float" office:value="1.77192781750194">
            <text:p>1.77</text:p>
          </table:table-cell>
          <table:table-cell table:style-name="ce8" table:formula="of:=([.G93]/[.G92])" office:value-type="float" office:value="1.78310085837975">
            <text:p>1.78</text:p>
          </table:table-cell>
          <table:table-cell table:style-name="ce8" table:formula="of:=([.H93]/[.H92])" office:value-type="float" office:value="1.83697311636179">
            <text:p>1.84</text:p>
          </table:table-cell>
          <table:table-cell table:style-name="ce8" table:formula="of:=([.I93]/[.I92])" office:value-type="float" office:value="1.78117179174883">
            <text:p>1.78</text:p>
          </table:table-cell>
          <table:table-cell table:style-name="ce8" table:formula="of:=([.J93]/[.J92])" office:value-type="float" office:value="1.77899286002625">
            <text:p>1.78</text:p>
          </table:table-cell>
          <table:table-cell table:style-name="ce8" table:formula="of:=([.K93]/[.K92])" office:value-type="float" office:value="1.78617585937784">
            <text:p>1.79</text:p>
          </table:table-cell>
          <table:table-cell table:style-name="ce8" table:formula="of:=([.L93]/[.L92])" office:value-type="float" office:value="1.73427646191265">
            <text:p>1.73</text:p>
          </table:table-cell>
          <table:table-cell table:style-name="ce8" table:formula="of:=([.M93]/[.M92])" office:value-type="float" office:value="1.74281317356484">
            <text:p>1.74</text:p>
          </table:table-cell>
          <table:table-cell table:style-name="ce8" table:formula="of:=([.N93]/[.N92])" office:value-type="float" office:value="1.75509697841598">
            <text:p>1.76</text:p>
          </table:table-cell>
          <table:table-cell table:style-name="ce8" table:formula="of:=([.O93]/[.O92])" office:value-type="float" office:value="1.78603131178774">
            <text:p>1.79</text:p>
          </table:table-cell>
          <table:table-cell table:style-name="ce8" table:formula="of:=([.P93]/[.P92])" office:value-type="float" office:value="1.79360658549134">
            <text:p>1.79</text:p>
          </table:table-cell>
          <table:table-cell table:style-name="ce8" table:formula="of:=([.Q93]/[.Q92])" office:value-type="float" office:value="1.7831612239013">
            <text:p>1.7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table:number-columns-repeated="7"/>
          <table:table-cell table:number-columns-repeated="10"/>
        </table:table-row>
        <table:table-row table:style-name="ro1">
          <table:table-cell table:style-name="ce3" office:value-type="string">
            <text:p>MAP-408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string">
            <text:p>w=h=1024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string">
            <text:p>GTX280</text:p>
          </table:table-cell>
          <table:table-cell table:number-columns-repeated="16"/>
        </table:table-row>
        <table:table-row table:style-name="ro1">
          <table:table-cell table:style-name="ce3"/>
          <table:table-cell office:value-type="float" office:value="53.14019">
            <text:p>53.14019</text:p>
          </table:table-cell>
          <table:table-cell office:value-type="float" office:value="37.385379">
            <text:p>37.385379</text:p>
          </table:table-cell>
          <table:table-cell table:number-columns-repeated="14"/>
        </table:table-row>
        <table:table-row table:style-name="ro1">
          <table:table-cell table:style-name="ce3"/>
          <table:table-cell office:value-type="float" office:value="66.837649">
            <text:p>66.837649</text:p>
          </table:table-cell>
          <table:table-cell office:value-type="float" office:value="62.977538">
            <text:p>62.977538</text:p>
          </table:table-cell>
          <table:table-cell table:number-columns-repeated="14"/>
        </table:table-row>
        <table:table-row table:style-name="ro1">
          <table:table-cell table:style-name="ce3"/>
          <table:table-cell office:value-type="float" office:value="72.292931">
            <text:p>72.292931</text:p>
          </table:table-cell>
          <table:table-cell office:value-type="float" office:value="79.115588">
            <text:p>79.115588</text:p>
          </table:table-cell>
          <table:table-cell table:number-columns-repeated="14"/>
        </table:table-row>
        <table:table-row table:style-name="ro1">
          <table:table-cell table:style-name="ce3"/>
          <table:table-cell office:value-type="float" office:value="74.491681">
            <text:p>74.491681</text:p>
          </table:table-cell>
          <table:table-cell office:value-type="float" office:value="88.856115">
            <text:p>88.856115</text:p>
          </table:table-cell>
          <table:table-cell table:number-columns-repeated="14"/>
        </table:table-row>
        <table:table-row table:style-name="ro1">
          <table:table-cell table:style-name="ce3"/>
          <table:table-cell office:value-type="float" office:value="75.331626">
            <text:p>75.331626</text:p>
          </table:table-cell>
          <table:table-cell office:value-type="float" office:value="94.596389">
            <text:p>94.596389</text:p>
          </table:table-cell>
          <table:table-cell table:number-columns-repeated="14"/>
        </table:table-row>
        <table:table-row table:style-name="ro1">
          <table:table-cell table:style-name="ce3"/>
          <table:table-cell office:value-type="float" office:value="75.524414">
            <text:p>75.524414</text:p>
          </table:table-cell>
          <table:table-cell office:value-type="float" office:value="99.334414">
            <text:p>99.33441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5.711104">
            <text:p>75.711104</text:p>
          </table:table-cell>
          <table:table-cell office:value-type="float" office:value="102.189215">
            <text:p>102.18921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6.872053">
            <text:p>76.872053</text:p>
          </table:table-cell>
          <table:table-cell office:value-type="float" office:value="104.496022">
            <text:p>104.49602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6.687831">
            <text:p>76.687831</text:p>
          </table:table-cell>
          <table:table-cell office:value-type="float" office:value="106.21061">
            <text:p>106.2106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6.608514">
            <text:p>76.608514</text:p>
          </table:table-cell>
          <table:table-cell office:value-type="float" office:value="107.091398">
            <text:p>107.09139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6.615541">
            <text:p>76.615541</text:p>
          </table:table-cell>
          <table:table-cell office:value-type="float" office:value="108.072504">
            <text:p>108.07250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6.416488">
            <text:p>76.416488</text:p>
          </table:table-cell>
          <table:table-cell office:value-type="float" office:value="109.190456">
            <text:p>109.1904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6.363871">
            <text:p>76.363871</text:p>
          </table:table-cell>
          <table:table-cell office:value-type="float" office:value="109.831194">
            <text:p>109.83119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6.290535">
            <text:p>76.290535</text:p>
          </table:table-cell>
          <table:table-cell office:value-type="float" office:value="110.635784">
            <text:p>110.63578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6.252254">
            <text:p>76.252254</text:p>
          </table:table-cell>
          <table:table-cell office:value-type="float" office:value="108.773624">
            <text:p>108.77362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8.079599">
            <text:p>78.079599</text:p>
          </table:table-cell>
          <table:table-cell office:value-type="float" office:value="109.37148">
            <text:p>109.37148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 table:style-name="ce4" office:value-type="string">
            <text:p>GTX28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6">
            <text:p>1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53.14019">
            <text:p>53.14</text:p>
          </table:table-cell>
          <table:table-cell table:style-name="ce8" office:value-type="float" office:value="66.837649">
            <text:p>66.84</text:p>
          </table:table-cell>
          <table:table-cell table:style-name="ce8" office:value-type="float" office:value="72.292931">
            <text:p>72.29</text:p>
          </table:table-cell>
          <table:table-cell table:style-name="ce8" office:value-type="float" office:value="74.491681">
            <text:p>74.49</text:p>
          </table:table-cell>
          <table:table-cell table:style-name="ce8" office:value-type="float" office:value="75.331626">
            <text:p>75.33</text:p>
          </table:table-cell>
          <table:table-cell table:style-name="ce8" office:value-type="float" office:value="75.524414">
            <text:p>75.52</text:p>
          </table:table-cell>
          <table:table-cell table:style-name="ce8" office:value-type="float" office:value="75.711104">
            <text:p>75.71</text:p>
          </table:table-cell>
          <table:table-cell table:style-name="ce8" office:value-type="float" office:value="76.872053">
            <text:p>76.87</text:p>
          </table:table-cell>
          <table:table-cell table:style-name="ce8" office:value-type="float" office:value="76.687831">
            <text:p>76.69</text:p>
          </table:table-cell>
          <table:table-cell table:style-name="ce8" office:value-type="float" office:value="76.608514">
            <text:p>76.61</text:p>
          </table:table-cell>
          <table:table-cell table:style-name="ce8" office:value-type="float" office:value="76.615541">
            <text:p>76.62</text:p>
          </table:table-cell>
          <table:table-cell table:style-name="ce8" office:value-type="float" office:value="76.416488">
            <text:p>76.42</text:p>
          </table:table-cell>
          <table:table-cell table:style-name="ce8" office:value-type="float" office:value="76.363871">
            <text:p>76.36</text:p>
          </table:table-cell>
          <table:table-cell table:style-name="ce8" office:value-type="float" office:value="76.290535">
            <text:p>76.29</text:p>
          </table:table-cell>
          <table:table-cell table:style-name="ce8" office:value-type="float" office:value="76.252254">
            <text:p>76.25</text:p>
          </table:table-cell>
          <table:table-cell table:style-name="ce8" office:value-type="float" office:value="78.079599">
            <text:p>78.08</text:p>
          </table:table-cell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37.385379">
            <text:p>37.39</text:p>
          </table:table-cell>
          <table:table-cell table:style-name="ce8" office:value-type="float" office:value="62.977538">
            <text:p>62.98</text:p>
          </table:table-cell>
          <table:table-cell table:style-name="ce8" office:value-type="float" office:value="79.115588">
            <text:p>79.12</text:p>
          </table:table-cell>
          <table:table-cell table:style-name="ce8" office:value-type="float" office:value="88.856115">
            <text:p>88.86</text:p>
          </table:table-cell>
          <table:table-cell table:style-name="ce8" office:value-type="float" office:value="94.596389">
            <text:p>94.60</text:p>
          </table:table-cell>
          <table:table-cell table:style-name="ce8" office:value-type="float" office:value="99.334414">
            <text:p>99.33</text:p>
          </table:table-cell>
          <table:table-cell table:style-name="ce8" office:value-type="float" office:value="102.189215">
            <text:p>102.19</text:p>
          </table:table-cell>
          <table:table-cell table:style-name="ce8" office:value-type="float" office:value="104.496022">
            <text:p>104.50</text:p>
          </table:table-cell>
          <table:table-cell table:style-name="ce8" office:value-type="float" office:value="106.21061">
            <text:p>106.21</text:p>
          </table:table-cell>
          <table:table-cell table:style-name="ce8" office:value-type="float" office:value="107.091398">
            <text:p>107.09</text:p>
          </table:table-cell>
          <table:table-cell table:style-name="ce8" office:value-type="float" office:value="108.072504">
            <text:p>108.07</text:p>
          </table:table-cell>
          <table:table-cell table:style-name="ce8" office:value-type="float" office:value="109.190456">
            <text:p>109.19</text:p>
          </table:table-cell>
          <table:table-cell table:style-name="ce8" office:value-type="float" office:value="109.831194">
            <text:p>109.83</text:p>
          </table:table-cell>
          <table:table-cell table:style-name="ce8" office:value-type="float" office:value="110.635784">
            <text:p>110.64</text:p>
          </table:table-cell>
          <table:table-cell table:style-name="ce8" office:value-type="float" office:value="108.773624">
            <text:p>108.77</text:p>
          </table:table-cell>
          <table:table-cell table:style-name="ce8" office:value-type="float" office:value="109.37148">
            <text:p>109.37</text:p>
          </table:table-cell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121]/[.B120])" office:value-type="float" office:value="0.703523623080761">
            <text:p>0.70</text:p>
          </table:table-cell>
          <table:table-cell table:style-name="ce8" table:formula="of:=([.C121]/[.C120])" office:value-type="float" office:value="0.942246457531742">
            <text:p>0.94</text:p>
          </table:table-cell>
          <table:table-cell table:style-name="ce8" table:formula="of:=([.D121]/[.D120])" office:value-type="float" office:value="1.09437516096837">
            <text:p>1.09</text:p>
          </table:table-cell>
          <table:table-cell table:style-name="ce8" table:formula="of:=([.E121]/[.E120])" office:value-type="float" office:value="1.19283272718735">
            <text:p>1.19</text:p>
          </table:table-cell>
          <table:table-cell table:style-name="ce8" table:formula="of:=([.F121]/[.F120])" office:value-type="float" office:value="1.25573273833224">
            <text:p>1.26</text:p>
          </table:table-cell>
          <table:table-cell table:style-name="ce8" table:formula="of:=([.G121]/[.G120])" office:value-type="float" office:value="1.31526229385904">
            <text:p>1.32</text:p>
          </table:table-cell>
          <table:table-cell table:style-name="ce8" table:formula="of:=([.H121]/[.H120])" office:value-type="float" office:value="1.34972559639336">
            <text:p>1.35</text:p>
          </table:table-cell>
          <table:table-cell table:style-name="ce8" table:formula="of:=([.I121]/[.I120])" office:value-type="float" office:value="1.35934995777985">
            <text:p>1.36</text:p>
          </table:table-cell>
          <table:table-cell table:style-name="ce8" table:formula="of:=([.J121]/[.J120])" office:value-type="float" office:value="1.38497345165493">
            <text:p>1.38</text:p>
          </table:table-cell>
          <table:table-cell table:style-name="ce8" table:formula="of:=([.K121]/[.K120])" office:value-type="float" office:value="1.39790465065019">
            <text:p>1.40</text:p>
          </table:table-cell>
          <table:table-cell table:style-name="ce8" table:formula="of:=([.L121]/[.L120])" office:value-type="float" office:value="1.41058201233611">
            <text:p>1.41</text:p>
          </table:table-cell>
          <table:table-cell table:style-name="ce8" table:formula="of:=([.M121]/[.M120])" office:value-type="float" office:value="1.4288860801873">
            <text:p>1.43</text:p>
          </table:table-cell>
          <table:table-cell table:style-name="ce8" table:formula="of:=([.N121]/[.N120])" office:value-type="float" office:value="1.43826121648548">
            <text:p>1.44</text:p>
          </table:table-cell>
          <table:table-cell table:style-name="ce8" table:formula="of:=([.O121]/[.O120])" office:value-type="float" office:value="1.45019017103498">
            <text:p>1.45</text:p>
          </table:table-cell>
          <table:table-cell table:style-name="ce8" table:formula="of:=([.P121]/[.P120])" office:value-type="float" office:value="1.426497162956">
            <text:p>1.43</text:p>
          </table:table-cell>
          <table:table-cell table:style-name="ce8" table:formula="of:=([.Q121]/[.Q120])" office:value-type="float" office:value="1.40076897679764">
            <text:p>1.4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string">
            <text:p>HD6970</text:p>
          </table:table-cell>
          <table:table-cell table:number-columns-repeated="16"/>
        </table:table-row>
        <table:table-row table:style-name="ro1">
          <table:table-cell table:style-name="ce3"/>
          <table:table-cell office:value-type="float" office:value="48.741366">
            <text:p>48.741366</text:p>
          </table:table-cell>
          <table:table-cell office:value-type="float" office:value="51.161185">
            <text:p>51.161185</text:p>
          </table:table-cell>
          <table:table-cell table:number-columns-repeated="14"/>
        </table:table-row>
        <table:table-row table:style-name="ro1">
          <table:table-cell table:style-name="ce3"/>
          <table:table-cell office:value-type="float" office:value="75.01196">
            <text:p>75.01196</text:p>
          </table:table-cell>
          <table:table-cell office:value-type="float" office:value="95.607525">
            <text:p>95.607525</text:p>
          </table:table-cell>
          <table:table-cell table:number-columns-repeated="14"/>
        </table:table-row>
        <table:table-row table:style-name="ro1">
          <table:table-cell table:style-name="ce3"/>
          <table:table-cell office:value-type="float" office:value="88.420039">
            <text:p>88.420039</text:p>
          </table:table-cell>
          <table:table-cell office:value-type="float" office:value="126.142931">
            <text:p>126.142931</text:p>
          </table:table-cell>
          <table:table-cell table:number-columns-repeated="14"/>
        </table:table-row>
        <table:table-row table:style-name="ro1">
          <table:table-cell table:style-name="ce3"/>
          <table:table-cell office:value-type="float" office:value="96.770159">
            <text:p>96.770159</text:p>
          </table:table-cell>
          <table:table-cell office:value-type="float" office:value="145.682344">
            <text:p>145.682344</text:p>
          </table:table-cell>
          <table:table-cell table:number-columns-repeated="14"/>
        </table:table-row>
        <table:table-row table:style-name="ro1">
          <table:table-cell table:style-name="ce3"/>
          <table:table-cell office:value-type="float" office:value="101.932083">
            <text:p>101.932083</text:p>
          </table:table-cell>
          <table:table-cell office:value-type="float" office:value="154.148555">
            <text:p>154.148555</text:p>
          </table:table-cell>
          <table:table-cell table:number-columns-repeated="14"/>
        </table:table-row>
        <table:table-row table:style-name="ro1">
          <table:table-cell table:style-name="ce3"/>
          <table:table-cell office:value-type="float" office:value="105.482059">
            <text:p>105.482059</text:p>
          </table:table-cell>
          <table:table-cell office:value-type="float" office:value="162.810767">
            <text:p>162.81076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7.741972">
            <text:p>107.741972</text:p>
          </table:table-cell>
          <table:table-cell office:value-type="float" office:value="168.640395">
            <text:p>168.64039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9.556402">
            <text:p>109.556402</text:p>
          </table:table-cell>
          <table:table-cell office:value-type="float" office:value="172.94341">
            <text:p>172.9434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0.96677">
            <text:p>110.96677</text:p>
          </table:table-cell>
          <table:table-cell office:value-type="float" office:value="174.927224">
            <text:p>174.92722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2.112492">
            <text:p>112.112492</text:p>
          </table:table-cell>
          <table:table-cell office:value-type="float" office:value="177.481397">
            <text:p>177.48139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3.098962">
            <text:p>113.098962</text:p>
          </table:table-cell>
          <table:table-cell office:value-type="float" office:value="179.448596">
            <text:p>179.44859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3.871484">
            <text:p>113.871484</text:p>
          </table:table-cell>
          <table:table-cell office:value-type="float" office:value="181.026801">
            <text:p>181.02680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4.508565">
            <text:p>114.508565</text:p>
          </table:table-cell>
          <table:table-cell office:value-type="float" office:value="181.71004">
            <text:p>181.7100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5.045336">
            <text:p>115.045336</text:p>
          </table:table-cell>
          <table:table-cell office:value-type="float" office:value="182.900583">
            <text:p>182.90058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5.505108">
            <text:p>115.505108</text:p>
          </table:table-cell>
          <table:table-cell office:value-type="float" office:value="167.616444">
            <text:p>167.61644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5.831784">
            <text:p>115.831784</text:p>
          </table:table-cell>
          <table:table-cell office:value-type="float" office:value="168.515791">
            <text:p>168.515791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 table:style-name="ce4" office:value-type="string">
            <text:p>HD697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6">
            <text:p>1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48.741366">
            <text:p>48.74</text:p>
          </table:table-cell>
          <table:table-cell table:style-name="ce8" office:value-type="float" office:value="75.01196">
            <text:p>75.01</text:p>
          </table:table-cell>
          <table:table-cell table:style-name="ce8" office:value-type="float" office:value="88.420039">
            <text:p>88.42</text:p>
          </table:table-cell>
          <table:table-cell table:style-name="ce8" office:value-type="float" office:value="96.770159">
            <text:p>96.77</text:p>
          </table:table-cell>
          <table:table-cell table:style-name="ce8" office:value-type="float" office:value="101.932083">
            <text:p>101.93</text:p>
          </table:table-cell>
          <table:table-cell table:style-name="ce8" office:value-type="float" office:value="105.482059">
            <text:p>105.48</text:p>
          </table:table-cell>
          <table:table-cell table:style-name="ce8" office:value-type="float" office:value="107.741972">
            <text:p>107.74</text:p>
          </table:table-cell>
          <table:table-cell table:style-name="ce8" office:value-type="float" office:value="109.556402">
            <text:p>109.56</text:p>
          </table:table-cell>
          <table:table-cell table:style-name="ce8" office:value-type="float" office:value="110.96677">
            <text:p>110.97</text:p>
          </table:table-cell>
          <table:table-cell table:style-name="ce8" office:value-type="float" office:value="112.112492">
            <text:p>112.11</text:p>
          </table:table-cell>
          <table:table-cell table:style-name="ce8" office:value-type="float" office:value="113.098962">
            <text:p>113.10</text:p>
          </table:table-cell>
          <table:table-cell table:style-name="ce8" office:value-type="float" office:value="113.871484">
            <text:p>113.87</text:p>
          </table:table-cell>
          <table:table-cell table:style-name="ce8" office:value-type="float" office:value="114.508565">
            <text:p>114.51</text:p>
          </table:table-cell>
          <table:table-cell table:style-name="ce8" office:value-type="float" office:value="115.045336">
            <text:p>115.05</text:p>
          </table:table-cell>
          <table:table-cell table:style-name="ce8" office:value-type="float" office:value="115.505108">
            <text:p>115.51</text:p>
          </table:table-cell>
          <table:table-cell table:style-name="ce8" office:value-type="float" office:value="115.831784">
            <text:p>115.83</text:p>
          </table:table-cell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51.161185">
            <text:p>51.16</text:p>
          </table:table-cell>
          <table:table-cell table:style-name="ce8" office:value-type="float" office:value="95.607525">
            <text:p>95.61</text:p>
          </table:table-cell>
          <table:table-cell table:style-name="ce8" office:value-type="float" office:value="126.142931">
            <text:p>126.14</text:p>
          </table:table-cell>
          <table:table-cell table:style-name="ce8" office:value-type="float" office:value="145.682344">
            <text:p>145.68</text:p>
          </table:table-cell>
          <table:table-cell table:style-name="ce8" office:value-type="float" office:value="154.148555">
            <text:p>154.15</text:p>
          </table:table-cell>
          <table:table-cell table:style-name="ce8" office:value-type="float" office:value="162.810767">
            <text:p>162.81</text:p>
          </table:table-cell>
          <table:table-cell table:style-name="ce8" office:value-type="float" office:value="168.640395">
            <text:p>168.64</text:p>
          </table:table-cell>
          <table:table-cell table:style-name="ce8" office:value-type="float" office:value="172.94341">
            <text:p>172.94</text:p>
          </table:table-cell>
          <table:table-cell table:style-name="ce8" office:value-type="float" office:value="174.927224">
            <text:p>174.93</text:p>
          </table:table-cell>
          <table:table-cell table:style-name="ce8" office:value-type="float" office:value="177.481397">
            <text:p>177.48</text:p>
          </table:table-cell>
          <table:table-cell table:style-name="ce8" office:value-type="float" office:value="179.448596">
            <text:p>179.45</text:p>
          </table:table-cell>
          <table:table-cell table:style-name="ce8" office:value-type="float" office:value="181.026801">
            <text:p>181.03</text:p>
          </table:table-cell>
          <table:table-cell table:style-name="ce8" office:value-type="float" office:value="181.71004">
            <text:p>181.71</text:p>
          </table:table-cell>
          <table:table-cell table:style-name="ce8" office:value-type="float" office:value="182.900583">
            <text:p>182.90</text:p>
          </table:table-cell>
          <table:table-cell table:style-name="ce8" office:value-type="float" office:value="167.616444">
            <text:p>167.62</text:p>
          </table:table-cell>
          <table:table-cell table:style-name="ce8" office:value-type="float" office:value="168.515791">
            <text:p>168.52</text:p>
          </table:table-cell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144]/[.B143])" office:value-type="float" office:value="1.04964610552769">
            <text:p>1.05</text:p>
          </table:table-cell>
          <table:table-cell table:style-name="ce8" table:formula="of:=([.C144]/[.C143])" office:value-type="float" office:value="1.2745637495674">
            <text:p>1.27</text:p>
          </table:table-cell>
          <table:table-cell table:style-name="ce8" table:formula="of:=([.D144]/[.D143])" office:value-type="float" office:value="1.42663283602487">
            <text:p>1.43</text:p>
          </table:table-cell>
          <table:table-cell table:style-name="ce8" table:formula="of:=([.E144]/[.E143])" office:value-type="float" office:value="1.50544698391991">
            <text:p>1.51</text:p>
          </table:table-cell>
          <table:table-cell table:style-name="ce8" table:formula="of:=([.F144]/[.F143])" office:value-type="float" office:value="1.51226729076065">
            <text:p>1.51</text:p>
          </table:table-cell>
          <table:table-cell table:style-name="ce8" table:formula="of:=([.G144]/[.G143])" office:value-type="float" office:value="1.54349250046399">
            <text:p>1.54</text:p>
          </table:table-cell>
          <table:table-cell table:style-name="ce8" table:formula="of:=([.H144]/[.H143])" office:value-type="float" office:value="1.56522469256457">
            <text:p>1.57</text:p>
          </table:table-cell>
          <table:table-cell table:style-name="ce8" table:formula="of:=([.I144]/[.I143])" office:value-type="float" office:value="1.57857876712673">
            <text:p>1.58</text:p>
          </table:table-cell>
          <table:table-cell table:style-name="ce8" table:formula="of:=([.J144]/[.J143])" office:value-type="float" office:value="1.57639286067352">
            <text:p>1.58</text:p>
          </table:table-cell>
          <table:table-cell table:style-name="ce8" table:formula="of:=([.K144]/[.K143])" office:value-type="float" office:value="1.58306531086652">
            <text:p>1.58</text:p>
          </table:table-cell>
          <table:table-cell table:style-name="ce8" table:formula="of:=([.L144]/[.L143])" office:value-type="float" office:value="1.58665113124557">
            <text:p>1.59</text:p>
          </table:table-cell>
          <table:table-cell table:style-name="ce8" table:formula="of:=([.M144]/[.M143])" office:value-type="float" office:value="1.58974656903567">
            <text:p>1.59</text:p>
          </table:table-cell>
          <table:table-cell table:style-name="ce8" table:formula="of:=([.N144]/[.N143])" office:value-type="float" office:value="1.58686854559744">
            <text:p>1.59</text:p>
          </table:table-cell>
          <table:table-cell table:style-name="ce8" table:formula="of:=([.O144]/[.O143])" office:value-type="float" office:value="1.589813106374">
            <text:p>1.59</text:p>
          </table:table-cell>
          <table:table-cell table:style-name="ce8" table:formula="of:=([.P144]/[.P143])" office:value-type="float" office:value="1.45116044564886">
            <text:p>1.45</text:p>
          </table:table-cell>
          <table:table-cell table:style-name="ce8" table:formula="of:=([.Q144]/[.Q143])" office:value-type="float" office:value="1.45483204333622">
            <text:p>1.4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string">
            <text:p>GTX580</text:p>
          </table:table-cell>
          <table:table-cell table:number-columns-repeated="16"/>
        </table:table-row>
        <table:table-row table:style-name="ro1">
          <table:table-cell table:style-name="ce3"/>
          <table:table-cell office:value-type="float" office:value="128.001012">
            <text:p>128.001012</text:p>
          </table:table-cell>
          <table:table-cell office:value-type="float" office:value="111.291008">
            <text:p>111.291008</text:p>
          </table:table-cell>
          <table:table-cell table:number-columns-repeated="14"/>
        </table:table-row>
        <table:table-row table:style-name="ro1">
          <table:table-cell table:style-name="ce3"/>
          <table:table-cell office:value-type="float" office:value="147.456056">
            <text:p>147.456056</text:p>
          </table:table-cell>
          <table:table-cell office:value-type="float" office:value="230.64933">
            <text:p>230.64933</text:p>
          </table:table-cell>
          <table:table-cell table:number-columns-repeated="14"/>
        </table:table-row>
        <table:table-row table:style-name="ro1">
          <table:table-cell table:style-name="ce3"/>
          <table:table-cell office:value-type="float" office:value="154.316803">
            <text:p>154.316803</text:p>
          </table:table-cell>
          <table:table-cell office:value-type="float" office:value="283.113863">
            <text:p>283.113863</text:p>
          </table:table-cell>
          <table:table-cell table:number-columns-repeated="14"/>
        </table:table-row>
        <table:table-row table:style-name="ro1">
          <table:table-cell table:style-name="ce3"/>
          <table:table-cell office:value-type="float" office:value="159.237051">
            <text:p>159.237051</text:p>
          </table:table-cell>
          <table:table-cell office:value-type="float" office:value="380.395221">
            <text:p>380.395221</text:p>
          </table:table-cell>
          <table:table-cell table:number-columns-repeated="14"/>
        </table:table-row>
        <table:table-row table:style-name="ro1">
          <table:table-cell table:style-name="ce3"/>
          <table:table-cell office:value-type="float" office:value="162.02093">
            <text:p>162.02093</text:p>
          </table:table-cell>
          <table:table-cell office:value-type="float" office:value="379.697517">
            <text:p>379.697517</text:p>
          </table:table-cell>
          <table:table-cell table:number-columns-repeated="14"/>
        </table:table-row>
        <table:table-row table:style-name="ro1">
          <table:table-cell table:style-name="ce3"/>
          <table:table-cell office:value-type="float" office:value="165.070459">
            <text:p>165.070459</text:p>
          </table:table-cell>
          <table:table-cell office:value-type="float" office:value="448.671461">
            <text:p>448.67146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7.583338">
            <text:p>167.583338</text:p>
          </table:table-cell>
          <table:table-cell office:value-type="float" office:value="439.324916">
            <text:p>439.32491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0.02828">
            <text:p>170.02828</text:p>
          </table:table-cell>
          <table:table-cell office:value-type="float" office:value="494.002519">
            <text:p>494.00251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1.971092">
            <text:p>171.971092</text:p>
          </table:table-cell>
          <table:table-cell office:value-type="float" office:value="474.18941">
            <text:p>474.1894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3.933099">
            <text:p>173.933099</text:p>
          </table:table-cell>
          <table:table-cell office:value-type="float" office:value="518.704138">
            <text:p>518.70413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5.315">
            <text:p>175.315</text:p>
          </table:table-cell>
          <table:table-cell office:value-type="float" office:value="501.030149">
            <text:p>501.03014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7.159656">
            <text:p>177.159656</text:p>
          </table:table-cell>
          <table:table-cell office:value-type="float" office:value="538.981834">
            <text:p>538.98183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8.645775">
            <text:p>178.645775</text:p>
          </table:table-cell>
          <table:table-cell office:value-type="float" office:value="518.62607">
            <text:p>518.6260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9.625025">
            <text:p>179.625025</text:p>
          </table:table-cell>
          <table:table-cell office:value-type="float" office:value="551.299926">
            <text:p>551.29992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0.46156">
            <text:p>180.46156</text:p>
          </table:table-cell>
          <table:table-cell office:value-type="float" office:value="534.133374">
            <text:p>534.13337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3.806127">
            <text:p>183.806127</text:p>
          </table:table-cell>
          <table:table-cell office:value-type="float" office:value="650.572494">
            <text:p>650.572494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 table:style-name="ce4" office:value-type="string">
            <text:p>GTX58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6">
            <text:p>1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128.001012">
            <text:p>128.00</text:p>
          </table:table-cell>
          <table:table-cell table:style-name="ce8" office:value-type="float" office:value="147.456056">
            <text:p>147.46</text:p>
          </table:table-cell>
          <table:table-cell table:style-name="ce8" office:value-type="float" office:value="154.316803">
            <text:p>154.32</text:p>
          </table:table-cell>
          <table:table-cell table:style-name="ce8" office:value-type="float" office:value="159.237051">
            <text:p>159.24</text:p>
          </table:table-cell>
          <table:table-cell table:style-name="ce8" office:value-type="float" office:value="162.02093">
            <text:p>162.02</text:p>
          </table:table-cell>
          <table:table-cell table:style-name="ce8" office:value-type="float" office:value="165.070459">
            <text:p>165.07</text:p>
          </table:table-cell>
          <table:table-cell table:style-name="ce8" office:value-type="float" office:value="167.583338">
            <text:p>167.58</text:p>
          </table:table-cell>
          <table:table-cell table:style-name="ce8" office:value-type="float" office:value="170.02828">
            <text:p>170.03</text:p>
          </table:table-cell>
          <table:table-cell table:style-name="ce8" office:value-type="float" office:value="171.971092">
            <text:p>171.97</text:p>
          </table:table-cell>
          <table:table-cell table:style-name="ce8" office:value-type="float" office:value="173.933099">
            <text:p>173.93</text:p>
          </table:table-cell>
          <table:table-cell table:style-name="ce8" office:value-type="float" office:value="175.315">
            <text:p>175.32</text:p>
          </table:table-cell>
          <table:table-cell table:style-name="ce8" office:value-type="float" office:value="177.159656">
            <text:p>177.16</text:p>
          </table:table-cell>
          <table:table-cell table:style-name="ce8" office:value-type="float" office:value="178.645775">
            <text:p>178.65</text:p>
          </table:table-cell>
          <table:table-cell table:style-name="ce8" office:value-type="float" office:value="179.625025">
            <text:p>179.63</text:p>
          </table:table-cell>
          <table:table-cell table:style-name="ce8" office:value-type="float" office:value="180.46156">
            <text:p>180.46</text:p>
          </table:table-cell>
          <table:table-cell table:style-name="ce8" office:value-type="float" office:value="183.806127">
            <text:p>183.81</text:p>
          </table:table-cell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111.291008">
            <text:p>111.29</text:p>
          </table:table-cell>
          <table:table-cell table:style-name="ce8" office:value-type="float" office:value="230.64933">
            <text:p>230.65</text:p>
          </table:table-cell>
          <table:table-cell table:style-name="ce8" office:value-type="float" office:value="283.113863">
            <text:p>283.11</text:p>
          </table:table-cell>
          <table:table-cell table:style-name="ce8" office:value-type="float" office:value="380.395221">
            <text:p>380.40</text:p>
          </table:table-cell>
          <table:table-cell table:style-name="ce8" office:value-type="float" office:value="379.697517">
            <text:p>379.70</text:p>
          </table:table-cell>
          <table:table-cell table:style-name="ce8" office:value-type="float" office:value="448.671461">
            <text:p>448.67</text:p>
          </table:table-cell>
          <table:table-cell table:style-name="ce8" office:value-type="float" office:value="439.324916">
            <text:p>439.32</text:p>
          </table:table-cell>
          <table:table-cell table:style-name="ce8" office:value-type="float" office:value="494.002519">
            <text:p>494.00</text:p>
          </table:table-cell>
          <table:table-cell table:style-name="ce8" office:value-type="float" office:value="474.18941">
            <text:p>474.19</text:p>
          </table:table-cell>
          <table:table-cell table:style-name="ce8" office:value-type="float" office:value="518.704138">
            <text:p>518.70</text:p>
          </table:table-cell>
          <table:table-cell table:style-name="ce8" office:value-type="float" office:value="501.030149">
            <text:p>501.03</text:p>
          </table:table-cell>
          <table:table-cell table:style-name="ce8" office:value-type="float" office:value="538.981834">
            <text:p>538.98</text:p>
          </table:table-cell>
          <table:table-cell table:style-name="ce8" office:value-type="float" office:value="518.62607">
            <text:p>518.63</text:p>
          </table:table-cell>
          <table:table-cell table:style-name="ce8" office:value-type="float" office:value="551.299926">
            <text:p>551.30</text:p>
          </table:table-cell>
          <table:table-cell table:style-name="ce8" office:value-type="float" office:value="534.133374">
            <text:p>534.13</text:p>
          </table:table-cell>
          <table:table-cell table:style-name="ce8" office:value-type="float" office:value="650.572494">
            <text:p>650.57</text:p>
          </table:table-cell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167]/[.B166])" office:value-type="float" office:value="0.869454125878317">
            <text:p>0.87</text:p>
          </table:table-cell>
          <table:table-cell table:style-name="ce8" table:formula="of:=([.C167]/[.C166])" office:value-type="float" office:value="1.56419028323937">
            <text:p>1.56</text:p>
          </table:table-cell>
          <table:table-cell table:style-name="ce8" table:formula="of:=([.D167]/[.D166])" office:value-type="float" office:value="1.83462758102888">
            <text:p>1.83</text:p>
          </table:table-cell>
          <table:table-cell table:style-name="ce8" table:formula="of:=([.E167]/[.E166])" office:value-type="float" office:value="2.38886125189545">
            <text:p>2.39</text:p>
          </table:table-cell>
          <table:table-cell table:style-name="ce8" table:formula="of:=([.F167]/[.F166])" office:value-type="float" office:value="2.34350905774951">
            <text:p>2.34</text:p>
          </table:table-cell>
          <table:table-cell table:style-name="ce8" table:formula="of:=([.G167]/[.G166])" office:value-type="float" office:value="2.71806029811791">
            <text:p>2.72</text:p>
          </table:table-cell>
          <table:table-cell table:style-name="ce8" table:formula="of:=([.H167]/[.H166])" office:value-type="float" office:value="2.62153100208566">
            <text:p>2.62</text:p>
          </table:table-cell>
          <table:table-cell table:style-name="ce8" table:formula="of:=([.I167]/[.I166])" office:value-type="float" office:value="2.90541384644954">
            <text:p>2.91</text:p>
          </table:table-cell>
          <table:table-cell table:style-name="ce8" table:formula="of:=([.J167]/[.J166])" office:value-type="float" office:value="2.75737860639973">
            <text:p>2.76</text:p>
          </table:table-cell>
          <table:table-cell table:style-name="ce8" table:formula="of:=([.K167]/[.K166])" office:value-type="float" office:value="2.98220488786898">
            <text:p>2.98</text:p>
          </table:table-cell>
          <table:table-cell table:style-name="ce8" table:formula="of:=([.L167]/[.L166])" office:value-type="float" office:value="2.85788522944414">
            <text:p>2.86</text:p>
          </table:table-cell>
          <table:table-cell table:style-name="ce8" table:formula="of:=([.M167]/[.M166])" office:value-type="float" office:value="3.04235087248081">
            <text:p>3.04</text:p>
          </table:table-cell>
          <table:table-cell table:style-name="ce8" table:formula="of:=([.N167]/[.N166])" office:value-type="float" office:value="2.90309731646326">
            <text:p>2.90</text:p>
          </table:table-cell>
          <table:table-cell table:style-name="ce8" table:formula="of:=([.O167]/[.O166])" office:value-type="float" office:value="3.06917104674029">
            <text:p>3.07</text:p>
          </table:table-cell>
          <table:table-cell table:style-name="ce8" table:formula="of:=([.P167]/[.P166])" office:value-type="float" office:value="2.95981800223826">
            <text:p>2.96</text:p>
          </table:table-cell>
          <table:table-cell table:style-name="ce8" table:formula="of:=([.Q167]/[.Q166])" office:value-type="float" office:value="3.53944944392414">
            <text:p>3.54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3" office:value-type="string">
            <text:p>E5620</text:p>
          </table:table-cell>
          <table:table-cell table:number-columns-repeated="16"/>
        </table:table-row>
        <table:table-row table:style-name="ro1">
          <table:table-cell table:style-name="ce3"/>
          <table:table-cell office:value-type="float" office:value="6.247195">
            <text:p>6.247195</text:p>
          </table:table-cell>
          <table:table-cell office:value-type="float" office:value="1.592457">
            <text:p>1.592457</text:p>
          </table:table-cell>
          <table:table-cell table:number-columns-repeated="14"/>
        </table:table-row>
        <table:table-row table:style-name="ro1">
          <table:table-cell table:style-name="ce3"/>
          <table:table-cell office:value-type="float" office:value="9.125899">
            <text:p>9.125899</text:p>
          </table:table-cell>
          <table:table-cell office:value-type="float" office:value="4.194443">
            <text:p>4.194443</text:p>
          </table:table-cell>
          <table:table-cell table:number-columns-repeated="14"/>
        </table:table-row>
        <table:table-row table:style-name="ro1">
          <table:table-cell table:style-name="ce3"/>
          <table:table-cell office:value-type="float" office:value="10.667157">
            <text:p>10.667157</text:p>
          </table:table-cell>
          <table:table-cell office:value-type="float" office:value="7.814955">
            <text:p>7.814955</text:p>
          </table:table-cell>
          <table:table-cell table:number-columns-repeated="14"/>
        </table:table-row>
        <table:table-row table:style-name="ro1">
          <table:table-cell table:style-name="ce3"/>
          <table:table-cell office:value-type="float" office:value="11.418877">
            <text:p>11.418877</text:p>
          </table:table-cell>
          <table:table-cell office:value-type="float" office:value="11.547213">
            <text:p>11.547213</text:p>
          </table:table-cell>
          <table:table-cell table:number-columns-repeated="14"/>
        </table:table-row>
        <table:table-row table:style-name="ro1">
          <table:table-cell table:style-name="ce3"/>
          <table:table-cell office:value-type="float" office:value="12.129729">
            <text:p>12.129729</text:p>
          </table:table-cell>
          <table:table-cell office:value-type="float" office:value="15.476641">
            <text:p>15.476641</text:p>
          </table:table-cell>
          <table:table-cell table:number-columns-repeated="14"/>
        </table:table-row>
        <table:table-row table:style-name="ro1">
          <table:table-cell table:style-name="ce3"/>
          <table:table-cell office:value-type="float" office:value="12.54398">
            <text:p>12.54398</text:p>
          </table:table-cell>
          <table:table-cell office:value-type="float" office:value="18.23511">
            <text:p>18.2351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.800158">
            <text:p>12.800158</text:p>
          </table:table-cell>
          <table:table-cell office:value-type="float" office:value="20.937374">
            <text:p>20.93737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.090703">
            <text:p>13.090703</text:p>
          </table:table-cell>
          <table:table-cell office:value-type="float" office:value="22.728002">
            <text:p>22.72800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.319892">
            <text:p>13.319892</text:p>
          </table:table-cell>
          <table:table-cell office:value-type="float" office:value="24.235009">
            <text:p>24.23500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.403747">
            <text:p>13.403747</text:p>
          </table:table-cell>
          <table:table-cell office:value-type="float" office:value="25.590841">
            <text:p>25.59084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.541136">
            <text:p>13.541136</text:p>
          </table:table-cell>
          <table:table-cell office:value-type="float" office:value="26.792025">
            <text:p>26.79202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.709794">
            <text:p>13.709794</text:p>
          </table:table-cell>
          <table:table-cell office:value-type="float" office:value="27.789327">
            <text:p>27.78932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.691454">
            <text:p>13.691454</text:p>
          </table:table-cell>
          <table:table-cell office:value-type="float" office:value="28.6399">
            <text:p>28.639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.821027">
            <text:p>13.821027</text:p>
          </table:table-cell>
          <table:table-cell office:value-type="float" office:value="29.451242">
            <text:p>29.45124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.950506">
            <text:p>13.950506</text:p>
          </table:table-cell>
          <table:table-cell office:value-type="float" office:value="30.099642">
            <text:p>30.09964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.894178">
            <text:p>13.894178</text:p>
          </table:table-cell>
          <table:table-cell office:value-type="float" office:value="30.664625">
            <text:p>30.664625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 table:style-name="ce4" office:value-type="string">
            <text:p>E562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6">
            <text:p>1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6.247195">
            <text:p>6.25</text:p>
          </table:table-cell>
          <table:table-cell table:style-name="ce8" office:value-type="float" office:value="9.125899">
            <text:p>9.13</text:p>
          </table:table-cell>
          <table:table-cell table:style-name="ce8" office:value-type="float" office:value="10.667157">
            <text:p>10.67</text:p>
          </table:table-cell>
          <table:table-cell table:style-name="ce8" office:value-type="float" office:value="11.418877">
            <text:p>11.42</text:p>
          </table:table-cell>
          <table:table-cell table:style-name="ce8" office:value-type="float" office:value="12.129729">
            <text:p>12.13</text:p>
          </table:table-cell>
          <table:table-cell table:style-name="ce8" office:value-type="float" office:value="12.54398">
            <text:p>12.54</text:p>
          </table:table-cell>
          <table:table-cell table:style-name="ce8" office:value-type="float" office:value="12.800158">
            <text:p>12.80</text:p>
          </table:table-cell>
          <table:table-cell table:style-name="ce8" office:value-type="float" office:value="13.090703">
            <text:p>13.09</text:p>
          </table:table-cell>
          <table:table-cell table:style-name="ce8" office:value-type="float" office:value="13.319892">
            <text:p>13.32</text:p>
          </table:table-cell>
          <table:table-cell table:style-name="ce8" office:value-type="float" office:value="13.403747">
            <text:p>13.40</text:p>
          </table:table-cell>
          <table:table-cell table:style-name="ce8" office:value-type="float" office:value="13.541136">
            <text:p>13.54</text:p>
          </table:table-cell>
          <table:table-cell table:style-name="ce8" office:value-type="float" office:value="13.709794">
            <text:p>13.71</text:p>
          </table:table-cell>
          <table:table-cell table:style-name="ce8" office:value-type="float" office:value="13.691454">
            <text:p>13.69</text:p>
          </table:table-cell>
          <table:table-cell table:style-name="ce8" office:value-type="float" office:value="13.821027">
            <text:p>13.82</text:p>
          </table:table-cell>
          <table:table-cell table:style-name="ce8" office:value-type="float" office:value="13.950506">
            <text:p>13.95</text:p>
          </table:table-cell>
          <table:table-cell table:style-name="ce8" office:value-type="float" office:value="13.894178">
            <text:p>13.89</text:p>
          </table:table-cell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1.592457">
            <text:p>1.59</text:p>
          </table:table-cell>
          <table:table-cell table:style-name="ce8" office:value-type="float" office:value="4.194443">
            <text:p>4.19</text:p>
          </table:table-cell>
          <table:table-cell table:style-name="ce8" office:value-type="float" office:value="7.814955">
            <text:p>7.81</text:p>
          </table:table-cell>
          <table:table-cell table:style-name="ce8" office:value-type="float" office:value="11.547213">
            <text:p>11.55</text:p>
          </table:table-cell>
          <table:table-cell table:style-name="ce8" office:value-type="float" office:value="15.476641">
            <text:p>15.48</text:p>
          </table:table-cell>
          <table:table-cell table:style-name="ce8" office:value-type="float" office:value="18.23511">
            <text:p>18.24</text:p>
          </table:table-cell>
          <table:table-cell table:style-name="ce8" office:value-type="float" office:value="20.937374">
            <text:p>20.94</text:p>
          </table:table-cell>
          <table:table-cell table:style-name="ce8" office:value-type="float" office:value="22.728002">
            <text:p>22.73</text:p>
          </table:table-cell>
          <table:table-cell table:style-name="ce8" office:value-type="float" office:value="24.235009">
            <text:p>24.24</text:p>
          </table:table-cell>
          <table:table-cell table:style-name="ce8" office:value-type="float" office:value="25.590841">
            <text:p>25.59</text:p>
          </table:table-cell>
          <table:table-cell table:style-name="ce8" office:value-type="float" office:value="26.792025">
            <text:p>26.79</text:p>
          </table:table-cell>
          <table:table-cell table:style-name="ce8" office:value-type="float" office:value="27.789327">
            <text:p>27.79</text:p>
          </table:table-cell>
          <table:table-cell table:style-name="ce8" office:value-type="float" office:value="28.6399">
            <text:p>28.64</text:p>
          </table:table-cell>
          <table:table-cell table:style-name="ce8" office:value-type="float" office:value="29.451242">
            <text:p>29.45</text:p>
          </table:table-cell>
          <table:table-cell table:style-name="ce8" office:value-type="float" office:value="30.099642">
            <text:p>30.10</text:p>
          </table:table-cell>
          <table:table-cell table:style-name="ce8" office:value-type="float" office:value="30.664625">
            <text:p>30.66</text:p>
          </table:table-cell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190]/[.B189])" office:value-type="float" office:value="0.254907522496096">
            <text:p>0.25</text:p>
          </table:table-cell>
          <table:table-cell table:style-name="ce8" table:formula="of:=([.C190]/[.C189])" office:value-type="float" office:value="0.459619704316254">
            <text:p>0.46</text:p>
          </table:table-cell>
          <table:table-cell table:style-name="ce8" table:formula="of:=([.D190]/[.D189])" office:value-type="float" office:value="0.732618353700053">
            <text:p>0.73</text:p>
          </table:table-cell>
          <table:table-cell table:style-name="ce8" table:formula="of:=([.E190]/[.E189])" office:value-type="float" office:value="1.01123893356588">
            <text:p>1.01</text:p>
          </table:table-cell>
          <table:table-cell table:style-name="ce8" table:formula="of:=([.F190]/[.F189])" office:value-type="float" office:value="1.2759263624109">
            <text:p>1.28</text:p>
          </table:table-cell>
          <table:table-cell table:style-name="ce8" table:formula="of:=([.G190]/[.G189])" office:value-type="float" office:value="1.45369412259905">
            <text:p>1.45</text:p>
          </table:table-cell>
          <table:table-cell table:style-name="ce8" table:formula="of:=([.H190]/[.H189])" office:value-type="float" office:value="1.63571215292811">
            <text:p>1.64</text:p>
          </table:table-cell>
          <table:table-cell table:style-name="ce8" table:formula="of:=([.I190]/[.I189])" office:value-type="float" office:value="1.73619415244544">
            <text:p>1.74</text:p>
          </table:table-cell>
          <table:table-cell table:style-name="ce8" table:formula="of:=([.J190]/[.J189])" office:value-type="float" office:value="1.81945987249746">
            <text:p>1.82</text:p>
          </table:table-cell>
          <table:table-cell table:style-name="ce8" table:formula="of:=([.K190]/[.K189])" office:value-type="float" office:value="1.90923038162388">
            <text:p>1.91</text:p>
          </table:table-cell>
          <table:table-cell table:style-name="ce8" table:formula="of:=([.L190]/[.L189])" office:value-type="float" office:value="1.97856553541741">
            <text:p>1.98</text:p>
          </table:table-cell>
          <table:table-cell table:style-name="ce8" table:formula="of:=([.M190]/[.M189])" office:value-type="float" office:value="2.02696896831564">
            <text:p>2.03</text:p>
          </table:table-cell>
          <table:table-cell table:style-name="ce8" table:formula="of:=([.N190]/[.N189])" office:value-type="float" office:value="2.09180851062276">
            <text:p>2.09</text:p>
          </table:table-cell>
          <table:table-cell table:style-name="ce8" table:formula="of:=([.O190]/[.O189])" office:value-type="float" office:value="2.13090112623324">
            <text:p>2.13</text:p>
          </table:table-cell>
          <table:table-cell table:style-name="ce8" table:formula="of:=([.P190]/[.P189])" office:value-type="float" office:value="2.15760216869553">
            <text:p>2.16</text:p>
          </table:table-cell>
          <table:table-cell table:style-name="ce8" table:formula="of:=([.Q190]/[.Q189])" office:value-type="float" office:value="2.20701253431473">
            <text:p>2.21</text:p>
          </table:table-cell>
        </table:table-row>
      </table:table>
      <table:table table:name="5" table:style-name="ta1" table:print="false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 table:style-name="ce1" table:number-columns-repeated="7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MAP-507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GTX2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.090213">
            <text:p>7.090213</text:p>
          </table:table-cell>
          <table:table-cell office:value-type="float" office:value="11.748579">
            <text:p>11.748579</text:p>
          </table:table-cell>
          <table:table-cell office:value-type="float" office:value="11.948166">
            <text:p>11.94816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.310024">
            <text:p>12.310024</text:p>
          </table:table-cell>
          <table:table-cell office:value-type="float" office:value="33.337392">
            <text:p>33.337392</text:p>
          </table:table-cell>
          <table:table-cell office:value-type="float" office:value="35.985315">
            <text:p>35.98531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.614647">
            <text:p>13.614647</text:p>
          </table:table-cell>
          <table:table-cell office:value-type="float" office:value="64.24943">
            <text:p>64.24943</text:p>
          </table:table-cell>
          <table:table-cell office:value-type="float" office:value="72.835148">
            <text:p>72.8351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.494865">
            <text:p>14.494865</text:p>
          </table:table-cell>
          <table:table-cell office:value-type="float" office:value="85.374294">
            <text:p>85.374294</text:p>
          </table:table-cell>
          <table:table-cell office:value-type="float" office:value="99.101289">
            <text:p>99.10128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.582857">
            <text:p>14.582857</text:p>
          </table:table-cell>
          <table:table-cell office:value-type="float" office:value="92.321044">
            <text:p>92.321044</text:p>
          </table:table-cell>
          <table:table-cell office:value-type="float" office:value="108.359008">
            <text:p>108.3590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.92275">
            <text:p>6.92275</text:p>
          </table:table-cell>
          <table:table-cell office:value-type="float" office:value="93.791671">
            <text:p>93.791671</text:p>
          </table:table-cell>
          <table:table-cell office:value-type="float" office:value="110.501534">
            <text:p>110.501534</text:p>
          </table:table-cell>
          <table:table-cell table:number-columns-repeated="11"/>
        </table:table-row>
        <table:table-row table:style-name="ro2"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7.090213">
            <text:p>7.09</text:p>
          </table:table-cell>
          <table:table-cell table:style-name="ce8" office:value-type="float" office:value="12.310024">
            <text:p>12.31</text:p>
          </table:table-cell>
          <table:table-cell table:style-name="ce8" office:value-type="float" office:value="13.614647">
            <text:p>13.61</text:p>
          </table:table-cell>
          <table:table-cell table:style-name="ce8" office:value-type="float" office:value="14.494865">
            <text:p>14.49</text:p>
          </table:table-cell>
          <table:table-cell table:style-name="ce8" office:value-type="float" office:value="14.582857">
            <text:p>14.58</text:p>
          </table:table-cell>
          <table:table-cell table:style-name="ce8" office:value-type="float" office:value="6.92275">
            <text:p>6.92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7.090213">
            <text:p>7.09</text:p>
          </table:table-cell>
          <table:table-cell table:style-name="ce8" office:value-type="float" office:value="12.310024">
            <text:p>12.31</text:p>
          </table:table-cell>
          <table:table-cell table:style-name="ce8" office:value-type="float" office:value="13.614647">
            <text:p>13.61</text:p>
          </table:table-cell>
          <table:table-cell table:style-name="ce8" office:value-type="float" office:value="14.494865">
            <text:p>14.49</text:p>
          </table:table-cell>
          <table:table-cell table:style-name="ce8" office:value-type="float" office:value="14.582857">
            <text:p>14.58</text:p>
          </table:table-cell>
          <table:table-cell table:style-name="ce8" office:value-type="float" office:value="6.92275">
            <text:p>6.92</text:p>
          </table:table-cell>
        </table:table-row>
        <table:table-row table:style-name="ro2">
          <table:table-cell table:style-name="ce5" office:value-type="string">
            <text:p>w/i L</text:p>
          </table:table-cell>
          <table:table-cell table:style-name="ce8" office:value-type="float" office:value="11.748579">
            <text:p>11.75</text:p>
          </table:table-cell>
          <table:table-cell table:style-name="ce8" office:value-type="float" office:value="33.337392">
            <text:p>33.34</text:p>
          </table:table-cell>
          <table:table-cell table:style-name="ce8" office:value-type="float" office:value="64.24943">
            <text:p>64.25</text:p>
          </table:table-cell>
          <table:table-cell table:style-name="ce8" office:value-type="float" office:value="85.374294">
            <text:p>85.37</text:p>
          </table:table-cell>
          <table:table-cell table:style-name="ce8" office:value-type="float" office:value="92.321044">
            <text:p>92.32</text:p>
          </table:table-cell>
          <table:table-cell table:style-name="ce8" office:value-type="float" office:value="93.791671">
            <text:p>93.79</text:p>
          </table:table-cell>
          <table:table-cell/>
          <table:table-cell table:style-name="ce5" office:value-type="string">
            <text:p>w/i L</text:p>
          </table:table-cell>
          <table:table-cell table:style-name="ce8" office:value-type="float" office:value="11.748579">
            <text:p>11.75</text:p>
          </table:table-cell>
          <table:table-cell table:style-name="ce8" office:value-type="float" office:value="33.337392">
            <text:p>33.34</text:p>
          </table:table-cell>
          <table:table-cell table:style-name="ce8" office:value-type="float" office:value="64.24943">
            <text:p>64.25</text:p>
          </table:table-cell>
          <table:table-cell table:style-name="ce8" office:value-type="float" office:value="85.374294">
            <text:p>85.37</text:p>
          </table:table-cell>
          <table:table-cell table:style-name="ce8" office:value-type="float" office:value="92.321044">
            <text:p>92.32</text:p>
          </table:table-cell>
          <table:table-cell table:style-name="ce8" office:value-type="float" office:value="93.791671">
            <text:p>93.79</text:p>
          </table:table-cell>
        </table:table-row>
        <table:table-row table:style-name="ro2">
          <table:table-cell table:style-name="ce5" office:value-type="string">
            <text:p>w/i M</text:p>
          </table:table-cell>
          <table:table-cell table:style-name="ce8" office:value-type="float" office:value="11.948166">
            <text:p>11.95</text:p>
          </table:table-cell>
          <table:table-cell table:style-name="ce8" office:value-type="float" office:value="35.985315">
            <text:p>35.99</text:p>
          </table:table-cell>
          <table:table-cell table:style-name="ce8" office:value-type="float" office:value="72.835148">
            <text:p>72.84</text:p>
          </table:table-cell>
          <table:table-cell table:style-name="ce8" office:value-type="float" office:value="99.101289">
            <text:p>99.10</text:p>
          </table:table-cell>
          <table:table-cell table:style-name="ce8" office:value-type="float" office:value="108.359008">
            <text:p>108.36</text:p>
          </table:table-cell>
          <table:table-cell table:style-name="ce8" office:value-type="float" office:value="110.501534">
            <text:p>110.50</text:p>
          </table:table-cell>
          <table:table-cell/>
          <table:table-cell table:style-name="ce5" office:value-type="string">
            <text:p>w/i M</text:p>
          </table:table-cell>
          <table:table-cell table:style-name="ce8" office:value-type="float" office:value="11.948166">
            <text:p>11.95</text:p>
          </table:table-cell>
          <table:table-cell table:style-name="ce8" office:value-type="float" office:value="35.985315">
            <text:p>35.99</text:p>
          </table:table-cell>
          <table:table-cell table:style-name="ce8" office:value-type="float" office:value="72.835148">
            <text:p>72.84</text:p>
          </table:table-cell>
          <table:table-cell table:style-name="ce8" office:value-type="float" office:value="99.101289">
            <text:p>99.10</text:p>
          </table:table-cell>
          <table:table-cell table:style-name="ce8" office:value-type="float" office:value="108.359008">
            <text:p>108.36</text:p>
          </table:table-cell>
          <table:table-cell table:style-name="ce8" office:value-type="float" office:value="110.501534">
            <text:p>110.50</text:p>
          </table:table-cell>
        </table:table-row>
        <table:table-row table:style-name="ro2">
          <table:table-cell table:style-name="ce5" office:value-type="string">
            <text:p>sp1</text:p>
          </table:table-cell>
          <table:table-cell table:style-name="ce8" table:formula="of:=([.B15]/[.B14])" office:value-type="float" office:value="1.65701354811202">
            <text:p>1.66</text:p>
          </table:table-cell>
          <table:table-cell table:style-name="ce8" table:formula="of:=([.C15]/[.C14])" office:value-type="float" office:value="2.70815004097474">
            <text:p>2.71</text:p>
          </table:table-cell>
          <table:table-cell table:style-name="ce8" table:formula="of:=([.D15]/[.D14])" office:value-type="float" office:value="4.71914034936051">
            <text:p>4.72</text:p>
          </table:table-cell>
          <table:table-cell table:style-name="ce8" table:formula="of:=([.E15]/[.E14])" office:value-type="float" office:value="5.88996820598191">
            <text:p>5.89</text:p>
          </table:table-cell>
          <table:table-cell table:style-name="ce8" table:formula="of:=([.F15]/[.F14])" office:value-type="float" office:value="6.33079265606184">
            <text:p>6.33</text:p>
          </table:table-cell>
          <table:table-cell table:style-name="ce8" table:formula="of:=([.G15]/[.G14])" office:value-type="float" office:value="13.548325593153">
            <text:p>13.55</text:p>
          </table:table-cell>
          <table:table-cell/>
          <table:table-cell table:style-name="ce5" office:value-type="string">
            <text:p>sp1</text:p>
          </table:table-cell>
          <table:table-cell table:style-name="ce8" table:formula="of:=([.J15]/[.J14])" office:value-type="float" office:value="1.65701354811202">
            <text:p>1.66</text:p>
          </table:table-cell>
          <table:table-cell table:style-name="ce8" table:formula="of:=([.K15]/[.K14])" office:value-type="float" office:value="2.70815004097474">
            <text:p>2.71</text:p>
          </table:table-cell>
          <table:table-cell table:style-name="ce8" table:formula="of:=([.L15]/[.L14])" office:value-type="float" office:value="4.71914034936051">
            <text:p>4.72</text:p>
          </table:table-cell>
          <table:table-cell table:style-name="ce8" table:formula="of:=([.M15]/[.M14])" office:value-type="float" office:value="5.88996820598191">
            <text:p>5.89</text:p>
          </table:table-cell>
          <table:table-cell table:style-name="ce8" table:formula="of:=([.N15]/[.N14])" office:value-type="float" office:value="6.33079265606184">
            <text:p>6.33</text:p>
          </table:table-cell>
          <table:table-cell table:style-name="ce8" table:formula="of:=([.O15]/[.O14])" office:value-type="float" office:value="13.548325593153">
            <text:p>13.55</text:p>
          </table:table-cell>
        </table:table-row>
        <table:table-row table:style-name="ro2">
          <table:table-cell table:style-name="ce5" office:value-type="string">
            <text:p>sp2</text:p>
          </table:table-cell>
          <table:table-cell table:style-name="ce8" table:formula="of:=([.B16]/[.B14])" office:value-type="float" office:value="1.68516319608452">
            <text:p>1.69</text:p>
          </table:table-cell>
          <table:table-cell table:style-name="ce8" table:formula="of:=([.C16]/[.C14])" office:value-type="float" office:value="2.92325303346281">
            <text:p>2.92</text:p>
          </table:table-cell>
          <table:table-cell table:style-name="ce8" table:formula="of:=([.D16]/[.D14])" office:value-type="float" office:value="5.34976397111141">
            <text:p>5.35</text:p>
          </table:table-cell>
          <table:table-cell table:style-name="ce8" table:formula="of:=([.E16]/[.E14])" office:value-type="float" office:value="6.83699289369028">
            <text:p>6.84</text:p>
          </table:table-cell>
          <table:table-cell table:style-name="ce8" table:formula="of:=([.F16]/[.F14])" office:value-type="float" office:value="7.43057468094215">
            <text:p>7.43</text:p>
          </table:table-cell>
          <table:table-cell table:style-name="ce8" table:formula="of:=([.G16]/[.G14])" office:value-type="float" office:value="15.9620864540826">
            <text:p>15.96</text:p>
          </table:table-cell>
          <table:table-cell/>
          <table:table-cell table:style-name="ce5" office:value-type="string">
            <text:p>sp2</text:p>
          </table:table-cell>
          <table:table-cell table:style-name="ce8" table:formula="of:=([.J16]/[.J14])" office:value-type="float" office:value="1.68516319608452">
            <text:p>1.69</text:p>
          </table:table-cell>
          <table:table-cell table:style-name="ce8" table:formula="of:=([.K16]/[.K14])" office:value-type="float" office:value="2.92325303346281">
            <text:p>2.92</text:p>
          </table:table-cell>
          <table:table-cell table:style-name="ce8" table:formula="of:=([.L16]/[.L14])" office:value-type="float" office:value="5.34976397111141">
            <text:p>5.35</text:p>
          </table:table-cell>
          <table:table-cell table:style-name="ce8" table:formula="of:=([.M16]/[.M14])" office:value-type="float" office:value="6.83699289369028">
            <text:p>6.84</text:p>
          </table:table-cell>
          <table:table-cell table:style-name="ce8" table:formula="of:=([.N16]/[.N14])" office:value-type="float" office:value="7.43057468094215">
            <text:p>7.43</text:p>
          </table:table-cell>
          <table:table-cell table:style-name="ce8" table:formula="of:=([.O16]/[.O14])" office:value-type="float" office:value="15.9620864540826">
            <text:p>15.96</text:p>
          </table:table-cell>
        </table:table-row>
        <table:table-row table:style-name="ro2">
          <table:table-cell table:number-columns-repeated="8"/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6" office:value-type="string">
            <text:p>HD6970</text:p>
          </table:table-cell>
          <table:table-cell table:number-columns-repeated="7"/>
          <table:table-cell table:style-name="ce5" office:value-type="string">
            <text:p>w/o</text:p>
          </table:table-cell>
          <table:table-cell table:style-name="ce8" office:value-type="float" office:value="3.239822">
            <text:p>3.24</text:p>
          </table:table-cell>
          <table:table-cell table:style-name="ce8" office:value-type="float" office:value="10.767208">
            <text:p>10.77</text:p>
          </table:table-cell>
          <table:table-cell table:style-name="ce8" office:value-type="float" office:value="25.745603">
            <text:p>25.75</text:p>
          </table:table-cell>
          <table:table-cell table:style-name="ce8" office:value-type="float" office:value="51.993249">
            <text:p>51.99</text:p>
          </table:table-cell>
          <table:table-cell table:style-name="ce8" office:value-type="float" office:value="92.313603">
            <text:p>92.31</text:p>
          </table:table-cell>
          <table:table-cell table:style-name="ce8" office:value-type="float" office:value="108.339148">
            <text:p>108.34</text:p>
          </table:table-cell>
        </table:table-row>
        <table:table-row table:style-name="ro2">
          <table:table-cell/>
          <table:table-cell office:value-type="float" office:value="3.239822">
            <text:p>3.239822</text:p>
          </table:table-cell>
          <table:table-cell office:value-type="float" office:value="3.571441">
            <text:p>3.571441</text:p>
          </table:table-cell>
          <table:table-cell office:value-type="float" office:value="3.700856">
            <text:p>3.700856</text:p>
          </table:table-cell>
          <table:table-cell table:number-columns-repeated="4"/>
          <table:table-cell table:style-name="ce5" office:value-type="string">
            <text:p>w/i L</text:p>
          </table:table-cell>
          <table:table-cell table:style-name="ce8" office:value-type="float" office:value="3.571441">
            <text:p>3.57</text:p>
          </table:table-cell>
          <table:table-cell table:style-name="ce8" office:value-type="float" office:value="13.330404">
            <text:p>13.33</text:p>
          </table:table-cell>
          <table:table-cell table:style-name="ce8" office:value-type="float" office:value="47.343114">
            <text:p>47.34</text:p>
          </table:table-cell>
          <table:table-cell table:style-name="ce8" office:value-type="float" office:value="86.674359">
            <text:p>86.67</text:p>
          </table:table-cell>
          <table:table-cell table:style-name="ce8" office:value-type="float" office:value="132.67162">
            <text:p>132.67</text:p>
          </table:table-cell>
          <table:table-cell table:style-name="ce8" office:value-type="float" office:value="156.324074">
            <text:p>156.32</text:p>
          </table:table-cell>
        </table:table-row>
        <table:table-row table:style-name="ro2">
          <table:table-cell/>
          <table:table-cell office:value-type="float" office:value="10.767208">
            <text:p>10.767208</text:p>
          </table:table-cell>
          <table:table-cell office:value-type="float" office:value="13.330404">
            <text:p>13.330404</text:p>
          </table:table-cell>
          <table:table-cell office:value-type="float" office:value="13.96253">
            <text:p>13.96253</text:p>
          </table:table-cell>
          <table:table-cell table:number-columns-repeated="4"/>
          <table:table-cell table:style-name="ce5" office:value-type="string">
            <text:p>w/i M</text:p>
          </table:table-cell>
          <table:table-cell table:style-name="ce8" office:value-type="float" office:value="3.700856">
            <text:p>3.70</text:p>
          </table:table-cell>
          <table:table-cell table:style-name="ce8" office:value-type="float" office:value="13.96253">
            <text:p>13.96</text:p>
          </table:table-cell>
          <table:table-cell table:style-name="ce8" office:value-type="float" office:value="52.13288">
            <text:p>52.13</text:p>
          </table:table-cell>
          <table:table-cell table:style-name="ce8" office:value-type="float" office:value="93.693046">
            <text:p>93.69</text:p>
          </table:table-cell>
          <table:table-cell table:style-name="ce8" office:value-type="float" office:value="146.771675">
            <text:p>146.77</text:p>
          </table:table-cell>
          <table:table-cell table:style-name="ce8" office:value-type="float" office:value="174.971509">
            <text:p>174.97</text:p>
          </table:table-cell>
        </table:table-row>
        <table:table-row table:style-name="ro2">
          <table:table-cell/>
          <table:table-cell office:value-type="float" office:value="25.745603">
            <text:p>25.745603</text:p>
          </table:table-cell>
          <table:table-cell office:value-type="float" office:value="47.343114">
            <text:p>47.343114</text:p>
          </table:table-cell>
          <table:table-cell office:value-type="float" office:value="52.13288">
            <text:p>52.13288</text:p>
          </table:table-cell>
          <table:table-cell table:number-columns-repeated="4"/>
          <table:table-cell table:style-name="ce5" office:value-type="string">
            <text:p>sp1</text:p>
          </table:table-cell>
          <table:table-cell table:style-name="ce8" table:formula="of:=([.J21]/[.J20])" office:value-type="float" office:value="1.10235716653569">
            <text:p>1.10</text:p>
          </table:table-cell>
          <table:table-cell table:style-name="ce8" table:formula="of:=([.K21]/[.K20])" office:value-type="float" office:value="1.23805577081821">
            <text:p>1.24</text:p>
          </table:table-cell>
          <table:table-cell table:style-name="ce8" table:formula="of:=([.L21]/[.L20])" office:value-type="float" office:value="1.83888153639284">
            <text:p>1.84</text:p>
          </table:table-cell>
          <table:table-cell table:style-name="ce8" table:formula="of:=([.M21]/[.M20])" office:value-type="float" office:value="1.66703102166206">
            <text:p>1.67</text:p>
          </table:table-cell>
          <table:table-cell table:style-name="ce8" table:formula="of:=([.N21]/[.N20])" office:value-type="float" office:value="1.43718385685802">
            <text:p>1.44</text:p>
          </table:table-cell>
          <table:table-cell table:style-name="ce8" table:formula="of:=([.O21]/[.O20])" office:value-type="float" office:value="1.44291400556334">
            <text:p>1.44</text:p>
          </table:table-cell>
        </table:table-row>
        <table:table-row table:style-name="ro2">
          <table:table-cell/>
          <table:table-cell office:value-type="float" office:value="51.993249">
            <text:p>51.993249</text:p>
          </table:table-cell>
          <table:table-cell office:value-type="float" office:value="86.674359">
            <text:p>86.674359</text:p>
          </table:table-cell>
          <table:table-cell office:value-type="float" office:value="93.693046">
            <text:p>93.693046</text:p>
          </table:table-cell>
          <table:table-cell table:number-columns-repeated="4"/>
          <table:table-cell table:style-name="ce5" office:value-type="string">
            <text:p>sp2</text:p>
          </table:table-cell>
          <table:table-cell table:style-name="ce8" table:formula="of:=([.J22]/[.J20])" office:value-type="float" office:value="1.14230226228478">
            <text:p>1.14</text:p>
          </table:table-cell>
          <table:table-cell table:style-name="ce8" table:formula="of:=([.K22]/[.K20])" office:value-type="float" office:value="1.29676421222661">
            <text:p>1.30</text:p>
          </table:table-cell>
          <table:table-cell table:style-name="ce8" table:formula="of:=([.L22]/[.L20])" office:value-type="float" office:value="2.02492363453286">
            <text:p>2.02</text:p>
          </table:table-cell>
          <table:table-cell table:style-name="ce8" table:formula="of:=([.M22]/[.M20])" office:value-type="float" office:value="1.80202329729385">
            <text:p>1.80</text:p>
          </table:table-cell>
          <table:table-cell table:style-name="ce8" table:formula="of:=([.N22]/[.N20])" office:value-type="float" office:value="1.58992467231509">
            <text:p>1.59</text:p>
          </table:table-cell>
          <table:table-cell table:style-name="ce8" table:formula="of:=([.O22]/[.O20])" office:value-type="float" office:value="1.61503493640175">
            <text:p>1.62</text:p>
          </table:table-cell>
        </table:table-row>
        <table:table-row table:style-name="ro2">
          <table:table-cell/>
          <table:table-cell office:value-type="float" office:value="92.313603">
            <text:p>92.313603</text:p>
          </table:table-cell>
          <table:table-cell office:value-type="float" office:value="132.67162">
            <text:p>132.67162</text:p>
          </table:table-cell>
          <table:table-cell office:value-type="float" office:value="146.771675">
            <text:p>146.771675</text:p>
          </table:table-cell>
          <table:table-cell table:number-columns-repeated="4"/>
          <table:table-cell table:style-name="ce4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/>
          <table:table-cell office:value-type="float" office:value="108.339148">
            <text:p>108.339148</text:p>
          </table:table-cell>
          <table:table-cell office:value-type="float" office:value="156.324074">
            <text:p>156.324074</text:p>
          </table:table-cell>
          <table:table-cell office:value-type="float" office:value="174.971509">
            <text:p>174.971509</text:p>
          </table:table-cell>
          <table:table-cell table:number-columns-repeated="4"/>
          <table:table-cell table:style-name="ce5" office:value-type="string">
            <text:p>w/o</text:p>
          </table:table-cell>
          <table:table-cell table:style-name="ce8" office:value-type="float" office:value="17.105063">
            <text:p>17.11</text:p>
          </table:table-cell>
          <table:table-cell table:style-name="ce8" office:value-type="float" office:value="44.757892">
            <text:p>44.76</text:p>
          </table:table-cell>
          <table:table-cell table:style-name="ce8" office:value-type="float" office:value="75.891753">
            <text:p>75.89</text:p>
          </table:table-cell>
          <table:table-cell table:style-name="ce8" office:value-type="float" office:value="86.027671">
            <text:p>86.03</text:p>
          </table:table-cell>
          <table:table-cell table:style-name="ce8" office:value-type="float" office:value="97.679261">
            <text:p>97.68</text:p>
          </table:table-cell>
          <table:table-cell table:style-name="ce8" office:value-type="float" office:value="97.371654">
            <text:p>97.37</text:p>
          </table:table-cell>
        </table:table-row>
        <table:table-row table:style-name="ro2"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5" office:value-type="string">
            <text:p>w/i L</text:p>
          </table:table-cell>
          <table:table-cell table:style-name="ce8" office:value-type="float" office:value="19.314219">
            <text:p>19.31</text:p>
          </table:table-cell>
          <table:table-cell table:style-name="ce8" office:value-type="float" office:value="64.996478">
            <text:p>65.00</text:p>
          </table:table-cell>
          <table:table-cell table:style-name="ce8" office:value-type="float" office:value="159.842475">
            <text:p>159.84</text:p>
          </table:table-cell>
          <table:table-cell table:style-name="ce8" office:value-type="float" office:value="253.583643">
            <text:p>253.58</text:p>
          </table:table-cell>
          <table:table-cell table:style-name="ce8" office:value-type="float" office:value="295.832725">
            <text:p>295.83</text:p>
          </table:table-cell>
          <table:table-cell table:style-name="ce8" office:value-type="float" office:value="301.750278">
            <text:p>301.75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3.239822">
            <text:p>3.24</text:p>
          </table:table-cell>
          <table:table-cell table:style-name="ce8" office:value-type="float" office:value="10.767208">
            <text:p>10.77</text:p>
          </table:table-cell>
          <table:table-cell table:style-name="ce8" office:value-type="float" office:value="25.745603">
            <text:p>25.75</text:p>
          </table:table-cell>
          <table:table-cell table:style-name="ce8" office:value-type="float" office:value="51.993249">
            <text:p>51.99</text:p>
          </table:table-cell>
          <table:table-cell table:style-name="ce8" office:value-type="float" office:value="92.313603">
            <text:p>92.31</text:p>
          </table:table-cell>
          <table:table-cell table:style-name="ce8" office:value-type="float" office:value="108.339148">
            <text:p>108.34</text:p>
          </table:table-cell>
          <table:table-cell/>
          <table:table-cell table:style-name="ce5" office:value-type="string">
            <text:p>w/i M</text:p>
          </table:table-cell>
          <table:table-cell table:style-name="ce8" office:value-type="float" office:value="19.56289">
            <text:p>19.56</text:p>
          </table:table-cell>
          <table:table-cell table:style-name="ce8" office:value-type="float" office:value="66.225853">
            <text:p>66.23</text:p>
          </table:table-cell>
          <table:table-cell table:style-name="ce8" office:value-type="float" office:value="169.082106">
            <text:p>169.08</text:p>
          </table:table-cell>
          <table:table-cell table:style-name="ce8" office:value-type="float" office:value="276.574229">
            <text:p>276.57</text:p>
          </table:table-cell>
          <table:table-cell table:style-name="ce8" office:value-type="float" office:value="327.072067">
            <text:p>327.07</text:p>
          </table:table-cell>
          <table:table-cell table:style-name="ce8" office:value-type="float" office:value="330.528427">
            <text:p>330.53</text:p>
          </table:table-cell>
        </table:table-row>
        <table:table-row table:style-name="ro2">
          <table:table-cell table:style-name="ce5" office:value-type="string">
            <text:p>w/i L</text:p>
          </table:table-cell>
          <table:table-cell table:style-name="ce8" office:value-type="float" office:value="3.571441">
            <text:p>3.57</text:p>
          </table:table-cell>
          <table:table-cell table:style-name="ce8" office:value-type="float" office:value="13.330404">
            <text:p>13.33</text:p>
          </table:table-cell>
          <table:table-cell table:style-name="ce8" office:value-type="float" office:value="47.343114">
            <text:p>47.34</text:p>
          </table:table-cell>
          <table:table-cell table:style-name="ce8" office:value-type="float" office:value="86.674359">
            <text:p>86.67</text:p>
          </table:table-cell>
          <table:table-cell table:style-name="ce8" office:value-type="float" office:value="132.67162">
            <text:p>132.67</text:p>
          </table:table-cell>
          <table:table-cell table:style-name="ce8" office:value-type="float" office:value="156.324074">
            <text:p>156.32</text:p>
          </table:table-cell>
          <table:table-cell/>
          <table:table-cell table:style-name="ce5" office:value-type="string">
            <text:p>sp1</text:p>
          </table:table-cell>
          <table:table-cell table:style-name="ce8" table:formula="of:=([.J27]/[.J26])" office:value-type="float" office:value="1.12915216974062">
            <text:p>1.13</text:p>
          </table:table-cell>
          <table:table-cell table:style-name="ce8" table:formula="of:=([.K27]/[.K26])" office:value-type="float" office:value="1.45217915982281">
            <text:p>1.45</text:p>
          </table:table-cell>
          <table:table-cell table:style-name="ce8" table:formula="of:=([.L27]/[.L26])" office:value-type="float" office:value="2.10619031293163">
            <text:p>2.11</text:p>
          </table:table-cell>
          <table:table-cell table:style-name="ce8" table:formula="of:=([.M27]/[.M26])" office:value-type="float" office:value="2.94769857247443">
            <text:p>2.95</text:p>
          </table:table-cell>
          <table:table-cell table:style-name="ce8" table:formula="of:=([.N27]/[.N26])" office:value-type="float" office:value="3.02861346381398">
            <text:p>3.03</text:p>
          </table:table-cell>
          <table:table-cell table:style-name="ce8" table:formula="of:=([.O27]/[.O26])" office:value-type="float" office:value="3.09895401386527">
            <text:p>3.10</text:p>
          </table:table-cell>
        </table:table-row>
        <table:table-row table:style-name="ro2">
          <table:table-cell table:style-name="ce5" office:value-type="string">
            <text:p>w/i M</text:p>
          </table:table-cell>
          <table:table-cell table:style-name="ce8" office:value-type="float" office:value="3.700856">
            <text:p>3.70</text:p>
          </table:table-cell>
          <table:table-cell table:style-name="ce8" office:value-type="float" office:value="13.96253">
            <text:p>13.96</text:p>
          </table:table-cell>
          <table:table-cell table:style-name="ce8" office:value-type="float" office:value="52.13288">
            <text:p>52.13</text:p>
          </table:table-cell>
          <table:table-cell table:style-name="ce8" office:value-type="float" office:value="93.693046">
            <text:p>93.69</text:p>
          </table:table-cell>
          <table:table-cell table:style-name="ce8" office:value-type="float" office:value="146.771675">
            <text:p>146.77</text:p>
          </table:table-cell>
          <table:table-cell table:style-name="ce8" office:value-type="float" office:value="174.971509">
            <text:p>174.97</text:p>
          </table:table-cell>
          <table:table-cell/>
          <table:table-cell table:style-name="ce5" office:value-type="string">
            <text:p>sp2</text:p>
          </table:table-cell>
          <table:table-cell table:style-name="ce8" table:formula="of:=([.J28]/[.J26])" office:value-type="float" office:value="1.14369002908671">
            <text:p>1.14</text:p>
          </table:table-cell>
          <table:table-cell table:style-name="ce8" table:formula="of:=([.K28]/[.K26])" office:value-type="float" office:value="1.47964638280999">
            <text:p>1.48</text:p>
          </table:table-cell>
          <table:table-cell table:style-name="ce8" table:formula="of:=([.L28]/[.L26])" office:value-type="float" office:value="2.22793781031781">
            <text:p>2.23</text:p>
          </table:table-cell>
          <table:table-cell table:style-name="ce8" table:formula="of:=([.M28]/[.M26])" office:value-type="float" office:value="3.21494497973797">
            <text:p>3.21</text:p>
          </table:table-cell>
          <table:table-cell table:style-name="ce8" table:formula="of:=([.N28]/[.N26])" office:value-type="float" office:value="3.34842896692267">
            <text:p>3.35</text:p>
          </table:table-cell>
          <table:table-cell table:style-name="ce8" table:formula="of:=([.O28]/[.O26])" office:value-type="float" office:value="3.39450356876961">
            <text:p>3.39</text:p>
          </table:table-cell>
        </table:table-row>
        <table:table-row table:style-name="ro2">
          <table:table-cell table:style-name="ce5" office:value-type="string">
            <text:p>sp1</text:p>
          </table:table-cell>
          <table:table-cell table:style-name="ce8" table:formula="of:=([.B29]/[.B28])" office:value-type="float" office:value="1.10235716653569">
            <text:p>1.10</text:p>
          </table:table-cell>
          <table:table-cell table:style-name="ce8" table:formula="of:=([.C29]/[.C28])" office:value-type="float" office:value="1.23805577081821">
            <text:p>1.24</text:p>
          </table:table-cell>
          <table:table-cell table:style-name="ce8" table:formula="of:=([.D29]/[.D28])" office:value-type="float" office:value="1.83888153639284">
            <text:p>1.84</text:p>
          </table:table-cell>
          <table:table-cell table:style-name="ce8" table:formula="of:=([.E29]/[.E28])" office:value-type="float" office:value="1.66703102166206">
            <text:p>1.67</text:p>
          </table:table-cell>
          <table:table-cell table:style-name="ce8" table:formula="of:=([.F29]/[.F28])" office:value-type="float" office:value="1.43718385685802">
            <text:p>1.44</text:p>
          </table:table-cell>
          <table:table-cell table:style-name="ce8" table:formula="of:=([.G29]/[.G28])" office:value-type="float" office:value="1.44291400556334">
            <text:p>1.44</text:p>
          </table:table-cell>
          <table:table-cell/>
          <table:table-cell table:style-name="ce4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sp2</text:p>
          </table:table-cell>
          <table:table-cell table:style-name="ce8" table:formula="of:=([.B30]/[.B28])" office:value-type="float" office:value="1.14230226228478">
            <text:p>1.14</text:p>
          </table:table-cell>
          <table:table-cell table:style-name="ce8" table:formula="of:=([.C30]/[.C28])" office:value-type="float" office:value="1.29676421222661">
            <text:p>1.30</text:p>
          </table:table-cell>
          <table:table-cell table:style-name="ce8" table:formula="of:=([.D30]/[.D28])" office:value-type="float" office:value="2.02492363453286">
            <text:p>2.02</text:p>
          </table:table-cell>
          <table:table-cell table:style-name="ce8" table:formula="of:=([.E30]/[.E28])" office:value-type="float" office:value="1.80202329729385">
            <text:p>1.80</text:p>
          </table:table-cell>
          <table:table-cell table:style-name="ce8" table:formula="of:=([.F30]/[.F28])" office:value-type="float" office:value="1.58992467231509">
            <text:p>1.59</text:p>
          </table:table-cell>
          <table:table-cell table:style-name="ce8" table:formula="of:=([.G30]/[.G28])" office:value-type="float" office:value="1.61503493640175">
            <text:p>1.62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4.954969">
            <text:p>4.95</text:p>
          </table:table-cell>
          <table:table-cell table:style-name="ce8" office:value-type="float" office:value="9.496817">
            <text:p>9.50</text:p>
          </table:table-cell>
          <table:table-cell table:style-name="ce8" office:value-type="float" office:value="16.973695">
            <text:p>16.97</text:p>
          </table:table-cell>
          <table:table-cell table:style-name="ce8" office:value-type="float" office:value="19.142591">
            <text:p>19.14</text:p>
          </table:table-cell>
          <table:table-cell table:style-name="ce8" office:value-type="float" office:value="19.118971">
            <text:p>19.12</text:p>
          </table:table-cell>
          <table:table-cell table:style-name="ce8" office:value-type="float" office:value="19.30356">
            <text:p>19.30</text:p>
          </table:table-cell>
        </table:table-row>
        <table:table-row table:style-name="ro2">
          <table:table-cell table:number-columns-repeated="8"/>
          <table:table-cell table:style-name="ce5" office:value-type="string">
            <text:p>w/i L</text:p>
          </table:table-cell>
          <table:table-cell table:style-name="ce8" office:value-type="float" office:value="1.057124">
            <text:p>1.06</text:p>
          </table:table-cell>
          <table:table-cell table:style-name="ce8" office:value-type="float" office:value="1.23165">
            <text:p>1.23</text:p>
          </table:table-cell>
          <table:table-cell table:style-name="ce8" office:value-type="float" office:value="1.276284">
            <text:p>1.28</text:p>
          </table:table-cell>
          <table:table-cell table:style-name="ce8" office:value-type="float" office:value="1.396848">
            <text:p>1.40</text:p>
          </table:table-cell>
          <table:table-cell table:style-name="ce8" office:value-type="float" office:value="1.355374">
            <text:p>1.36</text:p>
          </table:table-cell>
          <table:table-cell table:style-name="ce8" office:value-type="float" office:value="1.369962">
            <text:p>1.37</text:p>
          </table:table-cell>
        </table:table-row>
        <table:table-row table:style-name="ro2">
          <table:table-cell table:style-name="ce3" office:value-type="string">
            <text:p>GTX580</text:p>
          </table:table-cell>
          <table:table-cell table:number-columns-repeated="7"/>
          <table:table-cell table:style-name="ce5" office:value-type="string">
            <text:p>w/i M</text:p>
          </table:table-cell>
          <table:table-cell table:style-name="ce8" office:value-type="float" office:value="1.047403">
            <text:p>1.05</text:p>
          </table:table-cell>
          <table:table-cell table:style-name="ce8" office:value-type="float" office:value="1.232972">
            <text:p>1.23</text:p>
          </table:table-cell>
          <table:table-cell table:style-name="ce8" office:value-type="float" office:value="1.279862">
            <text:p>1.28</text:p>
          </table:table-cell>
          <table:table-cell table:style-name="ce8" office:value-type="float" office:value="1.401746">
            <text:p>1.40</text:p>
          </table:table-cell>
          <table:table-cell table:style-name="ce8" office:value-type="float" office:value="1.360771">
            <text:p>1.36</text:p>
          </table:table-cell>
          <table:table-cell table:style-name="ce8" office:value-type="float" office:value="1.373649">
            <text:p>1.37</text:p>
          </table:table-cell>
        </table:table-row>
        <table:table-row table:style-name="ro2">
          <table:table-cell/>
          <table:table-cell office:value-type="float" office:value="17.105063">
            <text:p>17.105063</text:p>
          </table:table-cell>
          <table:table-cell office:value-type="float" office:value="19.314219">
            <text:p>19.314219</text:p>
          </table:table-cell>
          <table:table-cell office:value-type="float" office:value="19.56289">
            <text:p>19.56289</text:p>
          </table:table-cell>
          <table:table-cell table:number-columns-repeated="4"/>
          <table:table-cell table:style-name="ce5" office:value-type="string">
            <text:p>sp1</text:p>
          </table:table-cell>
          <table:table-cell table:style-name="ce8" table:formula="of:=([.J33]/[.J32])" office:value-type="float" office:value="0.213346238896752">
            <text:p>0.21</text:p>
          </table:table-cell>
          <table:table-cell table:style-name="ce8" table:formula="of:=([.K33]/[.K32])" office:value-type="float" office:value="0.129690821672146">
            <text:p>0.13</text:p>
          </table:table-cell>
          <table:table-cell table:style-name="ce8" table:formula="of:=([.L33]/[.L32])" office:value-type="float" office:value="0.0751918777850079">
            <text:p>0.08</text:p>
          </table:table-cell>
          <table:table-cell table:style-name="ce8" table:formula="of:=([.M33]/[.M32])" office:value-type="float" office:value="0.0729706861521515">
            <text:p>0.07</text:p>
          </table:table-cell>
          <table:table-cell table:style-name="ce8" table:formula="of:=([.N33]/[.N32])" office:value-type="float" office:value="0.0708915767485604">
            <text:p>0.07</text:p>
          </table:table-cell>
          <table:table-cell table:style-name="ce8" table:formula="of:=([.O33]/[.O32])" office:value-type="float" office:value="0.0709693963186065">
            <text:p>0.07</text:p>
          </table:table-cell>
        </table:table-row>
        <table:table-row table:style-name="ro2">
          <table:table-cell/>
          <table:table-cell office:value-type="float" office:value="44.757892">
            <text:p>44.757892</text:p>
          </table:table-cell>
          <table:table-cell office:value-type="float" office:value="64.996478">
            <text:p>64.996478</text:p>
          </table:table-cell>
          <table:table-cell office:value-type="float" office:value="66.225853">
            <text:p>66.225853</text:p>
          </table:table-cell>
          <table:table-cell table:number-columns-repeated="4"/>
          <table:table-cell table:style-name="ce5" office:value-type="string">
            <text:p>sp2</text:p>
          </table:table-cell>
          <table:table-cell table:style-name="ce8" table:formula="of:=([.J34]/[.J32])" office:value-type="float" office:value="0.211384369912304">
            <text:p>0.21</text:p>
          </table:table-cell>
          <table:table-cell table:style-name="ce8" table:formula="of:=([.K34]/[.K32])" office:value-type="float" office:value="0.129830026207728">
            <text:p>0.13</text:p>
          </table:table-cell>
          <table:table-cell table:style-name="ce8" table:formula="of:=([.L34]/[.L32])" office:value-type="float" office:value="0.0754026745502379">
            <text:p>0.08</text:p>
          </table:table-cell>
          <table:table-cell table:style-name="ce8" table:formula="of:=([.M34]/[.M32])" office:value-type="float" office:value="0.0732265553811394">
            <text:p>0.07</text:p>
          </table:table-cell>
          <table:table-cell table:style-name="ce8" table:formula="of:=([.N34]/[.N32])" office:value-type="float" office:value="0.0711738618150527">
            <text:p>0.07</text:p>
          </table:table-cell>
          <table:table-cell table:style-name="ce8" table:formula="of:=([.O34]/[.O32])" office:value-type="float" office:value="0.071160397356757">
            <text:p>0.07</text:p>
          </table:table-cell>
        </table:table-row>
        <table:table-row table:style-name="ro1">
          <table:table-cell/>
          <table:table-cell office:value-type="float" office:value="75.891753">
            <text:p>75.891753</text:p>
          </table:table-cell>
          <table:table-cell office:value-type="float" office:value="159.842475">
            <text:p>159.842475</text:p>
          </table:table-cell>
          <table:table-cell office:value-type="float" office:value="169.082106">
            <text:p>169.08210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6.027671">
            <text:p>86.027671</text:p>
          </table:table-cell>
          <table:table-cell office:value-type="float" office:value="253.583643">
            <text:p>253.583643</text:p>
          </table:table-cell>
          <table:table-cell office:value-type="float" office:value="276.574229">
            <text:p>276.57422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7.679261">
            <text:p>97.679261</text:p>
          </table:table-cell>
          <table:table-cell office:value-type="float" office:value="295.832725">
            <text:p>295.832725</text:p>
          </table:table-cell>
          <table:table-cell office:value-type="float" office:value="327.072067">
            <text:p>327.07206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7.371654">
            <text:p>97.371654</text:p>
          </table:table-cell>
          <table:table-cell office:value-type="float" office:value="301.750278">
            <text:p>301.750278</text:p>
          </table:table-cell>
          <table:table-cell office:value-type="float" office:value="330.528427">
            <text:p>330.528427</text:p>
          </table:table-cell>
          <table:table-cell table:number-columns-repeated="11"/>
        </table:table-row>
        <table:table-row table:style-name="ro2">
          <table:table-cell table:style-name="ce4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17.105063">
            <text:p>17.11</text:p>
          </table:table-cell>
          <table:table-cell table:style-name="ce8" office:value-type="float" office:value="44.757892">
            <text:p>44.76</text:p>
          </table:table-cell>
          <table:table-cell table:style-name="ce8" office:value-type="float" office:value="75.891753">
            <text:p>75.89</text:p>
          </table:table-cell>
          <table:table-cell table:style-name="ce8" office:value-type="float" office:value="86.027671">
            <text:p>86.03</text:p>
          </table:table-cell>
          <table:table-cell table:style-name="ce8" office:value-type="float" office:value="97.679261">
            <text:p>97.68</text:p>
          </table:table-cell>
          <table:table-cell table:style-name="ce8" office:value-type="float" office:value="97.371654">
            <text:p>97.37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 L</text:p>
          </table:table-cell>
          <table:table-cell table:style-name="ce8" office:value-type="float" office:value="19.314219">
            <text:p>19.31</text:p>
          </table:table-cell>
          <table:table-cell table:style-name="ce8" office:value-type="float" office:value="64.996478">
            <text:p>65.00</text:p>
          </table:table-cell>
          <table:table-cell table:style-name="ce8" office:value-type="float" office:value="159.842475">
            <text:p>159.84</text:p>
          </table:table-cell>
          <table:table-cell table:style-name="ce8" office:value-type="float" office:value="253.583643">
            <text:p>253.58</text:p>
          </table:table-cell>
          <table:table-cell table:style-name="ce8" office:value-type="float" office:value="295.832725">
            <text:p>295.83</text:p>
          </table:table-cell>
          <table:table-cell table:style-name="ce8" office:value-type="float" office:value="301.750278">
            <text:p>301.75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 M</text:p>
          </table:table-cell>
          <table:table-cell table:style-name="ce8" office:value-type="float" office:value="19.56289">
            <text:p>19.56</text:p>
          </table:table-cell>
          <table:table-cell table:style-name="ce8" office:value-type="float" office:value="66.225853">
            <text:p>66.23</text:p>
          </table:table-cell>
          <table:table-cell table:style-name="ce8" office:value-type="float" office:value="169.082106">
            <text:p>169.08</text:p>
          </table:table-cell>
          <table:table-cell table:style-name="ce8" office:value-type="float" office:value="276.574229">
            <text:p>276.57</text:p>
          </table:table-cell>
          <table:table-cell table:style-name="ce8" office:value-type="float" office:value="327.072067">
            <text:p>327.07</text:p>
          </table:table-cell>
          <table:table-cell table:style-name="ce8" office:value-type="float" office:value="330.528427">
            <text:p>330.53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1</text:p>
          </table:table-cell>
          <table:table-cell table:style-name="ce8" table:formula="of:=([.B43]/[.B42])" office:value-type="float" office:value="1.12915216974062">
            <text:p>1.13</text:p>
          </table:table-cell>
          <table:table-cell table:style-name="ce8" table:formula="of:=([.C43]/[.C42])" office:value-type="float" office:value="1.45217915982281">
            <text:p>1.45</text:p>
          </table:table-cell>
          <table:table-cell table:style-name="ce8" table:formula="of:=([.D43]/[.D42])" office:value-type="float" office:value="2.10619031293163">
            <text:p>2.11</text:p>
          </table:table-cell>
          <table:table-cell table:style-name="ce8" table:formula="of:=([.E43]/[.E42])" office:value-type="float" office:value="2.94769857247443">
            <text:p>2.95</text:p>
          </table:table-cell>
          <table:table-cell table:style-name="ce8" table:formula="of:=([.F43]/[.F42])" office:value-type="float" office:value="3.02861346381398">
            <text:p>3.03</text:p>
          </table:table-cell>
          <table:table-cell table:style-name="ce8" table:formula="of:=([.G43]/[.G42])" office:value-type="float" office:value="3.09895401386527">
            <text:p>3.10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2</text:p>
          </table:table-cell>
          <table:table-cell table:style-name="ce8" table:formula="of:=([.B44]/[.B42])" office:value-type="float" office:value="1.14369002908671">
            <text:p>1.14</text:p>
          </table:table-cell>
          <table:table-cell table:style-name="ce8" table:formula="of:=([.C44]/[.C42])" office:value-type="float" office:value="1.47964638280999">
            <text:p>1.48</text:p>
          </table:table-cell>
          <table:table-cell table:style-name="ce8" table:formula="of:=([.D44]/[.D42])" office:value-type="float" office:value="2.22793781031781">
            <text:p>2.23</text:p>
          </table:table-cell>
          <table:table-cell table:style-name="ce8" table:formula="of:=([.E44]/[.E42])" office:value-type="float" office:value="3.21494497973797">
            <text:p>3.21</text:p>
          </table:table-cell>
          <table:table-cell table:style-name="ce8" table:formula="of:=([.F44]/[.F42])" office:value-type="float" office:value="3.34842896692267">
            <text:p>3.35</text:p>
          </table:table-cell>
          <table:table-cell table:style-name="ce8" table:formula="of:=([.G44]/[.G42])" office:value-type="float" office:value="3.39450356876961">
            <text:p>3.39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E562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.954969">
            <text:p>4.954969</text:p>
          </table:table-cell>
          <table:table-cell office:value-type="float" office:value="1.057124">
            <text:p>1.057124</text:p>
          </table:table-cell>
          <table:table-cell office:value-type="float" office:value="1.047403">
            <text:p>1.04740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.496817">
            <text:p>9.496817</text:p>
          </table:table-cell>
          <table:table-cell office:value-type="float" office:value="1.23165">
            <text:p>1.23165</text:p>
          </table:table-cell>
          <table:table-cell office:value-type="float" office:value="1.232972">
            <text:p>1.2329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.973695">
            <text:p>16.973695</text:p>
          </table:table-cell>
          <table:table-cell office:value-type="float" office:value="1.276284">
            <text:p>1.276284</text:p>
          </table:table-cell>
          <table:table-cell office:value-type="float" office:value="1.279862">
            <text:p>1.27986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.142591">
            <text:p>19.142591</text:p>
          </table:table-cell>
          <table:table-cell office:value-type="float" office:value="1.396848">
            <text:p>1.396848</text:p>
          </table:table-cell>
          <table:table-cell office:value-type="float" office:value="1.401746">
            <text:p>1.40174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.118971">
            <text:p>19.118971</text:p>
          </table:table-cell>
          <table:table-cell office:value-type="float" office:value="1.355374">
            <text:p>1.355374</text:p>
          </table:table-cell>
          <table:table-cell office:value-type="float" office:value="1.360771">
            <text:p>1.36077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.30356">
            <text:p>19.30356</text:p>
          </table:table-cell>
          <table:table-cell office:value-type="float" office:value="1.369962">
            <text:p>1.369962</text:p>
          </table:table-cell>
          <table:table-cell office:value-type="float" office:value="1.373649">
            <text:p>1.373649</text:p>
          </table:table-cell>
          <table:table-cell table:number-columns-repeated="11"/>
        </table:table-row>
        <table:table-row table:style-name="ro2">
          <table:table-cell table:style-name="ce4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4.954969">
            <text:p>4.95</text:p>
          </table:table-cell>
          <table:table-cell table:style-name="ce8" office:value-type="float" office:value="9.496817">
            <text:p>9.50</text:p>
          </table:table-cell>
          <table:table-cell table:style-name="ce8" office:value-type="float" office:value="16.973695">
            <text:p>16.97</text:p>
          </table:table-cell>
          <table:table-cell table:style-name="ce8" office:value-type="float" office:value="19.142591">
            <text:p>19.14</text:p>
          </table:table-cell>
          <table:table-cell table:style-name="ce8" office:value-type="float" office:value="19.118971">
            <text:p>19.12</text:p>
          </table:table-cell>
          <table:table-cell table:style-name="ce8" office:value-type="float" office:value="19.30356">
            <text:p>19.30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 L</text:p>
          </table:table-cell>
          <table:table-cell table:style-name="ce8" office:value-type="float" office:value="1.057124">
            <text:p>1.06</text:p>
          </table:table-cell>
          <table:table-cell table:style-name="ce8" office:value-type="float" office:value="1.23165">
            <text:p>1.23</text:p>
          </table:table-cell>
          <table:table-cell table:style-name="ce8" office:value-type="float" office:value="1.276284">
            <text:p>1.28</text:p>
          </table:table-cell>
          <table:table-cell table:style-name="ce8" office:value-type="float" office:value="1.396848">
            <text:p>1.40</text:p>
          </table:table-cell>
          <table:table-cell table:style-name="ce8" office:value-type="float" office:value="1.355374">
            <text:p>1.36</text:p>
          </table:table-cell>
          <table:table-cell table:style-name="ce8" office:value-type="float" office:value="1.369962">
            <text:p>1.37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 M</text:p>
          </table:table-cell>
          <table:table-cell table:style-name="ce8" office:value-type="float" office:value="1.047403">
            <text:p>1.05</text:p>
          </table:table-cell>
          <table:table-cell table:style-name="ce8" office:value-type="float" office:value="1.232972">
            <text:p>1.23</text:p>
          </table:table-cell>
          <table:table-cell table:style-name="ce8" office:value-type="float" office:value="1.279862">
            <text:p>1.28</text:p>
          </table:table-cell>
          <table:table-cell table:style-name="ce8" office:value-type="float" office:value="1.401746">
            <text:p>1.40</text:p>
          </table:table-cell>
          <table:table-cell table:style-name="ce8" office:value-type="float" office:value="1.360771">
            <text:p>1.36</text:p>
          </table:table-cell>
          <table:table-cell table:style-name="ce8" office:value-type="float" office:value="1.373649">
            <text:p>1.37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1</text:p>
          </table:table-cell>
          <table:table-cell table:style-name="ce8" table:formula="of:=([.B57]/[.B56])" office:value-type="float" office:value="0.213346238896752">
            <text:p>0.21</text:p>
          </table:table-cell>
          <table:table-cell table:style-name="ce8" table:formula="of:=([.C57]/[.C56])" office:value-type="float" office:value="0.129690821672146">
            <text:p>0.13</text:p>
          </table:table-cell>
          <table:table-cell table:style-name="ce8" table:formula="of:=([.D57]/[.D56])" office:value-type="float" office:value="0.0751918777850079">
            <text:p>0.08</text:p>
          </table:table-cell>
          <table:table-cell table:style-name="ce8" table:formula="of:=([.E57]/[.E56])" office:value-type="float" office:value="0.0729706861521515">
            <text:p>0.07</text:p>
          </table:table-cell>
          <table:table-cell table:style-name="ce8" table:formula="of:=([.F57]/[.F56])" office:value-type="float" office:value="0.0708915767485604">
            <text:p>0.07</text:p>
          </table:table-cell>
          <table:table-cell table:style-name="ce8" table:formula="of:=([.G57]/[.G56])" office:value-type="float" office:value="0.0709693963186065">
            <text:p>0.07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2</text:p>
          </table:table-cell>
          <table:table-cell table:style-name="ce8" table:formula="of:=([.B58]/[.B56])" office:value-type="float" office:value="0.211384369912304">
            <text:p>0.21</text:p>
          </table:table-cell>
          <table:table-cell table:style-name="ce8" table:formula="of:=([.C58]/[.C56])" office:value-type="float" office:value="0.129830026207728">
            <text:p>0.13</text:p>
          </table:table-cell>
          <table:table-cell table:style-name="ce8" table:formula="of:=([.D58]/[.D56])" office:value-type="float" office:value="0.0754026745502379">
            <text:p>0.08</text:p>
          </table:table-cell>
          <table:table-cell table:style-name="ce8" table:formula="of:=([.E58]/[.E56])" office:value-type="float" office:value="0.0732265553811394">
            <text:p>0.07</text:p>
          </table:table-cell>
          <table:table-cell table:style-name="ce8" table:formula="of:=([.F58]/[.F56])" office:value-type="float" office:value="0.0711738618150527">
            <text:p>0.07</text:p>
          </table:table-cell>
          <table:table-cell table:style-name="ce8" table:formula="of:=([.G58]/[.G56])" office:value-type="float" office:value="0.071160397356757">
            <text:p>0.07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1" table:number-columns-repeated="7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MAP-508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GTX2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.578812">
            <text:p>11.578812</text:p>
          </table:table-cell>
          <table:table-cell office:value-type="float" office:value="11.151511">
            <text:p>11.1515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.970464">
            <text:p>29.970464</text:p>
          </table:table-cell>
          <table:table-cell office:value-type="float" office:value="30.317416">
            <text:p>30.3174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.35805">
            <text:p>53.35805</text:p>
          </table:table-cell>
          <table:table-cell office:value-type="float" office:value="55.095469">
            <text:p>55.0954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.00929">
            <text:p>71.00929</text:p>
          </table:table-cell>
          <table:table-cell office:value-type="float" office:value="71.630044">
            <text:p>71.6300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.130416">
            <text:p>78.130416</text:p>
          </table:table-cell>
          <table:table-cell office:value-type="float" office:value="77.439122">
            <text:p>77.4391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.271467">
            <text:p>79.271467</text:p>
          </table:table-cell>
          <table:table-cell office:value-type="float" office:value="79.11514">
            <text:p>79.11514</text:p>
          </table:table-cell>
          <table:table-cell table:number-columns-repeated="12"/>
        </table:table-row>
        <table:table-row table:style-name="ro2"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11.578812">
            <text:p>11.58</text:p>
          </table:table-cell>
          <table:table-cell table:style-name="ce8" office:value-type="float" office:value="29.970464">
            <text:p>29.97</text:p>
          </table:table-cell>
          <table:table-cell table:style-name="ce8" office:value-type="float" office:value="53.35805">
            <text:p>53.36</text:p>
          </table:table-cell>
          <table:table-cell table:style-name="ce8" office:value-type="float" office:value="71.00929">
            <text:p>71.01</text:p>
          </table:table-cell>
          <table:table-cell table:style-name="ce8" office:value-type="float" office:value="78.130416">
            <text:p>78.13</text:p>
          </table:table-cell>
          <table:table-cell table:style-name="ce8" office:value-type="float" office:value="79.271467">
            <text:p>79.27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11.578812">
            <text:p>11.58</text:p>
          </table:table-cell>
          <table:table-cell table:style-name="ce8" office:value-type="float" office:value="29.970464">
            <text:p>29.97</text:p>
          </table:table-cell>
          <table:table-cell table:style-name="ce8" office:value-type="float" office:value="53.35805">
            <text:p>53.36</text:p>
          </table:table-cell>
          <table:table-cell table:style-name="ce8" office:value-type="float" office:value="71.00929">
            <text:p>71.01</text:p>
          </table:table-cell>
          <table:table-cell table:style-name="ce8" office:value-type="float" office:value="78.130416">
            <text:p>78.13</text:p>
          </table:table-cell>
          <table:table-cell table:style-name="ce8" office:value-type="float" office:value="79.271467">
            <text:p>79.27</text:p>
          </table:table-cell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11.151511">
            <text:p>11.15</text:p>
          </table:table-cell>
          <table:table-cell table:style-name="ce8" office:value-type="float" office:value="30.317416">
            <text:p>30.32</text:p>
          </table:table-cell>
          <table:table-cell table:style-name="ce8" office:value-type="float" office:value="55.095469">
            <text:p>55.10</text:p>
          </table:table-cell>
          <table:table-cell table:style-name="ce8" office:value-type="float" office:value="71.630044">
            <text:p>71.63</text:p>
          </table:table-cell>
          <table:table-cell table:style-name="ce8" office:value-type="float" office:value="77.439122">
            <text:p>77.44</text:p>
          </table:table-cell>
          <table:table-cell table:style-name="ce8" office:value-type="float" office:value="79.11514">
            <text:p>79.12</text:p>
          </table:table-cell>
          <table:table-cell/>
          <table:table-cell table:style-name="ce5" office:value-type="string">
            <text:p>w/i</text:p>
          </table:table-cell>
          <table:table-cell table:style-name="ce8" office:value-type="float" office:value="11.151511">
            <text:p>11.15</text:p>
          </table:table-cell>
          <table:table-cell table:style-name="ce8" office:value-type="float" office:value="30.317416">
            <text:p>30.32</text:p>
          </table:table-cell>
          <table:table-cell table:style-name="ce8" office:value-type="float" office:value="55.095469">
            <text:p>55.10</text:p>
          </table:table-cell>
          <table:table-cell table:style-name="ce8" office:value-type="float" office:value="71.630044">
            <text:p>71.63</text:p>
          </table:table-cell>
          <table:table-cell table:style-name="ce8" office:value-type="float" office:value="77.439122">
            <text:p>77.44</text:p>
          </table:table-cell>
          <table:table-cell table:style-name="ce8" office:value-type="float" office:value="79.11514">
            <text:p>79.12</text:p>
          </table:table-cell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75]/[.B74])" office:value-type="float" office:value="0.963096300380384">
            <text:p>0.96</text:p>
          </table:table-cell>
          <table:table-cell table:style-name="ce8" table:formula="of:=([.C75]/[.C74])" office:value-type="float" office:value="1.01157646408144">
            <text:p>1.01</text:p>
          </table:table-cell>
          <table:table-cell table:style-name="ce8" table:formula="of:=([.D75]/[.D74])" office:value-type="float" office:value="1.03256151602242">
            <text:p>1.03</text:p>
          </table:table-cell>
          <table:table-cell table:style-name="ce8" table:formula="of:=([.E75]/[.E74])" office:value-type="float" office:value="1.00874187025388">
            <text:p>1.01</text:p>
          </table:table-cell>
          <table:table-cell table:style-name="ce8" table:formula="of:=([.F75]/[.F74])" office:value-type="float" office:value="0.991152050182352">
            <text:p>0.99</text:p>
          </table:table-cell>
          <table:table-cell table:style-name="ce8" table:formula="of:=([.G75]/[.G74])" office:value-type="float" office:value="0.998027953740278">
            <text:p>1.00</text:p>
          </table:table-cell>
          <table:table-cell/>
          <table:table-cell table:style-name="ce5" office:value-type="string">
            <text:p>sp</text:p>
          </table:table-cell>
          <table:table-cell table:style-name="ce8" table:formula="of:=([.J75]/[.J74])" office:value-type="float" office:value="0.963096300380384">
            <text:p>0.96</text:p>
          </table:table-cell>
          <table:table-cell table:style-name="ce8" table:formula="of:=([.K75]/[.K74])" office:value-type="float" office:value="1.01157646408144">
            <text:p>1.01</text:p>
          </table:table-cell>
          <table:table-cell table:style-name="ce8" table:formula="of:=([.L75]/[.L74])" office:value-type="float" office:value="1.03256151602242">
            <text:p>1.03</text:p>
          </table:table-cell>
          <table:table-cell table:style-name="ce8" table:formula="of:=([.M75]/[.M74])" office:value-type="float" office:value="1.00874187025388">
            <text:p>1.01</text:p>
          </table:table-cell>
          <table:table-cell table:style-name="ce8" table:formula="of:=([.N75]/[.N74])" office:value-type="float" office:value="0.991152050182352">
            <text:p>0.99</text:p>
          </table:table-cell>
          <table:table-cell table:style-name="ce8" table:formula="of:=([.O75]/[.O74])" office:value-type="float" office:value="0.998027953740278">
            <text:p>1.00</text:p>
          </table:table-cell>
        </table:table-row>
        <table:table-row table:style-name="ro2">
          <table:table-cell table:number-columns-repeated="8"/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6" office:value-type="string">
            <text:p>HD6970</text:p>
          </table:table-cell>
          <table:table-cell table:number-columns-repeated="7"/>
          <table:table-cell table:style-name="ce5" office:value-type="string">
            <text:p>w/o</text:p>
          </table:table-cell>
          <table:table-cell table:style-name="ce8" office:value-type="float" office:value="3.325857">
            <text:p>3.33</text:p>
          </table:table-cell>
          <table:table-cell table:style-name="ce8" office:value-type="float" office:value="10.602414">
            <text:p>10.60</text:p>
          </table:table-cell>
          <table:table-cell table:style-name="ce8" office:value-type="float" office:value="31.76516">
            <text:p>31.77</text:p>
          </table:table-cell>
          <table:table-cell table:style-name="ce8" office:value-type="float" office:value="88.696234">
            <text:p>88.70</text:p>
          </table:table-cell>
          <table:table-cell table:style-name="ce8" office:value-type="float" office:value="180.448964">
            <text:p>180.45</text:p>
          </table:table-cell>
          <table:table-cell table:style-name="ce8" office:value-type="float" office:value="225.405526">
            <text:p>225.41</text:p>
          </table:table-cell>
        </table:table-row>
        <table:table-row table:style-name="ro2">
          <table:table-cell/>
          <table:table-cell office:value-type="float" office:value="3.325857">
            <text:p>3.325857</text:p>
          </table:table-cell>
          <table:table-cell office:value-type="float" office:value="3.434508">
            <text:p>3.434508</text:p>
          </table:table-cell>
          <table:table-cell table:number-columns-repeated="5"/>
          <table:table-cell table:style-name="ce5" office:value-type="string">
            <text:p>w/i</text:p>
          </table:table-cell>
          <table:table-cell table:style-name="ce8" office:value-type="float" office:value="3.434508">
            <text:p>3.43</text:p>
          </table:table-cell>
          <table:table-cell table:style-name="ce8" office:value-type="float" office:value="12.723316">
            <text:p>12.72</text:p>
          </table:table-cell>
          <table:table-cell table:style-name="ce8" office:value-type="float" office:value="38.48652">
            <text:p>38.49</text:p>
          </table:table-cell>
          <table:table-cell table:style-name="ce8" office:value-type="float" office:value="74.68913">
            <text:p>74.69</text:p>
          </table:table-cell>
          <table:table-cell table:style-name="ce8" office:value-type="float" office:value="111.285701">
            <text:p>111.29</text:p>
          </table:table-cell>
          <table:table-cell table:style-name="ce8" office:value-type="float" office:value="120.659977">
            <text:p>120.66</text:p>
          </table:table-cell>
        </table:table-row>
        <table:table-row table:style-name="ro2">
          <table:table-cell/>
          <table:table-cell office:value-type="float" office:value="10.602414">
            <text:p>10.602414</text:p>
          </table:table-cell>
          <table:table-cell office:value-type="float" office:value="12.723316">
            <text:p>12.723316</text:p>
          </table:table-cell>
          <table:table-cell table:number-columns-repeated="5"/>
          <table:table-cell table:style-name="ce5" office:value-type="string">
            <text:p>sp</text:p>
          </table:table-cell>
          <table:table-cell table:style-name="ce8" table:formula="of:=([.J79]/[.J78])" office:value-type="float" office:value="1.0326685723409">
            <text:p>1.03</text:p>
          </table:table-cell>
          <table:table-cell table:style-name="ce8" table:formula="of:=([.K79]/[.K78])" office:value-type="float" office:value="1.20003953816555">
            <text:p>1.20</text:p>
          </table:table-cell>
          <table:table-cell table:style-name="ce8" table:formula="of:=([.L79]/[.L78])" office:value-type="float" office:value="1.21159534534062">
            <text:p>1.21</text:p>
          </table:table-cell>
          <table:table-cell table:style-name="ce8" table:formula="of:=([.M79]/[.M78])" office:value-type="float" office:value="0.842077804566088">
            <text:p>0.84</text:p>
          </table:table-cell>
          <table:table-cell table:style-name="ce8" table:formula="of:=([.N79]/[.N78])" office:value-type="float" office:value="0.616715654848537">
            <text:p>0.62</text:p>
          </table:table-cell>
          <table:table-cell table:style-name="ce8" table:formula="of:=([.O79]/[.O78])" office:value-type="float" office:value="0.535301769842147">
            <text:p>0.54</text:p>
          </table:table-cell>
        </table:table-row>
        <table:table-row table:style-name="ro2">
          <table:table-cell/>
          <table:table-cell office:value-type="float" office:value="31.76516">
            <text:p>31.76516</text:p>
          </table:table-cell>
          <table:table-cell office:value-type="float" office:value="38.48652">
            <text:p>38.48652</text:p>
          </table:table-cell>
          <table:table-cell table:number-columns-repeated="5"/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/>
          <table:table-cell office:value-type="float" office:value="88.696234">
            <text:p>88.696234</text:p>
          </table:table-cell>
          <table:table-cell office:value-type="float" office:value="74.68913">
            <text:p>74.68913</text:p>
          </table:table-cell>
          <table:table-cell table:number-columns-repeated="5"/>
          <table:table-cell table:style-name="ce5" office:value-type="string">
            <text:p>w/o</text:p>
          </table:table-cell>
          <table:table-cell table:style-name="ce8" office:value-type="float" office:value="19.089875">
            <text:p>19.09</text:p>
          </table:table-cell>
          <table:table-cell table:style-name="ce8" office:value-type="float" office:value="62.865446">
            <text:p>62.87</text:p>
          </table:table-cell>
          <table:table-cell table:style-name="ce8" office:value-type="float" office:value="135.132689">
            <text:p>135.13</text:p>
          </table:table-cell>
          <table:table-cell table:style-name="ce8" office:value-type="float" office:value="185.181114">
            <text:p>185.18</text:p>
          </table:table-cell>
          <table:table-cell table:style-name="ce8" office:value-type="float" office:value="218.866939">
            <text:p>218.87</text:p>
          </table:table-cell>
          <table:table-cell table:style-name="ce8" office:value-type="float" office:value="240.460057">
            <text:p>240.46</text:p>
          </table:table-cell>
        </table:table-row>
        <table:table-row table:style-name="ro2">
          <table:table-cell/>
          <table:table-cell office:value-type="float" office:value="180.448964">
            <text:p>180.448964</text:p>
          </table:table-cell>
          <table:table-cell office:value-type="float" office:value="111.285701">
            <text:p>111.285701</text:p>
          </table:table-cell>
          <table:table-cell table:number-columns-repeated="5"/>
          <table:table-cell table:style-name="ce5" office:value-type="string">
            <text:p>w/i</text:p>
          </table:table-cell>
          <table:table-cell table:style-name="ce8" office:value-type="float" office:value="18.194902">
            <text:p>18.19</text:p>
          </table:table-cell>
          <table:table-cell table:style-name="ce8" office:value-type="float" office:value="59.824041">
            <text:p>59.82</text:p>
          </table:table-cell>
          <table:table-cell table:style-name="ce8" office:value-type="float" office:value="130.150524">
            <text:p>130.15</text:p>
          </table:table-cell>
          <table:table-cell table:style-name="ce8" office:value-type="float" office:value="181.688608">
            <text:p>181.69</text:p>
          </table:table-cell>
          <table:table-cell table:style-name="ce8" office:value-type="float" office:value="211.215997">
            <text:p>211.22</text:p>
          </table:table-cell>
          <table:table-cell table:style-name="ce8" office:value-type="float" office:value="219.202339">
            <text:p>219.20</text:p>
          </table:table-cell>
        </table:table-row>
        <table:table-row table:style-name="ro2">
          <table:table-cell/>
          <table:table-cell office:value-type="float" office:value="225.405526">
            <text:p>225.405526</text:p>
          </table:table-cell>
          <table:table-cell office:value-type="float" office:value="120.659977">
            <text:p>120.659977</text:p>
          </table:table-cell>
          <table:table-cell table:number-columns-repeated="5"/>
          <table:table-cell table:style-name="ce5" office:value-type="string">
            <text:p>sp</text:p>
          </table:table-cell>
          <table:table-cell table:style-name="ce8" table:formula="of:=([.J83]/[.J82])" office:value-type="float" office:value="0.953117922458895">
            <text:p>0.95</text:p>
          </table:table-cell>
          <table:table-cell table:style-name="ce8" table:formula="of:=([.K83]/[.K82])" office:value-type="float" office:value="0.951620402088613">
            <text:p>0.95</text:p>
          </table:table-cell>
          <table:table-cell table:style-name="ce8" table:formula="of:=([.L83]/[.L82])" office:value-type="float" office:value="0.963131311625124">
            <text:p>0.96</text:p>
          </table:table-cell>
          <table:table-cell table:style-name="ce8" table:formula="of:=([.M83]/[.M82])" office:value-type="float" office:value="0.98114005297538">
            <text:p>0.98</text:p>
          </table:table-cell>
          <table:table-cell table:style-name="ce8" table:formula="of:=([.N83]/[.N82])" office:value-type="float" office:value="0.965042952421425">
            <text:p>0.97</text:p>
          </table:table-cell>
          <table:table-cell table:style-name="ce8" table:formula="of:=([.O83]/[.O82])" office:value-type="float" office:value="0.911595637690463">
            <text:p>0.91</text:p>
          </table:table-cell>
        </table:table-row>
        <table:table-row table:style-name="ro2"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3.325857">
            <text:p>3.33</text:p>
          </table:table-cell>
          <table:table-cell table:style-name="ce8" office:value-type="float" office:value="10.602414">
            <text:p>10.60</text:p>
          </table:table-cell>
          <table:table-cell table:style-name="ce8" office:value-type="float" office:value="31.76516">
            <text:p>31.77</text:p>
          </table:table-cell>
          <table:table-cell table:style-name="ce8" office:value-type="float" office:value="88.696234">
            <text:p>88.70</text:p>
          </table:table-cell>
          <table:table-cell table:style-name="ce8" office:value-type="float" office:value="180.448964">
            <text:p>180.45</text:p>
          </table:table-cell>
          <table:table-cell table:style-name="ce8" office:value-type="float" office:value="225.405526">
            <text:p>225.41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5.528103">
            <text:p>5.53</text:p>
          </table:table-cell>
          <table:table-cell table:style-name="ce8" office:value-type="float" office:value="11.360544">
            <text:p>11.36</text:p>
          </table:table-cell>
          <table:table-cell table:style-name="ce8" office:value-type="float" office:value="16.89801">
            <text:p>16.90</text:p>
          </table:table-cell>
          <table:table-cell table:style-name="ce8" office:value-type="float" office:value="20.061543">
            <text:p>20.06</text:p>
          </table:table-cell>
          <table:table-cell table:style-name="ce8" office:value-type="float" office:value="16.579318">
            <text:p>16.58</text:p>
          </table:table-cell>
          <table:table-cell table:style-name="ce8" office:value-type="float" office:value="16.568535">
            <text:p>16.57</text:p>
          </table:table-cell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3.434508">
            <text:p>3.43</text:p>
          </table:table-cell>
          <table:table-cell table:style-name="ce8" office:value-type="float" office:value="12.723316">
            <text:p>12.72</text:p>
          </table:table-cell>
          <table:table-cell table:style-name="ce8" office:value-type="float" office:value="38.48652">
            <text:p>38.49</text:p>
          </table:table-cell>
          <table:table-cell table:style-name="ce8" office:value-type="float" office:value="74.68913">
            <text:p>74.69</text:p>
          </table:table-cell>
          <table:table-cell table:style-name="ce8" office:value-type="float" office:value="111.285701">
            <text:p>111.29</text:p>
          </table:table-cell>
          <table:table-cell table:style-name="ce8" office:value-type="float" office:value="120.659977">
            <text:p>120.66</text:p>
          </table:table-cell>
          <table:table-cell/>
          <table:table-cell table:style-name="ce5" office:value-type="string">
            <text:p>w/i</text:p>
          </table:table-cell>
          <table:table-cell table:style-name="ce8" office:value-type="float" office:value="0.900966">
            <text:p>0.90</text:p>
          </table:table-cell>
          <table:table-cell table:style-name="ce8" office:value-type="float" office:value="1.054311">
            <text:p>1.05</text:p>
          </table:table-cell>
          <table:table-cell table:style-name="ce8" office:value-type="float" office:value="1.062402">
            <text:p>1.06</text:p>
          </table:table-cell>
          <table:table-cell table:style-name="ce8" office:value-type="float" office:value="1.093677">
            <text:p>1.09</text:p>
          </table:table-cell>
          <table:table-cell table:style-name="ce8" office:value-type="float" office:value="1.076392">
            <text:p>1.08</text:p>
          </table:table-cell>
          <table:table-cell table:style-name="ce8" office:value-type="float" office:value="1.062235">
            <text:p>1.06</text:p>
          </table:table-cell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87]/[.B86])" office:value-type="float" office:value="1.0326685723409">
            <text:p>1.03</text:p>
          </table:table-cell>
          <table:table-cell table:style-name="ce8" table:formula="of:=([.C87]/[.C86])" office:value-type="float" office:value="1.20003953816555">
            <text:p>1.20</text:p>
          </table:table-cell>
          <table:table-cell table:style-name="ce8" table:formula="of:=([.D87]/[.D86])" office:value-type="float" office:value="1.21159534534062">
            <text:p>1.21</text:p>
          </table:table-cell>
          <table:table-cell table:style-name="ce8" table:formula="of:=([.E87]/[.E86])" office:value-type="float" office:value="0.842077804566088">
            <text:p>0.84</text:p>
          </table:table-cell>
          <table:table-cell table:style-name="ce8" table:formula="of:=([.F87]/[.F86])" office:value-type="float" office:value="0.616715654848537">
            <text:p>0.62</text:p>
          </table:table-cell>
          <table:table-cell table:style-name="ce8" table:formula="of:=([.G87]/[.G86])" office:value-type="float" office:value="0.535301769842147">
            <text:p>0.54</text:p>
          </table:table-cell>
          <table:table-cell/>
          <table:table-cell table:style-name="ce5" office:value-type="string">
            <text:p>sp</text:p>
          </table:table-cell>
          <table:table-cell table:style-name="ce8" table:formula="of:=([.J87]/[.J86])" office:value-type="float" office:value="0.162979235372423">
            <text:p>0.16</text:p>
          </table:table-cell>
          <table:table-cell table:style-name="ce8" table:formula="of:=([.K87]/[.K86])" office:value-type="float" office:value="0.092804622736376">
            <text:p>0.09</text:p>
          </table:table-cell>
          <table:table-cell table:style-name="ce8" table:formula="of:=([.L87]/[.L86])" office:value-type="float" office:value="0.0628714268721583">
            <text:p>0.06</text:p>
          </table:table-cell>
          <table:table-cell table:style-name="ce8" table:formula="of:=([.M87]/[.M86])" office:value-type="float" office:value="0.0545160957958219">
            <text:p>0.05</text:p>
          </table:table-cell>
          <table:table-cell table:style-name="ce8" table:formula="of:=([.N87]/[.N86])" office:value-type="float" office:value="0.0649237803388535">
            <text:p>0.06</text:p>
          </table:table-cell>
          <table:table-cell table:style-name="ce8" table:formula="of:=([.O87]/[.O86])" office:value-type="float" office:value="0.0641115825871147">
            <text:p>0.0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GTX5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9.089875">
            <text:p>19.089875</text:p>
          </table:table-cell>
          <table:table-cell office:value-type="float" office:value="18.194902">
            <text:p>18.1949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.865446">
            <text:p>62.865446</text:p>
          </table:table-cell>
          <table:table-cell office:value-type="float" office:value="59.824041">
            <text:p>59.8240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5.132689">
            <text:p>135.132689</text:p>
          </table:table-cell>
          <table:table-cell office:value-type="float" office:value="130.150524">
            <text:p>130.1505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5.181114">
            <text:p>185.181114</text:p>
          </table:table-cell>
          <table:table-cell office:value-type="float" office:value="181.688608">
            <text:p>181.6886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8.866939">
            <text:p>218.866939</text:p>
          </table:table-cell>
          <table:table-cell office:value-type="float" office:value="211.215997">
            <text:p>211.2159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.460057">
            <text:p>240.460057</text:p>
          </table:table-cell>
          <table:table-cell office:value-type="float" office:value="219.202339">
            <text:p>219.202339</text:p>
          </table:table-cell>
          <table:table-cell table:number-columns-repeated="12"/>
        </table:table-row>
        <table:table-row table:style-name="ro2"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19.089875">
            <text:p>19.09</text:p>
          </table:table-cell>
          <table:table-cell table:style-name="ce8" office:value-type="float" office:value="62.865446">
            <text:p>62.87</text:p>
          </table:table-cell>
          <table:table-cell table:style-name="ce8" office:value-type="float" office:value="135.132689">
            <text:p>135.13</text:p>
          </table:table-cell>
          <table:table-cell table:style-name="ce8" office:value-type="float" office:value="185.181114">
            <text:p>185.18</text:p>
          </table:table-cell>
          <table:table-cell table:style-name="ce8" office:value-type="float" office:value="218.866939">
            <text:p>218.87</text:p>
          </table:table-cell>
          <table:table-cell table:style-name="ce8" office:value-type="float" office:value="240.460057">
            <text:p>240.4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18.194902">
            <text:p>18.19</text:p>
          </table:table-cell>
          <table:table-cell table:style-name="ce8" office:value-type="float" office:value="59.824041">
            <text:p>59.82</text:p>
          </table:table-cell>
          <table:table-cell table:style-name="ce8" office:value-type="float" office:value="130.150524">
            <text:p>130.15</text:p>
          </table:table-cell>
          <table:table-cell table:style-name="ce8" office:value-type="float" office:value="181.688608">
            <text:p>181.69</text:p>
          </table:table-cell>
          <table:table-cell table:style-name="ce8" office:value-type="float" office:value="211.215997">
            <text:p>211.22</text:p>
          </table:table-cell>
          <table:table-cell table:style-name="ce8" office:value-type="float" office:value="219.202339">
            <text:p>219.20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99]/[.B98])" office:value-type="float" office:value="0.953117922458895">
            <text:p>0.95</text:p>
          </table:table-cell>
          <table:table-cell table:style-name="ce8" table:formula="of:=([.C99]/[.C98])" office:value-type="float" office:value="0.951620402088613">
            <text:p>0.95</text:p>
          </table:table-cell>
          <table:table-cell table:style-name="ce8" table:formula="of:=([.D99]/[.D98])" office:value-type="float" office:value="0.963131311625124">
            <text:p>0.96</text:p>
          </table:table-cell>
          <table:table-cell table:style-name="ce8" table:formula="of:=([.E99]/[.E98])" office:value-type="float" office:value="0.98114005297538">
            <text:p>0.98</text:p>
          </table:table-cell>
          <table:table-cell table:style-name="ce8" table:formula="of:=([.F99]/[.F98])" office:value-type="float" office:value="0.965042952421425">
            <text:p>0.97</text:p>
          </table:table-cell>
          <table:table-cell table:style-name="ce8" table:formula="of:=([.G99]/[.G98])" office:value-type="float" office:value="0.911595637690463">
            <text:p>0.91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E562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.528103">
            <text:p>5.528103</text:p>
          </table:table-cell>
          <table:table-cell office:value-type="float" office:value="0.900966">
            <text:p>0.9009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.360544">
            <text:p>11.360544</text:p>
          </table:table-cell>
          <table:table-cell office:value-type="float" office:value="1.054311">
            <text:p>1.0543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.89801">
            <text:p>16.89801</text:p>
          </table:table-cell>
          <table:table-cell office:value-type="float" office:value="1.062402">
            <text:p>1.0624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.061543">
            <text:p>20.061543</text:p>
          </table:table-cell>
          <table:table-cell office:value-type="float" office:value="1.093677">
            <text:p>1.0936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.579318">
            <text:p>16.579318</text:p>
          </table:table-cell>
          <table:table-cell office:value-type="float" office:value="1.076392">
            <text:p>1.0763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.568535">
            <text:p>16.568535</text:p>
          </table:table-cell>
          <table:table-cell office:value-type="float" office:value="1.062235">
            <text:p>1.062235</text:p>
          </table:table-cell>
          <table:table-cell table:number-columns-repeated="12"/>
        </table:table-row>
        <table:table-row table:style-name="ro2"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5.528103">
            <text:p>5.53</text:p>
          </table:table-cell>
          <table:table-cell table:style-name="ce8" office:value-type="float" office:value="11.360544">
            <text:p>11.36</text:p>
          </table:table-cell>
          <table:table-cell table:style-name="ce8" office:value-type="float" office:value="16.89801">
            <text:p>16.90</text:p>
          </table:table-cell>
          <table:table-cell table:style-name="ce8" office:value-type="float" office:value="20.061543">
            <text:p>20.06</text:p>
          </table:table-cell>
          <table:table-cell table:style-name="ce8" office:value-type="float" office:value="16.579318">
            <text:p>16.58</text:p>
          </table:table-cell>
          <table:table-cell table:style-name="ce8" office:value-type="float" office:value="16.568535">
            <text:p>16.57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0.900966">
            <text:p>0.90</text:p>
          </table:table-cell>
          <table:table-cell table:style-name="ce8" office:value-type="float" office:value="1.054311">
            <text:p>1.05</text:p>
          </table:table-cell>
          <table:table-cell table:style-name="ce8" office:value-type="float" office:value="1.062402">
            <text:p>1.06</text:p>
          </table:table-cell>
          <table:table-cell table:style-name="ce8" office:value-type="float" office:value="1.093677">
            <text:p>1.09</text:p>
          </table:table-cell>
          <table:table-cell table:style-name="ce8" office:value-type="float" office:value="1.076392">
            <text:p>1.08</text:p>
          </table:table-cell>
          <table:table-cell table:style-name="ce8" office:value-type="float" office:value="1.062235">
            <text:p>1.0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111]/[.B110])" office:value-type="float" office:value="0.162979235372423">
            <text:p>0.16</text:p>
          </table:table-cell>
          <table:table-cell table:style-name="ce8" table:formula="of:=([.C111]/[.C110])" office:value-type="float" office:value="0.092804622736376">
            <text:p>0.09</text:p>
          </table:table-cell>
          <table:table-cell table:style-name="ce8" table:formula="of:=([.D111]/[.D110])" office:value-type="float" office:value="0.0628714268721583">
            <text:p>0.06</text:p>
          </table:table-cell>
          <table:table-cell table:style-name="ce8" table:formula="of:=([.E111]/[.E110])" office:value-type="float" office:value="0.0545160957958219">
            <text:p>0.05</text:p>
          </table:table-cell>
          <table:table-cell table:style-name="ce8" table:formula="of:=([.F111]/[.F110])" office:value-type="float" office:value="0.0649237803388535">
            <text:p>0.06</text:p>
          </table:table-cell>
          <table:table-cell table:style-name="ce8" table:formula="of:=([.G111]/[.G110])" office:value-type="float" office:value="0.0641115825871147">
            <text:p>0.06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1" table:number-columns-repeated="7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MAP-509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GTX2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.389329">
            <text:p>12.389329</text:p>
          </table:table-cell>
          <table:table-cell office:value-type="float" office:value="11.780374">
            <text:p>11.780374</text:p>
          </table:table-cell>
          <table:table-cell office:value-type="float" office:value="12.017704">
            <text:p>12.01770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6.42684">
            <text:p>36.42684</text:p>
          </table:table-cell>
          <table:table-cell office:value-type="float" office:value="33.203375">
            <text:p>33.203375</text:p>
          </table:table-cell>
          <table:table-cell office:value-type="float" office:value="35.266318">
            <text:p>35.26631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6.390286">
            <text:p>46.390286</text:p>
          </table:table-cell>
          <table:table-cell office:value-type="float" office:value="65.116371">
            <text:p>65.116371</text:p>
          </table:table-cell>
          <table:table-cell office:value-type="float" office:value="72.423708">
            <text:p>72.4237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6.651889">
            <text:p>46.651889</text:p>
          </table:table-cell>
          <table:table-cell office:value-type="float" office:value="80.420059">
            <text:p>80.420059</text:p>
          </table:table-cell>
          <table:table-cell office:value-type="float" office:value="92.619675">
            <text:p>92.61967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4.344492">
            <text:p>44.344492</text:p>
          </table:table-cell>
          <table:table-cell office:value-type="float" office:value="83.187268">
            <text:p>83.187268</text:p>
          </table:table-cell>
          <table:table-cell office:value-type="float" office:value="94.218657">
            <text:p>94.21865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0.854436">
            <text:p>40.854436</text:p>
          </table:table-cell>
          <table:table-cell office:value-type="float" office:value="82.410753">
            <text:p>82.410753</text:p>
          </table:table-cell>
          <table:table-cell office:value-type="float" office:value="96.248406">
            <text:p>96.248406</text:p>
          </table:table-cell>
          <table:table-cell table:number-columns-repeated="11"/>
        </table:table-row>
        <table:table-row table:style-name="ro2"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12.389329">
            <text:p>12.39</text:p>
          </table:table-cell>
          <table:table-cell table:style-name="ce8" office:value-type="float" office:value="36.42684">
            <text:p>36.43</text:p>
          </table:table-cell>
          <table:table-cell table:style-name="ce8" office:value-type="float" office:value="46.390286">
            <text:p>46.39</text:p>
          </table:table-cell>
          <table:table-cell table:style-name="ce8" office:value-type="float" office:value="46.651889">
            <text:p>46.65</text:p>
          </table:table-cell>
          <table:table-cell table:style-name="ce8" office:value-type="float" office:value="44.344492">
            <text:p>44.34</text:p>
          </table:table-cell>
          <table:table-cell table:style-name="ce8" office:value-type="float" office:value="40.854436">
            <text:p>40.85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12.389329">
            <text:p>12.39</text:p>
          </table:table-cell>
          <table:table-cell table:style-name="ce8" office:value-type="float" office:value="36.42684">
            <text:p>36.43</text:p>
          </table:table-cell>
          <table:table-cell table:style-name="ce8" office:value-type="float" office:value="46.390286">
            <text:p>46.39</text:p>
          </table:table-cell>
          <table:table-cell table:style-name="ce8" office:value-type="float" office:value="46.651889">
            <text:p>46.65</text:p>
          </table:table-cell>
          <table:table-cell table:style-name="ce8" office:value-type="float" office:value="44.344492">
            <text:p>44.34</text:p>
          </table:table-cell>
          <table:table-cell table:style-name="ce8" office:value-type="float" office:value="40.854436">
            <text:p>40.85</text:p>
          </table:table-cell>
        </table:table-row>
        <table:table-row table:style-name="ro2">
          <table:table-cell table:style-name="ce5" office:value-type="string">
            <text:p>w/i L</text:p>
          </table:table-cell>
          <table:table-cell table:style-name="ce8" office:value-type="float" office:value="11.780374">
            <text:p>11.78</text:p>
          </table:table-cell>
          <table:table-cell table:style-name="ce8" office:value-type="float" office:value="33.203375">
            <text:p>33.20</text:p>
          </table:table-cell>
          <table:table-cell table:style-name="ce8" office:value-type="float" office:value="65.116371">
            <text:p>65.12</text:p>
          </table:table-cell>
          <table:table-cell table:style-name="ce8" office:value-type="float" office:value="80.420059">
            <text:p>80.42</text:p>
          </table:table-cell>
          <table:table-cell table:style-name="ce8" office:value-type="float" office:value="83.187268">
            <text:p>83.19</text:p>
          </table:table-cell>
          <table:table-cell table:style-name="ce8" office:value-type="float" office:value="82.410753">
            <text:p>82.41</text:p>
          </table:table-cell>
          <table:table-cell/>
          <table:table-cell table:style-name="ce5" office:value-type="string">
            <text:p>w/i L</text:p>
          </table:table-cell>
          <table:table-cell table:style-name="ce8" office:value-type="float" office:value="11.780374">
            <text:p>11.78</text:p>
          </table:table-cell>
          <table:table-cell table:style-name="ce8" office:value-type="float" office:value="33.203375">
            <text:p>33.20</text:p>
          </table:table-cell>
          <table:table-cell table:style-name="ce8" office:value-type="float" office:value="65.116371">
            <text:p>65.12</text:p>
          </table:table-cell>
          <table:table-cell table:style-name="ce8" office:value-type="float" office:value="80.420059">
            <text:p>80.42</text:p>
          </table:table-cell>
          <table:table-cell table:style-name="ce8" office:value-type="float" office:value="83.187268">
            <text:p>83.19</text:p>
          </table:table-cell>
          <table:table-cell table:style-name="ce8" office:value-type="float" office:value="82.410753">
            <text:p>82.41</text:p>
          </table:table-cell>
        </table:table-row>
        <table:table-row table:style-name="ro2">
          <table:table-cell table:style-name="ce5" office:value-type="string">
            <text:p>w/i M</text:p>
          </table:table-cell>
          <table:table-cell table:style-name="ce8" office:value-type="float" office:value="12.017704">
            <text:p>12.02</text:p>
          </table:table-cell>
          <table:table-cell table:style-name="ce8" office:value-type="float" office:value="35.266318">
            <text:p>35.27</text:p>
          </table:table-cell>
          <table:table-cell table:style-name="ce8" office:value-type="float" office:value="72.423708">
            <text:p>72.42</text:p>
          </table:table-cell>
          <table:table-cell table:style-name="ce8" office:value-type="float" office:value="92.619675">
            <text:p>92.62</text:p>
          </table:table-cell>
          <table:table-cell table:style-name="ce8" office:value-type="float" office:value="94.218657">
            <text:p>94.22</text:p>
          </table:table-cell>
          <table:table-cell table:style-name="ce8" office:value-type="float" office:value="96.248406">
            <text:p>96.25</text:p>
          </table:table-cell>
          <table:table-cell/>
          <table:table-cell table:style-name="ce5" office:value-type="string">
            <text:p>w/i M</text:p>
          </table:table-cell>
          <table:table-cell table:style-name="ce8" office:value-type="float" office:value="12.017704">
            <text:p>12.02</text:p>
          </table:table-cell>
          <table:table-cell table:style-name="ce8" office:value-type="float" office:value="35.266318">
            <text:p>35.27</text:p>
          </table:table-cell>
          <table:table-cell table:style-name="ce8" office:value-type="float" office:value="72.423708">
            <text:p>72.42</text:p>
          </table:table-cell>
          <table:table-cell table:style-name="ce8" office:value-type="float" office:value="92.619675">
            <text:p>92.62</text:p>
          </table:table-cell>
          <table:table-cell table:style-name="ce8" office:value-type="float" office:value="94.218657">
            <text:p>94.22</text:p>
          </table:table-cell>
          <table:table-cell table:style-name="ce8" office:value-type="float" office:value="96.248406">
            <text:p>96.25</text:p>
          </table:table-cell>
        </table:table-row>
        <table:table-row table:style-name="ro2">
          <table:table-cell table:style-name="ce5" office:value-type="string">
            <text:p>sp1</text:p>
          </table:table-cell>
          <table:table-cell table:style-name="ce8" table:formula="of:=([.B127]/[.B126])" office:value-type="float" office:value="0.950848427707425">
            <text:p>0.95</text:p>
          </table:table-cell>
          <table:table-cell table:style-name="ce8" table:formula="of:=([.C127]/[.C126])" office:value-type="float" office:value="0.911508519542184">
            <text:p>0.91</text:p>
          </table:table-cell>
          <table:table-cell table:style-name="ce8" table:formula="of:=([.D127]/[.D126])" office:value-type="float" office:value="1.40366392653841">
            <text:p>1.40</text:p>
          </table:table-cell>
          <table:table-cell table:style-name="ce8" table:formula="of:=([.E127]/[.E126])" office:value-type="float" office:value="1.72383285487111">
            <text:p>1.72</text:p>
          </table:table-cell>
          <table:table-cell table:style-name="ce8" table:formula="of:=([.F127]/[.F126])" office:value-type="float" office:value="1.87593237058618">
            <text:p>1.88</text:p>
          </table:table-cell>
          <table:table-cell table:style-name="ce8" table:formula="of:=([.G127]/[.G126])" office:value-type="float" office:value="2.01718004380234">
            <text:p>2.02</text:p>
          </table:table-cell>
          <table:table-cell/>
          <table:table-cell table:style-name="ce5" office:value-type="string">
            <text:p>sp1</text:p>
          </table:table-cell>
          <table:table-cell table:style-name="ce8" table:formula="of:=([.J127]/[.J126])" office:value-type="float" office:value="0.950848427707425">
            <text:p>0.95</text:p>
          </table:table-cell>
          <table:table-cell table:style-name="ce8" table:formula="of:=([.K127]/[.K126])" office:value-type="float" office:value="0.911508519542184">
            <text:p>0.91</text:p>
          </table:table-cell>
          <table:table-cell table:style-name="ce8" table:formula="of:=([.L127]/[.L126])" office:value-type="float" office:value="1.40366392653841">
            <text:p>1.40</text:p>
          </table:table-cell>
          <table:table-cell table:style-name="ce8" table:formula="of:=([.M127]/[.M126])" office:value-type="float" office:value="1.72383285487111">
            <text:p>1.72</text:p>
          </table:table-cell>
          <table:table-cell table:style-name="ce8" table:formula="of:=([.N127]/[.N126])" office:value-type="float" office:value="1.87593237058618">
            <text:p>1.88</text:p>
          </table:table-cell>
          <table:table-cell table:style-name="ce8" table:formula="of:=([.O127]/[.O126])" office:value-type="float" office:value="2.01718004380234">
            <text:p>2.02</text:p>
          </table:table-cell>
        </table:table-row>
        <table:table-row table:style-name="ro2">
          <table:table-cell table:style-name="ce5" office:value-type="string">
            <text:p>sp2</text:p>
          </table:table-cell>
          <table:table-cell table:style-name="ce8" table:formula="of:=([.B128]/[.B126])" office:value-type="float" office:value="0.970004428811278">
            <text:p>0.97</text:p>
          </table:table-cell>
          <table:table-cell table:style-name="ce8" table:formula="of:=([.C128]/[.C126])" office:value-type="float" office:value="0.968141019094711">
            <text:p>0.97</text:p>
          </table:table-cell>
          <table:table-cell table:style-name="ce8" table:formula="of:=([.D128]/[.D126])" office:value-type="float" office:value="1.56118261482587">
            <text:p>1.56</text:p>
          </table:table-cell>
          <table:table-cell table:style-name="ce8" table:formula="of:=([.E128]/[.E126])" office:value-type="float" office:value="1.98533600643695">
            <text:p>1.99</text:p>
          </table:table-cell>
          <table:table-cell table:style-name="ce8" table:formula="of:=([.F128]/[.F126])" office:value-type="float" office:value="2.1246980797525">
            <text:p>2.12</text:p>
          </table:table-cell>
          <table:table-cell table:style-name="ce8" table:formula="of:=([.G128]/[.G126])" office:value-type="float" office:value="2.35588629836917">
            <text:p>2.36</text:p>
          </table:table-cell>
          <table:table-cell/>
          <table:table-cell table:style-name="ce5" office:value-type="string">
            <text:p>sp2</text:p>
          </table:table-cell>
          <table:table-cell table:style-name="ce8" table:formula="of:=([.J128]/[.J126])" office:value-type="float" office:value="0.970004428811278">
            <text:p>0.97</text:p>
          </table:table-cell>
          <table:table-cell table:style-name="ce8" table:formula="of:=([.K128]/[.K126])" office:value-type="float" office:value="0.968141019094711">
            <text:p>0.97</text:p>
          </table:table-cell>
          <table:table-cell table:style-name="ce8" table:formula="of:=([.L128]/[.L126])" office:value-type="float" office:value="1.56118261482587">
            <text:p>1.56</text:p>
          </table:table-cell>
          <table:table-cell table:style-name="ce8" table:formula="of:=([.M128]/[.M126])" office:value-type="float" office:value="1.98533600643695">
            <text:p>1.99</text:p>
          </table:table-cell>
          <table:table-cell table:style-name="ce8" table:formula="of:=([.N128]/[.N126])" office:value-type="float" office:value="2.1246980797525">
            <text:p>2.12</text:p>
          </table:table-cell>
          <table:table-cell table:style-name="ce8" table:formula="of:=([.O128]/[.O126])" office:value-type="float" office:value="2.35588629836917">
            <text:p>2.36</text:p>
          </table:table-cell>
        </table:table-row>
        <table:table-row table:style-name="ro2">
          <table:table-cell table:number-columns-repeated="8"/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6" office:value-type="string">
            <text:p>HD6970</text:p>
          </table:table-cell>
          <table:table-cell table:number-columns-repeated="7"/>
          <table:table-cell table:style-name="ce5" office:value-type="string">
            <text:p>w/o</text:p>
          </table:table-cell>
          <table:table-cell table:style-name="ce8" office:value-type="float" office:value="3.383925">
            <text:p>3.38</text:p>
          </table:table-cell>
          <table:table-cell table:style-name="ce8" office:value-type="float" office:value="12.219432">
            <text:p>12.22</text:p>
          </table:table-cell>
          <table:table-cell table:style-name="ce8" office:value-type="float" office:value="32.003035">
            <text:p>32.00</text:p>
          </table:table-cell>
          <table:table-cell table:style-name="ce8" office:value-type="float" office:value="72.708764">
            <text:p>72.71</text:p>
          </table:table-cell>
          <table:table-cell table:style-name="ce8" office:value-type="float" office:value="187.710265">
            <text:p>187.71</text:p>
          </table:table-cell>
          <table:table-cell table:style-name="ce8" office:value-type="float" office:value="248.477578">
            <text:p>248.48</text:p>
          </table:table-cell>
        </table:table-row>
        <table:table-row table:style-name="ro2">
          <table:table-cell/>
          <table:table-cell office:value-type="float" office:value="3.383925">
            <text:p>3.383925</text:p>
          </table:table-cell>
          <table:table-cell office:value-type="float" office:value="3.717256">
            <text:p>3.717256</text:p>
          </table:table-cell>
          <table:table-cell office:value-type="float" office:value="3.94439">
            <text:p>3.94439</text:p>
          </table:table-cell>
          <table:table-cell table:number-columns-repeated="4"/>
          <table:table-cell table:style-name="ce5" office:value-type="string">
            <text:p>w/i L</text:p>
          </table:table-cell>
          <table:table-cell table:style-name="ce8" office:value-type="float" office:value="3.717256">
            <text:p>3.72</text:p>
          </table:table-cell>
          <table:table-cell table:style-name="ce8" office:value-type="float" office:value="13.334819">
            <text:p>13.33</text:p>
          </table:table-cell>
          <table:table-cell table:style-name="ce8" office:value-type="float" office:value="34.861748">
            <text:p>34.86</text:p>
          </table:table-cell>
          <table:table-cell table:style-name="ce8" office:value-type="float" office:value="88.279206">
            <text:p>88.28</text:p>
          </table:table-cell>
          <table:table-cell table:style-name="ce8" office:value-type="float" office:value="143.864418">
            <text:p>143.86</text:p>
          </table:table-cell>
          <table:table-cell table:style-name="ce8" office:value-type="float" office:value="156.201633">
            <text:p>156.20</text:p>
          </table:table-cell>
        </table:table-row>
        <table:table-row table:style-name="ro2">
          <table:table-cell/>
          <table:table-cell office:value-type="float" office:value="12.219432">
            <text:p>12.219432</text:p>
          </table:table-cell>
          <table:table-cell office:value-type="float" office:value="13.334819">
            <text:p>13.334819</text:p>
          </table:table-cell>
          <table:table-cell office:value-type="float" office:value="13.989818">
            <text:p>13.989818</text:p>
          </table:table-cell>
          <table:table-cell table:number-columns-repeated="4"/>
          <table:table-cell table:style-name="ce5" office:value-type="string">
            <text:p>w/i M</text:p>
          </table:table-cell>
          <table:table-cell table:style-name="ce8" office:value-type="float" office:value="3.94439">
            <text:p>3.94</text:p>
          </table:table-cell>
          <table:table-cell table:style-name="ce8" office:value-type="float" office:value="13.989818">
            <text:p>13.99</text:p>
          </table:table-cell>
          <table:table-cell table:style-name="ce8" office:value-type="float" office:value="51.034367">
            <text:p>51.03</text:p>
          </table:table-cell>
          <table:table-cell table:style-name="ce8" office:value-type="float" office:value="94.413042">
            <text:p>94.41</text:p>
          </table:table-cell>
          <table:table-cell table:style-name="ce8" office:value-type="float" office:value="159.757626">
            <text:p>159.76</text:p>
          </table:table-cell>
          <table:table-cell table:style-name="ce8" office:value-type="float" office:value="175.074964">
            <text:p>175.07</text:p>
          </table:table-cell>
        </table:table-row>
        <table:table-row table:style-name="ro2">
          <table:table-cell/>
          <table:table-cell office:value-type="float" office:value="32.003035">
            <text:p>32.003035</text:p>
          </table:table-cell>
          <table:table-cell office:value-type="float" office:value="34.861748">
            <text:p>34.861748</text:p>
          </table:table-cell>
          <table:table-cell office:value-type="float" office:value="51.034367">
            <text:p>51.034367</text:p>
          </table:table-cell>
          <table:table-cell table:number-columns-repeated="4"/>
          <table:table-cell table:style-name="ce5" office:value-type="string">
            <text:p>sp1</text:p>
          </table:table-cell>
          <table:table-cell table:style-name="ce8" table:formula="of:=([.J133]/[.J132])" office:value-type="float" office:value="1.09850425171953">
            <text:p>1.10</text:p>
          </table:table-cell>
          <table:table-cell table:style-name="ce8" table:formula="of:=([.K133]/[.K132])" office:value-type="float" office:value="1.09127977470639">
            <text:p>1.09</text:p>
          </table:table-cell>
          <table:table-cell table:style-name="ce8" table:formula="of:=([.L133]/[.L132])" office:value-type="float" office:value="1.08932630920786">
            <text:p>1.09</text:p>
          </table:table-cell>
          <table:table-cell table:style-name="ce8" table:formula="of:=([.M133]/[.M132])" office:value-type="float" office:value="1.21414807711489">
            <text:p>1.21</text:p>
          </table:table-cell>
          <table:table-cell table:style-name="ce8" table:formula="of:=([.N133]/[.N132])" office:value-type="float" office:value="0.766417425280392">
            <text:p>0.77</text:p>
          </table:table-cell>
          <table:table-cell table:style-name="ce8" table:formula="of:=([.O133]/[.O132])" office:value-type="float" office:value="0.628634721318798">
            <text:p>0.63</text:p>
          </table:table-cell>
        </table:table-row>
        <table:table-row table:style-name="ro2">
          <table:table-cell/>
          <table:table-cell office:value-type="float" office:value="72.708764">
            <text:p>72.708764</text:p>
          </table:table-cell>
          <table:table-cell office:value-type="float" office:value="88.279206">
            <text:p>88.279206</text:p>
          </table:table-cell>
          <table:table-cell office:value-type="float" office:value="94.413042">
            <text:p>94.413042</text:p>
          </table:table-cell>
          <table:table-cell table:number-columns-repeated="4"/>
          <table:table-cell table:style-name="ce5" office:value-type="string">
            <text:p>sp2</text:p>
          </table:table-cell>
          <table:table-cell table:style-name="ce8" table:formula="of:=([.J134]/[.J132])" office:value-type="float" office:value="1.16562571569996">
            <text:p>1.17</text:p>
          </table:table-cell>
          <table:table-cell table:style-name="ce8" table:formula="of:=([.K134]/[.K132])" office:value-type="float" office:value="1.14488283907141">
            <text:p>1.14</text:p>
          </table:table-cell>
          <table:table-cell table:style-name="ce8" table:formula="of:=([.L134]/[.L132])" office:value-type="float" office:value="1.59467272400883">
            <text:p>1.59</text:p>
          </table:table-cell>
          <table:table-cell table:style-name="ce8" table:formula="of:=([.M134]/[.M132])" office:value-type="float" office:value="1.29850979174945">
            <text:p>1.30</text:p>
          </table:table-cell>
          <table:table-cell table:style-name="ce8" table:formula="of:=([.N134]/[.N132])" office:value-type="float" office:value="0.851086252528598">
            <text:p>0.85</text:p>
          </table:table-cell>
          <table:table-cell table:style-name="ce8" table:formula="of:=([.O134]/[.O132])" office:value-type="float" office:value="0.704590592878364">
            <text:p>0.70</text:p>
          </table:table-cell>
        </table:table-row>
        <table:table-row table:style-name="ro2">
          <table:table-cell/>
          <table:table-cell office:value-type="float" office:value="187.710265">
            <text:p>187.710265</text:p>
          </table:table-cell>
          <table:table-cell office:value-type="float" office:value="143.864418">
            <text:p>143.864418</text:p>
          </table:table-cell>
          <table:table-cell office:value-type="float" office:value="159.757626">
            <text:p>159.757626</text:p>
          </table:table-cell>
          <table:table-cell table:number-columns-repeated="4"/>
          <table:table-cell table:style-name="ce4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/>
          <table:table-cell office:value-type="float" office:value="248.477578">
            <text:p>248.477578</text:p>
          </table:table-cell>
          <table:table-cell office:value-type="float" office:value="156.201633">
            <text:p>156.201633</text:p>
          </table:table-cell>
          <table:table-cell office:value-type="float" office:value="175.074964">
            <text:p>175.074964</text:p>
          </table:table-cell>
          <table:table-cell table:number-columns-repeated="4"/>
          <table:table-cell table:style-name="ce5" office:value-type="string">
            <text:p>w/o</text:p>
          </table:table-cell>
          <table:table-cell table:style-name="ce8" office:value-type="float" office:value="19.55339">
            <text:p>19.55</text:p>
          </table:table-cell>
          <table:table-cell table:style-name="ce8" office:value-type="float" office:value="67.58761">
            <text:p>67.59</text:p>
          </table:table-cell>
          <table:table-cell table:style-name="ce8" office:value-type="float" office:value="173.604175">
            <text:p>173.60</text:p>
          </table:table-cell>
          <table:table-cell table:style-name="ce8" office:value-type="float" office:value="304.44567">
            <text:p>304.45</text:p>
          </table:table-cell>
          <table:table-cell table:style-name="ce8" office:value-type="float" office:value="409.081029">
            <text:p>409.08</text:p>
          </table:table-cell>
          <table:table-cell table:style-name="ce8" office:value-type="float" office:value="466.163394">
            <text:p>466.16</text:p>
          </table:table-cell>
        </table:table-row>
        <table:table-row table:style-name="ro2"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5" office:value-type="string">
            <text:p>w/i L</text:p>
          </table:table-cell>
          <table:table-cell table:style-name="ce8" office:value-type="float" office:value="19.015499">
            <text:p>19.02</text:p>
          </table:table-cell>
          <table:table-cell table:style-name="ce8" office:value-type="float" office:value="65.592048">
            <text:p>65.59</text:p>
          </table:table-cell>
          <table:table-cell table:style-name="ce8" office:value-type="float" office:value="161.151922">
            <text:p>161.15</text:p>
          </table:table-cell>
          <table:table-cell table:style-name="ce8" office:value-type="float" office:value="253.02343">
            <text:p>253.02</text:p>
          </table:table-cell>
          <table:table-cell table:style-name="ce8" office:value-type="float" office:value="301.207455">
            <text:p>301.21</text:p>
          </table:table-cell>
          <table:table-cell table:style-name="ce8" office:value-type="float" office:value="316.213311">
            <text:p>316.21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3.383925">
            <text:p>3.38</text:p>
          </table:table-cell>
          <table:table-cell table:style-name="ce8" office:value-type="float" office:value="12.219432">
            <text:p>12.22</text:p>
          </table:table-cell>
          <table:table-cell table:style-name="ce8" office:value-type="float" office:value="32.003035">
            <text:p>32.00</text:p>
          </table:table-cell>
          <table:table-cell table:style-name="ce8" office:value-type="float" office:value="72.708764">
            <text:p>72.71</text:p>
          </table:table-cell>
          <table:table-cell table:style-name="ce8" office:value-type="float" office:value="187.710265">
            <text:p>187.71</text:p>
          </table:table-cell>
          <table:table-cell table:style-name="ce8" office:value-type="float" office:value="248.477578">
            <text:p>248.48</text:p>
          </table:table-cell>
          <table:table-cell/>
          <table:table-cell table:style-name="ce5" office:value-type="string">
            <text:p>w/i M</text:p>
          </table:table-cell>
          <table:table-cell table:style-name="ce8" office:value-type="float" office:value="19.304959">
            <text:p>19.30</text:p>
          </table:table-cell>
          <table:table-cell table:style-name="ce8" office:value-type="float" office:value="67.305171">
            <text:p>67.31</text:p>
          </table:table-cell>
          <table:table-cell table:style-name="ce8" office:value-type="float" office:value="168.133384">
            <text:p>168.13</text:p>
          </table:table-cell>
          <table:table-cell table:style-name="ce8" office:value-type="float" office:value="274.497271">
            <text:p>274.50</text:p>
          </table:table-cell>
          <table:table-cell table:style-name="ce8" office:value-type="float" office:value="332.320637">
            <text:p>332.32</text:p>
          </table:table-cell>
          <table:table-cell table:style-name="ce8" office:value-type="float" office:value="350.596905">
            <text:p>350.60</text:p>
          </table:table-cell>
        </table:table-row>
        <table:table-row table:style-name="ro2">
          <table:table-cell table:style-name="ce5" office:value-type="string">
            <text:p>w/i L</text:p>
          </table:table-cell>
          <table:table-cell table:style-name="ce8" office:value-type="float" office:value="3.717256">
            <text:p>3.72</text:p>
          </table:table-cell>
          <table:table-cell table:style-name="ce8" office:value-type="float" office:value="13.334819">
            <text:p>13.33</text:p>
          </table:table-cell>
          <table:table-cell table:style-name="ce8" office:value-type="float" office:value="34.861748">
            <text:p>34.86</text:p>
          </table:table-cell>
          <table:table-cell table:style-name="ce8" office:value-type="float" office:value="88.279206">
            <text:p>88.28</text:p>
          </table:table-cell>
          <table:table-cell table:style-name="ce8" office:value-type="float" office:value="143.864418">
            <text:p>143.86</text:p>
          </table:table-cell>
          <table:table-cell table:style-name="ce8" office:value-type="float" office:value="156.201633">
            <text:p>156.20</text:p>
          </table:table-cell>
          <table:table-cell/>
          <table:table-cell table:style-name="ce5" office:value-type="string">
            <text:p>sp1</text:p>
          </table:table-cell>
          <table:table-cell table:style-name="ce8" table:formula="of:=([.J139]/[.J138])" office:value-type="float" office:value="0.972491163936279">
            <text:p>0.97</text:p>
          </table:table-cell>
          <table:table-cell table:style-name="ce8" table:formula="of:=([.K139]/[.K138])" office:value-type="float" office:value="0.970474440507661">
            <text:p>0.97</text:p>
          </table:table-cell>
          <table:table-cell table:style-name="ce8" table:formula="of:=([.L139]/[.L138])" office:value-type="float" office:value="0.928272157049218">
            <text:p>0.93</text:p>
          </table:table-cell>
          <table:table-cell table:style-name="ce8" table:formula="of:=([.M139]/[.M138])" office:value-type="float" office:value="0.831095512049818">
            <text:p>0.83</text:p>
          </table:table-cell>
          <table:table-cell table:style-name="ce8" table:formula="of:=([.N139]/[.N138])" office:value-type="float" office:value="0.736302672691282">
            <text:p>0.74</text:p>
          </table:table-cell>
          <table:table-cell table:style-name="ce8" table:formula="of:=([.O139]/[.O138])" office:value-type="float" office:value="0.678331492927134">
            <text:p>0.68</text:p>
          </table:table-cell>
        </table:table-row>
        <table:table-row table:style-name="ro2">
          <table:table-cell table:style-name="ce5" office:value-type="string">
            <text:p>w/i M</text:p>
          </table:table-cell>
          <table:table-cell table:style-name="ce8" office:value-type="float" office:value="3.94439">
            <text:p>3.94</text:p>
          </table:table-cell>
          <table:table-cell table:style-name="ce8" office:value-type="float" office:value="13.989818">
            <text:p>13.99</text:p>
          </table:table-cell>
          <table:table-cell table:style-name="ce8" office:value-type="float" office:value="51.034367">
            <text:p>51.03</text:p>
          </table:table-cell>
          <table:table-cell table:style-name="ce8" office:value-type="float" office:value="94.413042">
            <text:p>94.41</text:p>
          </table:table-cell>
          <table:table-cell table:style-name="ce8" office:value-type="float" office:value="159.757626">
            <text:p>159.76</text:p>
          </table:table-cell>
          <table:table-cell table:style-name="ce8" office:value-type="float" office:value="175.074964">
            <text:p>175.07</text:p>
          </table:table-cell>
          <table:table-cell/>
          <table:table-cell table:style-name="ce5" office:value-type="string">
            <text:p>sp2</text:p>
          </table:table-cell>
          <table:table-cell table:style-name="ce8" table:formula="of:=([.J140]/[.J138])" office:value-type="float" office:value="0.987294735081743">
            <text:p>0.99</text:p>
          </table:table-cell>
          <table:table-cell table:style-name="ce8" table:formula="of:=([.K140]/[.K138])" office:value-type="float" office:value="0.995821142366182">
            <text:p>1.00</text:p>
          </table:table-cell>
          <table:table-cell table:style-name="ce8" table:formula="of:=([.L140]/[.L138])" office:value-type="float" office:value="0.968486984832018">
            <text:p>0.97</text:p>
          </table:table-cell>
          <table:table-cell table:style-name="ce8" table:formula="of:=([.M140]/[.M138])" office:value-type="float" office:value="0.901629742344504">
            <text:p>0.90</text:p>
          </table:table-cell>
          <table:table-cell table:style-name="ce8" table:formula="of:=([.N140]/[.N138])" office:value-type="float" office:value="0.812358954440784">
            <text:p>0.81</text:p>
          </table:table-cell>
          <table:table-cell table:style-name="ce8" table:formula="of:=([.O140]/[.O138])" office:value-type="float" office:value="0.752090167337335">
            <text:p>0.75</text:p>
          </table:table-cell>
        </table:table-row>
        <table:table-row table:style-name="ro2">
          <table:table-cell table:style-name="ce5" office:value-type="string">
            <text:p>sp1</text:p>
          </table:table-cell>
          <table:table-cell table:style-name="ce8" table:formula="of:=([.B141]/[.B140])" office:value-type="float" office:value="1.09850425171953">
            <text:p>1.10</text:p>
          </table:table-cell>
          <table:table-cell table:style-name="ce8" table:formula="of:=([.C141]/[.C140])" office:value-type="float" office:value="1.09127977470639">
            <text:p>1.09</text:p>
          </table:table-cell>
          <table:table-cell table:style-name="ce8" table:formula="of:=([.D141]/[.D140])" office:value-type="float" office:value="1.08932630920786">
            <text:p>1.09</text:p>
          </table:table-cell>
          <table:table-cell table:style-name="ce8" table:formula="of:=([.E141]/[.E140])" office:value-type="float" office:value="1.21414807711489">
            <text:p>1.21</text:p>
          </table:table-cell>
          <table:table-cell table:style-name="ce8" table:formula="of:=([.F141]/[.F140])" office:value-type="float" office:value="0.766417425280392">
            <text:p>0.77</text:p>
          </table:table-cell>
          <table:table-cell table:style-name="ce8" table:formula="of:=([.G141]/[.G140])" office:value-type="float" office:value="0.628634721318798">
            <text:p>0.63</text:p>
          </table:table-cell>
          <table:table-cell/>
          <table:table-cell table:style-name="ce4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sp2</text:p>
          </table:table-cell>
          <table:table-cell table:style-name="ce8" table:formula="of:=([.B142]/[.B140])" office:value-type="float" office:value="1.16562571569996">
            <text:p>1.17</text:p>
          </table:table-cell>
          <table:table-cell table:style-name="ce8" table:formula="of:=([.C142]/[.C140])" office:value-type="float" office:value="1.14488283907141">
            <text:p>1.14</text:p>
          </table:table-cell>
          <table:table-cell table:style-name="ce8" table:formula="of:=([.D142]/[.D140])" office:value-type="float" office:value="1.59467272400883">
            <text:p>1.59</text:p>
          </table:table-cell>
          <table:table-cell table:style-name="ce8" table:formula="of:=([.E142]/[.E140])" office:value-type="float" office:value="1.29850979174945">
            <text:p>1.30</text:p>
          </table:table-cell>
          <table:table-cell table:style-name="ce8" table:formula="of:=([.F142]/[.F140])" office:value-type="float" office:value="0.851086252528598">
            <text:p>0.85</text:p>
          </table:table-cell>
          <table:table-cell table:style-name="ce8" table:formula="of:=([.G142]/[.G140])" office:value-type="float" office:value="0.704590592878364">
            <text:p>0.70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4.655623">
            <text:p>4.66</text:p>
          </table:table-cell>
          <table:table-cell table:style-name="ce8" office:value-type="float" office:value="10.772249">
            <text:p>10.77</text:p>
          </table:table-cell>
          <table:table-cell table:style-name="ce8" office:value-type="float" office:value="14.341815">
            <text:p>14.34</text:p>
          </table:table-cell>
          <table:table-cell table:style-name="ce8" office:value-type="float" office:value="19.186095">
            <text:p>19.19</text:p>
          </table:table-cell>
          <table:table-cell table:style-name="ce8" office:value-type="float" office:value="19.148209">
            <text:p>19.15</text:p>
          </table:table-cell>
          <table:table-cell table:style-name="ce8" office:value-type="float" office:value="19.317832">
            <text:p>19.32</text:p>
          </table:table-cell>
        </table:table-row>
        <table:table-row table:style-name="ro2">
          <table:table-cell table:number-columns-repeated="8"/>
          <table:table-cell table:style-name="ce5" office:value-type="string">
            <text:p>w/i L</text:p>
          </table:table-cell>
          <table:table-cell table:style-name="ce8" office:value-type="float" office:value="1.067013">
            <text:p>1.07</text:p>
          </table:table-cell>
          <table:table-cell table:style-name="ce8" office:value-type="float" office:value="1.259721">
            <text:p>1.26</text:p>
          </table:table-cell>
          <table:table-cell table:style-name="ce8" office:value-type="float" office:value="1.281995">
            <text:p>1.28</text:p>
          </table:table-cell>
          <table:table-cell table:style-name="ce8" office:value-type="float" office:value="1.353107">
            <text:p>1.35</text:p>
          </table:table-cell>
          <table:table-cell table:style-name="ce8" office:value-type="float" office:value="1.342299">
            <text:p>1.34</text:p>
          </table:table-cell>
          <table:table-cell table:style-name="ce8" office:value-type="float" office:value="1.353951">
            <text:p>1.35</text:p>
          </table:table-cell>
        </table:table-row>
        <table:table-row table:style-name="ro2">
          <table:table-cell table:style-name="ce3" office:value-type="string">
            <text:p>GTX580</text:p>
          </table:table-cell>
          <table:table-cell table:number-columns-repeated="7"/>
          <table:table-cell table:style-name="ce5" office:value-type="string">
            <text:p>w/i M</text:p>
          </table:table-cell>
          <table:table-cell table:style-name="ce8" office:value-type="float" office:value="1.077038">
            <text:p>1.08</text:p>
          </table:table-cell>
          <table:table-cell table:style-name="ce8" office:value-type="float" office:value="1.263426">
            <text:p>1.26</text:p>
          </table:table-cell>
          <table:table-cell table:style-name="ce8" office:value-type="float" office:value="1.284303">
            <text:p>1.28</text:p>
          </table:table-cell>
          <table:table-cell table:style-name="ce8" office:value-type="float" office:value="1.350742">
            <text:p>1.35</text:p>
          </table:table-cell>
          <table:table-cell table:style-name="ce8" office:value-type="float" office:value="1.343031">
            <text:p>1.34</text:p>
          </table:table-cell>
          <table:table-cell table:style-name="ce8" office:value-type="float" office:value="1.357796">
            <text:p>1.36</text:p>
          </table:table-cell>
        </table:table-row>
        <table:table-row table:style-name="ro2">
          <table:table-cell/>
          <table:table-cell office:value-type="float" office:value="19.55339">
            <text:p>19.55339</text:p>
          </table:table-cell>
          <table:table-cell office:value-type="float" office:value="19.015499">
            <text:p>19.015499</text:p>
          </table:table-cell>
          <table:table-cell office:value-type="float" office:value="19.304959">
            <text:p>19.304959</text:p>
          </table:table-cell>
          <table:table-cell table:number-columns-repeated="4"/>
          <table:table-cell table:style-name="ce5" office:value-type="string">
            <text:p>sp1</text:p>
          </table:table-cell>
          <table:table-cell table:style-name="ce8" table:formula="of:=([.J145]/[.J144])" office:value-type="float" office:value="0.229188016297711">
            <text:p>0.23</text:p>
          </table:table-cell>
          <table:table-cell table:style-name="ce8" table:formula="of:=([.K145]/[.K144])" office:value-type="float" office:value="0.116941318382076">
            <text:p>0.12</text:p>
          </table:table-cell>
          <table:table-cell table:style-name="ce8" table:formula="of:=([.L145]/[.L144])" office:value-type="float" office:value="0.0893886164338335">
            <text:p>0.09</text:p>
          </table:table-cell>
          <table:table-cell table:style-name="ce8" table:formula="of:=([.M145]/[.M144])" office:value-type="float" office:value="0.0705253987327802">
            <text:p>0.07</text:p>
          </table:table-cell>
          <table:table-cell table:style-name="ce8" table:formula="of:=([.N145]/[.N144])" office:value-type="float" office:value="0.0701004986941599">
            <text:p>0.07</text:p>
          </table:table-cell>
          <table:table-cell table:style-name="ce8" table:formula="of:=([.O145]/[.O144])" office:value-type="float" office:value="0.070088144466729">
            <text:p>0.07</text:p>
          </table:table-cell>
        </table:table-row>
        <table:table-row table:style-name="ro2">
          <table:table-cell/>
          <table:table-cell office:value-type="float" office:value="67.58761">
            <text:p>67.58761</text:p>
          </table:table-cell>
          <table:table-cell office:value-type="float" office:value="65.592048">
            <text:p>65.592048</text:p>
          </table:table-cell>
          <table:table-cell office:value-type="float" office:value="67.305171">
            <text:p>67.305171</text:p>
          </table:table-cell>
          <table:table-cell table:number-columns-repeated="4"/>
          <table:table-cell table:style-name="ce5" office:value-type="string">
            <text:p>sp2</text:p>
          </table:table-cell>
          <table:table-cell table:style-name="ce8" table:formula="of:=([.J146]/[.J144])" office:value-type="float" office:value="0.231341326391763">
            <text:p>0.23</text:p>
          </table:table-cell>
          <table:table-cell table:style-name="ce8" table:formula="of:=([.K146]/[.K144])" office:value-type="float" office:value="0.117285257702454">
            <text:p>0.12</text:p>
          </table:table-cell>
          <table:table-cell table:style-name="ce8" table:formula="of:=([.L146]/[.L144])" office:value-type="float" office:value="0.0895495444614228">
            <text:p>0.09</text:p>
          </table:table-cell>
          <table:table-cell table:style-name="ce8" table:formula="of:=([.M146]/[.M144])" office:value-type="float" office:value="0.0704021323776412">
            <text:p>0.07</text:p>
          </table:table-cell>
          <table:table-cell table:style-name="ce8" table:formula="of:=([.N146]/[.N144])" office:value-type="float" office:value="0.0701387268125181">
            <text:p>0.07</text:p>
          </table:table-cell>
          <table:table-cell table:style-name="ce8" table:formula="of:=([.O146]/[.O144])" office:value-type="float" office:value="0.0702871833650898">
            <text:p>0.07</text:p>
          </table:table-cell>
        </table:table-row>
        <table:table-row table:style-name="ro1">
          <table:table-cell/>
          <table:table-cell office:value-type="float" office:value="173.604175">
            <text:p>173.604175</text:p>
          </table:table-cell>
          <table:table-cell office:value-type="float" office:value="161.151922">
            <text:p>161.151922</text:p>
          </table:table-cell>
          <table:table-cell office:value-type="float" office:value="168.133384">
            <text:p>168.13338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4.44567">
            <text:p>304.44567</text:p>
          </table:table-cell>
          <table:table-cell office:value-type="float" office:value="253.02343">
            <text:p>253.02343</text:p>
          </table:table-cell>
          <table:table-cell office:value-type="float" office:value="274.497271">
            <text:p>274.49727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09.081029">
            <text:p>409.081029</text:p>
          </table:table-cell>
          <table:table-cell office:value-type="float" office:value="301.207455">
            <text:p>301.207455</text:p>
          </table:table-cell>
          <table:table-cell office:value-type="float" office:value="332.320637">
            <text:p>332.32063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66.163394">
            <text:p>466.163394</text:p>
          </table:table-cell>
          <table:table-cell office:value-type="float" office:value="316.213311">
            <text:p>316.213311</text:p>
          </table:table-cell>
          <table:table-cell office:value-type="float" office:value="350.596905">
            <text:p>350.596905</text:p>
          </table:table-cell>
          <table:table-cell table:number-columns-repeated="11"/>
        </table:table-row>
        <table:table-row table:style-name="ro2">
          <table:table-cell table:style-name="ce4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19.55339">
            <text:p>19.55</text:p>
          </table:table-cell>
          <table:table-cell table:style-name="ce8" office:value-type="float" office:value="67.58761">
            <text:p>67.59</text:p>
          </table:table-cell>
          <table:table-cell table:style-name="ce8" office:value-type="float" office:value="173.604175">
            <text:p>173.60</text:p>
          </table:table-cell>
          <table:table-cell table:style-name="ce8" office:value-type="float" office:value="304.44567">
            <text:p>304.45</text:p>
          </table:table-cell>
          <table:table-cell table:style-name="ce8" office:value-type="float" office:value="409.081029">
            <text:p>409.08</text:p>
          </table:table-cell>
          <table:table-cell table:style-name="ce8" office:value-type="float" office:value="466.163394">
            <text:p>466.1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 L</text:p>
          </table:table-cell>
          <table:table-cell table:style-name="ce8" office:value-type="float" office:value="19.015499">
            <text:p>19.02</text:p>
          </table:table-cell>
          <table:table-cell table:style-name="ce8" office:value-type="float" office:value="65.592048">
            <text:p>65.59</text:p>
          </table:table-cell>
          <table:table-cell table:style-name="ce8" office:value-type="float" office:value="161.151922">
            <text:p>161.15</text:p>
          </table:table-cell>
          <table:table-cell table:style-name="ce8" office:value-type="float" office:value="253.02343">
            <text:p>253.02</text:p>
          </table:table-cell>
          <table:table-cell table:style-name="ce8" office:value-type="float" office:value="301.207455">
            <text:p>301.21</text:p>
          </table:table-cell>
          <table:table-cell table:style-name="ce8" office:value-type="float" office:value="316.213311">
            <text:p>316.21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 M</text:p>
          </table:table-cell>
          <table:table-cell table:style-name="ce8" office:value-type="float" office:value="19.304959">
            <text:p>19.30</text:p>
          </table:table-cell>
          <table:table-cell table:style-name="ce8" office:value-type="float" office:value="67.305171">
            <text:p>67.31</text:p>
          </table:table-cell>
          <table:table-cell table:style-name="ce8" office:value-type="float" office:value="168.133384">
            <text:p>168.13</text:p>
          </table:table-cell>
          <table:table-cell table:style-name="ce8" office:value-type="float" office:value="274.497271">
            <text:p>274.50</text:p>
          </table:table-cell>
          <table:table-cell table:style-name="ce8" office:value-type="float" office:value="332.320637">
            <text:p>332.32</text:p>
          </table:table-cell>
          <table:table-cell table:style-name="ce8" office:value-type="float" office:value="350.596905">
            <text:p>350.60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1</text:p>
          </table:table-cell>
          <table:table-cell table:style-name="ce8" table:formula="of:=([.B155]/[.B154])" office:value-type="float" office:value="0.972491163936279">
            <text:p>0.97</text:p>
          </table:table-cell>
          <table:table-cell table:style-name="ce8" table:formula="of:=([.C155]/[.C154])" office:value-type="float" office:value="0.970474440507661">
            <text:p>0.97</text:p>
          </table:table-cell>
          <table:table-cell table:style-name="ce8" table:formula="of:=([.D155]/[.D154])" office:value-type="float" office:value="0.928272157049218">
            <text:p>0.93</text:p>
          </table:table-cell>
          <table:table-cell table:style-name="ce8" table:formula="of:=([.E155]/[.E154])" office:value-type="float" office:value="0.831095512049818">
            <text:p>0.83</text:p>
          </table:table-cell>
          <table:table-cell table:style-name="ce8" table:formula="of:=([.F155]/[.F154])" office:value-type="float" office:value="0.736302672691282">
            <text:p>0.74</text:p>
          </table:table-cell>
          <table:table-cell table:style-name="ce8" table:formula="of:=([.G155]/[.G154])" office:value-type="float" office:value="0.678331492927134">
            <text:p>0.68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2</text:p>
          </table:table-cell>
          <table:table-cell table:style-name="ce8" table:formula="of:=([.B156]/[.B154])" office:value-type="float" office:value="0.987294735081743">
            <text:p>0.99</text:p>
          </table:table-cell>
          <table:table-cell table:style-name="ce8" table:formula="of:=([.C156]/[.C154])" office:value-type="float" office:value="0.995821142366182">
            <text:p>1.00</text:p>
          </table:table-cell>
          <table:table-cell table:style-name="ce8" table:formula="of:=([.D156]/[.D154])" office:value-type="float" office:value="0.968486984832018">
            <text:p>0.97</text:p>
          </table:table-cell>
          <table:table-cell table:style-name="ce8" table:formula="of:=([.E156]/[.E154])" office:value-type="float" office:value="0.901629742344504">
            <text:p>0.90</text:p>
          </table:table-cell>
          <table:table-cell table:style-name="ce8" table:formula="of:=([.F156]/[.F154])" office:value-type="float" office:value="0.812358954440784">
            <text:p>0.81</text:p>
          </table:table-cell>
          <table:table-cell table:style-name="ce8" table:formula="of:=([.G156]/[.G154])" office:value-type="float" office:value="0.752090167337335">
            <text:p>0.75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E562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.655623">
            <text:p>4.655623</text:p>
          </table:table-cell>
          <table:table-cell office:value-type="float" office:value="1.067013">
            <text:p>1.067013</text:p>
          </table:table-cell>
          <table:table-cell office:value-type="float" office:value="1.077038">
            <text:p>1.07703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.772249">
            <text:p>10.772249</text:p>
          </table:table-cell>
          <table:table-cell office:value-type="float" office:value="1.259721">
            <text:p>1.259721</text:p>
          </table:table-cell>
          <table:table-cell office:value-type="float" office:value="1.263426">
            <text:p>1.26342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.341815">
            <text:p>14.341815</text:p>
          </table:table-cell>
          <table:table-cell office:value-type="float" office:value="1.281995">
            <text:p>1.281995</text:p>
          </table:table-cell>
          <table:table-cell office:value-type="float" office:value="1.284303">
            <text:p>1.28430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.186095">
            <text:p>19.186095</text:p>
          </table:table-cell>
          <table:table-cell office:value-type="float" office:value="1.353107">
            <text:p>1.353107</text:p>
          </table:table-cell>
          <table:table-cell office:value-type="float" office:value="1.350742">
            <text:p>1.35074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.148209">
            <text:p>19.148209</text:p>
          </table:table-cell>
          <table:table-cell office:value-type="float" office:value="1.342299">
            <text:p>1.342299</text:p>
          </table:table-cell>
          <table:table-cell office:value-type="float" office:value="1.343031">
            <text:p>1.34303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.317832">
            <text:p>19.317832</text:p>
          </table:table-cell>
          <table:table-cell office:value-type="float" office:value="1.353951">
            <text:p>1.353951</text:p>
          </table:table-cell>
          <table:table-cell office:value-type="float" office:value="1.357796">
            <text:p>1.357796</text:p>
          </table:table-cell>
          <table:table-cell table:number-columns-repeated="11"/>
        </table:table-row>
        <table:table-row table:style-name="ro2">
          <table:table-cell table:style-name="ce4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4.655623">
            <text:p>4.66</text:p>
          </table:table-cell>
          <table:table-cell table:style-name="ce8" office:value-type="float" office:value="10.772249">
            <text:p>10.77</text:p>
          </table:table-cell>
          <table:table-cell table:style-name="ce8" office:value-type="float" office:value="14.341815">
            <text:p>14.34</text:p>
          </table:table-cell>
          <table:table-cell table:style-name="ce8" office:value-type="float" office:value="19.186095">
            <text:p>19.19</text:p>
          </table:table-cell>
          <table:table-cell table:style-name="ce8" office:value-type="float" office:value="19.148209">
            <text:p>19.15</text:p>
          </table:table-cell>
          <table:table-cell table:style-name="ce8" office:value-type="float" office:value="19.317832">
            <text:p>19.32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 L</text:p>
          </table:table-cell>
          <table:table-cell table:style-name="ce8" office:value-type="float" office:value="1.067013">
            <text:p>1.07</text:p>
          </table:table-cell>
          <table:table-cell table:style-name="ce8" office:value-type="float" office:value="1.259721">
            <text:p>1.26</text:p>
          </table:table-cell>
          <table:table-cell table:style-name="ce8" office:value-type="float" office:value="1.281995">
            <text:p>1.28</text:p>
          </table:table-cell>
          <table:table-cell table:style-name="ce8" office:value-type="float" office:value="1.353107">
            <text:p>1.35</text:p>
          </table:table-cell>
          <table:table-cell table:style-name="ce8" office:value-type="float" office:value="1.342299">
            <text:p>1.34</text:p>
          </table:table-cell>
          <table:table-cell table:style-name="ce8" office:value-type="float" office:value="1.353951">
            <text:p>1.35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 M</text:p>
          </table:table-cell>
          <table:table-cell table:style-name="ce8" office:value-type="float" office:value="1.077038">
            <text:p>1.08</text:p>
          </table:table-cell>
          <table:table-cell table:style-name="ce8" office:value-type="float" office:value="1.263426">
            <text:p>1.26</text:p>
          </table:table-cell>
          <table:table-cell table:style-name="ce8" office:value-type="float" office:value="1.284303">
            <text:p>1.28</text:p>
          </table:table-cell>
          <table:table-cell table:style-name="ce8" office:value-type="float" office:value="1.350742">
            <text:p>1.35</text:p>
          </table:table-cell>
          <table:table-cell table:style-name="ce8" office:value-type="float" office:value="1.343031">
            <text:p>1.34</text:p>
          </table:table-cell>
          <table:table-cell table:style-name="ce8" office:value-type="float" office:value="1.357796">
            <text:p>1.3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1</text:p>
          </table:table-cell>
          <table:table-cell table:style-name="ce8" table:formula="of:=([.B169]/[.B168])" office:value-type="float" office:value="0.229188016297711">
            <text:p>0.23</text:p>
          </table:table-cell>
          <table:table-cell table:style-name="ce8" table:formula="of:=([.C169]/[.C168])" office:value-type="float" office:value="0.116941318382076">
            <text:p>0.12</text:p>
          </table:table-cell>
          <table:table-cell table:style-name="ce8" table:formula="of:=([.D169]/[.D168])" office:value-type="float" office:value="0.0893886164338335">
            <text:p>0.09</text:p>
          </table:table-cell>
          <table:table-cell table:style-name="ce8" table:formula="of:=([.E169]/[.E168])" office:value-type="float" office:value="0.0705253987327802">
            <text:p>0.07</text:p>
          </table:table-cell>
          <table:table-cell table:style-name="ce8" table:formula="of:=([.F169]/[.F168])" office:value-type="float" office:value="0.0701004986941599">
            <text:p>0.07</text:p>
          </table:table-cell>
          <table:table-cell table:style-name="ce8" table:formula="of:=([.G169]/[.G168])" office:value-type="float" office:value="0.070088144466729">
            <text:p>0.07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2</text:p>
          </table:table-cell>
          <table:table-cell table:style-name="ce8" table:formula="of:=([.B170]/[.B168])" office:value-type="float" office:value="0.231341326391763">
            <text:p>0.23</text:p>
          </table:table-cell>
          <table:table-cell table:style-name="ce8" table:formula="of:=([.C170]/[.C168])" office:value-type="float" office:value="0.117285257702454">
            <text:p>0.12</text:p>
          </table:table-cell>
          <table:table-cell table:style-name="ce8" table:formula="of:=([.D170]/[.D168])" office:value-type="float" office:value="0.0895495444614228">
            <text:p>0.09</text:p>
          </table:table-cell>
          <table:table-cell table:style-name="ce8" table:formula="of:=([.E170]/[.E168])" office:value-type="float" office:value="0.0704021323776412">
            <text:p>0.07</text:p>
          </table:table-cell>
          <table:table-cell table:style-name="ce8" table:formula="of:=([.F170]/[.F168])" office:value-type="float" office:value="0.0701387268125181">
            <text:p>0.07</text:p>
          </table:table-cell>
          <table:table-cell table:style-name="ce8" table:formula="of:=([.G170]/[.G168])" office:value-type="float" office:value="0.0702871833650898">
            <text:p>0.07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1" table:number-columns-repeated="7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MAP-51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GTX2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.276317">
            <text:p>7.276317</text:p>
          </table:table-cell>
          <table:table-cell office:value-type="float" office:value="11.017257">
            <text:p>11.01725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.346827">
            <text:p>12.346827</text:p>
          </table:table-cell>
          <table:table-cell office:value-type="float" office:value="29.089497">
            <text:p>29.0894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.678246">
            <text:p>12.678246</text:p>
          </table:table-cell>
          <table:table-cell office:value-type="float" office:value="53.412241">
            <text:p>53.4122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.232418">
            <text:p>13.232418</text:p>
          </table:table-cell>
          <table:table-cell office:value-type="float" office:value="66.602839">
            <text:p>66.6028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.075394">
            <text:p>13.075394</text:p>
          </table:table-cell>
          <table:table-cell office:value-type="float" office:value="67.205559">
            <text:p>67.2055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.991183">
            <text:p>6.991183</text:p>
          </table:table-cell>
          <table:table-cell office:value-type="float" office:value="62.591626">
            <text:p>62.591626</text:p>
          </table:table-cell>
          <table:table-cell table:number-columns-repeated="12"/>
        </table:table-row>
        <table:table-row table:style-name="ro2"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7.276317">
            <text:p>7.28</text:p>
          </table:table-cell>
          <table:table-cell table:style-name="ce8" office:value-type="float" office:value="12.346827">
            <text:p>12.35</text:p>
          </table:table-cell>
          <table:table-cell table:style-name="ce8" office:value-type="float" office:value="12.678246">
            <text:p>12.68</text:p>
          </table:table-cell>
          <table:table-cell table:style-name="ce8" office:value-type="float" office:value="13.232418">
            <text:p>13.23</text:p>
          </table:table-cell>
          <table:table-cell table:style-name="ce8" office:value-type="float" office:value="13.075394">
            <text:p>13.08</text:p>
          </table:table-cell>
          <table:table-cell table:style-name="ce8" office:value-type="float" office:value="6.991183">
            <text:p>6.99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7.276317">
            <text:p>7.28</text:p>
          </table:table-cell>
          <table:table-cell table:style-name="ce8" office:value-type="float" office:value="12.346827">
            <text:p>12.35</text:p>
          </table:table-cell>
          <table:table-cell table:style-name="ce8" office:value-type="float" office:value="12.678246">
            <text:p>12.68</text:p>
          </table:table-cell>
          <table:table-cell table:style-name="ce8" office:value-type="float" office:value="13.232418">
            <text:p>13.23</text:p>
          </table:table-cell>
          <table:table-cell table:style-name="ce8" office:value-type="float" office:value="13.075394">
            <text:p>13.08</text:p>
          </table:table-cell>
          <table:table-cell table:style-name="ce8" office:value-type="float" office:value="6.991183">
            <text:p>6.99</text:p>
          </table:table-cell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11.017257">
            <text:p>11.02</text:p>
          </table:table-cell>
          <table:table-cell table:style-name="ce8" office:value-type="float" office:value="29.089497">
            <text:p>29.09</text:p>
          </table:table-cell>
          <table:table-cell table:style-name="ce8" office:value-type="float" office:value="53.412241">
            <text:p>53.41</text:p>
          </table:table-cell>
          <table:table-cell table:style-name="ce8" office:value-type="float" office:value="66.602839">
            <text:p>66.60</text:p>
          </table:table-cell>
          <table:table-cell table:style-name="ce8" office:value-type="float" office:value="67.205559">
            <text:p>67.21</text:p>
          </table:table-cell>
          <table:table-cell table:style-name="ce8" office:value-type="float" office:value="62.591626">
            <text:p>62.59</text:p>
          </table:table-cell>
          <table:table-cell/>
          <table:table-cell table:style-name="ce5" office:value-type="string">
            <text:p>w/i</text:p>
          </table:table-cell>
          <table:table-cell table:style-name="ce8" office:value-type="float" office:value="11.017257">
            <text:p>11.02</text:p>
          </table:table-cell>
          <table:table-cell table:style-name="ce8" office:value-type="float" office:value="29.089497">
            <text:p>29.09</text:p>
          </table:table-cell>
          <table:table-cell table:style-name="ce8" office:value-type="float" office:value="53.412241">
            <text:p>53.41</text:p>
          </table:table-cell>
          <table:table-cell table:style-name="ce8" office:value-type="float" office:value="66.602839">
            <text:p>66.60</text:p>
          </table:table-cell>
          <table:table-cell table:style-name="ce8" office:value-type="float" office:value="67.205559">
            <text:p>67.21</text:p>
          </table:table-cell>
          <table:table-cell table:style-name="ce8" office:value-type="float" office:value="62.591626">
            <text:p>62.59</text:p>
          </table:table-cell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187]/[.B186])" office:value-type="float" office:value="1.51412548408762">
            <text:p>1.51</text:p>
          </table:table-cell>
          <table:table-cell table:style-name="ce8" table:formula="of:=([.C187]/[.C186])" office:value-type="float" office:value="2.35603017682195">
            <text:p>2.36</text:p>
          </table:table-cell>
          <table:table-cell table:style-name="ce8" table:formula="of:=([.D187]/[.D186])" office:value-type="float" office:value="4.2129046084135">
            <text:p>4.21</text:p>
          </table:table-cell>
          <table:table-cell table:style-name="ce8" table:formula="of:=([.E187]/[.E186])" office:value-type="float" office:value="5.03330827366548">
            <text:p>5.03</text:p>
          </table:table-cell>
          <table:table-cell table:style-name="ce8" table:formula="of:=([.F187]/[.F186])" office:value-type="float" office:value="5.13984962900544">
            <text:p>5.14</text:p>
          </table:table-cell>
          <table:table-cell table:style-name="ce8" table:formula="of:=([.G187]/[.G186])" office:value-type="float" office:value="8.95293772169889">
            <text:p>8.95</text:p>
          </table:table-cell>
          <table:table-cell/>
          <table:table-cell table:style-name="ce5" office:value-type="string">
            <text:p>sp</text:p>
          </table:table-cell>
          <table:table-cell table:style-name="ce8" table:formula="of:=([.J187]/[.J186])" office:value-type="float" office:value="1.51412548408762">
            <text:p>1.51</text:p>
          </table:table-cell>
          <table:table-cell table:style-name="ce8" table:formula="of:=([.K187]/[.K186])" office:value-type="float" office:value="2.35603017682195">
            <text:p>2.36</text:p>
          </table:table-cell>
          <table:table-cell table:style-name="ce8" table:formula="of:=([.L187]/[.L186])" office:value-type="float" office:value="4.2129046084135">
            <text:p>4.21</text:p>
          </table:table-cell>
          <table:table-cell table:style-name="ce8" table:formula="of:=([.M187]/[.M186])" office:value-type="float" office:value="5.03330827366548">
            <text:p>5.03</text:p>
          </table:table-cell>
          <table:table-cell table:style-name="ce8" table:formula="of:=([.N187]/[.N186])" office:value-type="float" office:value="5.13984962900544">
            <text:p>5.14</text:p>
          </table:table-cell>
          <table:table-cell table:style-name="ce8" table:formula="of:=([.O187]/[.O186])" office:value-type="float" office:value="8.95293772169889">
            <text:p>8.95</text:p>
          </table:table-cell>
        </table:table-row>
        <table:table-row table:style-name="ro2">
          <table:table-cell table:number-columns-repeated="8"/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6" office:value-type="string">
            <text:p>HD6970</text:p>
          </table:table-cell>
          <table:table-cell table:number-columns-repeated="7"/>
          <table:table-cell table:style-name="ce5" office:value-type="string">
            <text:p>w/o</text:p>
          </table:table-cell>
          <table:table-cell table:style-name="ce8" office:value-type="float" office:value="3.218586">
            <text:p>3.22</text:p>
          </table:table-cell>
          <table:table-cell table:style-name="ce8" office:value-type="float" office:value="8.967278">
            <text:p>8.97</text:p>
          </table:table-cell>
          <table:table-cell table:style-name="ce8" office:value-type="float" office:value="24.366535">
            <text:p>24.37</text:p>
          </table:table-cell>
          <table:table-cell table:style-name="ce8" office:value-type="float" office:value="50.813483">
            <text:p>50.81</text:p>
          </table:table-cell>
          <table:table-cell table:style-name="ce8" office:value-type="float" office:value="88.507743">
            <text:p>88.51</text:p>
          </table:table-cell>
          <table:table-cell table:style-name="ce8" office:value-type="float" office:value="102.755919">
            <text:p>102.76</text:p>
          </table:table-cell>
        </table:table-row>
        <table:table-row table:style-name="ro2">
          <table:table-cell/>
          <table:table-cell office:value-type="float" office:value="3.218586">
            <text:p>3.218586</text:p>
          </table:table-cell>
          <table:table-cell office:value-type="float" office:value="3.432166">
            <text:p>3.432166</text:p>
          </table:table-cell>
          <table:table-cell table:number-columns-repeated="5"/>
          <table:table-cell table:style-name="ce5" office:value-type="string">
            <text:p>w/i</text:p>
          </table:table-cell>
          <table:table-cell table:style-name="ce8" office:value-type="float" office:value="3.432166">
            <text:p>3.43</text:p>
          </table:table-cell>
          <table:table-cell table:style-name="ce8" office:value-type="float" office:value="12.364362">
            <text:p>12.36</text:p>
          </table:table-cell>
          <table:table-cell table:style-name="ce8" office:value-type="float" office:value="43.491138">
            <text:p>43.49</text:p>
          </table:table-cell>
          <table:table-cell table:style-name="ce8" office:value-type="float" office:value="73.771866">
            <text:p>73.77</text:p>
          </table:table-cell>
          <table:table-cell table:style-name="ce8" office:value-type="float" office:value="110.675126">
            <text:p>110.68</text:p>
          </table:table-cell>
          <table:table-cell table:style-name="ce8" office:value-type="float" office:value="127.098926">
            <text:p>127.10</text:p>
          </table:table-cell>
        </table:table-row>
        <table:table-row table:style-name="ro2">
          <table:table-cell/>
          <table:table-cell office:value-type="float" office:value="8.967278">
            <text:p>8.967278</text:p>
          </table:table-cell>
          <table:table-cell office:value-type="float" office:value="12.364362">
            <text:p>12.364362</text:p>
          </table:table-cell>
          <table:table-cell table:number-columns-repeated="5"/>
          <table:table-cell table:style-name="ce5" office:value-type="string">
            <text:p>sp</text:p>
          </table:table-cell>
          <table:table-cell table:style-name="ce8" table:formula="of:=([.J191]/[.J190])" office:value-type="float" office:value="1.06635833250999">
            <text:p>1.07</text:p>
          </table:table-cell>
          <table:table-cell table:style-name="ce8" table:formula="of:=([.K191]/[.K190])" office:value-type="float" office:value="1.37883112355834">
            <text:p>1.38</text:p>
          </table:table-cell>
          <table:table-cell table:style-name="ce8" table:formula="of:=([.L191]/[.L190])" office:value-type="float" office:value="1.7848716692792">
            <text:p>1.78</text:p>
          </table:table-cell>
          <table:table-cell table:style-name="ce8" table:formula="of:=([.M191]/[.M190])" office:value-type="float" office:value="1.45181675501363">
            <text:p>1.45</text:p>
          </table:table-cell>
          <table:table-cell table:style-name="ce8" table:formula="of:=([.N191]/[.N190])" office:value-type="float" office:value="1.2504569910906">
            <text:p>1.25</text:p>
          </table:table-cell>
          <table:table-cell table:style-name="ce8" table:formula="of:=([.O191]/[.O190])" office:value-type="float" office:value="1.23690126307955">
            <text:p>1.24</text:p>
          </table:table-cell>
        </table:table-row>
        <table:table-row table:style-name="ro2">
          <table:table-cell/>
          <table:table-cell office:value-type="float" office:value="24.366535">
            <text:p>24.366535</text:p>
          </table:table-cell>
          <table:table-cell office:value-type="float" office:value="43.491138">
            <text:p>43.491138</text:p>
          </table:table-cell>
          <table:table-cell table:number-columns-repeated="5"/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/>
          <table:table-cell office:value-type="float" office:value="50.813483">
            <text:p>50.813483</text:p>
          </table:table-cell>
          <table:table-cell office:value-type="float" office:value="73.771866">
            <text:p>73.771866</text:p>
          </table:table-cell>
          <table:table-cell table:number-columns-repeated="5"/>
          <table:table-cell table:style-name="ce5" office:value-type="string">
            <text:p>w/o</text:p>
          </table:table-cell>
          <table:table-cell table:style-name="ce8" office:value-type="float" office:value="16.604255">
            <text:p>16.60</text:p>
          </table:table-cell>
          <table:table-cell table:style-name="ce8" office:value-type="float" office:value="41.229047">
            <text:p>41.23</text:p>
          </table:table-cell>
          <table:table-cell table:style-name="ce8" office:value-type="float" office:value="67.651485">
            <text:p>67.65</text:p>
          </table:table-cell>
          <table:table-cell table:style-name="ce8" office:value-type="float" office:value="75.688912">
            <text:p>75.69</text:p>
          </table:table-cell>
          <table:table-cell table:style-name="ce8" office:value-type="float" office:value="84.925008">
            <text:p>84.93</text:p>
          </table:table-cell>
          <table:table-cell table:style-name="ce8" office:value-type="float" office:value="85.894604">
            <text:p>85.89</text:p>
          </table:table-cell>
        </table:table-row>
        <table:table-row table:style-name="ro2">
          <table:table-cell/>
          <table:table-cell office:value-type="float" office:value="88.507743">
            <text:p>88.507743</text:p>
          </table:table-cell>
          <table:table-cell office:value-type="float" office:value="110.675126">
            <text:p>110.675126</text:p>
          </table:table-cell>
          <table:table-cell table:number-columns-repeated="5"/>
          <table:table-cell table:style-name="ce5" office:value-type="string">
            <text:p>w/i</text:p>
          </table:table-cell>
          <table:table-cell table:style-name="ce8" office:value-type="float" office:value="18.262986">
            <text:p>18.26</text:p>
          </table:table-cell>
          <table:table-cell table:style-name="ce8" office:value-type="float" office:value="59.018422">
            <text:p>59.02</text:p>
          </table:table-cell>
          <table:table-cell table:style-name="ce8" office:value-type="float" office:value="131.017356">
            <text:p>131.02</text:p>
          </table:table-cell>
          <table:table-cell table:style-name="ce8" office:value-type="float" office:value="188.534249">
            <text:p>188.53</text:p>
          </table:table-cell>
          <table:table-cell table:style-name="ce8" office:value-type="float" office:value="215.899831">
            <text:p>215.90</text:p>
          </table:table-cell>
          <table:table-cell table:style-name="ce8" office:value-type="float" office:value="221.631346">
            <text:p>221.63</text:p>
          </table:table-cell>
        </table:table-row>
        <table:table-row table:style-name="ro2">
          <table:table-cell/>
          <table:table-cell office:value-type="float" office:value="102.755919">
            <text:p>102.755919</text:p>
          </table:table-cell>
          <table:table-cell office:value-type="float" office:value="127.098926">
            <text:p>127.098926</text:p>
          </table:table-cell>
          <table:table-cell table:number-columns-repeated="5"/>
          <table:table-cell table:style-name="ce5" office:value-type="string">
            <text:p>sp</text:p>
          </table:table-cell>
          <table:table-cell table:style-name="ce8" table:formula="of:=([.J195]/[.J194])" office:value-type="float" office:value="1.0998979478453">
            <text:p>1.10</text:p>
          </table:table-cell>
          <table:table-cell table:style-name="ce8" table:formula="of:=([.K195]/[.K194])" office:value-type="float" office:value="1.43147674502396">
            <text:p>1.43</text:p>
          </table:table-cell>
          <table:table-cell table:style-name="ce8" table:formula="of:=([.L195]/[.L194])" office:value-type="float" office:value="1.93665159013139">
            <text:p>1.94</text:p>
          </table:table-cell>
          <table:table-cell table:style-name="ce8" table:formula="of:=([.M195]/[.M194])" office:value-type="float" office:value="2.49090975174805">
            <text:p>2.49</text:p>
          </table:table-cell>
          <table:table-cell table:style-name="ce8" table:formula="of:=([.N195]/[.N194])" office:value-type="float" office:value="2.54224092625343">
            <text:p>2.54</text:p>
          </table:table-cell>
          <table:table-cell table:style-name="ce8" table:formula="of:=([.O195]/[.O194])" office:value-type="float" office:value="2.58027088639934">
            <text:p>2.58</text:p>
          </table:table-cell>
        </table:table-row>
        <table:table-row table:style-name="ro2"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3.218586">
            <text:p>3.22</text:p>
          </table:table-cell>
          <table:table-cell table:style-name="ce8" office:value-type="float" office:value="8.967278">
            <text:p>8.97</text:p>
          </table:table-cell>
          <table:table-cell table:style-name="ce8" office:value-type="float" office:value="24.366535">
            <text:p>24.37</text:p>
          </table:table-cell>
          <table:table-cell table:style-name="ce8" office:value-type="float" office:value="50.813483">
            <text:p>50.81</text:p>
          </table:table-cell>
          <table:table-cell table:style-name="ce8" office:value-type="float" office:value="88.507743">
            <text:p>88.51</text:p>
          </table:table-cell>
          <table:table-cell table:style-name="ce8" office:value-type="float" office:value="102.755919">
            <text:p>102.76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4.600568">
            <text:p>4.60</text:p>
          </table:table-cell>
          <table:table-cell table:style-name="ce8" office:value-type="float" office:value="11.543956">
            <text:p>11.54</text:p>
          </table:table-cell>
          <table:table-cell table:style-name="ce8" office:value-type="float" office:value="16.301645">
            <text:p>16.30</text:p>
          </table:table-cell>
          <table:table-cell table:style-name="ce8" office:value-type="float" office:value="18.871442">
            <text:p>18.87</text:p>
          </table:table-cell>
          <table:table-cell table:style-name="ce8" office:value-type="float" office:value="17.182525">
            <text:p>17.18</text:p>
          </table:table-cell>
          <table:table-cell table:style-name="ce8" office:value-type="float" office:value="17.19842">
            <text:p>17.20</text:p>
          </table:table-cell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3.432166">
            <text:p>3.43</text:p>
          </table:table-cell>
          <table:table-cell table:style-name="ce8" office:value-type="float" office:value="12.364362">
            <text:p>12.36</text:p>
          </table:table-cell>
          <table:table-cell table:style-name="ce8" office:value-type="float" office:value="43.491138">
            <text:p>43.49</text:p>
          </table:table-cell>
          <table:table-cell table:style-name="ce8" office:value-type="float" office:value="73.771866">
            <text:p>73.77</text:p>
          </table:table-cell>
          <table:table-cell table:style-name="ce8" office:value-type="float" office:value="110.675126">
            <text:p>110.68</text:p>
          </table:table-cell>
          <table:table-cell table:style-name="ce8" office:value-type="float" office:value="127.098926">
            <text:p>127.10</text:p>
          </table:table-cell>
          <table:table-cell/>
          <table:table-cell table:style-name="ce5" office:value-type="string">
            <text:p>w/i</text:p>
          </table:table-cell>
          <table:table-cell table:style-name="ce8" office:value-type="float" office:value="0.910728">
            <text:p>0.91</text:p>
          </table:table-cell>
          <table:table-cell table:style-name="ce8" office:value-type="float" office:value="1.016602">
            <text:p>1.02</text:p>
          </table:table-cell>
          <table:table-cell table:style-name="ce8" office:value-type="float" office:value="1.094891">
            <text:p>1.09</text:p>
          </table:table-cell>
          <table:table-cell table:style-name="ce8" office:value-type="float" office:value="1.062012">
            <text:p>1.06</text:p>
          </table:table-cell>
          <table:table-cell table:style-name="ce8" office:value-type="float" office:value="1.088334">
            <text:p>1.09</text:p>
          </table:table-cell>
          <table:table-cell table:style-name="ce8" office:value-type="float" office:value="1.067395">
            <text:p>1.07</text:p>
          </table:table-cell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199]/[.B198])" office:value-type="float" office:value="1.06635833250999">
            <text:p>1.07</text:p>
          </table:table-cell>
          <table:table-cell table:style-name="ce8" table:formula="of:=([.C199]/[.C198])" office:value-type="float" office:value="1.37883112355834">
            <text:p>1.38</text:p>
          </table:table-cell>
          <table:table-cell table:style-name="ce8" table:formula="of:=([.D199]/[.D198])" office:value-type="float" office:value="1.7848716692792">
            <text:p>1.78</text:p>
          </table:table-cell>
          <table:table-cell table:style-name="ce8" table:formula="of:=([.E199]/[.E198])" office:value-type="float" office:value="1.45181675501363">
            <text:p>1.45</text:p>
          </table:table-cell>
          <table:table-cell table:style-name="ce8" table:formula="of:=([.F199]/[.F198])" office:value-type="float" office:value="1.2504569910906">
            <text:p>1.25</text:p>
          </table:table-cell>
          <table:table-cell table:style-name="ce8" table:formula="of:=([.G199]/[.G198])" office:value-type="float" office:value="1.23690126307955">
            <text:p>1.24</text:p>
          </table:table-cell>
          <table:table-cell/>
          <table:table-cell table:style-name="ce5" office:value-type="string">
            <text:p>sp</text:p>
          </table:table-cell>
          <table:table-cell table:style-name="ce8" table:formula="of:=([.J199]/[.J198])" office:value-type="float" office:value="0.197959904081409">
            <text:p>0.20</text:p>
          </table:table-cell>
          <table:table-cell table:style-name="ce8" table:formula="of:=([.K199]/[.K198])" office:value-type="float" office:value="0.0880635719678765">
            <text:p>0.09</text:p>
          </table:table-cell>
          <table:table-cell table:style-name="ce8" table:formula="of:=([.L199]/[.L198])" office:value-type="float" office:value="0.067164448741216">
            <text:p>0.07</text:p>
          </table:table-cell>
          <table:table-cell table:style-name="ce8" table:formula="of:=([.M199]/[.M198])" office:value-type="float" office:value="0.056276144663455">
            <text:p>0.06</text:p>
          </table:table-cell>
          <table:table-cell table:style-name="ce8" table:formula="of:=([.N199]/[.N198])" office:value-type="float" office:value="0.06333958483983">
            <text:p>0.06</text:p>
          </table:table-cell>
          <table:table-cell table:style-name="ce8" table:formula="of:=([.O199]/[.O198])" office:value-type="float" office:value="0.0620635500237813">
            <text:p>0.0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GTX5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.604255">
            <text:p>16.604255</text:p>
          </table:table-cell>
          <table:table-cell office:value-type="float" office:value="18.262986">
            <text:p>18.26298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.229047">
            <text:p>41.229047</text:p>
          </table:table-cell>
          <table:table-cell office:value-type="float" office:value="59.018422">
            <text:p>59.0184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.651485">
            <text:p>67.651485</text:p>
          </table:table-cell>
          <table:table-cell office:value-type="float" office:value="131.017356">
            <text:p>131.0173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.688912">
            <text:p>75.688912</text:p>
          </table:table-cell>
          <table:table-cell office:value-type="float" office:value="188.534249">
            <text:p>188.53424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.925008">
            <text:p>84.925008</text:p>
          </table:table-cell>
          <table:table-cell office:value-type="float" office:value="215.899831">
            <text:p>215.8998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.894604">
            <text:p>85.894604</text:p>
          </table:table-cell>
          <table:table-cell office:value-type="float" office:value="221.631346">
            <text:p>221.631346</text:p>
          </table:table-cell>
          <table:table-cell table:number-columns-repeated="12"/>
        </table:table-row>
        <table:table-row table:style-name="ro2"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16.604255">
            <text:p>16.60</text:p>
          </table:table-cell>
          <table:table-cell table:style-name="ce8" office:value-type="float" office:value="41.229047">
            <text:p>41.23</text:p>
          </table:table-cell>
          <table:table-cell table:style-name="ce8" office:value-type="float" office:value="67.651485">
            <text:p>67.65</text:p>
          </table:table-cell>
          <table:table-cell table:style-name="ce8" office:value-type="float" office:value="75.688912">
            <text:p>75.69</text:p>
          </table:table-cell>
          <table:table-cell table:style-name="ce8" office:value-type="float" office:value="84.925008">
            <text:p>84.93</text:p>
          </table:table-cell>
          <table:table-cell table:style-name="ce8" office:value-type="float" office:value="85.894604">
            <text:p>85.89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18.262986">
            <text:p>18.26</text:p>
          </table:table-cell>
          <table:table-cell table:style-name="ce8" office:value-type="float" office:value="59.018422">
            <text:p>59.02</text:p>
          </table:table-cell>
          <table:table-cell table:style-name="ce8" office:value-type="float" office:value="131.017356">
            <text:p>131.02</text:p>
          </table:table-cell>
          <table:table-cell table:style-name="ce8" office:value-type="float" office:value="188.534249">
            <text:p>188.53</text:p>
          </table:table-cell>
          <table:table-cell table:style-name="ce8" office:value-type="float" office:value="215.899831">
            <text:p>215.90</text:p>
          </table:table-cell>
          <table:table-cell table:style-name="ce8" office:value-type="float" office:value="221.631346">
            <text:p>221.63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211]/[.B210])" office:value-type="float" office:value="1.0998979478453">
            <text:p>1.10</text:p>
          </table:table-cell>
          <table:table-cell table:style-name="ce8" table:formula="of:=([.C211]/[.C210])" office:value-type="float" office:value="1.43147674502396">
            <text:p>1.43</text:p>
          </table:table-cell>
          <table:table-cell table:style-name="ce8" table:formula="of:=([.D211]/[.D210])" office:value-type="float" office:value="1.93665159013139">
            <text:p>1.94</text:p>
          </table:table-cell>
          <table:table-cell table:style-name="ce8" table:formula="of:=([.E211]/[.E210])" office:value-type="float" office:value="2.49090975174805">
            <text:p>2.49</text:p>
          </table:table-cell>
          <table:table-cell table:style-name="ce8" table:formula="of:=([.F211]/[.F210])" office:value-type="float" office:value="2.54224092625343">
            <text:p>2.54</text:p>
          </table:table-cell>
          <table:table-cell table:style-name="ce8" table:formula="of:=([.G211]/[.G210])" office:value-type="float" office:value="2.58027088639934">
            <text:p>2.58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E562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.600568">
            <text:p>4.600568</text:p>
          </table:table-cell>
          <table:table-cell office:value-type="float" office:value="0.910728">
            <text:p>0.9107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.543956">
            <text:p>11.543956</text:p>
          </table:table-cell>
          <table:table-cell office:value-type="float" office:value="1.016602">
            <text:p>1.0166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.301645">
            <text:p>16.301645</text:p>
          </table:table-cell>
          <table:table-cell office:value-type="float" office:value="1.094891">
            <text:p>1.09489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.871442">
            <text:p>18.871442</text:p>
          </table:table-cell>
          <table:table-cell office:value-type="float" office:value="1.062012">
            <text:p>1.0620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.182525">
            <text:p>17.182525</text:p>
          </table:table-cell>
          <table:table-cell office:value-type="float" office:value="1.088334">
            <text:p>1.0883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.19842">
            <text:p>17.19842</text:p>
          </table:table-cell>
          <table:table-cell office:value-type="float" office:value="1.067395">
            <text:p>1.067395</text:p>
          </table:table-cell>
          <table:table-cell table:number-columns-repeated="12"/>
        </table:table-row>
        <table:table-row table:style-name="ro2"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4.600568">
            <text:p>4.60</text:p>
          </table:table-cell>
          <table:table-cell table:style-name="ce8" office:value-type="float" office:value="11.543956">
            <text:p>11.54</text:p>
          </table:table-cell>
          <table:table-cell table:style-name="ce8" office:value-type="float" office:value="16.301645">
            <text:p>16.30</text:p>
          </table:table-cell>
          <table:table-cell table:style-name="ce8" office:value-type="float" office:value="18.871442">
            <text:p>18.87</text:p>
          </table:table-cell>
          <table:table-cell table:style-name="ce8" office:value-type="float" office:value="17.182525">
            <text:p>17.18</text:p>
          </table:table-cell>
          <table:table-cell table:style-name="ce8" office:value-type="float" office:value="17.19842">
            <text:p>17.20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0.910728">
            <text:p>0.91</text:p>
          </table:table-cell>
          <table:table-cell table:style-name="ce8" office:value-type="float" office:value="1.016602">
            <text:p>1.02</text:p>
          </table:table-cell>
          <table:table-cell table:style-name="ce8" office:value-type="float" office:value="1.094891">
            <text:p>1.09</text:p>
          </table:table-cell>
          <table:table-cell table:style-name="ce8" office:value-type="float" office:value="1.062012">
            <text:p>1.06</text:p>
          </table:table-cell>
          <table:table-cell table:style-name="ce8" office:value-type="float" office:value="1.088334">
            <text:p>1.09</text:p>
          </table:table-cell>
          <table:table-cell table:style-name="ce8" office:value-type="float" office:value="1.067395">
            <text:p>1.07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223]/[.B222])" office:value-type="float" office:value="0.197959904081409">
            <text:p>0.20</text:p>
          </table:table-cell>
          <table:table-cell table:style-name="ce8" table:formula="of:=([.C223]/[.C222])" office:value-type="float" office:value="0.0880635719678765">
            <text:p>0.09</text:p>
          </table:table-cell>
          <table:table-cell table:style-name="ce8" table:formula="of:=([.D223]/[.D222])" office:value-type="float" office:value="0.067164448741216">
            <text:p>0.07</text:p>
          </table:table-cell>
          <table:table-cell table:style-name="ce8" table:formula="of:=([.E223]/[.E222])" office:value-type="float" office:value="0.056276144663455">
            <text:p>0.06</text:p>
          </table:table-cell>
          <table:table-cell table:style-name="ce8" table:formula="of:=([.F223]/[.F222])" office:value-type="float" office:value="0.06333958483983">
            <text:p>0.06</text:p>
          </table:table-cell>
          <table:table-cell table:style-name="ce8" table:formula="of:=([.G223]/[.G222])" office:value-type="float" office:value="0.0620635500237813">
            <text:p>0.06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1" table:number-columns-repeated="7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MAP-512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GTX2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.481131">
            <text:p>7.481131</text:p>
          </table:table-cell>
          <table:table-cell office:value-type="float" office:value="10.916448">
            <text:p>10.9164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.33123">
            <text:p>12.33123</text:p>
          </table:table-cell>
          <table:table-cell office:value-type="float" office:value="27.968096">
            <text:p>27.9680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.384617">
            <text:p>13.384617</text:p>
          </table:table-cell>
          <table:table-cell office:value-type="float" office:value="49.210006">
            <text:p>49.2100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.440341">
            <text:p>13.440341</text:p>
          </table:table-cell>
          <table:table-cell office:value-type="float" office:value="62.064507">
            <text:p>62.06450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.355885">
            <text:p>13.355885</text:p>
          </table:table-cell>
          <table:table-cell office:value-type="float" office:value="66.48256">
            <text:p>66.482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.375358">
            <text:p>7.375358</text:p>
          </table:table-cell>
          <table:table-cell office:value-type="float" office:value="65.551691">
            <text:p>65.551691</text:p>
          </table:table-cell>
          <table:table-cell table:number-columns-repeated="12"/>
        </table:table-row>
        <table:table-row table:style-name="ro2"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7.481131">
            <text:p>7.48</text:p>
          </table:table-cell>
          <table:table-cell table:style-name="ce8" office:value-type="float" office:value="12.33123">
            <text:p>12.33</text:p>
          </table:table-cell>
          <table:table-cell table:style-name="ce8" office:value-type="float" office:value="13.384617">
            <text:p>13.38</text:p>
          </table:table-cell>
          <table:table-cell table:style-name="ce8" office:value-type="float" office:value="13.440341">
            <text:p>13.44</text:p>
          </table:table-cell>
          <table:table-cell table:style-name="ce8" office:value-type="float" office:value="13.355885">
            <text:p>13.36</text:p>
          </table:table-cell>
          <table:table-cell table:style-name="ce8" office:value-type="float" office:value="7.375358">
            <text:p>7.38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7.481131">
            <text:p>7.48</text:p>
          </table:table-cell>
          <table:table-cell table:style-name="ce8" office:value-type="float" office:value="12.33123">
            <text:p>12.33</text:p>
          </table:table-cell>
          <table:table-cell table:style-name="ce8" office:value-type="float" office:value="13.384617">
            <text:p>13.38</text:p>
          </table:table-cell>
          <table:table-cell table:style-name="ce8" office:value-type="float" office:value="13.440341">
            <text:p>13.44</text:p>
          </table:table-cell>
          <table:table-cell table:style-name="ce8" office:value-type="float" office:value="13.355885">
            <text:p>13.36</text:p>
          </table:table-cell>
          <table:table-cell table:style-name="ce8" office:value-type="float" office:value="7.375358">
            <text:p>7.38</text:p>
          </table:table-cell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10.916448">
            <text:p>10.92</text:p>
          </table:table-cell>
          <table:table-cell table:style-name="ce8" office:value-type="float" office:value="27.968096">
            <text:p>27.97</text:p>
          </table:table-cell>
          <table:table-cell table:style-name="ce8" office:value-type="float" office:value="49.210006">
            <text:p>49.21</text:p>
          </table:table-cell>
          <table:table-cell table:style-name="ce8" office:value-type="float" office:value="62.064507">
            <text:p>62.06</text:p>
          </table:table-cell>
          <table:table-cell table:style-name="ce8" office:value-type="float" office:value="66.48256">
            <text:p>66.48</text:p>
          </table:table-cell>
          <table:table-cell table:style-name="ce8" office:value-type="float" office:value="65.551691">
            <text:p>65.55</text:p>
          </table:table-cell>
          <table:table-cell/>
          <table:table-cell table:style-name="ce5" office:value-type="string">
            <text:p>w/i</text:p>
          </table:table-cell>
          <table:table-cell table:style-name="ce8" office:value-type="float" office:value="10.916448">
            <text:p>10.92</text:p>
          </table:table-cell>
          <table:table-cell table:style-name="ce8" office:value-type="float" office:value="27.968096">
            <text:p>27.97</text:p>
          </table:table-cell>
          <table:table-cell table:style-name="ce8" office:value-type="float" office:value="49.210006">
            <text:p>49.21</text:p>
          </table:table-cell>
          <table:table-cell table:style-name="ce8" office:value-type="float" office:value="62.064507">
            <text:p>62.06</text:p>
          </table:table-cell>
          <table:table-cell table:style-name="ce8" office:value-type="float" office:value="66.48256">
            <text:p>66.48</text:p>
          </table:table-cell>
          <table:table-cell table:style-name="ce8" office:value-type="float" office:value="65.551691">
            <text:p>65.55</text:p>
          </table:table-cell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239]/[.B238])" office:value-type="float" office:value="1.45919754646724">
            <text:p>1.46</text:p>
          </table:table-cell>
          <table:table-cell table:style-name="ce8" table:formula="of:=([.C239]/[.C238])" office:value-type="float" office:value="2.26807025738714">
            <text:p>2.27</text:p>
          </table:table-cell>
          <table:table-cell table:style-name="ce8" table:formula="of:=([.D239]/[.D238])" office:value-type="float" office:value="3.67660919994946">
            <text:p>3.68</text:p>
          </table:table-cell>
          <table:table-cell table:style-name="ce8" table:formula="of:=([.E239]/[.E238])" office:value-type="float" office:value="4.61777770370558">
            <text:p>4.62</text:p>
          </table:table-cell>
          <table:table-cell table:style-name="ce8" table:formula="of:=([.F239]/[.F238])" office:value-type="float" office:value="4.97777271966628">
            <text:p>4.98</text:p>
          </table:table-cell>
          <table:table-cell table:style-name="ce8" table:formula="of:=([.G239]/[.G238])" office:value-type="float" office:value="8.88793343997675">
            <text:p>8.89</text:p>
          </table:table-cell>
          <table:table-cell/>
          <table:table-cell table:style-name="ce5" office:value-type="string">
            <text:p>sp</text:p>
          </table:table-cell>
          <table:table-cell table:style-name="ce8" table:formula="of:=([.J239]/[.J238])" office:value-type="float" office:value="1.45919754646724">
            <text:p>1.46</text:p>
          </table:table-cell>
          <table:table-cell table:style-name="ce8" table:formula="of:=([.K239]/[.K238])" office:value-type="float" office:value="2.26807025738714">
            <text:p>2.27</text:p>
          </table:table-cell>
          <table:table-cell table:style-name="ce8" table:formula="of:=([.L239]/[.L238])" office:value-type="float" office:value="3.67660919994946">
            <text:p>3.68</text:p>
          </table:table-cell>
          <table:table-cell table:style-name="ce8" table:formula="of:=([.M239]/[.M238])" office:value-type="float" office:value="4.61777770370558">
            <text:p>4.62</text:p>
          </table:table-cell>
          <table:table-cell table:style-name="ce8" table:formula="of:=([.N239]/[.N238])" office:value-type="float" office:value="4.97777271966628">
            <text:p>4.98</text:p>
          </table:table-cell>
          <table:table-cell table:style-name="ce8" table:formula="of:=([.O239]/[.O238])" office:value-type="float" office:value="8.88793343997675">
            <text:p>8.89</text:p>
          </table:table-cell>
        </table:table-row>
        <table:table-row table:style-name="ro2">
          <table:table-cell table:number-columns-repeated="8"/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6" office:value-type="string">
            <text:p>HD6970</text:p>
          </table:table-cell>
          <table:table-cell table:number-columns-repeated="7"/>
          <table:table-cell table:style-name="ce5" office:value-type="string">
            <text:p>w/o</text:p>
          </table:table-cell>
          <table:table-cell table:style-name="ce8" office:value-type="float" office:value="3.165761">
            <text:p>3.17</text:p>
          </table:table-cell>
          <table:table-cell table:style-name="ce8" office:value-type="float" office:value="9.063917">
            <text:p>9.06</text:p>
          </table:table-cell>
          <table:table-cell table:style-name="ce8" office:value-type="float" office:value="21.390167">
            <text:p>21.39</text:p>
          </table:table-cell>
          <table:table-cell table:style-name="ce8" office:value-type="float" office:value="51.190743">
            <text:p>51.19</text:p>
          </table:table-cell>
          <table:table-cell table:style-name="ce8" office:value-type="float" office:value="90.366065">
            <text:p>90.37</text:p>
          </table:table-cell>
          <table:table-cell table:style-name="ce8" office:value-type="float" office:value="102.702234">
            <text:p>102.70</text:p>
          </table:table-cell>
        </table:table-row>
        <table:table-row table:style-name="ro2">
          <table:table-cell/>
          <table:table-cell office:value-type="float" office:value="3.165761">
            <text:p>3.165761</text:p>
          </table:table-cell>
          <table:table-cell office:value-type="float" office:value="3.330052">
            <text:p>3.330052</text:p>
          </table:table-cell>
          <table:table-cell table:number-columns-repeated="5"/>
          <table:table-cell table:style-name="ce5" office:value-type="string">
            <text:p>w/i</text:p>
          </table:table-cell>
          <table:table-cell table:style-name="ce8" office:value-type="float" office:value="3.330052">
            <text:p>3.33</text:p>
          </table:table-cell>
          <table:table-cell table:style-name="ce8" office:value-type="float" office:value="12.777317">
            <text:p>12.78</text:p>
          </table:table-cell>
          <table:table-cell table:style-name="ce8" office:value-type="float" office:value="34.000691">
            <text:p>34.00</text:p>
          </table:table-cell>
          <table:table-cell table:style-name="ce8" office:value-type="float" office:value="54.689156">
            <text:p>54.69</text:p>
          </table:table-cell>
          <table:table-cell table:style-name="ce8" office:value-type="float" office:value="86.379653">
            <text:p>86.38</text:p>
          </table:table-cell>
          <table:table-cell table:style-name="ce8" office:value-type="float" office:value="95.901079">
            <text:p>95.90</text:p>
          </table:table-cell>
        </table:table-row>
        <table:table-row table:style-name="ro2">
          <table:table-cell/>
          <table:table-cell office:value-type="float" office:value="9.063917">
            <text:p>9.063917</text:p>
          </table:table-cell>
          <table:table-cell office:value-type="float" office:value="12.777317">
            <text:p>12.777317</text:p>
          </table:table-cell>
          <table:table-cell table:number-columns-repeated="5"/>
          <table:table-cell table:style-name="ce5" office:value-type="string">
            <text:p>sp</text:p>
          </table:table-cell>
          <table:table-cell table:style-name="ce8" table:formula="of:=([.J243]/[.J242])" office:value-type="float" office:value="1.05189621073732">
            <text:p>1.05</text:p>
          </table:table-cell>
          <table:table-cell table:style-name="ce8" table:formula="of:=([.K243]/[.K242])" office:value-type="float" office:value="1.40969042412899">
            <text:p>1.41</text:p>
          </table:table-cell>
          <table:table-cell table:style-name="ce8" table:formula="of:=([.L243]/[.L242])" office:value-type="float" office:value="1.58954771133858">
            <text:p>1.59</text:p>
          </table:table-cell>
          <table:table-cell table:style-name="ce8" table:formula="of:=([.M243]/[.M242])" office:value-type="float" office:value="1.06834073496452">
            <text:p>1.07</text:p>
          </table:table-cell>
          <table:table-cell table:style-name="ce8" table:formula="of:=([.N243]/[.N242])" office:value-type="float" office:value="0.955885962280199">
            <text:p>0.96</text:p>
          </table:table-cell>
          <table:table-cell table:style-name="ce8" table:formula="of:=([.O243]/[.O242])" office:value-type="float" office:value="0.933777925414943">
            <text:p>0.93</text:p>
          </table:table-cell>
        </table:table-row>
        <table:table-row table:style-name="ro2">
          <table:table-cell/>
          <table:table-cell office:value-type="float" office:value="21.390167">
            <text:p>21.390167</text:p>
          </table:table-cell>
          <table:table-cell office:value-type="float" office:value="34.000691">
            <text:p>34.000691</text:p>
          </table:table-cell>
          <table:table-cell table:number-columns-repeated="5"/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/>
          <table:table-cell office:value-type="float" office:value="51.190743">
            <text:p>51.190743</text:p>
          </table:table-cell>
          <table:table-cell office:value-type="float" office:value="54.689156">
            <text:p>54.689156</text:p>
          </table:table-cell>
          <table:table-cell table:number-columns-repeated="5"/>
          <table:table-cell table:style-name="ce5" office:value-type="string">
            <text:p>w/o</text:p>
          </table:table-cell>
          <table:table-cell table:style-name="ce8" office:value-type="float" office:value="16.418071">
            <text:p>16.42</text:p>
          </table:table-cell>
          <table:table-cell table:style-name="ce8" office:value-type="float" office:value="37.183718">
            <text:p>37.18</text:p>
          </table:table-cell>
          <table:table-cell table:style-name="ce8" office:value-type="float" office:value="64.500297">
            <text:p>64.50</text:p>
          </table:table-cell>
          <table:table-cell table:style-name="ce8" office:value-type="float" office:value="66.493282">
            <text:p>66.49</text:p>
          </table:table-cell>
          <table:table-cell table:style-name="ce8" office:value-type="float" office:value="82.321286">
            <text:p>82.32</text:p>
          </table:table-cell>
          <table:table-cell table:style-name="ce8" office:value-type="float" office:value="84.882393">
            <text:p>84.88</text:p>
          </table:table-cell>
        </table:table-row>
        <table:table-row table:style-name="ro2">
          <table:table-cell/>
          <table:table-cell office:value-type="float" office:value="90.366065">
            <text:p>90.366065</text:p>
          </table:table-cell>
          <table:table-cell office:value-type="float" office:value="86.379653">
            <text:p>86.379653</text:p>
          </table:table-cell>
          <table:table-cell table:number-columns-repeated="5"/>
          <table:table-cell table:style-name="ce5" office:value-type="string">
            <text:p>w/i</text:p>
          </table:table-cell>
          <table:table-cell table:style-name="ce8" office:value-type="float" office:value="17.834268">
            <text:p>17.83</text:p>
          </table:table-cell>
          <table:table-cell table:style-name="ce8" office:value-type="float" office:value="53.411134">
            <text:p>53.41</text:p>
          </table:table-cell>
          <table:table-cell table:style-name="ce8" office:value-type="float" office:value="110.804505">
            <text:p>110.80</text:p>
          </table:table-cell>
          <table:table-cell table:style-name="ce8" office:value-type="float" office:value="151.335597">
            <text:p>151.34</text:p>
          </table:table-cell>
          <table:table-cell table:style-name="ce8" office:value-type="float" office:value="169.517969">
            <text:p>169.52</text:p>
          </table:table-cell>
          <table:table-cell table:style-name="ce8" office:value-type="float" office:value="173.134896">
            <text:p>173.13</text:p>
          </table:table-cell>
        </table:table-row>
        <table:table-row table:style-name="ro2">
          <table:table-cell/>
          <table:table-cell office:value-type="float" office:value="102.702234">
            <text:p>102.702234</text:p>
          </table:table-cell>
          <table:table-cell office:value-type="float" office:value="95.901079">
            <text:p>95.901079</text:p>
          </table:table-cell>
          <table:table-cell table:number-columns-repeated="5"/>
          <table:table-cell table:style-name="ce5" office:value-type="string">
            <text:p>sp</text:p>
          </table:table-cell>
          <table:table-cell table:style-name="ce8" table:formula="of:=([.J247]/[.J246])" office:value-type="float" office:value="1.08625842828917">
            <text:p>1.09</text:p>
          </table:table-cell>
          <table:table-cell table:style-name="ce8" table:formula="of:=([.K247]/[.K246])" office:value-type="float" office:value="1.4364118725298">
            <text:p>1.44</text:p>
          </table:table-cell>
          <table:table-cell table:style-name="ce8" table:formula="of:=([.L247]/[.L246])" office:value-type="float" office:value="1.71789139203499">
            <text:p>1.72</text:p>
          </table:table-cell>
          <table:table-cell table:style-name="ce8" table:formula="of:=([.M247]/[.M246])" office:value-type="float" office:value="2.27595318576695">
            <text:p>2.28</text:p>
          </table:table-cell>
          <table:table-cell table:style-name="ce8" table:formula="of:=([.N247]/[.N246])" office:value-type="float" office:value="2.05922401406606">
            <text:p>2.06</text:p>
          </table:table-cell>
          <table:table-cell table:style-name="ce8" table:formula="of:=([.O247]/[.O246])" office:value-type="float" office:value="2.039703286876">
            <text:p>2.04</text:p>
          </table:table-cell>
        </table:table-row>
        <table:table-row table:style-name="ro2"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3.165761">
            <text:p>3.17</text:p>
          </table:table-cell>
          <table:table-cell table:style-name="ce8" office:value-type="float" office:value="9.063917">
            <text:p>9.06</text:p>
          </table:table-cell>
          <table:table-cell table:style-name="ce8" office:value-type="float" office:value="21.390167">
            <text:p>21.39</text:p>
          </table:table-cell>
          <table:table-cell table:style-name="ce8" office:value-type="float" office:value="51.190743">
            <text:p>51.19</text:p>
          </table:table-cell>
          <table:table-cell table:style-name="ce8" office:value-type="float" office:value="90.366065">
            <text:p>90.37</text:p>
          </table:table-cell>
          <table:table-cell table:style-name="ce8" office:value-type="float" office:value="102.702234">
            <text:p>102.70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4.833627">
            <text:p>4.83</text:p>
          </table:table-cell>
          <table:table-cell table:style-name="ce8" office:value-type="float" office:value="8.800802">
            <text:p>8.80</text:p>
          </table:table-cell>
          <table:table-cell table:style-name="ce8" office:value-type="float" office:value="15.502312">
            <text:p>15.50</text:p>
          </table:table-cell>
          <table:table-cell table:style-name="ce8" office:value-type="float" office:value="17.797102">
            <text:p>17.80</text:p>
          </table:table-cell>
          <table:table-cell table:style-name="ce8" office:value-type="float" office:value="15.445009">
            <text:p>15.45</text:p>
          </table:table-cell>
          <table:table-cell table:style-name="ce8" office:value-type="float" office:value="15.023514">
            <text:p>15.02</text:p>
          </table:table-cell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3.330052">
            <text:p>3.33</text:p>
          </table:table-cell>
          <table:table-cell table:style-name="ce8" office:value-type="float" office:value="12.777317">
            <text:p>12.78</text:p>
          </table:table-cell>
          <table:table-cell table:style-name="ce8" office:value-type="float" office:value="34.000691">
            <text:p>34.00</text:p>
          </table:table-cell>
          <table:table-cell table:style-name="ce8" office:value-type="float" office:value="54.689156">
            <text:p>54.69</text:p>
          </table:table-cell>
          <table:table-cell table:style-name="ce8" office:value-type="float" office:value="86.379653">
            <text:p>86.38</text:p>
          </table:table-cell>
          <table:table-cell table:style-name="ce8" office:value-type="float" office:value="95.901079">
            <text:p>95.90</text:p>
          </table:table-cell>
          <table:table-cell/>
          <table:table-cell table:style-name="ce5" office:value-type="string">
            <text:p>w/i</text:p>
          </table:table-cell>
          <table:table-cell table:style-name="ce8" office:value-type="float" office:value="0.896708">
            <text:p>0.90</text:p>
          </table:table-cell>
          <table:table-cell table:style-name="ce8" office:value-type="float" office:value="1.023068">
            <text:p>1.02</text:p>
          </table:table-cell>
          <table:table-cell table:style-name="ce8" office:value-type="float" office:value="1.041673">
            <text:p>1.04</text:p>
          </table:table-cell>
          <table:table-cell table:style-name="ce8" office:value-type="float" office:value="1.0869">
            <text:p>1.09</text:p>
          </table:table-cell>
          <table:table-cell table:style-name="ce8" office:value-type="float" office:value="1.061489">
            <text:p>1.06</text:p>
          </table:table-cell>
          <table:table-cell table:style-name="ce8" office:value-type="float" office:value="1.104812">
            <text:p>1.10</text:p>
          </table:table-cell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251]/[.B250])" office:value-type="float" office:value="1.05189621073732">
            <text:p>1.05</text:p>
          </table:table-cell>
          <table:table-cell table:style-name="ce8" table:formula="of:=([.C251]/[.C250])" office:value-type="float" office:value="1.40969042412899">
            <text:p>1.41</text:p>
          </table:table-cell>
          <table:table-cell table:style-name="ce8" table:formula="of:=([.D251]/[.D250])" office:value-type="float" office:value="1.58954771133858">
            <text:p>1.59</text:p>
          </table:table-cell>
          <table:table-cell table:style-name="ce8" table:formula="of:=([.E251]/[.E250])" office:value-type="float" office:value="1.06834073496452">
            <text:p>1.07</text:p>
          </table:table-cell>
          <table:table-cell table:style-name="ce8" table:formula="of:=([.F251]/[.F250])" office:value-type="float" office:value="0.955885962280199">
            <text:p>0.96</text:p>
          </table:table-cell>
          <table:table-cell table:style-name="ce8" table:formula="of:=([.G251]/[.G250])" office:value-type="float" office:value="0.933777925414943">
            <text:p>0.93</text:p>
          </table:table-cell>
          <table:table-cell/>
          <table:table-cell table:style-name="ce5" office:value-type="string">
            <text:p>sp</text:p>
          </table:table-cell>
          <table:table-cell table:style-name="ce8" table:formula="of:=([.J251]/[.J250])" office:value-type="float" office:value="0.185514521497004">
            <text:p>0.19</text:p>
          </table:table-cell>
          <table:table-cell table:style-name="ce8" table:formula="of:=([.K251]/[.K250])" office:value-type="float" office:value="0.116247132931749">
            <text:p>0.12</text:p>
          </table:table-cell>
          <table:table-cell table:style-name="ce8" table:formula="of:=([.L251]/[.L250])" office:value-type="float" office:value="0.0671946868312288">
            <text:p>0.07</text:p>
          </table:table-cell>
          <table:table-cell table:style-name="ce8" table:formula="of:=([.M251]/[.M250])" office:value-type="float" office:value="0.0610717407811676">
            <text:p>0.06</text:p>
          </table:table-cell>
          <table:table-cell table:style-name="ce8" table:formula="of:=([.N251]/[.N250])" office:value-type="float" office:value="0.068726991353647">
            <text:p>0.07</text:p>
          </table:table-cell>
          <table:table-cell table:style-name="ce8" table:formula="of:=([.O251]/[.O250])" office:value-type="float" office:value="0.0735388538260756">
            <text:p>0.0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GTX5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.418071">
            <text:p>16.418071</text:p>
          </table:table-cell>
          <table:table-cell office:value-type="float" office:value="17.834268">
            <text:p>17.8342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.183718">
            <text:p>37.183718</text:p>
          </table:table-cell>
          <table:table-cell office:value-type="float" office:value="53.411134">
            <text:p>53.4111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.500297">
            <text:p>64.500297</text:p>
          </table:table-cell>
          <table:table-cell office:value-type="float" office:value="110.804505">
            <text:p>110.8045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.493282">
            <text:p>66.493282</text:p>
          </table:table-cell>
          <table:table-cell office:value-type="float" office:value="151.335597">
            <text:p>151.3355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.321286">
            <text:p>82.321286</text:p>
          </table:table-cell>
          <table:table-cell office:value-type="float" office:value="169.517969">
            <text:p>169.5179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.882393">
            <text:p>84.882393</text:p>
          </table:table-cell>
          <table:table-cell office:value-type="float" office:value="173.134896">
            <text:p>173.134896</text:p>
          </table:table-cell>
          <table:table-cell table:number-columns-repeated="12"/>
        </table:table-row>
        <table:table-row table:style-name="ro2"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16.418071">
            <text:p>16.42</text:p>
          </table:table-cell>
          <table:table-cell table:style-name="ce8" office:value-type="float" office:value="37.183718">
            <text:p>37.18</text:p>
          </table:table-cell>
          <table:table-cell table:style-name="ce8" office:value-type="float" office:value="64.500297">
            <text:p>64.50</text:p>
          </table:table-cell>
          <table:table-cell table:style-name="ce8" office:value-type="float" office:value="66.493282">
            <text:p>66.49</text:p>
          </table:table-cell>
          <table:table-cell table:style-name="ce8" office:value-type="float" office:value="82.321286">
            <text:p>82.32</text:p>
          </table:table-cell>
          <table:table-cell table:style-name="ce8" office:value-type="float" office:value="84.882393">
            <text:p>84.88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17.834268">
            <text:p>17.83</text:p>
          </table:table-cell>
          <table:table-cell table:style-name="ce8" office:value-type="float" office:value="53.411134">
            <text:p>53.41</text:p>
          </table:table-cell>
          <table:table-cell table:style-name="ce8" office:value-type="float" office:value="110.804505">
            <text:p>110.80</text:p>
          </table:table-cell>
          <table:table-cell table:style-name="ce8" office:value-type="float" office:value="151.335597">
            <text:p>151.34</text:p>
          </table:table-cell>
          <table:table-cell table:style-name="ce8" office:value-type="float" office:value="169.517969">
            <text:p>169.52</text:p>
          </table:table-cell>
          <table:table-cell table:style-name="ce8" office:value-type="float" office:value="173.134896">
            <text:p>173.13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263]/[.B262])" office:value-type="float" office:value="1.08625842828917">
            <text:p>1.09</text:p>
          </table:table-cell>
          <table:table-cell table:style-name="ce8" table:formula="of:=([.C263]/[.C262])" office:value-type="float" office:value="1.4364118725298">
            <text:p>1.44</text:p>
          </table:table-cell>
          <table:table-cell table:style-name="ce8" table:formula="of:=([.D263]/[.D262])" office:value-type="float" office:value="1.71789139203499">
            <text:p>1.72</text:p>
          </table:table-cell>
          <table:table-cell table:style-name="ce8" table:formula="of:=([.E263]/[.E262])" office:value-type="float" office:value="2.27595318576695">
            <text:p>2.28</text:p>
          </table:table-cell>
          <table:table-cell table:style-name="ce8" table:formula="of:=([.F263]/[.F262])" office:value-type="float" office:value="2.05922401406606">
            <text:p>2.06</text:p>
          </table:table-cell>
          <table:table-cell table:style-name="ce8" table:formula="of:=([.G263]/[.G262])" office:value-type="float" office:value="2.039703286876">
            <text:p>2.04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E562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.833627">
            <text:p>4.833627</text:p>
          </table:table-cell>
          <table:table-cell office:value-type="float" office:value="0.896708">
            <text:p>0.8967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.800802">
            <text:p>8.800802</text:p>
          </table:table-cell>
          <table:table-cell office:value-type="float" office:value="1.023068">
            <text:p>1.0230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.502312">
            <text:p>15.502312</text:p>
          </table:table-cell>
          <table:table-cell office:value-type="float" office:value="1.041673">
            <text:p>1.0416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.797102">
            <text:p>17.797102</text:p>
          </table:table-cell>
          <table:table-cell office:value-type="float" office:value="1.0869">
            <text:p>1.08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.445009">
            <text:p>15.445009</text:p>
          </table:table-cell>
          <table:table-cell office:value-type="float" office:value="1.061489">
            <text:p>1.0614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.023514">
            <text:p>15.023514</text:p>
          </table:table-cell>
          <table:table-cell office:value-type="float" office:value="1.104812">
            <text:p>1.104812</text:p>
          </table:table-cell>
          <table:table-cell table:number-columns-repeated="12"/>
        </table:table-row>
        <table:table-row table:style-name="ro2"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4.833627">
            <text:p>4.83</text:p>
          </table:table-cell>
          <table:table-cell table:style-name="ce8" office:value-type="float" office:value="8.800802">
            <text:p>8.80</text:p>
          </table:table-cell>
          <table:table-cell table:style-name="ce8" office:value-type="float" office:value="15.502312">
            <text:p>15.50</text:p>
          </table:table-cell>
          <table:table-cell table:style-name="ce8" office:value-type="float" office:value="17.797102">
            <text:p>17.80</text:p>
          </table:table-cell>
          <table:table-cell table:style-name="ce8" office:value-type="float" office:value="15.445009">
            <text:p>15.45</text:p>
          </table:table-cell>
          <table:table-cell table:style-name="ce8" office:value-type="float" office:value="15.023514">
            <text:p>15.02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0.896708">
            <text:p>0.90</text:p>
          </table:table-cell>
          <table:table-cell table:style-name="ce8" office:value-type="float" office:value="1.023068">
            <text:p>1.02</text:p>
          </table:table-cell>
          <table:table-cell table:style-name="ce8" office:value-type="float" office:value="1.041673">
            <text:p>1.04</text:p>
          </table:table-cell>
          <table:table-cell table:style-name="ce8" office:value-type="float" office:value="1.0869">
            <text:p>1.09</text:p>
          </table:table-cell>
          <table:table-cell table:style-name="ce8" office:value-type="float" office:value="1.061489">
            <text:p>1.06</text:p>
          </table:table-cell>
          <table:table-cell table:style-name="ce8" office:value-type="float" office:value="1.104812">
            <text:p>1.10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275]/[.B274])" office:value-type="float" office:value="0.185514521497004">
            <text:p>0.19</text:p>
          </table:table-cell>
          <table:table-cell table:style-name="ce8" table:formula="of:=([.C275]/[.C274])" office:value-type="float" office:value="0.116247132931749">
            <text:p>0.12</text:p>
          </table:table-cell>
          <table:table-cell table:style-name="ce8" table:formula="of:=([.D275]/[.D274])" office:value-type="float" office:value="0.0671946868312288">
            <text:p>0.07</text:p>
          </table:table-cell>
          <table:table-cell table:style-name="ce8" table:formula="of:=([.E275]/[.E274])" office:value-type="float" office:value="0.0610717407811676">
            <text:p>0.06</text:p>
          </table:table-cell>
          <table:table-cell table:style-name="ce8" table:formula="of:=([.F275]/[.F274])" office:value-type="float" office:value="0.068726991353647">
            <text:p>0.07</text:p>
          </table:table-cell>
          <table:table-cell table:style-name="ce8" table:formula="of:=([.G275]/[.G274])" office:value-type="float" office:value="0.0735388538260756">
            <text:p>0.07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1" table:number-columns-repeated="7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MAP-513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GTX2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.541734">
            <text:p>7.541734</text:p>
          </table:table-cell>
          <table:table-cell office:value-type="float" office:value="10.826921">
            <text:p>10.8269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.664041">
            <text:p>12.664041</text:p>
          </table:table-cell>
          <table:table-cell office:value-type="float" office:value="28.473663">
            <text:p>28.4736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.949983">
            <text:p>13.949983</text:p>
          </table:table-cell>
          <table:table-cell office:value-type="float" office:value="50.732954">
            <text:p>50.7329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.574197">
            <text:p>14.574197</text:p>
          </table:table-cell>
          <table:table-cell office:value-type="float" office:value="62.864296">
            <text:p>62.8642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.524597">
            <text:p>14.524597</text:p>
          </table:table-cell>
          <table:table-cell office:value-type="float" office:value="66.930752">
            <text:p>66.9307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.328875">
            <text:p>7.328875</text:p>
          </table:table-cell>
          <table:table-cell office:value-type="float" office:value="67.472528">
            <text:p>67.472528</text:p>
          </table:table-cell>
          <table:table-cell table:number-columns-repeated="12"/>
        </table:table-row>
        <table:table-row table:style-name="ro2"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7.541734">
            <text:p>7.54</text:p>
          </table:table-cell>
          <table:table-cell table:style-name="ce8" office:value-type="float" office:value="12.664041">
            <text:p>12.66</text:p>
          </table:table-cell>
          <table:table-cell table:style-name="ce8" office:value-type="float" office:value="13.949983">
            <text:p>13.95</text:p>
          </table:table-cell>
          <table:table-cell table:style-name="ce8" office:value-type="float" office:value="14.574197">
            <text:p>14.57</text:p>
          </table:table-cell>
          <table:table-cell table:style-name="ce8" office:value-type="float" office:value="14.524597">
            <text:p>14.52</text:p>
          </table:table-cell>
          <table:table-cell table:style-name="ce8" office:value-type="float" office:value="7.328875">
            <text:p>7.33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7.541734">
            <text:p>7.54</text:p>
          </table:table-cell>
          <table:table-cell table:style-name="ce8" office:value-type="float" office:value="12.664041">
            <text:p>12.66</text:p>
          </table:table-cell>
          <table:table-cell table:style-name="ce8" office:value-type="float" office:value="13.949983">
            <text:p>13.95</text:p>
          </table:table-cell>
          <table:table-cell table:style-name="ce8" office:value-type="float" office:value="14.574197">
            <text:p>14.57</text:p>
          </table:table-cell>
          <table:table-cell table:style-name="ce8" office:value-type="float" office:value="14.524597">
            <text:p>14.52</text:p>
          </table:table-cell>
          <table:table-cell table:style-name="ce8" office:value-type="float" office:value="7.328875">
            <text:p>7.33</text:p>
          </table:table-cell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10.826921">
            <text:p>10.83</text:p>
          </table:table-cell>
          <table:table-cell table:style-name="ce8" office:value-type="float" office:value="28.473663">
            <text:p>28.47</text:p>
          </table:table-cell>
          <table:table-cell table:style-name="ce8" office:value-type="float" office:value="50.732954">
            <text:p>50.73</text:p>
          </table:table-cell>
          <table:table-cell table:style-name="ce8" office:value-type="float" office:value="62.864296">
            <text:p>62.86</text:p>
          </table:table-cell>
          <table:table-cell table:style-name="ce8" office:value-type="float" office:value="66.930752">
            <text:p>66.93</text:p>
          </table:table-cell>
          <table:table-cell table:style-name="ce8" office:value-type="float" office:value="67.472528">
            <text:p>67.47</text:p>
          </table:table-cell>
          <table:table-cell/>
          <table:table-cell table:style-name="ce5" office:value-type="string">
            <text:p>w/i</text:p>
          </table:table-cell>
          <table:table-cell table:style-name="ce8" office:value-type="float" office:value="10.826921">
            <text:p>10.83</text:p>
          </table:table-cell>
          <table:table-cell table:style-name="ce8" office:value-type="float" office:value="28.473663">
            <text:p>28.47</text:p>
          </table:table-cell>
          <table:table-cell table:style-name="ce8" office:value-type="float" office:value="50.732954">
            <text:p>50.73</text:p>
          </table:table-cell>
          <table:table-cell table:style-name="ce8" office:value-type="float" office:value="62.864296">
            <text:p>62.86</text:p>
          </table:table-cell>
          <table:table-cell table:style-name="ce8" office:value-type="float" office:value="66.930752">
            <text:p>66.93</text:p>
          </table:table-cell>
          <table:table-cell table:style-name="ce8" office:value-type="float" office:value="67.472528">
            <text:p>67.47</text:p>
          </table:table-cell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291]/[.B290])" office:value-type="float" office:value="1.43560101695446">
            <text:p>1.44</text:p>
          </table:table-cell>
          <table:table-cell table:style-name="ce8" table:formula="of:=([.C291]/[.C290])" office:value-type="float" office:value="2.24838683008054">
            <text:p>2.25</text:p>
          </table:table-cell>
          <table:table-cell table:style-name="ce8" table:formula="of:=([.D291]/[.D290])" office:value-type="float" office:value="3.63677532796993">
            <text:p>3.64</text:p>
          </table:table-cell>
          <table:table-cell table:style-name="ce8" table:formula="of:=([.E291]/[.E290])" office:value-type="float" office:value="4.31339688903615">
            <text:p>4.31</text:p>
          </table:table-cell>
          <table:table-cell table:style-name="ce8" table:formula="of:=([.F291]/[.F290])" office:value-type="float" office:value="4.60809700950739">
            <text:p>4.61</text:p>
          </table:table-cell>
          <table:table-cell table:style-name="ce8" table:formula="of:=([.G291]/[.G290])" office:value-type="float" office:value="9.2063963432314">
            <text:p>9.21</text:p>
          </table:table-cell>
          <table:table-cell/>
          <table:table-cell table:style-name="ce5" office:value-type="string">
            <text:p>sp</text:p>
          </table:table-cell>
          <table:table-cell table:style-name="ce8" table:formula="of:=([.J291]/[.J290])" office:value-type="float" office:value="1.43560101695446">
            <text:p>1.44</text:p>
          </table:table-cell>
          <table:table-cell table:style-name="ce8" table:formula="of:=([.K291]/[.K290])" office:value-type="float" office:value="2.24838683008054">
            <text:p>2.25</text:p>
          </table:table-cell>
          <table:table-cell table:style-name="ce8" table:formula="of:=([.L291]/[.L290])" office:value-type="float" office:value="3.63677532796993">
            <text:p>3.64</text:p>
          </table:table-cell>
          <table:table-cell table:style-name="ce8" table:formula="of:=([.M291]/[.M290])" office:value-type="float" office:value="4.31339688903615">
            <text:p>4.31</text:p>
          </table:table-cell>
          <table:table-cell table:style-name="ce8" table:formula="of:=([.N291]/[.N290])" office:value-type="float" office:value="4.60809700950739">
            <text:p>4.61</text:p>
          </table:table-cell>
          <table:table-cell table:style-name="ce8" table:formula="of:=([.O291]/[.O290])" office:value-type="float" office:value="9.2063963432314">
            <text:p>9.21</text:p>
          </table:table-cell>
        </table:table-row>
        <table:table-row table:style-name="ro2">
          <table:table-cell table:number-columns-repeated="8"/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6" office:value-type="string">
            <text:p>HD6970</text:p>
          </table:table-cell>
          <table:table-cell table:number-columns-repeated="7"/>
          <table:table-cell table:style-name="ce5" office:value-type="string">
            <text:p>w/o</text:p>
          </table:table-cell>
          <table:table-cell table:style-name="ce8" office:value-type="float" office:value="3.225225">
            <text:p>3.23</text:p>
          </table:table-cell>
          <table:table-cell table:style-name="ce8" office:value-type="float" office:value="8.897798">
            <text:p>8.90</text:p>
          </table:table-cell>
          <table:table-cell table:style-name="ce8" office:value-type="float" office:value="21.284517">
            <text:p>21.28</text:p>
          </table:table-cell>
          <table:table-cell table:style-name="ce8" office:value-type="float" office:value="49.185585">
            <text:p>49.19</text:p>
          </table:table-cell>
          <table:table-cell table:style-name="ce8" office:value-type="float" office:value="95.322358">
            <text:p>95.32</text:p>
          </table:table-cell>
          <table:table-cell table:style-name="ce8" office:value-type="float" office:value="109.603646">
            <text:p>109.60</text:p>
          </table:table-cell>
        </table:table-row>
        <table:table-row table:style-name="ro2">
          <table:table-cell/>
          <table:table-cell office:value-type="float" office:value="3.225225">
            <text:p>3.225225</text:p>
          </table:table-cell>
          <table:table-cell office:value-type="float" office:value="3.422248">
            <text:p>3.422248</text:p>
          </table:table-cell>
          <table:table-cell table:number-columns-repeated="5"/>
          <table:table-cell table:style-name="ce5" office:value-type="string">
            <text:p>w/i</text:p>
          </table:table-cell>
          <table:table-cell table:style-name="ce8" office:value-type="float" office:value="3.422248">
            <text:p>3.42</text:p>
          </table:table-cell>
          <table:table-cell table:style-name="ce8" office:value-type="float" office:value="11.662022">
            <text:p>11.66</text:p>
          </table:table-cell>
          <table:table-cell table:style-name="ce8" office:value-type="float" office:value="32.938129">
            <text:p>32.94</text:p>
          </table:table-cell>
          <table:table-cell table:style-name="ce8" office:value-type="float" office:value="55.492326">
            <text:p>55.49</text:p>
          </table:table-cell>
          <table:table-cell table:style-name="ce8" office:value-type="float" office:value="88.03925">
            <text:p>88.04</text:p>
          </table:table-cell>
          <table:table-cell table:style-name="ce8" office:value-type="float" office:value="97.971298">
            <text:p>97.97</text:p>
          </table:table-cell>
        </table:table-row>
        <table:table-row table:style-name="ro2">
          <table:table-cell/>
          <table:table-cell office:value-type="float" office:value="8.897798">
            <text:p>8.897798</text:p>
          </table:table-cell>
          <table:table-cell office:value-type="float" office:value="11.662022">
            <text:p>11.662022</text:p>
          </table:table-cell>
          <table:table-cell table:number-columns-repeated="5"/>
          <table:table-cell table:style-name="ce5" office:value-type="string">
            <text:p>sp</text:p>
          </table:table-cell>
          <table:table-cell table:style-name="ce8" table:formula="of:=([.J295]/[.J294])" office:value-type="float" office:value="1.06108814113744">
            <text:p>1.06</text:p>
          </table:table-cell>
          <table:table-cell table:style-name="ce8" table:formula="of:=([.K295]/[.K294])" office:value-type="float" office:value="1.31066382941038">
            <text:p>1.31</text:p>
          </table:table-cell>
          <table:table-cell table:style-name="ce8" table:formula="of:=([.L295]/[.L294])" office:value-type="float" office:value="1.54751592436887">
            <text:p>1.55</text:p>
          </table:table-cell>
          <table:table-cell table:style-name="ce8" table:formula="of:=([.M295]/[.M294])" office:value-type="float" office:value="1.12822336056387">
            <text:p>1.13</text:p>
          </table:table-cell>
          <table:table-cell table:style-name="ce8" table:formula="of:=([.N295]/[.N294])" office:value-type="float" office:value="0.92359496604144">
            <text:p>0.92</text:p>
          </table:table-cell>
          <table:table-cell table:style-name="ce8" table:formula="of:=([.O295]/[.O294])" office:value-type="float" office:value="0.893868968556028">
            <text:p>0.89</text:p>
          </table:table-cell>
        </table:table-row>
        <table:table-row table:style-name="ro2">
          <table:table-cell/>
          <table:table-cell office:value-type="float" office:value="21.284517">
            <text:p>21.284517</text:p>
          </table:table-cell>
          <table:table-cell office:value-type="float" office:value="32.938129">
            <text:p>32.938129</text:p>
          </table:table-cell>
          <table:table-cell table:number-columns-repeated="5"/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/>
          <table:table-cell office:value-type="float" office:value="49.185585">
            <text:p>49.185585</text:p>
          </table:table-cell>
          <table:table-cell office:value-type="float" office:value="55.492326">
            <text:p>55.492326</text:p>
          </table:table-cell>
          <table:table-cell table:number-columns-repeated="5"/>
          <table:table-cell table:style-name="ce5" office:value-type="string">
            <text:p>w/o</text:p>
          </table:table-cell>
          <table:table-cell table:style-name="ce8" office:value-type="float" office:value="16.214766">
            <text:p>16.21</text:p>
          </table:table-cell>
          <table:table-cell table:style-name="ce8" office:value-type="float" office:value="38.288666">
            <text:p>38.29</text:p>
          </table:table-cell>
          <table:table-cell table:style-name="ce8" office:value-type="float" office:value="64.231814">
            <text:p>64.23</text:p>
          </table:table-cell>
          <table:table-cell table:style-name="ce8" office:value-type="float" office:value="64.537854">
            <text:p>64.54</text:p>
          </table:table-cell>
          <table:table-cell table:style-name="ce8" office:value-type="float" office:value="82.904424">
            <text:p>82.90</text:p>
          </table:table-cell>
          <table:table-cell table:style-name="ce8" office:value-type="float" office:value="84.9094">
            <text:p>84.91</text:p>
          </table:table-cell>
        </table:table-row>
        <table:table-row table:style-name="ro2">
          <table:table-cell/>
          <table:table-cell office:value-type="float" office:value="95.322358">
            <text:p>95.322358</text:p>
          </table:table-cell>
          <table:table-cell office:value-type="float" office:value="88.03925">
            <text:p>88.03925</text:p>
          </table:table-cell>
          <table:table-cell table:number-columns-repeated="5"/>
          <table:table-cell table:style-name="ce5" office:value-type="string">
            <text:p>w/i</text:p>
          </table:table-cell>
          <table:table-cell table:style-name="ce8" office:value-type="float" office:value="17.979602">
            <text:p>17.98</text:p>
          </table:table-cell>
          <table:table-cell table:style-name="ce8" office:value-type="float" office:value="53.335963">
            <text:p>53.34</text:p>
          </table:table-cell>
          <table:table-cell table:style-name="ce8" office:value-type="float" office:value="113.628484">
            <text:p>113.63</text:p>
          </table:table-cell>
          <table:table-cell table:style-name="ce8" office:value-type="float" office:value="157.512324">
            <text:p>157.51</text:p>
          </table:table-cell>
          <table:table-cell table:style-name="ce8" office:value-type="float" office:value="177.856944">
            <text:p>177.86</text:p>
          </table:table-cell>
          <table:table-cell table:style-name="ce8" office:value-type="float" office:value="178.600583">
            <text:p>178.60</text:p>
          </table:table-cell>
        </table:table-row>
        <table:table-row table:style-name="ro2">
          <table:table-cell/>
          <table:table-cell office:value-type="float" office:value="109.603646">
            <text:p>109.603646</text:p>
          </table:table-cell>
          <table:table-cell office:value-type="float" office:value="97.971298">
            <text:p>97.971298</text:p>
          </table:table-cell>
          <table:table-cell table:number-columns-repeated="5"/>
          <table:table-cell table:style-name="ce5" office:value-type="string">
            <text:p>sp</text:p>
          </table:table-cell>
          <table:table-cell table:style-name="ce8" table:formula="of:=([.J299]/[.J298])" office:value-type="float" office:value="1.10884128700963">
            <text:p>1.11</text:p>
          </table:table-cell>
          <table:table-cell table:style-name="ce8" table:formula="of:=([.K299]/[.K298])" office:value-type="float" office:value="1.39299611535173">
            <text:p>1.39</text:p>
          </table:table-cell>
          <table:table-cell table:style-name="ce8" table:formula="of:=([.L299]/[.L298])" office:value-type="float" office:value="1.76903744303407">
            <text:p>1.77</text:p>
          </table:table-cell>
          <table:table-cell table:style-name="ce8" table:formula="of:=([.M299]/[.M298])" office:value-type="float" office:value="2.44061917522079">
            <text:p>2.44</text:p>
          </table:table-cell>
          <table:table-cell table:style-name="ce8" table:formula="of:=([.N299]/[.N298])" office:value-type="float" office:value="2.14532512764337">
            <text:p>2.15</text:p>
          </table:table-cell>
          <table:table-cell table:style-name="ce8" table:formula="of:=([.O299]/[.O298])" office:value-type="float" office:value="2.10342533335532">
            <text:p>2.10</text:p>
          </table:table-cell>
        </table:table-row>
        <table:table-row table:style-name="ro2"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3.225225">
            <text:p>3.23</text:p>
          </table:table-cell>
          <table:table-cell table:style-name="ce8" office:value-type="float" office:value="8.897798">
            <text:p>8.90</text:p>
          </table:table-cell>
          <table:table-cell table:style-name="ce8" office:value-type="float" office:value="21.284517">
            <text:p>21.28</text:p>
          </table:table-cell>
          <table:table-cell table:style-name="ce8" office:value-type="float" office:value="49.185585">
            <text:p>49.19</text:p>
          </table:table-cell>
          <table:table-cell table:style-name="ce8" office:value-type="float" office:value="95.322358">
            <text:p>95.32</text:p>
          </table:table-cell>
          <table:table-cell table:style-name="ce8" office:value-type="float" office:value="109.603646">
            <text:p>109.60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3.129956">
            <text:p>3.13</text:p>
          </table:table-cell>
          <table:table-cell table:style-name="ce8" office:value-type="float" office:value="11.501707">
            <text:p>11.50</text:p>
          </table:table-cell>
          <table:table-cell table:style-name="ce8" office:value-type="float" office:value="11.019282">
            <text:p>11.02</text:p>
          </table:table-cell>
          <table:table-cell table:style-name="ce8" office:value-type="float" office:value="17.944046">
            <text:p>17.94</text:p>
          </table:table-cell>
          <table:table-cell table:style-name="ce8" office:value-type="float" office:value="15.091092">
            <text:p>15.09</text:p>
          </table:table-cell>
          <table:table-cell table:style-name="ce8" office:value-type="float" office:value="14.568203">
            <text:p>14.57</text:p>
          </table:table-cell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3.422248">
            <text:p>3.42</text:p>
          </table:table-cell>
          <table:table-cell table:style-name="ce8" office:value-type="float" office:value="11.662022">
            <text:p>11.66</text:p>
          </table:table-cell>
          <table:table-cell table:style-name="ce8" office:value-type="float" office:value="32.938129">
            <text:p>32.94</text:p>
          </table:table-cell>
          <table:table-cell table:style-name="ce8" office:value-type="float" office:value="55.492326">
            <text:p>55.49</text:p>
          </table:table-cell>
          <table:table-cell table:style-name="ce8" office:value-type="float" office:value="88.03925">
            <text:p>88.04</text:p>
          </table:table-cell>
          <table:table-cell table:style-name="ce8" office:value-type="float" office:value="97.971298">
            <text:p>97.97</text:p>
          </table:table-cell>
          <table:table-cell/>
          <table:table-cell table:style-name="ce5" office:value-type="string">
            <text:p>w/i</text:p>
          </table:table-cell>
          <table:table-cell table:style-name="ce8" office:value-type="float" office:value="0.887121">
            <text:p>0.89</text:p>
          </table:table-cell>
          <table:table-cell table:style-name="ce8" office:value-type="float" office:value="1.00824">
            <text:p>1.01</text:p>
          </table:table-cell>
          <table:table-cell table:style-name="ce8" office:value-type="float" office:value="1.048099">
            <text:p>1.05</text:p>
          </table:table-cell>
          <table:table-cell table:style-name="ce8" office:value-type="float" office:value="1.074371">
            <text:p>1.07</text:p>
          </table:table-cell>
          <table:table-cell table:style-name="ce8" office:value-type="float" office:value="1.060974">
            <text:p>1.06</text:p>
          </table:table-cell>
          <table:table-cell table:style-name="ce8" office:value-type="float" office:value="1.087247">
            <text:p>1.09</text:p>
          </table:table-cell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303]/[.B302])" office:value-type="float" office:value="1.06108814113744">
            <text:p>1.06</text:p>
          </table:table-cell>
          <table:table-cell table:style-name="ce8" table:formula="of:=([.C303]/[.C302])" office:value-type="float" office:value="1.31066382941038">
            <text:p>1.31</text:p>
          </table:table-cell>
          <table:table-cell table:style-name="ce8" table:formula="of:=([.D303]/[.D302])" office:value-type="float" office:value="1.54751592436887">
            <text:p>1.55</text:p>
          </table:table-cell>
          <table:table-cell table:style-name="ce8" table:formula="of:=([.E303]/[.E302])" office:value-type="float" office:value="1.12822336056387">
            <text:p>1.13</text:p>
          </table:table-cell>
          <table:table-cell table:style-name="ce8" table:formula="of:=([.F303]/[.F302])" office:value-type="float" office:value="0.92359496604144">
            <text:p>0.92</text:p>
          </table:table-cell>
          <table:table-cell table:style-name="ce8" table:formula="of:=([.G303]/[.G302])" office:value-type="float" office:value="0.893868968556028">
            <text:p>0.89</text:p>
          </table:table-cell>
          <table:table-cell/>
          <table:table-cell table:style-name="ce5" office:value-type="string">
            <text:p>sp</text:p>
          </table:table-cell>
          <table:table-cell table:style-name="ce8" table:formula="of:=([.J303]/[.J302])" office:value-type="float" office:value="0.283429223925193">
            <text:p>0.28</text:p>
          </table:table-cell>
          <table:table-cell table:style-name="ce8" table:formula="of:=([.K303]/[.K302])" office:value-type="float" office:value="0.0876600316805149">
            <text:p>0.09</text:p>
          </table:table-cell>
          <table:table-cell table:style-name="ce8" table:formula="of:=([.L303]/[.L302])" office:value-type="float" office:value="0.0951149993257274">
            <text:p>0.10</text:p>
          </table:table-cell>
          <table:table-cell table:style-name="ce8" table:formula="of:=([.M303]/[.M302])" office:value-type="float" office:value="0.0598733975603941">
            <text:p>0.06</text:p>
          </table:table-cell>
          <table:table-cell table:style-name="ce8" table:formula="of:=([.N303]/[.N302])" office:value-type="float" office:value="0.0703046538978094">
            <text:p>0.07</text:p>
          </table:table-cell>
          <table:table-cell table:style-name="ce8" table:formula="of:=([.O303]/[.O302])" office:value-type="float" office:value="0.0746315108321871">
            <text:p>0.0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GTX5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.214766">
            <text:p>16.214766</text:p>
          </table:table-cell>
          <table:table-cell office:value-type="float" office:value="17.979602">
            <text:p>17.9796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.288666">
            <text:p>38.288666</text:p>
          </table:table-cell>
          <table:table-cell office:value-type="float" office:value="53.335963">
            <text:p>53.3359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.231814">
            <text:p>64.231814</text:p>
          </table:table-cell>
          <table:table-cell office:value-type="float" office:value="113.628484">
            <text:p>113.6284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.537854">
            <text:p>64.537854</text:p>
          </table:table-cell>
          <table:table-cell office:value-type="float" office:value="157.512324">
            <text:p>157.5123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.904424">
            <text:p>82.904424</text:p>
          </table:table-cell>
          <table:table-cell office:value-type="float" office:value="177.856944">
            <text:p>177.85694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.9094">
            <text:p>84.9094</text:p>
          </table:table-cell>
          <table:table-cell office:value-type="float" office:value="178.600583">
            <text:p>178.600583</text:p>
          </table:table-cell>
          <table:table-cell table:number-columns-repeated="12"/>
        </table:table-row>
        <table:table-row table:style-name="ro2"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16.214766">
            <text:p>16.21</text:p>
          </table:table-cell>
          <table:table-cell table:style-name="ce8" office:value-type="float" office:value="38.288666">
            <text:p>38.29</text:p>
          </table:table-cell>
          <table:table-cell table:style-name="ce8" office:value-type="float" office:value="64.231814">
            <text:p>64.23</text:p>
          </table:table-cell>
          <table:table-cell table:style-name="ce8" office:value-type="float" office:value="64.537854">
            <text:p>64.54</text:p>
          </table:table-cell>
          <table:table-cell table:style-name="ce8" office:value-type="float" office:value="82.904424">
            <text:p>82.90</text:p>
          </table:table-cell>
          <table:table-cell table:style-name="ce8" office:value-type="float" office:value="84.9094">
            <text:p>84.91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17.979602">
            <text:p>17.98</text:p>
          </table:table-cell>
          <table:table-cell table:style-name="ce8" office:value-type="float" office:value="53.335963">
            <text:p>53.34</text:p>
          </table:table-cell>
          <table:table-cell table:style-name="ce8" office:value-type="float" office:value="113.628484">
            <text:p>113.63</text:p>
          </table:table-cell>
          <table:table-cell table:style-name="ce8" office:value-type="float" office:value="157.512324">
            <text:p>157.51</text:p>
          </table:table-cell>
          <table:table-cell table:style-name="ce8" office:value-type="float" office:value="177.856944">
            <text:p>177.86</text:p>
          </table:table-cell>
          <table:table-cell table:style-name="ce8" office:value-type="float" office:value="178.600583">
            <text:p>178.60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315]/[.B314])" office:value-type="float" office:value="1.10884128700963">
            <text:p>1.11</text:p>
          </table:table-cell>
          <table:table-cell table:style-name="ce8" table:formula="of:=([.C315]/[.C314])" office:value-type="float" office:value="1.39299611535173">
            <text:p>1.39</text:p>
          </table:table-cell>
          <table:table-cell table:style-name="ce8" table:formula="of:=([.D315]/[.D314])" office:value-type="float" office:value="1.76903744303407">
            <text:p>1.77</text:p>
          </table:table-cell>
          <table:table-cell table:style-name="ce8" table:formula="of:=([.E315]/[.E314])" office:value-type="float" office:value="2.44061917522079">
            <text:p>2.44</text:p>
          </table:table-cell>
          <table:table-cell table:style-name="ce8" table:formula="of:=([.F315]/[.F314])" office:value-type="float" office:value="2.14532512764337">
            <text:p>2.15</text:p>
          </table:table-cell>
          <table:table-cell table:style-name="ce8" table:formula="of:=([.G315]/[.G314])" office:value-type="float" office:value="2.10342533335532">
            <text:p>2.10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E562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.129956">
            <text:p>3.129956</text:p>
          </table:table-cell>
          <table:table-cell office:value-type="float" office:value="0.887121">
            <text:p>0.8871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.501707">
            <text:p>11.501707</text:p>
          </table:table-cell>
          <table:table-cell office:value-type="float" office:value="1.00824">
            <text:p>1.0082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.019282">
            <text:p>11.019282</text:p>
          </table:table-cell>
          <table:table-cell office:value-type="float" office:value="1.048099">
            <text:p>1.04809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.944046">
            <text:p>17.944046</text:p>
          </table:table-cell>
          <table:table-cell office:value-type="float" office:value="1.074371">
            <text:p>1.07437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.091092">
            <text:p>15.091092</text:p>
          </table:table-cell>
          <table:table-cell office:value-type="float" office:value="1.060974">
            <text:p>1.0609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.568203">
            <text:p>14.568203</text:p>
          </table:table-cell>
          <table:table-cell office:value-type="float" office:value="1.087247">
            <text:p>1.087247</text:p>
          </table:table-cell>
          <table:table-cell table:number-columns-repeated="12"/>
        </table:table-row>
        <table:table-row table:style-name="ro2"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3.129956">
            <text:p>3.13</text:p>
          </table:table-cell>
          <table:table-cell table:style-name="ce8" office:value-type="float" office:value="11.501707">
            <text:p>11.50</text:p>
          </table:table-cell>
          <table:table-cell table:style-name="ce8" office:value-type="float" office:value="11.019282">
            <text:p>11.02</text:p>
          </table:table-cell>
          <table:table-cell table:style-name="ce8" office:value-type="float" office:value="17.944046">
            <text:p>17.94</text:p>
          </table:table-cell>
          <table:table-cell table:style-name="ce8" office:value-type="float" office:value="15.091092">
            <text:p>15.09</text:p>
          </table:table-cell>
          <table:table-cell table:style-name="ce8" office:value-type="float" office:value="14.568203">
            <text:p>14.57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0.887121">
            <text:p>0.89</text:p>
          </table:table-cell>
          <table:table-cell table:style-name="ce8" office:value-type="float" office:value="1.00824">
            <text:p>1.01</text:p>
          </table:table-cell>
          <table:table-cell table:style-name="ce8" office:value-type="float" office:value="1.048099">
            <text:p>1.05</text:p>
          </table:table-cell>
          <table:table-cell table:style-name="ce8" office:value-type="float" office:value="1.074371">
            <text:p>1.07</text:p>
          </table:table-cell>
          <table:table-cell table:style-name="ce8" office:value-type="float" office:value="1.060974">
            <text:p>1.06</text:p>
          </table:table-cell>
          <table:table-cell table:style-name="ce8" office:value-type="float" office:value="1.087247">
            <text:p>1.09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327]/[.B326])" office:value-type="float" office:value="0.283429223925193">
            <text:p>0.28</text:p>
          </table:table-cell>
          <table:table-cell table:style-name="ce8" table:formula="of:=([.C327]/[.C326])" office:value-type="float" office:value="0.0876600316805149">
            <text:p>0.09</text:p>
          </table:table-cell>
          <table:table-cell table:style-name="ce8" table:formula="of:=([.D327]/[.D326])" office:value-type="float" office:value="0.0951149993257274">
            <text:p>0.10</text:p>
          </table:table-cell>
          <table:table-cell table:style-name="ce8" table:formula="of:=([.E327]/[.E326])" office:value-type="float" office:value="0.0598733975603941">
            <text:p>0.06</text:p>
          </table:table-cell>
          <table:table-cell table:style-name="ce8" table:formula="of:=([.F327]/[.F326])" office:value-type="float" office:value="0.0703046538978094">
            <text:p>0.07</text:p>
          </table:table-cell>
          <table:table-cell table:style-name="ce8" table:formula="of:=([.G327]/[.G326])" office:value-type="float" office:value="0.0746315108321871">
            <text:p>0.07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1" table:number-columns-repeated="7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MAP-514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GTX2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.292244">
            <text:p>11.292244</text:p>
          </table:table-cell>
          <table:table-cell office:value-type="float" office:value="11.338351">
            <text:p>11.3383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.152679">
            <text:p>26.152679</text:p>
          </table:table-cell>
          <table:table-cell office:value-type="float" office:value="31.800439">
            <text:p>31.80043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.518498">
            <text:p>54.518498</text:p>
          </table:table-cell>
          <table:table-cell office:value-type="float" office:value="61.261866">
            <text:p>61.2618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.918408">
            <text:p>71.918408</text:p>
          </table:table-cell>
          <table:table-cell office:value-type="float" office:value="79.639053">
            <text:p>79.6390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.694485">
            <text:p>77.694485</text:p>
          </table:table-cell>
          <table:table-cell office:value-type="float" office:value="84.397423">
            <text:p>84.3974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.032288">
            <text:p>77.032288</text:p>
          </table:table-cell>
          <table:table-cell office:value-type="float" office:value="86.950908">
            <text:p>86.950908</text:p>
          </table:table-cell>
          <table:table-cell table:number-columns-repeated="12"/>
        </table:table-row>
        <table:table-row table:style-name="ro2"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11.292244">
            <text:p>11.29</text:p>
          </table:table-cell>
          <table:table-cell table:style-name="ce8" office:value-type="float" office:value="26.152679">
            <text:p>26.15</text:p>
          </table:table-cell>
          <table:table-cell table:style-name="ce8" office:value-type="float" office:value="54.518498">
            <text:p>54.52</text:p>
          </table:table-cell>
          <table:table-cell table:style-name="ce8" office:value-type="float" office:value="71.918408">
            <text:p>71.92</text:p>
          </table:table-cell>
          <table:table-cell table:style-name="ce8" office:value-type="float" office:value="77.694485">
            <text:p>77.69</text:p>
          </table:table-cell>
          <table:table-cell table:style-name="ce8" office:value-type="float" office:value="77.032288">
            <text:p>77.03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11.292244">
            <text:p>11.29</text:p>
          </table:table-cell>
          <table:table-cell table:style-name="ce8" office:value-type="float" office:value="26.152679">
            <text:p>26.15</text:p>
          </table:table-cell>
          <table:table-cell table:style-name="ce8" office:value-type="float" office:value="54.518498">
            <text:p>54.52</text:p>
          </table:table-cell>
          <table:table-cell table:style-name="ce8" office:value-type="float" office:value="71.918408">
            <text:p>71.92</text:p>
          </table:table-cell>
          <table:table-cell table:style-name="ce8" office:value-type="float" office:value="77.694485">
            <text:p>77.69</text:p>
          </table:table-cell>
          <table:table-cell table:style-name="ce8" office:value-type="float" office:value="77.032288">
            <text:p>77.03</text:p>
          </table:table-cell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11.338351">
            <text:p>11.34</text:p>
          </table:table-cell>
          <table:table-cell table:style-name="ce8" office:value-type="float" office:value="31.800439">
            <text:p>31.80</text:p>
          </table:table-cell>
          <table:table-cell table:style-name="ce8" office:value-type="float" office:value="61.261866">
            <text:p>61.26</text:p>
          </table:table-cell>
          <table:table-cell table:style-name="ce8" office:value-type="float" office:value="79.639053">
            <text:p>79.64</text:p>
          </table:table-cell>
          <table:table-cell table:style-name="ce8" office:value-type="float" office:value="84.397423">
            <text:p>84.40</text:p>
          </table:table-cell>
          <table:table-cell table:style-name="ce8" office:value-type="float" office:value="86.950908">
            <text:p>86.95</text:p>
          </table:table-cell>
          <table:table-cell/>
          <table:table-cell table:style-name="ce5" office:value-type="string">
            <text:p>w/i</text:p>
          </table:table-cell>
          <table:table-cell table:style-name="ce8" office:value-type="float" office:value="11.338351">
            <text:p>11.34</text:p>
          </table:table-cell>
          <table:table-cell table:style-name="ce8" office:value-type="float" office:value="31.800439">
            <text:p>31.80</text:p>
          </table:table-cell>
          <table:table-cell table:style-name="ce8" office:value-type="float" office:value="61.261866">
            <text:p>61.26</text:p>
          </table:table-cell>
          <table:table-cell table:style-name="ce8" office:value-type="float" office:value="79.639053">
            <text:p>79.64</text:p>
          </table:table-cell>
          <table:table-cell table:style-name="ce8" office:value-type="float" office:value="84.397423">
            <text:p>84.40</text:p>
          </table:table-cell>
          <table:table-cell table:style-name="ce8" office:value-type="float" office:value="86.950908">
            <text:p>86.95</text:p>
          </table:table-cell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343]/[.B342])" office:value-type="float" office:value="1.00408306798897">
            <text:p>1.00</text:p>
          </table:table-cell>
          <table:table-cell table:style-name="ce8" table:formula="of:=([.C343]/[.C342])" office:value-type="float" office:value="1.21595340194402">
            <text:p>1.22</text:p>
          </table:table-cell>
          <table:table-cell table:style-name="ce8" table:formula="of:=([.D343]/[.D342])" office:value-type="float" office:value="1.12368954111685">
            <text:p>1.12</text:p>
          </table:table-cell>
          <table:table-cell table:style-name="ce8" table:formula="of:=([.E343]/[.E342])" office:value-type="float" office:value="1.10735283517399">
            <text:p>1.11</text:p>
          </table:table-cell>
          <table:table-cell table:style-name="ce8" table:formula="of:=([.F343]/[.F342])" office:value-type="float" office:value="1.08627302182388">
            <text:p>1.09</text:p>
          </table:table-cell>
          <table:table-cell table:style-name="ce8" table:formula="of:=([.G343]/[.G342])" office:value-type="float" office:value="1.12875925482052">
            <text:p>1.13</text:p>
          </table:table-cell>
          <table:table-cell/>
          <table:table-cell table:style-name="ce5" office:value-type="string">
            <text:p>sp</text:p>
          </table:table-cell>
          <table:table-cell table:style-name="ce8" table:formula="of:=([.J343]/[.J342])" office:value-type="float" office:value="1.00408306798897">
            <text:p>1.00</text:p>
          </table:table-cell>
          <table:table-cell table:style-name="ce8" table:formula="of:=([.K343]/[.K342])" office:value-type="float" office:value="1.21595340194402">
            <text:p>1.22</text:p>
          </table:table-cell>
          <table:table-cell table:style-name="ce8" table:formula="of:=([.L343]/[.L342])" office:value-type="float" office:value="1.12368954111685">
            <text:p>1.12</text:p>
          </table:table-cell>
          <table:table-cell table:style-name="ce8" table:formula="of:=([.M343]/[.M342])" office:value-type="float" office:value="1.10735283517399">
            <text:p>1.11</text:p>
          </table:table-cell>
          <table:table-cell table:style-name="ce8" table:formula="of:=([.N343]/[.N342])" office:value-type="float" office:value="1.08627302182388">
            <text:p>1.09</text:p>
          </table:table-cell>
          <table:table-cell table:style-name="ce8" table:formula="of:=([.O343]/[.O342])" office:value-type="float" office:value="1.12875925482052">
            <text:p>1.13</text:p>
          </table:table-cell>
        </table:table-row>
        <table:table-row table:style-name="ro2">
          <table:table-cell table:number-columns-repeated="8"/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6" office:value-type="string">
            <text:p>HD6970</text:p>
          </table:table-cell>
          <table:table-cell table:number-columns-repeated="7"/>
          <table:table-cell table:style-name="ce5" office:value-type="string">
            <text:p>w/o</text:p>
          </table:table-cell>
          <table:table-cell table:style-name="ce8" office:value-type="float" office:value="2.685697">
            <text:p>2.69</text:p>
          </table:table-cell>
          <table:table-cell table:style-name="ce8" office:value-type="float" office:value="9.33675">
            <text:p>9.34</text:p>
          </table:table-cell>
          <table:table-cell table:style-name="ce8" office:value-type="float" office:value="25.283104">
            <text:p>25.28</text:p>
          </table:table-cell>
          <table:table-cell table:style-name="ce8" office:value-type="float" office:value="83.006567">
            <text:p>83.01</text:p>
          </table:table-cell>
          <table:table-cell table:style-name="ce8" office:value-type="float" office:value="178.506057">
            <text:p>178.51</text:p>
          </table:table-cell>
          <table:table-cell table:style-name="ce8" office:value-type="float" office:value="193.649405">
            <text:p>193.65</text:p>
          </table:table-cell>
        </table:table-row>
        <table:table-row table:style-name="ro2">
          <table:table-cell/>
          <table:table-cell office:value-type="float" office:value="2.685697">
            <text:p>2.685697</text:p>
          </table:table-cell>
          <table:table-cell office:value-type="float" office:value="3.471822">
            <text:p>3.471822</text:p>
          </table:table-cell>
          <table:table-cell table:number-columns-repeated="5"/>
          <table:table-cell table:style-name="ce5" office:value-type="string">
            <text:p>w/i</text:p>
          </table:table-cell>
          <table:table-cell table:style-name="ce8" office:value-type="float" office:value="3.471822">
            <text:p>3.47</text:p>
          </table:table-cell>
          <table:table-cell table:style-name="ce8" office:value-type="float" office:value="13.191742">
            <text:p>13.19</text:p>
          </table:table-cell>
          <table:table-cell table:style-name="ce8" office:value-type="float" office:value="35.39079">
            <text:p>35.39</text:p>
          </table:table-cell>
          <table:table-cell table:style-name="ce8" office:value-type="float" office:value="63.154705">
            <text:p>63.15</text:p>
          </table:table-cell>
          <table:table-cell table:style-name="ce8" office:value-type="float" office:value="102.63685">
            <text:p>102.64</text:p>
          </table:table-cell>
          <table:table-cell table:style-name="ce8" office:value-type="float" office:value="115.290496">
            <text:p>115.29</text:p>
          </table:table-cell>
        </table:table-row>
        <table:table-row table:style-name="ro2">
          <table:table-cell/>
          <table:table-cell office:value-type="float" office:value="9.33675">
            <text:p>9.33675</text:p>
          </table:table-cell>
          <table:table-cell office:value-type="float" office:value="13.191742">
            <text:p>13.191742</text:p>
          </table:table-cell>
          <table:table-cell table:number-columns-repeated="5"/>
          <table:table-cell table:style-name="ce5" office:value-type="string">
            <text:p>sp</text:p>
          </table:table-cell>
          <table:table-cell table:style-name="ce8" table:formula="of:=([.J347]/[.J346])" office:value-type="float" office:value="1.29270800093979">
            <text:p>1.29</text:p>
          </table:table-cell>
          <table:table-cell table:style-name="ce8" table:formula="of:=([.K347]/[.K346])" office:value-type="float" office:value="1.41288371221249">
            <text:p>1.41</text:p>
          </table:table-cell>
          <table:table-cell table:style-name="ce8" table:formula="of:=([.L347]/[.L346])" office:value-type="float" office:value="1.39978026432198">
            <text:p>1.40</text:p>
          </table:table-cell>
          <table:table-cell table:style-name="ce8" table:formula="of:=([.M347]/[.M346])" office:value-type="float" office:value="0.760839862224395">
            <text:p>0.76</text:p>
          </table:table-cell>
          <table:table-cell table:style-name="ce8" table:formula="of:=([.N347]/[.N346])" office:value-type="float" office:value="0.574976847984492">
            <text:p>0.57</text:p>
          </table:table-cell>
          <table:table-cell table:style-name="ce8" table:formula="of:=([.O347]/[.O346])" office:value-type="float" office:value="0.595356830556748">
            <text:p>0.60</text:p>
          </table:table-cell>
        </table:table-row>
        <table:table-row table:style-name="ro2">
          <table:table-cell/>
          <table:table-cell office:value-type="float" office:value="25.283104">
            <text:p>25.283104</text:p>
          </table:table-cell>
          <table:table-cell office:value-type="float" office:value="35.39079">
            <text:p>35.39079</text:p>
          </table:table-cell>
          <table:table-cell table:number-columns-repeated="5"/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/>
          <table:table-cell office:value-type="float" office:value="83.006567">
            <text:p>83.006567</text:p>
          </table:table-cell>
          <table:table-cell office:value-type="float" office:value="63.154705">
            <text:p>63.154705</text:p>
          </table:table-cell>
          <table:table-cell table:number-columns-repeated="5"/>
          <table:table-cell table:style-name="ce5" office:value-type="string">
            <text:p>w/o</text:p>
          </table:table-cell>
          <table:table-cell table:style-name="ce8" office:value-type="float" office:value="18.886172">
            <text:p>18.89</text:p>
          </table:table-cell>
          <table:table-cell table:style-name="ce8" office:value-type="float" office:value="61.556">
            <text:p>61.56</text:p>
          </table:table-cell>
          <table:table-cell table:style-name="ce8" office:value-type="float" office:value="126.409319">
            <text:p>126.41</text:p>
          </table:table-cell>
          <table:table-cell table:style-name="ce8" office:value-type="float" office:value="187.665838">
            <text:p>187.67</text:p>
          </table:table-cell>
          <table:table-cell table:style-name="ce8" office:value-type="float" office:value="215.67735">
            <text:p>215.68</text:p>
          </table:table-cell>
          <table:table-cell table:style-name="ce8" office:value-type="float" office:value="216.130418">
            <text:p>216.13</text:p>
          </table:table-cell>
        </table:table-row>
        <table:table-row table:style-name="ro2">
          <table:table-cell/>
          <table:table-cell office:value-type="float" office:value="178.506057">
            <text:p>178.506057</text:p>
          </table:table-cell>
          <table:table-cell office:value-type="float" office:value="102.63685">
            <text:p>102.63685</text:p>
          </table:table-cell>
          <table:table-cell table:number-columns-repeated="5"/>
          <table:table-cell table:style-name="ce5" office:value-type="string">
            <text:p>w/i</text:p>
          </table:table-cell>
          <table:table-cell table:style-name="ce8" office:value-type="float" office:value="17.989643">
            <text:p>17.99</text:p>
          </table:table-cell>
          <table:table-cell table:style-name="ce8" office:value-type="float" office:value="59.153897">
            <text:p>59.15</text:p>
          </table:table-cell>
          <table:table-cell table:style-name="ce8" office:value-type="float" office:value="126.254489">
            <text:p>126.25</text:p>
          </table:table-cell>
          <table:table-cell table:style-name="ce8" office:value-type="float" office:value="188.931643">
            <text:p>188.93</text:p>
          </table:table-cell>
          <table:table-cell table:style-name="ce8" office:value-type="float" office:value="212.316675">
            <text:p>212.32</text:p>
          </table:table-cell>
          <table:table-cell table:style-name="ce8" office:value-type="float" office:value="219.525327">
            <text:p>219.53</text:p>
          </table:table-cell>
        </table:table-row>
        <table:table-row table:style-name="ro2">
          <table:table-cell/>
          <table:table-cell office:value-type="float" office:value="193.649405">
            <text:p>193.649405</text:p>
          </table:table-cell>
          <table:table-cell office:value-type="float" office:value="115.290496">
            <text:p>115.290496</text:p>
          </table:table-cell>
          <table:table-cell table:number-columns-repeated="5"/>
          <table:table-cell table:style-name="ce5" office:value-type="string">
            <text:p>sp</text:p>
          </table:table-cell>
          <table:table-cell table:style-name="ce8" table:formula="of:=([.J351]/[.J350])" office:value-type="float" office:value="0.952529872120195">
            <text:p>0.95</text:p>
          </table:table-cell>
          <table:table-cell table:style-name="ce8" table:formula="of:=([.K351]/[.K350])" office:value-type="float" office:value="0.960976947819871">
            <text:p>0.96</text:p>
          </table:table-cell>
          <table:table-cell table:style-name="ce8" table:formula="of:=([.L351]/[.L350])" office:value-type="float" office:value="0.998775169416109">
            <text:p>1.00</text:p>
          </table:table-cell>
          <table:table-cell table:style-name="ce8" table:formula="of:=([.M351]/[.M350])" office:value-type="float" office:value="1.00674499425942">
            <text:p>1.01</text:p>
          </table:table-cell>
          <table:table-cell table:style-name="ce8" table:formula="of:=([.N351]/[.N350])" office:value-type="float" office:value="0.984418043897516">
            <text:p>0.98</text:p>
          </table:table-cell>
          <table:table-cell table:style-name="ce8" table:formula="of:=([.O351]/[.O350])" office:value-type="float" office:value="1.01570768719838">
            <text:p>1.02</text:p>
          </table:table-cell>
        </table:table-row>
        <table:table-row table:style-name="ro2"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2.685697">
            <text:p>2.69</text:p>
          </table:table-cell>
          <table:table-cell table:style-name="ce8" office:value-type="float" office:value="9.33675">
            <text:p>9.34</text:p>
          </table:table-cell>
          <table:table-cell table:style-name="ce8" office:value-type="float" office:value="25.283104">
            <text:p>25.28</text:p>
          </table:table-cell>
          <table:table-cell table:style-name="ce8" office:value-type="float" office:value="83.006567">
            <text:p>83.01</text:p>
          </table:table-cell>
          <table:table-cell table:style-name="ce8" office:value-type="float" office:value="178.506057">
            <text:p>178.51</text:p>
          </table:table-cell>
          <table:table-cell table:style-name="ce8" office:value-type="float" office:value="193.649405">
            <text:p>193.65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3.602516">
            <text:p>3.60</text:p>
          </table:table-cell>
          <table:table-cell table:style-name="ce8" office:value-type="float" office:value="11.014431">
            <text:p>11.01</text:p>
          </table:table-cell>
          <table:table-cell table:style-name="ce8" office:value-type="float" office:value="15.779492">
            <text:p>15.78</text:p>
          </table:table-cell>
          <table:table-cell table:style-name="ce8" office:value-type="float" office:value="18.778926">
            <text:p>18.78</text:p>
          </table:table-cell>
          <table:table-cell table:style-name="ce8" office:value-type="float" office:value="16.121707">
            <text:p>16.12</text:p>
          </table:table-cell>
          <table:table-cell table:style-name="ce8" office:value-type="float" office:value="15.816925">
            <text:p>15.82</text:p>
          </table:table-cell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3.471822">
            <text:p>3.47</text:p>
          </table:table-cell>
          <table:table-cell table:style-name="ce8" office:value-type="float" office:value="13.191742">
            <text:p>13.19</text:p>
          </table:table-cell>
          <table:table-cell table:style-name="ce8" office:value-type="float" office:value="35.39079">
            <text:p>35.39</text:p>
          </table:table-cell>
          <table:table-cell table:style-name="ce8" office:value-type="float" office:value="63.154705">
            <text:p>63.15</text:p>
          </table:table-cell>
          <table:table-cell table:style-name="ce8" office:value-type="float" office:value="102.63685">
            <text:p>102.64</text:p>
          </table:table-cell>
          <table:table-cell table:style-name="ce8" office:value-type="float" office:value="115.290496">
            <text:p>115.29</text:p>
          </table:table-cell>
          <table:table-cell/>
          <table:table-cell table:style-name="ce5" office:value-type="string">
            <text:p>w/i</text:p>
          </table:table-cell>
          <table:table-cell table:style-name="ce8" office:value-type="float" office:value="0.898759">
            <text:p>0.90</text:p>
          </table:table-cell>
          <table:table-cell table:style-name="ce8" office:value-type="float" office:value="0.933911">
            <text:p>0.93</text:p>
          </table:table-cell>
          <table:table-cell table:style-name="ce8" office:value-type="float" office:value="1.051951">
            <text:p>1.05</text:p>
          </table:table-cell>
          <table:table-cell table:style-name="ce8" office:value-type="float" office:value="1.062253">
            <text:p>1.06</text:p>
          </table:table-cell>
          <table:table-cell table:style-name="ce8" office:value-type="float" office:value="1.090134">
            <text:p>1.09</text:p>
          </table:table-cell>
          <table:table-cell table:style-name="ce8" office:value-type="float" office:value="1.079506">
            <text:p>1.08</text:p>
          </table:table-cell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355]/[.B354])" office:value-type="float" office:value="1.29270800093979">
            <text:p>1.29</text:p>
          </table:table-cell>
          <table:table-cell table:style-name="ce8" table:formula="of:=([.C355]/[.C354])" office:value-type="float" office:value="1.41288371221249">
            <text:p>1.41</text:p>
          </table:table-cell>
          <table:table-cell table:style-name="ce8" table:formula="of:=([.D355]/[.D354])" office:value-type="float" office:value="1.39978026432198">
            <text:p>1.40</text:p>
          </table:table-cell>
          <table:table-cell table:style-name="ce8" table:formula="of:=([.E355]/[.E354])" office:value-type="float" office:value="0.760839862224395">
            <text:p>0.76</text:p>
          </table:table-cell>
          <table:table-cell table:style-name="ce8" table:formula="of:=([.F355]/[.F354])" office:value-type="float" office:value="0.574976847984492">
            <text:p>0.57</text:p>
          </table:table-cell>
          <table:table-cell table:style-name="ce8" table:formula="of:=([.G355]/[.G354])" office:value-type="float" office:value="0.595356830556748">
            <text:p>0.60</text:p>
          </table:table-cell>
          <table:table-cell/>
          <table:table-cell table:style-name="ce5" office:value-type="string">
            <text:p>sp</text:p>
          </table:table-cell>
          <table:table-cell table:style-name="ce8" table:formula="of:=([.J355]/[.J354])" office:value-type="float" office:value="0.249480918335963">
            <text:p>0.25</text:p>
          </table:table-cell>
          <table:table-cell table:style-name="ce8" table:formula="of:=([.K355]/[.K354])" office:value-type="float" office:value="0.0847897635383979">
            <text:p>0.08</text:p>
          </table:table-cell>
          <table:table-cell table:style-name="ce8" table:formula="of:=([.L355]/[.L354])" office:value-type="float" office:value="0.0666657076159359">
            <text:p>0.07</text:p>
          </table:table-cell>
          <table:table-cell table:style-name="ce8" table:formula="of:=([.M355]/[.M354])" office:value-type="float" office:value="0.056566227482871">
            <text:p>0.06</text:p>
          </table:table-cell>
          <table:table-cell table:style-name="ce8" table:formula="of:=([.N355]/[.N354])" office:value-type="float" office:value="0.0676190182590466">
            <text:p>0.07</text:p>
          </table:table-cell>
          <table:table-cell table:style-name="ce8" table:formula="of:=([.O355]/[.O354])" office:value-type="float" office:value="0.0682500549253411">
            <text:p>0.0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GTX5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.886172">
            <text:p>18.886172</text:p>
          </table:table-cell>
          <table:table-cell office:value-type="float" office:value="17.989643">
            <text:p>17.9896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.556">
            <text:p>61.556</text:p>
          </table:table-cell>
          <table:table-cell office:value-type="float" office:value="59.153897">
            <text:p>59.1538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6.409319">
            <text:p>126.409319</text:p>
          </table:table-cell>
          <table:table-cell office:value-type="float" office:value="126.254489">
            <text:p>126.2544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7.665838">
            <text:p>187.665838</text:p>
          </table:table-cell>
          <table:table-cell office:value-type="float" office:value="188.931643">
            <text:p>188.9316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5.67735">
            <text:p>215.67735</text:p>
          </table:table-cell>
          <table:table-cell office:value-type="float" office:value="212.316675">
            <text:p>212.3166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6.130418">
            <text:p>216.130418</text:p>
          </table:table-cell>
          <table:table-cell office:value-type="float" office:value="219.525327">
            <text:p>219.525327</text:p>
          </table:table-cell>
          <table:table-cell table:number-columns-repeated="12"/>
        </table:table-row>
        <table:table-row table:style-name="ro2"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18.886172">
            <text:p>18.89</text:p>
          </table:table-cell>
          <table:table-cell table:style-name="ce8" office:value-type="float" office:value="61.556">
            <text:p>61.56</text:p>
          </table:table-cell>
          <table:table-cell table:style-name="ce8" office:value-type="float" office:value="126.409319">
            <text:p>126.41</text:p>
          </table:table-cell>
          <table:table-cell table:style-name="ce8" office:value-type="float" office:value="187.665838">
            <text:p>187.67</text:p>
          </table:table-cell>
          <table:table-cell table:style-name="ce8" office:value-type="float" office:value="215.67735">
            <text:p>215.68</text:p>
          </table:table-cell>
          <table:table-cell table:style-name="ce8" office:value-type="float" office:value="216.130418">
            <text:p>216.13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17.989643">
            <text:p>17.99</text:p>
          </table:table-cell>
          <table:table-cell table:style-name="ce8" office:value-type="float" office:value="59.153897">
            <text:p>59.15</text:p>
          </table:table-cell>
          <table:table-cell table:style-name="ce8" office:value-type="float" office:value="126.254489">
            <text:p>126.25</text:p>
          </table:table-cell>
          <table:table-cell table:style-name="ce8" office:value-type="float" office:value="188.931643">
            <text:p>188.93</text:p>
          </table:table-cell>
          <table:table-cell table:style-name="ce8" office:value-type="float" office:value="212.316675">
            <text:p>212.32</text:p>
          </table:table-cell>
          <table:table-cell table:style-name="ce8" office:value-type="float" office:value="219.525327">
            <text:p>219.53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367]/[.B366])" office:value-type="float" office:value="0.952529872120195">
            <text:p>0.95</text:p>
          </table:table-cell>
          <table:table-cell table:style-name="ce8" table:formula="of:=([.C367]/[.C366])" office:value-type="float" office:value="0.960976947819871">
            <text:p>0.96</text:p>
          </table:table-cell>
          <table:table-cell table:style-name="ce8" table:formula="of:=([.D367]/[.D366])" office:value-type="float" office:value="0.998775169416109">
            <text:p>1.00</text:p>
          </table:table-cell>
          <table:table-cell table:style-name="ce8" table:formula="of:=([.E367]/[.E366])" office:value-type="float" office:value="1.00674499425942">
            <text:p>1.01</text:p>
          </table:table-cell>
          <table:table-cell table:style-name="ce8" table:formula="of:=([.F367]/[.F366])" office:value-type="float" office:value="0.984418043897516">
            <text:p>0.98</text:p>
          </table:table-cell>
          <table:table-cell table:style-name="ce8" table:formula="of:=([.G367]/[.G366])" office:value-type="float" office:value="1.01570768719838">
            <text:p>1.02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E562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.602516">
            <text:p>3.602516</text:p>
          </table:table-cell>
          <table:table-cell office:value-type="float" office:value="0.898759">
            <text:p>0.8987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.014431">
            <text:p>11.014431</text:p>
          </table:table-cell>
          <table:table-cell office:value-type="float" office:value="0.933911">
            <text:p>0.9339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.779492">
            <text:p>15.779492</text:p>
          </table:table-cell>
          <table:table-cell office:value-type="float" office:value="1.051951">
            <text:p>1.0519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.778926">
            <text:p>18.778926</text:p>
          </table:table-cell>
          <table:table-cell office:value-type="float" office:value="1.062253">
            <text:p>1.0622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.121707">
            <text:p>16.121707</text:p>
          </table:table-cell>
          <table:table-cell office:value-type="float" office:value="1.090134">
            <text:p>1.0901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.816925">
            <text:p>15.816925</text:p>
          </table:table-cell>
          <table:table-cell office:value-type="float" office:value="1.079506">
            <text:p>1.079506</text:p>
          </table:table-cell>
          <table:table-cell table:number-columns-repeated="12"/>
        </table:table-row>
        <table:table-row table:style-name="ro2"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3.602516">
            <text:p>3.60</text:p>
          </table:table-cell>
          <table:table-cell table:style-name="ce8" office:value-type="float" office:value="11.014431">
            <text:p>11.01</text:p>
          </table:table-cell>
          <table:table-cell table:style-name="ce8" office:value-type="float" office:value="15.779492">
            <text:p>15.78</text:p>
          </table:table-cell>
          <table:table-cell table:style-name="ce8" office:value-type="float" office:value="18.778926">
            <text:p>18.78</text:p>
          </table:table-cell>
          <table:table-cell table:style-name="ce8" office:value-type="float" office:value="16.121707">
            <text:p>16.12</text:p>
          </table:table-cell>
          <table:table-cell table:style-name="ce8" office:value-type="float" office:value="15.816925">
            <text:p>15.82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0.898759">
            <text:p>0.90</text:p>
          </table:table-cell>
          <table:table-cell table:style-name="ce8" office:value-type="float" office:value="0.933911">
            <text:p>0.93</text:p>
          </table:table-cell>
          <table:table-cell table:style-name="ce8" office:value-type="float" office:value="1.051951">
            <text:p>1.05</text:p>
          </table:table-cell>
          <table:table-cell table:style-name="ce8" office:value-type="float" office:value="1.062253">
            <text:p>1.06</text:p>
          </table:table-cell>
          <table:table-cell table:style-name="ce8" office:value-type="float" office:value="1.090134">
            <text:p>1.09</text:p>
          </table:table-cell>
          <table:table-cell table:style-name="ce8" office:value-type="float" office:value="1.079506">
            <text:p>1.08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379]/[.B378])" office:value-type="float" office:value="0.249480918335963">
            <text:p>0.25</text:p>
          </table:table-cell>
          <table:table-cell table:style-name="ce8" table:formula="of:=([.C379]/[.C378])" office:value-type="float" office:value="0.0847897635383979">
            <text:p>0.08</text:p>
          </table:table-cell>
          <table:table-cell table:style-name="ce8" table:formula="of:=([.D379]/[.D378])" office:value-type="float" office:value="0.0666657076159359">
            <text:p>0.07</text:p>
          </table:table-cell>
          <table:table-cell table:style-name="ce8" table:formula="of:=([.E379]/[.E378])" office:value-type="float" office:value="0.056566227482871">
            <text:p>0.06</text:p>
          </table:table-cell>
          <table:table-cell table:style-name="ce8" table:formula="of:=([.F379]/[.F378])" office:value-type="float" office:value="0.0676190182590466">
            <text:p>0.07</text:p>
          </table:table-cell>
          <table:table-cell table:style-name="ce8" table:formula="of:=([.G379]/[.G378])" office:value-type="float" office:value="0.0682500549253411">
            <text:p>0.07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1" table:number-columns-repeated="7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MAP-515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GTX2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.081173">
            <text:p>7.081173</text:p>
          </table:table-cell>
          <table:table-cell office:value-type="float" office:value="11.086266">
            <text:p>11.0862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.914056">
            <text:p>9.914056</text:p>
          </table:table-cell>
          <table:table-cell office:value-type="float" office:value="30.864998">
            <text:p>30.8649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.743456">
            <text:p>13.743456</text:p>
          </table:table-cell>
          <table:table-cell office:value-type="float" office:value="60.142373">
            <text:p>60.1423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.258178">
            <text:p>14.258178</text:p>
          </table:table-cell>
          <table:table-cell office:value-type="float" office:value="77.772742">
            <text:p>77.7727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.126167">
            <text:p>7.126167</text:p>
          </table:table-cell>
          <table:table-cell office:value-type="float" office:value="82.920763">
            <text:p>82.92076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71317">
            <text:p>3.71317</text:p>
          </table:table-cell>
          <table:table-cell office:value-type="float" office:value="80.915142">
            <text:p>80.915142</text:p>
          </table:table-cell>
          <table:table-cell table:number-columns-repeated="12"/>
        </table:table-row>
        <table:table-row table:style-name="ro2"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7.081173">
            <text:p>7.08</text:p>
          </table:table-cell>
          <table:table-cell table:style-name="ce8" office:value-type="float" office:value="9.914056">
            <text:p>9.91</text:p>
          </table:table-cell>
          <table:table-cell table:style-name="ce8" office:value-type="float" office:value="13.743456">
            <text:p>13.74</text:p>
          </table:table-cell>
          <table:table-cell table:style-name="ce8" office:value-type="float" office:value="14.258178">
            <text:p>14.26</text:p>
          </table:table-cell>
          <table:table-cell table:style-name="ce8" office:value-type="float" office:value="7.126167">
            <text:p>7.13</text:p>
          </table:table-cell>
          <table:table-cell table:style-name="ce8" office:value-type="float" office:value="3.71317">
            <text:p>3.71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7.081173">
            <text:p>7.08</text:p>
          </table:table-cell>
          <table:table-cell table:style-name="ce8" office:value-type="float" office:value="9.914056">
            <text:p>9.91</text:p>
          </table:table-cell>
          <table:table-cell table:style-name="ce8" office:value-type="float" office:value="13.743456">
            <text:p>13.74</text:p>
          </table:table-cell>
          <table:table-cell table:style-name="ce8" office:value-type="float" office:value="14.258178">
            <text:p>14.26</text:p>
          </table:table-cell>
          <table:table-cell table:style-name="ce8" office:value-type="float" office:value="7.126167">
            <text:p>7.13</text:p>
          </table:table-cell>
          <table:table-cell table:style-name="ce8" office:value-type="float" office:value="3.71317">
            <text:p>3.71</text:p>
          </table:table-cell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11.086266">
            <text:p>11.09</text:p>
          </table:table-cell>
          <table:table-cell table:style-name="ce8" office:value-type="float" office:value="30.864998">
            <text:p>30.86</text:p>
          </table:table-cell>
          <table:table-cell table:style-name="ce8" office:value-type="float" office:value="60.142373">
            <text:p>60.14</text:p>
          </table:table-cell>
          <table:table-cell table:style-name="ce8" office:value-type="float" office:value="77.772742">
            <text:p>77.77</text:p>
          </table:table-cell>
          <table:table-cell table:style-name="ce8" office:value-type="float" office:value="82.920763">
            <text:p>82.92</text:p>
          </table:table-cell>
          <table:table-cell table:style-name="ce8" office:value-type="float" office:value="80.915142">
            <text:p>80.92</text:p>
          </table:table-cell>
          <table:table-cell/>
          <table:table-cell table:style-name="ce5" office:value-type="string">
            <text:p>w/i</text:p>
          </table:table-cell>
          <table:table-cell table:style-name="ce8" office:value-type="float" office:value="11.086266">
            <text:p>11.09</text:p>
          </table:table-cell>
          <table:table-cell table:style-name="ce8" office:value-type="float" office:value="30.864998">
            <text:p>30.86</text:p>
          </table:table-cell>
          <table:table-cell table:style-name="ce8" office:value-type="float" office:value="60.142373">
            <text:p>60.14</text:p>
          </table:table-cell>
          <table:table-cell table:style-name="ce8" office:value-type="float" office:value="77.772742">
            <text:p>77.77</text:p>
          </table:table-cell>
          <table:table-cell table:style-name="ce8" office:value-type="float" office:value="82.920763">
            <text:p>82.92</text:p>
          </table:table-cell>
          <table:table-cell table:style-name="ce8" office:value-type="float" office:value="80.915142">
            <text:p>80.92</text:p>
          </table:table-cell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395]/[.B394])" office:value-type="float" office:value="1.56559739466893">
            <text:p>1.57</text:p>
          </table:table-cell>
          <table:table-cell table:style-name="ce8" table:formula="of:=([.C395]/[.C394])" office:value-type="float" office:value="3.11325637055106">
            <text:p>3.11</text:p>
          </table:table-cell>
          <table:table-cell table:style-name="ce8" table:formula="of:=([.D395]/[.D394])" office:value-type="float" office:value="4.37607345634169">
            <text:p>4.38</text:p>
          </table:table-cell>
          <table:table-cell table:style-name="ce8" table:formula="of:=([.E395]/[.E394])" office:value-type="float" office:value="5.45460591107784">
            <text:p>5.45</text:p>
          </table:table-cell>
          <table:table-cell table:style-name="ce8" table:formula="of:=([.F395]/[.F394])" office:value-type="float" office:value="11.6360959545293">
            <text:p>11.64</text:p>
          </table:table-cell>
          <table:table-cell table:style-name="ce8" table:formula="of:=([.G395]/[.G394])" office:value-type="float" office:value="21.791391721898">
            <text:p>21.79</text:p>
          </table:table-cell>
          <table:table-cell/>
          <table:table-cell table:style-name="ce5" office:value-type="string">
            <text:p>sp</text:p>
          </table:table-cell>
          <table:table-cell table:style-name="ce8" table:formula="of:=([.J395]/[.J394])" office:value-type="float" office:value="1.56559739466893">
            <text:p>1.57</text:p>
          </table:table-cell>
          <table:table-cell table:style-name="ce8" table:formula="of:=([.K395]/[.K394])" office:value-type="float" office:value="3.11325637055106">
            <text:p>3.11</text:p>
          </table:table-cell>
          <table:table-cell table:style-name="ce8" table:formula="of:=([.L395]/[.L394])" office:value-type="float" office:value="4.37607345634169">
            <text:p>4.38</text:p>
          </table:table-cell>
          <table:table-cell table:style-name="ce8" table:formula="of:=([.M395]/[.M394])" office:value-type="float" office:value="5.45460591107784">
            <text:p>5.45</text:p>
          </table:table-cell>
          <table:table-cell table:style-name="ce8" table:formula="of:=([.N395]/[.N394])" office:value-type="float" office:value="11.6360959545293">
            <text:p>11.64</text:p>
          </table:table-cell>
          <table:table-cell table:style-name="ce8" table:formula="of:=([.O395]/[.O394])" office:value-type="float" office:value="21.791391721898">
            <text:p>21.79</text:p>
          </table:table-cell>
        </table:table-row>
        <table:table-row table:style-name="ro2">
          <table:table-cell table:number-columns-repeated="8"/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6" office:value-type="string">
            <text:p>HD6970</text:p>
          </table:table-cell>
          <table:table-cell table:number-columns-repeated="7"/>
          <table:table-cell table:style-name="ce5" office:value-type="string">
            <text:p>w/o</text:p>
          </table:table-cell>
          <table:table-cell table:style-name="ce8" office:value-type="float" office:value="9.464311">
            <text:p>9.46</text:p>
          </table:table-cell>
          <table:table-cell table:style-name="ce8" office:value-type="float" office:value="22.654773">
            <text:p>22.65</text:p>
          </table:table-cell>
          <table:table-cell table:style-name="ce8" office:value-type="float" office:value="49.461246">
            <text:p>49.46</text:p>
          </table:table-cell>
          <table:table-cell table:style-name="ce8" office:value-type="float" office:value="94.758038">
            <text:p>94.76</text:p>
          </table:table-cell>
          <table:table-cell table:style-name="ce8" office:value-type="float" office:value="109.203844">
            <text:p>109.20</text:p>
          </table:table-cell>
          <table:table-cell table:style-name="ce8" office:value-type="float" office:value="193.649405">
            <text:p>193.65</text:p>
          </table:table-cell>
        </table:table-row>
        <table:table-row table:style-name="ro2">
          <table:table-cell/>
          <table:table-cell office:value-type="float" office:value="9.464311">
            <text:p>9.464311</text:p>
          </table:table-cell>
          <table:table-cell office:value-type="float" office:value="13.120547">
            <text:p>13.120547</text:p>
          </table:table-cell>
          <table:table-cell table:number-columns-repeated="5"/>
          <table:table-cell table:style-name="ce5" office:value-type="string">
            <text:p>w/i</text:p>
          </table:table-cell>
          <table:table-cell table:style-name="ce8" office:value-type="float" office:value="13.120547">
            <text:p>13.12</text:p>
          </table:table-cell>
          <table:table-cell table:style-name="ce8" office:value-type="float" office:value="35.649785">
            <text:p>35.65</text:p>
          </table:table-cell>
          <table:table-cell table:style-name="ce8" office:value-type="float" office:value="61.269512">
            <text:p>61.27</text:p>
          </table:table-cell>
          <table:table-cell table:style-name="ce8" office:value-type="float" office:value="98.725188">
            <text:p>98.73</text:p>
          </table:table-cell>
          <table:table-cell table:style-name="ce8" office:value-type="float" office:value="111.248318">
            <text:p>111.25</text:p>
          </table:table-cell>
          <table:table-cell table:style-name="ce8" office:value-type="float" office:value="115.290496">
            <text:p>115.29</text:p>
          </table:table-cell>
        </table:table-row>
        <table:table-row table:style-name="ro2">
          <table:table-cell/>
          <table:table-cell office:value-type="float" office:value="22.654773">
            <text:p>22.654773</text:p>
          </table:table-cell>
          <table:table-cell office:value-type="float" office:value="35.649785">
            <text:p>35.649785</text:p>
          </table:table-cell>
          <table:table-cell table:number-columns-repeated="5"/>
          <table:table-cell table:style-name="ce5" office:value-type="string">
            <text:p>sp</text:p>
          </table:table-cell>
          <table:table-cell table:style-name="ce8" table:formula="of:=([.J399]/[.J398])" office:value-type="float" office:value="1.38631824334598">
            <text:p>1.39</text:p>
          </table:table-cell>
          <table:table-cell table:style-name="ce8" table:formula="of:=([.K399]/[.K398])" office:value-type="float" office:value="1.5736103380952">
            <text:p>1.57</text:p>
          </table:table-cell>
          <table:table-cell table:style-name="ce8" table:formula="of:=([.L399]/[.L398])" office:value-type="float" office:value="1.23873773822843">
            <text:p>1.24</text:p>
          </table:table-cell>
          <table:table-cell table:style-name="ce8" table:formula="of:=([.M399]/[.M398])" office:value-type="float" office:value="1.0418661053324">
            <text:p>1.04</text:p>
          </table:table-cell>
          <table:table-cell table:style-name="ce8" table:formula="of:=([.N399]/[.N398])" office:value-type="float" office:value="1.01872163034847">
            <text:p>1.02</text:p>
          </table:table-cell>
          <table:table-cell table:style-name="ce8" table:formula="of:=([.O399]/[.O398])" office:value-type="float" office:value="0.595356830556748">
            <text:p>0.60</text:p>
          </table:table-cell>
        </table:table-row>
        <table:table-row table:style-name="ro2">
          <table:table-cell/>
          <table:table-cell office:value-type="float" office:value="49.461246">
            <text:p>49.461246</text:p>
          </table:table-cell>
          <table:table-cell office:value-type="float" office:value="61.269512">
            <text:p>61.269512</text:p>
          </table:table-cell>
          <table:table-cell table:number-columns-repeated="5"/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/>
          <table:table-cell office:value-type="float" office:value="94.758038">
            <text:p>94.758038</text:p>
          </table:table-cell>
          <table:table-cell office:value-type="float" office:value="98.725188">
            <text:p>98.725188</text:p>
          </table:table-cell>
          <table:table-cell table:number-columns-repeated="5"/>
          <table:table-cell table:style-name="ce5" office:value-type="string">
            <text:p>w/o</text:p>
          </table:table-cell>
          <table:table-cell table:style-name="ce8" office:value-type="float" office:value="15.816682">
            <text:p>15.82</text:p>
          </table:table-cell>
          <table:table-cell table:style-name="ce8" office:value-type="float" office:value="40.28798">
            <text:p>40.29</text:p>
          </table:table-cell>
          <table:table-cell table:style-name="ce8" office:value-type="float" office:value="57.081034">
            <text:p>57.08</text:p>
          </table:table-cell>
          <table:table-cell table:style-name="ce8" office:value-type="float" office:value="79.262438">
            <text:p>79.26</text:p>
          </table:table-cell>
          <table:table-cell table:style-name="ce8" office:value-type="float" office:value="83.203887">
            <text:p>83.20</text:p>
          </table:table-cell>
          <table:table-cell table:style-name="ce8" office:value-type="float" office:value="79.902304">
            <text:p>79.90</text:p>
          </table:table-cell>
        </table:table-row>
        <table:table-row table:style-name="ro2">
          <table:table-cell/>
          <table:table-cell office:value-type="float" office:value="109.203844">
            <text:p>109.203844</text:p>
          </table:table-cell>
          <table:table-cell office:value-type="float" office:value="111.248318">
            <text:p>111.248318</text:p>
          </table:table-cell>
          <table:table-cell table:number-columns-repeated="5"/>
          <table:table-cell table:style-name="ce5" office:value-type="string">
            <text:p>w/i</text:p>
          </table:table-cell>
          <table:table-cell table:style-name="ce8" office:value-type="float" office:value="18.102874">
            <text:p>18.10</text:p>
          </table:table-cell>
          <table:table-cell table:style-name="ce8" office:value-type="float" office:value="59.197381">
            <text:p>59.20</text:p>
          </table:table-cell>
          <table:table-cell table:style-name="ce8" office:value-type="float" office:value="128.765321">
            <text:p>128.77</text:p>
          </table:table-cell>
          <table:table-cell table:style-name="ce8" office:value-type="float" office:value="192.797559">
            <text:p>192.80</text:p>
          </table:table-cell>
          <table:table-cell table:style-name="ce8" office:value-type="float" office:value="215.207923">
            <text:p>215.21</text:p>
          </table:table-cell>
          <table:table-cell table:style-name="ce8" office:value-type="float" office:value="218.554283">
            <text:p>218.55</text:p>
          </table:table-cell>
        </table:table-row>
        <table:table-row table:style-name="ro2">
          <table:table-cell/>
          <table:table-cell office:value-type="float" office:value="193.649405">
            <text:p>193.649405</text:p>
          </table:table-cell>
          <table:table-cell office:value-type="float" office:value="115.290496">
            <text:p>115.290496</text:p>
          </table:table-cell>
          <table:table-cell table:number-columns-repeated="5"/>
          <table:table-cell table:style-name="ce5" office:value-type="string">
            <text:p>sp</text:p>
          </table:table-cell>
          <table:table-cell table:style-name="ce8" table:formula="of:=([.J403]/[.J402])" office:value-type="float" office:value="1.14454308432072">
            <text:p>1.14</text:p>
          </table:table-cell>
          <table:table-cell table:style-name="ce8" table:formula="of:=([.K403]/[.K402])" office:value-type="float" office:value="1.46935589721798">
            <text:p>1.47</text:p>
          </table:table-cell>
          <table:table-cell table:style-name="ce8" table:formula="of:=([.L403]/[.L402])" office:value-type="float" office:value="2.25583371527573">
            <text:p>2.26</text:p>
          </table:table-cell>
          <table:table-cell table:style-name="ce8" table:formula="of:=([.M403]/[.M402])" office:value-type="float" office:value="2.43239501414276">
            <text:p>2.43</text:p>
          </table:table-cell>
          <table:table-cell table:style-name="ce8" table:formula="of:=([.N403]/[.N402])" office:value-type="float" office:value="2.58651285125658">
            <text:p>2.59</text:p>
          </table:table-cell>
          <table:table-cell table:style-name="ce8" table:formula="of:=([.O403]/[.O402])" office:value-type="float" office:value="2.73526884781695">
            <text:p>2.74</text:p>
          </table:table-cell>
        </table:table-row>
        <table:table-row table:style-name="ro2"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9.464311">
            <text:p>9.46</text:p>
          </table:table-cell>
          <table:table-cell table:style-name="ce8" office:value-type="float" office:value="22.654773">
            <text:p>22.65</text:p>
          </table:table-cell>
          <table:table-cell table:style-name="ce8" office:value-type="float" office:value="49.461246">
            <text:p>49.46</text:p>
          </table:table-cell>
          <table:table-cell table:style-name="ce8" office:value-type="float" office:value="94.758038">
            <text:p>94.76</text:p>
          </table:table-cell>
          <table:table-cell table:style-name="ce8" office:value-type="float" office:value="109.203844">
            <text:p>109.20</text:p>
          </table:table-cell>
          <table:table-cell table:style-name="ce8" office:value-type="float" office:value="193.649405">
            <text:p>193.65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3.691103">
            <text:p>3.69</text:p>
          </table:table-cell>
          <table:table-cell table:style-name="ce8" office:value-type="float" office:value="12.08783">
            <text:p>12.09</text:p>
          </table:table-cell>
          <table:table-cell table:style-name="ce8" office:value-type="float" office:value="16.101398">
            <text:p>16.10</text:p>
          </table:table-cell>
          <table:table-cell table:style-name="ce8" office:value-type="float" office:value="18.778208">
            <text:p>18.78</text:p>
          </table:table-cell>
          <table:table-cell table:style-name="ce8" office:value-type="float" office:value="17.028845">
            <text:p>17.03</text:p>
          </table:table-cell>
          <table:table-cell table:style-name="ce8" office:value-type="float" office:value="17.981513">
            <text:p>17.98</text:p>
          </table:table-cell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13.120547">
            <text:p>13.12</text:p>
          </table:table-cell>
          <table:table-cell table:style-name="ce8" office:value-type="float" office:value="35.649785">
            <text:p>35.65</text:p>
          </table:table-cell>
          <table:table-cell table:style-name="ce8" office:value-type="float" office:value="61.269512">
            <text:p>61.27</text:p>
          </table:table-cell>
          <table:table-cell table:style-name="ce8" office:value-type="float" office:value="98.725188">
            <text:p>98.73</text:p>
          </table:table-cell>
          <table:table-cell table:style-name="ce8" office:value-type="float" office:value="111.248318">
            <text:p>111.25</text:p>
          </table:table-cell>
          <table:table-cell table:style-name="ce8" office:value-type="float" office:value="115.290496">
            <text:p>115.29</text:p>
          </table:table-cell>
          <table:table-cell/>
          <table:table-cell table:style-name="ce5" office:value-type="string">
            <text:p>w/i</text:p>
          </table:table-cell>
          <table:table-cell table:style-name="ce8" office:value-type="float" office:value="0.915095">
            <text:p>0.92</text:p>
          </table:table-cell>
          <table:table-cell table:style-name="ce8" office:value-type="float" office:value="1.060711">
            <text:p>1.06</text:p>
          </table:table-cell>
          <table:table-cell table:style-name="ce8" office:value-type="float" office:value="1.100707">
            <text:p>1.10</text:p>
          </table:table-cell>
          <table:table-cell table:style-name="ce8" office:value-type="float" office:value="1.121792">
            <text:p>1.12</text:p>
          </table:table-cell>
          <table:table-cell table:style-name="ce8" office:value-type="float" office:value="1.058174">
            <text:p>1.06</text:p>
          </table:table-cell>
          <table:table-cell table:style-name="ce8" office:value-type="float" office:value="1.066691">
            <text:p>1.07</text:p>
          </table:table-cell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407]/[.B406])" office:value-type="float" office:value="1.38631824334598">
            <text:p>1.39</text:p>
          </table:table-cell>
          <table:table-cell table:style-name="ce8" table:formula="of:=([.C407]/[.C406])" office:value-type="float" office:value="1.5736103380952">
            <text:p>1.57</text:p>
          </table:table-cell>
          <table:table-cell table:style-name="ce8" table:formula="of:=([.D407]/[.D406])" office:value-type="float" office:value="1.23873773822843">
            <text:p>1.24</text:p>
          </table:table-cell>
          <table:table-cell table:style-name="ce8" table:formula="of:=([.E407]/[.E406])" office:value-type="float" office:value="1.0418661053324">
            <text:p>1.04</text:p>
          </table:table-cell>
          <table:table-cell table:style-name="ce8" table:formula="of:=([.F407]/[.F406])" office:value-type="float" office:value="1.01872163034847">
            <text:p>1.02</text:p>
          </table:table-cell>
          <table:table-cell table:style-name="ce8" table:formula="of:=([.G407]/[.G406])" office:value-type="float" office:value="0.595356830556748">
            <text:p>0.60</text:p>
          </table:table-cell>
          <table:table-cell/>
          <table:table-cell table:style-name="ce5" office:value-type="string">
            <text:p>sp</text:p>
          </table:table-cell>
          <table:table-cell table:style-name="ce8" table:formula="of:=([.J407]/[.J406])" office:value-type="float" office:value="0.247919117943877">
            <text:p>0.25</text:p>
          </table:table-cell>
          <table:table-cell table:style-name="ce8" table:formula="of:=([.K407]/[.K406])" office:value-type="float" office:value="0.0877503240862917">
            <text:p>0.09</text:p>
          </table:table-cell>
          <table:table-cell table:style-name="ce8" table:formula="of:=([.L407]/[.L406])" office:value-type="float" office:value="0.068360958470811">
            <text:p>0.07</text:p>
          </table:table-cell>
          <table:table-cell table:style-name="ce8" table:formula="of:=([.M407]/[.M406])" office:value-type="float" office:value="0.0597390336713706">
            <text:p>0.06</text:p>
          </table:table-cell>
          <table:table-cell table:style-name="ce8" table:formula="of:=([.N407]/[.N406])" office:value-type="float" office:value="0.062140092296336">
            <text:p>0.06</text:p>
          </table:table-cell>
          <table:table-cell table:style-name="ce8" table:formula="of:=([.O407]/[.O406])" office:value-type="float" office:value="0.0593215376258939">
            <text:p>0.0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GTX5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.816682">
            <text:p>15.816682</text:p>
          </table:table-cell>
          <table:table-cell office:value-type="float" office:value="18.102874">
            <text:p>18.1028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.28798">
            <text:p>40.28798</text:p>
          </table:table-cell>
          <table:table-cell office:value-type="float" office:value="59.197381">
            <text:p>59.19738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.081034">
            <text:p>57.081034</text:p>
          </table:table-cell>
          <table:table-cell office:value-type="float" office:value="128.765321">
            <text:p>128.7653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.262438">
            <text:p>79.262438</text:p>
          </table:table-cell>
          <table:table-cell office:value-type="float" office:value="192.797559">
            <text:p>192.7975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.203887">
            <text:p>83.203887</text:p>
          </table:table-cell>
          <table:table-cell office:value-type="float" office:value="215.207923">
            <text:p>215.2079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.902304">
            <text:p>79.902304</text:p>
          </table:table-cell>
          <table:table-cell office:value-type="float" office:value="218.554283">
            <text:p>218.554283</text:p>
          </table:table-cell>
          <table:table-cell table:number-columns-repeated="12"/>
        </table:table-row>
        <table:table-row table:style-name="ro2">
          <table:table-cell table:style-name="ce7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15.816682">
            <text:p>15.82</text:p>
          </table:table-cell>
          <table:table-cell table:style-name="ce8" office:value-type="float" office:value="40.28798">
            <text:p>40.29</text:p>
          </table:table-cell>
          <table:table-cell table:style-name="ce8" office:value-type="float" office:value="57.081034">
            <text:p>57.08</text:p>
          </table:table-cell>
          <table:table-cell table:style-name="ce8" office:value-type="float" office:value="79.262438">
            <text:p>79.26</text:p>
          </table:table-cell>
          <table:table-cell table:style-name="ce8" office:value-type="float" office:value="83.203887">
            <text:p>83.20</text:p>
          </table:table-cell>
          <table:table-cell table:style-name="ce8" office:value-type="float" office:value="79.902304">
            <text:p>79.90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18.102874">
            <text:p>18.10</text:p>
          </table:table-cell>
          <table:table-cell table:style-name="ce8" office:value-type="float" office:value="59.197381">
            <text:p>59.20</text:p>
          </table:table-cell>
          <table:table-cell table:style-name="ce8" office:value-type="float" office:value="128.765321">
            <text:p>128.77</text:p>
          </table:table-cell>
          <table:table-cell table:style-name="ce8" office:value-type="float" office:value="192.797559">
            <text:p>192.80</text:p>
          </table:table-cell>
          <table:table-cell table:style-name="ce8" office:value-type="float" office:value="215.207923">
            <text:p>215.21</text:p>
          </table:table-cell>
          <table:table-cell table:style-name="ce8" office:value-type="float" office:value="218.554283">
            <text:p>218.55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419]/[.B418])" office:value-type="float" office:value="1.14454308432072">
            <text:p>1.14</text:p>
          </table:table-cell>
          <table:table-cell table:style-name="ce8" table:formula="of:=([.C419]/[.C418])" office:value-type="float" office:value="1.46935589721798">
            <text:p>1.47</text:p>
          </table:table-cell>
          <table:table-cell table:style-name="ce8" table:formula="of:=([.D419]/[.D418])" office:value-type="float" office:value="2.25583371527573">
            <text:p>2.26</text:p>
          </table:table-cell>
          <table:table-cell table:style-name="ce8" table:formula="of:=([.E419]/[.E418])" office:value-type="float" office:value="2.43239501414276">
            <text:p>2.43</text:p>
          </table:table-cell>
          <table:table-cell table:style-name="ce8" table:formula="of:=([.F419]/[.F418])" office:value-type="float" office:value="2.58651285125658">
            <text:p>2.59</text:p>
          </table:table-cell>
          <table:table-cell table:style-name="ce8" table:formula="of:=([.G419]/[.G418])" office:value-type="float" office:value="2.73526884781695">
            <text:p>2.74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E562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.691103">
            <text:p>3.691103</text:p>
          </table:table-cell>
          <table:table-cell office:value-type="float" office:value="0.915095">
            <text:p>0.9150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.08783">
            <text:p>12.08783</text:p>
          </table:table-cell>
          <table:table-cell office:value-type="float" office:value="1.060711">
            <text:p>1.0607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.101398">
            <text:p>16.101398</text:p>
          </table:table-cell>
          <table:table-cell office:value-type="float" office:value="1.100707">
            <text:p>1.10070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.778208">
            <text:p>18.778208</text:p>
          </table:table-cell>
          <table:table-cell office:value-type="float" office:value="1.121792">
            <text:p>1.1217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.028845">
            <text:p>17.028845</text:p>
          </table:table-cell>
          <table:table-cell office:value-type="float" office:value="1.058174">
            <text:p>1.0581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.981513">
            <text:p>17.981513</text:p>
          </table:table-cell>
          <table:table-cell office:value-type="float" office:value="1.066691">
            <text:p>1.066691</text:p>
          </table:table-cell>
          <table:table-cell table:number-columns-repeated="12"/>
        </table:table-row>
        <table:table-row table:style-name="ro2">
          <table:table-cell table:style-name="ce7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3.691103">
            <text:p>3.69</text:p>
          </table:table-cell>
          <table:table-cell table:style-name="ce8" office:value-type="float" office:value="12.08783">
            <text:p>12.09</text:p>
          </table:table-cell>
          <table:table-cell table:style-name="ce8" office:value-type="float" office:value="16.101398">
            <text:p>16.10</text:p>
          </table:table-cell>
          <table:table-cell table:style-name="ce8" office:value-type="float" office:value="18.778208">
            <text:p>18.78</text:p>
          </table:table-cell>
          <table:table-cell table:style-name="ce8" office:value-type="float" office:value="17.028845">
            <text:p>17.03</text:p>
          </table:table-cell>
          <table:table-cell table:style-name="ce8" office:value-type="float" office:value="17.981513">
            <text:p>17.98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</text:p>
          </table:table-cell>
          <table:table-cell table:style-name="ce8" office:value-type="float" office:value="0.915095">
            <text:p>0.92</text:p>
          </table:table-cell>
          <table:table-cell table:style-name="ce8" office:value-type="float" office:value="1.060711">
            <text:p>1.06</text:p>
          </table:table-cell>
          <table:table-cell table:style-name="ce8" office:value-type="float" office:value="1.100707">
            <text:p>1.10</text:p>
          </table:table-cell>
          <table:table-cell table:style-name="ce8" office:value-type="float" office:value="1.121792">
            <text:p>1.12</text:p>
          </table:table-cell>
          <table:table-cell table:style-name="ce8" office:value-type="float" office:value="1.058174">
            <text:p>1.06</text:p>
          </table:table-cell>
          <table:table-cell table:style-name="ce8" office:value-type="float" office:value="1.066691">
            <text:p>1.07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</text:p>
          </table:table-cell>
          <table:table-cell table:style-name="ce8" table:formula="of:=([.B431]/[.B430])" office:value-type="float" office:value="0.247919117943877">
            <text:p>0.25</text:p>
          </table:table-cell>
          <table:table-cell table:style-name="ce8" table:formula="of:=([.C431]/[.C430])" office:value-type="float" office:value="0.0877503240862917">
            <text:p>0.09</text:p>
          </table:table-cell>
          <table:table-cell table:style-name="ce8" table:formula="of:=([.D431]/[.D430])" office:value-type="float" office:value="0.068360958470811">
            <text:p>0.07</text:p>
          </table:table-cell>
          <table:table-cell table:style-name="ce8" table:formula="of:=([.E431]/[.E430])" office:value-type="float" office:value="0.0597390336713706">
            <text:p>0.06</text:p>
          </table:table-cell>
          <table:table-cell table:style-name="ce8" table:formula="of:=([.F431]/[.F430])" office:value-type="float" office:value="0.062140092296336">
            <text:p>0.06</text:p>
          </table:table-cell>
          <table:table-cell table:style-name="ce8" table:formula="of:=([.G431]/[.G430])" office:value-type="float" office:value="0.0593215376258939">
            <text:p>0.06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1" table:number-columns-repeated="7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MAP-516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GTX2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.20181">
            <text:p>7.20181</text:p>
          </table:table-cell>
          <table:table-cell office:value-type="float" office:value="11.174722">
            <text:p>11.174722</text:p>
          </table:table-cell>
          <table:table-cell office:value-type="float" office:value="11.548094">
            <text:p>11.54809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.452924">
            <text:p>10.452924</text:p>
          </table:table-cell>
          <table:table-cell office:value-type="float" office:value="30.317416">
            <text:p>30.317416</text:p>
          </table:table-cell>
          <table:table-cell office:value-type="float" office:value="30.726623">
            <text:p>30.72662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.155577">
            <text:p>14.155577</text:p>
          </table:table-cell>
          <table:table-cell office:value-type="float" office:value="59.018422">
            <text:p>59.018422</text:p>
          </table:table-cell>
          <table:table-cell office:value-type="float" office:value="63.865685">
            <text:p>63.86568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.566762">
            <text:p>14.566762</text:p>
          </table:table-cell>
          <table:table-cell office:value-type="float" office:value="74.80458">
            <text:p>74.80458</text:p>
          </table:table-cell>
          <table:table-cell office:value-type="float" office:value="83.54613">
            <text:p>83.5461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.801192">
            <text:p>7.801192</text:p>
          </table:table-cell>
          <table:table-cell office:value-type="float" office:value="79.30421">
            <text:p>79.30421</text:p>
          </table:table-cell>
          <table:table-cell office:value-type="float" office:value="89.687328">
            <text:p>89.6873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973382">
            <text:p>3.973382</text:p>
          </table:table-cell>
          <table:table-cell office:value-type="float" office:value="73.99156">
            <text:p>73.99156</text:p>
          </table:table-cell>
          <table:table-cell office:value-type="float" office:value="86.458036">
            <text:p>86.458036</text:p>
          </table:table-cell>
          <table:table-cell table:number-columns-repeated="11"/>
        </table:table-row>
        <table:table-row table:style-name="ro2"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4" office:value-type="string">
            <text:p>GTX2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7.20181">
            <text:p>7.20</text:p>
          </table:table-cell>
          <table:table-cell table:style-name="ce8" office:value-type="float" office:value="10.452924">
            <text:p>10.45</text:p>
          </table:table-cell>
          <table:table-cell table:style-name="ce8" office:value-type="float" office:value="14.155577">
            <text:p>14.16</text:p>
          </table:table-cell>
          <table:table-cell table:style-name="ce8" office:value-type="float" office:value="14.566762">
            <text:p>14.57</text:p>
          </table:table-cell>
          <table:table-cell table:style-name="ce8" office:value-type="float" office:value="7.801192">
            <text:p>7.80</text:p>
          </table:table-cell>
          <table:table-cell table:style-name="ce8" office:value-type="float" office:value="3.973382">
            <text:p>3.97</text:p>
          </table:table-cell>
          <table:table-cell/>
          <table:table-cell table:style-name="ce5" office:value-type="string">
            <text:p>w/o</text:p>
          </table:table-cell>
          <table:table-cell table:style-name="ce8" office:value-type="float" office:value="7.20181">
            <text:p>7.20</text:p>
          </table:table-cell>
          <table:table-cell table:style-name="ce8" office:value-type="float" office:value="10.452924">
            <text:p>10.45</text:p>
          </table:table-cell>
          <table:table-cell table:style-name="ce8" office:value-type="float" office:value="14.155577">
            <text:p>14.16</text:p>
          </table:table-cell>
          <table:table-cell table:style-name="ce8" office:value-type="float" office:value="14.566762">
            <text:p>14.57</text:p>
          </table:table-cell>
          <table:table-cell table:style-name="ce8" office:value-type="float" office:value="7.801192">
            <text:p>7.80</text:p>
          </table:table-cell>
          <table:table-cell table:style-name="ce8" office:value-type="float" office:value="3.973382">
            <text:p>3.97</text:p>
          </table:table-cell>
        </table:table-row>
        <table:table-row table:style-name="ro2">
          <table:table-cell table:style-name="ce5" office:value-type="string">
            <text:p>w/i L</text:p>
          </table:table-cell>
          <table:table-cell table:style-name="ce8" office:value-type="float" office:value="11.174722">
            <text:p>11.17</text:p>
          </table:table-cell>
          <table:table-cell table:style-name="ce8" office:value-type="float" office:value="30.317416">
            <text:p>30.32</text:p>
          </table:table-cell>
          <table:table-cell table:style-name="ce8" office:value-type="float" office:value="59.018422">
            <text:p>59.02</text:p>
          </table:table-cell>
          <table:table-cell table:style-name="ce8" office:value-type="float" office:value="74.80458">
            <text:p>74.80</text:p>
          </table:table-cell>
          <table:table-cell table:style-name="ce8" office:value-type="float" office:value="79.30421">
            <text:p>79.30</text:p>
          </table:table-cell>
          <table:table-cell table:style-name="ce8" office:value-type="float" office:value="73.99156">
            <text:p>73.99</text:p>
          </table:table-cell>
          <table:table-cell/>
          <table:table-cell table:style-name="ce5" office:value-type="string">
            <text:p>w/i L</text:p>
          </table:table-cell>
          <table:table-cell table:style-name="ce8" office:value-type="float" office:value="11.174722">
            <text:p>11.17</text:p>
          </table:table-cell>
          <table:table-cell table:style-name="ce8" office:value-type="float" office:value="30.317416">
            <text:p>30.32</text:p>
          </table:table-cell>
          <table:table-cell table:style-name="ce8" office:value-type="float" office:value="59.018422">
            <text:p>59.02</text:p>
          </table:table-cell>
          <table:table-cell table:style-name="ce8" office:value-type="float" office:value="74.80458">
            <text:p>74.80</text:p>
          </table:table-cell>
          <table:table-cell table:style-name="ce8" office:value-type="float" office:value="79.30421">
            <text:p>79.30</text:p>
          </table:table-cell>
          <table:table-cell table:style-name="ce8" office:value-type="float" office:value="73.99156">
            <text:p>73.99</text:p>
          </table:table-cell>
        </table:table-row>
        <table:table-row table:style-name="ro2">
          <table:table-cell table:style-name="ce5" office:value-type="string">
            <text:p>w/i M</text:p>
          </table:table-cell>
          <table:table-cell table:style-name="ce8" office:value-type="float" office:value="11.548094">
            <text:p>11.55</text:p>
          </table:table-cell>
          <table:table-cell table:style-name="ce8" office:value-type="float" office:value="30.726623">
            <text:p>30.73</text:p>
          </table:table-cell>
          <table:table-cell table:style-name="ce8" office:value-type="float" office:value="63.865685">
            <text:p>63.87</text:p>
          </table:table-cell>
          <table:table-cell table:style-name="ce8" office:value-type="float" office:value="83.54613">
            <text:p>83.55</text:p>
          </table:table-cell>
          <table:table-cell table:style-name="ce8" office:value-type="float" office:value="89.687328">
            <text:p>89.69</text:p>
          </table:table-cell>
          <table:table-cell table:style-name="ce8" office:value-type="float" office:value="86.458036">
            <text:p>86.46</text:p>
          </table:table-cell>
          <table:table-cell/>
          <table:table-cell table:style-name="ce5" office:value-type="string">
            <text:p>w/i M</text:p>
          </table:table-cell>
          <table:table-cell table:style-name="ce8" office:value-type="float" office:value="11.548094">
            <text:p>11.55</text:p>
          </table:table-cell>
          <table:table-cell table:style-name="ce8" office:value-type="float" office:value="30.726623">
            <text:p>30.73</text:p>
          </table:table-cell>
          <table:table-cell table:style-name="ce8" office:value-type="float" office:value="63.865685">
            <text:p>63.87</text:p>
          </table:table-cell>
          <table:table-cell table:style-name="ce8" office:value-type="float" office:value="83.54613">
            <text:p>83.55</text:p>
          </table:table-cell>
          <table:table-cell table:style-name="ce8" office:value-type="float" office:value="89.687328">
            <text:p>89.69</text:p>
          </table:table-cell>
          <table:table-cell table:style-name="ce8" office:value-type="float" office:value="86.458036">
            <text:p>86.46</text:p>
          </table:table-cell>
        </table:table-row>
        <table:table-row table:style-name="ro2">
          <table:table-cell table:style-name="ce5" office:value-type="string">
            <text:p>sp1</text:p>
          </table:table-cell>
          <table:table-cell table:style-name="ce8" table:formula="of:=([.B447]/[.B446])" office:value-type="float" office:value="1.55165465348294">
            <text:p>1.55</text:p>
          </table:table-cell>
          <table:table-cell table:style-name="ce8" table:formula="of:=([.C447]/[.C446])" office:value-type="float" office:value="2.90037658362387">
            <text:p>2.90</text:p>
          </table:table-cell>
          <table:table-cell table:style-name="ce8" table:formula="of:=([.D447]/[.D446])" office:value-type="float" office:value="4.16926996335084">
            <text:p>4.17</text:p>
          </table:table-cell>
          <table:table-cell table:style-name="ce8" table:formula="of:=([.E447]/[.E446])" office:value-type="float" office:value="5.13529224957475">
            <text:p>5.14</text:p>
          </table:table-cell>
          <table:table-cell table:style-name="ce8" table:formula="of:=([.F447]/[.F446])" office:value-type="float" office:value="10.1656528899686">
            <text:p>10.17</text:p>
          </table:table-cell>
          <table:table-cell table:style-name="ce8" table:formula="of:=([.G447]/[.G446])" office:value-type="float" office:value="18.6218088268382">
            <text:p>18.62</text:p>
          </table:table-cell>
          <table:table-cell/>
          <table:table-cell table:style-name="ce5" office:value-type="string">
            <text:p>sp1</text:p>
          </table:table-cell>
          <table:table-cell table:style-name="ce8" table:formula="of:=([.J447]/[.J446])" office:value-type="float" office:value="1.55165465348294">
            <text:p>1.55</text:p>
          </table:table-cell>
          <table:table-cell table:style-name="ce8" table:formula="of:=([.K447]/[.K446])" office:value-type="float" office:value="2.90037658362387">
            <text:p>2.90</text:p>
          </table:table-cell>
          <table:table-cell table:style-name="ce8" table:formula="of:=([.L447]/[.L446])" office:value-type="float" office:value="4.16926996335084">
            <text:p>4.17</text:p>
          </table:table-cell>
          <table:table-cell table:style-name="ce8" table:formula="of:=([.M447]/[.M446])" office:value-type="float" office:value="5.13529224957475">
            <text:p>5.14</text:p>
          </table:table-cell>
          <table:table-cell table:style-name="ce8" table:formula="of:=([.N447]/[.N446])" office:value-type="float" office:value="10.1656528899686">
            <text:p>10.17</text:p>
          </table:table-cell>
          <table:table-cell table:style-name="ce8" table:formula="of:=([.O447]/[.O446])" office:value-type="float" office:value="18.6218088268382">
            <text:p>18.62</text:p>
          </table:table-cell>
        </table:table-row>
        <table:table-row table:style-name="ro2">
          <table:table-cell table:style-name="ce5" office:value-type="string">
            <text:p>sp2</text:p>
          </table:table-cell>
          <table:table-cell table:style-name="ce8" table:formula="of:=([.B448]/[.B446])" office:value-type="float" office:value="1.60349884265206">
            <text:p>1.60</text:p>
          </table:table-cell>
          <table:table-cell table:style-name="ce8" table:formula="of:=([.C448]/[.C446])" office:value-type="float" office:value="2.93952419437853">
            <text:p>2.94</text:p>
          </table:table-cell>
          <table:table-cell table:style-name="ce8" table:formula="of:=([.D448]/[.D446])" office:value-type="float" office:value="4.51169775700418">
            <text:p>4.51</text:p>
          </table:table-cell>
          <table:table-cell table:style-name="ce8" table:formula="of:=([.E448]/[.E446])" office:value-type="float" office:value="5.73539472945326">
            <text:p>5.74</text:p>
          </table:table-cell>
          <table:table-cell table:style-name="ce8" table:formula="of:=([.F448]/[.F446])" office:value-type="float" office:value="11.4966184654858">
            <text:p>11.50</text:p>
          </table:table-cell>
          <table:table-cell table:style-name="ce8" table:formula="of:=([.G448]/[.G446])" office:value-type="float" office:value="21.7593063037986">
            <text:p>21.76</text:p>
          </table:table-cell>
          <table:table-cell/>
          <table:table-cell table:style-name="ce5" office:value-type="string">
            <text:p>sp2</text:p>
          </table:table-cell>
          <table:table-cell table:style-name="ce8" table:formula="of:=([.J448]/[.J446])" office:value-type="float" office:value="1.60349884265206">
            <text:p>1.60</text:p>
          </table:table-cell>
          <table:table-cell table:style-name="ce8" table:formula="of:=([.K448]/[.K446])" office:value-type="float" office:value="2.93952419437853">
            <text:p>2.94</text:p>
          </table:table-cell>
          <table:table-cell table:style-name="ce8" table:formula="of:=([.L448]/[.L446])" office:value-type="float" office:value="4.51169775700418">
            <text:p>4.51</text:p>
          </table:table-cell>
          <table:table-cell table:style-name="ce8" table:formula="of:=([.M448]/[.M446])" office:value-type="float" office:value="5.73539472945326">
            <text:p>5.74</text:p>
          </table:table-cell>
          <table:table-cell table:style-name="ce8" table:formula="of:=([.N448]/[.N446])" office:value-type="float" office:value="11.4966184654858">
            <text:p>11.50</text:p>
          </table:table-cell>
          <table:table-cell table:style-name="ce8" table:formula="of:=([.O448]/[.O446])" office:value-type="float" office:value="21.7593063037986">
            <text:p>21.76</text:p>
          </table:table-cell>
        </table:table-row>
        <table:table-row table:style-name="ro2">
          <table:table-cell table:number-columns-repeated="8"/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6" office:value-type="string">
            <text:p>HD6970</text:p>
          </table:table-cell>
          <table:table-cell table:number-columns-repeated="7"/>
          <table:table-cell table:style-name="ce5" office:value-type="string">
            <text:p>w/o</text:p>
          </table:table-cell>
          <table:table-cell table:style-name="ce8" office:value-type="float" office:value="3.246745">
            <text:p>3.25</text:p>
          </table:table-cell>
          <table:table-cell table:style-name="ce8" office:value-type="float" office:value="10.039975">
            <text:p>10.04</text:p>
          </table:table-cell>
          <table:table-cell table:style-name="ce8" office:value-type="float" office:value="26.605757">
            <text:p>26.61</text:p>
          </table:table-cell>
          <table:table-cell table:style-name="ce8" office:value-type="float" office:value="57.668307">
            <text:p>57.67</text:p>
          </table:table-cell>
          <table:table-cell table:style-name="ce8" office:value-type="float" office:value="97.506015">
            <text:p>97.51</text:p>
          </table:table-cell>
          <table:table-cell table:style-name="ce8"/>
        </table:table-row>
        <table:table-row table:style-name="ro2">
          <table:table-cell/>
          <table:table-cell office:value-type="float" office:value="3.246745">
            <text:p>3.246745</text:p>
          </table:table-cell>
          <table:table-cell office:value-type="float" office:value="3.681737">
            <text:p>3.681737</text:p>
          </table:table-cell>
          <table:table-cell office:value-type="float" office:value="3.942748">
            <text:p>3.942748</text:p>
          </table:table-cell>
          <table:table-cell table:number-columns-repeated="4"/>
          <table:table-cell table:style-name="ce5" office:value-type="string">
            <text:p>w/i L</text:p>
          </table:table-cell>
          <table:table-cell table:style-name="ce8" office:value-type="float" office:value="3.681737">
            <text:p>3.68</text:p>
          </table:table-cell>
          <table:table-cell table:style-name="ce8" office:value-type="float" office:value="13.110401">
            <text:p>13.11</text:p>
          </table:table-cell>
          <table:table-cell table:style-name="ce8" office:value-type="float" office:value="39.751653">
            <text:p>39.75</text:p>
          </table:table-cell>
          <table:table-cell table:style-name="ce8" office:value-type="float" office:value="82.321779">
            <text:p>82.32</text:p>
          </table:table-cell>
          <table:table-cell table:style-name="ce8" office:value-type="float" office:value="123.995375">
            <text:p>124.00</text:p>
          </table:table-cell>
          <table:table-cell table:style-name="ce8"/>
        </table:table-row>
        <table:table-row table:style-name="ro2">
          <table:table-cell/>
          <table:table-cell office:value-type="float" office:value="10.039975">
            <text:p>10.039975</text:p>
          </table:table-cell>
          <table:table-cell office:value-type="float" office:value="13.110401">
            <text:p>13.110401</text:p>
          </table:table-cell>
          <table:table-cell office:value-type="float" office:value="13.724864">
            <text:p>13.724864</text:p>
          </table:table-cell>
          <table:table-cell table:number-columns-repeated="4"/>
          <table:table-cell table:style-name="ce5" office:value-type="string">
            <text:p>w/i M</text:p>
          </table:table-cell>
          <table:table-cell table:style-name="ce8" office:value-type="float" office:value="3.942748">
            <text:p>3.94</text:p>
          </table:table-cell>
          <table:table-cell table:style-name="ce8" office:value-type="float" office:value="13.724864">
            <text:p>13.72</text:p>
          </table:table-cell>
          <table:table-cell table:style-name="ce8" office:value-type="float" office:value="48.992022">
            <text:p>48.99</text:p>
          </table:table-cell>
          <table:table-cell table:style-name="ce8" office:value-type="float" office:value="85.403295">
            <text:p>85.40</text:p>
          </table:table-cell>
          <table:table-cell table:style-name="ce8" office:value-type="float" office:value="132.580753">
            <text:p>132.58</text:p>
          </table:table-cell>
          <table:table-cell table:style-name="ce8"/>
        </table:table-row>
        <table:table-row table:style-name="ro2">
          <table:table-cell/>
          <table:table-cell office:value-type="float" office:value="26.605757">
            <text:p>26.605757</text:p>
          </table:table-cell>
          <table:table-cell office:value-type="float" office:value="39.751653">
            <text:p>39.751653</text:p>
          </table:table-cell>
          <table:table-cell office:value-type="float" office:value="48.992022">
            <text:p>48.992022</text:p>
          </table:table-cell>
          <table:table-cell table:number-columns-repeated="4"/>
          <table:table-cell table:style-name="ce5" office:value-type="string">
            <text:p>sp1</text:p>
          </table:table-cell>
          <table:table-cell table:style-name="ce8" table:formula="of:=([.J453]/[.J452])" office:value-type="float" office:value="1.13397787630381">
            <text:p>1.13</text:p>
          </table:table-cell>
          <table:table-cell table:style-name="ce8" table:formula="of:=([.K453]/[.K452])" office:value-type="float" office:value="1.30582008421336">
            <text:p>1.31</text:p>
          </table:table-cell>
          <table:table-cell table:style-name="ce8" table:formula="of:=([.L453]/[.L452])" office:value-type="float" office:value="1.49409967925363">
            <text:p>1.49</text:p>
          </table:table-cell>
          <table:table-cell table:style-name="ce8" table:formula="of:=([.M453]/[.M452])" office:value-type="float" office:value="1.42750469508321">
            <text:p>1.43</text:p>
          </table:table-cell>
          <table:table-cell table:style-name="ce8" table:formula="of:=([.N453]/[.N452])" office:value-type="float" office:value="1.27166898370321">
            <text:p>1.27</text:p>
          </table:table-cell>
          <table:table-cell table:style-name="ce8"/>
        </table:table-row>
        <table:table-row table:style-name="ro2">
          <table:table-cell/>
          <table:table-cell office:value-type="float" office:value="57.668307">
            <text:p>57.668307</text:p>
          </table:table-cell>
          <table:table-cell office:value-type="float" office:value="82.321779">
            <text:p>82.321779</text:p>
          </table:table-cell>
          <table:table-cell office:value-type="float" office:value="85.403295">
            <text:p>85.403295</text:p>
          </table:table-cell>
          <table:table-cell table:number-columns-repeated="4"/>
          <table:table-cell table:style-name="ce5" office:value-type="string">
            <text:p>sp2</text:p>
          </table:table-cell>
          <table:table-cell table:style-name="ce8" table:formula="of:=([.J454]/[.J452])" office:value-type="float" office:value="1.21436946849845">
            <text:p>1.21</text:p>
          </table:table-cell>
          <table:table-cell table:style-name="ce8" table:formula="of:=([.K454]/[.K452])" office:value-type="float" office:value="1.3670217306318">
            <text:p>1.37</text:p>
          </table:table-cell>
          <table:table-cell table:style-name="ce8" table:formula="of:=([.L454]/[.L452])" office:value-type="float" office:value="1.84140680530157">
            <text:p>1.84</text:p>
          </table:table-cell>
          <table:table-cell table:style-name="ce8" table:formula="of:=([.M454]/[.M452])" office:value-type="float" office:value="1.48093986875668">
            <text:p>1.48</text:p>
          </table:table-cell>
          <table:table-cell table:style-name="ce8" table:formula="of:=([.N454]/[.N452])" office:value-type="float" office:value="1.35971871068672">
            <text:p>1.36</text:p>
          </table:table-cell>
          <table:table-cell table:style-name="ce8"/>
        </table:table-row>
        <table:table-row table:style-name="ro2">
          <table:table-cell/>
          <table:table-cell office:value-type="float" office:value="97.506015">
            <text:p>97.506015</text:p>
          </table:table-cell>
          <table:table-cell office:value-type="float" office:value="123.995375">
            <text:p>123.995375</text:p>
          </table:table-cell>
          <table:table-cell office:value-type="float" office:value="132.580753">
            <text:p>132.580753</text:p>
          </table:table-cell>
          <table:table-cell table:number-columns-repeated="4"/>
          <table:table-cell table:style-name="ce4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number-columns-repeated="8"/>
          <table:table-cell table:style-name="ce5" office:value-type="string">
            <text:p>w/o</text:p>
          </table:table-cell>
          <table:table-cell table:style-name="ce8" office:value-type="float" office:value="14.838886">
            <text:p>14.84</text:p>
          </table:table-cell>
          <table:table-cell table:style-name="ce8" office:value-type="float" office:value="41.058256">
            <text:p>41.06</text:p>
          </table:table-cell>
          <table:table-cell table:style-name="ce8" office:value-type="float" office:value="56.47681">
            <text:p>56.48</text:p>
          </table:table-cell>
          <table:table-cell table:style-name="ce8" office:value-type="float" office:value="87.627804">
            <text:p>87.63</text:p>
          </table:table-cell>
          <table:table-cell table:style-name="ce8" office:value-type="float" office:value="92.870433">
            <text:p>92.87</text:p>
          </table:table-cell>
          <table:table-cell table:style-name="ce8" office:value-type="float" office:value="88.581854">
            <text:p>88.58</text:p>
          </table:table-cell>
        </table:table-row>
        <table:table-row table:style-name="ro2">
          <table:table-cell table:style-name="ce4" office:value-type="string">
            <text:p>HD697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/>
          <table:table-cell table:style-name="ce5" office:value-type="string">
            <text:p>w/i L</text:p>
          </table:table-cell>
          <table:table-cell table:style-name="ce8" office:value-type="float" office:value="18.273346">
            <text:p>18.27</text:p>
          </table:table-cell>
          <table:table-cell table:style-name="ce8" office:value-type="float" office:value="61.556">
            <text:p>61.56</text:p>
          </table:table-cell>
          <table:table-cell table:style-name="ce8" office:value-type="float" office:value="143.93322">
            <text:p>143.93</text:p>
          </table:table-cell>
          <table:table-cell table:style-name="ce8" office:value-type="float" office:value="220.057246">
            <text:p>220.06</text:p>
          </table:table-cell>
          <table:table-cell table:style-name="ce8" office:value-type="float" office:value="249.412854">
            <text:p>249.41</text:p>
          </table:table-cell>
          <table:table-cell table:style-name="ce8" office:value-type="float" office:value="254.952124">
            <text:p>254.95</text:p>
          </table:table-cell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3.246745">
            <text:p>3.25</text:p>
          </table:table-cell>
          <table:table-cell table:style-name="ce8" office:value-type="float" office:value="10.039975">
            <text:p>10.04</text:p>
          </table:table-cell>
          <table:table-cell table:style-name="ce8" office:value-type="float" office:value="26.605757">
            <text:p>26.61</text:p>
          </table:table-cell>
          <table:table-cell table:style-name="ce8" office:value-type="float" office:value="57.668307">
            <text:p>57.67</text:p>
          </table:table-cell>
          <table:table-cell table:style-name="ce8" office:value-type="float" office:value="97.506015">
            <text:p>97.51</text:p>
          </table:table-cell>
          <table:table-cell table:style-name="ce8"/>
          <table:table-cell/>
          <table:table-cell table:style-name="ce5" office:value-type="string">
            <text:p>w/i M</text:p>
          </table:table-cell>
          <table:table-cell table:style-name="ce8" office:value-type="float" office:value="18.265057">
            <text:p>18.27</text:p>
          </table:table-cell>
          <table:table-cell table:style-name="ce8" office:value-type="float" office:value="62.390577">
            <text:p>62.39</text:p>
          </table:table-cell>
          <table:table-cell table:style-name="ce8" office:value-type="float" office:value="149.511509">
            <text:p>149.51</text:p>
          </table:table-cell>
          <table:table-cell table:style-name="ce8" office:value-type="float" office:value="235.965605">
            <text:p>235.97</text:p>
          </table:table-cell>
          <table:table-cell table:style-name="ce8" office:value-type="float" office:value="274.130445">
            <text:p>274.13</text:p>
          </table:table-cell>
          <table:table-cell table:style-name="ce8" office:value-type="float" office:value="281.567481">
            <text:p>281.57</text:p>
          </table:table-cell>
        </table:table-row>
        <table:table-row table:style-name="ro2">
          <table:table-cell table:style-name="ce5" office:value-type="string">
            <text:p>w/i L</text:p>
          </table:table-cell>
          <table:table-cell table:style-name="ce8" office:value-type="float" office:value="3.681737">
            <text:p>3.68</text:p>
          </table:table-cell>
          <table:table-cell table:style-name="ce8" office:value-type="float" office:value="13.110401">
            <text:p>13.11</text:p>
          </table:table-cell>
          <table:table-cell table:style-name="ce8" office:value-type="float" office:value="39.751653">
            <text:p>39.75</text:p>
          </table:table-cell>
          <table:table-cell table:style-name="ce8" office:value-type="float" office:value="82.321779">
            <text:p>82.32</text:p>
          </table:table-cell>
          <table:table-cell table:style-name="ce8" office:value-type="float" office:value="123.995375">
            <text:p>124.00</text:p>
          </table:table-cell>
          <table:table-cell table:style-name="ce8"/>
          <table:table-cell/>
          <table:table-cell table:style-name="ce5" office:value-type="string">
            <text:p>sp1</text:p>
          </table:table-cell>
          <table:table-cell table:style-name="ce8" table:formula="of:=([.J459]/[.J458])" office:value-type="float" office:value="1.23144998890078">
            <text:p>1.23</text:p>
          </table:table-cell>
          <table:table-cell table:style-name="ce8" table:formula="of:=([.K459]/[.K458])" office:value-type="float" office:value="1.49923562267233">
            <text:p>1.50</text:p>
          </table:table-cell>
          <table:table-cell table:style-name="ce8" table:formula="of:=([.L459]/[.L458])" office:value-type="float" office:value="2.54853664716545">
            <text:p>2.55</text:p>
          </table:table-cell>
          <table:table-cell table:style-name="ce8" table:formula="of:=([.M459]/[.M458])" office:value-type="float" office:value="2.51127194742892">
            <text:p>2.51</text:p>
          </table:table-cell>
          <table:table-cell table:style-name="ce8" table:formula="of:=([.N459]/[.N458])" office:value-type="float" office:value="2.68560020604189">
            <text:p>2.69</text:p>
          </table:table-cell>
          <table:table-cell table:style-name="ce8" table:formula="of:=([.O459]/[.O458])" office:value-type="float" office:value="2.87815294541024">
            <text:p>2.88</text:p>
          </table:table-cell>
        </table:table-row>
        <table:table-row table:style-name="ro2">
          <table:table-cell table:style-name="ce5" office:value-type="string">
            <text:p>w/i M</text:p>
          </table:table-cell>
          <table:table-cell table:style-name="ce8" office:value-type="float" office:value="3.942748">
            <text:p>3.94</text:p>
          </table:table-cell>
          <table:table-cell table:style-name="ce8" office:value-type="float" office:value="13.724864">
            <text:p>13.72</text:p>
          </table:table-cell>
          <table:table-cell table:style-name="ce8" office:value-type="float" office:value="48.992022">
            <text:p>48.99</text:p>
          </table:table-cell>
          <table:table-cell table:style-name="ce8" office:value-type="float" office:value="85.403295">
            <text:p>85.40</text:p>
          </table:table-cell>
          <table:table-cell table:style-name="ce8" office:value-type="float" office:value="132.580753">
            <text:p>132.58</text:p>
          </table:table-cell>
          <table:table-cell table:style-name="ce8"/>
          <table:table-cell/>
          <table:table-cell table:style-name="ce5" office:value-type="string">
            <text:p>sp2</text:p>
          </table:table-cell>
          <table:table-cell table:style-name="ce8" table:formula="of:=([.J460]/[.J458])" office:value-type="float" office:value="1.23089138901667">
            <text:p>1.23</text:p>
          </table:table-cell>
          <table:table-cell table:style-name="ce8" table:formula="of:=([.K460]/[.K458])" office:value-type="float" office:value="1.51956227755996">
            <text:p>1.52</text:p>
          </table:table-cell>
          <table:table-cell table:style-name="ce8" table:formula="of:=([.L460]/[.L458])" office:value-type="float" office:value="2.6473079658713">
            <text:p>2.65</text:p>
          </table:table-cell>
          <table:table-cell table:style-name="ce8" table:formula="of:=([.M460]/[.M458])" office:value-type="float" office:value="2.69281659734392">
            <text:p>2.69</text:p>
          </table:table-cell>
          <table:table-cell table:style-name="ce8" table:formula="of:=([.N460]/[.N458])" office:value-type="float" office:value="2.95175155477094">
            <text:p>2.95</text:p>
          </table:table-cell>
          <table:table-cell table:style-name="ce8" table:formula="of:=([.O460]/[.O458])" office:value-type="float" office:value="3.1786135453882">
            <text:p>3.18</text:p>
          </table:table-cell>
        </table:table-row>
        <table:table-row table:style-name="ro2">
          <table:table-cell table:style-name="ce5" office:value-type="string">
            <text:p>sp1</text:p>
          </table:table-cell>
          <table:table-cell table:style-name="ce8" table:formula="of:=([.B461]/[.B460])" office:value-type="float" office:value="1.13397787630381">
            <text:p>1.13</text:p>
          </table:table-cell>
          <table:table-cell table:style-name="ce8" table:formula="of:=([.C461]/[.C460])" office:value-type="float" office:value="1.30582008421336">
            <text:p>1.31</text:p>
          </table:table-cell>
          <table:table-cell table:style-name="ce8" table:formula="of:=([.D461]/[.D460])" office:value-type="float" office:value="1.49409967925363">
            <text:p>1.49</text:p>
          </table:table-cell>
          <table:table-cell table:style-name="ce8" table:formula="of:=([.E461]/[.E460])" office:value-type="float" office:value="1.42750469508321">
            <text:p>1.43</text:p>
          </table:table-cell>
          <table:table-cell table:style-name="ce8" table:formula="of:=([.F461]/[.F460])" office:value-type="float" office:value="1.27166898370321">
            <text:p>1.27</text:p>
          </table:table-cell>
          <table:table-cell table:style-name="ce8"/>
          <table:table-cell/>
          <table:table-cell table:style-name="ce4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</table:table-row>
        <table:table-row table:style-name="ro2">
          <table:table-cell table:style-name="ce5" office:value-type="string">
            <text:p>sp2</text:p>
          </table:table-cell>
          <table:table-cell table:style-name="ce8" table:formula="of:=([.B462]/[.B460])" office:value-type="float" office:value="1.21436946849845">
            <text:p>1.21</text:p>
          </table:table-cell>
          <table:table-cell table:style-name="ce8" table:formula="of:=([.C462]/[.C460])" office:value-type="float" office:value="1.3670217306318">
            <text:p>1.37</text:p>
          </table:table-cell>
          <table:table-cell table:style-name="ce8" table:formula="of:=([.D462]/[.D460])" office:value-type="float" office:value="1.84140680530157">
            <text:p>1.84</text:p>
          </table:table-cell>
          <table:table-cell table:style-name="ce8" table:formula="of:=([.E462]/[.E460])" office:value-type="float" office:value="1.48093986875668">
            <text:p>1.48</text:p>
          </table:table-cell>
          <table:table-cell table:style-name="ce8" table:formula="of:=([.F462]/[.F460])" office:value-type="float" office:value="1.35971871068672">
            <text:p>1.36</text:p>
          </table:table-cell>
          <table:table-cell table:style-name="ce8"/>
          <table:table-cell/>
          <table:table-cell table:style-name="ce5" office:value-type="string">
            <text:p>w/o</text:p>
          </table:table-cell>
          <table:table-cell table:style-name="ce8" office:value-type="float" office:value="5.214364">
            <text:p>5.21</text:p>
          </table:table-cell>
          <table:table-cell table:style-name="ce8" office:value-type="float" office:value="10.947798">
            <text:p>10.95</text:p>
          </table:table-cell>
          <table:table-cell table:style-name="ce8" office:value-type="float" office:value="15.775145">
            <text:p>15.78</text:p>
          </table:table-cell>
          <table:table-cell table:style-name="ce8" office:value-type="float" office:value="18.60498">
            <text:p>18.60</text:p>
          </table:table-cell>
          <table:table-cell table:style-name="ce8" office:value-type="float" office:value="18.514694">
            <text:p>18.51</text:p>
          </table:table-cell>
          <table:table-cell table:style-name="ce8" office:value-type="float" office:value="17.911938">
            <text:p>17.91</text:p>
          </table:table-cell>
        </table:table-row>
        <table:table-row table:style-name="ro2">
          <table:table-cell table:number-columns-repeated="8"/>
          <table:table-cell table:style-name="ce5" office:value-type="string">
            <text:p>w/i L</text:p>
          </table:table-cell>
          <table:table-cell table:style-name="ce8" office:value-type="float" office:value="0.980318">
            <text:p>0.98</text:p>
          </table:table-cell>
          <table:table-cell table:style-name="ce8" office:value-type="float" office:value="1.101622">
            <text:p>1.10</text:p>
          </table:table-cell>
          <table:table-cell table:style-name="ce8" office:value-type="float" office:value="1.203952">
            <text:p>1.20</text:p>
          </table:table-cell>
          <table:table-cell table:style-name="ce8" office:value-type="float" office:value="1.220733">
            <text:p>1.22</text:p>
          </table:table-cell>
          <table:table-cell table:style-name="ce8" office:value-type="float" office:value="1.247093">
            <text:p>1.25</text:p>
          </table:table-cell>
          <table:table-cell table:style-name="ce8" office:value-type="float" office:value="1.198814">
            <text:p>1.20</text:p>
          </table:table-cell>
        </table:table-row>
        <table:table-row table:style-name="ro2">
          <table:table-cell table:style-name="ce3" office:value-type="string">
            <text:p>GTX580</text:p>
          </table:table-cell>
          <table:table-cell table:number-columns-repeated="7"/>
          <table:table-cell table:style-name="ce5" office:value-type="string">
            <text:p>w/i M</text:p>
          </table:table-cell>
          <table:table-cell table:style-name="ce8" office:value-type="float" office:value="0.978222">
            <text:p>0.98</text:p>
          </table:table-cell>
          <table:table-cell table:style-name="ce8" office:value-type="float" office:value="1.109041">
            <text:p>1.11</text:p>
          </table:table-cell>
          <table:table-cell table:style-name="ce8" office:value-type="float" office:value="1.210081">
            <text:p>1.21</text:p>
          </table:table-cell>
          <table:table-cell table:style-name="ce8" office:value-type="float" office:value="1.227348">
            <text:p>1.23</text:p>
          </table:table-cell>
          <table:table-cell table:style-name="ce8" office:value-type="float" office:value="1.251343">
            <text:p>1.25</text:p>
          </table:table-cell>
          <table:table-cell table:style-name="ce8" office:value-type="float" office:value="1.205342">
            <text:p>1.21</text:p>
          </table:table-cell>
        </table:table-row>
        <table:table-row table:style-name="ro2">
          <table:table-cell/>
          <table:table-cell office:value-type="float" office:value="14.838886">
            <text:p>14.838886</text:p>
          </table:table-cell>
          <table:table-cell office:value-type="float" office:value="18.273346">
            <text:p>18.273346</text:p>
          </table:table-cell>
          <table:table-cell office:value-type="float" office:value="18.265057">
            <text:p>18.265057</text:p>
          </table:table-cell>
          <table:table-cell table:number-columns-repeated="4"/>
          <table:table-cell table:style-name="ce5" office:value-type="string">
            <text:p>sp1</text:p>
          </table:table-cell>
          <table:table-cell table:style-name="ce8" table:formula="of:=([.J465]/[.J464])" office:value-type="float" office:value="0.188003369154896">
            <text:p>0.19</text:p>
          </table:table-cell>
          <table:table-cell table:style-name="ce8" table:formula="of:=([.K465]/[.K464])" office:value-type="float" office:value="0.100624984129229">
            <text:p>0.10</text:p>
          </table:table-cell>
          <table:table-cell table:style-name="ce8" table:formula="of:=([.L465]/[.L464])" office:value-type="float" office:value="0.0763195520548306">
            <text:p>0.08</text:p>
          </table:table-cell>
          <table:table-cell table:style-name="ce8" table:formula="of:=([.M465]/[.M464])" office:value-type="float" office:value="0.065613239036">
            <text:p>0.07</text:p>
          </table:table-cell>
          <table:table-cell table:style-name="ce8" table:formula="of:=([.N465]/[.N464])" office:value-type="float" office:value="0.0673569328231944">
            <text:p>0.07</text:p>
          </table:table-cell>
          <table:table-cell table:style-name="ce8" table:formula="of:=([.O465]/[.O464])" office:value-type="float" office:value="0.0669282129047119">
            <text:p>0.07</text:p>
          </table:table-cell>
        </table:table-row>
        <table:table-row table:style-name="ro2">
          <table:table-cell/>
          <table:table-cell office:value-type="float" office:value="41.058256">
            <text:p>41.058256</text:p>
          </table:table-cell>
          <table:table-cell office:value-type="float" office:value="61.556">
            <text:p>61.556</text:p>
          </table:table-cell>
          <table:table-cell office:value-type="float" office:value="62.390577">
            <text:p>62.390577</text:p>
          </table:table-cell>
          <table:table-cell table:number-columns-repeated="4"/>
          <table:table-cell table:style-name="ce5" office:value-type="string">
            <text:p>sp2</text:p>
          </table:table-cell>
          <table:table-cell table:style-name="ce8" table:formula="of:=([.J466]/[.J464])" office:value-type="float" office:value="0.187601402587161">
            <text:p>0.19</text:p>
          </table:table-cell>
          <table:table-cell table:style-name="ce8" table:formula="of:=([.K466]/[.K464])" office:value-type="float" office:value="0.101302654652561">
            <text:p>0.10</text:p>
          </table:table-cell>
          <table:table-cell table:style-name="ce8" table:formula="of:=([.L466]/[.L464])" office:value-type="float" office:value="0.0767080746325945">
            <text:p>0.08</text:p>
          </table:table-cell>
          <table:table-cell table:style-name="ce8" table:formula="of:=([.M466]/[.M464])" office:value-type="float" office:value="0.0659687890016544">
            <text:p>0.07</text:p>
          </table:table-cell>
          <table:table-cell table:style-name="ce8" table:formula="of:=([.N466]/[.N464])" office:value-type="float" office:value="0.0675864802302431">
            <text:p>0.07</text:p>
          </table:table-cell>
          <table:table-cell table:style-name="ce8" table:formula="of:=([.O466]/[.O464])" office:value-type="float" office:value="0.0672926625806766">
            <text:p>0.07</text:p>
          </table:table-cell>
        </table:table-row>
        <table:table-row table:style-name="ro1">
          <table:table-cell/>
          <table:table-cell office:value-type="float" office:value="56.47681">
            <text:p>56.47681</text:p>
          </table:table-cell>
          <table:table-cell office:value-type="float" office:value="143.93322">
            <text:p>143.93322</text:p>
          </table:table-cell>
          <table:table-cell office:value-type="float" office:value="149.511509">
            <text:p>149.51150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7.627804">
            <text:p>87.627804</text:p>
          </table:table-cell>
          <table:table-cell office:value-type="float" office:value="220.057246">
            <text:p>220.057246</text:p>
          </table:table-cell>
          <table:table-cell office:value-type="float" office:value="235.965605">
            <text:p>235.96560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2.870433">
            <text:p>92.870433</text:p>
          </table:table-cell>
          <table:table-cell office:value-type="float" office:value="249.412854">
            <text:p>249.412854</text:p>
          </table:table-cell>
          <table:table-cell office:value-type="float" office:value="274.130445">
            <text:p>274.13044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8.581854">
            <text:p>88.581854</text:p>
          </table:table-cell>
          <table:table-cell office:value-type="float" office:value="254.952124">
            <text:p>254.952124</text:p>
          </table:table-cell>
          <table:table-cell office:value-type="float" office:value="281.567481">
            <text:p>281.567481</text:p>
          </table:table-cell>
          <table:table-cell table:number-columns-repeated="11"/>
        </table:table-row>
        <table:table-row table:style-name="ro2">
          <table:table-cell table:style-name="ce4" office:value-type="string">
            <text:p>GTX58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14.838886">
            <text:p>14.84</text:p>
          </table:table-cell>
          <table:table-cell table:style-name="ce8" office:value-type="float" office:value="41.058256">
            <text:p>41.06</text:p>
          </table:table-cell>
          <table:table-cell table:style-name="ce8" office:value-type="float" office:value="56.47681">
            <text:p>56.48</text:p>
          </table:table-cell>
          <table:table-cell table:style-name="ce8" office:value-type="float" office:value="87.627804">
            <text:p>87.63</text:p>
          </table:table-cell>
          <table:table-cell table:style-name="ce8" office:value-type="float" office:value="92.870433">
            <text:p>92.87</text:p>
          </table:table-cell>
          <table:table-cell table:style-name="ce8" office:value-type="float" office:value="88.581854">
            <text:p>88.58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 L</text:p>
          </table:table-cell>
          <table:table-cell table:style-name="ce8" office:value-type="float" office:value="18.273346">
            <text:p>18.27</text:p>
          </table:table-cell>
          <table:table-cell table:style-name="ce8" office:value-type="float" office:value="61.556">
            <text:p>61.56</text:p>
          </table:table-cell>
          <table:table-cell table:style-name="ce8" office:value-type="float" office:value="143.93322">
            <text:p>143.93</text:p>
          </table:table-cell>
          <table:table-cell table:style-name="ce8" office:value-type="float" office:value="220.057246">
            <text:p>220.06</text:p>
          </table:table-cell>
          <table:table-cell table:style-name="ce8" office:value-type="float" office:value="249.412854">
            <text:p>249.41</text:p>
          </table:table-cell>
          <table:table-cell table:style-name="ce8" office:value-type="float" office:value="254.952124">
            <text:p>254.95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 M</text:p>
          </table:table-cell>
          <table:table-cell table:style-name="ce8" office:value-type="float" office:value="18.265057">
            <text:p>18.27</text:p>
          </table:table-cell>
          <table:table-cell table:style-name="ce8" office:value-type="float" office:value="62.390577">
            <text:p>62.39</text:p>
          </table:table-cell>
          <table:table-cell table:style-name="ce8" office:value-type="float" office:value="149.511509">
            <text:p>149.51</text:p>
          </table:table-cell>
          <table:table-cell table:style-name="ce8" office:value-type="float" office:value="235.965605">
            <text:p>235.97</text:p>
          </table:table-cell>
          <table:table-cell table:style-name="ce8" office:value-type="float" office:value="274.130445">
            <text:p>274.13</text:p>
          </table:table-cell>
          <table:table-cell table:style-name="ce8" office:value-type="float" office:value="281.567481">
            <text:p>281.57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1</text:p>
          </table:table-cell>
          <table:table-cell table:style-name="ce8" table:formula="of:=([.B475]/[.B474])" office:value-type="float" office:value="1.23144998890078">
            <text:p>1.23</text:p>
          </table:table-cell>
          <table:table-cell table:style-name="ce8" table:formula="of:=([.C475]/[.C474])" office:value-type="float" office:value="1.49923562267233">
            <text:p>1.50</text:p>
          </table:table-cell>
          <table:table-cell table:style-name="ce8" table:formula="of:=([.D475]/[.D474])" office:value-type="float" office:value="2.54853664716545">
            <text:p>2.55</text:p>
          </table:table-cell>
          <table:table-cell table:style-name="ce8" table:formula="of:=([.E475]/[.E474])" office:value-type="float" office:value="2.51127194742892">
            <text:p>2.51</text:p>
          </table:table-cell>
          <table:table-cell table:style-name="ce8" table:formula="of:=([.F475]/[.F474])" office:value-type="float" office:value="2.68560020604189">
            <text:p>2.69</text:p>
          </table:table-cell>
          <table:table-cell table:style-name="ce8" table:formula="of:=([.G475]/[.G474])" office:value-type="float" office:value="2.87815294541024">
            <text:p>2.88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2</text:p>
          </table:table-cell>
          <table:table-cell table:style-name="ce8" table:formula="of:=([.B476]/[.B474])" office:value-type="float" office:value="1.23089138901667">
            <text:p>1.23</text:p>
          </table:table-cell>
          <table:table-cell table:style-name="ce8" table:formula="of:=([.C476]/[.C474])" office:value-type="float" office:value="1.51956227755996">
            <text:p>1.52</text:p>
          </table:table-cell>
          <table:table-cell table:style-name="ce8" table:formula="of:=([.D476]/[.D474])" office:value-type="float" office:value="2.6473079658713">
            <text:p>2.65</text:p>
          </table:table-cell>
          <table:table-cell table:style-name="ce8" table:formula="of:=([.E476]/[.E474])" office:value-type="float" office:value="2.69281659734392">
            <text:p>2.69</text:p>
          </table:table-cell>
          <table:table-cell table:style-name="ce8" table:formula="of:=([.F476]/[.F474])" office:value-type="float" office:value="2.95175155477094">
            <text:p>2.95</text:p>
          </table:table-cell>
          <table:table-cell table:style-name="ce8" table:formula="of:=([.G476]/[.G474])" office:value-type="float" office:value="3.1786135453882">
            <text:p>3.18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E562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.214364">
            <text:p>5.214364</text:p>
          </table:table-cell>
          <table:table-cell office:value-type="float" office:value="0.980318">
            <text:p>0.980318</text:p>
          </table:table-cell>
          <table:table-cell office:value-type="float" office:value="0.978222">
            <text:p>0.97822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.947798">
            <text:p>10.947798</text:p>
          </table:table-cell>
          <table:table-cell office:value-type="float" office:value="1.101622">
            <text:p>1.101622</text:p>
          </table:table-cell>
          <table:table-cell office:value-type="float" office:value="1.109041">
            <text:p>1.10904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.775145">
            <text:p>15.775145</text:p>
          </table:table-cell>
          <table:table-cell office:value-type="float" office:value="1.203952">
            <text:p>1.203952</text:p>
          </table:table-cell>
          <table:table-cell office:value-type="float" office:value="1.210081">
            <text:p>1.21008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.60498">
            <text:p>18.60498</text:p>
          </table:table-cell>
          <table:table-cell office:value-type="float" office:value="1.220733">
            <text:p>1.220733</text:p>
          </table:table-cell>
          <table:table-cell office:value-type="float" office:value="1.227348">
            <text:p>1.2273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.514694">
            <text:p>18.514694</text:p>
          </table:table-cell>
          <table:table-cell office:value-type="float" office:value="1.247093">
            <text:p>1.247093</text:p>
          </table:table-cell>
          <table:table-cell office:value-type="float" office:value="1.251343">
            <text:p>1.25134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.911938">
            <text:p>17.911938</text:p>
          </table:table-cell>
          <table:table-cell office:value-type="float" office:value="1.198814">
            <text:p>1.198814</text:p>
          </table:table-cell>
          <table:table-cell office:value-type="float" office:value="1.205342">
            <text:p>1.205342</text:p>
          </table:table-cell>
          <table:table-cell table:number-columns-repeated="11"/>
        </table:table-row>
        <table:table-row table:style-name="ro2">
          <table:table-cell table:style-name="ce4" office:value-type="string">
            <text:p>E5620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256x256</text:p>
          </table:table-cell>
          <table:table-cell table:style-name="ce5" office:value-type="string">
            <text:p>512x512</text:p>
          </table:table-cell>
          <table:table-cell table:style-name="ce5" office:value-type="string">
            <text:p>1024x1024</text:p>
          </table:table-cell>
          <table:table-cell table:style-name="ce5" office:value-type="string">
            <text:p>2048x2048</text:p>
          </table:table-cell>
          <table:table-cell table:style-name="ce5" office:value-type="string">
            <text:p>4096x4096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o</text:p>
          </table:table-cell>
          <table:table-cell table:style-name="ce8" office:value-type="float" office:value="5.214364">
            <text:p>5.21</text:p>
          </table:table-cell>
          <table:table-cell table:style-name="ce8" office:value-type="float" office:value="10.947798">
            <text:p>10.95</text:p>
          </table:table-cell>
          <table:table-cell table:style-name="ce8" office:value-type="float" office:value="15.775145">
            <text:p>15.78</text:p>
          </table:table-cell>
          <table:table-cell table:style-name="ce8" office:value-type="float" office:value="18.60498">
            <text:p>18.60</text:p>
          </table:table-cell>
          <table:table-cell table:style-name="ce8" office:value-type="float" office:value="18.514694">
            <text:p>18.51</text:p>
          </table:table-cell>
          <table:table-cell table:style-name="ce8" office:value-type="float" office:value="17.911938">
            <text:p>17.91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 L</text:p>
          </table:table-cell>
          <table:table-cell table:style-name="ce8" office:value-type="float" office:value="0.980318">
            <text:p>0.98</text:p>
          </table:table-cell>
          <table:table-cell table:style-name="ce8" office:value-type="float" office:value="1.101622">
            <text:p>1.10</text:p>
          </table:table-cell>
          <table:table-cell table:style-name="ce8" office:value-type="float" office:value="1.203952">
            <text:p>1.20</text:p>
          </table:table-cell>
          <table:table-cell table:style-name="ce8" office:value-type="float" office:value="1.220733">
            <text:p>1.22</text:p>
          </table:table-cell>
          <table:table-cell table:style-name="ce8" office:value-type="float" office:value="1.247093">
            <text:p>1.25</text:p>
          </table:table-cell>
          <table:table-cell table:style-name="ce8" office:value-type="float" office:value="1.198814">
            <text:p>1.20</text:p>
          </table:table-cell>
          <table:table-cell table:number-columns-repeated="8"/>
        </table:table-row>
        <table:table-row table:style-name="ro2">
          <table:table-cell table:style-name="ce5" office:value-type="string">
            <text:p>w/i M</text:p>
          </table:table-cell>
          <table:table-cell table:style-name="ce8" office:value-type="float" office:value="0.978222">
            <text:p>0.98</text:p>
          </table:table-cell>
          <table:table-cell table:style-name="ce8" office:value-type="float" office:value="1.109041">
            <text:p>1.11</text:p>
          </table:table-cell>
          <table:table-cell table:style-name="ce8" office:value-type="float" office:value="1.210081">
            <text:p>1.21</text:p>
          </table:table-cell>
          <table:table-cell table:style-name="ce8" office:value-type="float" office:value="1.227348">
            <text:p>1.23</text:p>
          </table:table-cell>
          <table:table-cell table:style-name="ce8" office:value-type="float" office:value="1.251343">
            <text:p>1.25</text:p>
          </table:table-cell>
          <table:table-cell table:style-name="ce8" office:value-type="float" office:value="1.205342">
            <text:p>1.21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1</text:p>
          </table:table-cell>
          <table:table-cell table:style-name="ce8" table:formula="of:=([.B489]/[.B488])" office:value-type="float" office:value="0.188003369154896">
            <text:p>0.19</text:p>
          </table:table-cell>
          <table:table-cell table:style-name="ce8" table:formula="of:=([.C489]/[.C488])" office:value-type="float" office:value="0.100624984129229">
            <text:p>0.10</text:p>
          </table:table-cell>
          <table:table-cell table:style-name="ce8" table:formula="of:=([.D489]/[.D488])" office:value-type="float" office:value="0.0763195520548306">
            <text:p>0.08</text:p>
          </table:table-cell>
          <table:table-cell table:style-name="ce8" table:formula="of:=([.E489]/[.E488])" office:value-type="float" office:value="0.065613239036">
            <text:p>0.07</text:p>
          </table:table-cell>
          <table:table-cell table:style-name="ce8" table:formula="of:=([.F489]/[.F488])" office:value-type="float" office:value="0.0673569328231944">
            <text:p>0.07</text:p>
          </table:table-cell>
          <table:table-cell table:style-name="ce8" table:formula="of:=([.G489]/[.G488])" office:value-type="float" office:value="0.0669282129047119">
            <text:p>0.07</text:p>
          </table:table-cell>
          <table:table-cell table:number-columns-repeated="8"/>
        </table:table-row>
        <table:table-row table:style-name="ro2">
          <table:table-cell table:style-name="ce5" office:value-type="string">
            <text:p>sp2</text:p>
          </table:table-cell>
          <table:table-cell table:style-name="ce8" table:formula="of:=([.B490]/[.B488])" office:value-type="float" office:value="0.187601402587161">
            <text:p>0.19</text:p>
          </table:table-cell>
          <table:table-cell table:style-name="ce8" table:formula="of:=([.C490]/[.C488])" office:value-type="float" office:value="0.101302654652561">
            <text:p>0.10</text:p>
          </table:table-cell>
          <table:table-cell table:style-name="ce8" table:formula="of:=([.D490]/[.D488])" office:value-type="float" office:value="0.0767080746325945">
            <text:p>0.08</text:p>
          </table:table-cell>
          <table:table-cell table:style-name="ce8" table:formula="of:=([.E490]/[.E488])" office:value-type="float" office:value="0.0659687890016544">
            <text:p>0.07</text:p>
          </table:table-cell>
          <table:table-cell table:style-name="ce8" table:formula="of:=([.F490]/[.F488])" office:value-type="float" office:value="0.0675864802302431">
            <text:p>0.07</text:p>
          </table:table-cell>
          <table:table-cell table:style-name="ce8" table:formula="of:=([.G490]/[.G488])" office:value-type="float" office:value="0.0672926625806766">
            <text:p>0.07</text:p>
          </table:table-cell>
          <table:table-cell table:number-columns-repeated="8"/>
        </table:table-row>
      </table:table>
      <table:table table:name="pdb" table:style-name="ta1" table:print="false">
        <table:table-column table:style-name="co1" table:number-columns-repeated="37" table:default-cell-style-name="Default"/>
        <table:table-row table:style-name="ro3">
          <table:table-cell table:number-columns-repeated="3"/>
          <table:table-cell office:value-type="float" office:value="2.14">
            <text:p>2.14</text:p>
          </table:table-cell>
          <table:table-cell office:value-type="float" office:value="1.01">
            <text:p>1.01</text:p>
          </table:table-cell>
          <table:table-cell office:value-type="float" office:value="0.95">
            <text:p>0.95</text:p>
          </table:table-cell>
          <table:table-cell office:value-type="float" office:value="1.04">
            <text:p>1.04</text:p>
          </table:table-cell>
          <table:table-cell table:number-columns-repeated="2" office:value-type="float" office:value="1">
            <text:p>1</text:p>
          </table:table-cell>
          <table:table-cell office:value-type="float" office:value="0.96">
            <text:p>0.96</text:p>
          </table:table-cell>
          <table:table-cell office:value-type="float" office:value="1.04">
            <text:p>1.04</text:p>
          </table:table-cell>
          <table:table-cell office:value-type="float" office:value="0.97">
            <text:p>0.97</text:p>
          </table:table-cell>
          <table:table-cell office:value-type="float" office:value="1.72">
            <text:p>1.72</text:p>
          </table:table-cell>
          <table:table-cell office:value-type="float" office:value="1.38">
            <text:p>1.38</text:p>
          </table:table-cell>
          <table:table-cell office:value-type="float" office:value="1.83">
            <text:p>1.83</text:p>
          </table:table-cell>
          <table:table-cell office:value-type="float" office:value="1.57">
            <text:p>1.57</text:p>
          </table:table-cell>
          <table:table-cell office:value-type="float" office:value="1.54">
            <text:p>1.54</text:p>
          </table:table-cell>
          <table:table-cell office:value-type="float" office:value="1.62">
            <text:p>1.62</text:p>
          </table:table-cell>
          <table:table-cell office:value-type="float" office:value="2.78">
            <text:p>2.78</text:p>
          </table:table-cell>
          <table:table-cell office:value-type="float" office:value="0.77">
            <text:p>0.77</text:p>
          </table:table-cell>
          <table:table-cell office:value-type="float" office:value="1.13">
            <text:p>1.13</text:p>
          </table:table-cell>
          <table:table-cell office:value-type="float" office:value="2.78">
            <text:p>2.78</text:p>
          </table:table-cell>
          <table:table-cell office:value-type="float" office:value="2.77">
            <text:p>2.77</text:p>
          </table:table-cell>
          <table:table-cell office:value-type="float" office:value="2.54">
            <text:p>2.54</text:p>
          </table:table-cell>
          <table:table-cell office:value-type="float" office:value="1.2">
            <text:p>1.2</text:p>
          </table:table-cell>
          <table:table-cell office:value-type="float" office:value="2.81">
            <text:p>2.81</text:p>
          </table:table-cell>
          <table:table-cell office:value-type="float" office:value="2.84">
            <text:p>2.84</text:p>
          </table:table-cell>
          <table:table-cell office:value-type="float" office:value="1.16">
            <text:p>1.16</text:p>
          </table:table-cell>
          <table:table-cell office:value-type="float" office:value="0.91">
            <text:p>0.91</text:p>
          </table:table-cell>
          <table:table-cell office:value-type="float" office:value="0.82">
            <text:p>0.82</text:p>
          </table:table-cell>
          <table:table-cell office:value-type="float" office:value="1.24">
            <text:p>1.24</text:p>
          </table:table-cell>
          <table:table-cell office:value-type="float" office:value="1.15">
            <text:p>1.15</text:p>
          </table:table-cell>
          <table:table-cell office:value-type="float" office:value="1.11">
            <text:p>1.11</text:p>
          </table:table-cell>
          <table:table-cell office:value-type="float" office:value="0.96">
            <text:p>0.96</text:p>
          </table:table-cell>
          <table:table-cell office:value-type="float" office:value="1.07">
            <text:p>1.07</text:p>
          </table:table-cell>
          <table:table-cell office:value-type="float" office:value="1.17">
            <text:p>1.17</text:p>
          </table:table-cell>
          <table:table-cell/>
        </table:table-row>
        <table:table-row table:style-name="ro3">
          <table:table-cell table:number-columns-repeated="3"/>
          <table:table-cell office:value-type="float" office:value="1.1">
            <text:p>1.1</text:p>
          </table:table-cell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0.93">
            <text:p>0.93</text:p>
          </table:table-cell>
          <table:table-cell office:value-type="float" office:value="1.11">
            <text:p>1.11</text:p>
          </table:table-cell>
          <table:table-cell office:value-type="float" office:value="0.9">
            <text:p>0.9</text:p>
          </table:table-cell>
          <table:table-cell office:value-type="float" office:value="1.98">
            <text:p>1.98</text:p>
          </table:table-cell>
          <table:table-cell office:value-type="float" office:value="1.79">
            <text:p>1.79</text:p>
          </table:table-cell>
          <table:table-cell office:value-type="float" office:value="2.09">
            <text:p>2.09</text:p>
          </table:table-cell>
          <table:table-cell office:value-type="float" office:value="2.16">
            <text:p>2.16</text:p>
          </table:table-cell>
          <table:table-cell office:value-type="float" office:value="2.05">
            <text:p>2.05</text:p>
          </table:table-cell>
          <table:table-cell office:value-type="float" office:value="2.02">
            <text:p>2.02</text:p>
          </table:table-cell>
          <table:table-cell office:value-type="float" office:value="4.62">
            <text:p>4.62</text:p>
          </table:table-cell>
          <table:table-cell office:value-type="float" office:value="1.31">
            <text:p>1.31</text:p>
          </table:table-cell>
          <table:table-cell office:value-type="float" office:value="1.33">
            <text:p>1.33</text:p>
          </table:table-cell>
          <table:table-cell office:value-type="float" office:value="5.4">
            <text:p>5.4</text:p>
          </table:table-cell>
          <table:table-cell office:value-type="float" office:value="5.31">
            <text:p>5.31</text:p>
          </table:table-cell>
          <table:table-cell office:value-type="float" office:value="4.4">
            <text:p>4.4</text:p>
          </table:table-cell>
          <table:table-cell office:value-type="float" office:value="1.38">
            <text:p>1.38</text:p>
          </table:table-cell>
          <table:table-cell office:value-type="float" office:value="4.1">
            <text:p>4.1</text:p>
          </table:table-cell>
          <table:table-cell office:value-type="float" office:value="4.84">
            <text:p>4.84</text:p>
          </table:table-cell>
          <table:table-cell office:value-type="float" office:value="1.53">
            <text:p>1.53</text:p>
          </table:table-cell>
          <table:table-cell office:value-type="float" office:value="0.94">
            <text:p>0.94</text:p>
          </table:table-cell>
          <table:table-cell office:value-type="float" office:value="0.9">
            <text:p>0.9</text:p>
          </table:table-cell>
          <table:table-cell table:number-columns-repeated="2" office:value-type="float" office:value="1.54">
            <text:p>1.54</text:p>
          </table:table-cell>
          <table:table-cell office:value-type="float" office:value="1.44">
            <text:p>1.44</text:p>
          </table:table-cell>
          <table:table-cell office:value-type="float" office:value="0.87">
            <text:p>0.87</text:p>
          </table:table-cell>
          <table:table-cell office:value-type="float" office:value="1.41">
            <text:p>1.41</text:p>
          </table:table-cell>
          <table:table-cell office:value-type="float" office:value="1.12">
            <text:p>1.12</text:p>
          </table:table-cell>
          <table:table-cell/>
        </table:table-row>
        <table:table-row table:style-name="ro3">
          <table:table-cell table:number-columns-repeated="3"/>
          <table:table-cell office:value-type="float" office:value="1.29">
            <text:p>1.29</text:p>
          </table:table-cell>
          <table:table-cell office:value-type="float" office:value="1">
            <text:p>1</text:p>
          </table:table-cell>
          <table:table-cell office:value-type="float" office:value="0.97">
            <text:p>0.97</text:p>
          </table:table-cell>
          <table:table-cell office:value-type="float" office:value="1.17">
            <text:p>1.17</text:p>
          </table:table-cell>
          <table:table-cell office:value-type="float" office:value="1.15">
            <text:p>1.15</text:p>
          </table:table-cell>
          <table:table-cell office:value-type="float" office:value="1.14">
            <text:p>1.14</text:p>
          </table:table-cell>
          <table:table-cell office:value-type="float" office:value="0.91">
            <text:p>0.91</text:p>
          </table:table-cell>
          <table:table-cell office:value-type="float" office:value="1.28">
            <text:p>1.28</text:p>
          </table:table-cell>
          <table:table-cell office:value-type="float" office:value="0.88">
            <text:p>0.88</text:p>
          </table:table-cell>
          <table:table-cell office:value-type="float" office:value="2.33">
            <text:p>2.33</text:p>
          </table:table-cell>
          <table:table-cell office:value-type="float" office:value="2.01">
            <text:p>2.01</text:p>
          </table:table-cell>
          <table:table-cell office:value-type="float" office:value="2.3">
            <text:p>2.3</text:p>
          </table:table-cell>
          <table:table-cell office:value-type="float" office:value="2.67">
            <text:p>2.67</text:p>
          </table:table-cell>
          <table:table-cell office:value-type="float" office:value="2.51">
            <text:p>2.51</text:p>
          </table:table-cell>
          <table:table-cell office:value-type="float" office:value="2.33">
            <text:p>2.33</text:p>
          </table:table-cell>
          <table:table-cell office:value-type="float" office:value="7.9">
            <text:p>7.9</text:p>
          </table:table-cell>
          <table:table-cell office:value-type="float" office:value="1.59">
            <text:p>1.59</text:p>
          </table:table-cell>
          <table:table-cell office:value-type="float" office:value="1.61">
            <text:p>1.61</text:p>
          </table:table-cell>
          <table:table-cell office:value-type="float" office:value="8.13">
            <text:p>8.13</text:p>
          </table:table-cell>
          <table:table-cell office:value-type="float" office:value="7.88">
            <text:p>7.88</text:p>
          </table:table-cell>
          <table:table-cell office:value-type="float" office:value="6.17">
            <text:p>6.17</text:p>
          </table:table-cell>
          <table:table-cell office:value-type="float" office:value="1.68">
            <text:p>1.68</text:p>
          </table:table-cell>
          <table:table-cell office:value-type="float" office:value="6.16">
            <text:p>6.16</text:p>
          </table:table-cell>
          <table:table-cell office:value-type="float" office:value="7.54">
            <text:p>7.54</text:p>
          </table:table-cell>
          <table:table-cell office:value-type="float" office:value="2.12">
            <text:p>2.12</text:p>
          </table:table-cell>
          <table:table-cell table:style-name="ce21" office:value-type="string">
            <text:p>1.02.84</text:p>
          </table:table-cell>
          <table:table-cell office:value-type="float" office:value="2.25">
            <text:p>2.25</text:p>
          </table:table-cell>
          <table:table-cell office:value-type="float" office:value="1.83">
            <text:p>1.83</text:p>
          </table:table-cell>
          <table:table-cell office:value-type="float" office:value="1.7">
            <text:p>1.7</text:p>
          </table:table-cell>
          <table:table-cell office:value-type="float" office:value="0.93">
            <text:p>0.93</text:p>
          </table:table-cell>
          <table:table-cell office:value-type="float" office:value="1.98">
            <text:p>1.98</text:p>
          </table:table-cell>
          <table:table-cell office:value-type="float" office:value="1.5">
            <text:p>1.5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1.57">
            <text:p>1.57</text:p>
          </table:table-cell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office:value-type="float" office:value="1.3">
            <text:p>1.3</text:p>
          </table:table-cell>
          <table:table-cell office:value-type="float" office:value="1.15">
            <text:p>1.15</text:p>
          </table:table-cell>
          <table:table-cell office:value-type="float" office:value="1.29">
            <text:p>1.29</text:p>
          </table:table-cell>
          <table:table-cell office:value-type="float" office:value="0.88">
            <text:p>0.88</text:p>
          </table:table-cell>
          <table:table-cell office:value-type="float" office:value="1.37">
            <text:p>1.37</text:p>
          </table:table-cell>
          <table:table-cell office:value-type="float" office:value="0.84">
            <text:p>0.84</text:p>
          </table:table-cell>
          <table:table-cell office:value-type="float" office:value="3.7">
            <text:p>3.7</text:p>
          </table:table-cell>
          <table:table-cell office:value-type="float" office:value="2">
            <text:p>2</text:p>
          </table:table-cell>
          <table:table-cell office:value-type="float" office:value="3.85">
            <text:p>3.85</text:p>
          </table:table-cell>
          <table:table-cell office:value-type="float" office:value="2.79">
            <text:p>2.79</text:p>
          </table:table-cell>
          <table:table-cell office:value-type="float" office:value="2.55">
            <text:p>2.55</text:p>
          </table:table-cell>
          <table:table-cell office:value-type="float" office:value="2.6">
            <text:p>2.6</text:p>
          </table:table-cell>
          <table:table-cell office:value-type="float" office:value="9.15">
            <text:p>9.15</text:p>
          </table:table-cell>
          <table:table-cell office:value-type="float" office:value="1.92">
            <text:p>1.92</text:p>
          </table:table-cell>
          <table:table-cell office:value-type="float" office:value="1.76">
            <text:p>1.76</text:p>
          </table:table-cell>
          <table:table-cell office:value-type="float" office:value="9.17">
            <text:p>9.17</text:p>
          </table:table-cell>
          <table:table-cell office:value-type="float" office:value="9.86">
            <text:p>9.86</text:p>
          </table:table-cell>
          <table:table-cell office:value-type="float" office:value="7.94">
            <text:p>7.94</text:p>
          </table:table-cell>
          <table:table-cell office:value-type="float" office:value="1.67">
            <text:p>1.67</text:p>
          </table:table-cell>
          <table:table-cell office:value-type="float" office:value="6.39">
            <text:p>6.39</text:p>
          </table:table-cell>
          <table:table-cell office:value-type="float" office:value="7.15">
            <text:p>7.15</text:p>
          </table:table-cell>
          <table:table-cell office:value-type="float" office:value="2.59">
            <text:p>2.59</text:p>
          </table:table-cell>
          <table:table-cell table:style-name="ce21" office:value-type="string">
            <text:p>1.07.72</text:p>
          </table:table-cell>
          <table:table-cell office:value-type="float" office:value="2.75">
            <text:p>2.75</text:p>
          </table:table-cell>
          <table:table-cell office:value-type="float" office:value="2.27">
            <text:p>2.27</text:p>
          </table:table-cell>
          <table:table-cell office:value-type="float" office:value="2.11">
            <text:p>2.11</text:p>
          </table:table-cell>
          <table:table-cell office:value-type="float" office:value="0.92">
            <text:p>0.92</text:p>
          </table:table-cell>
          <table:table-cell office:value-type="float" office:value="2.2">
            <text:p>2.2</text:p>
          </table:table-cell>
          <table:table-cell office:value-type="float" office:value="1.36">
            <text:p>1.36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1.6">
            <text:p>1.6</text:p>
          </table:table-cell>
          <table:table-cell office:value-type="float" office:value="0.98">
            <text:p>0.98</text:p>
          </table:table-cell>
          <table:table-cell office:value-type="float" office:value="0.88">
            <text:p>0.88</text:p>
          </table:table-cell>
          <table:table-cell office:value-type="float" office:value="1.32">
            <text:p>1.32</text:p>
          </table:table-cell>
          <table:table-cell office:value-type="float" office:value="1.15">
            <text:p>1.15</text:p>
          </table:table-cell>
          <table:table-cell office:value-type="float" office:value="1.2">
            <text:p>1.2</text:p>
          </table:table-cell>
          <table:table-cell office:value-type="float" office:value="0.88">
            <text:p>0.88</text:p>
          </table:table-cell>
          <table:table-cell office:value-type="float" office:value="1.32">
            <text:p>1.32</text:p>
          </table:table-cell>
          <table:table-cell office:value-type="float" office:value="0.87">
            <text:p>0.87</text:p>
          </table:table-cell>
          <table:table-cell office:value-type="float" office:value="3.38">
            <text:p>3.38</text:p>
          </table:table-cell>
          <table:table-cell office:value-type="float" office:value="2.25">
            <text:p>2.25</text:p>
          </table:table-cell>
          <table:table-cell office:value-type="float" office:value="2.87">
            <text:p>2.87</text:p>
          </table:table-cell>
          <table:table-cell office:value-type="float" office:value="2.99">
            <text:p>2.99</text:p>
          </table:table-cell>
          <table:table-cell office:value-type="float" office:value="2.56">
            <text:p>2.56</text:p>
          </table:table-cell>
          <table:table-cell office:value-type="float" office:value="2.9">
            <text:p>2.9</text:p>
          </table:table-cell>
          <table:table-cell office:value-type="float" office:value="9.17">
            <text:p>9.17</text:p>
          </table:table-cell>
          <table:table-cell office:value-type="float" office:value="1.86">
            <text:p>1.86</text:p>
          </table:table-cell>
          <table:table-cell office:value-type="float" office:value="1.75">
            <text:p>1.75</text:p>
          </table:table-cell>
          <table:table-cell office:value-type="float" office:value="9.55">
            <text:p>9.55</text:p>
          </table:table-cell>
          <table:table-cell office:value-type="float" office:value="9.31">
            <text:p>9.31</text:p>
          </table:table-cell>
          <table:table-cell office:value-type="float" office:value="6.89">
            <text:p>6.89</text:p>
          </table:table-cell>
          <table:table-cell office:value-type="float" office:value="1.48">
            <text:p>1.48</text:p>
          </table:table-cell>
          <table:table-cell office:value-type="float" office:value="5.99">
            <text:p>5.99</text:p>
          </table:table-cell>
          <table:table-cell office:value-type="float" office:value="8.44">
            <text:p>8.44</text:p>
          </table:table-cell>
          <table:table-cell office:value-type="float" office:value="2.8">
            <text:p>2.8</text:p>
          </table:table-cell>
          <table:table-cell table:style-name="ce21" office:value-type="string">
            <text:p>1.08.62</text:p>
          </table:table-cell>
          <table:table-cell office:value-type="float" office:value="2.87">
            <text:p>2.87</text:p>
          </table:table-cell>
          <table:table-cell office:value-type="float" office:value="2.18">
            <text:p>2.18</text:p>
          </table:table-cell>
          <table:table-cell office:value-type="float" office:value="1.94">
            <text:p>1.94</text:p>
          </table:table-cell>
          <table:table-cell office:value-type="float" office:value="0.95">
            <text:p>0.95</text:p>
          </table:table-cell>
          <table:table-cell office:value-type="float" office:value="2.34">
            <text:p>2.34</text:p>
          </table:table-cell>
          <table:table-cell office:value-type="float" office:value="1.38">
            <text:p>1.3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GTX280</text:p>
          </table:table-cell>
          <table:table-cell office:value-type="float" office:value="1.57">
            <text:p>1.57</text:p>
          </table:table-cell>
          <table:table-cell office:value-type="float" office:value="0.98">
            <text:p>0.98</text:p>
          </table:table-cell>
          <table:table-cell office:value-type="float" office:value="0.88">
            <text:p>0.88</text:p>
          </table:table-cell>
          <table:table-cell office:value-type="float" office:value="1.39">
            <text:p>1.39</text:p>
          </table:table-cell>
          <table:table-cell office:value-type="float" office:value="1.3">
            <text:p>1.3</text:p>
          </table:table-cell>
          <table:table-cell office:value-type="float" office:value="1.22">
            <text:p>1.22</text:p>
          </table:table-cell>
          <table:table-cell office:value-type="float" office:value="0.89">
            <text:p>0.89</text:p>
          </table:table-cell>
          <table:table-cell office:value-type="float" office:value="1.3">
            <text:p>1.3</text:p>
          </table:table-cell>
          <table:table-cell office:value-type="float" office:value="0.91">
            <text:p>0.91</text:p>
          </table:table-cell>
          <table:table-cell office:value-type="float" office:value="2.81">
            <text:p>2.81</text:p>
          </table:table-cell>
          <table:table-cell office:value-type="float" office:value="2.02">
            <text:p>2.02</text:p>
          </table:table-cell>
          <table:table-cell office:value-type="float" office:value="3.08">
            <text:p>3.08</text:p>
          </table:table-cell>
          <table:table-cell office:value-type="float" office:value="3.19">
            <text:p>3.19</text:p>
          </table:table-cell>
          <table:table-cell office:value-type="float" office:value="2.51">
            <text:p>2.51</text:p>
          </table:table-cell>
          <table:table-cell office:value-type="float" office:value="2.86">
            <text:p>2.86</text:p>
          </table:table-cell>
          <table:table-cell office:value-type="float" office:value="9.12">
            <text:p>9.12</text:p>
          </table:table-cell>
          <table:table-cell office:value-type="float" office:value="1.55">
            <text:p>1.55</text:p>
          </table:table-cell>
          <table:table-cell office:value-type="float" office:value="1.76">
            <text:p>1.76</text:p>
          </table:table-cell>
          <table:table-cell office:value-type="float" office:value="9.21">
            <text:p>9.21</text:p>
          </table:table-cell>
          <table:table-cell office:value-type="float" office:value="10.4">
            <text:p>10.4</text:p>
          </table:table-cell>
          <table:table-cell office:value-type="float" office:value="6.79">
            <text:p>6.79</text:p>
          </table:table-cell>
          <table:table-cell office:value-type="float" office:value="1.8">
            <text:p>1.8</text:p>
          </table:table-cell>
          <table:table-cell office:value-type="float" office:value="8">
            <text:p>8</text:p>
          </table:table-cell>
          <table:table-cell office:value-type="float" office:value="9.83">
            <text:p>9.83</text:p>
          </table:table-cell>
          <table:table-cell office:value-type="float" office:value="2.87">
            <text:p>2.87</text:p>
          </table:table-cell>
          <table:table-cell table:style-name="ce21" office:value-type="string">
            <text:p>1.07.57</text:p>
          </table:table-cell>
          <table:table-cell office:value-type="float" office:value="2.93">
            <text:p>2.93</text:p>
          </table:table-cell>
          <table:table-cell office:value-type="float" office:value="2.22">
            <text:p>2.22</text:p>
          </table:table-cell>
          <table:table-cell office:value-type="float" office:value="1.96">
            <text:p>1.96</text:p>
          </table:table-cell>
          <table:table-cell office:value-type="float" office:value="0.94">
            <text:p>0.94</text:p>
          </table:table-cell>
          <table:table-cell office:value-type="float" office:value="2.32">
            <text:p>2.32</text:p>
          </table:table-cell>
          <table:table-cell office:value-type="float" office:value="1.45">
            <text:p>1.45</text:p>
          </table:table-cell>
          <table:table-cell table:number-columns-repeated="2"/>
        </table:table-row>
        <table:table-row table:style-name="ro1">
          <table:table-cell table:number-columns-repeated="37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office:value-type="float" office:value="1.09">
            <text:p>1.09</text:p>
          </table:table-cell>
          <table:table-cell office:value-type="float" office:value="1.02">
            <text:p>1.02</text:p>
          </table:table-cell>
          <table:table-cell office:value-type="float" office:value="1.03">
            <text:p>1.03</text:p>
          </table:table-cell>
          <table:table-cell office:value-type="float" office:value="0.95">
            <text:p>0.95</text:p>
          </table:table-cell>
          <table:table-cell office:value-type="float" office:value="1.12">
            <text:p>1.12</text:p>
          </table:table-cell>
          <table:table-cell office:value-type="float" office:value="1.21">
            <text:p>1.21</text:p>
          </table:table-cell>
          <table:table-cell table:style-name="ce8" office:value-type="float" office:value="16.41">
            <text:p>16.41</text:p>
          </table:table-cell>
          <table:table-cell table:style-name="ce8" office:value-type="float" office:value="2.07">
            <text:p>2.07</text:p>
          </table:table-cell>
          <table:table-cell table:style-name="ce8" office:value-type="float" office:value="4.44">
            <text:p>4.44</text:p>
          </table:table-cell>
          <table:table-cell office:value-type="float" office:value="1.77">
            <text:p>1.77</text:p>
          </table:table-cell>
          <table:table-cell office:value-type="float" office:value="1.59">
            <text:p>1.59</text:p>
          </table:table-cell>
          <table:table-cell office:value-type="float" office:value="3.16">
            <text:p>3.16</text:p>
          </table:table-cell>
          <table:table-cell office:value-type="float" office:value="3.24">
            <text:p>3.24</text:p>
          </table:table-cell>
          <table:table-cell office:value-type="float" office:value="4.82">
            <text:p>4.82</text:p>
          </table:table-cell>
          <table:table-cell office:value-type="float" office:value="1.05">
            <text:p>1.05</text:p>
          </table:table-cell>
          <table:table-cell office:value-type="float" office:value="1.59">
            <text:p>1.59</text:p>
          </table:table-cell>
          <table:table-cell office:value-type="float" office:value="2.91">
            <text:p>2.91</text:p>
          </table:table-cell>
          <table:table-cell office:value-type="float" office:value="2.85">
            <text:p>2.85</text:p>
          </table:table-cell>
          <table:table-cell office:value-type="float" office:value="3.03">
            <text:p>3.03</text:p>
          </table:table-cell>
          <table:table-cell office:value-type="float" office:value="1.16">
            <text:p>1.16</text:p>
          </table:table-cell>
          <table:table-cell office:value-type="float" office:value="4.33">
            <text:p>4.33</text:p>
          </table:table-cell>
          <table:table-cell office:value-type="float" office:value="4.31">
            <text:p>4.31</text:p>
          </table:table-cell>
          <table:table-cell office:value-type="float" office:value="1.69">
            <text:p>1.69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1.51">
            <text:p>1.51</text:p>
          </table:table-cell>
          <table:table-cell office:value-type="float" office:value="1.46">
            <text:p>1.46</text:p>
          </table:table-cell>
          <table:table-cell office:value-type="float" office:value="1.44">
            <text:p>1.44</text:p>
          </table:table-cell>
          <table:table-cell office:value-type="float" office:value="1">
            <text:p>1</text:p>
          </table:table-cell>
          <table:table-cell office:value-type="float" office:value="1.57">
            <text:p>1.57</text:p>
          </table:table-cell>
          <table:table-cell office:value-type="float" office:value="1.6">
            <text:p>1.6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1.53">
            <text:p>1.53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1.95">
            <text:p>1.95</text:p>
          </table:table-cell>
          <table:table-cell office:value-type="float" office:value="1.77">
            <text:p>1.77</text:p>
          </table:table-cell>
          <table:table-cell office:value-type="float" office:value="1.21">
            <text:p>1.21</text:p>
          </table:table-cell>
          <table:table-cell office:value-type="float" office:value="0.94">
            <text:p>0.94</text:p>
          </table:table-cell>
          <table:table-cell office:value-type="float" office:value="1.62">
            <text:p>1.62</text:p>
          </table:table-cell>
          <table:table-cell office:value-type="float" office:value="1.56">
            <text:p>1.56</text:p>
          </table:table-cell>
          <table:table-cell table:style-name="ce8" office:value-type="float" office:value="64.45">
            <text:p>64.45</text:p>
          </table:table-cell>
          <table:table-cell table:style-name="ce8" office:value-type="float" office:value="6.69">
            <text:p>6.69</text:p>
          </table:table-cell>
          <table:table-cell table:style-name="ce8" office:value-type="float" office:value="12.83">
            <text:p>12.83</text:p>
          </table:table-cell>
          <table:table-cell office:value-type="float" office:value="3.48">
            <text:p>3.48</text:p>
          </table:table-cell>
          <table:table-cell office:value-type="float" office:value="3.47">
            <text:p>3.47</text:p>
          </table:table-cell>
          <table:table-cell office:value-type="float" office:value="7.55">
            <text:p>7.55</text:p>
          </table:table-cell>
          <table:table-cell office:value-type="float" office:value="3.36">
            <text:p>3.36</text:p>
          </table:table-cell>
          <table:table-cell office:value-type="float" office:value="8.59">
            <text:p>8.59</text:p>
          </table:table-cell>
          <table:table-cell office:value-type="float" office:value="1.15">
            <text:p>1.15</text:p>
          </table:table-cell>
          <table:table-cell office:value-type="float" office:value="1.92">
            <text:p>1.92</text:p>
          </table:table-cell>
          <table:table-cell office:value-type="float" office:value="7.84">
            <text:p>7.84</text:p>
          </table:table-cell>
          <table:table-cell office:value-type="float" office:value="9.28">
            <text:p>9.28</text:p>
          </table:table-cell>
          <table:table-cell office:value-type="float" office:value="4.91">
            <text:p>4.91</text:p>
          </table:table-cell>
          <table:table-cell office:value-type="float" office:value="1.96">
            <text:p>1.96</text:p>
          </table:table-cell>
          <table:table-cell office:value-type="float" office:value="10.15">
            <text:p>10.15</text:p>
          </table:table-cell>
          <table:table-cell office:value-type="float" office:value="9.56">
            <text:p>9.56</text:p>
          </table:table-cell>
          <table:table-cell office:value-type="float" office:value="2.92">
            <text:p>2.92</text:p>
          </table:table-cell>
          <table:table-cell office:value-type="float" office:value="1.01">
            <text:p>1.01</text:p>
          </table:table-cell>
          <table:table-cell office:value-type="float" office:value="0.97">
            <text:p>0.97</text:p>
          </table:table-cell>
          <table:table-cell office:value-type="float" office:value="2.36">
            <text:p>2.36</text:p>
          </table:table-cell>
          <table:table-cell office:value-type="float" office:value="2.27">
            <text:p>2.27</text:p>
          </table:table-cell>
          <table:table-cell office:value-type="float" office:value="2.25">
            <text:p>2.25</text:p>
          </table:table-cell>
          <table:table-cell office:value-type="float" office:value="1.22">
            <text:p>1.22</text:p>
          </table:table-cell>
          <table:table-cell office:value-type="float" office:value="3.11">
            <text:p>3.11</text:p>
          </table:table-cell>
          <table:table-cell office:value-type="float" office:value="2.94">
            <text:p>2.94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2.19">
            <text:p>2.19</text:p>
          </table:table-cell>
          <table:table-cell office:value-type="float" office:value="0.86">
            <text:p>0.86</text:p>
          </table:table-cell>
          <table:table-cell office:value-type="float" office:value="0.98">
            <text:p>0.98</text:p>
          </table:table-cell>
          <table:table-cell office:value-type="float" office:value="6.43">
            <text:p>6.43</text:p>
          </table:table-cell>
          <table:table-cell office:value-type="float" office:value="4.74">
            <text:p>4.74</text:p>
          </table:table-cell>
          <table:table-cell office:value-type="float" office:value="1.46">
            <text:p>1.46</text:p>
          </table:table-cell>
          <table:table-cell office:value-type="float" office:value="0.72">
            <text:p>0.72</text:p>
          </table:table-cell>
          <table:table-cell office:value-type="float" office:value="1.58">
            <text:p>1.58</text:p>
          </table:table-cell>
          <table:table-cell office:value-type="float" office:value="1.59">
            <text:p>1.59</text:p>
          </table:table-cell>
          <table:table-cell table:style-name="ce8" office:value-type="float" office:value="139.48">
            <text:p>139.48</text:p>
          </table:table-cell>
          <table:table-cell table:style-name="ce8" office:value-type="float" office:value="8.03">
            <text:p>8.03</text:p>
          </table:table-cell>
          <table:table-cell table:style-name="ce8" office:value-type="float" office:value="23.28">
            <text:p>23.28</text:p>
          </table:table-cell>
          <table:table-cell office:value-type="float" office:value="3.58">
            <text:p>3.58</text:p>
          </table:table-cell>
          <table:table-cell office:value-type="float" office:value="9.2">
            <text:p>9.2</text:p>
          </table:table-cell>
          <table:table-cell office:value-type="float" office:value="4.79">
            <text:p>4.79</text:p>
          </table:table-cell>
          <table:table-cell office:value-type="float" office:value="3.11">
            <text:p>3.11</text:p>
          </table:table-cell>
          <table:table-cell office:value-type="float" office:value="12.04">
            <text:p>12.04</text:p>
          </table:table-cell>
          <table:table-cell office:value-type="float" office:value="1.11">
            <text:p>1.11</text:p>
          </table:table-cell>
          <table:table-cell office:value-type="float" office:value="3.83">
            <text:p>3.83</text:p>
          </table:table-cell>
          <table:table-cell office:value-type="float" office:value="34.63">
            <text:p>34.63</text:p>
          </table:table-cell>
          <table:table-cell office:value-type="float" office:value="32.29">
            <text:p>32.29</text:p>
          </table:table-cell>
          <table:table-cell office:value-type="float" office:value="6.45">
            <text:p>6.45</text:p>
          </table:table-cell>
          <table:table-cell office:value-type="float" office:value="1.16">
            <text:p>1.16</text:p>
          </table:table-cell>
          <table:table-cell office:value-type="float" office:value="6.11">
            <text:p>6.11</text:p>
          </table:table-cell>
          <table:table-cell office:value-type="float" office:value="5.92">
            <text:p>5.92</text:p>
          </table:table-cell>
          <table:table-cell office:value-type="float" office:value="5.35">
            <text:p>5.35</text:p>
          </table:table-cell>
          <table:table-cell office:value-type="float" office:value="1.03">
            <text:p>1.03</text:p>
          </table:table-cell>
          <table:table-cell office:value-type="float" office:value="1.56">
            <text:p>1.56</text:p>
          </table:table-cell>
          <table:table-cell office:value-type="float" office:value="4.21">
            <text:p>4.21</text:p>
          </table:table-cell>
          <table:table-cell office:value-type="float" office:value="3.68">
            <text:p>3.68</text:p>
          </table:table-cell>
          <table:table-cell office:value-type="float" office:value="3.64">
            <text:p>3.64</text:p>
          </table:table-cell>
          <table:table-cell office:value-type="float" office:value="1.12">
            <text:p>1.12</text:p>
          </table:table-cell>
          <table:table-cell office:value-type="float" office:value="4.38">
            <text:p>4.38</text:p>
          </table:table-cell>
          <table:table-cell office:value-type="float" office:value="4.51">
            <text:p>4.51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2.82">
            <text:p>2.82</text:p>
          </table:table-cell>
          <table:table-cell office:value-type="float" office:value="0.8">
            <text:p>0.8</text:p>
          </table:table-cell>
          <table:table-cell office:value-type="float" office:value="1.01">
            <text:p>1.01</text:p>
          </table:table-cell>
          <table:table-cell office:value-type="float" office:value="8.03">
            <text:p>8.03</text:p>
          </table:table-cell>
          <table:table-cell office:value-type="float" office:value="5.04">
            <text:p>5.04</text:p>
          </table:table-cell>
          <table:table-cell office:value-type="float" office:value="1.51">
            <text:p>1.51</text:p>
          </table:table-cell>
          <table:table-cell office:value-type="float" office:value="0.6">
            <text:p>0.6</text:p>
          </table:table-cell>
          <table:table-cell office:value-type="float" office:value="1.79">
            <text:p>1.79</text:p>
          </table:table-cell>
          <table:table-cell office:value-type="float" office:value="1.81">
            <text:p>1.81</text:p>
          </table:table-cell>
          <table:table-cell table:style-name="ce8" office:value-type="float" office:value="62.63">
            <text:p>62.63</text:p>
          </table:table-cell>
          <table:table-cell table:style-name="ce8" office:value-type="float" office:value="5.89">
            <text:p>5.89</text:p>
          </table:table-cell>
          <table:table-cell table:style-name="ce8" office:value-type="float" office:value="9.92">
            <text:p>9.92</text:p>
          </table:table-cell>
          <table:table-cell office:value-type="float" office:value="3.59">
            <text:p>3.59</text:p>
          </table:table-cell>
          <table:table-cell office:value-type="float" office:value="10.36">
            <text:p>10.36</text:p>
          </table:table-cell>
          <table:table-cell office:value-type="float" office:value="4.95">
            <text:p>4.95</text:p>
          </table:table-cell>
          <table:table-cell office:value-type="string">
            <text:p>?</text:p>
          </table:table-cell>
          <table:table-cell office:value-type="float" office:value="12.88">
            <text:p>12.88</text:p>
          </table:table-cell>
          <table:table-cell office:value-type="float" office:value="1.09">
            <text:p>1.09</text:p>
          </table:table-cell>
          <table:table-cell office:value-type="float" office:value="4.35">
            <text:p>4.35</text:p>
          </table:table-cell>
          <table:table-cell office:value-type="float" office:value="36.13">
            <text:p>36.13</text:p>
          </table:table-cell>
          <table:table-cell office:value-type="float" office:value="33.37">
            <text:p>33.37</text:p>
          </table:table-cell>
          <table:table-cell office:value-type="float" office:value="6.52">
            <text:p>6.52</text:p>
          </table:table-cell>
          <table:table-cell office:value-type="float" office:value="1.15">
            <text:p>1.15</text:p>
          </table:table-cell>
          <table:table-cell office:value-type="float" office:value="6.63">
            <text:p>6.63</text:p>
          </table:table-cell>
          <table:table-cell office:value-type="float" office:value="6.45">
            <text:p>6.45</text:p>
          </table:table-cell>
          <table:table-cell office:value-type="float" office:value="6.84">
            <text:p>6.84</text:p>
          </table:table-cell>
          <table:table-cell office:value-type="float" office:value="1.01">
            <text:p>1.01</text:p>
          </table:table-cell>
          <table:table-cell office:value-type="float" office:value="1.99">
            <text:p>1.99</text:p>
          </table:table-cell>
          <table:table-cell office:value-type="float" office:value="5.03">
            <text:p>5.03</text:p>
          </table:table-cell>
          <table:table-cell office:value-type="float" office:value="4.62">
            <text:p>4.62</text:p>
          </table:table-cell>
          <table:table-cell office:value-type="float" office:value="4.31">
            <text:p>4.31</text:p>
          </table:table-cell>
          <table:table-cell office:value-type="float" office:value="1.11">
            <text:p>1.11</text:p>
          </table:table-cell>
          <table:table-cell office:value-type="float" office:value="5.45">
            <text:p>5.45</text:p>
          </table:table-cell>
          <table:table-cell office:value-type="float" office:value="5.74">
            <text:p>5.74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3.1">
            <text:p>3.1</text:p>
          </table:table-cell>
          <table:table-cell office:value-type="float" office:value="0.77">
            <text:p>0.77</text:p>
          </table:table-cell>
          <table:table-cell office:value-type="float" office:value="0.99">
            <text:p>0.99</text:p>
          </table:table-cell>
          <table:table-cell office:value-type="float" office:value="9.44">
            <text:p>9.44</text:p>
          </table:table-cell>
          <table:table-cell office:value-type="float" office:value="5.85">
            <text:p>5.85</text:p>
          </table:table-cell>
          <table:table-cell office:value-type="float" office:value="1.52">
            <text:p>1.52</text:p>
          </table:table-cell>
          <table:table-cell office:value-type="float" office:value="0.55">
            <text:p>0.55</text:p>
          </table:table-cell>
          <table:table-cell office:value-type="float" office:value="3.14">
            <text:p>3.14</text:p>
          </table:table-cell>
          <table:table-cell office:value-type="float" office:value="3.07">
            <text:p>3.07</text:p>
          </table:table-cell>
          <table:table-cell office:value-type="string">
            <text:p>?</text:p>
          </table:table-cell>
          <table:table-cell table:style-name="ce8" office:value-type="float" office:value="3.98">
            <text:p>3.98</text:p>
          </table:table-cell>
          <table:table-cell office:value-type="string">
            <text:p>?</text:p>
          </table:table-cell>
          <table:table-cell office:value-type="float" office:value="3.63">
            <text:p>3.63</text:p>
          </table:table-cell>
          <table:table-cell office:value-type="float" office:value="11.49">
            <text:p>11.49</text:p>
          </table:table-cell>
          <table:table-cell office:value-type="float" office:value="5.02">
            <text:p>5.02</text:p>
          </table:table-cell>
          <table:table-cell office:value-type="string">
            <text:p>?</text:p>
          </table:table-cell>
          <table:table-cell office:value-type="float" office:value="13.01">
            <text:p>13.01</text:p>
          </table:table-cell>
          <table:table-cell office:value-type="float" office:value="1.08">
            <text:p>1.08</text:p>
          </table:table-cell>
          <table:table-cell office:value-type="float" office:value="4.61">
            <text:p>4.61</text:p>
          </table:table-cell>
          <table:table-cell office:value-type="float" office:value="51.57">
            <text:p>51.57</text:p>
          </table:table-cell>
          <table:table-cell office:value-type="float" office:value="43.34">
            <text:p>43.34</text:p>
          </table:table-cell>
          <table:table-cell office:value-type="float" office:value="6.59">
            <text:p>6.59</text:p>
          </table:table-cell>
          <table:table-cell office:value-type="float" office:value="1.16">
            <text:p>1.16</text:p>
          </table:table-cell>
          <table:table-cell office:value-type="float" office:value="14.87">
            <text:p>14.87</text:p>
          </table:table-cell>
          <table:table-cell office:value-type="float" office:value="13.41">
            <text:p>13.41</text:p>
          </table:table-cell>
          <table:table-cell office:value-type="float" office:value="7.43">
            <text:p>7.43</text:p>
          </table:table-cell>
          <table:table-cell office:value-type="float" office:value="0.99">
            <text:p>0.99</text:p>
          </table:table-cell>
          <table:table-cell office:value-type="float" office:value="2.12">
            <text:p>2.12</text:p>
          </table:table-cell>
          <table:table-cell office:value-type="float" office:value="5.14">
            <text:p>5.14</text:p>
          </table:table-cell>
          <table:table-cell office:value-type="float" office:value="4.98">
            <text:p>4.98</text:p>
          </table:table-cell>
          <table:table-cell office:value-type="float" office:value="4.61">
            <text:p>4.61</text:p>
          </table:table-cell>
          <table:table-cell office:value-type="float" office:value="1.09">
            <text:p>1.09</text:p>
          </table:table-cell>
          <table:table-cell office:value-type="float" office:value="11.64">
            <text:p>11.64</text:p>
          </table:table-cell>
          <table:table-cell office:value-type="float" office:value="11.5">
            <text:p>11.5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6.79">
            <text:p>6.79</text:p>
          </table:table-cell>
          <table:table-cell office:value-type="float" office:value="0.74">
            <text:p>0.74</text:p>
          </table:table-cell>
          <table:table-cell office:value-type="float" office:value="0.99">
            <text:p>0.99</text:p>
          </table:table-cell>
          <table:table-cell office:value-type="float" office:value="14.41">
            <text:p>14.41</text:p>
          </table:table-cell>
          <table:table-cell office:value-type="float" office:value="7.96">
            <text:p>7.96</text:p>
          </table:table-cell>
          <table:table-cell office:value-type="float" office:value="3.16">
            <text:p>3.16</text:p>
          </table:table-cell>
          <table:table-cell office:value-type="float" office:value="0.54">
            <text:p>0.54</text:p>
          </table:table-cell>
          <table:table-cell office:value-type="float" office:value="6.76">
            <text:p>6.76</text:p>
          </table:table-cell>
          <table:table-cell office:value-type="float" office:value="6.44">
            <text:p>6.44</text:p>
          </table:table-cell>
          <table:table-cell office:value-type="string">
            <text:p>?</text:p>
          </table:table-cell>
          <table:table-cell table:style-name="ce8" office:value-type="float" office:value="3.3">
            <text:p>3.30</text:p>
          </table:table-cell>
          <table:table-cell office:value-type="string">
            <text:p>?</text:p>
          </table:table-cell>
          <table:table-cell office:value-type="float" office:value="3.64">
            <text:p>3.64</text:p>
          </table:table-cell>
          <table:table-cell table:number-columns-repeated="3" office:value-type="string">
            <text:p>?</text:p>
          </table:table-cell>
          <table:table-cell office:value-type="float" office:value="28.47">
            <text:p>28.47</text:p>
          </table:table-cell>
          <table:table-cell office:value-type="float" office:value="1.09">
            <text:p>1.09</text:p>
          </table:table-cell>
          <table:table-cell office:value-type="float" office:value="5.09">
            <text:p>5.09</text:p>
          </table:table-cell>
          <table:table-cell office:value-type="float" office:value="5.13">
            <text:p>5.13</text:p>
          </table:table-cell>
          <table:table-cell office:value-type="string">
            <text:p>?</text:p>
          </table:table-cell>
          <table:table-cell office:value-type="float" office:value="13.73">
            <text:p>13.73</text:p>
          </table:table-cell>
          <table:table-cell office:value-type="float" office:value="1.17">
            <text:p>1.17</text:p>
          </table:table-cell>
          <table:table-cell office:value-type="float" office:value="27.98">
            <text:p>27.98</text:p>
          </table:table-cell>
          <table:table-cell office:value-type="float" office:value="24.92">
            <text:p>24.92</text:p>
          </table:table-cell>
          <table:table-cell office:value-type="float" office:value="15.96">
            <text:p>15.96</text:p>
          </table:table-cell>
          <table:table-cell office:value-type="float" office:value="1">
            <text:p>1</text:p>
          </table:table-cell>
          <table:table-cell office:value-type="float" office:value="2.36">
            <text:p>2.36</text:p>
          </table:table-cell>
          <table:table-cell office:value-type="float" office:value="8.95">
            <text:p>8.95</text:p>
          </table:table-cell>
          <table:table-cell office:value-type="float" office:value="8.89">
            <text:p>8.89</text:p>
          </table:table-cell>
          <table:table-cell office:value-type="float" office:value="9.21">
            <text:p>9.21</text:p>
          </table:table-cell>
          <table:table-cell office:value-type="float" office:value="1.13">
            <text:p>1.13</text:p>
          </table:table-cell>
          <table:table-cell office:value-type="float" office:value="21.79">
            <text:p>21.79</text:p>
          </table:table-cell>
          <table:table-cell office:value-type="float" office:value="21.76">
            <text:p>21.76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table:number-columns-repeated="2"/>
          <table:table-cell office:value-type="string">
            <text:p>GTX580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204">
            <text:p>204</text:p>
          </table:table-cell>
          <table:table-cell office:value-type="float" office:value="205">
            <text:p>205</text:p>
          </table:table-cell>
          <table:table-cell office:value-type="float" office:value="211">
            <text:p>211</text:p>
          </table:table-cell>
          <table:table-cell office:value-type="float" office:value="302">
            <text:p>302</text:p>
          </table:table-cell>
          <table:table-cell office:value-type="float" office:value="303">
            <text:p>303</text:p>
          </table:table-cell>
          <table:table-cell office:value-type="float" office:value="306">
            <text:p>306</text:p>
          </table:table-cell>
          <table:table-cell office:value-type="float" office:value="401">
            <text:p>401</text:p>
          </table:table-cell>
          <table:table-cell office:value-type="float" office:value="407">
            <text:p>407</text:p>
          </table:table-cell>
          <table:table-cell office:value-type="float" office:value="408">
            <text:p>408</text:p>
          </table:table-cell>
          <table:table-cell office:value-type="float" office:value="409">
            <text:p>409</text:p>
          </table:table-cell>
          <table:table-cell office:value-type="float" office:value="410">
            <text:p>410</text:p>
          </table:table-cell>
          <table:table-cell office:value-type="float" office:value="412">
            <text:p>412</text:p>
          </table:table-cell>
          <table:table-cell office:value-type="float" office:value="413">
            <text:p>413</text:p>
          </table:table-cell>
          <table:table-cell office:value-type="float" office:value="414">
            <text:p>414</text:p>
          </table:table-cell>
          <table:table-cell office:value-type="float" office:value="415">
            <text:p>415</text:p>
          </table:table-cell>
          <table:table-cell office:value-type="float" office:value="416">
            <text:p>416</text:p>
          </table:table-cell>
          <table:table-cell office:value-type="float" office:value="507">
            <text:p>507</text:p>
          </table:table-cell>
          <table:table-cell office:value-type="float" office:value="508">
            <text:p>508</text:p>
          </table:table-cell>
          <table:table-cell office:value-type="float" office:value="509">
            <text:p>509</text:p>
          </table:table-cell>
          <table:table-cell office:value-type="float" office:value="510">
            <text:p>510</text:p>
          </table:table-cell>
          <table:table-cell office:value-type="float" office:value="512">
            <text:p>512</text:p>
          </table:table-cell>
          <table:table-cell office:value-type="float" office:value="513">
            <text:p>513</text:p>
          </table:table-cell>
          <table:table-cell office:value-type="float" office:value="514">
            <text:p>514</text:p>
          </table:table-cell>
          <table:table-cell office:value-type="float" office:value="515">
            <text:p>515</text:p>
          </table:table-cell>
          <table:table-cell office:value-type="float" office:value="516">
            <text:p>516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1.02">
            <text:p>1.02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.01">
            <text:p>1.01</text:p>
          </table:table-cell>
          <table:table-cell office:value-type="float" office:value="1.02">
            <text:p>1.02</text:p>
          </table:table-cell>
          <table:table-cell office:value-type="float" office:value="0.97">
            <text:p>0.97</text:p>
          </table:table-cell>
          <table:table-cell office:value-type="float" office:value="1.03">
            <text:p>1.03</text:p>
          </table:table-cell>
          <table:table-cell office:value-type="float" office:value="1">
            <text:p>1</text:p>
          </table:table-cell>
          <table:table-cell office:value-type="float" office:value="3.33">
            <text:p>3.33</text:p>
          </table:table-cell>
          <table:table-cell office:value-type="float" office:value="1.2">
            <text:p>1.2</text:p>
          </table:table-cell>
          <table:table-cell office:value-type="float" office:value="1.72">
            <text:p>1.72</text:p>
          </table:table-cell>
          <table:table-cell office:value-type="float" office:value="1.29">
            <text:p>1.29</text:p>
          </table:table-cell>
          <table:table-cell table:number-columns-repeated="2" office:value-type="float" office:value="1.26">
            <text:p>1.26</text:p>
          </table:table-cell>
          <table:table-cell office:value-type="float" office:value="1.97">
            <text:p>1.97</text:p>
          </table:table-cell>
          <table:table-cell office:value-type="float" office:value="1.9">
            <text:p>1.9</text:p>
          </table:table-cell>
          <table:table-cell office:value-type="float" office:value="1.28">
            <text:p>1.28</text:p>
          </table:table-cell>
          <table:table-cell office:value-type="float" office:value="1.22">
            <text:p>1.22</text:p>
          </table:table-cell>
          <table:table-cell office:value-type="float" office:value="2.12">
            <text:p>2.12</text:p>
          </table:table-cell>
          <table:table-cell office:value-type="float" office:value="2.26">
            <text:p>2.26</text:p>
          </table:table-cell>
          <table:table-cell office:value-type="float" office:value="3.11">
            <text:p>3.11</text:p>
          </table:table-cell>
          <table:table-cell office:value-type="float" office:value="1.38">
            <text:p>1.38</text:p>
          </table:table-cell>
          <table:table-cell office:value-type="float" office:value="2.76">
            <text:p>2.76</text:p>
          </table:table-cell>
          <table:table-cell office:value-type="float" office:value="2.74">
            <text:p>2.74</text:p>
          </table:table-cell>
          <table:table-cell office:value-type="float" office:value="1.14">
            <text:p>1.14</text:p>
          </table:table-cell>
          <table:table-cell office:value-type="float" office:value="0.95">
            <text:p>0.95</text:p>
          </table:table-cell>
          <table:table-cell office:value-type="float" office:value="0.99">
            <text:p>0.99</text:p>
          </table:table-cell>
          <table:table-cell office:value-type="float" office:value="1.1">
            <text:p>1.1</text:p>
          </table:table-cell>
          <table:table-cell office:value-type="float" office:value="1.09">
            <text:p>1.09</text:p>
          </table:table-cell>
          <table:table-cell office:value-type="float" office:value="1.11">
            <text:p>1.11</text:p>
          </table:table-cell>
          <table:table-cell office:value-type="float" office:value="0.95">
            <text:p>0.95</text:p>
          </table:table-cell>
          <table:table-cell office:value-type="float" office:value="1.14">
            <text:p>1.14</text:p>
          </table:table-cell>
          <table:table-cell office:value-type="float" office:value="1.23">
            <text:p>1.23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1.02">
            <text:p>1.02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office:value-type="float" office:value="1.04">
            <text:p>1.04</text:p>
          </table:table-cell>
          <table:table-cell office:value-type="float" office:value="1.01">
            <text:p>1.01</text:p>
          </table:table-cell>
          <table:table-cell office:value-type="float" office:value="1.02">
            <text:p>1.02</text:p>
          </table:table-cell>
          <table:table-cell office:value-type="float" office:value="0.94">
            <text:p>0.94</text:p>
          </table:table-cell>
          <table:table-cell office:value-type="float" office:value="1.05">
            <text:p>1.05</text:p>
          </table:table-cell>
          <table:table-cell office:value-type="float" office:value="1.03">
            <text:p>1.03</text:p>
          </table:table-cell>
          <table:table-cell office:value-type="float" office:value="7.97">
            <text:p>7.97</text:p>
          </table:table-cell>
          <table:table-cell office:value-type="float" office:value="1.72">
            <text:p>1.72</text:p>
          </table:table-cell>
          <table:table-cell office:value-type="float" office:value="2.1">
            <text:p>2.1</text:p>
          </table:table-cell>
          <table:table-cell office:value-type="float" office:value="1.58">
            <text:p>1.58</text:p>
          </table:table-cell>
          <table:table-cell office:value-type="float" office:value="1.52">
            <text:p>1.52</text:p>
          </table:table-cell>
          <table:table-cell office:value-type="float" office:value="1.6">
            <text:p>1.6</text:p>
          </table:table-cell>
          <table:table-cell office:value-type="float" office:value="2.02">
            <text:p>2.02</text:p>
          </table:table-cell>
          <table:table-cell office:value-type="float" office:value="2.58">
            <text:p>2.58</text:p>
          </table:table-cell>
          <table:table-cell office:value-type="float" office:value="1.41">
            <text:p>1.41</text:p>
          </table:table-cell>
          <table:table-cell office:value-type="float" office:value="1.38">
            <text:p>1.38</text:p>
          </table:table-cell>
          <table:table-cell office:value-type="float" office:value="2.61">
            <text:p>2.61</text:p>
          </table:table-cell>
          <table:table-cell office:value-type="float" office:value="3.81">
            <text:p>3.81</text:p>
          </table:table-cell>
          <table:table-cell office:value-type="float" office:value="3.59">
            <text:p>3.59</text:p>
          </table:table-cell>
          <table:table-cell office:value-type="float" office:value="1.5">
            <text:p>1.5</text:p>
          </table:table-cell>
          <table:table-cell office:value-type="float" office:value="3.47">
            <text:p>3.47</text:p>
          </table:table-cell>
          <table:table-cell office:value-type="float" office:value="3.5">
            <text:p>3.5</text:p>
          </table:table-cell>
          <table:table-cell office:value-type="float" office:value="1.48">
            <text:p>1.48</text:p>
          </table:table-cell>
          <table:table-cell office:value-type="float" office:value="0.95">
            <text:p>0.95</text:p>
          </table:table-cell>
          <table:table-cell office:value-type="float" office:value="1">
            <text:p>1</text:p>
          </table:table-cell>
          <table:table-cell office:value-type="float" office:value="1.43">
            <text:p>1.43</text:p>
          </table:table-cell>
          <table:table-cell office:value-type="float" office:value="1.44">
            <text:p>1.44</text:p>
          </table:table-cell>
          <table:table-cell office:value-type="float" office:value="1.39">
            <text:p>1.39</text:p>
          </table:table-cell>
          <table:table-cell office:value-type="float" office:value="0.96">
            <text:p>0.96</text:p>
          </table:table-cell>
          <table:table-cell office:value-type="float" office:value="1.47">
            <text:p>1.47</text:p>
          </table:table-cell>
          <table:table-cell office:value-type="float" office:value="1.52">
            <text:p>1.52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1.11">
            <text:p>1.11</text:p>
          </table:table-cell>
          <table:table-cell office:value-type="float" office:value="1.04">
            <text:p>1.04</text:p>
          </table:table-cell>
          <table:table-cell office:value-type="float" office:value="1.09">
            <text:p>1.09</text:p>
          </table:table-cell>
          <table:table-cell office:value-type="float" office:value="0.88">
            <text:p>0.88</text:p>
          </table:table-cell>
          <table:table-cell office:value-type="float" office:value="1.19">
            <text:p>1.19</text:p>
          </table:table-cell>
          <table:table-cell office:value-type="float" office:value="1.1">
            <text:p>1.1</text:p>
          </table:table-cell>
          <table:table-cell office:value-type="float" office:value="13.05">
            <text:p>13.05</text:p>
          </table:table-cell>
          <table:table-cell office:value-type="float" office:value="1.85">
            <text:p>1.85</text:p>
          </table:table-cell>
          <table:table-cell office:value-type="float" office:value="2.4">
            <text:p>2.4</text:p>
          </table:table-cell>
          <table:table-cell office:value-type="float" office:value="1.82">
            <text:p>1.82</text:p>
          </table:table-cell>
          <table:table-cell office:value-type="float" office:value="1.6">
            <text:p>1.6</text:p>
          </table:table-cell>
          <table:table-cell office:value-type="float" office:value="2.09">
            <text:p>2.09</text:p>
          </table:table-cell>
          <table:table-cell office:value-type="float" office:value="2.01">
            <text:p>2.01</text:p>
          </table:table-cell>
          <table:table-cell office:value-type="float" office:value="3.13">
            <text:p>3.13</text:p>
          </table:table-cell>
          <table:table-cell office:value-type="float" office:value="1.47">
            <text:p>1.47</text:p>
          </table:table-cell>
          <table:table-cell office:value-type="float" office:value="1.53">
            <text:p>1.53</text:p>
          </table:table-cell>
          <table:table-cell office:value-type="float" office:value="3.29">
            <text:p>3.29</text:p>
          </table:table-cell>
          <table:table-cell office:value-type="float" office:value="5.13">
            <text:p>5.13</text:p>
          </table:table-cell>
          <table:table-cell office:value-type="float" office:value="4.91">
            <text:p>4.91</text:p>
          </table:table-cell>
          <table:table-cell office:value-type="float" office:value="1.79">
            <text:p>1.79</text:p>
          </table:table-cell>
          <table:table-cell office:value-type="float" office:value="5.01">
            <text:p>5.01</text:p>
          </table:table-cell>
          <table:table-cell office:value-type="float" office:value="4.95">
            <text:p>4.95</text:p>
          </table:table-cell>
          <table:table-cell office:value-type="float" office:value="2.23">
            <text:p>2.23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1.94">
            <text:p>1.94</text:p>
          </table:table-cell>
          <table:table-cell office:value-type="float" office:value="1.72">
            <text:p>1.72</text:p>
          </table:table-cell>
          <table:table-cell office:value-type="float" office:value="1.77">
            <text:p>1.77</text:p>
          </table:table-cell>
          <table:table-cell office:value-type="float" office:value="1">
            <text:p>1</text:p>
          </table:table-cell>
          <table:table-cell office:value-type="float" office:value="2.26">
            <text:p>2.26</text:p>
          </table:table-cell>
          <table:table-cell office:value-type="float" office:value="2.65">
            <text:p>2.65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1.33">
            <text:p>1.33</text:p>
          </table:table-cell>
          <table:table-cell office:value-type="float" office:value="0.94">
            <text:p>0.94</text:p>
          </table:table-cell>
          <table:table-cell office:value-type="float" office:value="0.85">
            <text:p>0.85</text:p>
          </table:table-cell>
          <table:table-cell office:value-type="float" office:value="1.18">
            <text:p>1.18</text:p>
          </table:table-cell>
          <table:table-cell office:value-type="float" office:value="1.08">
            <text:p>1.08</text:p>
          </table:table-cell>
          <table:table-cell office:value-type="float" office:value="1.21">
            <text:p>1.21</text:p>
          </table:table-cell>
          <table:table-cell office:value-type="float" office:value="0.83">
            <text:p>0.83</text:p>
          </table:table-cell>
          <table:table-cell office:value-type="float" office:value="1.22">
            <text:p>1.22</text:p>
          </table:table-cell>
          <table:table-cell office:value-type="float" office:value="1.16">
            <text:p>1.16</text:p>
          </table:table-cell>
          <table:table-cell office:value-type="float" office:value="19.94">
            <text:p>19.94</text:p>
          </table:table-cell>
          <table:table-cell office:value-type="float" office:value="1.98">
            <text:p>1.98</text:p>
          </table:table-cell>
          <table:table-cell office:value-type="float" office:value="4.03">
            <text:p>4.03</text:p>
          </table:table-cell>
          <table:table-cell office:value-type="float" office:value="2.17">
            <text:p>2.17</text:p>
          </table:table-cell>
          <table:table-cell office:value-type="float" office:value="1.74">
            <text:p>1.74</text:p>
          </table:table-cell>
          <table:table-cell office:value-type="float" office:value="1.65">
            <text:p>1.65</text:p>
          </table:table-cell>
          <table:table-cell office:value-type="float" office:value="2.11">
            <text:p>2.11</text:p>
          </table:table-cell>
          <table:table-cell office:value-type="float" office:value="3.85">
            <text:p>3.85</text:p>
          </table:table-cell>
          <table:table-cell office:value-type="float" office:value="1.83">
            <text:p>1.83</text:p>
          </table:table-cell>
          <table:table-cell office:value-type="float" office:value="1.59">
            <text:p>1.59</text:p>
          </table:table-cell>
          <table:table-cell office:value-type="float" office:value="3.56">
            <text:p>3.56</text:p>
          </table:table-cell>
          <table:table-cell office:value-type="float" office:value="5.59">
            <text:p>5.59</text:p>
          </table:table-cell>
          <table:table-cell office:value-type="float" office:value="5.98">
            <text:p>5.98</text:p>
          </table:table-cell>
          <table:table-cell office:value-type="float" office:value="1.64">
            <text:p>1.64</text:p>
          </table:table-cell>
          <table:table-cell office:value-type="float" office:value="4.47">
            <text:p>4.47</text:p>
          </table:table-cell>
          <table:table-cell office:value-type="float" office:value="4.55">
            <text:p>4.55</text:p>
          </table:table-cell>
          <table:table-cell office:value-type="float" office:value="3.21">
            <text:p>3.21</text:p>
          </table:table-cell>
          <table:table-cell office:value-type="float" office:value="0.98">
            <text:p>0.98</text:p>
          </table:table-cell>
          <table:table-cell office:value-type="float" office:value="0.9">
            <text:p>0.9</text:p>
          </table:table-cell>
          <table:table-cell office:value-type="float" office:value="2.49">
            <text:p>2.49</text:p>
          </table:table-cell>
          <table:table-cell office:value-type="float" office:value="2.28">
            <text:p>2.28</text:p>
          </table:table-cell>
          <table:table-cell office:value-type="float" office:value="2.44">
            <text:p>2.44</text:p>
          </table:table-cell>
          <table:table-cell office:value-type="float" office:value="1.01">
            <text:p>1.01</text:p>
          </table:table-cell>
          <table:table-cell office:value-type="float" office:value="2.43">
            <text:p>2.43</text:p>
          </table:table-cell>
          <table:table-cell office:value-type="float" office:value="2.69">
            <text:p>2.69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1.41">
            <text:p>1.41</text:p>
          </table:table-cell>
          <table:table-cell office:value-type="float" office:value="0.94">
            <text:p>0.94</text:p>
          </table:table-cell>
          <table:table-cell office:value-type="float" office:value="0.8">
            <text:p>0.8</text:p>
          </table:table-cell>
          <table:table-cell office:value-type="float" office:value="1.19">
            <text:p>1.19</text:p>
          </table:table-cell>
          <table:table-cell office:value-type="float" office:value="1.08">
            <text:p>1.08</text:p>
          </table:table-cell>
          <table:table-cell office:value-type="float" office:value="1.22">
            <text:p>1.22</text:p>
          </table:table-cell>
          <table:table-cell office:value-type="float" office:value="0.82">
            <text:p>0.82</text:p>
          </table:table-cell>
          <table:table-cell office:value-type="float" office:value="1.26">
            <text:p>1.26</text:p>
          </table:table-cell>
          <table:table-cell office:value-type="float" office:value="1.3">
            <text:p>1.3</text:p>
          </table:table-cell>
          <table:table-cell office:value-type="float" office:value="22.33">
            <text:p>22.33</text:p>
          </table:table-cell>
          <table:table-cell office:value-type="float" office:value="1.82">
            <text:p>1.82</text:p>
          </table:table-cell>
          <table:table-cell office:value-type="float" office:value="4.19">
            <text:p>4.19</text:p>
          </table:table-cell>
          <table:table-cell office:value-type="float" office:value="2.54">
            <text:p>2.54</text:p>
          </table:table-cell>
          <table:table-cell office:value-type="float" office:value="2.01">
            <text:p>2.01</text:p>
          </table:table-cell>
          <table:table-cell office:value-type="float" office:value="1.69">
            <text:p>1.69</text:p>
          </table:table-cell>
          <table:table-cell office:value-type="string">
            <text:p>?</text:p>
          </table:table-cell>
          <table:table-cell office:value-type="float" office:value="3.52">
            <text:p>3.52</text:p>
          </table:table-cell>
          <table:table-cell office:value-type="float" office:value="1.62">
            <text:p>1.62</text:p>
          </table:table-cell>
          <table:table-cell office:value-type="float" office:value="1.61">
            <text:p>1.61</text:p>
          </table:table-cell>
          <table:table-cell office:value-type="float" office:value="3.4">
            <text:p>3.4</text:p>
          </table:table-cell>
          <table:table-cell office:value-type="float" office:value="5.52">
            <text:p>5.52</text:p>
          </table:table-cell>
          <table:table-cell office:value-type="float" office:value="5.55">
            <text:p>5.55</text:p>
          </table:table-cell>
          <table:table-cell office:value-type="float" office:value="1.55">
            <text:p>1.55</text:p>
          </table:table-cell>
          <table:table-cell office:value-type="float" office:value="4.16">
            <text:p>4.16</text:p>
          </table:table-cell>
          <table:table-cell office:value-type="float" office:value="6.08">
            <text:p>6.08</text:p>
          </table:table-cell>
          <table:table-cell office:value-type="float" office:value="3.35">
            <text:p>3.35</text:p>
          </table:table-cell>
          <table:table-cell office:value-type="float" office:value="0.97">
            <text:p>0.97</text:p>
          </table:table-cell>
          <table:table-cell office:value-type="float" office:value="0.81">
            <text:p>0.81</text:p>
          </table:table-cell>
          <table:table-cell office:value-type="float" office:value="2.54">
            <text:p>2.54</text:p>
          </table:table-cell>
          <table:table-cell office:value-type="float" office:value="2.06">
            <text:p>2.06</text:p>
          </table:table-cell>
          <table:table-cell office:value-type="float" office:value="2.15">
            <text:p>2.15</text:p>
          </table:table-cell>
          <table:table-cell office:value-type="float" office:value="0.98">
            <text:p>0.98</text:p>
          </table:table-cell>
          <table:table-cell office:value-type="float" office:value="2.59">
            <text:p>2.59</text:p>
          </table:table-cell>
          <table:table-cell office:value-type="float" office:value="2.95">
            <text:p>2.95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1.51">
            <text:p>1.51</text:p>
          </table:table-cell>
          <table:table-cell office:value-type="float" office:value="0.94">
            <text:p>0.94</text:p>
          </table:table-cell>
          <table:table-cell office:value-type="float" office:value="0.76">
            <text:p>0.76</text:p>
          </table:table-cell>
          <table:table-cell office:value-type="float" office:value="1.3">
            <text:p>1.3</text:p>
          </table:table-cell>
          <table:table-cell office:value-type="float" office:value="1.19">
            <text:p>1.19</text:p>
          </table:table-cell>
          <table:table-cell office:value-type="float" office:value="1.3">
            <text:p>1.3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1.35">
            <text:p>1.35</text:p>
          </table:table-cell>
          <table:table-cell office:value-type="string">
            <text:p>?</text:p>
          </table:table-cell>
          <table:table-cell office:value-type="float" office:value="1.9">
            <text:p>1.9</text:p>
          </table:table-cell>
          <table:table-cell office:value-type="float" office:value="4.81">
            <text:p>4.81</text:p>
          </table:table-cell>
          <table:table-cell office:value-type="float" office:value="2.58">
            <text:p>2.58</text:p>
          </table:table-cell>
          <table:table-cell office:value-type="float" office:value="3.03">
            <text:p>3.03</text:p>
          </table:table-cell>
          <table:table-cell office:value-type="float" office:value="2.43">
            <text:p>2.43</text:p>
          </table:table-cell>
          <table:table-cell office:value-type="string">
            <text:p>?</text:p>
          </table:table-cell>
          <table:table-cell office:value-type="float" office:value="4.01">
            <text:p>4.01</text:p>
          </table:table-cell>
          <table:table-cell office:value-type="float" office:value="1.54">
            <text:p>1.54</text:p>
          </table:table-cell>
          <table:table-cell office:value-type="float" office:value="1.61">
            <text:p>1.61</text:p>
          </table:table-cell>
          <table:table-cell office:value-type="float" office:value="4.17">
            <text:p>4.17</text:p>
          </table:table-cell>
          <table:table-cell office:value-type="float" office:value="7.99">
            <text:p>7.99</text:p>
          </table:table-cell>
          <table:table-cell office:value-type="float" office:value="6.12">
            <text:p>6.12</text:p>
          </table:table-cell>
          <table:table-cell office:value-type="float" office:value="1.64">
            <text:p>1.64</text:p>
          </table:table-cell>
          <table:table-cell office:value-type="float" office:value="5.42">
            <text:p>5.42</text:p>
          </table:table-cell>
          <table:table-cell office:value-type="float" office:value="5.97">
            <text:p>5.97</text:p>
          </table:table-cell>
          <table:table-cell office:value-type="float" office:value="3.39">
            <text:p>3.39</text:p>
          </table:table-cell>
          <table:table-cell office:value-type="float" office:value="0.91">
            <text:p>0.91</text:p>
          </table:table-cell>
          <table:table-cell office:value-type="float" office:value="0.75">
            <text:p>0.75</text:p>
          </table:table-cell>
          <table:table-cell office:value-type="float" office:value="2.58">
            <text:p>2.58</text:p>
          </table:table-cell>
          <table:table-cell office:value-type="float" office:value="2.04">
            <text:p>2.04</text:p>
          </table:table-cell>
          <table:table-cell office:value-type="float" office:value="2.1">
            <text:p>2.1</text:p>
          </table:table-cell>
          <table:table-cell office:value-type="float" office:value="1.02">
            <text:p>1.02</text:p>
          </table:table-cell>
          <table:table-cell office:value-type="float" office:value="2.74">
            <text:p>2.74</text:p>
          </table:table-cell>
          <table:table-cell office:value-type="float" office:value="3.18">
            <text:p>3.18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table:number-columns-repeated="2"/>
          <table:table-cell office:value-type="string">
            <text:p>HD6970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204">
            <text:p>204</text:p>
          </table:table-cell>
          <table:table-cell office:value-type="float" office:value="205">
            <text:p>205</text:p>
          </table:table-cell>
          <table:table-cell office:value-type="float" office:value="211">
            <text:p>211</text:p>
          </table:table-cell>
          <table:table-cell office:value-type="float" office:value="302">
            <text:p>302</text:p>
          </table:table-cell>
          <table:table-cell office:value-type="float" office:value="303">
            <text:p>303</text:p>
          </table:table-cell>
          <table:table-cell office:value-type="float" office:value="306">
            <text:p>306</text:p>
          </table:table-cell>
          <table:table-cell office:value-type="float" office:value="401">
            <text:p>401</text:p>
          </table:table-cell>
          <table:table-cell office:value-type="float" office:value="407">
            <text:p>407</text:p>
          </table:table-cell>
          <table:table-cell office:value-type="float" office:value="408">
            <text:p>408</text:p>
          </table:table-cell>
          <table:table-cell office:value-type="float" office:value="409">
            <text:p>409</text:p>
          </table:table-cell>
          <table:table-cell office:value-type="float" office:value="410">
            <text:p>410</text:p>
          </table:table-cell>
          <table:table-cell office:value-type="float" office:value="412">
            <text:p>412</text:p>
          </table:table-cell>
          <table:table-cell office:value-type="float" office:value="413">
            <text:p>413</text:p>
          </table:table-cell>
          <table:table-cell office:value-type="float" office:value="414">
            <text:p>414</text:p>
          </table:table-cell>
          <table:table-cell office:value-type="float" office:value="415">
            <text:p>415</text:p>
          </table:table-cell>
          <table:table-cell office:value-type="float" office:value="416">
            <text:p>416</text:p>
          </table:table-cell>
          <table:table-cell office:value-type="float" office:value="507">
            <text:p>507</text:p>
          </table:table-cell>
          <table:table-cell office:value-type="float" office:value="508">
            <text:p>508</text:p>
          </table:table-cell>
          <table:table-cell office:value-type="float" office:value="509">
            <text:p>509</text:p>
          </table:table-cell>
          <table:table-cell office:value-type="float" office:value="510">
            <text:p>510</text:p>
          </table:table-cell>
          <table:table-cell office:value-type="float" office:value="512">
            <text:p>512</text:p>
          </table:table-cell>
          <table:table-cell office:value-type="float" office:value="513">
            <text:p>513</text:p>
          </table:table-cell>
          <table:table-cell office:value-type="float" office:value="514">
            <text:p>514</text:p>
          </table:table-cell>
          <table:table-cell office:value-type="float" office:value="515">
            <text:p>515</text:p>
          </table:table-cell>
          <table:table-cell office:value-type="float" office:value="516">
            <text:p>516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  <table:table-cell office:value-type="float" office:value="1.15">
            <text:p>1.15</text:p>
          </table:table-cell>
          <table:table-cell office:value-type="float" office:value="1.13">
            <text:p>1.13</text:p>
          </table:table-cell>
          <table:table-cell office:value-type="float" office:value="1.21">
            <text:p>1.21</text:p>
          </table:table-cell>
          <table:table-cell office:value-type="float" office:value="1.02">
            <text:p>1.02</text:p>
          </table:table-cell>
          <table:table-cell office:value-type="float" office:value="1.04">
            <text:p>1.04</text:p>
          </table:table-cell>
          <table:table-cell office:value-type="float" office:value="1.06">
            <text:p>1.06</text:p>
          </table:table-cell>
          <table:table-cell office:value-type="float" office:value="1.03">
            <text:p>1.03</text:p>
          </table:table-cell>
          <table:table-cell office:value-type="float" office:value="1.11">
            <text:p>1.11</text:p>
          </table:table-cell>
          <table:table-cell table:style-name="ce18" office:value-type="float" office:value="3.08">
            <text:p>3.08</text:p>
          </table:table-cell>
          <table:table-cell table:style-name="ce19" office:value-type="float" office:value="2.55">
            <text:p>2.55</text:p>
          </table:table-cell>
          <table:table-cell table:style-name="ce19" office:value-type="float" office:value="2.67">
            <text:p>2.67</text:p>
          </table:table-cell>
          <table:table-cell table:style-name="ce19" office:value-type="float" office:value="2.87">
            <text:p>2.87</text:p>
          </table:table-cell>
          <table:table-cell table:style-name="ce19" office:value-type="float" office:value="2.9">
            <text:p>2.9</text:p>
          </table:table-cell>
          <table:table-cell table:style-name="ce20" office:value-type="float" office:value="2.62">
            <text:p>2.62</text:p>
          </table:table-cell>
          <table:table-cell office:value-type="float" office:value="5.77">
            <text:p>5.77</text:p>
          </table:table-cell>
          <table:table-cell office:value-type="float" office:value="2.86">
            <text:p>2.86</text:p>
          </table:table-cell>
          <table:table-cell office:value-type="float" office:value="1.44">
            <text:p>1.44</text:p>
          </table:table-cell>
          <table:table-cell office:value-type="float" office:value="1.93">
            <text:p>1.93</text:p>
          </table:table-cell>
          <table:table-cell office:value-type="float" office:value="1.74">
            <text:p>1.74</text:p>
          </table:table-cell>
          <table:table-cell office:value-type="float" office:value="1.7">
            <text:p>1.7</text:p>
          </table:table-cell>
          <table:table-cell office:value-type="float" office:value="1.57">
            <text:p>1.57</text:p>
          </table:table-cell>
          <table:table-cell office:value-type="float" office:value="1.94">
            <text:p>1.94</text:p>
          </table:table-cell>
          <table:table-cell office:value-type="float" office:value="1.58">
            <text:p>1.58</text:p>
          </table:table-cell>
          <table:table-cell office:value-type="float" office:value="1.67">
            <text:p>1.67</text:p>
          </table:table-cell>
          <table:table-cell office:value-type="float" office:value="1.14">
            <text:p>1.14</text:p>
          </table:table-cell>
          <table:table-cell office:value-type="float" office:value="1.03">
            <text:p>1.03</text:p>
          </table:table-cell>
          <table:table-cell office:value-type="float" office:value="1.17">
            <text:p>1.17</text:p>
          </table:table-cell>
          <table:table-cell office:value-type="float" office:value="1.07">
            <text:p>1.07</text:p>
          </table:table-cell>
          <table:table-cell office:value-type="float" office:value="1.05">
            <text:p>1.05</text:p>
          </table:table-cell>
          <table:table-cell office:value-type="float" office:value="1.06">
            <text:p>1.06</text:p>
          </table:table-cell>
          <table:table-cell office:value-type="float" office:value="1.29">
            <text:p>1.29</text:p>
          </table:table-cell>
          <table:table-cell office:value-type="float" office:value="1.39">
            <text:p>1.39</text:p>
          </table:table-cell>
          <table:table-cell office:value-type="float" office:value="1.21">
            <text:p>1.21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  <table:table-cell office:value-type="float" office:value="1.29">
            <text:p>1.29</text:p>
          </table:table-cell>
          <table:table-cell office:value-type="float" office:value="1.16">
            <text:p>1.16</text:p>
          </table:table-cell>
          <table:table-cell office:value-type="float" office:value="1.4">
            <text:p>1.4</text:p>
          </table:table-cell>
          <table:table-cell office:value-type="float" office:value="1.63">
            <text:p>1.63</text:p>
          </table:table-cell>
          <table:table-cell office:value-type="float" office:value="1.16">
            <text:p>1.16</text:p>
          </table:table-cell>
          <table:table-cell office:value-type="float" office:value="1.3">
            <text:p>1.3</text:p>
          </table:table-cell>
          <table:table-cell office:value-type="float" office:value="1.51">
            <text:p>1.51</text:p>
          </table:table-cell>
          <table:table-cell office:value-type="float" office:value="1.23">
            <text:p>1.23</text:p>
          </table:table-cell>
          <table:table-cell office:value-type="float" office:value="3.17">
            <text:p>3.17</text:p>
          </table:table-cell>
          <table:table-cell office:value-type="float" office:value="3.15">
            <text:p>3.15</text:p>
          </table:table-cell>
          <table:table-cell office:value-type="float" office:value="3.34">
            <text:p>3.34</text:p>
          </table:table-cell>
          <table:table-cell office:value-type="float" office:value="2.82">
            <text:p>2.82</text:p>
          </table:table-cell>
          <table:table-cell office:value-type="float" office:value="3.08">
            <text:p>3.08</text:p>
          </table:table-cell>
          <table:table-cell office:value-type="float" office:value="2.83">
            <text:p>2.83</text:p>
          </table:table-cell>
          <table:table-cell office:value-type="float" office:value="6.12">
            <text:p>6.12</text:p>
          </table:table-cell>
          <table:table-cell office:value-type="float" office:value="2">
            <text:p>2</text:p>
          </table:table-cell>
          <table:table-cell office:value-type="float" office:value="1.96">
            <text:p>1.96</text:p>
          </table:table-cell>
          <table:table-cell office:value-type="float" office:value="1.94">
            <text:p>1.94</text:p>
          </table:table-cell>
          <table:table-cell office:value-type="float" office:value="2.13">
            <text:p>2.13</text:p>
          </table:table-cell>
          <table:table-cell office:value-type="float" office:value="2.29">
            <text:p>2.29</text:p>
          </table:table-cell>
          <table:table-cell office:value-type="float" office:value="2.16">
            <text:p>2.16</text:p>
          </table:table-cell>
          <table:table-cell office:value-type="float" office:value="2.03">
            <text:p>2.03</text:p>
          </table:table-cell>
          <table:table-cell table:number-columns-repeated="2" office:value-type="float" office:value="2.29">
            <text:p>2.29</text:p>
          </table:table-cell>
          <table:table-cell office:value-type="float" office:value="1.3">
            <text:p>1.3</text:p>
          </table:table-cell>
          <table:table-cell office:value-type="float" office:value="1.2">
            <text:p>1.2</text:p>
          </table:table-cell>
          <table:table-cell office:value-type="float" office:value="1.14">
            <text:p>1.14</text:p>
          </table:table-cell>
          <table:table-cell office:value-type="float" office:value="1.38">
            <text:p>1.38</text:p>
          </table:table-cell>
          <table:table-cell office:value-type="float" office:value="1.41">
            <text:p>1.41</text:p>
          </table:table-cell>
          <table:table-cell office:value-type="float" office:value="1.31">
            <text:p>1.31</text:p>
          </table:table-cell>
          <table:table-cell office:value-type="float" office:value="1.41">
            <text:p>1.41</text:p>
          </table:table-cell>
          <table:table-cell office:value-type="float" office:value="1.57">
            <text:p>1.57</text:p>
          </table:table-cell>
          <table:table-cell office:value-type="float" office:value="1.37">
            <text:p>1.37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1.31">
            <text:p>1.31</text:p>
          </table:table-cell>
          <table:table-cell office:value-type="float" office:value="1.96">
            <text:p>1.96</text:p>
          </table:table-cell>
          <table:table-cell office:value-type="float" office:value="1.33">
            <text:p>1.33</text:p>
          </table:table-cell>
          <table:table-cell table:number-columns-repeated="2" office:value-type="float" office:value="1.45">
            <text:p>1.45</text:p>
          </table:table-cell>
          <table:table-cell office:value-type="float" office:value="1.37">
            <text:p>1.37</text:p>
          </table:table-cell>
          <table:table-cell office:value-type="float" office:value="1.39">
            <text:p>1.39</text:p>
          </table:table-cell>
          <table:table-cell office:value-type="float" office:value="1.42">
            <text:p>1.42</text:p>
          </table:table-cell>
          <table:table-cell office:value-type="float" office:value="1.28">
            <text:p>1.28</text:p>
          </table:table-cell>
          <table:table-cell office:value-type="float" office:value="4.11">
            <text:p>4.11</text:p>
          </table:table-cell>
          <table:table-cell office:value-type="float" office:value="2.84">
            <text:p>2.84</text:p>
          </table:table-cell>
          <table:table-cell office:value-type="float" office:value="4.76">
            <text:p>4.76</text:p>
          </table:table-cell>
          <table:table-cell office:value-type="float" office:value="3.47">
            <text:p>3.47</text:p>
          </table:table-cell>
          <table:table-cell office:value-type="float" office:value="3.38">
            <text:p>3.38</text:p>
          </table:table-cell>
          <table:table-cell office:value-type="float" office:value="3.21">
            <text:p>3.21</text:p>
          </table:table-cell>
          <table:table-cell office:value-type="float" office:value="6.34">
            <text:p>6.34</text:p>
          </table:table-cell>
          <table:table-cell office:value-type="float" office:value="1.72">
            <text:p>1.72</text:p>
          </table:table-cell>
          <table:table-cell office:value-type="float" office:value="1.44">
            <text:p>1.44</text:p>
          </table:table-cell>
          <table:table-cell office:value-type="float" office:value="1.43">
            <text:p>1.43</text:p>
          </table:table-cell>
          <table:table-cell office:value-type="float" office:value="1.73">
            <text:p>1.73</text:p>
          </table:table-cell>
          <table:table-cell office:value-type="float" office:value="3.3">
            <text:p>3.3</text:p>
          </table:table-cell>
          <table:table-cell office:value-type="float" office:value="1.64">
            <text:p>1.64</text:p>
          </table:table-cell>
          <table:table-cell office:value-type="float" office:value="1.42">
            <text:p>1.42</text:p>
          </table:table-cell>
          <table:table-cell office:value-type="float" office:value="1.65">
            <text:p>1.65</text:p>
          </table:table-cell>
          <table:table-cell office:value-type="float" office:value="1.67">
            <text:p>1.67</text:p>
          </table:table-cell>
          <table:table-cell office:value-type="float" office:value="2.02">
            <text:p>2.02</text:p>
          </table:table-cell>
          <table:table-cell office:value-type="float" office:value="1.21">
            <text:p>1.21</text:p>
          </table:table-cell>
          <table:table-cell office:value-type="float" office:value="1.59">
            <text:p>1.59</text:p>
          </table:table-cell>
          <table:table-cell office:value-type="float" office:value="1.78">
            <text:p>1.78</text:p>
          </table:table-cell>
          <table:table-cell office:value-type="float" office:value="1.59">
            <text:p>1.59</text:p>
          </table:table-cell>
          <table:table-cell office:value-type="float" office:value="1.55">
            <text:p>1.55</text:p>
          </table:table-cell>
          <table:table-cell office:value-type="float" office:value="1.4">
            <text:p>1.4</text:p>
          </table:table-cell>
          <table:table-cell office:value-type="float" office:value="1.24">
            <text:p>1.24</text:p>
          </table:table-cell>
          <table:table-cell office:value-type="float" office:value="1.84">
            <text:p>1.84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1.77">
            <text:p>1.77</text:p>
          </table:table-cell>
          <table:table-cell office:value-type="float" office:value="2">
            <text:p>2</text:p>
          </table:table-cell>
          <table:table-cell office:value-type="float" office:value="1.77">
            <text:p>1.77</text:p>
          </table:table-cell>
          <table:table-cell office:value-type="float" office:value="1.4">
            <text:p>1.4</text:p>
          </table:table-cell>
          <table:table-cell office:value-type="float" office:value="1.05">
            <text:p>1.05</text:p>
          </table:table-cell>
          <table:table-cell office:value-type="float" office:value="1.19">
            <text:p>1.19</text:p>
          </table:table-cell>
          <table:table-cell office:value-type="float" office:value="1.17">
            <text:p>1.17</text:p>
          </table:table-cell>
          <table:table-cell office:value-type="float" office:value="1.19">
            <text:p>1.19</text:p>
          </table:table-cell>
          <table:table-cell office:value-type="float" office:value="1.4">
            <text:p>1.4</text:p>
          </table:table-cell>
          <table:table-cell office:value-type="float" office:value="4.11">
            <text:p>4.11</text:p>
          </table:table-cell>
          <table:table-cell office:value-type="float" office:value="2.77">
            <text:p>2.77</text:p>
          </table:table-cell>
          <table:table-cell office:value-type="float" office:value="4.07">
            <text:p>4.07</text:p>
          </table:table-cell>
          <table:table-cell office:value-type="float" office:value="3.79">
            <text:p>3.79</text:p>
          </table:table-cell>
          <table:table-cell office:value-type="float" office:value="3.69">
            <text:p>3.69</text:p>
          </table:table-cell>
          <table:table-cell office:value-type="float" office:value="3.34">
            <text:p>3.34</text:p>
          </table:table-cell>
          <table:table-cell office:value-type="string">
            <text:p>?</text:p>
          </table:table-cell>
          <table:table-cell office:value-type="float" office:value="1.7">
            <text:p>1.7</text:p>
          </table:table-cell>
          <table:table-cell office:value-type="float" office:value="1.43">
            <text:p>1.43</text:p>
          </table:table-cell>
          <table:table-cell office:value-type="float" office:value="1.45">
            <text:p>1.45</text:p>
          </table:table-cell>
          <table:table-cell office:value-type="float" office:value="2.64">
            <text:p>2.64</text:p>
          </table:table-cell>
          <table:table-cell office:value-type="float" office:value="7.25">
            <text:p>7.25</text:p>
          </table:table-cell>
          <table:table-cell office:value-type="float" office:value="1.7">
            <text:p>1.7</text:p>
          </table:table-cell>
          <table:table-cell office:value-type="float" office:value="1.45">
            <text:p>1.45</text:p>
          </table:table-cell>
          <table:table-cell office:value-type="float" office:value="1.68">
            <text:p>1.68</text:p>
          </table:table-cell>
          <table:table-cell office:value-type="float" office:value="1.66">
            <text:p>1.66</text:p>
          </table:table-cell>
          <table:table-cell office:value-type="float" office:value="1.8">
            <text:p>1.8</text:p>
          </table:table-cell>
          <table:table-cell office:value-type="float" office:value="0.84">
            <text:p>0.84</text:p>
          </table:table-cell>
          <table:table-cell office:value-type="float" office:value="1.3">
            <text:p>1.3</text:p>
          </table:table-cell>
          <table:table-cell office:value-type="float" office:value="1.45">
            <text:p>1.45</text:p>
          </table:table-cell>
          <table:table-cell office:value-type="float" office:value="1.07">
            <text:p>1.07</text:p>
          </table:table-cell>
          <table:table-cell office:value-type="float" office:value="1.13">
            <text:p>1.13</text:p>
          </table:table-cell>
          <table:table-cell office:value-type="float" office:value="0.76">
            <text:p>0.76</text:p>
          </table:table-cell>
          <table:table-cell office:value-type="float" office:value="1.04">
            <text:p>1.04</text:p>
          </table:table-cell>
          <table:table-cell office:value-type="float" office:value="1.48">
            <text:p>1.48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  <table:table-cell office:value-type="float" office:value="1.07">
            <text:p>1.07</text:p>
          </table:table-cell>
          <table:table-cell office:value-type="float" office:value="1.08">
            <text:p>1.08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0.74">
            <text:p>0.74</text:p>
          </table:table-cell>
          <table:table-cell office:value-type="float" office:value="0.72">
            <text:p>0.72</text:p>
          </table:table-cell>
          <table:table-cell office:value-type="float" office:value="0.73">
            <text:p>0.73</text:p>
          </table:table-cell>
          <table:table-cell office:value-type="float" office:value="0.85">
            <text:p>0.85</text:p>
          </table:table-cell>
          <table:table-cell office:value-type="float" office:value="4.09">
            <text:p>4.09</text:p>
          </table:table-cell>
          <table:table-cell office:value-type="float" office:value="2.79">
            <text:p>2.79</text:p>
          </table:table-cell>
          <table:table-cell office:value-type="float" office:value="3.52">
            <text:p>3.52</text:p>
          </table:table-cell>
          <table:table-cell office:value-type="float" office:value="3.9">
            <text:p>3.9</text:p>
          </table:table-cell>
          <table:table-cell office:value-type="float" office:value="3.47">
            <text:p>3.47</text:p>
          </table:table-cell>
          <table:table-cell office:value-type="float" office:value="3.43">
            <text:p>3.43</text:p>
          </table:table-cell>
          <table:table-cell office:value-type="string">
            <text:p>?</text:p>
          </table:table-cell>
          <table:table-cell office:value-type="float" office:value="1.68">
            <text:p>1.68</text:p>
          </table:table-cell>
          <table:table-cell table:number-columns-repeated="2" office:value-type="float" office:value="1.42">
            <text:p>1.42</text:p>
          </table:table-cell>
          <table:table-cell office:value-type="float" office:value="2.25">
            <text:p>2.25</text:p>
          </table:table-cell>
          <table:table-cell office:value-type="float" office:value="5.92">
            <text:p>5.92</text:p>
          </table:table-cell>
          <table:table-cell office:value-type="float" office:value="1.74">
            <text:p>1.74</text:p>
          </table:table-cell>
          <table:table-cell office:value-type="float" office:value="1.45">
            <text:p>1.45</text:p>
          </table:table-cell>
          <table:table-cell office:value-type="float" office:value="1.7">
            <text:p>1.7</text:p>
          </table:table-cell>
          <table:table-cell office:value-type="float" office:value="1.68">
            <text:p>1.68</text:p>
          </table:table-cell>
          <table:table-cell office:value-type="float" office:value="1.59">
            <text:p>1.59</text:p>
          </table:table-cell>
          <table:table-cell office:value-type="float" office:value="0.62">
            <text:p>0.62</text:p>
          </table:table-cell>
          <table:table-cell office:value-type="float" office:value="0.85">
            <text:p>0.85</text:p>
          </table:table-cell>
          <table:table-cell office:value-type="float" office:value="1.25">
            <text:p>1.25</text:p>
          </table:table-cell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 office:value-type="float" office:value="0.57">
            <text:p>0.57</text:p>
          </table:table-cell>
          <table:table-cell office:value-type="float" office:value="1.02">
            <text:p>1.02</text:p>
          </table:table-cell>
          <table:table-cell office:value-type="float" office:value="1.36">
            <text:p>1.36</text:p>
          </table:table-cell>
        </table:table-row>
        <table:table-row table:style-name="ro1">
          <table:table-cell table:number-columns-repeated="2"/>
          <table:table-cell table:number-columns-repeated="4" office:value-type="float" office:value="1">
            <text:p>1</text:p>
          </table:table-cell>
          <table:table-cell office:value-type="float" office:value="1.02">
            <text:p>1.02</text:p>
          </table:table-cell>
          <table:table-cell office:value-type="float" office:value="0.93">
            <text:p>0.93</text:p>
          </table:table-cell>
          <table:table-cell office:value-type="float" office:value="0.65">
            <text:p>0.65</text:p>
          </table:table-cell>
          <table:table-cell office:value-type="float" office:value="0.63">
            <text:p>0.63</text:p>
          </table:table-cell>
          <table:table-cell office:value-type="float" office:value="0.66">
            <text:p>0.66</text:p>
          </table:table-cell>
          <table:table-cell office:value-type="float" office:value="0.8">
            <text:p>0.8</text:p>
          </table:table-cell>
          <table:table-cell office:value-type="float" office:value="3.33">
            <text:p>3.33</text:p>
          </table:table-cell>
          <table:table-cell office:value-type="float" office:value="2.81">
            <text:p>2.81</text:p>
          </table:table-cell>
          <table:table-cell office:value-type="float" office:value="3.01">
            <text:p>3.01</text:p>
          </table:table-cell>
          <table:table-cell office:value-type="float" office:value="3.92">
            <text:p>3.92</text:p>
          </table:table-cell>
          <table:table-cell office:value-type="float" office:value="1.13">
            <text:p>1.13</text:p>
          </table:table-cell>
          <table:table-cell office:value-type="float" office:value="3.35">
            <text:p>3.35</text:p>
          </table:table-cell>
          <table:table-cell office:value-type="string">
            <text:p>?</text:p>
          </table:table-cell>
          <table:table-cell office:value-type="float" office:value="1.72">
            <text:p>1.72</text:p>
          </table:table-cell>
          <table:table-cell table:number-columns-repeated="2" office:value-type="float" office:value="1.43">
            <text:p>1.43</text:p>
          </table:table-cell>
          <table:table-cell office:value-type="float" office:value="4.24">
            <text:p>4.24</text:p>
          </table:table-cell>
          <table:table-cell office:value-type="float" office:value="5.95">
            <text:p>5.95</text:p>
          </table:table-cell>
          <table:table-cell office:value-type="float" office:value="1.77">
            <text:p>1.77</text:p>
          </table:table-cell>
          <table:table-cell office:value-type="float" office:value="1.47">
            <text:p>1.47</text:p>
          </table:table-cell>
          <table:table-cell office:value-type="float" office:value="1.77">
            <text:p>1.77</text:p>
          </table:table-cell>
          <table:table-cell office:value-type="float" office:value="1.71">
            <text:p>1.71</text:p>
          </table:table-cell>
          <table:table-cell office:value-type="float" office:value="1.62">
            <text:p>1.62</text:p>
          </table:table-cell>
          <table:table-cell office:value-type="float" office:value="0.54">
            <text:p>0.54</text:p>
          </table:table-cell>
          <table:table-cell office:value-type="float" office:value="0.7">
            <text:p>0.7</text:p>
          </table:table-cell>
          <table:table-cell office:value-type="float" office:value="1.24">
            <text:p>1.24</text:p>
          </table:table-cell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6">
            <text:p>0.6</text:p>
          </table:table-cell>
          <table:table-cell office:value-type="string">
            <text:p>?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table:number-columns-repeated="2"/>
          <table:table-cell office:value-type="string">
            <text:p>e5620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204">
            <text:p>204</text:p>
          </table:table-cell>
          <table:table-cell office:value-type="float" office:value="205">
            <text:p>205</text:p>
          </table:table-cell>
          <table:table-cell office:value-type="float" office:value="211">
            <text:p>211</text:p>
          </table:table-cell>
          <table:table-cell office:value-type="float" office:value="302">
            <text:p>302</text:p>
          </table:table-cell>
          <table:table-cell office:value-type="float" office:value="303">
            <text:p>303</text:p>
          </table:table-cell>
          <table:table-cell office:value-type="float" office:value="306">
            <text:p>306</text:p>
          </table:table-cell>
          <table:table-cell office:value-type="float" office:value="401">
            <text:p>401</text:p>
          </table:table-cell>
          <table:table-cell office:value-type="float" office:value="407">
            <text:p>407</text:p>
          </table:table-cell>
          <table:table-cell office:value-type="float" office:value="408">
            <text:p>408</text:p>
          </table:table-cell>
          <table:table-cell office:value-type="float" office:value="409">
            <text:p>409</text:p>
          </table:table-cell>
          <table:table-cell office:value-type="float" office:value="410">
            <text:p>410</text:p>
          </table:table-cell>
          <table:table-cell office:value-type="float" office:value="412">
            <text:p>412</text:p>
          </table:table-cell>
          <table:table-cell office:value-type="float" office:value="413">
            <text:p>413</text:p>
          </table:table-cell>
          <table:table-cell office:value-type="float" office:value="414">
            <text:p>414</text:p>
          </table:table-cell>
          <table:table-cell office:value-type="float" office:value="415">
            <text:p>415</text:p>
          </table:table-cell>
          <table:table-cell office:value-type="float" office:value="416">
            <text:p>416</text:p>
          </table:table-cell>
          <table:table-cell office:value-type="float" office:value="507">
            <text:p>507</text:p>
          </table:table-cell>
          <table:table-cell office:value-type="float" office:value="508">
            <text:p>508</text:p>
          </table:table-cell>
          <table:table-cell office:value-type="float" office:value="509">
            <text:p>509</text:p>
          </table:table-cell>
          <table:table-cell office:value-type="float" office:value="510">
            <text:p>510</text:p>
          </table:table-cell>
          <table:table-cell office:value-type="float" office:value="512">
            <text:p>512</text:p>
          </table:table-cell>
          <table:table-cell office:value-type="float" office:value="513">
            <text:p>513</text:p>
          </table:table-cell>
          <table:table-cell office:value-type="float" office:value="514">
            <text:p>514</text:p>
          </table:table-cell>
          <table:table-cell office:value-type="float" office:value="515">
            <text:p>515</text:p>
          </table:table-cell>
          <table:table-cell office:value-type="float" office:value="516">
            <text:p>516</text:p>
          </table:table-cell>
        </table:table-row>
        <table:table-row table:style-name="ro2">
          <table:table-cell table:number-columns-repeated="2"/>
          <table:table-cell table:style-name="ce16" office:value-type="float" office:value="1">
            <text:p>1.00</text:p>
          </table:table-cell>
          <table:table-cell table:style-name="ce17" office:value-type="float" office:value="1.12">
            <text:p>1.12</text:p>
          </table:table-cell>
          <table:table-cell table:style-name="ce17" office:value-type="float" office:value="0.88">
            <text:p>0.88</text:p>
          </table:table-cell>
          <table:table-cell table:style-name="ce17" office:value-type="float" office:value="0.93">
            <text:p>0.93</text:p>
          </table:table-cell>
          <table:table-cell table:style-name="ce17" office:value-type="float" office:value="0.92">
            <text:p>0.92</text:p>
          </table:table-cell>
          <table:table-cell table:style-name="ce17" office:value-type="float" office:value="0.79">
            <text:p>0.79</text:p>
          </table:table-cell>
          <table:table-cell table:style-name="ce17" office:value-type="float" office:value="0.72">
            <text:p>0.72</text:p>
          </table:table-cell>
          <table:table-cell table:style-name="ce17" office:value-type="float" office:value="0.8">
            <text:p>0.80</text:p>
          </table:table-cell>
          <table:table-cell table:style-name="ce17" office:value-type="float" office:value="0.73">
            <text:p>0.73</text:p>
          </table:table-cell>
          <table:table-cell table:style-name="ce17" office:value-type="float" office:value="0.77">
            <text:p>0.77</text:p>
          </table:table-cell>
          <table:table-cell table:style-name="ce17" office:value-type="float" office:value="0.96">
            <text:p>0.96</text:p>
          </table:table-cell>
          <table:table-cell table:style-name="ce17" office:value-type="float" office:value="1.14">
            <text:p>1.14</text:p>
          </table:table-cell>
          <table:table-cell table:style-name="ce17" office:value-type="float" office:value="0.92">
            <text:p>0.92</text:p>
          </table:table-cell>
          <table:table-cell table:style-name="ce17" office:value-type="float" office:value="0.26">
            <text:p>0.26</text:p>
          </table:table-cell>
          <table:table-cell table:style-name="ce17" office:value-type="float" office:value="0.25">
            <text:p>0.25</text:p>
          </table:table-cell>
          <table:table-cell table:style-name="ce17" office:value-type="float" office:value="0.53">
            <text:p>0.53</text:p>
          </table:table-cell>
          <table:table-cell table:style-name="ce17" office:value-type="float" office:value="1.5">
            <text:p>1.50</text:p>
          </table:table-cell>
          <table:table-cell table:style-name="ce17" office:value-type="float" office:value="1.52">
            <text:p>1.52</text:p>
          </table:table-cell>
          <table:table-cell table:style-name="ce17" office:value-type="float" office:value="1.13">
            <text:p>1.13</text:p>
          </table:table-cell>
          <table:table-cell table:style-name="ce17" office:value-type="float" office:value="0.64">
            <text:p>0.64</text:p>
          </table:table-cell>
          <table:table-cell table:style-name="ce17" office:value-type="float" office:value="0.72">
            <text:p>0.72</text:p>
          </table:table-cell>
          <table:table-cell table:style-name="ce17" office:value-type="float" office:value="0.94">
            <text:p>0.94</text:p>
          </table:table-cell>
          <table:table-cell table:style-name="ce17" office:value-type="float" office:value="0.91">
            <text:p>0.91</text:p>
          </table:table-cell>
          <table:table-cell table:style-name="ce17" office:value-type="float" office:value="0.87">
            <text:p>0.87</text:p>
          </table:table-cell>
          <table:table-cell table:style-name="ce17" office:value-type="float" office:value="0.85">
            <text:p>0.85</text:p>
          </table:table-cell>
          <table:table-cell table:style-name="ce17" office:value-type="float" office:value="0.94">
            <text:p>0.94</text:p>
          </table:table-cell>
          <table:table-cell table:style-name="ce17" office:value-type="float" office:value="0.21">
            <text:p>0.21</text:p>
          </table:table-cell>
          <table:table-cell table:style-name="ce17" office:value-type="float" office:value="0.16">
            <text:p>0.16</text:p>
          </table:table-cell>
          <table:table-cell table:style-name="ce17" office:value-type="float" office:value="0.23">
            <text:p>0.23</text:p>
          </table:table-cell>
          <table:table-cell table:style-name="ce17" office:value-type="float" office:value="0.2">
            <text:p>0.20</text:p>
          </table:table-cell>
          <table:table-cell table:style-name="ce17" office:value-type="float" office:value="0.19">
            <text:p>0.19</text:p>
          </table:table-cell>
          <table:table-cell table:style-name="ce17" office:value-type="float" office:value="0.28">
            <text:p>0.28</text:p>
          </table:table-cell>
          <table:table-cell table:number-columns-repeated="2" table:style-name="ce17" office:value-type="float" office:value="0.25">
            <text:p>0.25</text:p>
          </table:table-cell>
          <table:table-cell table:style-name="ce17" office:value-type="float" office:value="0.19">
            <text:p>0.19</text:p>
          </table:table-cell>
        </table:table-row>
        <table:table-row table:style-name="ro2">
          <table:table-cell table:number-columns-repeated="2"/>
          <table:table-cell table:style-name="ce16" office:value-type="float" office:value="1">
            <text:p>1.00</text:p>
          </table:table-cell>
          <table:table-cell table:style-name="ce17" office:value-type="float" office:value="1.06">
            <text:p>1.06</text:p>
          </table:table-cell>
          <table:table-cell table:style-name="ce17" office:value-type="float" office:value="0.8">
            <text:p>0.80</text:p>
          </table:table-cell>
          <table:table-cell table:style-name="ce17" office:value-type="float" office:value="0.74">
            <text:p>0.74</text:p>
          </table:table-cell>
          <table:table-cell table:style-name="ce17" office:value-type="float" office:value="0.88">
            <text:p>0.88</text:p>
          </table:table-cell>
          <table:table-cell table:style-name="ce17" office:value-type="float" office:value="0.56">
            <text:p>0.56</text:p>
          </table:table-cell>
          <table:table-cell table:style-name="ce17" office:value-type="float" office:value="0.6">
            <text:p>0.60</text:p>
          </table:table-cell>
          <table:table-cell table:style-name="ce17" office:value-type="float" office:value="0.56">
            <text:p>0.56</text:p>
          </table:table-cell>
          <table:table-cell table:style-name="ce17" office:value-type="float" office:value="0.61">
            <text:p>0.61</text:p>
          </table:table-cell>
          <table:table-cell table:style-name="ce17" office:value-type="float" office:value="0.66">
            <text:p>0.66</text:p>
          </table:table-cell>
          <table:table-cell table:style-name="ce17" office:value-type="float" office:value="1.01">
            <text:p>1.01</text:p>
          </table:table-cell>
          <table:table-cell table:style-name="ce17" office:value-type="float" office:value="1.37">
            <text:p>1.37</text:p>
          </table:table-cell>
          <table:table-cell table:style-name="ce17" office:value-type="float" office:value="0.97">
            <text:p>0.97</text:p>
          </table:table-cell>
          <table:table-cell table:style-name="ce17" office:value-type="float" office:value="0.28">
            <text:p>0.28</text:p>
          </table:table-cell>
          <table:table-cell table:style-name="ce17" office:value-type="float" office:value="0.22">
            <text:p>0.22</text:p>
          </table:table-cell>
          <table:table-cell table:style-name="ce17" office:value-type="float" office:value="0.54">
            <text:p>0.54</text:p>
          </table:table-cell>
          <table:table-cell table:style-name="ce17" office:value-type="float" office:value="1.48">
            <text:p>1.48</text:p>
          </table:table-cell>
          <table:table-cell table:style-name="ce17" office:value-type="float" office:value="1.68">
            <text:p>1.68</text:p>
          </table:table-cell>
          <table:table-cell table:style-name="ce17" office:value-type="float" office:value="1.22">
            <text:p>1.22</text:p>
          </table:table-cell>
          <table:table-cell table:style-name="ce17" office:value-type="float" office:value="0.56">
            <text:p>0.56</text:p>
          </table:table-cell>
          <table:table-cell table:style-name="ce17" office:value-type="float" office:value="0.71">
            <text:p>0.71</text:p>
          </table:table-cell>
          <table:table-cell table:style-name="ce17" office:value-type="float" office:value="0.79">
            <text:p>0.79</text:p>
          </table:table-cell>
          <table:table-cell table:style-name="ce17" office:value-type="float" office:value="0.76">
            <text:p>0.76</text:p>
          </table:table-cell>
          <table:table-cell table:style-name="ce17" office:value-type="float" office:value="0.74">
            <text:p>0.74</text:p>
          </table:table-cell>
          <table:table-cell table:style-name="ce17" office:value-type="float" office:value="0.88">
            <text:p>0.88</text:p>
          </table:table-cell>
          <table:table-cell table:style-name="ce17" office:value-type="float" office:value="0.91">
            <text:p>0.91</text:p>
          </table:table-cell>
          <table:table-cell table:style-name="ce17" office:value-type="float" office:value="0.13">
            <text:p>0.13</text:p>
          </table:table-cell>
          <table:table-cell table:style-name="ce17" office:value-type="float" office:value="0.09">
            <text:p>0.09</text:p>
          </table:table-cell>
          <table:table-cell table:style-name="ce17" office:value-type="float" office:value="0.12">
            <text:p>0.12</text:p>
          </table:table-cell>
          <table:table-cell table:style-name="ce17" office:value-type="float" office:value="0.09">
            <text:p>0.09</text:p>
          </table:table-cell>
          <table:table-cell table:style-name="ce17" office:value-type="float" office:value="0.12">
            <text:p>0.12</text:p>
          </table:table-cell>
          <table:table-cell table:style-name="ce17" office:value-type="float" office:value="0.09">
            <text:p>0.09</text:p>
          </table:table-cell>
          <table:table-cell table:style-name="ce17" office:value-type="float" office:value="0.08">
            <text:p>0.08</text:p>
          </table:table-cell>
          <table:table-cell table:style-name="ce17" office:value-type="float" office:value="0.09">
            <text:p>0.09</text:p>
          </table:table-cell>
          <table:table-cell table:style-name="ce17" office:value-type="float" office:value="0.1">
            <text:p>0.10</text:p>
          </table:table-cell>
        </table:table-row>
        <table:table-row table:style-name="ro2">
          <table:table-cell table:number-columns-repeated="2"/>
          <table:table-cell table:style-name="ce16" office:value-type="float" office:value="1">
            <text:p>1.00</text:p>
          </table:table-cell>
          <table:table-cell table:style-name="ce17" office:value-type="float" office:value="0.97">
            <text:p>0.97</text:p>
          </table:table-cell>
          <table:table-cell table:style-name="ce17" office:value-type="float" office:value="0.61">
            <text:p>0.61</text:p>
          </table:table-cell>
          <table:table-cell table:style-name="ce17" office:value-type="float" office:value="0.53">
            <text:p>0.53</text:p>
          </table:table-cell>
          <table:table-cell table:style-name="ce17" office:value-type="float" office:value="0.73">
            <text:p>0.73</text:p>
          </table:table-cell>
          <table:table-cell table:style-name="ce17" office:value-type="float" office:value="0.4">
            <text:p>0.40</text:p>
          </table:table-cell>
          <table:table-cell table:style-name="ce17" office:value-type="float" office:value="0.62">
            <text:p>0.62</text:p>
          </table:table-cell>
          <table:table-cell table:style-name="ce17" office:value-type="float" office:value="0.38">
            <text:p>0.38</text:p>
          </table:table-cell>
          <table:table-cell table:style-name="ce17" office:value-type="float" office:value="0.46">
            <text:p>0.46</text:p>
          </table:table-cell>
          <table:table-cell table:style-name="ce17" office:value-type="float" office:value="0.66">
            <text:p>0.66</text:p>
          </table:table-cell>
          <table:table-cell table:style-name="ce17" office:value-type="float" office:value="1.04">
            <text:p>1.04</text:p>
          </table:table-cell>
          <table:table-cell table:style-name="ce17" office:value-type="float" office:value="1.45">
            <text:p>1.45</text:p>
          </table:table-cell>
          <table:table-cell table:style-name="ce17" office:value-type="float" office:value="0.99">
            <text:p>0.99</text:p>
          </table:table-cell>
          <table:table-cell table:style-name="ce17" office:value-type="float" office:value="0.47">
            <text:p>0.47</text:p>
          </table:table-cell>
          <table:table-cell table:style-name="ce17" office:value-type="float" office:value="0.26">
            <text:p>0.26</text:p>
          </table:table-cell>
          <table:table-cell table:style-name="ce17" office:value-type="float" office:value="1.25">
            <text:p>1.25</text:p>
          </table:table-cell>
          <table:table-cell table:style-name="ce17" office:value-type="float" office:value="1.47">
            <text:p>1.47</text:p>
          </table:table-cell>
          <table:table-cell table:style-name="ce17" office:value-type="float" office:value="1.71">
            <text:p>1.71</text:p>
          </table:table-cell>
          <table:table-cell table:style-name="ce17" office:value-type="float" office:value="1.24">
            <text:p>1.24</text:p>
          </table:table-cell>
          <table:table-cell table:style-name="ce17" office:value-type="float" office:value="0.54">
            <text:p>0.54</text:p>
          </table:table-cell>
          <table:table-cell table:style-name="ce17" office:value-type="float" office:value="0.71">
            <text:p>0.71</text:p>
          </table:table-cell>
          <table:table-cell table:style-name="ce17" office:value-type="float" office:value="0.68">
            <text:p>0.68</text:p>
          </table:table-cell>
          <table:table-cell table:style-name="ce17" office:value-type="float" office:value="0.65">
            <text:p>0.65</text:p>
          </table:table-cell>
          <table:table-cell table:style-name="ce17" office:value-type="float" office:value="0.62">
            <text:p>0.62</text:p>
          </table:table-cell>
          <table:table-cell table:style-name="ce17" office:value-type="float" office:value="0.81">
            <text:p>0.81</text:p>
          </table:table-cell>
          <table:table-cell table:style-name="ce17" office:value-type="float" office:value="0.63">
            <text:p>0.63</text:p>
          </table:table-cell>
          <table:table-cell table:style-name="ce17" office:value-type="float" office:value="0.08">
            <text:p>0.08</text:p>
          </table:table-cell>
          <table:table-cell table:style-name="ce17" office:value-type="float" office:value="0.06">
            <text:p>0.06</text:p>
          </table:table-cell>
          <table:table-cell table:style-name="ce17" office:value-type="float" office:value="0.09">
            <text:p>0.09</text:p>
          </table:table-cell>
          <table:table-cell table:number-columns-repeated="2" table:style-name="ce17" office:value-type="float" office:value="0.07">
            <text:p>0.07</text:p>
          </table:table-cell>
          <table:table-cell table:style-name="ce17" office:value-type="float" office:value="0.1">
            <text:p>0.10</text:p>
          </table:table-cell>
          <table:table-cell table:number-columns-repeated="2" table:style-name="ce17" office:value-type="float" office:value="0.07">
            <text:p>0.07</text:p>
          </table:table-cell>
          <table:table-cell table:style-name="ce17" office:value-type="float" office:value="0.08">
            <text:p>0.08</text:p>
          </table:table-cell>
        </table:table-row>
        <table:table-row table:style-name="ro2">
          <table:table-cell table:number-columns-repeated="2"/>
          <table:table-cell table:style-name="ce16" office:value-type="float" office:value="1">
            <text:p>1.00</text:p>
          </table:table-cell>
          <table:table-cell table:style-name="ce17" office:value-type="float" office:value="0.95">
            <text:p>0.95</text:p>
          </table:table-cell>
          <table:table-cell table:style-name="ce17" office:value-type="float" office:value="0.49">
            <text:p>0.49</text:p>
          </table:table-cell>
          <table:table-cell table:style-name="ce17" office:value-type="float" office:value="0.44">
            <text:p>0.44</text:p>
          </table:table-cell>
          <table:table-cell table:style-name="ce17" office:value-type="float" office:value="0.7">
            <text:p>0.70</text:p>
          </table:table-cell>
          <table:table-cell table:style-name="ce17" office:value-type="float" office:value="0.35">
            <text:p>0.35</text:p>
          </table:table-cell>
          <table:table-cell table:style-name="ce17" office:value-type="float" office:value="0.37">
            <text:p>0.37</text:p>
          </table:table-cell>
          <table:table-cell table:style-name="ce17" office:value-type="float" office:value="0.28">
            <text:p>0.28</text:p>
          </table:table-cell>
          <table:table-cell table:style-name="ce17" office:value-type="float" office:value="0.38">
            <text:p>0.38</text:p>
          </table:table-cell>
          <table:table-cell table:style-name="ce17" office:value-type="float" office:value="0.42">
            <text:p>0.42</text:p>
          </table:table-cell>
          <table:table-cell table:style-name="ce17" office:value-type="float" office:value="1.05">
            <text:p>1.05</text:p>
          </table:table-cell>
          <table:table-cell table:style-name="ce17" office:value-type="float" office:value="1.5">
            <text:p>1.50</text:p>
          </table:table-cell>
          <table:table-cell table:style-name="ce17" office:value-type="float" office:value="1">
            <text:p>1.00</text:p>
          </table:table-cell>
          <table:table-cell table:style-name="ce17" office:value-type="float" office:value="0.7">
            <text:p>0.70</text:p>
          </table:table-cell>
          <table:table-cell table:style-name="ce17" office:value-type="float" office:value="0.69">
            <text:p>0.69</text:p>
          </table:table-cell>
          <table:table-cell table:style-name="ce17" office:value-type="float" office:value="0.53">
            <text:p>0.53</text:p>
          </table:table-cell>
          <table:table-cell table:style-name="ce17" office:value-type="string">
            <text:p>?</text:p>
          </table:table-cell>
          <table:table-cell table:style-name="ce17" office:value-type="float" office:value="1.7">
            <text:p>1.70</text:p>
          </table:table-cell>
          <table:table-cell table:style-name="ce17" office:value-type="float" office:value="1.26">
            <text:p>1.26</text:p>
          </table:table-cell>
          <table:table-cell table:style-name="ce17" office:value-type="float" office:value="0.53">
            <text:p>0.53</text:p>
          </table:table-cell>
          <table:table-cell table:style-name="ce17" office:value-type="float" office:value="0.71">
            <text:p>0.71</text:p>
          </table:table-cell>
          <table:table-cell table:style-name="ce17" office:value-type="float" office:value="0.66">
            <text:p>0.66</text:p>
          </table:table-cell>
          <table:table-cell table:style-name="ce17" office:value-type="float" office:value="0.67">
            <text:p>0.67</text:p>
          </table:table-cell>
          <table:table-cell table:number-columns-repeated="2" table:style-name="ce17" office:value-type="float" office:value="0.59">
            <text:p>0.59</text:p>
          </table:table-cell>
          <table:table-cell table:style-name="ce17" office:value-type="float" office:value="0.65">
            <text:p>0.65</text:p>
          </table:table-cell>
          <table:table-cell table:style-name="ce17" office:value-type="float" office:value="0.07">
            <text:p>0.07</text:p>
          </table:table-cell>
          <table:table-cell table:style-name="ce17" office:value-type="float" office:value="0.05">
            <text:p>0.05</text:p>
          </table:table-cell>
          <table:table-cell table:style-name="ce17" office:value-type="float" office:value="0.07">
            <text:p>0.07</text:p>
          </table:table-cell>
          <table:table-cell table:number-columns-repeated="5" table:style-name="ce17" office:value-type="float" office:value="0.06">
            <text:p>0.06</text:p>
          </table:table-cell>
          <table:table-cell table:style-name="ce17" office:value-type="float" office:value="0.07">
            <text:p>0.07</text:p>
          </table:table-cell>
        </table:table-row>
        <table:table-row table:style-name="ro2">
          <table:table-cell table:number-columns-repeated="2"/>
          <table:table-cell table:style-name="ce16" office:value-type="float" office:value="1">
            <text:p>1.00</text:p>
          </table:table-cell>
          <table:table-cell table:style-name="ce17" office:value-type="float" office:value="0.96">
            <text:p>0.96</text:p>
          </table:table-cell>
          <table:table-cell table:style-name="ce17" office:value-type="float" office:value="0.65">
            <text:p>0.65</text:p>
          </table:table-cell>
          <table:table-cell table:style-name="ce17" office:value-type="float" office:value="0.38">
            <text:p>0.38</text:p>
          </table:table-cell>
          <table:table-cell table:style-name="ce17" office:value-type="float" office:value="0.67">
            <text:p>0.67</text:p>
          </table:table-cell>
          <table:table-cell table:number-columns-repeated="2" table:style-name="ce17" office:value-type="float" office:value="0.44">
            <text:p>0.44</text:p>
          </table:table-cell>
          <table:table-cell table:style-name="ce17" office:value-type="float" office:value="0.36">
            <text:p>0.36</text:p>
          </table:table-cell>
          <table:table-cell table:number-columns-repeated="2" table:style-name="ce17" office:value-type="float" office:value="0.4">
            <text:p>0.40</text:p>
          </table:table-cell>
          <table:table-cell table:style-name="ce17" office:value-type="float" office:value="1.06">
            <text:p>1.06</text:p>
          </table:table-cell>
          <table:table-cell table:style-name="ce17" office:value-type="float" office:value="1.48">
            <text:p>1.48</text:p>
          </table:table-cell>
          <table:table-cell table:style-name="ce17" office:value-type="float" office:value="0.99">
            <text:p>0.99</text:p>
          </table:table-cell>
          <table:table-cell table:style-name="ce17" office:value-type="float" office:value="2.69">
            <text:p>2.69</text:p>
          </table:table-cell>
          <table:table-cell table:style-name="ce17" office:value-type="float" office:value="1.54">
            <text:p>1.54</text:p>
          </table:table-cell>
          <table:table-cell table:style-name="ce17" office:value-type="float" office:value="3.22">
            <text:p>3.22</text:p>
          </table:table-cell>
          <table:table-cell table:style-name="ce17" office:value-type="string">
            <text:p>?</text:p>
          </table:table-cell>
          <table:table-cell table:style-name="ce17" office:value-type="float" office:value="1.7">
            <text:p>1.70</text:p>
          </table:table-cell>
          <table:table-cell table:style-name="ce17" office:value-type="float" office:value="1.26">
            <text:p>1.26</text:p>
          </table:table-cell>
          <table:table-cell table:style-name="ce17" office:value-type="float" office:value="0.53">
            <text:p>0.53</text:p>
          </table:table-cell>
          <table:table-cell table:style-name="ce17" office:value-type="float" office:value="0.74">
            <text:p>0.74</text:p>
          </table:table-cell>
          <table:table-cell table:style-name="ce17" office:value-type="float" office:value="0.69">
            <text:p>0.69</text:p>
          </table:table-cell>
          <table:table-cell table:style-name="ce17" office:value-type="float" office:value="0.66">
            <text:p>0.66</text:p>
          </table:table-cell>
          <table:table-cell table:number-columns-repeated="2" table:style-name="ce17" office:value-type="float" office:value="0.57">
            <text:p>0.57</text:p>
          </table:table-cell>
          <table:table-cell table:style-name="ce17" office:value-type="float" office:value="0.62">
            <text:p>0.62</text:p>
          </table:table-cell>
          <table:table-cell table:style-name="ce17" office:value-type="float" office:value="0.07">
            <text:p>0.07</text:p>
          </table:table-cell>
          <table:table-cell table:style-name="ce17" office:value-type="float" office:value="0.06">
            <text:p>0.06</text:p>
          </table:table-cell>
          <table:table-cell table:style-name="ce17" office:value-type="float" office:value="0.07">
            <text:p>0.07</text:p>
          </table:table-cell>
          <table:table-cell table:style-name="ce17" office:value-type="float" office:value="0.06">
            <text:p>0.06</text:p>
          </table:table-cell>
          <table:table-cell table:number-columns-repeated="3" table:style-name="ce17" office:value-type="float" office:value="0.07">
            <text:p>0.07</text:p>
          </table:table-cell>
          <table:table-cell table:style-name="ce17" office:value-type="float" office:value="0.06">
            <text:p>0.06</text:p>
          </table:table-cell>
          <table:table-cell table:style-name="ce17" office:value-type="float" office:value="0.07">
            <text:p>0.07</text:p>
          </table:table-cell>
        </table:table-row>
        <table:table-row table:style-name="ro2">
          <table:table-cell table:number-columns-repeated="2"/>
          <table:table-cell table:style-name="ce16" office:value-type="float" office:value="1">
            <text:p>1.00</text:p>
          </table:table-cell>
          <table:table-cell table:style-name="ce17" office:value-type="float" office:value="1.04">
            <text:p>1.04</text:p>
          </table:table-cell>
          <table:table-cell table:style-name="ce17" office:value-type="float" office:value="0.71">
            <text:p>0.71</text:p>
          </table:table-cell>
          <table:table-cell table:style-name="ce17" office:value-type="float" office:value="0.49">
            <text:p>0.49</text:p>
          </table:table-cell>
          <table:table-cell table:style-name="ce17" office:value-type="float" office:value="0.71">
            <text:p>0.71</text:p>
          </table:table-cell>
          <table:table-cell table:style-name="ce17" office:value-type="float" office:value="0.51">
            <text:p>0.51</text:p>
          </table:table-cell>
          <table:table-cell table:style-name="ce17" office:value-type="float" office:value="0.49">
            <text:p>0.49</text:p>
          </table:table-cell>
          <table:table-cell table:style-name="ce17" office:value-type="float" office:value="0.48">
            <text:p>0.48</text:p>
          </table:table-cell>
          <table:table-cell table:style-name="ce17" office:value-type="float" office:value="0.5">
            <text:p>0.50</text:p>
          </table:table-cell>
          <table:table-cell table:style-name="ce17" office:value-type="float" office:value="0.47">
            <text:p>0.47</text:p>
          </table:table-cell>
          <table:table-cell table:style-name="ce17" office:value-type="string">
            <text:p>?</text:p>
          </table:table-cell>
          <table:table-cell table:style-name="ce17" office:value-type="float" office:value="1.43">
            <text:p>1.43</text:p>
          </table:table-cell>
          <table:table-cell table:number-columns-repeated="3" table:style-name="ce17" office:value-type="string">
            <text:p>?</text:p>
          </table:table-cell>
          <table:table-cell table:style-name="ce17" office:value-type="float" office:value="3.8">
            <text:p>3.80</text:p>
          </table:table-cell>
          <table:table-cell table:style-name="ce17" office:value-type="string">
            <text:p>?</text:p>
          </table:table-cell>
          <table:table-cell table:style-name="ce17" office:value-type="float" office:value="1.71">
            <text:p>1.71</text:p>
          </table:table-cell>
          <table:table-cell table:style-name="ce17" office:value-type="float" office:value="1.26">
            <text:p>1.26</text:p>
          </table:table-cell>
          <table:table-cell table:style-name="ce17" office:value-type="float" office:value="0.52">
            <text:p>0.52</text:p>
          </table:table-cell>
          <table:table-cell table:style-name="ce17" office:value-type="float" office:value="0.74">
            <text:p>0.74</text:p>
          </table:table-cell>
          <table:table-cell table:number-columns-repeated="2" table:style-name="ce17" office:value-type="float" office:value="0.69">
            <text:p>0.69</text:p>
          </table:table-cell>
          <table:table-cell table:style-name="ce17" office:value-type="float" office:value="0.59">
            <text:p>0.59</text:p>
          </table:table-cell>
          <table:table-cell table:style-name="ce17" office:value-type="float" office:value="0.6">
            <text:p>0.60</text:p>
          </table:table-cell>
          <table:table-cell table:style-name="ce17" office:value-type="float" office:value="0.62">
            <text:p>0.62</text:p>
          </table:table-cell>
          <table:table-cell table:style-name="ce17" office:value-type="float" office:value="0.07">
            <text:p>0.07</text:p>
          </table:table-cell>
          <table:table-cell table:style-name="ce17" office:value-type="float" office:value="0.06">
            <text:p>0.06</text:p>
          </table:table-cell>
          <table:table-cell table:style-name="ce17" office:value-type="float" office:value="0.07">
            <text:p>0.07</text:p>
          </table:table-cell>
          <table:table-cell table:style-name="ce17" office:value-type="float" office:value="0.06">
            <text:p>0.06</text:p>
          </table:table-cell>
          <table:table-cell table:number-columns-repeated="3" table:style-name="ce17" office:value-type="float" office:value="0.07">
            <text:p>0.07</text:p>
          </table:table-cell>
          <table:table-cell table:style-name="ce17" office:value-type="float" office:value="0.06">
            <text:p>0.06</text:p>
          </table:table-cell>
          <table:table-cell table:style-name="ce17" office:value-type="float" office:value="0.07">
            <text:p>0.07</text:p>
          </table:table-cell>
        </table:table-row>
      </table:table>
      <table:table table:name="platform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>
            <text:p>Platform I</text:p>
          </table:table-cell>
          <table:table-cell office:value-type="string">
            <text:p>GTX28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tails of underlying platform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 office:value-type="string">
            <text:p>Platform I</text:p>
          </table:table-cell>
          <table:table-cell table:style-name="ce3" office:value-type="string">
            <text:p>Platform II</text:p>
          </table:table-cell>
          <table:table-cell table:style-name="ce3" office:value-type="string">
            <text:p>Platform III</text:p>
          </table:table-cell>
          <table:table-cell table:style-name="ce3" office:value-type="string">
            <text:p>platform IV</text:p>
          </table:table-cell>
        </table:table-row>
        <table:table-row table:style-name="ro4">
          <table:table-cell table:style-name="ce3" office:value-type="string">
            <text:p>Host</text:p>
          </table:table-cell>
          <table:table-cell office:value-type="string">
            <text:p>Intel Core i7 920</text:p>
          </table:table-cell>
          <table:table-cell office:value-type="string">
            <text:p>Intel Xeon E5620</text:p>
          </table:table-cell>
          <table:table-cell office:value-type="string">
            <text:p>Intel Xeon E5620</text:p>
          </table:table-cell>
          <table:table-cell office:value-type="string">
            <text:p>Intel Xeon E5620</text:p>
          </table:table-cell>
        </table:table-row>
        <table:table-row table:style-name="ro4">
          <table:table-cell table:style-name="ce3" office:value-type="string">
            <text:p>Host OS</text:p>
          </table:table-cell>
          <table:table-cell office:value-type="string">
            <text:p>UBUNTU v11.10</text:p>
          </table:table-cell>
          <table:table-cell office:value-type="string">
            <text:p>CentOS v6.2</text:p>
          </table:table-cell>
          <table:table-cell office:value-type="string">
            <text:p>CentOS v6.2</text:p>
          </table:table-cell>
          <table:table-cell office:value-type="string">
            <text:p>CentOS v6.2</text:p>
          </table:table-cell>
        </table:table-row>
        <table:table-row table:style-name="ro3">
          <table:table-cell table:style-name="ce3" office:value-type="string">
            <text:p>Device</text:p>
          </table:table-cell>
          <table:table-cell office:value-type="string">
            <text:p>NVIDIA Tesla C1060</text:p>
          </table:table-cell>
          <table:table-cell office:value-type="string">
            <text:p>NVIDIA Tesla C2050</text:p>
          </table:table-cell>
          <table:table-cell office:value-type="string">
            <text:p>NVIDIA Tesla K20m</text:p>
          </table:table-cell>
          <table:table-cell office:value-type="string">
            <text:p>AMD HD7970</text:p>
          </table:table-cell>
        </table:table-row>
        <table:table-row table:style-name="ro3">
          <table:table-cell table:style-name="ce3" office:value-type="string">
            <text:p>GCC</text:p>
          </table:table-cell>
          <table:table-cell table:style-name="ce22" office:value-type="string">
            <text:p>v4.6.1</text:p>
          </table:table-cell>
          <table:table-cell table:number-columns-repeated="3" office:value-type="string">
            <text:p>v4.4.6</text:p>
          </table:table-cell>
        </table:table-row>
        <table:table-row table:style-name="ro4">
          <table:table-cell table:style-name="ce3" office:value-type="string">
            <text:p>OpenCL</text:p>
          </table:table-cell>
          <table:table-cell table:number-columns-repeated="3" office:value-type="string">
            <text:p>CUDA v5.5</text:p>
          </table:table-cell>
          <table:table-cell office:value-type="string">
            <text:p>AMD APP v2.8</text:p>
          </table:table-cell>
        </table:table-row>
        <table:table-row table:style-name="ro3">
          <table:table-cell/>
          <table:table-cell table:style-name="ce3" office:value-type="string">
            <text:p>Platform V</text:p>
          </table:table-cell>
          <table:table-cell table:style-name="ce3" office:value-type="string">
            <text:p>Platform VI</text:p>
          </table:table-cell>
          <table:table-cell table:style-name="ce3" office:value-type="string">
            <text:p>Platform VII</text:p>
          </table:table-cell>
          <table:table-cell table:style-name="ce3"/>
        </table:table-row>
        <table:table-row table:style-name="ro4">
          <table:table-cell table:style-name="ce3" office:value-type="string">
            <text:p>Host</text:p>
          </table:table-cell>
          <table:table-cell office:value-type="string">
            <text:p>Intel Xeon E5-2620</text:p>
          </table:table-cell>
          <table:table-cell office:value-type="string">
            <text:p>Intel Xeon E5-2620</text:p>
          </table:table-cell>
          <table:table-cell office:value-type="string">
            <text:p>Intel Xeon X5650</text:p>
          </table:table-cell>
          <table:table-cell/>
        </table:table-row>
        <table:table-row table:style-name="ro4">
          <table:table-cell table:style-name="ce3" office:value-type="string">
            <text:p>Host OS</text:p>
          </table:table-cell>
          <table:table-cell office:value-type="string">
            <text:p>CentOS v6.2</text:p>
          </table:table-cell>
          <table:table-cell office:value-type="string">
            <text:p>CentOS v6.2</text:p>
          </table:table-cell>
          <table:table-cell office:value-type="string">
            <text:p>CentOS v6.2</text:p>
          </table:table-cell>
          <table:table-cell/>
        </table:table-row>
        <table:table-row table:style-name="ro4">
          <table:table-cell table:style-name="ce3" office:value-type="string">
            <text:p>Device</text:p>
          </table:table-cell>
          <table:table-cell office:value-type="string">
            <text:p>Intel Xeon Phi 5110P</text:p>
          </table:table-cell>
          <table:table-cell office:value-type="string">
            <text:p>Intel Xeon E5-2620</text:p>
          </table:table-cell>
          <table:table-cell office:value-type="string">
            <text:p>Intel Xeon X5650</text:p>
          </table:table-cell>
          <table:table-cell/>
        </table:table-row>
        <table:table-row table:style-name="ro3">
          <table:table-cell table:style-name="ce3" office:value-type="string">
            <text:p>GCC</text:p>
          </table:table-cell>
          <table:table-cell table:number-columns-repeated="3" office:value-type="string">
            <text:p>v4.4.6</text:p>
          </table:table-cell>
          <table:table-cell/>
        </table:table-row>
        <table:table-row table:style-name="ro4">
          <table:table-cell table:style-name="ce3" office:value-type="string">
            <text:p>OpenCL</text:p>
          </table:table-cell>
          <table:table-cell table:number-columns-repeated="3" office:value-type="string">
            <text:p>Intel OCL SDK v3.0</text:p>
          </table:table-cell>
          <table:table-cell/>
        </table:table-row>
        <table:table-row table:style-name="ro3">
          <table:table-cell table:style-name="ce3"/>
          <table:table-cell table:number-columns-repeated="4"/>
        </table:table-row>
        <table:table-row table:style-name="ro3">
          <table:table-cell/>
          <table:table-cell office:value-type="string">
            <text:p>Device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GTX280</text:p>
          </table:table-cell>
          <table:table-cell office:value-type="string">
            <text:p>HD6970</text:p>
          </table:table-cell>
          <table:table-cell office:value-type="string">
            <text:p>GTX580</text:p>
          </table:table-cell>
          <table:table-cell office:value-type="string">
            <text:p>E5620</text:p>
          </table:table-cell>
        </table:table-row>
        <table:table-row table:style-name="ro3">
          <table:table-cell office:value-type="string">
            <text:p>Architecture</text:p>
          </table:table-cell>
          <table:table-cell table:number-columns-repeated="4"/>
        </table:table-row>
        <table:table-row table:style-name="ro3">
          <table:table-cell office:value-type="string">
            <text:p>#Compute Unit</text:p>
          </table:table-cell>
          <table:table-cell table:number-columns-repeated="4"/>
        </table:table-row>
        <table:table-row table:style-name="ro1">
          <table:table-cell office:value-type="string">
            <text:p>#Cores</text:p>
          </table:table-cell>
          <table:table-cell table:number-columns-repeated="4"/>
        </table:table-row>
        <table:table-row table:style-name="ro1">
          <table:table-cell office:value-type="string">
            <text:p>#Processing Elements</text:p>
          </table:table-cell>
          <table:table-cell table:number-columns-repeated="4"/>
        </table:table-row>
        <table:table-row table:style-name="ro1">
          <table:table-cell office:value-type="string">
            <text:p>Core Clock (MHz)</text:p>
          </table:table-cell>
          <table:table-cell table:number-columns-repeated="4"/>
        </table:table-row>
        <table:table-row table:style-name="ro1">
          <table:table-cell office:value-type="string">
            <text:p>Memory Clock (MHz)</text:p>
          </table:table-cell>
          <table:table-cell table:number-columns-repeated="4"/>
        </table:table-row>
        <table:table-row table:style-name="ro1">
          <table:table-cell office:value-type="string">
            <text:p>MIW</text:p>
          </table:table-cell>
          <table:table-cell table:number-columns-repeated="4"/>
        </table:table-row>
        <table:table-row table:style-name="ro1">
          <table:table-cell office:value-type="string">
            <text:p>Memory Capacity (GB)</text:p>
          </table:table-cell>
          <table:table-cell table:number-columns-repeated="4"/>
        </table:table-row>
      </table:table>
      <table:table table:name="motivation" table:style-name="ta1" table:print="false">
        <table:table-column table:style-name="co1" table:number-columns-repeated="6" table:default-cell-style-name="Default"/>
        <table:table-row table:style-name="ro1" table:number-rows-repeated="6">
          <table:table-cell table:number-columns-repeated="6"/>
        </table:table-row>
        <table:table-row table:style-name="ro1">
          <table:table-cell/>
          <table:table-cell office:value-type="string">
            <text:p>64x64</text:p>
          </table:table-cell>
          <table:table-cell office:value-type="string">
            <text:p>128x128</text:p>
          </table:table-cell>
          <table:table-cell office:value-type="string">
            <text:p>256x256</text:p>
          </table:table-cell>
          <table:table-cell office:value-type="string">
            <text:p>512x512</text:p>
          </table:table-cell>
          <table:table-cell office:value-type="string">
            <text:p>1024x1024</text:p>
          </table:table-cell>
        </table:table-row>
        <table:table-row table:style-name="ro1">
          <table:table-cell office:value-type="string">
            <text:p>LM</text:p>
          </table:table-cell>
          <table:table-cell table:style-name="ce16" office:value-type="float" office:value="613.5">
            <text:p>613.50</text:p>
          </table:table-cell>
          <table:table-cell table:style-name="ce16" office:value-type="float" office:value="636.43">
            <text:p>636.43</text:p>
          </table:table-cell>
          <table:table-cell table:style-name="ce16" office:value-type="float" office:value="646.06">
            <text:p>646.06</text:p>
          </table:table-cell>
          <table:table-cell table:style-name="ce16" office:value-type="float" office:value="616.42">
            <text:p>616.42</text:p>
          </table:table-cell>
          <table:table-cell table:style-name="ce16" office:value-type="float" office:value="589.95">
            <text:p>589.95</text:p>
          </table:table-cell>
        </table:table-row>
        <table:table-row table:style-name="ro1">
          <table:table-cell office:value-type="string">
            <text:p>LM</text:p>
          </table:table-cell>
          <table:table-cell table:style-name="ce16" office:value-type="float" office:value="512.44">
            <text:p>512.44</text:p>
          </table:table-cell>
          <table:table-cell table:style-name="ce16" office:value-type="float" office:value="495.28">
            <text:p>495.28</text:p>
          </table:table-cell>
          <table:table-cell table:style-name="ce16" office:value-type="float" office:value="516.04">
            <text:p>516.04</text:p>
          </table:table-cell>
          <table:table-cell table:style-name="ce16" office:value-type="float" office:value="518.61">
            <text:p>518.61</text:p>
          </table:table-cell>
          <table:table-cell table:style-name="ce16" office:value-type="float" office:value="520.64">
            <text:p>520.64</text:p>
          </table:table-cell>
        </table:table-row>
        <table:table-row table:style-name="ro1">
          <table:table-cell office:value-type="string">
            <text:p>Loss(%)</text:p>
          </table:table-cell>
          <table:table-cell table:style-name="ce16" table:formula="of:=(([.B8]-[.B9])/[.B8]*100)" office:value-type="float" office:value="16.4726976365118">
            <text:p>16.47</text:p>
          </table:table-cell>
          <table:table-cell table:style-name="ce16" table:formula="of:=(([.C8]-[.C9])/[.C8]*100)" office:value-type="float" office:value="22.1784013952831">
            <text:p>22.18</text:p>
          </table:table-cell>
          <table:table-cell table:style-name="ce16" table:formula="of:=(([.D8]-[.D9])/[.D8]*100)" office:value-type="float" office:value="20.1250657833638">
            <text:p>20.13</text:p>
          </table:table-cell>
          <table:table-cell table:style-name="ce16" table:formula="of:=(([.E8]-[.E9])/[.E8]*100)" office:value-type="float" office:value="15.867428052302">
            <text:p>15.87</text:p>
          </table:table-cell>
          <table:table-cell table:style-name="ce16" table:formula="of:=(([.F8]-[.F9])/[.F8]*100)" office:value-type="float" office:value="11.7484532587508">
            <text:p>11.75</text:p>
          </table:table-cell>
        </table:table-row>
      </table:table>
      <table:table table:name="use-cases" table:style-name="ta1" table:print="false">
        <table:table-column table:style-name="co1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MT</text:p>
          </table:table-cell>
          <table:table-cell office:value-type="string">
            <text:p>MM</text:p>
          </table:table-cell>
          <table:table-cell office:value-type="string">
            <text:p>IC</text:p>
          </table:table-cell>
          <table:table-cell office:value-type="string">
            <text:p>SOR</text:p>
          </table:table-cell>
          <table:table-cell office:value-type="string">
            <text:p>Nbody</text:p>
          </table:table-cell>
        </table:table-row>
        <table:table-row table:style-name="ro1">
          <table:table-cell/>
          <table:table-cell office:value-type="string">
            <text:p>MAPS</text:p>
          </table:table-cell>
          <table:table-cell office:value-type="float" office:value="110">
            <text:p>110</text:p>
          </table:table-cell>
          <table:table-cell office:value-type="string">
            <text:p>205, 302</text:p>
          </table:table-cell>
          <table:table-cell office:value-type="float" office:value="408">
            <text:p>408</text:p>
          </table:table-cell>
          <table:table-cell office:value-type="float" office:value="508">
            <text:p>508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/>
          <table:table-cell office:value-type="string">
            <text:p>T_{w/i} (s)</text:p>
          </table:table-cell>
          <table:table-cell table:style-name="ce16" office:value-type="float" office:value="9.12207">
            <text:p>9.12</text:p>
          </table:table-cell>
          <table:table-cell table:style-name="ce16" office:value-type="float" office:value="766.108154">
            <text:p>766.11</text:p>
          </table:table-cell>
          <table:table-cell table:style-name="ce16" office:value-type="float" office:value="94.596191">
            <text:p>94.60</text:p>
          </table:table-cell>
          <table:table-cell table:style-name="ce16" office:value-type="float" office:value="14.207031">
            <text:p>14.21</text:p>
          </table:table-cell>
          <table:table-cell table:style-name="ce16"/>
        </table:table-row>
        <table:table-row table:style-name="ro1">
          <table:table-cell/>
          <table:table-cell office:value-type="string">
            <text:p>T_{w/o} (s)</text:p>
          </table:table-cell>
          <table:table-cell table:style-name="ce16" office:value-type="float" office:value="10.62793">
            <text:p>10.63</text:p>
          </table:table-cell>
          <table:table-cell table:style-name="ce16" office:value-type="float" office:value="1897.950195">
            <text:p>1897.95</text:p>
          </table:table-cell>
          <table:table-cell table:style-name="ce16" office:value-type="float" office:value="150.361328">
            <text:p>150.36</text:p>
          </table:table-cell>
          <table:table-cell table:style-name="ce16" office:value-type="float" office:value="14.057861">
            <text:p>14.06</text:p>
          </table:table-cell>
          <table:table-cell table:style-name="ce16"/>
        </table:table-row>
        <table:table-row table:style-name="ro1">
          <table:table-cell/>
          <table:table-cell office:value-type="string">
            <text:p>SP_{measured}</text:p>
          </table:table-cell>
          <table:table-cell table:style-name="ce16" table:formula="of:=[.C10]/[.C9]" office:value-type="float" office:value="1.16507875953594">
            <text:p>1.17</text:p>
          </table:table-cell>
          <table:table-cell table:style-name="ce16" table:formula="of:=[.D10]/[.D9]" office:value-type="float" office:value="2.47739197800001">
            <text:p>2.48</text:p>
          </table:table-cell>
          <table:table-cell table:style-name="ce16" table:formula="of:=[.E10]/[.E9]" office:value-type="float" office:value="1.58950721387926">
            <text:p>1.59</text:p>
          </table:table-cell>
          <table:table-cell table:style-name="ce16" table:formula="of:=[.F10]/[.F9]" office:value-type="float" office:value="0.989500269268083">
            <text:p>0.99</text:p>
          </table:table-cell>
          <table:table-cell table:style-name="ce16"/>
        </table:table-row>
        <table:table-row table:style-name="ro1">
          <table:table-cell/>
          <table:table-cell office:value-type="string">
            <text:p>SP_{predicted}</text:p>
          </table:table-cell>
          <table:table-cell table:style-name="ce16" office:value-type="float" office:value="1.18">
            <text:p>1.18</text:p>
          </table:table-cell>
          <table:table-cell table:style-name="ce16" office:value-type="float" office:value="1.98">
            <text:p>1.98</text:p>
          </table:table-cell>
          <table:table-cell table:style-name="ce16" office:value-type="float" office:value="1.83">
            <text:p>1.83</text:p>
          </table:table-cell>
          <table:table-cell table:style-name="ce16" office:value-type="float" office:value="0.96">
            <text:p>0.96</text:p>
          </table:table-cell>
          <table:table-cell table:style-name="ce16"/>
        </table:table-row>
        <table:table-row table:style-name="ro1">
          <table:table-cell/>
          <table:table-cell office:value-type="string">
            <text:p>Accuracy(%)</text:p>
          </table:table-cell>
          <table:table-cell table:style-name="ce16" table:formula="of:=ABS([.C11]-[.C12])/[.C11]*100" office:value-type="float" office:value="1.2807065910295">
            <text:p>1.28</text:p>
          </table:table-cell>
          <table:table-cell table:style-name="ce16" table:formula="of:=ABS([.D11]-[.D12])/[.D11]*100" office:value-type="float" office:value="20.0772418098147">
            <text:p>20.08</text:p>
          </table:table-cell>
          <table:table-cell table:style-name="ce16" table:formula="of:=ABS([.E11]-[.E12])/[.E11]*100" office:value-type="float" office:value="15.130021683501">
            <text:p>15.13</text:p>
          </table:table-cell>
          <table:table-cell table:style-name="ce16" table:formula="of:=ABS([.F11]-[.F12])/[.F11]*100" office:value-type="float" office:value="2.981330089976">
            <text:p>2.98</text:p>
          </table:table-cell>
          <table:table-cell table:style-name="ce16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>
            <text:p>GTX280</text:p>
          </table:table-cell>
          <table:table-cell office:value-type="string">
            <text:p>HD6970</text:p>
          </table:table-cell>
          <table:table-cell office:value-type="string">
            <text:p>GTX580</text:p>
          </table:table-cell>
          <table:table-cell office:value-type="string">
            <text:p>E5620</text:p>
          </table:table-cell>
          <table:table-cell table:number-columns-repeated="2"/>
        </table:table-row>
        <table:table-row table:style-name="ro1">
          <table:table-cell office:value-type="string">
            <text:p>Gain Always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Loss Alway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string">
            <text:p>Varied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MT</text:p>
          </table:table-cell>
          <table:table-cell office:value-type="string">
            <text:p>SOR</text:p>
          </table:table-cell>
          <table:table-cell office:value-type="string">
            <text:p>MM</text:p>
          </table:table-cell>
          <table:table-cell office:value-type="string">
            <text:p>IC</text:p>
          </table:table-cell>
          <table:table-cell/>
        </table:table-row>
        <table:table-row table:style-name="ro1">
          <table:table-cell/>
          <table:table-cell office:value-type="string">
            <text:p>MAPS</text:p>
          </table:table-cell>
          <table:table-cell office:value-type="float" office:value="110">
            <text:p>110</text:p>
          </table:table-cell>
          <table:table-cell office:value-type="float" office:value="508">
            <text:p>508</text:p>
          </table:table-cell>
          <table:table-cell office:value-type="string">
            <text:p>205, 302</text:p>
          </table:table-cell>
          <table:table-cell office:value-type="float" office:value="408">
            <text:p>408</text:p>
          </table:table-cell>
          <table:table-cell/>
        </table:table-row>
        <table:table-row table:style-name="ro1">
          <table:table-cell/>
          <table:table-cell office:value-type="string">
            <text:p>T</text:p>
          </table:table-cell>
          <table:table-cell table:style-name="ce16" office:value-type="float" office:value="10.62793">
            <text:p>10.63</text:p>
          </table:table-cell>
          <table:table-cell table:style-name="ce16" office:value-type="float" office:value="14.057861">
            <text:p>14.06</text:p>
          </table:table-cell>
          <table:table-cell table:style-name="ce16" office:value-type="float" office:value="1897.950195">
            <text:p>1897.95</text:p>
          </table:table-cell>
          <table:table-cell table:style-name="ce16" office:value-type="float" office:value="145.561328">
            <text:p>145.56</text:p>
          </table:table-cell>
          <table:table-cell/>
        </table:table-row>
        <table:table-row table:style-name="ro5">
          <table:table-cell/>
          <table:table-cell office:value-type="string">
            <text:p>mbr_{p}</text:p>
          </table:table-cell>
          <table:table-cell office:value-type="float" office:value="1.18">
            <text:p>1.18</text:p>
          </table:table-cell>
          <table:table-cell office:value-type="float" office:value="0.96">
            <text:p>0.96</text:p>
          </table:table-cell>
          <table:table-cell office:value-type="float" office:value="2.4">
            <text:p>2.4</text:p>
          </table:table-cell>
          <table:table-cell office:value-type="float" office:value="1.83">
            <text:p>1.83</text:p>
          </table:table-cell>
          <table:table-cell/>
        </table:table-row>
        <table:table-row table:style-name="ro1">
          <table:table-cell/>
          <table:table-cell office:value-type="string">
            <text:p>TLMp</text:p>
          </table:table-cell>
          <table:table-cell table:style-name="ce16" table:formula="of:=([.C26]/[.C27])" office:value-type="float" office:value="9.00672033898305">
            <text:p>9.01</text:p>
          </table:table-cell>
          <table:table-cell table:style-name="ce16" table:formula="of:=([.D26]/[.D27])" office:value-type="float" office:value="14.6436052083333">
            <text:p>14.64</text:p>
          </table:table-cell>
          <table:table-cell table:style-name="ce16" table:formula="of:=([.E26]/[.E27])" office:value-type="float" office:value="790.81258125">
            <text:p>790.81</text:p>
          </table:table-cell>
          <table:table-cell table:style-name="ce16" table:formula="of:=([.F26]/[.F27])" office:value-type="float" office:value="79.5417092896175">
            <text:p>79.54</text:p>
          </table:table-cell>
          <table:table-cell/>
        </table:table-row>
        <table:table-row table:style-name="ro5">
          <table:table-cell/>
          <table:table-cell office:value-type="string">
            <text:p>TLMm</text:p>
          </table:table-cell>
          <table:table-cell table:style-name="ce16" office:value-type="float" office:value="9.12207">
            <text:p>9.12</text:p>
          </table:table-cell>
          <table:table-cell table:style-name="ce16" office:value-type="float" office:value="14.207031">
            <text:p>14.21</text:p>
          </table:table-cell>
          <table:table-cell table:style-name="ce16" office:value-type="float" office:value="766.108154">
            <text:p>766.11</text:p>
          </table:table-cell>
          <table:table-cell table:style-name="ce16" office:value-type="float" office:value="94.596191">
            <text:p>94.60</text:p>
          </table:table-cell>
          <table:table-cell/>
        </table:table-row>
        <table:table-row table:style-name="ro1">
          <table:table-cell/>
          <table:table-cell office:value-type="string">
            <text:p>Accuracy(%)</text:p>
          </table:table-cell>
          <table:table-cell table:style-name="ce16" table:formula="of:=(ABS([.C29]-[.C28])/[.C29]*100)" office:value-type="float" office:value="1.26451190373402">
            <text:p>1.26</text:p>
          </table:table-cell>
          <table:table-cell table:style-name="ce16" table:formula="of:=(ABS([.D29]-[.D28])/[.D29]*100)" office:value-type="float" office:value="3.0729447154253">
            <text:p>3.07</text:p>
          </table:table-cell>
          <table:table-cell table:style-name="ce16" table:formula="of:=(ABS([.E29]-[.E28])/[.E29]*100)" office:value-type="float" office:value="3.22466575000062">
            <text:p>3.22</text:p>
          </table:table-cell>
          <table:table-cell table:style-name="ce16" table:formula="of:=(ABS([.F29]-[.F28])/[.F29]*100)" office:value-type="float" office:value="15.9144692309889">
            <text:p>15.91</text:p>
          </table:table-cell>
          <table:table-cell/>
        </table:table-row>
      </table:table>
      <table:table table:name="max_min" table:style-name="ta1">
        <table:table-column table:style-name="co2" table:default-cell-style-name="Default"/>
        <table:table-column table:style-name="co2" table:default-cell-style-name="ce3"/>
        <table:table-column table:style-name="co2" table:number-columns-repeated="5" table:default-cell-style-name="ce16"/>
        <table:table-column table:style-name="co2" table:default-cell-style-name="Default"/>
        <table:table-row table:style-name="ro1" table:number-rows-repeated="2">
          <table:table-cell/>
          <table:table-cell table:style-name="Default" table:number-columns-repeated="6"/>
          <table:table-cell/>
        </table:table-row>
        <table:table-row table:style-name="ro3">
          <table:table-cell/>
          <table:table-cell table:style-name="Default" office:value-type="string">
            <text:p>C1060</text:p>
          </table:table-cell>
          <table:table-cell table:style-name="Default" table:number-columns-repeated="5"/>
          <table:table-cell/>
        </table:table-row>
        <table:table-row table:style-name="ro2">
          <table:table-cell/>
          <table:table-cell table:style-name="Default"/>
          <table:table-cell table:style-name="ce3" office:value-type="string">
            <text:p>naïve</text:p>
          </table:table-cell>
          <table:table-cell table:style-name="ce3" office:value-type="string">
            <text:p>max</text:p>
          </table:table-cell>
          <table:table-cell table:style-name="ce3" office:value-type="string">
            <text:p>min</text:p>
          </table:table-cell>
          <table:table-cell table:style-name="Default" office:value-type="string">
            <text:p>max</text:p>
          </table:table-cell>
          <table:table-cell table:style-name="Default" office:value-type="string">
            <text:p>min</text:p>
          </table:table-cell>
          <table:table-cell/>
        </table:table-row>
        <table:table-row table:style-name="ro3">
          <table:table-cell/>
          <table:table-cell office:value-type="float" office:value="128">
            <text:p>128</text:p>
          </table:table-cell>
          <table:table-cell office:value-type="float" office:value="8.384491">
            <text:p>8.38</text:p>
          </table:table-cell>
          <table:table-cell office:value-type="float" office:value="41.106748">
            <text:p>41.11</text:p>
          </table:table-cell>
          <table:table-cell office:value-type="float" office:value="59.433995">
            <text:p>59.43</text:p>
          </table:table-cell>
          <table:table-cell table:formula="of:=([.D5]/[.C5])" office:value-type="float" office:value="4.90271240078855">
            <text:p>4.90</text:p>
          </table:table-cell>
          <table:table-cell table:formula="of:=([.E5]/[.C5])" office:value-type="float" office:value="7.08856327712678">
            <text:p>7.09</text:p>
          </table:table-cell>
          <table:table-cell/>
        </table:table-row>
        <table:table-row table:style-name="ro3">
          <table:table-cell/>
          <table:table-cell office:value-type="float" office:value="256">
            <text:p>256</text:p>
          </table:table-cell>
          <table:table-cell office:value-type="float" office:value="7.530706">
            <text:p>7.53</text:p>
          </table:table-cell>
          <table:table-cell office:value-type="float" office:value="71.796713">
            <text:p>71.80</text:p>
          </table:table-cell>
          <table:table-cell office:value-type="float" office:value="118.32265">
            <text:p>118.32</text:p>
          </table:table-cell>
          <table:table-cell table:formula="of:=([.D6]/[.C6])" office:value-type="float" office:value="9.5338621637865">
            <text:p>9.53</text:p>
          </table:table-cell>
          <table:table-cell table:formula="of:=([.E6]/[.C6])" office:value-type="float" office:value="15.7120262031209">
            <text:p>15.71</text:p>
          </table:table-cell>
          <table:table-cell/>
        </table:table-row>
        <table:table-row table:style-name="ro3">
          <table:table-cell/>
          <table:table-cell office:value-type="float" office:value="512">
            <text:p>512</text:p>
          </table:table-cell>
          <table:table-cell office:value-type="float" office:value="8.772748">
            <text:p>8.77</text:p>
          </table:table-cell>
          <table:table-cell office:value-type="float" office:value="85.362087">
            <text:p>85.36</text:p>
          </table:table-cell>
          <table:table-cell office:value-type="float" office:value="156.560557">
            <text:p>156.56</text:p>
          </table:table-cell>
          <table:table-cell table:formula="of:=([.D7]/[.C7])" office:value-type="float" office:value="9.730370346897">
            <text:p>9.73</text:p>
          </table:table-cell>
          <table:table-cell table:formula="of:=([.E7]/[.C7])" office:value-type="float" office:value="17.8462389436012">
            <text:p>17.85</text:p>
          </table:table-cell>
          <table:table-cell/>
        </table:table-row>
        <table:table-row table:style-name="ro3">
          <table:table-cell/>
          <table:table-cell office:value-type="float" office:value="1024">
            <text:p>1024</text:p>
          </table:table-cell>
          <table:table-cell office:value-type="float" office:value="8.662881">
            <text:p>8.66</text:p>
          </table:table-cell>
          <table:table-cell office:value-type="float" office:value="90.420267">
            <text:p>90.42</text:p>
          </table:table-cell>
          <table:table-cell office:value-type="float" office:value="171.899025">
            <text:p>171.90</text:p>
          </table:table-cell>
          <table:table-cell table:formula="of:=([.D8]/[.C8])" office:value-type="float" office:value="10.4376669839976">
            <text:p>10.44</text:p>
          </table:table-cell>
          <table:table-cell table:formula="of:=([.E8]/[.C8])" office:value-type="float" office:value="19.8431705341445">
            <text:p>19.84</text:p>
          </table:table-cell>
          <table:table-cell/>
        </table:table-row>
        <table:table-row table:style-name="ro3">
          <table:table-cell/>
          <table:table-cell office:value-type="float" office:value="2048">
            <text:p>2048</text:p>
          </table:table-cell>
          <table:table-cell office:value-type="float" office:value="8.733949">
            <text:p>8.73</text:p>
          </table:table-cell>
          <table:table-cell office:value-type="float" office:value="91.571051">
            <text:p>91.57</text:p>
          </table:table-cell>
          <table:table-cell office:value-type="float" office:value="175.887079">
            <text:p>175.89</text:p>
          </table:table-cell>
          <table:table-cell table:formula="of:=([.D9]/[.C9])" office:value-type="float" office:value="10.4844957303964">
            <text:p>10.48</text:p>
          </table:table-cell>
          <table:table-cell table:formula="of:=([.E9]/[.C9])" office:value-type="float" office:value="20.1383221953781">
            <text:p>20.14</text:p>
          </table:table-cell>
          <table:table-cell/>
        </table:table-row>
        <table:table-row table:style-name="ro3">
          <table:table-cell/>
          <table:table-cell office:value-type="float" office:value="4096">
            <text:p>4096</text:p>
          </table:table-cell>
          <table:table-cell office:value-type="float" office:value="8.004525">
            <text:p>8.00</text:p>
          </table:table-cell>
          <table:table-cell office:value-type="float" office:value="91.895166">
            <text:p>91.90</text:p>
          </table:table-cell>
          <table:table-cell office:value-type="float" office:value="176.859978">
            <text:p>176.86</text:p>
          </table:table-cell>
          <table:table-cell table:formula="of:=([.D10]/[.C10])" office:value-type="float" office:value="11.4804021475353">
            <text:p>11.48</text:p>
          </table:table-cell>
          <table:table-cell table:formula="of:=([.E10]/[.C10])" office:value-type="float" office:value="22.0949997657575">
            <text:p>22.09</text:p>
          </table:table-cell>
          <table:table-cell/>
        </table:table-row>
        <table:table-row table:style-name="ro3">
          <table:table-cell/>
          <table:table-cell table:style-name="Default" table:number-columns-repeated="6"/>
          <table:table-cell/>
        </table:table-row>
        <table:table-row table:style-name="ro3">
          <table:table-cell/>
          <table:table-cell table:style-name="Default" office:value-type="string">
            <text:p>C2050</text:p>
          </table:table-cell>
          <table:table-cell table:style-name="Default" table:number-columns-repeated="5"/>
          <table:table-cell/>
        </table:table-row>
        <table:table-row table:style-name="ro2">
          <table:table-cell/>
          <table:table-cell table:style-name="Default"/>
          <table:table-cell table:style-name="ce3" office:value-type="string">
            <text:p>naïve</text:p>
          </table:table-cell>
          <table:table-cell table:style-name="ce3" office:value-type="string">
            <text:p>max</text:p>
          </table:table-cell>
          <table:table-cell table:style-name="ce3" office:value-type="string">
            <text:p>min</text:p>
          </table:table-cell>
          <table:table-cell table:style-name="Default" table:number-columns-repeated="2"/>
          <table:table-cell/>
        </table:table-row>
        <table:table-row table:style-name="ro3">
          <table:table-cell/>
          <table:table-cell office:value-type="float" office:value="128">
            <text:p>128</text:p>
          </table:table-cell>
          <table:table-cell office:value-type="float" office:value="34.418404">
            <text:p>34.42</text:p>
          </table:table-cell>
          <table:table-cell office:value-type="float" office:value="84.772734">
            <text:p>84.77</text:p>
          </table:table-cell>
          <table:table-cell office:value-type="float" office:value="81.60651">
            <text:p>81.61</text:p>
          </table:table-cell>
          <table:table-cell table:formula="of:=([.D14]/[.C14])" office:value-type="float" office:value="2.46300595460498">
            <text:p>2.46</text:p>
          </table:table-cell>
          <table:table-cell table:formula="of:=([.E14]/[.C14])" office:value-type="float" office:value="2.3710137750722">
            <text:p>2.37</text:p>
          </table:table-cell>
          <table:table-cell/>
        </table:table-row>
        <table:table-row table:style-name="ro3">
          <table:table-cell/>
          <table:table-cell office:value-type="float" office:value="256">
            <text:p>256</text:p>
          </table:table-cell>
          <table:table-cell office:value-type="float" office:value="46.476171">
            <text:p>46.48</text:p>
          </table:table-cell>
          <table:table-cell office:value-type="float" office:value="144.213331">
            <text:p>144.21</text:p>
          </table:table-cell>
          <table:table-cell office:value-type="float" office:value="132.88884">
            <text:p>132.89</text:p>
          </table:table-cell>
          <table:table-cell table:formula="of:=([.D15]/[.C15])" office:value-type="float" office:value="3.10295206978217">
            <text:p>3.10</text:p>
          </table:table-cell>
          <table:table-cell table:formula="of:=([.E15]/[.C15])" office:value-type="float" office:value="2.85928976378024">
            <text:p>2.86</text:p>
          </table:table-cell>
          <table:table-cell/>
        </table:table-row>
        <table:table-row table:style-name="ro3">
          <table:table-cell/>
          <table:table-cell office:value-type="float" office:value="512">
            <text:p>512</text:p>
          </table:table-cell>
          <table:table-cell office:value-type="float" office:value="48.663346">
            <text:p>48.66</text:p>
          </table:table-cell>
          <table:table-cell office:value-type="float" office:value="180.730465">
            <text:p>180.73</text:p>
          </table:table-cell>
          <table:table-cell office:value-type="float" office:value="166.434738">
            <text:p>166.43</text:p>
          </table:table-cell>
          <table:table-cell table:formula="of:=([.D16]/[.C16])" office:value-type="float" office:value="3.71389310139093">
            <text:p>3.71</text:p>
          </table:table-cell>
          <table:table-cell table:formula="of:=([.E16]/[.C16])" office:value-type="float" office:value="3.42012524169629">
            <text:p>3.42</text:p>
          </table:table-cell>
          <table:table-cell/>
        </table:table-row>
        <table:table-row table:style-name="ro3">
          <table:table-cell/>
          <table:table-cell office:value-type="float" office:value="1024">
            <text:p>1024</text:p>
          </table:table-cell>
          <table:table-cell office:value-type="float" office:value="46.327516">
            <text:p>46.33</text:p>
          </table:table-cell>
          <table:table-cell office:value-type="float" office:value="192.778059">
            <text:p>192.78</text:p>
          </table:table-cell>
          <table:table-cell office:value-type="float" office:value="176.352177">
            <text:p>176.35</text:p>
          </table:table-cell>
          <table:table-cell table:formula="of:=([.D17]/[.C17])" office:value-type="float" office:value="4.16119998749771">
            <text:p>4.16</text:p>
          </table:table-cell>
          <table:table-cell table:formula="of:=([.E17]/[.C17])" office:value-type="float" office:value="3.80664003224347">
            <text:p>3.81</text:p>
          </table:table-cell>
          <table:table-cell/>
        </table:table-row>
        <table:table-row table:style-name="ro3">
          <table:table-cell/>
          <table:table-cell office:value-type="float" office:value="2048">
            <text:p>2048</text:p>
          </table:table-cell>
          <table:table-cell office:value-type="float" office:value="50.982977">
            <text:p>50.98</text:p>
          </table:table-cell>
          <table:table-cell office:value-type="float" office:value="195.974553">
            <text:p>195.97</text:p>
          </table:table-cell>
          <table:table-cell office:value-type="float" office:value="179.87441">
            <text:p>179.87</text:p>
          </table:table-cell>
          <table:table-cell table:formula="of:=([.D18]/[.C18])" office:value-type="float" office:value="3.84392133476239">
            <text:p>3.84</text:p>
          </table:table-cell>
          <table:table-cell table:formula="of:=([.E18]/[.C18])" office:value-type="float" office:value="3.52812684908533">
            <text:p>3.53</text:p>
          </table:table-cell>
          <table:table-cell/>
        </table:table-row>
        <table:table-row table:style-name="ro3">
          <table:table-cell/>
          <table:table-cell office:value-type="float" office:value="4096">
            <text:p>4096</text:p>
          </table:table-cell>
          <table:table-cell office:value-type="float" office:value="45.691605">
            <text:p>45.69</text:p>
          </table:table-cell>
          <table:table-cell office:value-type="float" office:value="197.131238">
            <text:p>197.13</text:p>
          </table:table-cell>
          <table:table-cell office:value-type="float" office:value="180.67187">
            <text:p>180.67</text:p>
          </table:table-cell>
          <table:table-cell table:formula="of:=([.D19]/[.C19])" office:value-type="float" office:value="4.31438637360189">
            <text:p>4.31</text:p>
          </table:table-cell>
          <table:table-cell table:formula="of:=([.E19]/[.C19])" office:value-type="float" office:value="3.95415897515528">
            <text:p>3.95</text:p>
          </table:table-cell>
          <table:table-cell/>
        </table:table-row>
        <table:table-row table:style-name="ro3">
          <table:table-cell/>
          <table:table-cell table:style-name="Default" table:number-columns-repeated="6"/>
          <table:table-cell/>
        </table:table-row>
        <table:table-row table:style-name="ro3">
          <table:table-cell/>
          <table:table-cell table:style-name="Default" office:value-type="string">
            <text:p>K20m</text:p>
          </table:table-cell>
          <table:table-cell table:style-name="Default" table:number-columns-repeated="5"/>
          <table:table-cell/>
        </table:table-row>
        <table:table-row table:style-name="ro2">
          <table:table-cell/>
          <table:table-cell table:style-name="Default"/>
          <table:table-cell table:style-name="ce3" office:value-type="string">
            <text:p>naïve</text:p>
          </table:table-cell>
          <table:table-cell table:style-name="ce3" office:value-type="string">
            <text:p>max</text:p>
          </table:table-cell>
          <table:table-cell table:style-name="ce3" office:value-type="string">
            <text:p>min</text:p>
          </table:table-cell>
          <table:table-cell table:style-name="Default" table:number-columns-repeated="2"/>
          <table:table-cell office:value-type="string">
            <text:p>ratio</text:p>
          </table:table-cell>
        </table:table-row>
        <table:table-row table:style-name="ro3">
          <table:table-cell/>
          <table:table-cell office:value-type="float" office:value="128">
            <text:p>128</text:p>
          </table:table-cell>
          <table:table-cell office:value-type="float" office:value="38.411755">
            <text:p>38.41</text:p>
          </table:table-cell>
          <table:table-cell office:value-type="float" office:value="94.033009">
            <text:p>94.03</text:p>
          </table:table-cell>
          <table:table-cell office:value-type="float" office:value="96.495762">
            <text:p>96.50</text:p>
          </table:table-cell>
          <table:table-cell table:formula="of:=([.D23]/[.C23])" office:value-type="float" office:value="2.44802688656116">
            <text:p>2.45</text:p>
          </table:table-cell>
          <table:table-cell table:formula="of:=([.E23]/[.C23])" office:value-type="float" office:value="2.51214145253191">
            <text:p>2.51</text:p>
          </table:table-cell>
          <table:table-cell table:formula="of:=([.G23]/[.F23])" office:value-type="float" office:value="1.02619030302434">
            <text:p>1.026190303</text:p>
          </table:table-cell>
        </table:table-row>
        <table:table-row table:style-name="ro3">
          <table:table-cell/>
          <table:table-cell office:value-type="float" office:value="256">
            <text:p>256</text:p>
          </table:table-cell>
          <table:table-cell office:value-type="float" office:value="52.660744">
            <text:p>52.66</text:p>
          </table:table-cell>
          <table:table-cell office:value-type="float" office:value="242.491355">
            <text:p>242.49</text:p>
          </table:table-cell>
          <table:table-cell office:value-type="float" office:value="258.199683">
            <text:p>258.20</text:p>
          </table:table-cell>
          <table:table-cell table:formula="of:=([.D24]/[.C24])" office:value-type="float" office:value="4.60478406837549">
            <text:p>4.60</text:p>
          </table:table-cell>
          <table:table-cell table:formula="of:=([.E24]/[.C24])" office:value-type="float" office:value="4.90307700552047">
            <text:p>4.90</text:p>
          </table:table-cell>
          <table:table-cell table:formula="of:=([.G24]/[.F24])" office:value-type="float" office:value="1.06477891964437">
            <text:p>1.0647789196</text:p>
          </table:table-cell>
        </table:table-row>
        <table:table-row table:style-name="ro3">
          <table:table-cell/>
          <table:table-cell office:value-type="float" office:value="512">
            <text:p>512</text:p>
          </table:table-cell>
          <table:table-cell office:value-type="float" office:value="53.702298">
            <text:p>53.70</text:p>
          </table:table-cell>
          <table:table-cell office:value-type="float" office:value="403.422465">
            <text:p>403.42</text:p>
          </table:table-cell>
          <table:table-cell office:value-type="float" office:value="446.206716">
            <text:p>446.21</text:p>
          </table:table-cell>
          <table:table-cell table:formula="of:=([.D25]/[.C25])" office:value-type="float" office:value="7.51220115385006">
            <text:p>7.51</text:p>
          </table:table-cell>
          <table:table-cell table:formula="of:=([.E25]/[.C25])" office:value-type="float" office:value="8.30889426742967">
            <text:p>8.31</text:p>
          </table:table-cell>
          <table:table-cell table:formula="of:=([.G25]/[.F25])" office:value-type="float" office:value="1.10605321892523">
            <text:p>1.1060532189</text:p>
          </table:table-cell>
        </table:table-row>
        <table:table-row table:style-name="ro3">
          <table:table-cell/>
          <table:table-cell office:value-type="float" office:value="1024">
            <text:p>1024</text:p>
          </table:table-cell>
          <table:table-cell office:value-type="float" office:value="52.562889">
            <text:p>52.56</text:p>
          </table:table-cell>
          <table:table-cell office:value-type="float" office:value="471.173992">
            <text:p>471.17</text:p>
          </table:table-cell>
          <table:table-cell office:value-type="float" office:value="546.146344">
            <text:p>546.15</text:p>
          </table:table-cell>
          <table:table-cell table:formula="of:=([.D26]/[.C26])" office:value-type="float" office:value="8.96400485140762">
            <text:p>8.96</text:p>
          </table:table-cell>
          <table:table-cell table:formula="of:=([.E26]/[.C26])" office:value-type="float" office:value="10.3903410636352">
            <text:p>10.39</text:p>
          </table:table-cell>
          <table:table-cell table:formula="of:=([.G26]/[.F26])" office:value-type="float" office:value="1.15911818834007">
            <text:p>1.1591181883</text:p>
          </table:table-cell>
        </table:table-row>
        <table:table-row table:style-name="ro3">
          <table:table-cell/>
          <table:table-cell office:value-type="float" office:value="2048">
            <text:p>2048</text:p>
          </table:table-cell>
          <table:table-cell office:value-type="float" office:value="48.848319">
            <text:p>48.85</text:p>
          </table:table-cell>
          <table:table-cell office:value-type="float" office:value="504.326873">
            <text:p>504.33</text:p>
          </table:table-cell>
          <table:table-cell office:value-type="float" office:value="574.068187">
            <text:p>574.07</text:p>
          </table:table-cell>
          <table:table-cell table:formula="of:=([.D27]/[.C27])" office:value-type="float" office:value="10.3243444876783">
            <text:p>10.32</text:p>
          </table:table-cell>
          <table:table-cell table:formula="of:=([.E27]/[.C27])" office:value-type="float" office:value="11.7520561352377">
            <text:p>11.75</text:p>
          </table:table-cell>
          <table:table-cell table:formula="of:=([.G27]/[.F27])" office:value-type="float" office:value="1.13828593662904">
            <text:p>1.1382859366</text:p>
          </table:table-cell>
        </table:table-row>
        <table:table-row table:style-name="ro3">
          <table:table-cell/>
          <table:table-cell office:value-type="float" office:value="4096">
            <text:p>4096</text:p>
          </table:table-cell>
          <table:table-cell office:value-type="float" office:value="47.724011">
            <text:p>47.72</text:p>
          </table:table-cell>
          <table:table-cell office:value-type="float" office:value="506.456282">
            <text:p>506.46</text:p>
          </table:table-cell>
          <table:table-cell office:value-type="float" office:value="585.2672">
            <text:p>585.27</text:p>
          </table:table-cell>
          <table:table-cell table:formula="of:=([.D28]/[.C28])" office:value-type="float" office:value="10.6121902033758">
            <text:p>10.61</text:p>
          </table:table-cell>
          <table:table-cell table:formula="of:=([.E28]/[.C28])" office:value-type="float" office:value="12.2635794380317">
            <text:p>12.26</text:p>
          </table:table-cell>
          <table:table-cell table:formula="of:=([.G28]/[.F28])" office:value-type="float" office:value="1.15561247989417">
            <text:p>1.1556124799</text:p>
          </table:table-cell>
        </table:table-row>
        <table:table-row table:style-name="ro3">
          <table:table-cell/>
          <table:table-cell table:style-name="Default" table:number-columns-repeated="6"/>
          <table:table-cell/>
        </table:table-row>
        <table:table-row table:style-name="ro2">
          <table:table-cell/>
          <table:table-cell table:style-name="Default" office:value-type="string">
            <text:p>HD7970</text:p>
          </table:table-cell>
          <table:table-cell table:style-name="ce3" office:value-type="string">
            <text:p>naïve</text:p>
          </table:table-cell>
          <table:table-cell table:style-name="ce3" office:value-type="string">
            <text:p>max</text:p>
          </table:table-cell>
          <table:table-cell table:style-name="ce3" office:value-type="string">
            <text:p>min</text:p>
          </table:table-cell>
          <table:table-cell table:style-name="Default" table:number-columns-repeated="2"/>
          <table:table-cell/>
        </table:table-row>
        <table:table-row table:style-name="ro3">
          <table:table-cell/>
          <table:table-cell office:value-type="float" office:value="128">
            <text:p>128</text:p>
          </table:table-cell>
          <table:table-cell office:value-type="float" office:value="2.486096">
            <text:p>2.49</text:p>
          </table:table-cell>
          <table:table-cell office:value-type="float" office:value="2.603693">
            <text:p>2.60</text:p>
          </table:table-cell>
          <table:table-cell office:value-type="float" office:value="2.706977">
            <text:p>2.71</text:p>
          </table:table-cell>
          <table:table-cell table:formula="of:=([.D31]/[.C31])" office:value-type="float" office:value="1.04730187410301">
            <text:p>1.05</text:p>
          </table:table-cell>
          <table:table-cell table:formula="of:=([.E31]/[.C31])" office:value-type="float" office:value="1.08884652885488">
            <text:p>1.09</text:p>
          </table:table-cell>
          <table:table-cell/>
        </table:table-row>
        <table:table-row table:style-name="ro3">
          <table:table-cell/>
          <table:table-cell office:value-type="float" office:value="256">
            <text:p>256</text:p>
          </table:table-cell>
          <table:table-cell office:value-type="float" office:value="9.713658">
            <text:p>9.71</text:p>
          </table:table-cell>
          <table:table-cell office:value-type="float" office:value="11.217026">
            <text:p>11.22</text:p>
          </table:table-cell>
          <table:table-cell office:value-type="float" office:value="11.323514">
            <text:p>11.32</text:p>
          </table:table-cell>
          <table:table-cell table:formula="of:=([.D32]/[.C32])" office:value-type="float" office:value="1.15476847136269">
            <text:p>1.15</text:p>
          </table:table-cell>
          <table:table-cell table:formula="of:=([.E32]/[.C32])" office:value-type="float" office:value="1.16573117974711">
            <text:p>1.17</text:p>
          </table:table-cell>
          <table:table-cell/>
        </table:table-row>
        <table:table-row table:style-name="ro3">
          <table:table-cell/>
          <table:table-cell office:value-type="float" office:value="512">
            <text:p>512</text:p>
          </table:table-cell>
          <table:table-cell office:value-type="float" office:value="29.676936">
            <text:p>29.68</text:p>
          </table:table-cell>
          <table:table-cell office:value-type="float" office:value="41.454682">
            <text:p>41.45</text:p>
          </table:table-cell>
          <table:table-cell office:value-type="float" office:value="43.089759">
            <text:p>43.09</text:p>
          </table:table-cell>
          <table:table-cell table:formula="of:=([.D33]/[.C33])" office:value-type="float" office:value="1.39686529633652">
            <text:p>1.40</text:p>
          </table:table-cell>
          <table:table-cell table:formula="of:=([.E33]/[.C33])" office:value-type="float" office:value="1.45196117955034">
            <text:p>1.45</text:p>
          </table:table-cell>
          <table:table-cell/>
        </table:table-row>
        <table:table-row table:style-name="ro3">
          <table:table-cell/>
          <table:table-cell office:value-type="float" office:value="1024">
            <text:p>1024</text:p>
          </table:table-cell>
          <table:table-cell office:value-type="float" office:value="73.391425">
            <text:p>73.39</text:p>
          </table:table-cell>
          <table:table-cell office:value-type="float" office:value="159.73844">
            <text:p>159.74</text:p>
          </table:table-cell>
          <table:table-cell office:value-type="float" office:value="164.319473">
            <text:p>164.32</text:p>
          </table:table-cell>
          <table:table-cell table:formula="of:=([.D34]/[.C34])" office:value-type="float" office:value="2.17652729865921">
            <text:p>2.18</text:p>
          </table:table-cell>
          <table:table-cell table:formula="of:=([.E34]/[.C34])" office:value-type="float" office:value="2.23894648455184">
            <text:p>2.24</text:p>
          </table:table-cell>
          <table:table-cell/>
        </table:table-row>
        <table:table-row table:style-name="ro3">
          <table:table-cell/>
          <table:table-cell office:value-type="float" office:value="2048">
            <text:p>2048</text:p>
          </table:table-cell>
          <table:table-cell office:value-type="float" office:value="119.554057">
            <text:p>119.55</text:p>
          </table:table-cell>
          <table:table-cell office:value-type="float" office:value="452.338071">
            <text:p>452.34</text:p>
          </table:table-cell>
          <table:table-cell office:value-type="float" office:value="436.359371">
            <text:p>436.36</text:p>
          </table:table-cell>
          <table:table-cell table:formula="of:=([.D35]/[.C35])" office:value-type="float" office:value="3.7835443008011">
            <text:p>3.78</text:p>
          </table:table-cell>
          <table:table-cell table:formula="of:=([.E35]/[.C35])" office:value-type="float" office:value="3.64989178911762">
            <text:p>3.65</text:p>
          </table:table-cell>
          <table:table-cell/>
        </table:table-row>
        <table:table-row table:style-name="ro3">
          <table:table-cell/>
          <table:table-cell office:value-type="float" office:value="4096">
            <text:p>4096</text:p>
          </table:table-cell>
          <table:table-cell office:value-type="float" office:value="142.833998">
            <text:p>142.83</text:p>
          </table:table-cell>
          <table:table-cell office:value-type="float" office:value="681.904441">
            <text:p>681.90</text:p>
          </table:table-cell>
          <table:table-cell office:value-type="float" office:value="660.925021">
            <text:p>660.93</text:p>
          </table:table-cell>
          <table:table-cell table:formula="of:=([.D36]/[.C36])" office:value-type="float" office:value="4.77410455877599">
            <text:p>4.77</text:p>
          </table:table-cell>
          <table:table-cell table:formula="of:=([.E36]/[.C36])" office:value-type="float" office:value="4.62722482220234">
            <text:p>4.63</text:p>
          </table:table-cell>
          <table:table-cell/>
        </table:table-row>
        <table:table-row table:style-name="ro3">
          <table:table-cell/>
          <table:table-cell table:style-name="Default" table:number-columns-repeated="6"/>
          <table:table-cell/>
        </table:table-row>
        <table:table-row table:style-name="ro3">
          <table:table-cell/>
          <table:table-cell table:style-name="Default" office:value-type="string">
            <text:p>Phi-5110P</text:p>
          </table:table-cell>
          <table:table-cell table:style-name="Default" table:number-columns-repeated="5"/>
          <table:table-cell/>
        </table:table-row>
        <table:table-row table:style-name="ro2">
          <table:table-cell/>
          <table:table-cell table:style-name="Default"/>
          <table:table-cell table:style-name="ce3" office:value-type="string">
            <text:p>naïve</text:p>
          </table:table-cell>
          <table:table-cell table:style-name="ce3" office:value-type="string">
            <text:p>max</text:p>
          </table:table-cell>
          <table:table-cell table:style-name="ce3" office:value-type="string">
            <text:p>min</text:p>
          </table:table-cell>
          <table:table-cell table:style-name="Default" table:number-columns-repeated="2"/>
          <table:table-cell/>
        </table:table-row>
        <table:table-row table:style-name="ro3">
          <table:table-cell/>
          <table:table-cell office:value-type="float" office:value="128">
            <text:p>128</text:p>
          </table:table-cell>
          <table:table-cell office:value-type="float" office:value="7.53022">
            <text:p>7.53</text:p>
          </table:table-cell>
          <table:table-cell office:value-type="float" office:value="8.00315">
            <text:p>8.00</text:p>
          </table:table-cell>
          <table:table-cell office:value-type="float" office:value="6.372309">
            <text:p>6.37</text:p>
          </table:table-cell>
          <table:table-cell table:formula="of:=([.D40]/[.C40])" office:value-type="float" office:value="1.06280427397872">
            <text:p>1.06</text:p>
          </table:table-cell>
          <table:table-cell table:formula="of:=([.E40]/[.C40])" office:value-type="float" office:value="0.846231451405138">
            <text:p>0.85</text:p>
          </table:table-cell>
          <table:table-cell table:formula="of:=(1-[.G40]/[.F40])" office:value-type="float" office:value="0.203774888637599">
            <text:p>0.2037748886</text:p>
          </table:table-cell>
        </table:table-row>
        <table:table-row table:style-name="ro3">
          <table:table-cell/>
          <table:table-cell office:value-type="float" office:value="256">
            <text:p>256</text:p>
          </table:table-cell>
          <table:table-cell office:value-type="float" office:value="23.041266">
            <text:p>23.04</text:p>
          </table:table-cell>
          <table:table-cell office:value-type="float" office:value="23.991495">
            <text:p>23.99</text:p>
          </table:table-cell>
          <table:table-cell office:value-type="float" office:value="16.417712">
            <text:p>16.42</text:p>
          </table:table-cell>
          <table:table-cell table:formula="of:=([.D41]/[.C41])" office:value-type="float" office:value="1.04124031205577">
            <text:p>1.04</text:p>
          </table:table-cell>
          <table:table-cell table:formula="of:=([.E41]/[.C41])" office:value-type="float" office:value="0.712535153233334">
            <text:p>0.71</text:p>
          </table:table-cell>
          <table:table-cell table:formula="of:=(1-[.G41]/[.F41])" office:value-type="float" office:value="0.315686162950662">
            <text:p>0.315686163</text:p>
          </table:table-cell>
        </table:table-row>
        <table:table-row table:style-name="ro3">
          <table:table-cell/>
          <table:table-cell office:value-type="float" office:value="512">
            <text:p>512</text:p>
          </table:table-cell>
          <table:table-cell office:value-type="float" office:value="40.645096">
            <text:p>40.65</text:p>
          </table:table-cell>
          <table:table-cell office:value-type="float" office:value="45.862903">
            <text:p>45.86</text:p>
          </table:table-cell>
          <table:table-cell office:value-type="float" office:value="29.799597">
            <text:p>29.80</text:p>
          </table:table-cell>
          <table:table-cell table:formula="of:=([.D42]/[.C42])" office:value-type="float" office:value="1.12837482288146">
            <text:p>1.13</text:p>
          </table:table-cell>
          <table:table-cell table:formula="of:=([.E42]/[.C42])" office:value-type="float" office:value="0.733165865815645">
            <text:p>0.73</text:p>
          </table:table-cell>
          <table:table-cell table:formula="of:=(1-[.G42]/[.F42])" office:value-type="float" office:value="0.350246167365376">
            <text:p>0.3502461674</text:p>
          </table:table-cell>
        </table:table-row>
        <table:table-row table:style-name="ro3">
          <table:table-cell/>
          <table:table-cell office:value-type="float" office:value="1024">
            <text:p>1024</text:p>
          </table:table-cell>
          <table:table-cell office:value-type="float" office:value="25.454783">
            <text:p>25.45</text:p>
          </table:table-cell>
          <table:table-cell office:value-type="float" office:value="62.84353">
            <text:p>62.84</text:p>
          </table:table-cell>
          <table:table-cell office:value-type="float" office:value="38.904283">
            <text:p>38.90</text:p>
          </table:table-cell>
          <table:table-cell table:formula="of:=([.D43]/[.C43])" office:value-type="float" office:value="2.46882992481217">
            <text:p>2.47</text:p>
          </table:table-cell>
          <table:table-cell table:formula="of:=([.E43]/[.C43])" office:value-type="float" office:value="1.52836828347741">
            <text:p>1.53</text:p>
          </table:table-cell>
          <table:table-cell table:formula="of:=(1-[.G43]/[.F43])" office:value-type="float" office:value="0.38093415503553">
            <text:p>0.380934155</text:p>
          </table:table-cell>
        </table:table-row>
        <table:table-row table:style-name="ro3">
          <table:table-cell/>
          <table:table-cell office:value-type="float" office:value="2048">
            <text:p>2048</text:p>
          </table:table-cell>
          <table:table-cell office:value-type="float" office:value="28.209434">
            <text:p>28.21</text:p>
          </table:table-cell>
          <table:table-cell office:value-type="float" office:value="72.215534">
            <text:p>72.22</text:p>
          </table:table-cell>
          <table:table-cell office:value-type="float" office:value="43.766516">
            <text:p>43.77</text:p>
          </table:table-cell>
          <table:table-cell table:formula="of:=([.D44]/[.C44])" office:value-type="float" office:value="2.55997812646649">
            <text:p>2.56</text:p>
          </table:table-cell>
          <table:table-cell table:formula="of:=([.E44]/[.C44])" office:value-type="float" office:value="1.5514850811966">
            <text:p>1.55</text:p>
          </table:table-cell>
          <table:table-cell table:formula="of:=(1-[.G44]/[.F44])" office:value-type="float" office:value="0.393945961820347">
            <text:p>0.3939459618</text:p>
          </table:table-cell>
        </table:table-row>
        <table:table-row table:style-name="ro3">
          <table:table-cell/>
          <table:table-cell office:value-type="float" office:value="4096">
            <text:p>4096</text:p>
          </table:table-cell>
          <table:table-cell office:value-type="float" office:value="28.618045">
            <text:p>28.62</text:p>
          </table:table-cell>
          <table:table-cell office:value-type="float" office:value="76.767197">
            <text:p>76.77</text:p>
          </table:table-cell>
          <table:table-cell office:value-type="float" office:value="45.469708">
            <text:p>45.47</text:p>
          </table:table-cell>
          <table:table-cell table:formula="of:=([.D45]/[.C45])" office:value-type="float" office:value="2.68247523546769">
            <text:p>2.68</text:p>
          </table:table-cell>
          <table:table-cell table:formula="of:=([.E45]/[.C45])" office:value-type="float" office:value="1.58884745621163">
            <text:p>1.59</text:p>
          </table:table-cell>
          <table:table-cell table:formula="of:=(1-[.G45]/[.F45])" office:value-type="float" office:value="0.407693523055166">
            <text:p>0.4076935231</text:p>
          </table:table-cell>
        </table:table-row>
        <table:table-row table:style-name="ro3">
          <table:table-cell/>
          <table:table-cell table:style-name="Default" table:number-columns-repeated="6"/>
          <table:table-cell/>
        </table:table-row>
        <table:table-row table:style-name="ro2">
          <table:table-cell/>
          <table:table-cell table:style-name="Default" office:value-type="string">
            <text:p>E5-2620</text:p>
          </table:table-cell>
          <table:table-cell table:style-name="ce3" office:value-type="string">
            <text:p>naïve</text:p>
          </table:table-cell>
          <table:table-cell table:style-name="ce3" office:value-type="string">
            <text:p>max</text:p>
          </table:table-cell>
          <table:table-cell table:style-name="ce3" office:value-type="string">
            <text:p>min</text:p>
          </table:table-cell>
          <table:table-cell table:style-name="Default" table:number-columns-repeated="2"/>
          <table:table-cell/>
        </table:table-row>
        <table:table-row table:style-name="ro3">
          <table:table-cell/>
          <table:table-cell office:value-type="float" office:value="128">
            <text:p>128</text:p>
          </table:table-cell>
          <table:table-cell office:value-type="float" office:value="21.267887">
            <text:p>21.27</text:p>
          </table:table-cell>
          <table:table-cell office:value-type="float" office:value="25.000166">
            <text:p>25.00</text:p>
          </table:table-cell>
          <table:table-cell office:value-type="float" office:value="22.760183">
            <text:p>22.76</text:p>
          </table:table-cell>
          <table:table-cell table:formula="of:=([.D48]/[.C48])" office:value-type="float" office:value="1.17548894255457">
            <text:p>1.18</text:p>
          </table:table-cell>
          <table:table-cell table:formula="of:=([.E48]/[.C48])" office:value-type="float" office:value="1.0701666319743">
            <text:p>1.07</text:p>
          </table:table-cell>
          <table:table-cell/>
        </table:table-row>
        <table:table-row table:style-name="ro3">
          <table:table-cell/>
          <table:table-cell office:value-type="float" office:value="256">
            <text:p>256</text:p>
          </table:table-cell>
          <table:table-cell office:value-type="float" office:value="27.598274">
            <text:p>27.60</text:p>
          </table:table-cell>
          <table:table-cell office:value-type="float" office:value="36.360548">
            <text:p>36.36</text:p>
          </table:table-cell>
          <table:table-cell office:value-type="float" office:value="32.599928">
            <text:p>32.60</text:p>
          </table:table-cell>
          <table:table-cell table:formula="of:=([.D49]/[.C49])" office:value-type="float" office:value="1.31749355050247">
            <text:p>1.32</text:p>
          </table:table-cell>
          <table:table-cell table:formula="of:=([.E49]/[.C49])" office:value-type="float" office:value="1.18123068131">
            <text:p>1.18</text:p>
          </table:table-cell>
          <table:table-cell/>
        </table:table-row>
        <table:table-row table:style-name="ro3">
          <table:table-cell/>
          <table:table-cell office:value-type="float" office:value="512">
            <text:p>512</text:p>
          </table:table-cell>
          <table:table-cell office:value-type="float" office:value="32.513151">
            <text:p>32.51</text:p>
          </table:table-cell>
          <table:table-cell office:value-type="float" office:value="41.896531">
            <text:p>41.90</text:p>
          </table:table-cell>
          <table:table-cell office:value-type="float" office:value="36.987902">
            <text:p>36.99</text:p>
          </table:table-cell>
          <table:table-cell table:formula="of:=([.D50]/[.C50])" office:value-type="float" office:value="1.28860260268222">
            <text:p>1.29</text:p>
          </table:table-cell>
          <table:table-cell table:formula="of:=([.E50]/[.C50])" office:value-type="float" office:value="1.1376289551265">
            <text:p>1.14</text:p>
          </table:table-cell>
          <table:table-cell/>
        </table:table-row>
        <table:table-row table:style-name="ro3">
          <table:table-cell/>
          <table:table-cell office:value-type="float" office:value="1024">
            <text:p>1024</text:p>
          </table:table-cell>
          <table:table-cell office:value-type="float" office:value="32.077863">
            <text:p>32.08</text:p>
          </table:table-cell>
          <table:table-cell office:value-type="float" office:value="43.86982">
            <text:p>43.87</text:p>
          </table:table-cell>
          <table:table-cell office:value-type="float" office:value="38.653104">
            <text:p>38.65</text:p>
          </table:table-cell>
          <table:table-cell table:formula="of:=([.D51]/[.C51])" office:value-type="float" office:value="1.36760419483056">
            <text:p>1.37</text:p>
          </table:table-cell>
          <table:table-cell table:formula="of:=([.E51]/[.C51])" office:value-type="float" office:value="1.20497752609019">
            <text:p>1.20</text:p>
          </table:table-cell>
          <table:table-cell/>
        </table:table-row>
        <table:table-row table:style-name="ro3">
          <table:table-cell/>
          <table:table-cell office:value-type="float" office:value="2048">
            <text:p>2048</text:p>
          </table:table-cell>
          <table:table-cell office:value-type="float" office:value="33.817866">
            <text:p>33.82</text:p>
          </table:table-cell>
          <table:table-cell office:value-type="float" office:value="44.354214">
            <text:p>44.35</text:p>
          </table:table-cell>
          <table:table-cell office:value-type="float" office:value="39.070777">
            <text:p>39.07</text:p>
          </table:table-cell>
          <table:table-cell table:formula="of:=([.D52]/[.C52])" office:value-type="float" office:value="1.31156158700256">
            <text:p>1.31</text:p>
          </table:table-cell>
          <table:table-cell table:formula="of:=([.E52]/[.C52])" office:value-type="float" office:value="1.15532946401763">
            <text:p>1.16</text:p>
          </table:table-cell>
          <table:table-cell/>
        </table:table-row>
        <table:table-row table:style-name="ro3">
          <table:table-cell/>
          <table:table-cell office:value-type="float" office:value="4096">
            <text:p>4096</text:p>
          </table:table-cell>
          <table:table-cell office:value-type="float" office:value="30.61745">
            <text:p>30.62</text:p>
          </table:table-cell>
          <table:table-cell office:value-type="float" office:value="44.467693">
            <text:p>44.47</text:p>
          </table:table-cell>
          <table:table-cell office:value-type="float" office:value="39.10246">
            <text:p>39.10</text:p>
          </table:table-cell>
          <table:table-cell table:formula="of:=([.D53]/[.C53])" office:value-type="float" office:value="1.45236435431429">
            <text:p>1.45</text:p>
          </table:table-cell>
          <table:table-cell table:formula="of:=([.E53]/[.C53])" office:value-type="float" office:value="1.27712987201743">
            <text:p>1.28</text:p>
          </table:table-cell>
          <table:table-cell/>
        </table:table-row>
        <table:table-row table:style-name="ro3">
          <table:table-cell/>
          <table:table-cell table:style-name="Default" table:number-columns-repeated="6"/>
          <table:table-cell/>
        </table:table-row>
        <table:table-row table:style-name="ro2">
          <table:table-cell/>
          <table:table-cell table:style-name="Default" office:value-type="string">
            <text:p>X5650</text:p>
          </table:table-cell>
          <table:table-cell table:style-name="ce3" office:value-type="string">
            <text:p>naïve</text:p>
          </table:table-cell>
          <table:table-cell table:style-name="ce3" office:value-type="string">
            <text:p>max</text:p>
          </table:table-cell>
          <table:table-cell table:style-name="ce3" office:value-type="string">
            <text:p>min</text:p>
          </table:table-cell>
          <table:table-cell table:style-name="Default" table:number-columns-repeated="2"/>
          <table:table-cell/>
        </table:table-row>
        <table:table-row table:style-name="ro3">
          <table:table-cell/>
          <table:table-cell office:value-type="float" office:value="128">
            <text:p>128</text:p>
          </table:table-cell>
          <table:table-cell office:value-type="float" office:value="10.496052">
            <text:p>10.50</text:p>
          </table:table-cell>
          <table:table-cell office:value-type="float" office:value="11.800949">
            <text:p>11.80</text:p>
          </table:table-cell>
          <table:table-cell office:value-type="float" office:value="14.778699">
            <text:p>14.78</text:p>
          </table:table-cell>
          <table:table-cell table:formula="of:=([.D56]/[.C56])" office:value-type="float" office:value="1.12432265007833">
            <text:p>1.12</text:p>
          </table:table-cell>
          <table:table-cell table:formula="of:=([.E56]/[.C56])" office:value-type="float" office:value="1.40802456009174">
            <text:p>1.41</text:p>
          </table:table-cell>
          <table:table-cell/>
        </table:table-row>
        <table:table-row table:style-name="ro3">
          <table:table-cell/>
          <table:table-cell office:value-type="float" office:value="256">
            <text:p>256</text:p>
          </table:table-cell>
          <table:table-cell office:value-type="float" office:value="15.639558">
            <text:p>15.64</text:p>
          </table:table-cell>
          <table:table-cell office:value-type="float" office:value="23.556353">
            <text:p>23.56</text:p>
          </table:table-cell>
          <table:table-cell office:value-type="float" office:value="33.802779">
            <text:p>33.80</text:p>
          </table:table-cell>
          <table:table-cell table:formula="of:=([.D57]/[.C57])" office:value-type="float" office:value="1.50620324436279">
            <text:p>1.51</text:p>
          </table:table-cell>
          <table:table-cell table:formula="of:=([.E57]/[.C57])" office:value-type="float" office:value="2.16136408714364">
            <text:p>2.16</text:p>
          </table:table-cell>
          <table:table-cell/>
        </table:table-row>
        <table:table-row table:style-name="ro3">
          <table:table-cell/>
          <table:table-cell office:value-type="float" office:value="512">
            <text:p>512</text:p>
          </table:table-cell>
          <table:table-cell office:value-type="float" office:value="16.039628">
            <text:p>16.04</text:p>
          </table:table-cell>
          <table:table-cell office:value-type="float" office:value="25.751788">
            <text:p>25.75</text:p>
          </table:table-cell>
          <table:table-cell office:value-type="float" office:value="37.672994">
            <text:p>37.67</text:p>
          </table:table-cell>
          <table:table-cell table:formula="of:=([.D58]/[.C58])" office:value-type="float" office:value="1.60551030235863">
            <text:p>1.61</text:p>
          </table:table-cell>
          <table:table-cell table:formula="of:=([.E58]/[.C58])" office:value-type="float" office:value="2.3487448711404">
            <text:p>2.35</text:p>
          </table:table-cell>
          <table:table-cell/>
        </table:table-row>
        <table:table-row table:style-name="ro3">
          <table:table-cell/>
          <table:table-cell office:value-type="float" office:value="1024">
            <text:p>1024</text:p>
          </table:table-cell>
          <table:table-cell office:value-type="float" office:value="17.128097">
            <text:p>17.13</text:p>
          </table:table-cell>
          <table:table-cell office:value-type="float" office:value="25.536324">
            <text:p>25.54</text:p>
          </table:table-cell>
          <table:table-cell office:value-type="float" office:value="39.108391">
            <text:p>39.11</text:p>
          </table:table-cell>
          <table:table-cell table:formula="of:=([.D59]/[.C59])" office:value-type="float" office:value="1.49090257954518">
            <text:p>1.49</text:p>
          </table:table-cell>
          <table:table-cell table:formula="of:=([.E59]/[.C59])" office:value-type="float" office:value="2.28328873896499">
            <text:p>2.28</text:p>
          </table:table-cell>
          <table:table-cell/>
        </table:table-row>
        <table:table-row table:style-name="ro3">
          <table:table-cell/>
          <table:table-cell office:value-type="float" office:value="2048">
            <text:p>2048</text:p>
          </table:table-cell>
          <table:table-cell office:value-type="float" office:value="17.371689">
            <text:p>17.37</text:p>
          </table:table-cell>
          <table:table-cell office:value-type="float" office:value="26.367805">
            <text:p>26.37</text:p>
          </table:table-cell>
          <table:table-cell office:value-type="float" office:value="38.781002">
            <text:p>38.78</text:p>
          </table:table-cell>
          <table:table-cell table:formula="of:=([.D60]/[.C60])" office:value-type="float" office:value="1.51786075608422">
            <text:p>1.52</text:p>
          </table:table-cell>
          <table:table-cell table:formula="of:=([.E60]/[.C60])" office:value-type="float" office:value="2.23242552868636">
            <text:p>2.23</text:p>
          </table:table-cell>
          <table:table-cell/>
        </table:table-row>
        <table:table-row table:style-name="ro3">
          <table:table-cell/>
          <table:table-cell office:value-type="float" office:value="4096">
            <text:p>4096</text:p>
          </table:table-cell>
          <table:table-cell office:value-type="float" office:value="17.205621">
            <text:p>17.21</text:p>
          </table:table-cell>
          <table:table-cell office:value-type="float" office:value="26.514339">
            <text:p>26.51</text:p>
          </table:table-cell>
          <table:table-cell office:value-type="float" office:value="39.376467">
            <text:p>39.38</text:p>
          </table:table-cell>
          <table:table-cell table:formula="of:=([.D61]/[.C61])" office:value-type="float" office:value="1.54102772576474">
            <text:p>1.54</text:p>
          </table:table-cell>
          <table:table-cell table:formula="of:=([.E61]/[.C61])" office:value-type="float" office:value="2.28858156296713">
            <text:p>2.29</text:p>
          </table:table-cell>
          <table:table-cell/>
        </table:table-row>
      </table:table>
      <table:table table:name="bank_conflicts" table:style-name="ta1">
        <table:table-column table:style-name="co2" table:default-cell-style-name="Default"/>
        <table:table-column table:style-name="co2" table:default-cell-style-name="ce3"/>
        <table:table-column table:style-name="co2" table:number-columns-repeated="5" table:default-cell-style-name="ce16"/>
        <table:table-column table:style-name="co2" table:default-cell-style-name="Default"/>
        <table:table-row table:style-name="ro1">
          <table:table-cell/>
          <table:table-cell table:style-name="Default" table:number-columns-repeated="6"/>
          <table:table-cell/>
        </table:table-row>
        <table:table-row table:style-name="ro3">
          <table:table-cell/>
          <table:table-cell table:style-name="Default" office:value-type="string">
            <text:p>C1060</text:p>
          </table:table-cell>
          <table:table-cell table:style-name="Default" table:number-columns-repeated="5"/>
          <table:table-cell/>
        </table:table-row>
        <table:table-row table:style-name="ro2">
          <table:table-cell/>
          <table:table-cell table:style-name="Default"/>
          <table:table-cell table:style-name="ce3" office:value-type="string">
            <text:p>naïve</text:p>
          </table:table-cell>
          <table:table-cell table:style-name="ce3" office:value-type="string">
            <text:p>BCR_{w/o}</text:p>
          </table:table-cell>
          <table:table-cell table:style-name="ce3" office:value-type="string">
            <text:p>BCR_{w/i}</text:p>
          </table:table-cell>
          <table:table-cell table:style-name="Default" office:value-type="string">
            <text:p>max</text:p>
          </table:table-cell>
          <table:table-cell table:style-name="Default" office:value-type="string">
            <text:p>min</text:p>
          </table:table-cell>
          <table:table-cell/>
        </table:table-row>
        <table:table-row table:style-name="ro3">
          <table:table-cell/>
          <table:table-cell office:value-type="float" office:value="128">
            <text:p>128</text:p>
          </table:table-cell>
          <table:table-cell office:value-type="float" office:value="4.153513">
            <text:p>4.15</text:p>
          </table:table-cell>
          <table:table-cell office:value-type="float" office:value="35.05763">
            <text:p>35.06</text:p>
          </table:table-cell>
          <table:table-cell office:value-type="float" office:value="112.345242">
            <text:p>112.35</text:p>
          </table:table-cell>
          <table:table-cell table:formula="of:=([.D4]/[.C4])" office:value-type="float" office:value="8.44047677231298">
            <text:p>8.44</text:p>
          </table:table-cell>
          <table:table-cell table:formula="of:=([.E4]/[.C4])" office:value-type="float" office:value="27.0482461472975">
            <text:p>27.05</text:p>
          </table:table-cell>
          <table:table-cell table:formula="of:=([.G4]/[.F4])" office:value-type="float" office:value="3.20458747496622">
            <text:p>3.204587475</text:p>
          </table:table-cell>
        </table:table-row>
        <table:table-row table:style-name="ro3">
          <table:table-cell/>
          <table:table-cell office:value-type="float" office:value="256">
            <text:p>256</text:p>
          </table:table-cell>
          <table:table-cell office:value-type="float" office:value="2.491872">
            <text:p>2.49</text:p>
          </table:table-cell>
          <table:table-cell office:value-type="float" office:value="51.908566">
            <text:p>51.91</text:p>
          </table:table-cell>
          <table:table-cell office:value-type="float" office:value="250.655496">
            <text:p>250.66</text:p>
          </table:table-cell>
          <table:table-cell table:formula="of:=([.D5]/[.C5])" office:value-type="float" office:value="20.8311526434745">
            <text:p>20.83</text:p>
          </table:table-cell>
          <table:table-cell table:formula="of:=([.E5]/[.C5])" office:value-type="float" office:value="100.589234117964">
            <text:p>100.59</text:p>
          </table:table-cell>
          <table:table-cell table:formula="of:=([.G5]/[.F5])" office:value-type="float" office:value="4.82878868200674">
            <text:p>4.828788682</text:p>
          </table:table-cell>
        </table:table-row>
        <table:table-row table:style-name="ro3">
          <table:table-cell/>
          <table:table-cell office:value-type="float" office:value="512">
            <text:p>512</text:p>
          </table:table-cell>
          <table:table-cell office:value-type="float" office:value="1.609177">
            <text:p>1.61</text:p>
          </table:table-cell>
          <table:table-cell office:value-type="float" office:value="55.016496">
            <text:p>55.02</text:p>
          </table:table-cell>
          <table:table-cell office:value-type="float" office:value="318.013019">
            <text:p>318.01</text:p>
          </table:table-cell>
          <table:table-cell table:formula="of:=([.D6]/[.C6])" office:value-type="float" office:value="34.1892134923629">
            <text:p>34.19</text:p>
          </table:table-cell>
          <table:table-cell table:formula="of:=([.E6]/[.C6])" office:value-type="float" office:value="197.624636071731">
            <text:p>197.62</text:p>
          </table:table-cell>
          <table:table-cell table:formula="of:=([.G6]/[.F6])" office:value-type="float" office:value="5.78032121493161">
            <text:p>5.7803212149</text:p>
          </table:table-cell>
        </table:table-row>
        <table:table-row table:style-name="ro3">
          <table:table-cell/>
          <table:table-cell office:value-type="float" office:value="1024">
            <text:p>1024</text:p>
          </table:table-cell>
          <table:table-cell office:value-type="float" office:value="3.538564">
            <text:p>3.54</text:p>
          </table:table-cell>
          <table:table-cell office:value-type="float" office:value="56.438649">
            <text:p>56.44</text:p>
          </table:table-cell>
          <table:table-cell office:value-type="float" office:value="363.033077">
            <text:p>363.03</text:p>
          </table:table-cell>
          <table:table-cell table:formula="of:=([.D7]/[.C7])" office:value-type="float" office:value="15.9495911335785">
            <text:p>15.95</text:p>
          </table:table-cell>
          <table:table-cell table:formula="of:=([.E7]/[.C7])" office:value-type="float" office:value="102.59333362347">
            <text:p>102.59</text:p>
          </table:table-cell>
          <table:table-cell table:formula="of:=([.G7]/[.F7])" office:value-type="float" office:value="6.43234881472801">
            <text:p>6.4323488147</text:p>
          </table:table-cell>
        </table:table-row>
        <table:table-row table:style-name="ro3">
          <table:table-cell/>
          <table:table-cell office:value-type="float" office:value="2048">
            <text:p>2048</text:p>
          </table:table-cell>
          <table:table-cell office:value-type="float" office:value="5.33039">
            <text:p>5.33</text:p>
          </table:table-cell>
          <table:table-cell office:value-type="float" office:value="56.619098">
            <text:p>56.62</text:p>
          </table:table-cell>
          <table:table-cell office:value-type="float" office:value="384.266246">
            <text:p>384.27</text:p>
          </table:table-cell>
          <table:table-cell table:formula="of:=([.D8]/[.C8])" office:value-type="float" office:value="10.6219428597157">
            <text:p>10.62</text:p>
          </table:table-cell>
          <table:table-cell table:formula="of:=([.E8]/[.C8])" office:value-type="float" office:value="72.0897056312953">
            <text:p>72.09</text:p>
          </table:table-cell>
          <table:table-cell table:formula="of:=([.G8]/[.F8])" office:value-type="float" office:value="6.78686626198107">
            <text:p>6.786866262</text:p>
          </table:table-cell>
        </table:table-row>
        <table:table-row table:style-name="ro3">
          <table:table-cell/>
          <table:table-cell office:value-type="float" office:value="4096">
            <text:p>4096</text:p>
          </table:table-cell>
          <table:table-cell office:value-type="float" office:value="5.675593">
            <text:p>5.68</text:p>
          </table:table-cell>
          <table:table-cell office:value-type="float" office:value="56.711005">
            <text:p>56.71</text:p>
          </table:table-cell>
          <table:table-cell office:value-type="float" office:value="390.229371">
            <text:p>390.23</text:p>
          </table:table-cell>
          <table:table-cell table:formula="of:=([.D9]/[.C9])" office:value-type="float" office:value="9.9920845275551">
            <text:p>9.99</text:p>
          </table:table-cell>
          <table:table-cell table:formula="of:=([.E9]/[.C9])" office:value-type="float" office:value="68.7557002413669">
            <text:p>68.76</text:p>
          </table:table-cell>
          <table:table-cell table:formula="of:=([.G9]/[.F9])" office:value-type="float" office:value="6.88101667392422">
            <text:p>6.8810166739</text:p>
          </table:table-cell>
        </table:table-row>
        <table:table-row table:style-name="ro3">
          <table:table-cell/>
          <table:table-cell table:style-name="Default" table:number-columns-repeated="6"/>
          <table:table-cell/>
        </table:table-row>
        <table:table-row table:style-name="ro3">
          <table:table-cell/>
          <table:table-cell table:style-name="Default" office:value-type="string">
            <text:p>C2050</text:p>
          </table:table-cell>
          <table:table-cell table:style-name="Default" table:number-columns-repeated="5"/>
          <table:table-cell/>
        </table:table-row>
        <table:table-row table:style-name="ro2">
          <table:table-cell/>
          <table:table-cell table:style-name="Default"/>
          <table:table-cell table:style-name="ce3" office:value-type="string">
            <text:p>naïve</text:p>
          </table:table-cell>
          <table:table-cell table:style-name="ce3" office:value-type="string">
            <text:p>BCR_{w/o}</text:p>
          </table:table-cell>
          <table:table-cell table:style-name="ce3" office:value-type="string">
            <text:p>BCR_{w/i}</text:p>
          </table:table-cell>
          <table:table-cell table:style-name="Default" table:number-columns-repeated="2"/>
          <table:table-cell/>
        </table:table-row>
        <table:table-row table:style-name="ro3">
          <table:table-cell/>
          <table:table-cell office:value-type="float" office:value="128">
            <text:p>128</text:p>
          </table:table-cell>
          <table:table-cell office:value-type="float" office:value="49.788891">
            <text:p>49.79</text:p>
          </table:table-cell>
          <table:table-cell office:value-type="float" office:value="87.380892">
            <text:p>87.38</text:p>
          </table:table-cell>
          <table:table-cell office:value-type="float" office:value="212.847586">
            <text:p>212.85</text:p>
          </table:table-cell>
          <table:table-cell table:formula="of:=([.D13]/[.C13])" office:value-type="float" office:value="1.7550278836297">
            <text:p>1.76</text:p>
          </table:table-cell>
          <table:table-cell table:formula="of:=([.E13]/[.C13])" office:value-type="float" office:value="4.27500154602761">
            <text:p>4.28</text:p>
          </table:table-cell>
          <table:table-cell table:formula="of:=([.G13]/[.F13])" office:value-type="float" office:value="2.43585961562397">
            <text:p>2.4358596156</text:p>
          </table:table-cell>
        </table:table-row>
        <table:table-row table:style-name="ro3">
          <table:table-cell/>
          <table:table-cell office:value-type="float" office:value="256">
            <text:p>256</text:p>
          </table:table-cell>
          <table:table-cell office:value-type="float" office:value="55.02284">
            <text:p>55.02</text:p>
          </table:table-cell>
          <table:table-cell office:value-type="float" office:value="113.296922">
            <text:p>113.30</text:p>
          </table:table-cell>
          <table:table-cell office:value-type="float" office:value="469.026343">
            <text:p>469.03</text:p>
          </table:table-cell>
          <table:table-cell table:formula="of:=([.D14]/[.C14])" office:value-type="float" office:value="2.05908895287848">
            <text:p>2.06</text:p>
          </table:table-cell>
          <table:table-cell table:formula="of:=([.E14]/[.C14])" office:value-type="float" office:value="8.52421181821949">
            <text:p>8.52</text:p>
          </table:table-cell>
          <table:table-cell table:formula="of:=([.G14]/[.F14])" office:value-type="float" office:value="4.13979775196364">
            <text:p>4.139797752</text:p>
          </table:table-cell>
        </table:table-row>
        <table:table-row table:style-name="ro3">
          <table:table-cell/>
          <table:table-cell office:value-type="float" office:value="512">
            <text:p>512</text:p>
          </table:table-cell>
          <table:table-cell office:value-type="float" office:value="42.258439">
            <text:p>42.26</text:p>
          </table:table-cell>
          <table:table-cell office:value-type="float" office:value="120.42616">
            <text:p>120.43</text:p>
          </table:table-cell>
          <table:table-cell office:value-type="float" office:value="593.029538">
            <text:p>593.03</text:p>
          </table:table-cell>
          <table:table-cell table:formula="of:=([.D15]/[.C15])" office:value-type="float" office:value="2.84975410473633">
            <text:p>2.85</text:p>
          </table:table-cell>
          <table:table-cell table:formula="of:=([.E15]/[.C15])" office:value-type="float" office:value="14.0333990566949">
            <text:p>14.03</text:p>
          </table:table-cell>
          <table:table-cell table:formula="of:=([.G15]/[.F15])" office:value-type="float" office:value="4.92442454363736">
            <text:p>4.9244245436</text:p>
          </table:table-cell>
        </table:table-row>
        <table:table-row table:style-name="ro3">
          <table:table-cell/>
          <table:table-cell office:value-type="float" office:value="1024">
            <text:p>1024</text:p>
          </table:table-cell>
          <table:table-cell office:value-type="float" office:value="34.000637">
            <text:p>34.00</text:p>
          </table:table-cell>
          <table:table-cell office:value-type="float" office:value="122.225726">
            <text:p>122.23</text:p>
          </table:table-cell>
          <table:table-cell office:value-type="float" office:value="631.145591">
            <text:p>631.15</text:p>
          </table:table-cell>
          <table:table-cell table:formula="of:=([.D16]/[.C16])" office:value-type="float" office:value="3.59480694435225">
            <text:p>3.59</text:p>
          </table:table-cell>
          <table:table-cell table:formula="of:=([.E16]/[.C16])" office:value-type="float" office:value="18.5627578389193">
            <text:p>18.56</text:p>
          </table:table-cell>
          <table:table-cell table:formula="of:=([.G16]/[.F16])" office:value-type="float" office:value="5.16377044060266">
            <text:p>5.1637704406</text:p>
          </table:table-cell>
        </table:table-row>
        <table:table-row table:style-name="ro3">
          <table:table-cell/>
          <table:table-cell office:value-type="float" office:value="2048">
            <text:p>2048</text:p>
          </table:table-cell>
          <table:table-cell office:value-type="float" office:value="29.48086">
            <text:p>29.48</text:p>
          </table:table-cell>
          <table:table-cell office:value-type="float" office:value="122.417263">
            <text:p>122.42</text:p>
          </table:table-cell>
          <table:table-cell office:value-type="float" office:value="643.941391">
            <text:p>643.94</text:p>
          </table:table-cell>
          <table:table-cell table:formula="of:=([.D17]/[.C17])" office:value-type="float" office:value="4.15243188292336">
            <text:p>4.15</text:p>
          </table:table-cell>
          <table:table-cell table:formula="of:=([.E17]/[.C17])" office:value-type="float" office:value="21.8426935645704">
            <text:p>21.84</text:p>
          </table:table-cell>
          <table:table-cell table:formula="of:=([.G17]/[.F17])" office:value-type="float" office:value="5.26021718848591">
            <text:p>5.2602171885</text:p>
          </table:table-cell>
        </table:table-row>
        <table:table-row table:style-name="ro3">
          <table:table-cell/>
          <table:table-cell office:value-type="float" office:value="4096">
            <text:p>4096</text:p>
          </table:table-cell>
          <table:table-cell office:value-type="float" office:value="28.781004">
            <text:p>28.78</text:p>
          </table:table-cell>
          <table:table-cell office:value-type="float" office:value="122.455621">
            <text:p>122.46</text:p>
          </table:table-cell>
          <table:table-cell office:value-type="float" office:value="647.932404">
            <text:p>647.93</text:p>
          </table:table-cell>
          <table:table-cell table:formula="of:=([.D18]/[.C18])" office:value-type="float" office:value="4.25473763875645">
            <text:p>4.25</text:p>
          </table:table-cell>
          <table:table-cell table:formula="of:=([.E18]/[.C18])" office:value-type="float" office:value="22.5125017876374">
            <text:p>22.51</text:p>
          </table:table-cell>
          <table:table-cell table:formula="of:=([.G18]/[.F18])" office:value-type="float" office:value="5.29116098312874">
            <text:p>5.2911609831</text:p>
          </table:table-cell>
        </table:table-row>
        <table:table-row table:style-name="ro3">
          <table:table-cell/>
          <table:table-cell table:style-name="Default" table:number-columns-repeated="6"/>
          <table:table-cell/>
        </table:table-row>
        <table:table-row table:style-name="ro3">
          <table:table-cell/>
          <table:table-cell table:style-name="Default" office:value-type="string">
            <text:p>K20m</text:p>
          </table:table-cell>
          <table:table-cell table:style-name="Default" table:number-columns-repeated="5"/>
          <table:table-cell/>
        </table:table-row>
        <table:table-row table:style-name="ro2">
          <table:table-cell/>
          <table:table-cell table:style-name="Default"/>
          <table:table-cell table:style-name="ce3" office:value-type="string">
            <text:p>naïve</text:p>
          </table:table-cell>
          <table:table-cell table:style-name="ce3" office:value-type="string">
            <text:p>BCR_{w/o}</text:p>
          </table:table-cell>
          <table:table-cell table:style-name="ce3" office:value-type="string">
            <text:p>BCR_{w/i}</text:p>
          </table:table-cell>
          <table:table-cell table:style-name="Default" table:number-columns-repeated="2"/>
          <table:table-cell/>
        </table:table-row>
        <table:table-row table:style-name="ro3">
          <table:table-cell/>
          <table:table-cell office:value-type="float" office:value="128">
            <text:p>128</text:p>
          </table:table-cell>
          <table:table-cell office:value-type="float" office:value="47.545927">
            <text:p>47.55</text:p>
          </table:table-cell>
          <table:table-cell office:value-type="float" office:value="182.320717">
            <text:p>182.32</text:p>
          </table:table-cell>
          <table:table-cell office:value-type="float" office:value="204.755049">
            <text:p>204.76</text:p>
          </table:table-cell>
          <table:table-cell table:formula="of:=([.D22]/[.C22])" office:value-type="float" office:value="3.83462324753916">
            <text:p>3.83</text:p>
          </table:table-cell>
          <table:table-cell table:formula="of:=([.E22]/[.C22])" office:value-type="float" office:value="4.30646875388506">
            <text:p>4.31</text:p>
          </table:table-cell>
          <table:table-cell table:formula="of:=([.G22]/[.F22])" office:value-type="float" office:value="1.12304872627284">
            <text:p>1.1230487263</text:p>
          </table:table-cell>
        </table:table-row>
        <table:table-row table:style-name="ro3">
          <table:table-cell/>
          <table:table-cell office:value-type="float" office:value="256">
            <text:p>256</text:p>
          </table:table-cell>
          <table:table-cell office:value-type="float" office:value="46.276387">
            <text:p>46.28</text:p>
          </table:table-cell>
          <table:table-cell office:value-type="float" office:value="370.02742">
            <text:p>370.03</text:p>
          </table:table-cell>
          <table:table-cell office:value-type="float" office:value="529.850903">
            <text:p>529.85</text:p>
          </table:table-cell>
          <table:table-cell table:formula="of:=([.D23]/[.C23])" office:value-type="float" office:value="7.99603089152142">
            <text:p>8.00</text:p>
          </table:table-cell>
          <table:table-cell table:formula="of:=([.E23]/[.C23])" office:value-type="float" office:value="11.449703344386">
            <text:p>11.45</text:p>
          </table:table-cell>
          <table:table-cell table:formula="of:=([.G23]/[.F23])" office:value-type="float" office:value="1.43192335043711">
            <text:p>1.4319233504</text:p>
          </table:table-cell>
        </table:table-row>
        <table:table-row table:style-name="ro3">
          <table:table-cell/>
          <table:table-cell office:value-type="float" office:value="512">
            <text:p>512</text:p>
          </table:table-cell>
          <table:table-cell office:value-type="float" office:value="31.074448">
            <text:p>31.07</text:p>
          </table:table-cell>
          <table:table-cell office:value-type="float" office:value="446.591703">
            <text:p>446.59</text:p>
          </table:table-cell>
          <table:table-cell office:value-type="float" office:value="681.920188">
            <text:p>681.92</text:p>
          </table:table-cell>
          <table:table-cell table:formula="of:=([.D24]/[.C24])" office:value-type="float" office:value="14.3716697075359">
            <text:p>14.37</text:p>
          </table:table-cell>
          <table:table-cell table:formula="of:=([.E24]/[.C24])" office:value-type="float" office:value="21.944724102581">
            <text:p>21.94</text:p>
          </table:table-cell>
          <table:table-cell table:formula="of:=([.G24]/[.F24])" office:value-type="float" office:value="1.52694325357854">
            <text:p>1.5269432536</text:p>
          </table:table-cell>
        </table:table-row>
        <table:table-row table:style-name="ro3">
          <table:table-cell/>
          <table:table-cell office:value-type="float" office:value="1024">
            <text:p>1024</text:p>
          </table:table-cell>
          <table:table-cell office:value-type="float" office:value="27.846089">
            <text:p>27.85</text:p>
          </table:table-cell>
          <table:table-cell office:value-type="float" office:value="464.55475">
            <text:p>464.55</text:p>
          </table:table-cell>
          <table:table-cell office:value-type="float" office:value="714.662634">
            <text:p>714.66</text:p>
          </table:table-cell>
          <table:table-cell table:formula="of:=([.D25]/[.C25])" office:value-type="float" office:value="16.6829442368011">
            <text:p>16.68</text:p>
          </table:table-cell>
          <table:table-cell table:formula="of:=([.E25]/[.C25])" office:value-type="float" office:value="25.6647399927509">
            <text:p>25.66</text:p>
          </table:table-cell>
          <table:table-cell table:formula="of:=([.G25]/[.F25])" office:value-type="float" office:value="1.53838193237718">
            <text:p>1.5383819324</text:p>
          </table:table-cell>
        </table:table-row>
        <table:table-row table:style-name="ro3">
          <table:table-cell/>
          <table:table-cell office:value-type="float" office:value="2048">
            <text:p>2048</text:p>
          </table:table-cell>
          <table:table-cell office:value-type="float" office:value="24.201631">
            <text:p>24.20</text:p>
          </table:table-cell>
          <table:table-cell office:value-type="float" office:value="467.45184">
            <text:p>467.45</text:p>
          </table:table-cell>
          <table:table-cell office:value-type="float" office:value="718.19221">
            <text:p>718.19</text:p>
          </table:table-cell>
          <table:table-cell table:formula="of:=([.D26]/[.C26])" office:value-type="float" office:value="19.3148899758037">
            <text:p>19.31</text:p>
          </table:table-cell>
          <table:table-cell table:formula="of:=([.E26]/[.C26])" office:value-type="float" office:value="29.6753640281517">
            <text:p>29.68</text:p>
          </table:table-cell>
          <table:table-cell table:formula="of:=([.G26]/[.F26])" office:value-type="float" office:value="1.53639829506287">
            <text:p>1.5363982951</text:p>
          </table:table-cell>
        </table:table-row>
        <table:table-row table:style-name="ro3">
          <table:table-cell/>
          <table:table-cell office:value-type="float" office:value="4096">
            <text:p>4096</text:p>
          </table:table-cell>
          <table:table-cell office:value-type="float" office:value="23.028535">
            <text:p>23.03</text:p>
          </table:table-cell>
          <table:table-cell office:value-type="float" office:value="468.480027">
            <text:p>468.48</text:p>
          </table:table-cell>
          <table:table-cell office:value-type="float" office:value="718.855983">
            <text:p>718.86</text:p>
          </table:table-cell>
          <table:table-cell table:formula="of:=([.D27]/[.C27])" office:value-type="float" office:value="20.3434576711024">
            <text:p>20.34</text:p>
          </table:table-cell>
          <table:table-cell table:formula="of:=([.E27]/[.C27])" office:value-type="float" office:value="31.2158799072542">
            <text:p>31.22</text:p>
          </table:table-cell>
          <table:table-cell table:formula="of:=([.G27]/[.F27])" office:value-type="float" office:value="1.5344431812885">
            <text:p>1.5344431813</text:p>
          </table:table-cell>
        </table:table-row>
        <table:table-row table:style-name="ro3">
          <table:table-cell/>
          <table:table-cell table:style-name="Default" table:number-columns-repeated="6"/>
          <table:table-cell/>
        </table:table-row>
        <table:table-row table:style-name="ro2">
          <table:table-cell/>
          <table:table-cell table:style-name="Default" office:value-type="string">
            <text:p>HD7970</text:p>
          </table:table-cell>
          <table:table-cell table:style-name="ce3" office:value-type="string">
            <text:p>naïve</text:p>
          </table:table-cell>
          <table:table-cell table:style-name="ce3" office:value-type="string">
            <text:p>BCR_{w/o}</text:p>
          </table:table-cell>
          <table:table-cell table:style-name="ce3" office:value-type="string">
            <text:p>BCR_{w/i}</text:p>
          </table:table-cell>
          <table:table-cell table:style-name="Default" table:number-columns-repeated="2"/>
          <table:table-cell/>
        </table:table-row>
        <table:table-row table:style-name="ro3">
          <table:table-cell/>
          <table:table-cell office:value-type="float" office:value="128">
            <text:p>128</text:p>
          </table:table-cell>
          <table:table-cell office:value-type="float" office:value="6.843526">
            <text:p>6.84</text:p>
          </table:table-cell>
          <table:table-cell office:value-type="float" office:value="8.358035">
            <text:p>8.36</text:p>
          </table:table-cell>
          <table:table-cell office:value-type="float" office:value="6.702353">
            <text:p>6.70</text:p>
          </table:table-cell>
          <table:table-cell table:formula="of:=([.D30]/[.C30])" office:value-type="float" office:value="1.22130536217733">
            <text:p>1.22</text:p>
          </table:table-cell>
          <table:table-cell table:formula="of:=([.E30]/[.C30])" office:value-type="float" office:value="0.979371306545778">
            <text:p>0.98</text:p>
          </table:table-cell>
          <table:table-cell/>
        </table:table-row>
        <table:table-row table:style-name="ro3">
          <table:table-cell/>
          <table:table-cell office:value-type="float" office:value="256">
            <text:p>256</text:p>
          </table:table-cell>
          <table:table-cell office:value-type="float" office:value="35.813133">
            <text:p>35.81</text:p>
          </table:table-cell>
          <table:table-cell office:value-type="float" office:value="45.741279">
            <text:p>45.74</text:p>
          </table:table-cell>
          <table:table-cell office:value-type="float" office:value="46.216322">
            <text:p>46.22</text:p>
          </table:table-cell>
          <table:table-cell table:formula="of:=([.D31]/[.C31])" office:value-type="float" office:value="1.27722081729069">
            <text:p>1.28</text:p>
          </table:table-cell>
          <table:table-cell table:formula="of:=([.E31]/[.C31])" office:value-type="float" office:value="1.29048530883908">
            <text:p>1.29</text:p>
          </table:table-cell>
          <table:table-cell/>
        </table:table-row>
        <table:table-row table:style-name="ro3">
          <table:table-cell/>
          <table:table-cell office:value-type="float" office:value="512">
            <text:p>512</text:p>
          </table:table-cell>
          <table:table-cell office:value-type="float" office:value="94.873327">
            <text:p>94.87</text:p>
          </table:table-cell>
          <table:table-cell office:value-type="float" office:value="224.529857">
            <text:p>224.53</text:p>
          </table:table-cell>
          <table:table-cell office:value-type="float" office:value="286.745154">
            <text:p>286.75</text:p>
          </table:table-cell>
          <table:table-cell table:formula="of:=([.D32]/[.C32])" office:value-type="float" office:value="2.3666278405099">
            <text:p>2.37</text:p>
          </table:table-cell>
          <table:table-cell table:formula="of:=([.E32]/[.C32])" office:value-type="float" office:value="3.02240011041249">
            <text:p>3.02</text:p>
          </table:table-cell>
          <table:table-cell/>
        </table:table-row>
        <table:table-row table:style-name="ro3">
          <table:table-cell/>
          <table:table-cell office:value-type="float" office:value="1024">
            <text:p>1024</text:p>
          </table:table-cell>
          <table:table-cell office:value-type="float" office:value="129.846417">
            <text:p>129.85</text:p>
          </table:table-cell>
          <table:table-cell office:value-type="float" office:value="460.500787">
            <text:p>460.50</text:p>
          </table:table-cell>
          <table:table-cell office:value-type="float" office:value="716.608287">
            <text:p>716.61</text:p>
          </table:table-cell>
          <table:table-cell table:formula="of:=([.D33]/[.C33])" office:value-type="float" office:value="3.54650361280281">
            <text:p>3.55</text:p>
          </table:table-cell>
          <table:table-cell table:formula="of:=([.E33]/[.C33])" office:value-type="float" office:value="5.51889149933186">
            <text:p>5.52</text:p>
          </table:table-cell>
          <table:table-cell/>
        </table:table-row>
        <table:table-row table:style-name="ro3">
          <table:table-cell/>
          <table:table-cell office:value-type="float" office:value="2048">
            <text:p>2048</text:p>
          </table:table-cell>
          <table:table-cell office:value-type="float" office:value="137.620524">
            <text:p>137.62</text:p>
          </table:table-cell>
          <table:table-cell office:value-type="float" office:value="538.76272">
            <text:p>538.76</text:p>
          </table:table-cell>
          <table:table-cell office:value-type="float" office:value="924.343932">
            <text:p>924.34</text:p>
          </table:table-cell>
          <table:table-cell table:formula="of:=([.D34]/[.C34])" office:value-type="float" office:value="3.91484281806687">
            <text:p>3.91</text:p>
          </table:table-cell>
          <table:table-cell table:formula="of:=([.E34]/[.C34])" office:value-type="float" office:value="6.71661395505223">
            <text:p>6.72</text:p>
          </table:table-cell>
          <table:table-cell/>
        </table:table-row>
        <table:table-row table:style-name="ro3">
          <table:table-cell/>
          <table:table-cell office:value-type="float" office:value="4096">
            <text:p>4096</text:p>
          </table:table-cell>
          <table:table-cell office:value-type="float" office:value="135.895416">
            <text:p>135.90</text:p>
          </table:table-cell>
          <table:table-cell office:value-type="float" office:value="548.082619">
            <text:p>548.08</text:p>
          </table:table-cell>
          <table:table-cell office:value-type="float" office:value="951.432977">
            <text:p>951.43</text:p>
          </table:table-cell>
          <table:table-cell table:formula="of:=([.D35]/[.C35])" office:value-type="float" office:value="4.03312072719215">
            <text:p>4.03</text:p>
          </table:table-cell>
          <table:table-cell table:formula="of:=([.E35]/[.C35])" office:value-type="float" office:value="7.00121464729907">
            <text:p>7.00</text:p>
          </table:table-cell>
          <table:table-cell/>
        </table:table-row>
        <table:table-row table:style-name="ro3">
          <table:table-cell/>
          <table:table-cell table:style-name="Default" table:number-columns-repeated="6"/>
          <table:table-cell/>
        </table:table-row>
        <table:table-row table:style-name="ro3">
          <table:table-cell/>
          <table:table-cell table:style-name="Default" office:value-type="string">
            <text:p>Phi-5110P</text:p>
          </table:table-cell>
          <table:table-cell table:style-name="Default" table:number-columns-repeated="5"/>
          <table:table-cell/>
        </table:table-row>
        <table:table-row table:style-name="ro2">
          <table:table-cell/>
          <table:table-cell table:style-name="Default"/>
          <table:table-cell table:style-name="ce3" office:value-type="string">
            <text:p>naïve</text:p>
          </table:table-cell>
          <table:table-cell table:style-name="ce3" office:value-type="string">
            <text:p>BCR_{w/o}</text:p>
          </table:table-cell>
          <table:table-cell table:style-name="ce3" office:value-type="string">
            <text:p>BCR_{w/i}</text:p>
          </table:table-cell>
          <table:table-cell table:style-name="Default" table:number-columns-repeated="2"/>
          <table:table-cell/>
        </table:table-row>
        <table:table-row table:style-name="ro3">
          <table:table-cell/>
          <table:table-cell office:value-type="float" office:value="128">
            <text:p>128</text:p>
          </table:table-cell>
          <table:table-cell office:value-type="float" office:value="13.385507">
            <text:p>13.39</text:p>
          </table:table-cell>
          <table:table-cell office:value-type="float" office:value="14.345857">
            <text:p>14.35</text:p>
          </table:table-cell>
          <table:table-cell office:value-type="float" office:value="2.264923">
            <text:p>2.26</text:p>
          </table:table-cell>
          <table:table-cell table:formula="of:=([.D39]/[.C39])" office:value-type="float" office:value="1.07174550803343">
            <text:p>1.07</text:p>
          </table:table-cell>
          <table:table-cell table:formula="of:=([.E39]/[.C39])" office:value-type="float" office:value="0.169207113335341">
            <text:p>0.17</text:p>
          </table:table-cell>
          <table:table-cell/>
        </table:table-row>
        <table:table-row table:style-name="ro3">
          <table:table-cell/>
          <table:table-cell office:value-type="float" office:value="256">
            <text:p>256</text:p>
          </table:table-cell>
          <table:table-cell office:value-type="float" office:value="33.833194">
            <text:p>33.83</text:p>
          </table:table-cell>
          <table:table-cell office:value-type="float" office:value="41.896871">
            <text:p>41.90</text:p>
          </table:table-cell>
          <table:table-cell office:value-type="float" office:value="5.028805">
            <text:p>5.03</text:p>
          </table:table-cell>
          <table:table-cell table:formula="of:=([.D40]/[.C40])" office:value-type="float" office:value="1.23833626231091">
            <text:p>1.24</text:p>
          </table:table-cell>
          <table:table-cell table:formula="of:=([.E40]/[.C40])" office:value-type="float" office:value="0.148635242655482">
            <text:p>0.15</text:p>
          </table:table-cell>
          <table:table-cell/>
        </table:table-row>
        <table:table-row table:style-name="ro3">
          <table:table-cell/>
          <table:table-cell office:value-type="float" office:value="512">
            <text:p>512</text:p>
          </table:table-cell>
          <table:table-cell office:value-type="float" office:value="36.239764">
            <text:p>36.24</text:p>
          </table:table-cell>
          <table:table-cell office:value-type="float" office:value="67.939882">
            <text:p>67.94</text:p>
          </table:table-cell>
          <table:table-cell office:value-type="float" office:value="7.121958">
            <text:p>7.12</text:p>
          </table:table-cell>
          <table:table-cell table:formula="of:=([.D41]/[.C41])" office:value-type="float" office:value="1.87473301426577">
            <text:p>1.87</text:p>
          </table:table-cell>
          <table:table-cell table:formula="of:=([.E41]/[.C41])" office:value-type="float" office:value="0.196523299655042">
            <text:p>0.20</text:p>
          </table:table-cell>
          <table:table-cell/>
        </table:table-row>
        <table:table-row table:style-name="ro3">
          <table:table-cell/>
          <table:table-cell office:value-type="float" office:value="1024">
            <text:p>1024</text:p>
          </table:table-cell>
          <table:table-cell office:value-type="float" office:value="25.672729">
            <text:p>25.67</text:p>
          </table:table-cell>
          <table:table-cell office:value-type="float" office:value="83.04455">
            <text:p>83.04</text:p>
          </table:table-cell>
          <table:table-cell office:value-type="float" office:value="8.280402">
            <text:p>8.28</text:p>
          </table:table-cell>
          <table:table-cell table:formula="of:=([.D42]/[.C42])" office:value-type="float" office:value="3.23473791975913">
            <text:p>3.23</text:p>
          </table:table-cell>
          <table:table-cell table:formula="of:=([.E42]/[.C42])" office:value-type="float" office:value="0.322536883398722">
            <text:p>0.32</text:p>
          </table:table-cell>
          <table:table-cell/>
        </table:table-row>
        <table:table-row table:style-name="ro3">
          <table:table-cell/>
          <table:table-cell office:value-type="float" office:value="2048">
            <text:p>2048</text:p>
          </table:table-cell>
          <table:table-cell office:value-type="float" office:value="26.898005">
            <text:p>26.90</text:p>
          </table:table-cell>
          <table:table-cell office:value-type="float" office:value="87.123112">
            <text:p>87.12</text:p>
          </table:table-cell>
          <table:table-cell office:value-type="float" office:value="8.642613">
            <text:p>8.64</text:p>
          </table:table-cell>
          <table:table-cell table:formula="of:=([.D43]/[.C43])" office:value-type="float" office:value="3.23901761487516">
            <text:p>3.24</text:p>
          </table:table-cell>
          <table:table-cell table:formula="of:=([.E43]/[.C43])" office:value-type="float" office:value="0.321310558162213">
            <text:p>0.32</text:p>
          </table:table-cell>
          <table:table-cell/>
        </table:table-row>
        <table:table-row table:style-name="ro3">
          <table:table-cell/>
          <table:table-cell office:value-type="float" office:value="4096">
            <text:p>4096</text:p>
          </table:table-cell>
          <table:table-cell office:value-type="float" office:value="21.823888">
            <text:p>21.82</text:p>
          </table:table-cell>
          <table:table-cell office:value-type="float" office:value="87.953687">
            <text:p>87.95</text:p>
          </table:table-cell>
          <table:table-cell office:value-type="float" office:value="8.770244">
            <text:p>8.77</text:p>
          </table:table-cell>
          <table:table-cell table:formula="of:=([.D44]/[.C44])" office:value-type="float" office:value="4.03015663386836">
            <text:p>4.03</text:p>
          </table:table-cell>
          <table:table-cell table:formula="of:=([.E44]/[.C44])" office:value-type="float" office:value="0.401864415726474">
            <text:p>0.40</text:p>
          </table:table-cell>
          <table:table-cell/>
        </table:table-row>
        <table:table-row table:style-name="ro3">
          <table:table-cell/>
          <table:table-cell table:style-name="Default" table:number-columns-repeated="6"/>
          <table:table-cell/>
        </table:table-row>
        <table:table-row table:style-name="ro2">
          <table:table-cell/>
          <table:table-cell table:style-name="Default" office:value-type="string">
            <text:p>E5-2620</text:p>
          </table:table-cell>
          <table:table-cell table:style-name="ce3" office:value-type="string">
            <text:p>naïve</text:p>
          </table:table-cell>
          <table:table-cell table:style-name="ce3" office:value-type="string">
            <text:p>BCR_{w/o}</text:p>
          </table:table-cell>
          <table:table-cell table:style-name="ce3" office:value-type="string">
            <text:p>BCR_{w/i}</text:p>
          </table:table-cell>
          <table:table-cell table:style-name="Default" table:number-columns-repeated="2"/>
          <table:table-cell/>
        </table:table-row>
        <table:table-row table:style-name="ro3">
          <table:table-cell/>
          <table:table-cell office:value-type="float" office:value="128">
            <text:p>128</text:p>
          </table:table-cell>
          <table:table-cell office:value-type="float" office:value="32.614859">
            <text:p>32.61</text:p>
          </table:table-cell>
          <table:table-cell office:value-type="float" office:value="51.543827">
            <text:p>51.54</text:p>
          </table:table-cell>
          <table:table-cell office:value-type="float" office:value="12.749414">
            <text:p>12.75</text:p>
          </table:table-cell>
          <table:table-cell table:formula="of:=([.D47]/[.C47])" office:value-type="float" office:value="1.58037865501733">
            <text:p>1.58</text:p>
          </table:table-cell>
          <table:table-cell table:formula="of:=([.E47]/[.C47])" office:value-type="float" office:value="0.390908144045633">
            <text:p>0.39</text:p>
          </table:table-cell>
          <table:table-cell/>
        </table:table-row>
        <table:table-row table:style-name="ro3">
          <table:table-cell/>
          <table:table-cell office:value-type="float" office:value="256">
            <text:p>256</text:p>
          </table:table-cell>
          <table:table-cell office:value-type="float" office:value="43.43691">
            <text:p>43.44</text:p>
          </table:table-cell>
          <table:table-cell office:value-type="float" office:value="81.780898">
            <text:p>81.78</text:p>
          </table:table-cell>
          <table:table-cell office:value-type="float" office:value="17.350561">
            <text:p>17.35</text:p>
          </table:table-cell>
          <table:table-cell table:formula="of:=([.D48]/[.C48])" office:value-type="float" office:value="1.88275128226202">
            <text:p>1.88</text:p>
          </table:table-cell>
          <table:table-cell table:formula="of:=([.E48]/[.C48])" office:value-type="float" office:value="0.399442801064809">
            <text:p>0.40</text:p>
          </table:table-cell>
          <table:table-cell/>
        </table:table-row>
        <table:table-row table:style-name="ro3">
          <table:table-cell/>
          <table:table-cell office:value-type="float" office:value="512">
            <text:p>512</text:p>
          </table:table-cell>
          <table:table-cell office:value-type="float" office:value="53.226945">
            <text:p>53.23</text:p>
          </table:table-cell>
          <table:table-cell office:value-type="float" office:value="92.16695">
            <text:p>92.17</text:p>
          </table:table-cell>
          <table:table-cell office:value-type="float" office:value="17.843383">
            <text:p>17.84</text:p>
          </table:table-cell>
          <table:table-cell table:formula="of:=([.D49]/[.C49])" office:value-type="float" office:value="1.73158444468305">
            <text:p>1.73</text:p>
          </table:table-cell>
          <table:table-cell table:formula="of:=([.E49]/[.C49])" office:value-type="float" office:value="0.335232146049336">
            <text:p>0.34</text:p>
          </table:table-cell>
          <table:table-cell/>
        </table:table-row>
        <table:table-row table:style-name="ro3">
          <table:table-cell/>
          <table:table-cell office:value-type="float" office:value="1024">
            <text:p>1024</text:p>
          </table:table-cell>
          <table:table-cell office:value-type="float" office:value="53.257533">
            <text:p>53.26</text:p>
          </table:table-cell>
          <table:table-cell office:value-type="float" office:value="95.598894">
            <text:p>95.60</text:p>
          </table:table-cell>
          <table:table-cell office:value-type="float" office:value="18.082998">
            <text:p>18.08</text:p>
          </table:table-cell>
          <table:table-cell table:formula="of:=([.D50]/[.C50])" office:value-type="float" office:value="1.7950304607613">
            <text:p>1.80</text:p>
          </table:table-cell>
          <table:table-cell table:formula="of:=([.E50]/[.C50])" office:value-type="float" office:value="0.339538784119047">
            <text:p>0.34</text:p>
          </table:table-cell>
          <table:table-cell/>
        </table:table-row>
        <table:table-row table:style-name="ro3">
          <table:table-cell/>
          <table:table-cell office:value-type="float" office:value="2048">
            <text:p>2048</text:p>
          </table:table-cell>
          <table:table-cell office:value-type="float" office:value="53.439153">
            <text:p>53.44</text:p>
          </table:table-cell>
          <table:table-cell office:value-type="float" office:value="95.983889">
            <text:p>95.98</text:p>
          </table:table-cell>
          <table:table-cell office:value-type="float" office:value="18.119279">
            <text:p>18.12</text:p>
          </table:table-cell>
          <table:table-cell table:formula="of:=([.D51]/[.C51])" office:value-type="float" office:value="1.79613417525536">
            <text:p>1.80</text:p>
          </table:table-cell>
          <table:table-cell table:formula="of:=([.E51]/[.C51])" office:value-type="float" office:value="0.33906373852894">
            <text:p>0.34</text:p>
          </table:table-cell>
          <table:table-cell/>
        </table:table-row>
        <table:table-row table:style-name="ro3">
          <table:table-cell/>
          <table:table-cell office:value-type="float" office:value="4096">
            <text:p>4096</text:p>
          </table:table-cell>
          <table:table-cell office:value-type="float" office:value="53.48263">
            <text:p>53.48</text:p>
          </table:table-cell>
          <table:table-cell office:value-type="float" office:value="95.876171">
            <text:p>95.88</text:p>
          </table:table-cell>
          <table:table-cell office:value-type="float" office:value="18.146048">
            <text:p>18.15</text:p>
          </table:table-cell>
          <table:table-cell table:formula="of:=([.D52]/[.C52])" office:value-type="float" office:value="1.7926599907297">
            <text:p>1.79</text:p>
          </table:table-cell>
          <table:table-cell table:formula="of:=([.E52]/[.C52])" office:value-type="float" office:value="0.33928862511062">
            <text:p>0.34</text:p>
          </table:table-cell>
          <table:table-cell/>
        </table:table-row>
        <table:table-row table:style-name="ro3">
          <table:table-cell/>
          <table:table-cell table:style-name="Default" table:number-columns-repeated="6"/>
          <table:table-cell/>
        </table:table-row>
        <table:table-row table:style-name="ro2">
          <table:table-cell/>
          <table:table-cell table:style-name="Default" office:value-type="string">
            <text:p>X5650</text:p>
          </table:table-cell>
          <table:table-cell table:style-name="ce3" office:value-type="string">
            <text:p>naïve</text:p>
          </table:table-cell>
          <table:table-cell table:style-name="ce3" office:value-type="string">
            <text:p>BCR_{w/o}</text:p>
          </table:table-cell>
          <table:table-cell table:style-name="ce3" office:value-type="string">
            <text:p>BCR_{w/i}</text:p>
          </table:table-cell>
          <table:table-cell table:style-name="Default" table:number-columns-repeated="2"/>
          <table:table-cell/>
        </table:table-row>
        <table:table-row table:style-name="ro3">
          <table:table-cell/>
          <table:table-cell office:value-type="float" office:value="128">
            <text:p>128</text:p>
          </table:table-cell>
          <table:table-cell office:value-type="float" office:value="29.082199">
            <text:p>29.08</text:p>
          </table:table-cell>
          <table:table-cell office:value-type="float" office:value="36.655207">
            <text:p>36.66</text:p>
          </table:table-cell>
          <table:table-cell office:value-type="float" office:value="15.131252">
            <text:p>15.13</text:p>
          </table:table-cell>
          <table:table-cell table:formula="of:=([.D55]/[.C55])" office:value-type="float" office:value="1.26040011623605">
            <text:p>1.26</text:p>
          </table:table-cell>
          <table:table-cell table:formula="of:=([.E55]/[.C55])" office:value-type="float" office:value="0.520292567972594">
            <text:p>0.52</text:p>
          </table:table-cell>
          <table:table-cell/>
        </table:table-row>
        <table:table-row table:style-name="ro3">
          <table:table-cell/>
          <table:table-cell office:value-type="float" office:value="256">
            <text:p>256</text:p>
          </table:table-cell>
          <table:table-cell office:value-type="float" office:value="33.052535">
            <text:p>33.05</text:p>
          </table:table-cell>
          <table:table-cell office:value-type="float" office:value="34.916313">
            <text:p>34.92</text:p>
          </table:table-cell>
          <table:table-cell office:value-type="float" office:value="16.12144">
            <text:p>16.12</text:p>
          </table:table-cell>
          <table:table-cell table:formula="of:=([.D56]/[.C56])" office:value-type="float" office:value="1.05638835266342">
            <text:p>1.06</text:p>
          </table:table-cell>
          <table:table-cell table:formula="of:=([.E56]/[.C56])" office:value-type="float" office:value="0.48775199844732">
            <text:p>0.49</text:p>
          </table:table-cell>
          <table:table-cell/>
        </table:table-row>
        <table:table-row table:style-name="ro3">
          <table:table-cell/>
          <table:table-cell office:value-type="float" office:value="512">
            <text:p>512</text:p>
          </table:table-cell>
          <table:table-cell office:value-type="float" office:value="38.951255">
            <text:p>38.95</text:p>
          </table:table-cell>
          <table:table-cell office:value-type="float" office:value="50.830654">
            <text:p>50.83</text:p>
          </table:table-cell>
          <table:table-cell office:value-type="float" office:value="19.322356">
            <text:p>19.32</text:p>
          </table:table-cell>
          <table:table-cell table:formula="of:=([.D57]/[.C57])" office:value-type="float" office:value="1.30498116171096">
            <text:p>1.30</text:p>
          </table:table-cell>
          <table:table-cell table:formula="of:=([.E57]/[.C57])" office:value-type="float" office:value="0.496065043347127">
            <text:p>0.50</text:p>
          </table:table-cell>
          <table:table-cell/>
        </table:table-row>
        <table:table-row table:style-name="ro3">
          <table:table-cell/>
          <table:table-cell office:value-type="float" office:value="1024">
            <text:p>1024</text:p>
          </table:table-cell>
          <table:table-cell office:value-type="float" office:value="41.813524">
            <text:p>41.81</text:p>
          </table:table-cell>
          <table:table-cell office:value-type="float" office:value="51.959222">
            <text:p>51.96</text:p>
          </table:table-cell>
          <table:table-cell office:value-type="float" office:value="19.525554">
            <text:p>19.53</text:p>
          </table:table-cell>
          <table:table-cell table:formula="of:=([.D58]/[.C58])" office:value-type="float" office:value="1.24264154343939">
            <text:p>1.24</text:p>
          </table:table-cell>
          <table:table-cell table:formula="of:=([.E58]/[.C58])" office:value-type="float" office:value="0.466967433790082">
            <text:p>0.47</text:p>
          </table:table-cell>
          <table:table-cell/>
        </table:table-row>
        <table:table-row table:style-name="ro3">
          <table:table-cell/>
          <table:table-cell office:value-type="float" office:value="2048">
            <text:p>2048</text:p>
          </table:table-cell>
          <table:table-cell office:value-type="float" office:value="42.012843">
            <text:p>42.01</text:p>
          </table:table-cell>
          <table:table-cell office:value-type="float" office:value="51.973913">
            <text:p>51.97</text:p>
          </table:table-cell>
          <table:table-cell office:value-type="float" office:value="19.578794">
            <text:p>19.58</text:p>
          </table:table-cell>
          <table:table-cell table:formula="of:=([.D59]/[.C59])" office:value-type="float" office:value="1.23709583281474">
            <text:p>1.24</text:p>
          </table:table-cell>
          <table:table-cell table:formula="of:=([.E59]/[.C59])" office:value-type="float" office:value="0.466019259872511">
            <text:p>0.47</text:p>
          </table:table-cell>
          <table:table-cell/>
        </table:table-row>
        <table:table-row table:style-name="ro3">
          <table:table-cell/>
          <table:table-cell office:value-type="float" office:value="4096">
            <text:p>4096</text:p>
          </table:table-cell>
          <table:table-cell office:value-type="float" office:value="42.299649">
            <text:p>42.30</text:p>
          </table:table-cell>
          <table:table-cell office:value-type="float" office:value="51.713347">
            <text:p>51.71</text:p>
          </table:table-cell>
          <table:table-cell office:value-type="float" office:value="19.573925">
            <text:p>19.57</text:p>
          </table:table-cell>
          <table:table-cell table:formula="of:=([.D60]/[.C60])" office:value-type="float" office:value="1.22254789868351">
            <text:p>1.22</text:p>
          </table:table-cell>
          <table:table-cell table:formula="of:=([.E60]/[.C60])" office:value-type="float" office:value="0.462744383529045">
            <text:p>0.46</text:p>
          </table:table-cell>
          <table:table-cell/>
        </table:table-row>
      </table:table>
      <table:table table:name="distribution" table:style-name="ta1">
        <table:table-column table:style-name="co2" table:number-columns-repeated="11" table:default-cell-style-name="Default"/>
        <table:table-row table:style-name="ro1">
          <table:table-cell table:number-columns-repeated="11"/>
        </table:table-row>
        <table:table-row table:style-name="ro6">
          <table:table-cell table:number-columns-repeated="2"/>
          <table:table-cell table:style-name="ce23" office:value-type="string">
            <text:p>Gain Always</text:p>
          </table:table-cell>
          <table:table-cell table:style-name="ce23" office:value-type="string">
            <text:p>Loss Always</text:p>
          </table:table-cell>
          <table:table-cell table:style-name="ce23" office:value-type="string">
            <text:p>Similar</text:p>
          </table:table-cell>
          <table:table-cell office:value-type="string">
            <text:p>Varied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C1060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/>
          <table:table-cell office:value-type="string">
            <text:p>C2050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3">
          <table:table-cell/>
          <table:table-cell office:value-type="string">
            <text:p>K20m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3">
          <table:table-cell/>
          <table:table-cell office:value-type="string">
            <text:p>HD797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</table:table-row>
        <table:table-row table:style-name="ro3">
          <table:table-cell/>
          <table:table-cell office:value-type="string">
            <text:p>Phi-5110P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</table:table-row>
        <table:table-row table:style-name="ro3">
          <table:table-cell/>
          <table:table-cell office:value-type="string">
            <text:p>E5-262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</table:table-row>
        <table:table-row table:style-name="ro3">
          <table:table-cell/>
          <table:table-cell office:value-type="string">
            <text:p>X5650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table:number-columns-repeated="11"/>
        </table:table-row>
        <table:table-row table:style-name="ro3">
          <table:table-cell table:number-columns-repeated="2"/>
          <table:table-cell office:value-type="string">
            <text:p>C1060</text:p>
          </table:table-cell>
          <table:table-cell office:value-type="string">
            <text:p>C2050</text:p>
          </table:table-cell>
          <table:table-cell office:value-type="string">
            <text:p>K20m</text:p>
          </table:table-cell>
          <table:table-cell office:value-type="string">
            <text:p>HD7970</text:p>
          </table:table-cell>
          <table:table-cell office:value-type="string">
            <text:p>Phi-5110P</text:p>
          </table:table-cell>
          <table:table-cell office:value-type="string">
            <text:p>E5-2620</text:p>
          </table:table-cell>
          <table:table-cell office:value-type="string">
            <text:p>X5650</text:p>
          </table:table-cell>
          <table:table-cell table:number-columns-repeated="2"/>
        </table:table-row>
        <table:table-row table:style-name="ro6">
          <table:table-cell/>
          <table:table-cell table:style-name="ce23" office:value-type="string">
            <text:p>Gain</text:p>
          </table:table-cell>
          <table:table-cell office:value-type="float" office:value="29">
            <text:p>29</text:p>
          </table:table-cell>
          <table:table-cell table:number-columns-repeated="2"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6">
          <table:table-cell/>
          <table:table-cell table:style-name="ce23" office:value-type="string">
            <text:p>Loss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6">
          <table:table-cell/>
          <table:table-cell table:style-name="ce23" office:value-type="string">
            <text:p>Similar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Varied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6">
          <table:table-cell/>
          <table:table-cell table:style-name="ce23" office:value-type="string">
            <text:p>Gain</text:p>
          </table:table-cell>
          <table:table-cell table:style-name="ce16" table:formula="of:=([.C12]/33)" office:value-type="float" office:value="0.878787878787879">
            <text:p>0.88</text:p>
          </table:table-cell>
          <table:table-cell table:style-name="ce16" table:formula="of:=([.D12]/33)" office:value-type="float" office:value="0.787878787878788">
            <text:p>0.79</text:p>
          </table:table-cell>
          <table:table-cell table:style-name="ce16" table:formula="of:=([.E12]/33)" office:value-type="float" office:value="0.787878787878788">
            <text:p>0.79</text:p>
          </table:table-cell>
          <table:table-cell table:style-name="ce16" table:formula="of:=([.F12]/33)" office:value-type="float" office:value="0.454545454545455">
            <text:p>0.45</text:p>
          </table:table-cell>
          <table:table-cell table:style-name="ce16" table:formula="of:=([.G12]/33)" office:value-type="float" office:value="0.272727272727273">
            <text:p>0.27</text:p>
          </table:table-cell>
          <table:table-cell table:style-name="ce16" table:formula="of:=([.H12]/33)" office:value-type="float" office:value="0.151515151515152">
            <text:p>0.15</text:p>
          </table:table-cell>
          <table:table-cell table:style-name="ce16" table:formula="of:=([.I12]/33)" office:value-type="float" office:value="0.242424242424242">
            <text:p>0.24</text:p>
          </table:table-cell>
          <table:table-cell table:number-columns-repeated="2"/>
        </table:table-row>
        <table:table-row table:style-name="ro6">
          <table:table-cell/>
          <table:table-cell table:style-name="ce23" office:value-type="string">
            <text:p>Loss</text:p>
          </table:table-cell>
          <table:table-cell table:style-name="ce16" table:formula="of:=([.C13]/33)" office:value-type="float" office:value="0.121212121212121">
            <text:p>0.12</text:p>
          </table:table-cell>
          <table:table-cell table:style-name="ce16" table:formula="of:=([.D13]/33)" office:value-type="float" office:value="0.181818181818182">
            <text:p>0.18</text:p>
          </table:table-cell>
          <table:table-cell table:style-name="ce16" table:formula="of:=([.E13]/33)" office:value-type="float" office:value="0.181818181818182">
            <text:p>0.18</text:p>
          </table:table-cell>
          <table:table-cell table:style-name="ce16" table:formula="of:=([.F13]/33)" office:value-type="float" office:value="0.0606060606060606">
            <text:p>0.06</text:p>
          </table:table-cell>
          <table:table-cell table:style-name="ce16" table:formula="of:=([.G13]/33)" office:value-type="float" office:value="0.424242424242424">
            <text:p>0.42</text:p>
          </table:table-cell>
          <table:table-cell table:style-name="ce16" table:formula="of:=([.H13]/33)" office:value-type="float" office:value="0.454545454545455">
            <text:p>0.45</text:p>
          </table:table-cell>
          <table:table-cell table:style-name="ce16" table:formula="of:=([.I13]/33)" office:value-type="float" office:value="0.515151515151515">
            <text:p>0.52</text:p>
          </table:table-cell>
          <table:table-cell table:number-columns-repeated="2"/>
        </table:table-row>
        <table:table-row table:style-name="ro6">
          <table:table-cell/>
          <table:table-cell table:style-name="ce23" office:value-type="string">
            <text:p>Similar</text:p>
          </table:table-cell>
          <table:table-cell table:style-name="ce16" table:formula="of:=([.C14]/33)" office:value-type="float" office:value="0">
            <text:p>0.00</text:p>
          </table:table-cell>
          <table:table-cell table:style-name="ce16" table:formula="of:=([.D14]/33)" office:value-type="float" office:value="0.0303030303030303">
            <text:p>0.03</text:p>
          </table:table-cell>
          <table:table-cell table:style-name="ce16" table:formula="of:=([.E14]/33)" office:value-type="float" office:value="0.0303030303030303">
            <text:p>0.03</text:p>
          </table:table-cell>
          <table:table-cell table:style-name="ce16" table:formula="of:=([.F14]/33)" office:value-type="float" office:value="0.0909090909090909">
            <text:p>0.09</text:p>
          </table:table-cell>
          <table:table-cell table:style-name="ce16" table:formula="of:=([.G14]/33)" office:value-type="float" office:value="0">
            <text:p>0.00</text:p>
          </table:table-cell>
          <table:table-cell table:style-name="ce16" table:formula="of:=([.H14]/33)" office:value-type="float" office:value="0">
            <text:p>0.00</text:p>
          </table:table-cell>
          <table:table-cell table:style-name="ce16" table:formula="of:=([.I14]/33)" office:value-type="float" office:value="0">
            <text:p>0.00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Varied</text:p>
          </table:table-cell>
          <table:table-cell table:style-name="ce16" table:formula="of:=([.C15]/33)" office:value-type="float" office:value="0">
            <text:p>0.00</text:p>
          </table:table-cell>
          <table:table-cell table:style-name="ce16" table:formula="of:=([.D15]/33)" office:value-type="float" office:value="0">
            <text:p>0.00</text:p>
          </table:table-cell>
          <table:table-cell table:style-name="ce16" table:formula="of:=([.E15]/33)" office:value-type="float" office:value="0">
            <text:p>0.00</text:p>
          </table:table-cell>
          <table:table-cell table:style-name="ce16" table:formula="of:=([.F15]/33)" office:value-type="float" office:value="0.393939393939394">
            <text:p>0.39</text:p>
          </table:table-cell>
          <table:table-cell table:style-name="ce16" table:formula="of:=([.G15]/33)" office:value-type="float" office:value="0.303030303030303">
            <text:p>0.30</text:p>
          </table:table-cell>
          <table:table-cell table:style-name="ce16" table:formula="of:=([.H15]/33)" office:value-type="float" office:value="0.393939393939394">
            <text:p>0.39</text:p>
          </table:table-cell>
          <table:table-cell table:style-name="ce16" table:formula="of:=([.I15]/33)" office:value-type="float" office:value="0.242424242424242">
            <text:p>0.24</text:p>
          </table:table-cell>
          <table:table-cell table:number-columns-repeated="2"/>
        </table:table-row>
      </table:table>
      <table:table table:name="prediction" table:style-name="ta1">
        <table:table-column table:style-name="co2" table:default-cell-style-name="ce3"/>
        <table:table-column table:style-name="co2" table:number-columns-repeated="6" table:default-cell-style-name="ce24"/>
        <table:table-row table:style-name="ro1">
          <table:table-cell table:style-name="Default" table:number-columns-repeated="7"/>
        </table:table-row>
        <table:table-row table:style-name="ro3">
          <table:table-cell table:style-name="Default"/>
          <table:table-cell table:style-name="ce3" office:value-type="float" office:value="128">
            <text:p>128</text:p>
          </table:table-cell>
          <table:table-cell table:style-name="ce3" office:value-type="float" office:value="256">
            <text:p>256</text:p>
          </table:table-cell>
          <table:table-cell table:style-name="ce3" office:value-type="float" office:value="512">
            <text:p>512</text:p>
          </table:table-cell>
          <table:table-cell table:style-name="ce3" office:value-type="float" office:value="1024">
            <text:p>1024</text:p>
          </table:table-cell>
          <table:table-cell table:style-name="ce3" office:value-type="float" office:value="2048">
            <text:p>2048</text:p>
          </table:table-cell>
          <table:table-cell table:style-name="ce3" office:value-type="float" office:value="4096">
            <text:p>4096</text:p>
          </table:table-cell>
        </table:table-row>
        <table:table-row table:style-name="ro3">
          <table:table-cell office:value-type="string">
            <text:p>C1060</text:p>
          </table:table-cell>
          <table:table-cell office:value-type="percentage" office:value="0.89">
            <text:p>89%</text:p>
          </table:table-cell>
          <table:table-cell office:value-type="percentage" office:value="0.94">
            <text:p>94%</text:p>
          </table:table-cell>
          <table:table-cell table:number-columns-repeated="4" office:value-type="percentage" office:value="0.92">
            <text:p>92%</text:p>
          </table:table-cell>
        </table:table-row>
        <table:table-row table:style-name="ro3">
          <table:table-cell office:value-type="string">
            <text:p>C2050</text:p>
          </table:table-cell>
          <table:table-cell office:value-type="percentage" office:value="0.87">
            <text:p>87%</text:p>
          </table:table-cell>
          <table:table-cell office:value-type="percentage" office:value="0.91">
            <text:p>91%</text:p>
          </table:table-cell>
          <table:table-cell office:value-type="percentage" office:value="0.92">
            <text:p>92%</text:p>
          </table:table-cell>
          <table:table-cell table:number-columns-repeated="2" office:value-type="percentage" office:value="0.93">
            <text:p>93%</text:p>
          </table:table-cell>
          <table:table-cell office:value-type="percentage" office:value="0.91">
            <text:p>91%</text:p>
          </table:table-cell>
        </table:table-row>
        <table:table-row table:style-name="ro3">
          <table:table-cell office:value-type="string">
            <text:p>K20m</text:p>
          </table:table-cell>
          <table:table-cell office:value-type="percentage" office:value="0.82">
            <text:p>82%</text:p>
          </table:table-cell>
          <table:table-cell office:value-type="percentage" office:value="0.9">
            <text:p>90%</text:p>
          </table:table-cell>
          <table:table-cell office:value-type="percentage" office:value="0.91">
            <text:p>91%</text:p>
          </table:table-cell>
          <table:table-cell office:value-type="percentage" office:value="0.9">
            <text:p>90%</text:p>
          </table:table-cell>
          <table:table-cell office:value-type="percentage" office:value="0.89">
            <text:p>89%</text:p>
          </table:table-cell>
          <table:table-cell office:value-type="percentage" office:value="0.88">
            <text:p>88%</text:p>
          </table:table-cell>
        </table:table-row>
        <table:table-row table:style-name="ro3">
          <table:table-cell office:value-type="string">
            <text:p>HD7970</text:p>
          </table:table-cell>
          <table:table-cell office:value-type="percentage" office:value="0.5">
            <text:p>50%</text:p>
          </table:table-cell>
          <table:table-cell office:value-type="percentage" office:value="0.59">
            <text:p>59%</text:p>
          </table:table-cell>
          <table:table-cell office:value-type="percentage" office:value="0.63">
            <text:p>63%</text:p>
          </table:table-cell>
          <table:table-cell office:value-type="percentage" office:value="0.66">
            <text:p>66%</text:p>
          </table:table-cell>
          <table:table-cell office:value-type="percentage" office:value="0.68">
            <text:p>68%</text:p>
          </table:table-cell>
          <table:table-cell office:value-type="percentage" office:value="0.66">
            <text:p>66%</text:p>
          </table:table-cell>
        </table:table-row>
        <table:table-row table:style-name="ro3">
          <table:table-cell office:value-type="string">
            <text:p>Phi-5110P</text:p>
          </table:table-cell>
          <table:table-cell office:value-type="percentage" office:value="0.57">
            <text:p>57%</text:p>
          </table:table-cell>
          <table:table-cell office:value-type="percentage" office:value="0.64">
            <text:p>64%</text:p>
          </table:table-cell>
          <table:table-cell office:value-type="percentage" office:value="0.57">
            <text:p>57%</text:p>
          </table:table-cell>
          <table:table-cell office:value-type="percentage" office:value="0.69">
            <text:p>69%</text:p>
          </table:table-cell>
          <table:table-cell office:value-type="percentage" office:value="0.73">
            <text:p>73%</text:p>
          </table:table-cell>
          <table:table-cell office:value-type="percentage" office:value="0.65">
            <text:p>65%</text:p>
          </table:table-cell>
        </table:table-row>
        <table:table-row table:style-name="ro3">
          <table:table-cell office:value-type="string">
            <text:p>E5-2620</text:p>
          </table:table-cell>
          <table:table-cell table:number-columns-repeated="2" office:value-type="percentage" office:value="0.53">
            <text:p>53%</text:p>
          </table:table-cell>
          <table:table-cell office:value-type="percentage" office:value="0.66">
            <text:p>66%</text:p>
          </table:table-cell>
          <table:table-cell office:value-type="percentage" office:value="0.75">
            <text:p>75%</text:p>
          </table:table-cell>
          <table:table-cell office:value-type="percentage" office:value="0.79">
            <text:p>79%</text:p>
          </table:table-cell>
          <table:table-cell office:value-type="percentage" office:value="0.78">
            <text:p>78%</text:p>
          </table:table-cell>
        </table:table-row>
        <table:table-row table:style-name="ro3">
          <table:table-cell office:value-type="string">
            <text:p>X5650</text:p>
          </table:table-cell>
          <table:table-cell office:value-type="percentage" office:value="0.5">
            <text:p>50%</text:p>
          </table:table-cell>
          <table:table-cell office:value-type="percentage" office:value="0.51">
            <text:p>51%</text:p>
          </table:table-cell>
          <table:table-cell office:value-type="percentage" office:value="0.6">
            <text:p>60%</text:p>
          </table:table-cell>
          <table:table-cell office:value-type="percentage" office:value="0.66">
            <text:p>66%</text:p>
          </table:table-cell>
          <table:table-cell office:value-type="percentage" office:value="0.71">
            <text:p>71%</text:p>
          </table:table-cell>
          <table:table-cell office:value-type="percentage" office:value="0.7">
            <text:p>70%</text:p>
          </table:table-cell>
        </table:table-row>
        <table:table-row table:style-name="ro1">
          <table:table-cell table:style-name="Default" table:number-columns-repeated="7"/>
        </table:table-row>
        <table:table-row table:style-name="ro3">
          <table:table-cell table:style-name="Default"/>
          <table:table-cell table:style-name="ce3" office:value-type="float" office:value="128">
            <text:p>128</text:p>
          </table:table-cell>
          <table:table-cell table:style-name="ce3" office:value-type="float" office:value="256">
            <text:p>256</text:p>
          </table:table-cell>
          <table:table-cell table:style-name="ce3" office:value-type="float" office:value="512">
            <text:p>512</text:p>
          </table:table-cell>
          <table:table-cell table:style-name="ce3" office:value-type="float" office:value="1024">
            <text:p>1024</text:p>
          </table:table-cell>
          <table:table-cell table:style-name="ce3" office:value-type="float" office:value="2048">
            <text:p>2048</text:p>
          </table:table-cell>
          <table:table-cell table:style-name="ce3" office:value-type="float" office:value="4096">
            <text:p>4096</text:p>
          </table:table-cell>
        </table:table-row>
        <table:table-row table:style-name="ro3">
          <table:table-cell office:value-type="string">
            <text:p>C1060</text:p>
          </table:table-cell>
          <table:table-cell table:number-columns-repeated="6"/>
        </table:table-row>
        <table:table-row table:style-name="ro3">
          <table:table-cell office:value-type="string">
            <text:p>C2050</text:p>
          </table:table-cell>
          <table:table-cell office:value-type="percentage" office:value="0.93">
            <text:p>93%</text:p>
          </table:table-cell>
          <table:table-cell table:number-columns-repeated="2" office:value-type="percentage" office:value="0.94">
            <text:p>94%</text:p>
          </table:table-cell>
          <table:table-cell office:value-type="percentage" office:value="0.93">
            <text:p>93%</text:p>
          </table:table-cell>
          <table:table-cell office:value-type="percentage" office:value="0.92">
            <text:p>92%</text:p>
          </table:table-cell>
          <table:table-cell office:value-type="percentage" office:value="0.91">
            <text:p>91%</text:p>
          </table:table-cell>
        </table:table-row>
        <table:table-row table:style-name="ro3">
          <table:table-cell office:value-type="string">
            <text:p>K20m</text:p>
          </table:table-cell>
          <table:table-cell office:value-type="percentage" office:value="0.9">
            <text:p>90%</text:p>
          </table:table-cell>
          <table:table-cell table:number-columns-repeated="2" office:value-type="percentage" office:value="0.91">
            <text:p>91%</text:p>
          </table:table-cell>
          <table:table-cell office:value-type="percentage" office:value="0.9">
            <text:p>90%</text:p>
          </table:table-cell>
          <table:table-cell office:value-type="percentage" office:value="0.89">
            <text:p>89%</text:p>
          </table:table-cell>
          <table:table-cell office:value-type="percentage" office:value="0.88">
            <text:p>88%</text:p>
          </table:table-cell>
        </table:table-row>
        <table:table-row table:style-name="ro3">
          <table:table-cell office:value-type="string">
            <text:p>HD7970</text:p>
          </table:table-cell>
          <table:table-cell office:value-type="percentage" office:value="0.55">
            <text:p>55%</text:p>
          </table:table-cell>
          <table:table-cell office:value-type="percentage" office:value="0.63">
            <text:p>63%</text:p>
          </table:table-cell>
          <table:table-cell table:number-columns-repeated="2" office:value-type="percentage" office:value="0.69">
            <text:p>69%</text:p>
          </table:table-cell>
          <table:table-cell office:value-type="percentage" office:value="0.75">
            <text:p>75%</text:p>
          </table:table-cell>
          <table:table-cell office:value-type="percentage" office:value="0.66">
            <text:p>66%</text:p>
          </table:table-cell>
        </table:table-row>
        <table:table-row table:style-name="ro3">
          <table:table-cell office:value-type="string">
            <text:p>Phi-5110P</text:p>
          </table:table-cell>
          <table:table-cell office:value-type="percentage" office:value="0.7">
            <text:p>70%</text:p>
          </table:table-cell>
          <table:table-cell office:value-type="percentage" office:value="0.79">
            <text:p>79%</text:p>
          </table:table-cell>
          <table:table-cell office:value-type="percentage" office:value="0.8">
            <text:p>80%</text:p>
          </table:table-cell>
          <table:table-cell office:value-type="percentage" office:value="0.73">
            <text:p>73%</text:p>
          </table:table-cell>
          <table:table-cell office:value-type="percentage" office:value="0.75">
            <text:p>75%</text:p>
          </table:table-cell>
          <table:table-cell office:value-type="percentage" office:value="0.8">
            <text:p>80%</text:p>
          </table:table-cell>
        </table:table-row>
        <table:table-row table:style-name="ro3">
          <table:table-cell office:value-type="string">
            <text:p>E5-2620</text:p>
          </table:table-cell>
          <table:table-cell office:value-type="percentage" office:value="0.63">
            <text:p>63%</text:p>
          </table:table-cell>
          <table:table-cell office:value-type="percentage" office:value="0.76">
            <text:p>76%</text:p>
          </table:table-cell>
          <table:table-cell table:number-columns-repeated="2" office:value-type="percentage" office:value="0.77">
            <text:p>77%</text:p>
          </table:table-cell>
          <table:table-cell table:number-columns-repeated="2" office:value-type="percentage" office:value="0.78">
            <text:p>78%</text:p>
          </table:table-cell>
        </table:table-row>
        <table:table-row table:style-name="ro3">
          <table:table-cell office:value-type="string">
            <text:p>X5650</text:p>
          </table:table-cell>
          <table:table-cell office:value-type="percentage" office:value="0.6">
            <text:p>60%</text:p>
          </table:table-cell>
          <table:table-cell office:value-type="percentage" office:value="0.65">
            <text:p>65%</text:p>
          </table:table-cell>
          <table:table-cell office:value-type="percentage" office:value="0.71">
            <text:p>71%</text:p>
          </table:table-cell>
          <table:table-cell office:value-type="percentage" office:value="0.66">
            <text:p>66%</text:p>
          </table:table-cell>
          <table:table-cell office:value-type="percentage" office:value="0.75">
            <text:p>75%</text:p>
          </table:table-cell>
          <table:table-cell office:value-type="percentage" office:value="0.6">
            <text:p>60%</text:p>
          </table:table-cell>
        </table:table-row>
        <table:table-row table:style-name="ro1">
          <table:table-cell table:style-name="Default" table:number-columns-repeated="7"/>
        </table:table-row>
        <table:table-row table:style-name="ro3">
          <table:table-cell table:style-name="Default"/>
          <table:table-cell table:style-name="ce3" office:value-type="float" office:value="128">
            <text:p>128</text:p>
          </table:table-cell>
          <table:table-cell table:style-name="ce3" office:value-type="float" office:value="256">
            <text:p>256</text:p>
          </table:table-cell>
          <table:table-cell table:style-name="ce3" office:value-type="float" office:value="512">
            <text:p>512</text:p>
          </table:table-cell>
          <table:table-cell table:style-name="ce3" office:value-type="float" office:value="1024">
            <text:p>1024</text:p>
          </table:table-cell>
          <table:table-cell table:style-name="ce3" office:value-type="float" office:value="2048">
            <text:p>2048</text:p>
          </table:table-cell>
          <table:table-cell table:style-name="ce3" office:value-type="float" office:value="4096">
            <text:p>4096</text:p>
          </table:table-cell>
        </table:table-row>
        <table:table-row table:style-name="ro3">
          <table:table-cell office:value-type="string">
            <text:p>C1060</text:p>
          </table:table-cell>
          <table:table-cell office:value-type="percentage" office:value="0.9">
            <text:p>90%</text:p>
          </table:table-cell>
          <table:table-cell office:value-type="percentage" office:value="0.95">
            <text:p>95%</text:p>
          </table:table-cell>
          <table:table-cell office:value-type="percentage" office:value="0.94">
            <text:p>94%</text:p>
          </table:table-cell>
          <table:table-cell office:value-type="percentage" office:value="0.93">
            <text:p>93%</text:p>
          </table:table-cell>
          <table:table-cell office:value-type="percentage" office:value="0.92">
            <text:p>92%</text:p>
          </table:table-cell>
          <table:table-cell office:value-type="percentage" office:value="0.93">
            <text:p>93%</text:p>
          </table:table-cell>
        </table:table-row>
        <table:table-row table:style-name="ro3">
          <table:table-cell office:value-type="string">
            <text:p>C2050</text:p>
          </table:table-cell>
          <table:table-cell office:value-type="percentage" office:value="0.93">
            <text:p>93%</text:p>
          </table:table-cell>
          <table:table-cell table:number-columns-repeated="2" office:value-type="percentage" office:value="0.94">
            <text:p>94%</text:p>
          </table:table-cell>
          <table:table-cell office:value-type="percentage" office:value="0.93">
            <text:p>93%</text:p>
          </table:table-cell>
          <table:table-cell office:value-type="percentage" office:value="0.92">
            <text:p>92%</text:p>
          </table:table-cell>
          <table:table-cell office:value-type="percentage" office:value="0.91">
            <text:p>91%</text:p>
          </table:table-cell>
        </table:table-row>
        <table:table-row table:style-name="ro3">
          <table:table-cell office:value-type="string">
            <text:p>K20m</text:p>
          </table:table-cell>
          <table:table-cell office:value-type="percentage" office:value="0.9">
            <text:p>90%</text:p>
          </table:table-cell>
          <table:table-cell table:number-columns-repeated="2" office:value-type="percentage" office:value="0.91">
            <text:p>91%</text:p>
          </table:table-cell>
          <table:table-cell office:value-type="percentage" office:value="0.9">
            <text:p>90%</text:p>
          </table:table-cell>
          <table:table-cell office:value-type="percentage" office:value="0.89">
            <text:p>89%</text:p>
          </table:table-cell>
          <table:table-cell office:value-type="percentage" office:value="0.88">
            <text:p>88%</text:p>
          </table:table-cell>
        </table:table-row>
        <table:table-row table:style-name="ro3">
          <table:table-cell office:value-type="string">
            <text:p>HD7970</text:p>
          </table:table-cell>
          <table:table-cell office:value-type="percentage" office:value="0.55">
            <text:p>55%</text:p>
          </table:table-cell>
          <table:table-cell office:value-type="percentage" office:value="0.63">
            <text:p>63%</text:p>
          </table:table-cell>
          <table:table-cell table:number-columns-repeated="2" office:value-type="percentage" office:value="0.69">
            <text:p>69%</text:p>
          </table:table-cell>
          <table:table-cell office:value-type="percentage" office:value="0.75">
            <text:p>75%</text:p>
          </table:table-cell>
          <table:table-cell office:value-type="percentage" office:value="0.66">
            <text:p>66%</text:p>
          </table:table-cell>
        </table:table-row>
        <table:table-row table:style-name="ro3">
          <table:table-cell office:value-type="string">
            <text:p>Phi-5110P</text:p>
          </table:table-cell>
          <table:table-cell office:value-type="percentage" office:value="0.74">
            <text:p>74%</text:p>
          </table:table-cell>
          <table:table-cell office:value-type="percentage" office:value="0.8">
            <text:p>80%</text:p>
          </table:table-cell>
          <table:table-cell office:value-type="percentage" office:value="0.81">
            <text:p>81%</text:p>
          </table:table-cell>
          <table:table-cell office:value-type="percentage" office:value="0.77">
            <text:p>77%</text:p>
          </table:table-cell>
          <table:table-cell office:value-type="percentage" office:value="0.79">
            <text:p>79%</text:p>
          </table:table-cell>
          <table:table-cell office:value-type="percentage" office:value="0.83">
            <text:p>83%</text:p>
          </table:table-cell>
        </table:table-row>
        <table:table-row table:style-name="ro3">
          <table:table-cell office:value-type="string">
            <text:p>E5-2620</text:p>
          </table:table-cell>
          <table:table-cell office:value-type="percentage" office:value="0.61">
            <text:p>61%</text:p>
          </table:table-cell>
          <table:table-cell office:value-type="percentage" office:value="0.73">
            <text:p>73%</text:p>
          </table:table-cell>
          <table:table-cell office:value-type="percentage" office:value="0.78">
            <text:p>78%</text:p>
          </table:table-cell>
          <table:table-cell office:value-type="percentage" office:value="0.8">
            <text:p>80%</text:p>
          </table:table-cell>
          <table:table-cell office:value-type="percentage" office:value="0.81">
            <text:p>81%</text:p>
          </table:table-cell>
          <table:table-cell office:value-type="percentage" office:value="0.8">
            <text:p>80%</text:p>
          </table:table-cell>
        </table:table-row>
        <table:table-row table:style-name="ro3">
          <table:table-cell office:value-type="string">
            <text:p>X5650</text:p>
          </table:table-cell>
          <table:table-cell office:value-type="percentage" office:value="0.65">
            <text:p>65%</text:p>
          </table:table-cell>
          <table:table-cell office:value-type="percentage" office:value="0.68">
            <text:p>68%</text:p>
          </table:table-cell>
          <table:table-cell office:value-type="percentage" office:value="0.72">
            <text:p>72%</text:p>
          </table:table-cell>
          <table:table-cell office:value-type="percentage" office:value="0.7">
            <text:p>70%</text:p>
          </table:table-cell>
          <table:table-cell office:value-type="percentage" office:value="0.73">
            <text:p>73%</text:p>
          </table:table-cell>
          <table:table-cell office:value-type="percentage" office:value="0.65">
            <text:p>65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">
      <number:number number:decimal-places="2" number:min-integer-digits="1"/>
      <number:text> </number:text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number-style style:name="N5141" number:language="en" number:country="US">
      <number:scientific-number number:decimal-places="5" number:min-integer-digits="1" number:min-exponent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bine </meta:initial-creator>
    <meta:creation-date>2012-09-26T16:25:15</meta:creation-date>
    <dc:date>2013-12-24T15:49:24</dc:date>
    <dc:creator>jianbin </dc:creator>
    <meta:editing-duration>P12DT13H30M34S</meta:editing-duration>
    <meta:editing-cycles>832</meta:editing-cycles>
    <meta:generator>LibreOffice/3.5$Linux_X86_64 LibreOffice_project/350m1$Build-2</meta:generator>
    <meta:document-statistic meta:table-count="14" meta:cell-count="13166" meta:object-count="0"/>
  </office:meta>
</office:document-meta>
</file>